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automatic-styles>
    <style:style style:name="co6" style:family="table-column">
      <style:table-column-properties fo:break-before="auto" style:column-width="2.258cm"/>
    </style:style>
    <style:style style:name="co8" style:family="table-column">
      <style:table-column-properties fo:break-before="auto" style:column-width="2.958cm"/>
    </style:style>
    <style:style style:name="co9" style:family="table-column">
      <style:table-column-properties fo:break-before="auto" style:column-width="2.902cm"/>
    </style:style>
    <style:style style:name="co10" style:family="table-column">
      <style:table-column-properties fo:break-before="auto" style:column-width="5.777cm"/>
    </style:style>
    <style:style style:name="co11" style:family="table-column">
      <style:table-column-properties fo:break-before="auto" style:column-width="10.172cm"/>
    </style:style>
    <style:style style:name="co12" style:family="table-column">
      <style:table-column-properties fo:break-before="auto" style:column-width="7.9cm"/>
    </style:style>
    <style:style style:name="co7" style:family="table-column">
      <style:table-column-properties fo:break-before="auto" style:column-width="2.542cm"/>
    </style:style>
    <style:style style:name="co13" style:family="table-column">
      <style:table-column-properties fo:break-before="auto" style:column-width="3.207cm"/>
    </style:style>
    <style:style style:name="co14" style:family="table-column">
      <style:table-column-properties fo:break-before="auto" style:column-width="4.9cm"/>
    </style:style>
    <style:style style:name="co15" style:family="table-column">
      <style:table-column-properties fo:break-before="auto" style:column-width="11.007cm"/>
    </style:style>
    <style:style style:name="co16" style:family="table-column">
      <style:table-column-properties fo:break-before="auto" style:column-width="2.036cm"/>
    </style:style>
    <style:style style:name="co2" style:family="table-column">
      <style:table-column-properties fo:break-before="auto" style:column-width="3.468cm"/>
    </style:style>
    <style:style style:name="co17" style:family="table-column">
      <style:table-column-properties fo:break-before="auto" style:column-width="2.362cm"/>
    </style:style>
    <style:style style:name="co18" style:family="table-column">
      <style:table-column-properties fo:break-before="auto" style:column-width="4.479cm"/>
    </style:style>
    <style:style style:name="co19" style:family="table-column">
      <style:table-column-properties fo:break-before="auto" style:column-width="7.036cm"/>
    </style:style>
    <style:style style:name="co20" style:family="table-column">
      <style:table-column-properties fo:break-before="auto" style:column-width="2.505cm"/>
    </style:style>
    <style:style style:name="co1" style:family="table-column">
      <style:table-column-properties fo:break-before="auto" style:column-width="3.567cm"/>
    </style:style>
    <style:style style:name="co21" style:family="table-column">
      <style:table-column-properties fo:break-before="auto" style:column-width="2.97cm"/>
    </style:style>
    <style:style style:name="co22" style:family="table-column">
      <style:table-column-properties fo:break-before="auto" style:column-width="3.893cm"/>
    </style:style>
    <style:style style:name="co23" style:family="table-column">
      <style:table-column-properties fo:break-before="auto" style:column-width="7.74cm"/>
    </style:style>
    <style:style style:name="co24" style:family="table-column">
      <style:table-column-properties fo:break-before="auto" style:column-width="2.26cm"/>
    </style:style>
    <style:style style:name="co25" style:family="table-column">
      <style:table-column-properties fo:break-before="auto" style:column-width="4.173cm"/>
    </style:style>
    <style:style style:name="co26" style:family="table-column">
      <style:table-column-properties fo:break-before="auto" style:column-width="6.819cm"/>
    </style:style>
    <style:style style:name="co27" style:family="table-column">
      <style:table-column-properties fo:break-before="auto" style:column-width="2.681cm"/>
    </style:style>
    <style:style style:name="co28" style:family="table-column">
      <style:table-column-properties fo:break-before="auto" style:column-width="11.472cm"/>
    </style:style>
    <style:style style:name="co29" style:family="table-column">
      <style:table-column-properties fo:break-before="auto" style:column-width="5.39cm"/>
    </style:style>
    <style:style style:name="co30" style:family="table-column">
      <style:table-column-properties fo:break-before="auto" style:column-width="5.805cm"/>
    </style:style>
    <style:style style:name="co31" style:family="table-column">
      <style:table-column-properties fo:break-before="auto" style:column-width="1.799cm"/>
    </style:style>
    <style:style style:name="co32" style:family="table-column">
      <style:table-column-properties fo:break-before="auto" style:column-width="4.748cm"/>
    </style:style>
    <style:style style:name="co33" style:family="table-column">
      <style:table-column-properties fo:break-before="auto" style:column-width="4.648cm"/>
    </style:style>
    <style:style style:name="co34" style:family="table-column">
      <style:table-column-properties fo:break-before="auto" style:column-width="4.644cm"/>
    </style:style>
    <style:style style:name="co35" style:family="table-column">
      <style:table-column-properties fo:break-before="auto" style:column-width="5.278cm"/>
    </style:style>
    <style:style style:name="co36" style:family="table-column">
      <style:table-column-properties fo:break-before="auto" style:column-width="4.875cm"/>
    </style:style>
    <style:style style:name="co37" style:family="table-column">
      <style:table-column-properties fo:break-before="auto" style:column-width="4.422cm"/>
    </style:style>
    <style:style style:name="co38" style:family="table-column">
      <style:table-column-properties fo:break-before="auto" style:column-width="4.778cm"/>
    </style:style>
    <style:style style:name="co39" style:family="table-column">
      <style:table-column-properties fo:break-before="auto" style:column-width="4.434cm"/>
    </style:style>
    <style:style style:name="co40" style:family="table-column">
      <style:table-column-properties fo:break-before="auto" style:column-width="4.808cm"/>
    </style:style>
    <style:style style:name="co41" style:family="table-column">
      <style:table-column-properties fo:break-before="auto" style:column-width="4.274cm"/>
    </style:style>
    <style:style style:name="co42" style:family="table-column">
      <style:table-column-properties fo:break-before="auto" style:column-width="4.763cm"/>
    </style:style>
    <style:style style:name="co43" style:family="table-column">
      <style:table-column-properties fo:break-before="auto" style:column-width="5.72cm"/>
    </style:style>
    <style:style style:name="co44" style:family="table-column">
      <style:table-column-properties fo:break-before="auto" style:column-width="5.106cm"/>
    </style:style>
    <style:style style:name="co45" style:family="table-column">
      <style:table-column-properties fo:break-before="auto" style:column-width="4.507cm"/>
    </style:style>
    <style:style style:name="co46" style:family="table-column">
      <style:table-column-properties fo:break-before="auto" style:column-width="4.06cm"/>
    </style:style>
    <style:style style:name="co47" style:family="table-column">
      <style:table-column-properties fo:break-before="auto" style:column-width="5.607cm"/>
    </style:style>
    <style:style style:name="co48" style:family="table-column">
      <style:table-column-properties fo:break-before="auto" style:column-width="4.38cm"/>
    </style:style>
    <style:style style:name="co49" style:family="table-column">
      <style:table-column-properties fo:break-before="auto" style:column-width="6.145cm"/>
    </style:style>
    <style:style style:name="co50" style:family="table-column">
      <style:table-column-properties fo:break-before="auto" style:column-width="4.741cm"/>
    </style:style>
    <style:style style:name="co51" style:family="table-column">
      <style:table-column-properties fo:break-before="auto" style:column-width="6.082cm"/>
    </style:style>
    <style:style style:name="co52" style:family="table-column">
      <style:table-column-properties fo:break-before="auto" style:column-width="4.805cm"/>
    </style:style>
    <style:style style:name="co53" style:family="table-column">
      <style:table-column-properties fo:break-before="auto" style:column-width="5.592cm"/>
    </style:style>
    <style:style style:name="co54" style:family="table-column">
      <style:table-column-properties fo:break-before="auto" style:column-width="4.72cm"/>
    </style:style>
    <style:style style:name="co55" style:family="table-column">
      <style:table-column-properties fo:break-before="auto" style:column-width="5.641cm"/>
    </style:style>
    <style:style style:name="co56" style:family="table-column">
      <style:table-column-properties fo:break-before="auto" style:column-width="5.422cm"/>
    </style:style>
    <style:style style:name="co57" style:family="table-column">
      <style:table-column-properties fo:break-before="auto" style:column-width="6.131cm"/>
    </style:style>
    <style:style style:name="co58" style:family="table-column">
      <style:table-column-properties fo:break-before="auto" style:column-width="5.401cm"/>
    </style:style>
    <style:style style:name="co59" style:family="table-column">
      <style:table-column-properties fo:break-before="auto" style:column-width="5.955cm"/>
    </style:style>
    <style:style style:name="co60" style:family="table-column">
      <style:table-column-properties fo:break-before="auto" style:column-width="5.202cm"/>
    </style:style>
    <style:style style:name="co61" style:family="table-column">
      <style:table-column-properties fo:break-before="auto" style:column-width="4.572cm"/>
    </style:style>
    <style:style style:name="co62" style:family="table-column">
      <style:table-column-properties fo:break-before="auto" style:column-width="4.699cm"/>
    </style:style>
    <style:style style:name="co63" style:family="table-column">
      <style:table-column-properties fo:break-before="auto" style:column-width="4.066cm"/>
    </style:style>
    <style:style style:name="co64" style:family="table-column">
      <style:table-column-properties fo:break-before="auto" style:column-width="3.711cm"/>
    </style:style>
    <style:style style:name="co65" style:family="table-column">
      <style:table-column-properties fo:break-before="auto" style:column-width="3.694cm"/>
    </style:style>
    <style:style style:name="co66" style:family="table-column">
      <style:table-column-properties fo:break-before="auto" style:column-width="5.653cm"/>
    </style:style>
    <style:style style:name="co67" style:family="table-column">
      <style:table-column-properties fo:break-before="auto" style:column-width="4.868cm"/>
    </style:style>
    <style:style style:name="co68" style:family="table-column">
      <style:table-column-properties fo:break-before="auto" style:column-width="5.313cm"/>
    </style:style>
    <style:style style:name="co69" style:family="table-column">
      <style:table-column-properties fo:break-before="auto" style:column-width="5.881cm"/>
    </style:style>
    <style:style style:name="co70" style:family="table-column">
      <style:table-column-properties fo:break-before="auto" style:column-width="5.302cm"/>
    </style:style>
    <style:style style:name="co71" style:family="table-column">
      <style:table-column-properties fo:break-before="auto" style:column-width="5.503cm"/>
    </style:style>
    <style:style style:name="co72" style:family="table-column">
      <style:table-column-properties fo:break-before="auto" style:column-width="5.847cm"/>
    </style:style>
    <style:style style:name="co73" style:family="table-column">
      <style:table-column-properties fo:break-before="auto" style:column-width="4.865cm"/>
    </style:style>
    <style:style style:name="co74" style:family="table-column">
      <style:table-column-properties fo:break-before="auto" style:column-width="4.948cm"/>
    </style:style>
    <style:style style:name="co75" style:family="table-column">
      <style:table-column-properties fo:break-before="auto" style:column-width="4.928cm"/>
    </style:style>
    <style:style style:name="co76" style:family="table-column">
      <style:table-column-properties fo:break-before="auto" style:column-width="5.473cm"/>
    </style:style>
    <style:style style:name="co77" style:family="table-column">
      <style:table-column-properties fo:break-before="auto" style:column-width="4.754cm"/>
    </style:style>
    <style:style style:name="co78" style:family="table-column">
      <style:table-column-properties fo:break-before="auto" style:column-width="4.588cm"/>
    </style:style>
    <style:style style:name="co79" style:family="table-column">
      <style:table-column-properties fo:break-before="auto" style:column-width="4.837cm"/>
    </style:style>
    <style:style style:name="co80" style:family="table-column">
      <style:table-column-properties fo:break-before="auto" style:column-width="6.191cm"/>
    </style:style>
    <style:style style:name="co81" style:family="table-column">
      <style:table-column-properties fo:break-before="auto" style:column-width="4.893cm"/>
    </style:style>
    <style:style style:name="co82" style:family="table-column">
      <style:table-column-properties fo:break-before="auto" style:column-width="4.396cm"/>
    </style:style>
    <style:style style:name="co83" style:family="table-column">
      <style:table-column-properties fo:break-before="auto" style:column-width="4.45cm"/>
    </style:style>
    <style:style style:name="co84" style:family="table-column">
      <style:table-column-properties fo:break-before="auto" style:column-width="4.364cm"/>
    </style:style>
    <style:style style:name="co85" style:family="table-column">
      <style:table-column-properties fo:break-before="auto" style:column-width="5.445cm"/>
    </style:style>
    <style:style style:name="co86" style:family="table-column">
      <style:table-column-properties fo:break-before="auto" style:column-width="4.505cm"/>
    </style:style>
    <style:style style:name="co87" style:family="table-column">
      <style:table-column-properties fo:break-before="auto" style:column-width="4.147cm"/>
    </style:style>
    <style:style style:name="co88" style:family="table-column">
      <style:table-column-properties fo:break-before="auto" style:column-width="4.533cm"/>
    </style:style>
    <style:style style:name="co89" style:family="table-column">
      <style:table-column-properties fo:break-before="auto" style:column-width="4.6cm"/>
    </style:style>
    <style:style style:name="co90" style:family="table-column">
      <style:table-column-properties fo:break-before="auto" style:column-width="5.168cm"/>
    </style:style>
    <style:style style:name="co91" style:family="table-column">
      <style:table-column-properties fo:break-before="auto" style:column-width="5.114cm"/>
    </style:style>
    <style:style style:name="co92" style:family="table-column">
      <style:table-column-properties fo:break-before="auto" style:column-width="4.81cm"/>
    </style:style>
    <style:style style:name="co93" style:family="table-column">
      <style:table-column-properties fo:break-before="auto" style:column-width="5.031cm"/>
    </style:style>
    <style:style style:name="co94" style:family="table-column">
      <style:table-column-properties fo:break-before="auto" style:column-width="4.782cm"/>
    </style:style>
    <style:style style:name="co95" style:family="table-column">
      <style:table-column-properties fo:break-before="auto" style:column-width="4.727cm"/>
    </style:style>
    <style:style style:name="co96" style:family="table-column">
      <style:table-column-properties fo:break-before="auto" style:column-width="4.919cm"/>
    </style:style>
    <style:style style:name="co97" style:family="table-column">
      <style:table-column-properties fo:break-before="auto" style:column-width="5.362cm"/>
    </style:style>
    <style:style style:name="co98" style:family="table-column">
      <style:table-column-properties fo:break-before="auto" style:column-width="5.417cm"/>
    </style:style>
    <style:style style:name="co99" style:family="table-column">
      <style:table-column-properties fo:break-before="auto" style:column-width="5.142cm"/>
    </style:style>
    <style:style style:name="co100" style:family="table-column">
      <style:table-column-properties fo:break-before="auto" style:column-width="4.671cm"/>
    </style:style>
    <style:style style:name="co101" style:family="table-column">
      <style:table-column-properties fo:break-before="auto" style:column-width="4.339cm"/>
    </style:style>
    <style:style style:name="co102" style:family="table-column">
      <style:table-column-properties fo:break-before="auto" style:column-width="4.63cm"/>
    </style:style>
    <style:style style:name="co103" style:family="table-column">
      <style:table-column-properties fo:break-before="auto" style:column-width="4.284cm"/>
    </style:style>
    <style:style style:name="co104" style:family="table-column">
      <style:table-column-properties fo:break-before="auto" style:column-width="4.304cm"/>
    </style:style>
    <style:style style:name="co105" style:family="table-column">
      <style:table-column-properties fo:break-before="auto" style:column-width="6.294cm"/>
    </style:style>
    <style:style style:name="co106" style:family="table-column">
      <style:table-column-properties fo:break-before="auto" style:column-width="3.295cm"/>
    </style:style>
    <style:style style:name="co107" style:family="table-column">
      <style:table-column-properties fo:break-before="auto" style:column-width="3.829cm"/>
    </style:style>
    <style:style style:name="co108" style:family="table-column">
      <style:table-column-properties fo:break-before="auto" style:column-width="5.433cm"/>
    </style:style>
    <style:style style:name="co109" style:family="table-column">
      <style:table-column-properties fo:break-before="auto" style:column-width="2.79cm"/>
    </style:style>
    <style:style style:name="co110" style:family="table-column">
      <style:table-column-properties fo:break-before="auto" style:column-width="3.177cm"/>
    </style:style>
    <style:style style:name="co111" style:family="table-column">
      <style:table-column-properties fo:break-before="auto" style:column-width="5.255cm"/>
    </style:style>
    <style:style style:name="co112" style:family="table-column">
      <style:table-column-properties fo:break-before="auto" style:column-width="5.017cm"/>
    </style:style>
    <style:style style:name="co113" style:family="table-column">
      <style:table-column-properties fo:break-before="auto" style:column-width="4.008cm"/>
    </style:style>
    <style:style style:name="co114" style:family="table-column">
      <style:table-column-properties fo:break-before="auto" style:column-width="4.512cm"/>
    </style:style>
    <style:style style:name="co115" style:family="table-column">
      <style:table-column-properties fo:break-before="auto" style:column-width="3.235cm"/>
    </style:style>
    <style:style style:name="co116" style:family="table-column">
      <style:table-column-properties fo:break-before="auto" style:column-width="2.969cm"/>
    </style:style>
    <style:style style:name="co117" style:family="table-column">
      <style:table-column-properties fo:break-before="auto" style:column-width="3.355cm"/>
    </style:style>
    <style:style style:name="co118" style:family="table-column">
      <style:table-column-properties fo:break-before="auto" style:column-width="4.156cm"/>
    </style:style>
    <style:style style:name="co119" style:family="table-column">
      <style:table-column-properties fo:break-before="auto" style:column-width="4.334cm"/>
    </style:style>
    <style:style style:name="co120" style:family="table-column">
      <style:table-column-properties fo:break-before="auto" style:column-width="2.939cm"/>
    </style:style>
    <style:style style:name="co121" style:family="table-column">
      <style:table-column-properties fo:break-before="auto" style:column-width="4.542cm"/>
    </style:style>
    <style:style style:name="co122" style:family="table-column">
      <style:table-column-properties fo:break-before="auto" style:column-width="3.859cm"/>
    </style:style>
    <style:style style:name="co123" style:family="table-column">
      <style:table-column-properties fo:break-before="auto" style:column-width="3.888cm"/>
    </style:style>
    <style:style style:name="co124" style:family="table-column">
      <style:table-column-properties fo:break-before="auto" style:column-width="3.473cm"/>
    </style:style>
    <style:style style:name="co125" style:family="table-column">
      <style:table-column-properties fo:break-before="auto" style:column-width="3.621cm"/>
    </style:style>
    <style:style style:name="co126" style:family="table-column">
      <style:table-column-properties fo:break-before="auto" style:column-width="4.126cm"/>
    </style:style>
    <style:style style:name="co127" style:family="table-column">
      <style:table-column-properties fo:break-before="auto" style:column-width="3.681cm"/>
    </style:style>
    <style:style style:name="co128" style:family="table-column">
      <style:table-column-properties fo:break-before="auto" style:column-width="2.999cm"/>
    </style:style>
    <style:style style:name="co129" style:family="table-column">
      <style:table-column-properties fo:break-before="auto" style:column-width="3.383cm"/>
    </style:style>
    <style:style style:name="co130" style:family="table-column">
      <style:table-column-properties fo:break-before="auto" style:column-width="4.096cm"/>
    </style:style>
    <style:style style:name="co131" style:family="table-column">
      <style:table-column-properties fo:break-before="auto" style:column-width="4.452cm"/>
    </style:style>
    <style:style style:name="co132" style:family="table-column">
      <style:table-column-properties fo:break-before="auto" style:column-width="3.027cm"/>
    </style:style>
    <style:style style:name="co133" style:family="table-column">
      <style:table-column-properties fo:break-before="auto" style:column-width="2.879cm"/>
    </style:style>
    <style:style style:name="co134" style:family="table-column">
      <style:table-column-properties fo:break-before="auto" style:column-width="3.948cm"/>
    </style:style>
    <style:style style:name="co135" style:family="table-column">
      <style:table-column-properties fo:break-before="auto" style:column-width="3.739cm"/>
    </style:style>
    <style:style style:name="co136" style:family="table-column">
      <style:table-column-properties fo:break-before="auto" style:column-width="3.651cm"/>
    </style:style>
    <style:style style:name="co137" style:family="table-column">
      <style:table-column-properties fo:break-before="auto" style:column-width="5.907cm"/>
    </style:style>
    <style:style style:name="co138" style:family="table-column">
      <style:table-column-properties fo:break-before="auto" style:column-width="4.038cm"/>
    </style:style>
    <style:style style:name="co139" style:family="table-column">
      <style:table-column-properties fo:break-before="auto" style:column-width="3.561cm"/>
    </style:style>
    <style:style style:name="co140" style:family="table-column">
      <style:table-column-properties fo:break-before="auto" style:column-width="4.898cm"/>
    </style:style>
    <style:style style:name="co141" style:family="table-column">
      <style:table-column-properties fo:break-before="auto" style:column-width="3.325cm"/>
    </style:style>
    <style:style style:name="co142" style:family="table-column">
      <style:table-column-properties fo:break-before="auto" style:column-width="3.799cm"/>
    </style:style>
    <style:style style:name="co143" style:family="table-column">
      <style:table-column-properties fo:break-before="auto" style:column-width="3.769cm"/>
    </style:style>
    <style:style style:name="co144" style:family="table-column">
      <style:table-column-properties fo:break-before="auto" style:column-width="3.533cm"/>
    </style:style>
    <style:style style:name="co145" style:family="table-column">
      <style:table-column-properties fo:break-before="auto" style:column-width="4.482cm"/>
    </style:style>
    <style:style style:name="co146" style:family="table-column">
      <style:table-column-properties fo:break-before="auto" style:column-width="7.511cm"/>
    </style:style>
    <style:style style:name="co147" style:family="table-column">
      <style:table-column-properties fo:break-before="auto" style:column-width="3.978cm"/>
    </style:style>
    <style:style style:name="co148" style:family="table-column">
      <style:table-column-properties fo:break-before="auto" style:column-width="3.147cm"/>
    </style:style>
    <style:style style:name="co149" style:family="table-column">
      <style:table-column-properties fo:break-before="auto" style:column-width="4.75cm"/>
    </style:style>
    <style:style style:name="co150" style:family="table-column">
      <style:table-column-properties fo:break-before="auto" style:column-width="4.216cm"/>
    </style:style>
    <style:style style:name="co151" style:family="table-column">
      <style:table-column-properties fo:break-before="auto" style:column-width="3.918cm"/>
    </style:style>
    <style:style style:name="co152" style:family="table-column">
      <style:table-column-properties fo:break-before="auto" style:column-width="5.551cm"/>
    </style:style>
    <style:style style:name="co153" style:family="table-column">
      <style:table-column-properties fo:break-before="auto" style:column-width="5.343cm"/>
    </style:style>
    <style:style style:name="co154" style:family="table-column">
      <style:table-column-properties fo:break-before="auto" style:column-width="5.076cm"/>
    </style:style>
    <style:style style:name="co155" style:family="table-column">
      <style:table-column-properties fo:break-before="auto" style:column-width="6.204cm"/>
    </style:style>
    <style:style style:name="co156" style:family="table-column">
      <style:table-column-properties fo:break-before="auto" style:column-width="4.244cm"/>
    </style:style>
    <style:style style:name="co157" style:family="table-column">
      <style:table-column-properties fo:break-before="auto" style:column-width="7.927cm"/>
    </style:style>
    <style:style style:name="co158" style:family="table-column">
      <style:table-column-properties fo:break-before="auto" style:column-width="7.955cm"/>
    </style:style>
    <style:style style:name="co159" style:family="table-column">
      <style:table-column-properties fo:break-before="auto" style:column-width="6.234cm"/>
    </style:style>
    <style:style style:name="co160" style:family="table-column">
      <style:table-column-properties fo:break-before="auto" style:column-width="6.085cm"/>
    </style:style>
    <style:style style:name="co161" style:family="table-column">
      <style:table-column-properties fo:break-before="auto" style:column-width="6.888cm"/>
    </style:style>
    <style:style style:name="co162" style:family="table-column">
      <style:table-column-properties fo:break-before="auto" style:column-width="3.591cm"/>
    </style:style>
    <style:style style:name="co163" style:family="table-column">
      <style:table-column-properties fo:break-before="auto" style:column-width="4.957cm"/>
    </style:style>
    <style:style style:name="co164" style:family="table-column">
      <style:table-column-properties fo:break-before="auto" style:column-width="5.669cm"/>
    </style:style>
    <style:style style:name="co165" style:family="table-column">
      <style:table-column-properties fo:break-before="auto" style:column-width="5.581cm"/>
    </style:style>
    <style:style style:name="co166" style:family="table-column">
      <style:table-column-properties fo:break-before="auto" style:column-width="2.731cm"/>
    </style:style>
    <style:style style:name="co167" style:family="table-column">
      <style:table-column-properties fo:break-before="auto" style:column-width="5.611cm"/>
    </style:style>
    <style:style style:name="co168" style:family="table-column">
      <style:table-column-properties fo:break-before="auto" style:column-width="3.503cm"/>
    </style:style>
    <style:style style:name="co169" style:family="table-column">
      <style:table-column-properties fo:break-before="auto" style:column-width="4.69cm"/>
    </style:style>
    <style:style style:name="co170" style:family="table-column">
      <style:table-column-properties fo:break-before="auto" style:column-width="4.987cm"/>
    </style:style>
    <style:style style:name="co171" style:family="table-column">
      <style:table-column-properties fo:break-before="auto" style:column-width="7.154cm"/>
    </style:style>
    <style:style style:name="co172" style:family="table-column">
      <style:table-column-properties fo:break-before="auto" style:column-width="6.055cm"/>
    </style:style>
    <style:style style:name="co173" style:family="table-column">
      <style:table-column-properties fo:break-before="auto" style:column-width="5.699cm"/>
    </style:style>
    <style:style style:name="co174" style:family="table-column">
      <style:table-column-properties fo:break-before="auto" style:column-width="5.759cm"/>
    </style:style>
    <style:style style:name="co175" style:family="table-column">
      <style:table-column-properties fo:break-before="auto" style:column-width="3.443cm"/>
    </style:style>
    <style:style style:name="co176" style:family="table-column">
      <style:table-column-properties fo:break-before="auto" style:column-width="7.659cm"/>
    </style:style>
    <style:style style:name="co177" style:family="table-column">
      <style:table-column-properties fo:break-before="auto" style:column-width="3.205cm"/>
    </style:style>
    <style:style style:name="co178" style:family="table-column">
      <style:table-column-properties fo:break-before="auto" style:column-width="3.413cm"/>
    </style:style>
    <style:style style:name="co179" style:family="table-column">
      <style:table-column-properties fo:break-before="auto" style:column-width="3.265cm"/>
    </style:style>
    <style:style style:name="co180" style:family="table-column">
      <style:table-column-properties fo:break-before="auto" style:column-width="5.195cm"/>
    </style:style>
    <style:style style:name="co181" style:family="table-column">
      <style:table-column-properties fo:break-before="auto" style:column-width="6.324cm"/>
    </style:style>
    <style:style style:name="co182" style:family="table-column">
      <style:table-column-properties fo:break-before="auto" style:column-width="3.117cm"/>
    </style:style>
    <style:style style:name="co183" style:family="table-column">
      <style:table-column-properties fo:break-before="auto" style:column-width="4.838cm"/>
    </style:style>
    <style:style style:name="co184" style:family="table-column">
      <style:table-column-properties fo:break-before="auto" style:column-width="4.66cm"/>
    </style:style>
    <style:style style:name="co185" style:family="table-column">
      <style:table-column-properties fo:break-before="auto" style:column-width="5.729cm"/>
    </style:style>
    <style:style style:name="co186" style:family="table-column">
      <style:table-column-properties fo:break-before="auto" style:column-width="5.463cm"/>
    </style:style>
    <style:style style:name="co187" style:family="table-column">
      <style:table-column-properties fo:break-before="auto" style:column-width="7.214cm"/>
    </style:style>
    <style:style style:name="co188" style:family="table-column">
      <style:table-column-properties fo:break-before="auto" style:column-width="6.858cm"/>
    </style:style>
    <style:style style:name="co189" style:family="table-column">
      <style:table-column-properties fo:break-before="auto" style:column-width="5.819cm"/>
    </style:style>
    <style:style style:name="co190" style:family="table-column">
      <style:table-column-properties fo:break-before="auto" style:column-width="8.045cm"/>
    </style:style>
    <style:style style:name="co191" style:family="table-column">
      <style:table-column-properties fo:break-before="auto" style:column-width="6.472cm"/>
    </style:style>
    <style:style style:name="co192" style:family="table-column">
      <style:table-column-properties fo:break-before="auto" style:column-width="5.789cm"/>
    </style:style>
    <style:style style:name="co193" style:family="table-column">
      <style:table-column-properties fo:break-before="auto" style:column-width="5.225cm"/>
    </style:style>
    <style:style style:name="co194" style:family="table-column">
      <style:table-column-properties fo:break-before="auto" style:column-width="3.087cm"/>
    </style:style>
    <style:style style:name="co195" style:family="table-column">
      <style:table-column-properties fo:break-before="auto" style:column-width="5.046cm"/>
    </style:style>
    <style:style style:name="co196" style:family="table-column">
      <style:table-column-properties fo:break-before="auto" style:column-width="5.135cm"/>
    </style:style>
    <style:style style:name="co197" style:family="table-column">
      <style:table-column-properties fo:break-before="auto" style:column-width="3.057cm"/>
    </style:style>
    <style:style style:name="co198" style:family="table-column">
      <style:table-column-properties fo:break-before="auto" style:column-width="4.186cm"/>
    </style:style>
    <style:style style:name="co199" style:family="table-column">
      <style:table-column-properties fo:break-before="auto" style:column-width="2.82cm"/>
    </style:style>
    <style:style style:name="co200" style:family="table-column">
      <style:table-column-properties fo:break-before="auto" style:column-width="2.612cm"/>
    </style:style>
    <style:style style:name="co201" style:family="table-column">
      <style:table-column-properties fo:break-before="auto" style:column-width="2.909cm"/>
    </style:style>
    <style:style style:name="co202" style:family="table-column">
      <style:table-column-properties fo:break-before="auto" style:column-width="2.76cm"/>
    </style:style>
    <style:style style:name="co203" style:family="table-column">
      <style:table-column-properties fo:break-before="auto" style:column-width="2.701cm"/>
    </style:style>
    <style:style style:name="co204" style:family="table-column">
      <style:table-column-properties fo:break-before="auto" style:column-width="4.394cm"/>
    </style:style>
    <style:style style:name="co205" style:family="table-column">
      <style:table-column-properties fo:break-before="auto" style:column-width="3.709cm"/>
    </style:style>
    <style:style style:name="co206" style:family="table-column">
      <style:table-column-properties fo:break-before="auto" style:column-width="5.165cm"/>
    </style:style>
    <style:style style:name="co207" style:family="table-column">
      <style:table-column-properties fo:break-before="auto" style:column-width="5.507cm"/>
    </style:style>
    <style:style style:name="co208" style:family="table-column">
      <style:table-column-properties fo:break-before="auto" style:column-width="5.932cm"/>
    </style:style>
    <style:style style:name="co209" style:family="table-column">
      <style:table-column-properties fo:break-before="auto" style:column-width="5.251cm"/>
    </style:style>
    <style:style style:name="co210" style:family="table-column">
      <style:table-column-properties fo:break-before="auto" style:column-width="5.159cm"/>
    </style:style>
    <style:style style:name="co211" style:family="table-column">
      <style:table-column-properties fo:break-before="auto" style:column-width="5.452cm"/>
    </style:style>
    <style:style style:name="co212" style:family="table-column">
      <style:table-column-properties fo:break-before="auto" style:column-width="4.768cm"/>
    </style:style>
    <style:style style:name="co213" style:family="table-column">
      <style:table-column-properties fo:break-before="auto" style:column-width="4.399cm"/>
    </style:style>
    <style:style style:name="co214" style:family="table-column">
      <style:table-column-properties fo:break-before="auto" style:column-width="4.337cm"/>
    </style:style>
    <style:style style:name="co215" style:family="table-column">
      <style:table-column-properties fo:break-before="auto" style:column-width="4.784cm"/>
    </style:style>
    <style:style style:name="co216" style:family="table-column">
      <style:table-column-properties fo:break-before="auto" style:column-width="5.226cm"/>
    </style:style>
    <style:style style:name="co217" style:family="table-column">
      <style:table-column-properties fo:break-before="auto" style:column-width="3.979cm"/>
    </style:style>
    <style:style style:name="co218" style:family="table-column">
      <style:table-column-properties fo:break-before="auto" style:column-width="5.196cm"/>
    </style:style>
    <style:style style:name="co219" style:family="table-column">
      <style:table-column-properties fo:break-before="auto" style:column-width="5.334cm"/>
    </style:style>
    <style:style style:name="co220" style:family="table-column">
      <style:table-column-properties fo:break-before="auto" style:column-width="5.242cm"/>
    </style:style>
    <style:style style:name="co221" style:family="table-column">
      <style:table-column-properties fo:break-before="auto" style:column-width="6.916cm"/>
    </style:style>
    <style:style style:name="co222" style:family="table-column">
      <style:table-column-properties fo:break-before="auto" style:column-width="4.062cm"/>
    </style:style>
    <style:style style:name="co223" style:family="table-column">
      <style:table-column-properties fo:break-before="auto" style:column-width="4.367cm"/>
    </style:style>
    <style:style style:name="co224" style:family="table-column">
      <style:table-column-properties fo:break-before="auto" style:column-width="5.943cm"/>
    </style:style>
    <style:style style:name="co225" style:family="table-column">
      <style:table-column-properties fo:break-before="auto" style:column-width="4.976cm"/>
    </style:style>
    <style:style style:name="co226" style:family="table-column">
      <style:table-column-properties fo:break-before="auto" style:column-width="5.833cm"/>
    </style:style>
    <style:style style:name="co227" style:family="table-column">
      <style:table-column-properties fo:break-before="auto" style:column-width="4.202cm"/>
    </style:style>
    <style:style style:name="co228" style:family="table-column">
      <style:table-column-properties fo:break-before="auto" style:column-width="3.814cm"/>
    </style:style>
    <style:style style:name="co229" style:family="table-column">
      <style:table-column-properties fo:break-before="auto" style:column-width="4.119cm"/>
    </style:style>
    <style:style style:name="co230" style:family="table-column">
      <style:table-column-properties fo:break-before="auto" style:column-width="4.036cm"/>
    </style:style>
    <style:style style:name="co231" style:family="table-column">
      <style:table-column-properties fo:break-before="auto" style:column-width="4.23cm"/>
    </style:style>
    <style:style style:name="co232" style:family="table-column">
      <style:table-column-properties fo:break-before="auto" style:column-width="3.842cm"/>
    </style:style>
    <style:style style:name="co233" style:family="table-column">
      <style:table-column-properties fo:break-before="auto" style:column-width="4.561cm"/>
    </style:style>
    <style:style style:name="co234" style:family="table-column">
      <style:table-column-properties fo:break-before="auto" style:column-width="4.09cm"/>
    </style:style>
    <style:style style:name="co235" style:family="table-column">
      <style:table-column-properties fo:break-before="auto" style:column-width="7.16cm"/>
    </style:style>
    <style:style style:name="co236" style:family="table-column">
      <style:table-column-properties fo:break-before="auto" style:column-width="4.616cm"/>
    </style:style>
    <style:style style:name="co237" style:family="table-column">
      <style:table-column-properties fo:break-before="auto" style:column-width="6.274cm"/>
    </style:style>
    <style:style style:name="co238" style:family="table-column">
      <style:table-column-properties fo:break-before="auto" style:column-width="6.054cm"/>
    </style:style>
    <style:style style:name="co239" style:family="table-column">
      <style:table-column-properties fo:break-before="auto" style:column-width="3.482cm"/>
    </style:style>
    <style:style style:name="co240" style:family="table-column">
      <style:table-column-properties fo:break-before="auto" style:column-width="5.085cm"/>
    </style:style>
    <style:style style:name="co241" style:family="table-column">
      <style:table-column-properties fo:break-before="auto" style:column-width="8.569cm"/>
    </style:style>
    <style:style style:name="co242" style:family="table-column">
      <style:table-column-properties fo:break-before="auto" style:column-width="6.606cm"/>
    </style:style>
    <style:style style:name="co243" style:family="table-column">
      <style:table-column-properties fo:break-before="auto" style:column-width="5.279cm"/>
    </style:style>
    <style:style style:name="co244" style:family="table-column">
      <style:table-column-properties fo:break-before="auto" style:column-width="7.105cm"/>
    </style:style>
    <style:style style:name="co245" style:family="table-column">
      <style:table-column-properties fo:break-before="auto" style:column-width="6.634cm"/>
    </style:style>
    <style:style style:name="co246" style:family="table-column">
      <style:table-column-properties fo:break-before="auto" style:column-width="7.491cm"/>
    </style:style>
    <style:style style:name="co247" style:family="table-column">
      <style:table-column-properties fo:break-before="auto" style:column-width="6.165cm"/>
    </style:style>
    <style:style style:name="co248" style:family="table-column">
      <style:table-column-properties fo:break-before="auto" style:column-width="7.243cm"/>
    </style:style>
    <style:style style:name="co249" style:family="table-column">
      <style:table-column-properties fo:break-before="auto" style:column-width="3.896cm"/>
    </style:style>
    <style:style style:name="co250" style:family="table-column">
      <style:table-column-properties fo:break-before="auto" style:column-width="3.731cm"/>
    </style:style>
    <style:style style:name="co251" style:family="table-column">
      <style:table-column-properties fo:break-before="auto" style:column-width="3.925cm"/>
    </style:style>
    <style:style style:name="co252" style:family="table-column">
      <style:table-column-properties fo:break-before="auto" style:column-width="4.468cm"/>
    </style:style>
    <style:style style:name="co253" style:family="table-column">
      <style:table-column-properties fo:break-before="auto" style:column-width="4.193cm"/>
    </style:style>
    <style:style style:name="co254" style:family="table-column">
      <style:table-column-properties fo:break-before="auto" style:column-width="3.759cm"/>
    </style:style>
    <style:style style:name="co255" style:family="table-column">
      <style:table-column-properties fo:break-before="auto" style:column-width="5.059cm"/>
    </style:style>
    <style:style style:name="co256" style:family="table-column">
      <style:table-column-properties fo:break-before="auto" style:column-width="5.553cm"/>
    </style:style>
    <style:style style:name="co257" style:family="table-column">
      <style:table-column-properties fo:break-before="auto" style:column-width="5.039cm"/>
    </style:style>
    <style:style style:name="co258" style:family="table-column">
      <style:table-column-properties fo:break-before="auto" style:column-width="5.57cm"/>
    </style:style>
    <style:style style:name="co259" style:family="table-column">
      <style:table-column-properties fo:break-before="auto" style:column-width="4.313cm"/>
    </style:style>
    <style:style style:name="co260" style:family="table-column">
      <style:table-column-properties fo:break-before="auto" style:column-width="3.87cm"/>
    </style:style>
    <style:style style:name="co261" style:family="table-column">
      <style:table-column-properties fo:break-before="auto" style:column-width="5.528cm"/>
    </style:style>
    <style:style style:name="co262" style:family="table-column">
      <style:table-column-properties fo:break-before="auto" style:column-width="5.308cm"/>
    </style:style>
    <style:style style:name="co263" style:family="table-column">
      <style:table-column-properties fo:break-before="auto" style:column-width="5.002cm"/>
    </style:style>
    <style:style style:name="co264" style:family="table-column">
      <style:table-column-properties fo:break-before="auto" style:column-width="3.704cm"/>
    </style:style>
    <style:style style:name="co265" style:family="table-column">
      <style:table-column-properties fo:break-before="auto" style:column-width="5.502cm"/>
    </style:style>
    <style:style style:name="co266" style:family="table-column">
      <style:table-column-properties fo:break-before="auto" style:column-width="5.584cm"/>
    </style:style>
    <style:style style:name="co267" style:family="table-column">
      <style:table-column-properties fo:break-before="auto" style:column-width="3.953cm"/>
    </style:style>
    <style:style style:name="co268" style:family="table-column">
      <style:table-column-properties fo:break-before="auto" style:column-width="4.256cm"/>
    </style:style>
    <style:style style:name="co269" style:family="table-column">
      <style:table-column-properties fo:break-before="auto" style:column-width="3.538cm"/>
    </style:style>
    <style:style style:name="co270" style:family="table-column">
      <style:table-column-properties fo:break-before="auto" style:column-width="3.124cm"/>
    </style:style>
    <style:style style:name="co271" style:family="table-column">
      <style:table-column-properties fo:break-before="auto" style:column-width="3.787cm"/>
    </style:style>
    <style:style style:name="co272" style:family="table-column">
      <style:table-column-properties fo:break-before="auto" style:column-width="3.676cm"/>
    </style:style>
    <style:style style:name="co273" style:family="table-column">
      <style:table-column-properties fo:break-before="auto" style:column-width="7.188cm"/>
    </style:style>
    <style:style style:name="co274" style:family="table-column">
      <style:table-column-properties fo:break-before="auto" style:column-width="5.971cm"/>
    </style:style>
    <style:style style:name="co275" style:family="table-column">
      <style:table-column-properties fo:break-before="auto" style:column-width="3.455cm"/>
    </style:style>
    <style:style style:name="co276" style:family="table-column">
      <style:table-column-properties fo:break-before="auto" style:column-width="5.373cm"/>
    </style:style>
    <style:style style:name="co277" style:family="table-column">
      <style:table-column-properties fo:break-before="auto" style:column-width="3.15cm"/>
    </style:style>
    <style:style style:name="co278" style:family="table-column">
      <style:table-column-properties fo:break-before="auto" style:column-width="3.373cm"/>
    </style:style>
    <style:style style:name="co279" style:family="table-column">
      <style:table-column-properties fo:break-before="auto" style:column-width="3.51cm"/>
    </style:style>
    <style:style style:name="co280" style:family="table-column">
      <style:table-column-properties fo:break-before="auto" style:column-width="7.489cm"/>
    </style:style>
    <style:style style:name="co281" style:family="table-column">
      <style:table-column-properties fo:break-before="auto" style:column-width="5.62cm"/>
    </style:style>
    <style:style style:name="co282" style:family="table-column">
      <style:table-column-properties fo:break-before="auto" style:column-width="5.23cm"/>
    </style:style>
    <style:style style:name="co283" style:family="table-column">
      <style:table-column-properties fo:break-before="auto" style:column-width="5.465cm"/>
    </style:style>
    <style:style style:name="co284" style:family="table-column">
      <style:table-column-properties fo:break-before="auto" style:column-width="6.442cm"/>
    </style:style>
    <style:style style:name="co285" style:family="table-column">
      <style:table-column-properties fo:break-before="auto" style:column-width="4.598cm"/>
    </style:style>
    <style:style style:name="co286" style:family="table-column">
      <style:table-column-properties fo:break-before="auto" style:column-width="6.257cm"/>
    </style:style>
    <style:style style:name="co287" style:family="table-column">
      <style:table-column-properties fo:break-before="auto" style:column-width="5.403cm"/>
    </style:style>
    <style:style style:name="co288" style:family="table-column">
      <style:table-column-properties fo:break-before="auto" style:column-width="5.639cm"/>
    </style:style>
    <style:style style:name="co289" style:family="table-column">
      <style:table-column-properties fo:break-before="auto" style:column-width="5.75cm"/>
    </style:style>
    <style:style style:name="co290" style:family="table-column">
      <style:table-column-properties fo:break-before="auto" style:column-width="6.357cm"/>
    </style:style>
    <style:style style:name="co291" style:family="table-column">
      <style:table-column-properties fo:break-before="auto" style:column-width="6.745cm"/>
    </style:style>
    <style:style style:name="co292" style:family="table-column">
      <style:table-column-properties fo:break-before="auto" style:column-width="6.662cm"/>
    </style:style>
    <style:style style:name="co293" style:family="table-column">
      <style:table-column-properties fo:break-before="auto" style:column-width="5.916cm"/>
    </style:style>
    <style:style style:name="co294" style:family="table-column">
      <style:table-column-properties fo:break-before="auto" style:column-width="5.722cm"/>
    </style:style>
    <style:style style:name="co295" style:family="table-column">
      <style:table-column-properties fo:break-before="auto" style:column-width="6.976cm"/>
    </style:style>
    <style:style style:name="co296" style:family="table-column">
      <style:table-column-properties fo:break-before="auto" style:column-width="6.412cm"/>
    </style:style>
    <style:style style:name="co297" style:family="table-column">
      <style:table-column-properties fo:break-before="auto" style:column-width="6.248cm"/>
    </style:style>
    <style:style style:name="co298" style:family="table-column">
      <style:table-column-properties fo:break-before="auto" style:column-width="5.782cm"/>
    </style:style>
    <style:style style:name="co299" style:family="table-column">
      <style:table-column-properties fo:break-before="auto" style:column-width="5.678cm"/>
    </style:style>
    <style:style style:name="co300" style:family="table-column">
      <style:table-column-properties fo:break-before="auto" style:column-width="5.205cm"/>
    </style:style>
    <style:style style:name="co301" style:family="table-column">
      <style:table-column-properties fo:break-before="auto" style:column-width="4.89cm"/>
    </style:style>
    <style:style style:name="co302" style:family="table-column">
      <style:table-column-properties fo:break-before="auto" style:column-width="4.826cm"/>
    </style:style>
    <style:style style:name="co303" style:family="table-column">
      <style:table-column-properties fo:break-before="auto" style:column-width="5.151cm"/>
    </style:style>
    <style:style style:name="co304" style:family="table-column">
      <style:table-column-properties fo:break-before="auto" style:column-width="4.346cm"/>
    </style:style>
    <style:style style:name="co305" style:family="table-column">
      <style:table-column-properties fo:break-before="auto" style:column-width="6.966cm"/>
    </style:style>
    <style:style style:name="co306" style:family="table-column">
      <style:table-column-properties fo:break-before="auto" style:column-width="7.077cm"/>
    </style:style>
    <style:style style:name="co307" style:family="table-column">
      <style:table-column-properties fo:break-before="auto" style:column-width="3.041cm"/>
    </style:style>
    <style:style style:name="co308" style:family="table-column">
      <style:table-column-properties fo:break-before="auto" style:column-width="6.854cm"/>
    </style:style>
    <style:style style:name="co309" style:family="table-column">
      <style:table-column-properties fo:break-before="auto" style:column-width="6.108cm"/>
    </style:style>
    <style:style style:name="co310" style:family="table-column">
      <style:table-column-properties fo:break-before="auto" style:column-width="6.579cm"/>
    </style:style>
    <style:style style:name="co311" style:family="table-column">
      <style:table-column-properties fo:break-before="auto" style:column-width="5.491cm"/>
    </style:style>
    <style:style style:name="co312" style:family="table-column">
      <style:table-column-properties fo:break-before="auto" style:column-width="6.939cm"/>
    </style:style>
    <style:style style:name="co313" style:family="table-column">
      <style:table-column-properties fo:break-before="auto" style:column-width="6.911cm"/>
    </style:style>
    <style:style style:name="co314" style:family="table-column">
      <style:table-column-properties fo:break-before="auto" style:column-width="2.849cm"/>
    </style:style>
    <style:style style:name="co315" style:family="table-column">
      <style:table-column-properties fo:break-before="auto" style:column-width="3.565cm"/>
    </style:style>
    <style:style style:name="co316" style:family="table-column">
      <style:table-column-properties fo:break-before="auto" style:column-width="3.316cm"/>
    </style:style>
    <style:style style:name="co320" style:family="table-column">
      <style:table-column-properties fo:break-before="auto" style:column-width="2.057cm"/>
    </style:style>
    <style:style style:name="co321" style:family="table-column">
      <style:table-column-properties fo:break-before="auto" style:column-width="2.912cm"/>
    </style:style>
    <style:style style:name="co322" style:family="table-column">
      <style:table-column-properties fo:break-before="auto" style:column-width="2.886cm"/>
    </style:style>
    <style:style style:name="ro6" style:family="table-row">
      <style:table-row-properties style:row-height="0.947cm" fo:break-before="auto" style:use-optimal-row-height="false"/>
    </style:style>
    <style:style style:name="ro7" style:family="table-row">
      <style:table-row-properties style:row-height="1.903cm" fo:break-before="auto" style:use-optimal-row-height="false"/>
    </style:style>
    <style:style style:name="ro8" style:family="table-row">
      <style:table-row-properties style:row-height="1.427cm" fo:break-before="auto" style:use-optimal-row-height="false"/>
    </style:style>
    <style:style style:name="ro9" style:family="table-row">
      <style:table-row-properties style:row-height="1.189cm" fo:break-before="auto" style:use-optimal-row-height="false"/>
    </style:style>
    <style:style style:name="ro10" style:family="table-row">
      <style:table-row-properties style:row-height="3.464cm" fo:break-before="auto" style:use-optimal-row-height="false"/>
    </style:style>
    <style:style style:name="ro11" style:family="table-row">
      <style:table-row-properties style:row-height="1.63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1.842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3.729cm" fo:break-before="auto" style:use-optimal-row-height="false"/>
    </style:style>
    <style:style style:name="ro19" style:family="table-row">
      <style:table-row-properties style:row-height="2.738cm" fo:break-before="auto" style:use-optimal-row-height="true"/>
    </style:style>
    <style:style style:name="ro20" style:family="table-row">
      <style:table-row-properties style:row-height="1.48cm" fo:break-before="auto" style:use-optimal-row-height="false"/>
    </style:style>
    <style:style style:name="ro21" style:family="table-row">
      <style:table-row-properties style:row-height="3.184cm" fo:break-before="auto" style:use-optimal-row-height="true"/>
    </style:style>
    <style:style style:name="ro1" style:family="table-row">
      <style:table-row-properties style:row-height="0.452cm" fo:break-before="auto" style:use-optimal-row-height="true"/>
    </style:style>
    <style:style style:name="ro22" style:family="table-row">
      <style:table-row-properties style:row-height="0.914cm" fo:break-before="auto" style:use-optimal-row-height="false"/>
    </style:style>
    <style:style style:name="ro23" style:family="table-row">
      <style:table-row-properties style:row-height="1.083cm" fo:break-before="auto" style:use-optimal-row-height="false"/>
    </style:style>
    <style:style style:name="ro24" style:family="table-row">
      <style:table-row-properties style:row-height="0.739cm" fo:break-before="auto" style:use-optimal-row-height="false"/>
    </style:style>
    <style:style style:name="ro25" style:family="table-row">
      <style:table-row-properties style:row-height="1.215cm" fo:break-before="auto" style:use-optimal-row-height="false"/>
    </style:style>
    <style:style style:name="ro26" style:family="table-row">
      <style:table-row-properties style:row-height="0.801cm" fo:break-before="auto" style:use-optimal-row-height="false"/>
    </style:style>
    <style:style style:name="ro27" style:family="table-row">
      <style:table-row-properties style:row-height="1.136cm" fo:break-before="auto" style:use-optimal-row-height="false"/>
    </style:style>
    <style:style style:name="ro28" style:family="table-row">
      <style:table-row-properties style:row-height="1.453cm" fo:break-before="auto" style:use-optimal-row-height="false"/>
    </style:style>
    <style:style style:name="ro29" style:family="table-row">
      <style:table-row-properties style:row-height="1.639cm" fo:break-before="auto" style:use-optimal-row-height="false"/>
    </style:style>
    <style:style style:name="ro30" style:family="table-row">
      <style:table-row-properties style:row-height="1.295cm" fo:break-before="auto" style:use-optimal-row-height="false"/>
    </style:style>
    <style:style style:name="ro31" style:family="table-row">
      <style:table-row-properties style:row-height="0.845cm" fo:break-before="auto" style:use-optimal-row-height="false"/>
    </style:style>
    <style:style style:name="ro32" style:family="table-row">
      <style:table-row-properties style:row-height="0.527cm" fo:break-before="auto" style:use-optimal-row-height="false"/>
    </style:style>
    <style:style style:name="ro33" style:family="table-row">
      <style:table-row-properties style:row-height="0.501cm" fo:break-before="auto" style:use-optimal-row-height="false"/>
    </style:style>
    <style:style style:name="ro34" style:family="table-row">
      <style:table-row-properties style:row-height="1.401cm" fo:break-before="auto" style:use-optimal-row-height="false"/>
    </style:style>
    <style:style style:name="ro35" style:family="table-row">
      <style:table-row-properties style:row-height="0.474cm" fo:break-before="auto" style:use-optimal-row-height="false"/>
    </style:style>
    <style:style style:name="ro36" style:family="table-row">
      <style:table-row-properties style:row-height="0.951cm" fo:break-before="auto" style:use-optimal-row-height="false"/>
    </style:style>
    <style:style style:name="ro37" style:family="table-row">
      <style:table-row-properties style:row-height="0.933cm" fo:break-before="auto" style:use-optimal-row-height="false"/>
    </style:style>
    <style:style style:name="ro38" style:family="table-row">
      <style:table-row-properties style:row-height="1.139cm" fo:break-before="auto" style:use-optimal-row-height="false"/>
    </style:style>
    <style:style style:name="ro39" style:family="table-row">
      <style:table-row-properties style:row-height="1.93cm" fo:break-before="auto" style:use-optimal-row-height="false"/>
    </style:style>
    <style:style style:name="ro40" style:family="table-row">
      <style:table-row-properties style:row-height="1.665cm" fo:break-before="auto" style:use-optimal-row-height="false"/>
    </style:style>
    <style:style style:name="ro41" style:family="table-row">
      <style:table-row-properties style:row-height="4.08cm" fo:break-before="auto" style:use-optimal-row-height="true"/>
    </style:style>
    <style:style style:name="ro42" style:family="table-row">
      <style:table-row-properties style:row-height="1.79cm" fo:break-before="auto" style:use-optimal-row-height="false"/>
    </style:style>
    <style:style style:name="ro43" style:family="table-row">
      <style:table-row-properties style:row-height="0.6cm" fo:break-before="auto" style:use-optimal-row-height="false"/>
    </style:style>
    <style:style style:name="ro44" style:family="table-row">
      <style:table-row-properties style:row-height="6.004cm" fo:break-before="auto" style:use-optimal-row-height="false"/>
    </style:style>
    <style:style style:name="ro45" style:family="table-row">
      <style:table-row-properties style:row-height="0.751cm" fo:break-before="auto" style:use-optimal-row-height="false"/>
    </style:style>
    <style:style style:name="ro46" style:family="table-row">
      <style:table-row-properties style:row-height="3.521cm" fo:break-before="auto" style:use-optimal-row-height="false"/>
    </style:style>
    <style:style style:name="ro47" style:family="table-row">
      <style:table-row-properties style:row-height="2.009cm" fo:break-before="auto" style:use-optimal-row-height="false"/>
    </style:style>
    <style:style style:name="ro48" style:family="table-row">
      <style:table-row-properties style:row-height="2.379cm" fo:break-before="auto" style:use-optimal-row-height="false"/>
    </style:style>
    <style:style style:name="ro49" style:family="table-row">
      <style:table-row-properties style:row-height="9.708cm" fo:break-before="auto" style:use-optimal-row-height="false"/>
    </style:style>
    <style:style style:name="ro50" style:family="table-row">
      <style:table-row-properties style:row-height="0.792cm" fo:break-before="auto" style:use-optimal-row-height="false"/>
    </style:style>
    <style:style style:name="ro51" style:family="table-row">
      <style:table-row-properties style:row-height="2.088cm" fo:break-before="auto" style:use-optimal-row-height="false"/>
    </style:style>
    <style:style style:name="ro52" style:family="table-row">
      <style:table-row-properties style:row-height="2.909cm" fo:break-before="auto" style:use-optimal-row-height="false"/>
    </style:style>
    <style:style style:name="ro53" style:family="table-row">
      <style:table-row-properties style:row-height="8.571cm" fo:break-before="auto" style:use-optimal-row-height="false"/>
    </style:style>
    <style:style style:name="ro54" style:family="table-row">
      <style:table-row-properties style:row-height="1.03cm" fo:break-before="auto" style:use-optimal-row-height="false"/>
    </style:style>
    <style:style style:name="ro55" style:family="table-row">
      <style:table-row-properties style:row-height="2.512cm" fo:break-before="auto" style:use-optimal-row-height="false"/>
    </style:style>
    <style:style style:name="ro56" style:family="table-row">
      <style:table-row-properties style:row-height="2.327cm" fo:break-before="auto" style:use-optimal-row-height="false"/>
    </style:style>
    <style:style style:name="ro57" style:family="table-row">
      <style:table-row-properties style:row-height="8.756cm" fo:break-before="auto" style:use-optimal-row-height="false"/>
    </style:style>
    <style:style style:name="ro58" style:family="table-row">
      <style:table-row-properties style:row-height="2.187cm" fo:break-before="auto" style:use-optimal-row-height="false"/>
    </style:style>
    <style:style style:name="ro59" style:family="table-row">
      <style:table-row-properties style:row-height="2.459cm" fo:break-before="auto" style:use-optimal-row-height="false"/>
    </style:style>
    <style:style style:name="ro60" style:family="table-row">
      <style:table-row-properties style:row-height="9.497cm" fo:break-before="auto" style:use-optimal-row-height="false"/>
    </style:style>
    <style:style style:name="ro61" style:family="table-row">
      <style:table-row-properties style:row-height="2.168cm" fo:break-before="auto" style:use-optimal-row-height="false"/>
    </style:style>
    <style:style style:name="ro62" style:family="table-row">
      <style:table-row-properties style:row-height="2.538cm" fo:break-before="auto" style:use-optimal-row-height="false"/>
    </style:style>
    <style:style style:name="ro63" style:family="table-row">
      <style:table-row-properties style:row-height="8.518cm" fo:break-before="auto" style:use-optimal-row-height="false"/>
    </style:style>
    <style:style style:name="ro64" style:family="table-row">
      <style:table-row-properties style:row-height="4.655cm" fo:break-before="auto" style:use-optimal-row-height="false"/>
    </style:style>
    <style:style style:name="ro66" style:family="table-row">
      <style:table-row-properties style:row-height="0.6cm" fo:break-before="auto" style:use-optimal-row-height="true"/>
    </style:style>
    <style:style style:name="ro67" style:family="table-row">
      <style:table-row-properties style:row-height="0.64cm" fo:break-before="auto" style:use-optimal-row-height="true"/>
    </style:style>
    <style:style style:name="ro68" style:family="table-row">
      <style:table-row-properties style:row-height="0.684cm" fo:break-before="auto" style:use-optimal-row-height="true"/>
    </style:style>
    <style:style style:name="ro69" style:family="table-row">
      <style:table-row-properties style:row-height="0.529cm" fo:break-before="auto" style:use-optimal-row-height="true"/>
    </style:style>
    <style:style style:name="ta2" style:family="table" style:master-page-name="Default">
      <style:table-properties table:display="true" style:writing-mode="lr-tb" table:tab-color="#0000ff"/>
    </style:style>
    <style:style style:name="ta3" style:family="table" style:master-page-name="Default">
      <style:table-properties table:display="true" style:writing-mode="lr-tb" table:tab-color="#ffff66"/>
    </style:style>
    <style:style style:name="ta4" style:family="table" style:master-page-name="Default">
      <style:table-properties table:display="true" style:writing-mode="lr-tb"/>
    </style:style>
    <number:number-style style:name="N4">
      <number:number number:decimal-places="2" number:min-decimal-places="2" number:min-integer-digits="1" number:grouping="true"/>
    </number:number-style>
    <number:date-style style:name="N30" number:automatic-order="true" number:format-source="language">
      <number:year/>
      <number:text>/</number:text>
      <number:month/>
      <number:text>/</number:text>
      <number:day/>
    </number:date-style>
    <number:date-style style:name="N49">
      <number:year number:style="long"/>
      <number:text>-</number:text>
      <number:month number:style="long"/>
      <number:text>-</number:text>
      <number:day number:style="long"/>
    </number:date-style>
    <style:style style:name="ce253"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color="#ff0000" fo:font-size="20pt" style:font-size-asian="20pt" style:font-size-complex="20pt"/>
    </style:style>
    <style:style style:name="ce254" style:family="table-cell" style:parent-style-name="Default" style:data-style-name="N30">
      <style:table-cell-properties style:text-align-source="fix" style:repeat-content="false" fo:wrap-option="wrap" fo:border="0.06pt solid #000000" style:vertical-align="top"/>
      <style:paragraph-properties fo:text-align="start" fo:margin-left="0cm"/>
    </style:style>
    <style:style style:name="ce255"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256" style:family="table-cell" style:parent-style-name="Default" style:data-style-name="N49">
      <style:table-cell-properties style:text-align-source="fix" style:repeat-content="false" fo:wrap-option="wrap" fo:border="0.06pt solid #000000" style:vertical-align="top"/>
      <style:paragraph-properties fo:text-align="start" fo:margin-left="0cm"/>
    </style:style>
    <style:style style:name="ce257"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25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style>
    <style:style style:name="ce259"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Liberation Sans" style:font-name-asian="微軟正黑體1" style:font-name-complex="Lucida Sans"/>
    </style:style>
    <style:style style:name="ce260"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微軟正黑體" style:font-name-asian="微軟正黑體" style:font-name-complex="Mangal"/>
    </style:style>
    <style:style style:name="ce261" style:family="table-cell" style:parent-style-name="Default" style:data-style-name="N49">
      <style:table-cell-properties style:text-align-source="fix" style:repeat-content="false" fo:wrap-option="wrap" style:vertical-align="top"/>
      <style:paragraph-properties fo:text-align="start" fo:margin-left="0cm"/>
    </style:style>
    <style:style style:name="ce262" style:family="table-cell" style:parent-style-name="Default">
      <style:table-cell-properties style:text-align-source="fix" style:repeat-content="false" fo:wrap-option="wrap" style:vertical-align="top"/>
      <style:paragraph-properties fo:text-align="start" fo:margin-left="0cm"/>
    </style:style>
    <style:style style:name="ce263"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color="#dc2300" fo:font-size="20pt" style:font-size-asian="20pt" style:font-size-complex="20pt"/>
    </style:style>
    <style:style style:name="ce264" style:family="table-cell" style:parent-style-name="Default" style:data-style-name="N30">
      <style:table-cell-properties fo:wrap-option="wrap" fo:border="0.06pt solid #000000" style:vertical-align="top"/>
    </style:style>
    <style:style style:name="ce265" style:family="table-cell" style:parent-style-name="Default" style:data-style-name="N30">
      <style:table-cell-properties fo:wrap-option="wrap" fo:border="0.06pt solid #000000"/>
    </style:style>
    <style:style style:name="ce266" style:family="table-cell" style:parent-style-name="Default">
      <style:table-cell-properties fo:wrap-option="wrap" fo:border="0.06pt solid #000000"/>
    </style:style>
    <style:style style:name="ce267" style:family="table-cell" style:parent-style-name="Default">
      <style:table-cell-properties fo:wrap-option="wrap" fo:border="0.06pt solid #000000" style:vertical-align="top"/>
    </style:style>
    <style:style style:name="ce26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20pt" style:font-size-asian="20pt" style:font-size-complex="20pt"/>
    </style:style>
    <style:style style:name="ce269" style:family="table-cell" style:parent-style-name="Default" style:data-style-name="N0">
      <style:table-cell-properties fo:wrap-option="wrap" fo:border="none"/>
    </style:style>
    <style:style style:name="ce270" style:family="table-cell" style:parent-style-name="Default">
      <style:table-cell-properties fo:wrap-option="wrap"/>
    </style:style>
    <style:style style:name="ce225" style:family="table-cell" style:parent-style-name="Default">
      <style:table-cell-properties style:text-align-source="fix" style:repeat-content="false" fo:border="0.06pt solid #000000" style:vertical-align="middle"/>
      <style:paragraph-properties fo:text-align="center" fo:margin-left="0cm"/>
    </style:style>
    <style:style style:name="ce271"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ff0000" fo:font-size="20pt" style:font-size-asian="20pt" style:font-size-complex="20pt"/>
    </style:style>
    <style:style style:name="ce272" style:family="table-cell" style:parent-style-name="Default" style:data-style-name="N30">
      <style:table-cell-properties style:text-align-source="fix" style:repeat-content="false" fo:border="0.06pt solid #000000" style:vertical-align="middle"/>
      <style:paragraph-properties fo:text-align="center" fo:margin-left="0cm"/>
    </style:style>
    <style:style style:name="ce27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ff0000" fo:font-size="20pt" style:font-size-asian="20pt" style:font-size-complex="20pt"/>
    </style:style>
    <style:style style:name="ce274" style:family="table-cell" style:parent-style-name="Default">
      <style:table-cell-properties fo:wrap-option="wrap" fo:border="0.06pt solid #000000" style:vertical-align="middle"/>
    </style:style>
    <style:style style:name="ce275"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Liberation Sans" style:font-name-asian="微軟正黑體1" style:font-name-complex="Lucida Sans"/>
    </style:style>
    <style:style style:name="ce276" style:family="table-cell" style:parent-style-name="Default" style:data-style-name="N0">
      <style:table-cell-properties style:text-align-source="fix" style:repeat-content="false" fo:border="none" style:vertical-align="middle"/>
      <style:paragraph-properties fo:text-align="center" fo:margin-left="0cm"/>
    </style:style>
    <style:style style:name="ce230"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277" style:family="table-cell" style:parent-style-name="一般_5f_20150331-KEE-Evans-Xanto-DTR">
      <style:table-cell-properties style:diagonal-bl-tr="none" style:diagonal-tl-br="none" fo:wrap-option="wrap"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278" style:family="table-cell" style:parent-style-name="一般_5f_20150331-KEE-Evans-Xanto-DTR">
      <style:table-cell-properties style:diagonal-bl-tr="none" style:diagonal-tl-br="none" fo:wrap-option="wrap" fo:border="0.06pt solid #000000"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279" style:family="table-cell" style:parent-style-name="一般_5f_20150331-KEE-Evans-Xanto-DTR">
      <style:table-cell-properties style:diagonal-bl-tr="none" style:diagonal-tl-br="none" style:text-align-source="fix" style:repeat-content="false" fo:wrap-option="wrap" style:rotation-align="none" style:vertical-align="top"/>
      <style:paragraph-properties fo:text-align="start" fo:margin-left="0cm"/>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280"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281" style:family="table-cell" style:parent-style-name="Default" style:data-style-name="N0">
      <style:table-cell-properties style:text-align-source="fix" style:repeat-content="false" fo:border="none" style:vertical-align="middle"/>
      <style:paragraph-properties fo:text-align="center" fo:margin-left="0cm"/>
      <style:text-properties fo:color="#ff0000" fo:font-size="20pt" style:font-size-asian="20pt" style:font-size-complex="20pt"/>
    </style:style>
    <style:style style:name="ce282" style:family="table-cell" style:parent-style-name="Default">
      <style:table-cell-properties style:text-align-source="fix" style:repeat-content="false" fo:border="none" style:vertical-align="middle"/>
      <style:paragraph-properties fo:text-align="center" fo:margin-left="0cm"/>
    </style:style>
    <style:style style:name="ce284" style:family="table-cell" style:parent-style-name="Default">
      <style:table-cell-properties style:text-align-source="fix" style:repeat-content="false" style:vertical-align="middle"/>
      <style:paragraph-properties fo:text-align="center" fo:margin-left="0cm"/>
    </style:style>
    <style:style style:name="ce285"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ff0000" fo:font-size="20pt" style:font-size-asian="20pt" style:font-size-complex="20pt"/>
    </style:style>
    <style:style style:name="ce286" style:family="table-cell" style:parent-style-name="Default" style:data-style-name="N49">
      <style:table-cell-properties style:text-align-source="fix" style:repeat-content="false" fo:wrap-option="wrap" fo:border="0.06pt solid #000000" style:vertical-align="middle"/>
      <style:paragraph-properties fo:text-align="start" fo:margin-left="0cm"/>
    </style:style>
    <style:style style:name="ce287" style:family="table-cell" style:parent-style-name="Default" style:data-style-name="N30">
      <style:table-cell-properties style:text-align-source="fix" style:repeat-content="false" fo:wrap-option="wrap" fo:border="0.06pt solid #000000" style:vertical-align="middle"/>
      <style:paragraph-properties fo:text-align="start" fo:margin-left="0cm"/>
    </style:style>
    <style:style style:name="ce288"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微軟正黑體" style:font-name-asian="微軟正黑體" style:font-name-complex="Mangal"/>
    </style:style>
    <style:style style:name="ce289"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90" style:family="table-cell" style:parent-style-name="Default" style:data-style-name="N0">
      <style:table-cell-properties fo:border="none"/>
    </style:style>
    <style:style style:name="ce291" style:family="table-cell" style:parent-style-name="Default">
      <style:table-cell-properties style:text-align-source="fix" style:repeat-content="false" fo:wrap-option="wrap" style:vertical-align="middle"/>
      <style:paragraph-properties fo:text-align="start" fo:margin-left="0cm"/>
    </style:style>
    <style:style style:name="ce292" style:family="table-cell" style:parent-style-name="Default">
      <style:table-cell-properties fo:wrap-option="wrap" style:vertical-align="middle"/>
    </style:style>
    <style:style style:name="ce293"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dc2300" fo:font-size="20pt" style:font-size-asian="20pt" style:font-size-complex="20pt"/>
    </style:style>
    <style:style style:name="ce294" style:family="table-cell" style:parent-style-name="Default" style:data-style-name="N30">
      <style:table-cell-properties style:text-align-source="fix" style:repeat-content="false" style:vertical-align="middle"/>
      <style:paragraph-properties fo:text-align="start" fo:margin-left="0cm"/>
    </style:style>
    <style:style style:name="ce295" style:family="table-cell" style:parent-style-name="Default">
      <style:table-cell-properties style:text-align-source="fix" style:repeat-content="false" style:vertical-align="middle"/>
      <style:paragraph-properties fo:text-align="start" fo:margin-left="0cm"/>
    </style:style>
    <style:style style:name="ce296" style:family="table-cell" style:parent-style-name="Default" style:data-style-name="N0">
      <style:table-cell-properties style:text-align-source="fix" style:repeat-content="false" fo:border="0.06pt solid #000000"/>
      <style:paragraph-properties fo:text-align="center" fo:margin-left="0cm"/>
    </style:style>
    <style:style style:name="ce21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29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10pt" style:font-size-asian="10pt" style:font-size-complex="10pt"/>
    </style:style>
    <style:style style:name="ce298"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dc2300" fo:font-size="10pt" style:font-size-asian="10pt" style:font-size-complex="10pt"/>
    </style:style>
    <style:style style:name="ce29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00"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301" style:family="table-cell" style:parent-style-name="Default" style:data-style-name="N0">
      <style:table-cell-properties style:text-align-source="fix" style:repeat-content="false" fo:wrap-option="wrap" fo:border="none" style:vertical-align="automatic"/>
      <style:paragraph-properties fo:text-align="center"/>
    </style:style>
    <style:style style:name="ce302"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303" style:family="table-cell" style:parent-style-name="Default" style:data-style-name="N30">
      <style:table-cell-properties style:text-align-source="fix" style:repeat-content="false" fo:border="0.06pt solid #000000"/>
      <style:paragraph-properties fo:text-align="center" fo:margin-left="0cm"/>
    </style:style>
    <style:style style:name="ce304" style:family="table-cell" style:parent-style-name="Default">
      <style:table-cell-properties style:text-align-source="fix" style:repeat-content="false" fo:border="0.06pt solid #000000"/>
      <style:paragraph-properties fo:text-align="center" fo:margin-left="0cm"/>
    </style:style>
    <style:style style:name="ce305" style:family="table-cell" style:parent-style-name="Default">
      <style:table-cell-properties fo:border="none"/>
    </style:style>
    <style:style style:name="ce306"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font-name="微軟正黑體" style:font-name-asian="微軟正黑體" style:font-name-complex="Mangal"/>
    </style:style>
    <style:style style:name="ce307" style:family="table-cell" style:parent-style-name="Default" style:data-style-name="N30">
      <style:table-cell-properties style:text-align-source="fix" style:repeat-content="false" fo:background-color="transparent" fo:border="0.06pt solid #000000"/>
      <style:paragraph-properties fo:text-align="center" fo:margin-left="0cm"/>
    </style:style>
    <style:style style:name="ce308" style:family="table-cell" style:parent-style-name="Default">
      <style:table-cell-properties style:text-align-source="fix" style:repeat-content="false" fo:background-color="transparent" fo:border="0.06pt solid #000000"/>
      <style:paragraph-properties fo:text-align="center" fo:margin-left="0cm"/>
    </style:style>
    <style:style style:name="ce309"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1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311" style:family="table-cell" style:parent-style-name="Default">
      <style:table-cell-properties fo:background-color="transparent" fo:border="none"/>
    </style:style>
    <style:style style:name="ce313" style:family="table-cell" style:parent-style-name="Default">
      <style:table-cell-properties fo:background-color="transparent" fo:border="0.06pt solid #000000"/>
    </style:style>
    <style:style style:name="ce314"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微軟正黑體" style:font-name-asian="微軟正黑體" style:font-name-complex="Mangal"/>
    </style:style>
    <style:style style:name="ce315"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fo:font-size="10pt" fo:language="en" fo:country="US" style:font-name-asian="微軟正黑體" style:font-size-asian="10pt" style:language-asian="zh" style:country-asian="TW" style:font-name-complex="Mangal" style:font-size-complex="10pt" style:language-complex="hi" style:country-complex="IN"/>
    </style:style>
    <style:style style:name="ce316" style:family="table-cell" style:parent-style-name="Default">
      <style:table-cell-properties style:text-align-source="fix" style:repeat-content="false" fo:border="0.06pt solid #000000"/>
      <style:paragraph-properties fo:text-align="center" fo:margin-left="0cm"/>
      <style:text-properties fo:color="#000000" style:font-name="微軟正黑體" style:font-name-asian="微軟正黑體" style:font-name-complex="Mangal"/>
    </style:style>
    <style:style style:name="ce318" style:family="table-cell" style:parent-style-name="Default">
      <style:table-cell-properties style:text-align-source="fix" style:repeat-content="false" fo:border="0.06pt solid #000000"/>
      <style:paragraph-properties fo:text-align="center" fo:margin-left="0cm"/>
      <style:text-properties style:font-name="微軟正黑體" style:font-name-asian="微軟正黑體" style:font-name-complex="Mangal"/>
    </style:style>
    <style:style style:name="ce319"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table-cell-properties style:text-align-source="value-type" style:repeat-content="false" fo:wrap-option="wrap" fo:border="0.06pt solid #000000" style:vertical-align="top"/>
      <style:paragraph-properties fo:margin-left="0cm"/>
    </style:style>
    <style:style style:name="ce321"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22" style:family="table-cell" style:parent-style-name="Default">
      <style:table-cell-properties fo:border="none"/>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0.06pt solid #000000"/>
    </style:style>
    <style:style style:name="ce3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dc2300" fo:font-size="10pt" style:font-size-asian="10pt" style:font-size-complex="10pt"/>
    </style:style>
    <style:style style:name="ce324"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325"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6"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style>
    <style:style style:name="ce327" style:family="table-cell" style:parent-style-name="Default">
      <style:table-cell-properties style:text-align-source="fix" style:repeat-content="false" style:vertical-align="top"/>
      <style:paragraph-properties fo:text-align="start" fo:margin-left="0cm"/>
    </style:style>
    <style:style style:name="ce328"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Liberation Sans" style:font-name-asian="微軟正黑體1" style:font-name-complex="Lucida Sans"/>
    </style:style>
    <style:style style:name="ce329"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style:text-align-source="fix" style:repeat-content="false" fo:wrap-option="wrap" fo:border="0.06pt solid #000000" style:vertical-align="top"/>
      <style:paragraph-properties fo:text-align="start" fo:margin-left="0cm"/>
      <style:text-properties fo:font-size="36pt" style:font-size-asian="36pt" style:font-size-complex="36pt"/>
    </style:style>
    <style:style style:name="ce331" style:family="table-cell" style:parent-style-name="Default">
      <style:table-cell-properties style:text-align-source="fix" style:repeat-content="false" fo:border="0.06pt solid #000000"/>
      <style:paragraph-properties fo:text-align="center" fo:margin-left="0cm"/>
      <style:text-properties style:font-name="Arial" style:font-name-asian="微軟正黑體" style:font-name-complex="Arial"/>
    </style:style>
    <style:style style:name="ce332" style:family="table-cell" style:parent-style-name="Default" style:data-style-name="N4">
      <style:table-cell-properties style:text-align-source="fix" style:repeat-content="false" fo:wrap-option="wrap" fo:border="0.06pt solid #000000" style:vertical-align="top"/>
      <style:paragraph-properties fo:text-align="start" fo:margin-left="0cm"/>
    </style:style>
    <style:style style:name="ce333" style:family="table-cell" style:parent-style-name="Default">
      <style:table-cell-properties style:text-align-source="fix" style:repeat-content="false"/>
      <style:paragraph-properties fo:text-align="center" fo:margin-left="0cm"/>
    </style:style>
    <style:style style:name="ce334"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font-name="微軟正黑體" style:font-name-asian="微軟正黑體" style:font-name-complex="Mangal"/>
    </style:style>
    <style:style style:name="ce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58"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6"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6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6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64"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98a8a"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65"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b80047"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66"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cc6633"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67"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6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69"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70"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11111"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59" style:family="table-cell" style:parent-style-name="一般_5f_基隆關DTR">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基隆關DTR">
      <style:table-cell-properties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3"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5"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6" style:family="table-cell" style:parent-style-name="一般_5f_20150331-KEE-Evans-Xanto-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77"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78" style:family="table-cell" style:parent-style-name="Default">
      <style:table-cell-properties fo:border="0.06pt solid #000000"/>
    </style:style>
    <style:style style:name="ce179" style:family="table-cell" style:parent-style-name="Default">
      <style:table-cell-properties fo:border="0.06pt solid #000000" style:vertical-align="middle"/>
    </style:style>
    <style:style style:name="ce26"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1"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7"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bold" style:font-name-asian="標楷體1" style:font-size-asian="12pt" style:font-style-asian="normal" style:font-weight-asian="bold" style:font-size-complex="12pt" style:font-style-complex="normal" style:font-weight-complex="bold"/>
    </style:style>
    <style:style style:name="ce182"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name-complex="Mangal" style:font-size-complex="12pt" style:font-style-complex="normal" style:font-weight-complex="normal"/>
    </style:style>
    <style:style style:name="ce183"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0" style:family="table-cell" style:parent-style-name="Default">
      <style:table-cell-properties style:text-align-source="fix" style:repeat-content="false" fo:border="0.06pt solid #000000" style:vertical-align="middle"/>
      <style:paragraph-properties fo:text-align="center"/>
      <style:text-properties style:font-name="標楷體1" fo:font-size="12pt" style:font-name-asian="標楷體1" style:font-size-asian="12pt" style:font-name-complex="Mangal" style:font-size-complex="12pt"/>
    </style:style>
    <style:style style:name="ce185" style:family="table-cell" style:parent-style-name="Default">
      <style:table-cell-properties style:text-align-source="fix" style:repeat-content="false" fo:border="0.06pt solid #000000" style:vertical-align="middle"/>
      <style:paragraph-properties fo:text-align="center"/>
      <style:text-properties fo:color="#000000" style:font-name="微軟正黑體" fo:font-size="12pt" fo:font-style="italic"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2"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3"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4"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35"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6"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7"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366" style:family="table-cell" style:parent-style-name="Default">
      <style:table-cell-properties fo:border="0.06pt solid #000000"/>
    </style:style>
    <style:style style:name="ce199"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201"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6"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7" style:family="table-cell" style:parent-style-name="Default">
      <style:table-cell-properties style:glyph-orientation-vertical="0" fo:background-color="#cfe7f5"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8"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9"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0" style:family="table-cell" style:parent-style-name="Default">
      <style:table-cell-properties style:glyph-orientation-vertical="0" fo:background-color="#ff808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1" style:family="table-cell" style:parent-style-name="Default">
      <style:table-cell-properties style:glyph-orientation-vertical="0" fo:background-color="#9966cc"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3" style:family="table-cell" style:parent-style-name="Default">
      <style:table-cell-properties style:text-align-source="fix" style:repeat-content="false" fo:border="0.06pt solid #000000" style:vertical-align="middle"/>
      <style:paragraph-properties fo:text-align="center" fo:margin-left="0cm"/>
      <style:text-properties fo:color="#3465a4" fo:font-weight="bold" style:font-name-asian="標楷體" style:font-weight-asian="bold" style:font-weight-complex="bold"/>
    </style:style>
    <style:style style:name="ce54"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5"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008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56"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98a8a"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b80047"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cc6633"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ffffff"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11111"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4" style:family="table-cell" style:parent-style-name="Default" style:data-style-name="N30">
      <style:table-cell-properties style:text-align-source="fix" style:repeat-content="false" fo:border="0.06pt solid #000000" style:vertical-align="middle"/>
      <style:paragraph-properties fo:text-align="center" fo:margin-left="0cm"/>
      <style:text-properties fo:color="#3465a4" style:font-name="標楷體" style:font-name-asian="標楷體"/>
    </style:style>
    <style:style style:name="ce65"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asian="標楷體"/>
    </style:style>
    <style:style style:name="ce66"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style:font-name-asian="標楷體"/>
    </style:style>
    <style:style style:name="ce227" style:family="table-cell" style:parent-style-name="Default">
      <style:table-cell-properties style:text-align-source="fix" style:repeat-content="false" fo:border="0.06pt solid #000000" style:vertical-align="middle"/>
      <style:paragraph-properties fo:text-align="center" fo:margin-left="0cm"/>
    </style:style>
    <style:style style:name="ce68" style:family="table-cell" style:parent-style-name="一般_5f_20150331-KEE-Evans-Xanto-DTR">
      <style:table-cell-properties fo:background-color="#66cc00" style:diagonal-bl-tr="none" style:diagonal-tl-br="none" style:text-align-source="fix" style:repeat-content="false" style:rotation-align="none" style:vertical-align="middl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0" style:family="table-cell" style:parent-style-name="一般_5f_20150331-KEE-Evans-Xanto-DTR">
      <style:table-cell-properties fo:background-color="#66cc00"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71" style:family="table-cell" style:parent-style-name="一般_5f_20150331-KEE-Evans-Xanto-DTR">
      <style:table-cell-properties fo:background-color="#66cc00" style:diagonal-bl-tr="none" style:diagonal-tl-br="none" style:text-align-source="fix" style:repeat-content="false" style:rotation-align="non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3"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73" style:family="table-cell" style:parent-style-name="Default">
      <style:table-cell-properties fo:background-color="#66cc00" style:text-align-source="fix" style:repeat-content="false" fo:border="0.06pt solid #000000" style:vertical-align="middle"/>
      <style:paragraph-properties fo:text-align="center" fo:margin-left="0cm"/>
    </style:style>
    <style:style style:name="ce74" style:family="table-cell" style:parent-style-name="一般_5f_20150331-KEE-Evans-Xanto-DTR">
      <style:table-cell-properties style:diagonal-bl-tr="none" style:diagonal-tl-br="none" fo:background-color="transparent"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middle"/>
      <style:paragraph-properties fo:text-align="center" fo:margin-left="0cm"/>
      <style:text-properties style:font-name-asian="微軟正黑體1"/>
    </style:style>
    <style:style style:name="ce76" style:family="table-cell" style:parent-style-name="Default">
      <style:table-cell-properties style:glyph-orientation-vertical="0" fo:background-color="#66cc0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235" style:family="table-cell" style:parent-style-name="Default">
      <style:table-cell-properties fo:border="0.74pt solid #000000"/>
    </style:style>
    <style:style style:name="ce77"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8" style:family="table-cell" style:parent-style-name="Default" style:data-style-name="N30">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79"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asian="標楷體"/>
    </style:style>
    <style:style style:name="ce80"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81"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82" style:family="table-cell" style:parent-style-name="Default">
      <style:table-cell-properties fo:background-color="#eeeeee" fo:border="0.06pt solid #000000"/>
    </style:style>
    <style:style style:name="ce83"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微軟正黑體" style:font-size-asian="8pt" style:font-style-asian="normal" style:font-weight-asian="normal" style:font-size-complex="8pt" style:font-style-complex="normal" style:font-weight-complex="normal"/>
    </style:style>
    <style:style style:name="ce84" style:family="table-cell" style:parent-style-name="Default">
      <style:table-cell-properties fo:background-color="#ff6600" style:text-align-source="fix" style:repeat-content="false" fo:border="0.06pt solid #000000" style:vertical-align="middle"/>
      <style:paragraph-properties fo:text-align="center" fo:margin-left="0cm"/>
    </style:style>
    <style:style style:name="ce85" style:family="table-cell" style:parent-style-name="Default">
      <style:table-cell-properties style:text-align-source="fix" style:repeat-content="false" fo:border="0.06pt solid #000000" style:vertical-align="middle"/>
      <style:paragraph-properties fo:text-align="center" fo:margin-left="0cm"/>
      <style:text-properties style:font-name="微軟正黑體1" fo:font-weight="bold" style:font-name-asian="微軟正黑體1" style:font-weight-asian="bold" style:font-name-complex="微軟正黑體1" style:font-weight-complex="bold"/>
    </style:style>
    <style:style style:name="ce86"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7" style:family="table-cell" style:parent-style-name="Default">
      <style:table-cell-properties style:glyph-orientation-vertical="0" style:diagonal-bl-tr="none" style:diagonal-tl-br="none" style:text-align-source="fix" style:repeat-content="false" fo:wrap-option="no-wrap" fo:border="2.35pt double #ff3333" style:border-line-width="0.053cm 0.004cm 0.026cm"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88" style:family="table-cell" style:parent-style-name="Default">
      <style:table-cell-properties fo:background-color="#ff00ff" style:text-align-source="fix" style:repeat-content="false" fo:border="0.06pt solid #000000" style:vertical-align="middle"/>
      <style:paragraph-properties fo:text-align="center" fo:margin-left="0cm"/>
    </style:style>
    <style:style style:name="ce89"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90"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91" style:family="table-cell" style:parent-style-name="Default" style:data-style-name="N30">
      <style:table-cell-properties style:text-align-source="fix" style:repeat-content="false" fo:background-color="transparent" fo:border="0.06pt solid #000000" style:vertical-align="middle"/>
      <style:paragraph-properties fo:text-align="center" fo:margin-left="0cm"/>
      <style:text-properties fo:color="#3465a4" style:font-name="標楷體" style:font-name-asian="標楷體"/>
    </style:style>
    <style:style style:name="ce9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3465a4" style:font-name-asian="標楷體"/>
    </style:style>
    <style:style style:name="ce93" style:family="table-cell" style:parent-style-name="Default">
      <style:table-cell-properties fo:background-color="#eeeeee"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336"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color="#ff0000" fo:font-size="20pt" style:font-size-asian="20pt" style:font-size-complex="20pt"/>
    </style:style>
    <style:style style:name="ce337" style:family="table-cell" style:parent-style-name="Default" style:data-style-name="N30">
      <style:table-cell-properties style:text-align-source="fix" style:repeat-content="false" fo:wrap-option="wrap" fo:border="0.06pt solid #000000" style:vertical-align="top"/>
      <style:paragraph-properties fo:text-align="start" fo:margin-left="0cm"/>
    </style:style>
    <style:style style:name="ce338"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339" style:family="table-cell" style:parent-style-name="Default" style:data-style-name="N49">
      <style:table-cell-properties style:text-align-source="fix" style:repeat-content="false" fo:wrap-option="wrap" fo:border="0.06pt solid #000000" style:vertical-align="top"/>
      <style:paragraph-properties fo:text-align="start" fo:margin-left="0cm"/>
    </style:style>
    <style:style style:name="ce340"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41"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style>
    <style:style style:name="ce342"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Liberation Sans" style:font-name-asian="微軟正黑體1" style:font-name-complex="Lucida Sans"/>
    </style:style>
    <style:style style:name="ce343"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微軟正黑體" style:font-name-asian="微軟正黑體" style:font-name-complex="Mangal"/>
    </style:style>
    <style:style style:name="ce344" style:family="table-cell" style:parent-style-name="Default" style:data-style-name="N49">
      <style:table-cell-properties style:text-align-source="fix" style:repeat-content="false" fo:wrap-option="wrap" style:vertical-align="top"/>
      <style:paragraph-properties fo:text-align="start" fo:margin-left="0cm"/>
    </style:style>
    <style:style style:name="ce345" style:family="table-cell" style:parent-style-name="Default">
      <style:table-cell-properties style:text-align-source="fix" style:repeat-content="false" fo:wrap-option="wrap" style:vertical-align="top"/>
      <style:paragraph-properties fo:text-align="start" fo:margin-left="0cm"/>
    </style:style>
    <style:style style:name="ce346"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color="#dc2300" fo:font-size="20pt" style:font-size-asian="20pt" style:font-size-complex="20pt"/>
    </style:style>
    <style:style style:name="ce347" style:family="table-cell" style:parent-style-name="Default" style:data-style-name="N30">
      <style:table-cell-properties fo:wrap-option="wrap" fo:border="0.06pt solid #000000" style:vertical-align="top"/>
    </style:style>
    <style:style style:name="ce348" style:family="table-cell" style:parent-style-name="Default" style:data-style-name="N30">
      <style:table-cell-properties fo:wrap-option="wrap" fo:border="0.06pt solid #000000"/>
    </style:style>
    <style:style style:name="ce349" style:family="table-cell" style:parent-style-name="Default">
      <style:table-cell-properties fo:wrap-option="wrap" fo:border="0.06pt solid #000000"/>
    </style:style>
    <style:style style:name="ce350" style:family="table-cell" style:parent-style-name="Default">
      <style:table-cell-properties fo:wrap-option="wrap" fo:border="0.06pt solid #000000" style:vertical-align="top"/>
    </style:style>
    <style:style style:name="ce35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20pt" style:font-size-asian="20pt" style:font-size-complex="20pt"/>
    </style:style>
    <style:style style:name="ce352" style:family="table-cell" style:parent-style-name="Default" style:data-style-name="N0">
      <style:table-cell-properties fo:wrap-option="wrap" fo:border="none"/>
    </style:style>
    <style:style style:name="ce353" style:family="table-cell" style:parent-style-name="Default">
      <style:table-cell-properties fo:wrap-option="wrap"/>
    </style:style>
    <style:style style:name="ce354"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ff0000" fo:font-size="20pt" style:font-size-asian="20pt" style:font-size-complex="20pt"/>
    </style:style>
    <style:style style:name="ce355" style:family="table-cell" style:parent-style-name="Default" style:data-style-name="N30">
      <style:table-cell-properties style:text-align-source="fix" style:repeat-content="false" fo:border="0.06pt solid #000000" style:vertical-align="middle"/>
      <style:paragraph-properties fo:text-align="center" fo:margin-left="0cm"/>
    </style:style>
    <style:style style:name="ce35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ff0000" fo:font-size="20pt" style:font-size-asian="20pt" style:font-size-complex="20pt"/>
    </style:style>
    <style:style style:name="ce357" style:family="table-cell" style:parent-style-name="Default">
      <style:table-cell-properties fo:wrap-option="wrap" fo:border="0.06pt solid #000000" style:vertical-align="middle"/>
    </style:style>
    <style:style style:name="ce35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Liberation Sans" style:font-name-asian="微軟正黑體1" style:font-name-complex="Lucida Sans"/>
    </style:style>
    <style:style style:name="ce360" style:family="table-cell" style:parent-style-name="Default" style:data-style-name="N0">
      <style:table-cell-properties style:text-align-source="fix" style:repeat-content="false" fo:border="none" style:vertical-align="middle"/>
      <style:paragraph-properties fo:text-align="center" fo:margin-left="0cm"/>
    </style:style>
    <style:style style:name="ce361" style:family="table-cell" style:parent-style-name="一般_5f_20150331-KEE-Evans-Xanto-DTR">
      <style:table-cell-properties style:diagonal-bl-tr="none" style:diagonal-tl-br="none" fo:wrap-option="wrap"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2" style:family="table-cell" style:parent-style-name="一般_5f_20150331-KEE-Evans-Xanto-DTR">
      <style:table-cell-properties style:diagonal-bl-tr="none" style:diagonal-tl-br="none" fo:wrap-option="wrap" fo:border="0.06pt solid #000000"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3" style:family="table-cell" style:parent-style-name="一般_5f_20150331-KEE-Evans-Xanto-DTR">
      <style:table-cell-properties style:diagonal-bl-tr="none" style:diagonal-tl-br="none" style:text-align-source="fix" style:repeat-content="false" fo:wrap-option="wrap" style:rotation-align="none" style:vertical-align="top"/>
      <style:paragraph-properties fo:text-align="start" fo:margin-left="0cm"/>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365" style:family="table-cell" style:parent-style-name="Default" style:data-style-name="N0">
      <style:table-cell-properties style:text-align-source="fix" style:repeat-content="false" fo:border="none" style:vertical-align="middle"/>
      <style:paragraph-properties fo:text-align="center" fo:margin-left="0cm"/>
      <style:text-properties fo:color="#ff0000" fo:font-size="20pt" style:font-size-asian="20pt" style:font-size-complex="20pt"/>
    </style:style>
    <style:style style:name="ce367" style:family="table-cell" style:parent-style-name="Default">
      <style:table-cell-properties style:text-align-source="fix" style:repeat-content="false" fo:border="none" style:vertical-align="middle"/>
      <style:paragraph-properties fo:text-align="center" fo:margin-left="0cm"/>
    </style:style>
    <style:style style:name="ce368" style:family="table-cell" style:parent-style-name="Default">
      <style:table-cell-properties style:text-align-source="fix" style:repeat-content="false" style:vertical-align="middle"/>
      <style:paragraph-properties fo:text-align="center" fo:margin-left="0cm"/>
    </style:style>
    <style:style style:name="ce369"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ff0000" fo:font-size="20pt" style:font-size-asian="20pt" style:font-size-complex="20pt"/>
    </style:style>
    <style:style style:name="ce370" style:family="table-cell" style:parent-style-name="Default" style:data-style-name="N49">
      <style:table-cell-properties style:text-align-source="fix" style:repeat-content="false" fo:wrap-option="wrap" fo:border="0.06pt solid #000000" style:vertical-align="middle"/>
      <style:paragraph-properties fo:text-align="start" fo:margin-left="0cm"/>
    </style:style>
    <style:style style:name="ce371" style:family="table-cell" style:parent-style-name="Default" style:data-style-name="N30">
      <style:table-cell-properties style:text-align-source="fix" style:repeat-content="false" fo:wrap-option="wrap" fo:border="0.06pt solid #000000" style:vertical-align="middle"/>
      <style:paragraph-properties fo:text-align="start" fo:margin-left="0cm"/>
    </style:style>
    <style:style style:name="ce372"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微軟正黑體" style:font-name-asian="微軟正黑體" style:font-name-complex="Mangal"/>
    </style:style>
    <style:style style:name="ce373"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74" style:family="table-cell" style:parent-style-name="Default" style:data-style-name="N0">
      <style:table-cell-properties fo:border="none"/>
    </style:style>
    <style:style style:name="ce375" style:family="table-cell" style:parent-style-name="Default">
      <style:table-cell-properties style:text-align-source="fix" style:repeat-content="false" fo:wrap-option="wrap" style:vertical-align="middle"/>
      <style:paragraph-properties fo:text-align="start" fo:margin-left="0cm"/>
    </style:style>
    <style:style style:name="ce376" style:family="table-cell" style:parent-style-name="Default">
      <style:table-cell-properties fo:wrap-option="wrap" style:vertical-align="middle"/>
    </style:style>
    <style:style style:name="ce377"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dc2300" fo:font-size="20pt" style:font-size-asian="20pt" style:font-size-complex="20pt"/>
    </style:style>
    <style:style style:name="ce378" style:family="table-cell" style:parent-style-name="Default" style:data-style-name="N30">
      <style:table-cell-properties style:text-align-source="fix" style:repeat-content="false" style:vertical-align="middle"/>
      <style:paragraph-properties fo:text-align="start" fo:margin-left="0cm"/>
    </style:style>
    <style:style style:name="ce379" style:family="table-cell" style:parent-style-name="Default">
      <style:table-cell-properties style:text-align-source="fix" style:repeat-content="false" style:vertical-align="middle"/>
      <style:paragraph-properties fo:text-align="start" fo:margin-left="0cm"/>
    </style:style>
    <style:style style:name="ce380" style:family="table-cell" style:parent-style-name="Default" style:data-style-name="N0">
      <style:table-cell-properties style:text-align-source="fix" style:repeat-content="false" fo:border="0.06pt solid #000000"/>
      <style:paragraph-properties fo:text-align="center" fo:margin-left="0cm"/>
    </style:style>
    <style:style style:name="ce38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10pt" style:font-size-asian="10pt" style:font-size-complex="10pt"/>
    </style:style>
    <style:style style:name="ce382"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dc2300" fo:font-size="10pt" style:font-size-asian="10pt" style:font-size-complex="10pt"/>
    </style:style>
    <style:style style:name="ce38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84"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385" style:family="table-cell" style:parent-style-name="Default" style:data-style-name="N0">
      <style:table-cell-properties style:text-align-source="fix" style:repeat-content="false" fo:wrap-option="wrap" fo:border="none" style:vertical-align="automatic"/>
      <style:paragraph-properties fo:text-align="center"/>
    </style:style>
    <style:style style:name="ce386"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387" style:family="table-cell" style:parent-style-name="Default" style:data-style-name="N30">
      <style:table-cell-properties style:text-align-source="fix" style:repeat-content="false" fo:border="0.06pt solid #000000"/>
      <style:paragraph-properties fo:text-align="center" fo:margin-left="0cm"/>
    </style:style>
    <style:style style:name="ce388" style:family="table-cell" style:parent-style-name="Default">
      <style:table-cell-properties style:text-align-source="fix" style:repeat-content="false" fo:border="0.06pt solid #000000"/>
      <style:paragraph-properties fo:text-align="center" fo:margin-left="0cm"/>
    </style:style>
    <style:style style:name="ce389" style:family="table-cell" style:parent-style-name="Default">
      <style:table-cell-properties fo:border="none"/>
    </style:style>
    <style:style style:name="ce390"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font-name="微軟正黑體" style:font-name-asian="微軟正黑體" style:font-name-complex="Mangal"/>
    </style:style>
    <style:style style:name="ce391" style:family="table-cell" style:parent-style-name="Default" style:data-style-name="N30">
      <style:table-cell-properties style:text-align-source="fix" style:repeat-content="false" fo:background-color="transparent" fo:border="0.06pt solid #000000"/>
      <style:paragraph-properties fo:text-align="center" fo:margin-left="0cm"/>
    </style:style>
    <style:style style:name="ce392" style:family="table-cell" style:parent-style-name="Default">
      <style:table-cell-properties style:text-align-source="fix" style:repeat-content="false" fo:background-color="transparent" fo:border="0.06pt solid #000000"/>
      <style:paragraph-properties fo:text-align="center" fo:margin-left="0cm"/>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94"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395" style:family="table-cell" style:parent-style-name="Default">
      <style:table-cell-properties fo:background-color="transparent" fo:border="none"/>
    </style:style>
    <style:style style:name="ce396" style:family="table-cell" style:parent-style-name="Default">
      <style:table-cell-properties fo:background-color="transparent" fo:border="0.06pt solid #000000"/>
    </style:style>
    <style:style style:name="ce397"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微軟正黑體" style:font-name-asian="微軟正黑體" style:font-name-complex="Mangal"/>
    </style:style>
    <style:style style:name="ce39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fo:font-size="10pt" fo:language="en" fo:country="US" style:font-name-asian="微軟正黑體" style:font-size-asian="10pt" style:language-asian="zh" style:country-asian="TW" style:font-name-complex="Mangal" style:font-size-complex="10pt" style:language-complex="hi" style:country-complex="IN"/>
    </style:style>
    <style:style style:name="ce399" style:family="table-cell" style:parent-style-name="Default">
      <style:table-cell-properties style:text-align-source="fix" style:repeat-content="false" fo:border="0.06pt solid #000000"/>
      <style:paragraph-properties fo:text-align="center" fo:margin-left="0cm"/>
      <style:text-properties fo:color="#000000" style:font-name="微軟正黑體" style:font-name-asian="微軟正黑體" style:font-name-complex="Mangal"/>
    </style:style>
    <style:style style:name="ce400" style:family="table-cell" style:parent-style-name="Default">
      <style:table-cell-properties style:text-align-source="fix" style:repeat-content="false" fo:border="0.06pt solid #000000"/>
      <style:paragraph-properties fo:text-align="center" fo:margin-left="0cm"/>
      <style:text-properties style:font-name="微軟正黑體" style:font-name-asian="微軟正黑體" style:font-name-complex="Mangal"/>
    </style:style>
    <style:style style:name="ce401"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2" style:family="table-cell" style:parent-style-name="Default">
      <style:table-cell-properties style:text-align-source="value-type" style:repeat-content="false" fo:wrap-option="wrap" fo:border="0.06pt solid #000000" style:vertical-align="top"/>
      <style:paragraph-properties fo:margin-left="0cm"/>
    </style:style>
    <style:style style:name="ce403"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efault">
      <style:table-cell-properties fo:border="none"/>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dc2300" fo:font-size="10pt" style:font-size-asian="10pt" style:font-size-complex="10pt"/>
    </style:style>
    <style:style style:name="ce406"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407"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08"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style>
    <style:style style:name="ce409" style:family="table-cell" style:parent-style-name="Default">
      <style:table-cell-properties style:text-align-source="fix" style:repeat-content="false" style:vertical-align="top"/>
      <style:paragraph-properties fo:text-align="start" fo:margin-left="0cm"/>
    </style:style>
    <style:style style:name="ce410"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Liberation Sans" style:font-name-asian="微軟正黑體1" style:font-name-complex="Lucida Sans"/>
    </style:style>
    <style:style style:name="ce41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2" style:family="table-cell" style:parent-style-name="Default">
      <style:table-cell-properties style:text-align-source="fix" style:repeat-content="false" fo:wrap-option="wrap" fo:border="0.06pt solid #000000" style:vertical-align="top"/>
      <style:paragraph-properties fo:text-align="start" fo:margin-left="0cm"/>
      <style:text-properties fo:font-size="36pt" style:font-size-asian="36pt" style:font-size-complex="36pt"/>
    </style:style>
    <style:style style:name="ce413" style:family="table-cell" style:parent-style-name="Default">
      <style:table-cell-properties style:text-align-source="fix" style:repeat-content="false" fo:border="0.06pt solid #000000"/>
      <style:paragraph-properties fo:text-align="center" fo:margin-left="0cm"/>
      <style:text-properties style:font-name="Arial" style:font-name-asian="微軟正黑體" style:font-name-complex="Arial"/>
    </style:style>
    <style:style style:name="ce414" style:family="table-cell" style:parent-style-name="Default" style:data-style-name="N4">
      <style:table-cell-properties style:text-align-source="fix" style:repeat-content="false" fo:wrap-option="wrap" fo:border="0.06pt solid #000000" style:vertical-align="top"/>
      <style:paragraph-properties fo:text-align="start" fo:margin-left="0cm"/>
    </style:style>
    <style:style style:name="ce415" style:family="table-cell" style:parent-style-name="Default">
      <style:table-cell-properties style:text-align-source="fix" style:repeat-content="false"/>
      <style:paragraph-properties fo:text-align="center" fo:margin-left="0cm"/>
    </style:style>
    <style:style style:name="ce416"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font-name="微軟正黑體" style:font-name-asian="微軟正黑體" style:font-name-complex="Mangal"/>
    </style:style>
    <style:style style:name="gr1" style:family="graphic" style:parent-style-name="Default">
      <style:graphic-properties svg:stroke-width="0.1cm" svg:stroke-color="#ff3333" draw:marker-start-width="0.2cm" draw:marker-end-width="0.2cm" draw:fill-color="#ff3333" draw:textarea-horizontal-align="center" draw:textarea-vertical-align="middle" fo:padding-top="0.05cm" fo:padding-bottom="0.05cm" fo:padding-left="0.05cm" fo:padding-right="0.05cm" loext:decorative="false"/>
      <style:paragraph-properties fo:text-align="center"/>
    </style:style>
    <style:style style:name="gr2" style:family="graphic" style:parent-style-name="Default">
      <style:graphic-properties svg:stroke-width="0.1cm" svg:stroke-color="#ff3333" draw:textarea-horizontal-align="center" draw:textarea-vertical-align="middle" fo:padding-top="0.05cm" fo:padding-bottom="0.05cm" fo:padding-left="0.05cm" fo:padding-right="0.05cm" loext:decorative="false"/>
      <style:paragraph-properties fo:text-align="center"/>
    </style:style>
    <style:style style:name="gr3" style:family="graphic" style:parent-style-name="Default">
      <style:graphic-properties draw:stroke="solid" svg:stroke-width="0.1cm" svg:stroke-color="#ff3333" draw:marker-start-width="0.05cm" draw:marker-end-width="0.05cm" draw:fill-color="#ff3333" draw:textarea-horizontal-align="center" draw:textarea-vertical-align="middle" fo:padding-top="0.05cm" fo:padding-bottom="0.05cm" fo:padding-left="0.05cm" fo:padding-right="0.05cm" loext:decorative="false"/>
      <style:paragraph-properties fo:text-align="center"/>
    </style:style>
    <style:style style:name="gr4" style:family="graphic" style:parent-style-name="Note">
      <style:graphic-properties draw:marker-start="線條箭頭_20_1" draw:marker-start-width="0.2cm" draw:marker-start-center="false" draw:fill="solid" draw:fill-color="#ffffc0" draw:auto-grow-height="true" draw:auto-grow-width="false" fo:min-height="13.631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線條箭頭_20_1" draw:marker-start-width="0.2cm" draw:marker-start-center="false" draw:fill="solid" draw:fill-color="#ffffc0" draw:auto-grow-height="true" draw:auto-grow-width="false" fo:min-height="9.4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線條箭頭_20_1" draw:marker-start-width="0.2cm" draw:marker-start-center="false" draw:fill="solid" draw:fill-color="#ffffc0" draw:auto-grow-height="true" draw:auto-grow-width="false" fo:min-height="10.0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線條箭頭_20_1" draw:marker-start-width="0.2cm" draw:marker-start-center="false" draw:fill="solid" draw:fill-color="#ffffc0" draw:auto-grow-height="true" draw:auto-grow-width="false" fo:min-height="8.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線條箭頭_20_1" draw:marker-start-width="0.2cm" draw:marker-start-center="false" draw:fill="solid" draw:fill-color="#ffffc0" draw:auto-grow-height="true" draw:auto-grow-width="false" fo:min-height="11.5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線條箭頭_20_1" draw:marker-start-width="0.2cm" draw:marker-start-center="false" draw:fill="solid" draw:fill-color="#ffffc0" draw:auto-grow-height="true" draw:auto-grow-width="false" fo:min-height="7.2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線條箭頭_20_1" draw:marker-start-width="0.2cm" draw:marker-start-center="false" draw:fill="solid" draw:fill-color="#ffffc0" draw:auto-grow-height="true" draw:auto-grow-width="false" fo:min-height="11.0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線條箭頭_20_1" draw:marker-start-width="0.2cm" draw:marker-start-center="false" draw:fill="solid" draw:fill-color="#ffffc0" draw:auto-grow-height="true" draw:auto-grow-width="false" fo:min-height="10.5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線條箭頭_20_1" draw:marker-start-width="0.2cm" draw:marker-start-center="false" draw:fill="solid" draw:fill-color="#ffffc0" draw:auto-grow-height="true" draw:auto-grow-width="false" fo:min-height="9.1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線條箭頭_20_1" draw:marker-start-width="0.2cm" draw:marker-start-center="false" draw:fill="solid" draw:fill-color="#ffffc0" draw:auto-grow-height="true" draw:auto-grow-width="false" fo:min-height="10.5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線條箭頭_20_1" draw:marker-start-width="0.2cm" draw:marker-start-center="false" draw:fill="solid" draw:fill-color="#ffffc0" draw:auto-grow-height="true" draw:auto-grow-width="false" fo:min-height="8.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線條箭頭_20_1" draw:marker-start-width="0.2cm" draw:marker-start-center="false" draw:fill="solid" draw:fill-color="#ffffc0" draw:auto-grow-height="true" draw:auto-grow-width="false" fo:min-height="8.63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線條箭頭_20_1" draw:marker-start-width="0.2cm" draw:marker-start-center="false" draw:fill="solid" draw:fill-color="#ffffc0" draw:auto-grow-height="true" draw:auto-grow-width="false" fo:min-height="10.9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線條箭頭_20_1" draw:marker-start-width="0.2cm" draw:marker-start-center="false" draw:fill="solid" draw:fill-color="#ffffc0" draw:auto-grow-height="true" draw:auto-grow-width="false" fo:min-height="9.0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線條箭頭_20_1" draw:marker-start-width="0.2cm" draw:marker-start-center="false" draw:fill="solid" draw:fill-color="#ffffc0" draw:auto-grow-height="true" draw:auto-grow-width="false" fo:min-height="7.1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線條箭頭_20_1" draw:marker-start-width="0.2cm" draw:marker-start-center="false" draw:fill="solid" draw:fill-color="#ffffc0" draw:auto-grow-height="true" draw:auto-grow-width="false" fo:min-height="9.1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線條箭頭_20_1" draw:marker-start-width="0.2cm" draw:marker-start-center="false" draw:fill="solid" draw:fill-color="#ffffc0" draw:auto-grow-height="true" draw:auto-grow-width="false" fo:min-height="7.6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線條箭頭_20_1" draw:marker-start-width="0.2cm" draw:marker-start-center="false" draw:fill="solid" draw:fill-color="#ffffc0" draw:auto-grow-height="true" draw:auto-grow-width="false" fo:min-height="9.5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線條箭頭_20_1" draw:marker-start-width="0.2cm" draw:marker-start-center="false" draw:fill="solid" draw:fill-color="#ffffc0" draw:auto-grow-height="true" draw:auto-grow-width="false" fo:min-height="12.8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線條箭頭_20_1" draw:marker-start-width="0.2cm" draw:marker-start-center="false" draw:fill="solid" draw:fill-color="#ffffc0" draw:auto-grow-height="true" draw:auto-grow-width="false" fo:min-height="10.1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marker-start="線條箭頭_20_1" draw:marker-start-width="0.2cm" draw:marker-start-center="false" draw:fill="solid" draw:fill-color="#ffffc0" draw:auto-grow-height="true" draw:auto-grow-width="false" fo:min-height="11.9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marker-start="線條箭頭_20_1" draw:marker-start-width="0.2cm" draw:marker-start-center="false" draw:fill="solid" draw:fill-color="#ffffc0" draw:auto-grow-height="true" draw:auto-grow-width="false" fo:min-height="16.4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marker-start="線條箭頭_20_1" draw:marker-start-width="0.2cm" draw:marker-start-center="false" draw:fill="solid" draw:fill-color="#ffffc0" draw:auto-grow-height="true" draw:auto-grow-width="false" fo:min-height="8.7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marker-start="線條箭頭_20_1" draw:marker-start-width="0.2cm" draw:marker-start-center="false" draw:fill="solid" draw:fill-color="#ffffc0" draw:auto-grow-height="true" draw:auto-grow-width="false" fo:min-height="8.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marker-start="線條箭頭_20_1" draw:marker-start-width="0.2cm" draw:marker-start-center="false" draw:fill="solid" draw:fill-color="#ffffc0" draw:auto-grow-height="true" draw:auto-grow-width="false" fo:min-height="8.4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marker-start="線條箭頭_20_1" draw:marker-start-width="0.2cm" draw:marker-start-center="false" draw:fill="solid" draw:fill-color="#ffffc0" draw:auto-grow-height="true" draw:auto-grow-width="false" fo:min-height="7.6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marker-start="線條箭頭_20_1" draw:marker-start-width="0.2cm" draw:marker-start-center="false" draw:fill="solid" draw:fill-color="#ffffc0" draw:auto-grow-height="true" draw:auto-grow-width="false" fo:min-height="9.9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marker-start="線條箭頭_20_1" draw:marker-start-width="0.2cm" draw:marker-start-center="false" draw:fill="solid" draw:fill-color="#ffffc0" draw:auto-grow-height="true" draw:auto-grow-width="false" fo:min-height="9.7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marker-start="線條箭頭_20_1" draw:marker-start-width="0.2cm" draw:marker-start-center="false" draw:fill="solid" draw:fill-color="#ffffc0" draw:auto-grow-height="true" draw:auto-grow-width="false" fo:min-height="9.8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draw:marker-start="線條箭頭_20_1" draw:marker-start-width="0.2cm" draw:marker-start-center="false" draw:fill="solid" draw:fill-color="#ffffc0" draw:auto-grow-height="true" draw:auto-grow-width="false" fo:min-height="9.6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parent-style-name="Note">
      <style:graphic-properties draw:marker-start="線條箭頭_20_1" draw:marker-start-width="0.2cm" draw:marker-start-center="false" draw:fill="solid" draw:fill-color="#ffffc0" draw:auto-grow-height="true" draw:auto-grow-width="false" fo:min-height="8.2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parent-style-name="Note">
      <style:graphic-properties draw:marker-start="線條箭頭_20_1" draw:marker-start-width="0.2cm" draw:marker-start-center="false" draw:fill="solid" draw:fill-color="#ffffc0" draw:auto-grow-height="true" draw:auto-grow-width="false" fo:min-height="7.2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parent-style-name="Note">
      <style:graphic-properties draw:marker-start="線條箭頭_20_1" draw:marker-start-width="0.2cm" draw:marker-start-center="false" draw:fill="solid" draw:fill-color="#ffffc0" draw:auto-grow-height="true" draw:auto-grow-width="false" fo:min-height="10.9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parent-style-name="Note">
      <style:graphic-properties draw:marker-start="線條箭頭_20_1" draw:marker-start-width="0.2cm" draw:marker-start-center="false" draw:fill="solid" draw:fill-color="#ffffc0" draw:auto-grow-height="true" draw:auto-grow-width="false" fo:min-height="11.4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parent-style-name="Note">
      <style:graphic-properties draw:marker-start="線條箭頭_20_1" draw:marker-start-width="0.2cm" draw:marker-start-center="false" draw:fill="solid" draw:fill-color="#ffffc0" draw:auto-grow-height="true" draw:auto-grow-width="false" fo:min-height="11.3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parent-style-name="Note">
      <style:graphic-properties draw:marker-start="線條箭頭_20_1" draw:marker-start-width="0.2cm" draw:marker-start-center="false" draw:fill="solid" draw:fill-color="#ffffc0" draw:auto-grow-height="true" draw:auto-grow-width="false" fo:min-height="5.4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parent-style-name="Note">
      <style:graphic-properties draw:marker-start="線條箭頭_20_1" draw:marker-start-width="0.2cm" draw:marker-start-center="false" draw:fill="solid" draw:fill-color="#ffffc0" draw:auto-grow-height="true" draw:auto-grow-width="false" fo:min-height="12.4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parent-style-name="Note">
      <style:graphic-properties draw:marker-start="線條箭頭_20_1" draw:marker-start-width="0.2cm" draw:marker-start-center="false" draw:fill="solid" draw:fill-color="#ffffc0" draw:auto-grow-height="true" draw:auto-grow-width="false" fo:min-height="12.9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parent-style-name="Note">
      <style:graphic-properties draw:marker-start="線條箭頭_20_1" draw:marker-start-width="0.2cm" draw:marker-start-center="false" draw:fill="solid" draw:fill-color="#ffffc0" draw:auto-grow-height="true" draw:auto-grow-width="false" fo:min-height="7.7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parent-style-name="Note">
      <style:graphic-properties draw:marker-start="線條箭頭_20_1" draw:marker-start-width="0.2cm" draw:marker-start-center="false" draw:fill="solid" draw:fill-color="#ffffc0" draw:auto-grow-height="true" draw:auto-grow-width="false" fo:min-height="11.18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parent-style-name="Note">
      <style:graphic-properties draw:marker-start="線條箭頭_20_1" draw:marker-start-width="0.2cm" draw:marker-start-center="false" draw:fill="solid" draw:fill-color="#ffffc0" draw:auto-grow-height="true" draw:auto-grow-width="false" fo:min-height="6.8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ff3333"/>
      <style:paragraph-properties fo:text-align="center"/>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8" style:family="text">
      <style:text-properties fo:color="#b80047"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9" style:family="text">
      <style:text-properties fo:color="#cc6633"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10" style:family="text">
      <style:text-properties style:font-name-asian="標楷體" style:font-name-complex="Mangal"/>
    </style:style>
  </office:automatic-styles>
  <office:body>
    <office:spreadsheet>
      <table:table table:name="DTR-Custy" table:style-name="ta4">
        <office:forms form:automatic-focus="false" form:apply-design-mode="false"/>
        <table:shapes>
          <draw:line draw:z-index="0" draw:style-name="gr1" draw:text-style-name="P1" svg:x1="80.365cm" svg:y1="366.625cm" svg:x2="82.639cm" svg:y2="367.175cm">
            <text:p/>
          </draw:line>
          <draw:line draw:z-index="1" draw:style-name="gr2" draw:text-style-name="P2" svg:x1="71.335cm" svg:y1="363.009cm" svg:x2="73.615cm" svg:y2="363.547cm">
            <text:p/>
          </draw:line>
          <draw:line draw:z-index="2" draw:style-name="gr2" draw:text-style-name="P2" svg:x1="71.314cm" svg:y1="370.207cm" svg:x2="73.615cm" svg:y2="370.806cm">
            <text:p/>
          </draw:line>
          <draw:line draw:z-index="3" draw:style-name="gr3" draw:text-style-name="P1" svg:x1="121.031cm" svg:y1="366.61cm" svg:x2="123.263cm" svg:y2="367.109cm">
            <text:p/>
          </draw:line>
          <draw:line draw:z-index="4" draw:style-name="gr2" draw:text-style-name="P2" svg:x1="152.585cm" svg:y1="244.268cm" svg:x2="154.871cm" svg:y2="244.731cm">
            <text:p/>
          </draw:line>
        </table:shapes>
        <table:table-column table:style-name="co1" table:default-cell-style-name="ce359"/>
        <table:table-column table:style-name="co2" table:default-cell-style-name="ce359"/>
        <table:table-column table:style-name="co320" table:default-cell-style-name="ce359"/>
        <table:table-column table:style-name="co321" table:default-cell-style-name="ce359"/>
        <table:table-column table:style-name="co322" table:default-cell-style-name="ce366"/>
        <table:table-column table:style-name="co6" table:number-columns-repeated="6"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4" table:default-cell-style-name="ce82"/>
        <table:table-column table:style-name="co6" table:default-cell-style-name="ce366"/>
        <table:table-column table:style-name="co6" table:number-columns-repeated="377" table:default-cell-style-name="Default"/>
        <table:table-column table:style-name="co7" table:default-cell-style-name="Default"/>
        <table:table-row table:style-name="ro1">
          <table:table-cell table:style-name="ce1" table:number-columns-spanned="1" table:number-rows-spanned="3"/>
          <table:table-cell table:style-name="ce173" office:value-type="string" calcext:value-type="string" table:number-columns-spanned="3" table:number-rows-spanned="3">
            <text:p>執勤區域/日期</text:p>
          </table:table-cell>
          <table:covered-table-cell table:number-columns-repeated="2" table:style-name="ce173"/>
          <table:table-cell table:style-name="ce40" office:value-type="string" calcext:value-type="string" table:number-columns-spanned="1" table:number-rows-spanned="3">
            <text:p>W/R ratio</text:p>
          </table:table-cell>
          <table:table-cell table:style-name="ce52" office:value-type="string" calcext:value-type="string">
            <text:p>日期</text:p>
          </table:table-cell>
          <table:table-cell table:style-name="ce64" office:value-type="date" office:date-value="2022-06-06" calcext:value-type="date">
            <text:p>2022/6/6</text:p>
          </table:table-cell>
          <table:table-cell table:style-name="ce64" office:value-type="date" office:date-value="2022-06-07" calcext:value-type="date">
            <text:p>2022/6/7</text:p>
          </table:table-cell>
          <table:table-cell table:style-name="ce64" office:value-type="date" office:date-value="2022-06-08" calcext:value-type="date">
            <text:p>2022/6/8</text:p>
          </table:table-cell>
          <table:table-cell table:style-name="ce64" office:value-type="date" office:date-value="2022-06-09" calcext:value-type="date">
            <text:p>2022/6/9</text:p>
          </table:table-cell>
          <table:table-cell table:style-name="ce64" office:value-type="date" office:date-value="2022-06-10" calcext:value-type="date">
            <text:p>2022/6/10</text:p>
          </table:table-cell>
          <table:table-cell table:style-name="ce78" office:value-type="date" office:date-value="2022-06-11" calcext:value-type="date">
            <text:p>2022/6/11</text:p>
          </table:table-cell>
          <table:table-cell table:style-name="ce78" office:value-type="date" office:date-value="2022-06-12" calcext:value-type="date">
            <text:p>2022/6/12</text:p>
          </table:table-cell>
          <table:table-cell table:style-name="ce64" office:value-type="date" office:date-value="2022-06-13" calcext:value-type="date">
            <text:p>2022/6/13</text:p>
          </table:table-cell>
          <table:table-cell table:style-name="ce64" office:value-type="date" office:date-value="2022-06-14" calcext:value-type="date">
            <text:p>2022/6/14</text:p>
          </table:table-cell>
          <table:table-cell table:style-name="ce64" office:value-type="date" office:date-value="2022-06-15" calcext:value-type="date">
            <text:p>2022/6/15</text:p>
          </table:table-cell>
          <table:table-cell table:style-name="ce64" office:value-type="date" office:date-value="2022-06-16" calcext:value-type="date">
            <text:p>2022/6/16</text:p>
          </table:table-cell>
          <table:table-cell table:style-name="ce64" office:value-type="date" office:date-value="2022-06-17" calcext:value-type="date">
            <text:p>2022/6/17</text:p>
          </table:table-cell>
          <table:table-cell table:style-name="ce78" office:value-type="date" office:date-value="2022-06-18" calcext:value-type="date">
            <text:p>2022/6/18</text:p>
          </table:table-cell>
          <table:table-cell table:style-name="ce78" office:value-type="date" office:date-value="2022-06-19" calcext:value-type="date">
            <text:p>2022/6/19</text:p>
          </table:table-cell>
          <table:table-cell table:style-name="ce64" office:value-type="date" office:date-value="2022-06-20" calcext:value-type="date">
            <text:p>2022/6/20</text:p>
          </table:table-cell>
          <table:table-cell table:style-name="ce64" office:value-type="date" office:date-value="2022-06-21" calcext:value-type="date">
            <text:p>2022/6/21</text:p>
          </table:table-cell>
          <table:table-cell table:style-name="ce64" office:value-type="date" office:date-value="2022-06-22" calcext:value-type="date">
            <text:p>2022/6/22</text:p>
          </table:table-cell>
          <table:table-cell table:style-name="ce64" office:value-type="date" office:date-value="2022-06-23" calcext:value-type="date">
            <text:p>2022/6/23</text:p>
          </table:table-cell>
          <table:table-cell table:style-name="ce64" office:value-type="date" office:date-value="2022-06-24" calcext:value-type="date">
            <text:p>2022/6/24</text:p>
          </table:table-cell>
          <table:table-cell table:style-name="ce78" office:value-type="date" office:date-value="2022-06-25" calcext:value-type="date">
            <text:p>2022/6/25</text:p>
          </table:table-cell>
          <table:table-cell table:style-name="ce78" office:value-type="date" office:date-value="2022-06-26" calcext:value-type="date">
            <text:p>2022/6/26</text:p>
          </table:table-cell>
          <table:table-cell table:style-name="ce64" office:value-type="date" office:date-value="2022-06-27" calcext:value-type="date">
            <text:p>2022/6/27</text:p>
          </table:table-cell>
          <table:table-cell table:style-name="ce64" office:value-type="date" office:date-value="2022-06-28" calcext:value-type="date">
            <text:p>2022/6/28</text:p>
          </table:table-cell>
          <table:table-cell table:style-name="ce64" office:value-type="date" office:date-value="2022-06-29" calcext:value-type="date">
            <text:p>2022/6/29</text:p>
          </table:table-cell>
          <table:table-cell table:style-name="ce64" office:value-type="date" office:date-value="2022-06-30" calcext:value-type="date">
            <text:p>2022/6/30</text:p>
          </table:table-cell>
          <table:table-cell table:style-name="ce64" office:value-type="date" office:date-value="2022-07-01" calcext:value-type="date">
            <text:p>2022/7/1</text:p>
          </table:table-cell>
          <table:table-cell table:style-name="ce78" office:value-type="date" office:date-value="2022-07-02" calcext:value-type="date">
            <text:p>2022/7/2</text:p>
          </table:table-cell>
          <table:table-cell table:style-name="ce78" office:value-type="date" office:date-value="2022-07-03" calcext:value-type="date">
            <text:p>2022/7/3</text:p>
          </table:table-cell>
          <table:table-cell table:style-name="ce64" office:value-type="date" office:date-value="2022-07-04" calcext:value-type="date">
            <text:p>2022/7/4</text:p>
          </table:table-cell>
          <table:table-cell table:style-name="ce64" office:value-type="date" office:date-value="2022-07-05" calcext:value-type="date">
            <text:p>2022/7/5</text:p>
          </table:table-cell>
          <table:table-cell table:style-name="ce64" office:value-type="date" office:date-value="2022-07-06" calcext:value-type="date">
            <text:p>2022/7/6</text:p>
          </table:table-cell>
          <table:table-cell table:style-name="ce64" office:value-type="date" office:date-value="2022-07-07" calcext:value-type="date">
            <text:p>2022/7/7</text:p>
          </table:table-cell>
          <table:table-cell table:style-name="ce64" office:value-type="date" office:date-value="2022-07-08" calcext:value-type="date">
            <text:p>2022/7/8</text:p>
          </table:table-cell>
          <table:table-cell table:style-name="ce78" office:value-type="date" office:date-value="2022-07-09" calcext:value-type="date">
            <text:p>2022/7/9</text:p>
          </table:table-cell>
          <table:table-cell table:style-name="ce78" office:value-type="date" office:date-value="2022-07-10" calcext:value-type="date">
            <text:p>2022/7/10</text:p>
          </table:table-cell>
          <table:table-cell table:style-name="ce64" office:value-type="date" office:date-value="2022-07-11" calcext:value-type="date">
            <text:p>2022/7/11</text:p>
          </table:table-cell>
          <table:table-cell table:style-name="ce64" office:value-type="date" office:date-value="2022-07-12" calcext:value-type="date">
            <text:p>2022/7/12</text:p>
          </table:table-cell>
          <table:table-cell table:style-name="ce64" office:value-type="date" office:date-value="2022-07-13" calcext:value-type="date">
            <text:p>2022/7/13</text:p>
          </table:table-cell>
          <table:table-cell table:style-name="ce64" office:value-type="date" office:date-value="2022-07-14" calcext:value-type="date">
            <text:p>2022/7/14</text:p>
          </table:table-cell>
          <table:table-cell table:style-name="ce64" office:value-type="date" office:date-value="2022-07-15" calcext:value-type="date">
            <text:p>2022/7/15</text:p>
          </table:table-cell>
          <table:table-cell table:style-name="ce78" office:value-type="date" office:date-value="2022-07-16" calcext:value-type="date">
            <text:p>2022/7/16</text:p>
          </table:table-cell>
          <table:table-cell table:style-name="ce78" office:value-type="date" office:date-value="2022-07-17" calcext:value-type="date">
            <text:p>2022/7/17</text:p>
          </table:table-cell>
          <table:table-cell table:style-name="ce64" office:value-type="date" office:date-value="2022-07-18" calcext:value-type="date">
            <text:p>2022/7/18</text:p>
          </table:table-cell>
          <table:table-cell table:style-name="ce64" office:value-type="date" office:date-value="2022-07-19" calcext:value-type="date">
            <text:p>2022/7/19</text:p>
          </table:table-cell>
          <table:table-cell table:style-name="ce64" office:value-type="date" office:date-value="2022-07-20" calcext:value-type="date">
            <text:p>2022/7/20</text:p>
          </table:table-cell>
          <table:table-cell table:style-name="ce64" office:value-type="date" office:date-value="2022-07-21" calcext:value-type="date">
            <text:p>2022/7/21</text:p>
          </table:table-cell>
          <table:table-cell table:style-name="ce64" office:value-type="date" office:date-value="2022-07-22" calcext:value-type="date">
            <text:p>2022/7/22</text:p>
          </table:table-cell>
          <table:table-cell table:style-name="ce78" office:value-type="date" office:date-value="2022-07-23" calcext:value-type="date">
            <text:p>2022/7/23</text:p>
          </table:table-cell>
          <table:table-cell table:style-name="ce78" office:value-type="date" office:date-value="2022-07-24" calcext:value-type="date">
            <text:p>2022/7/24</text:p>
          </table:table-cell>
          <table:table-cell table:style-name="ce64" office:value-type="date" office:date-value="2022-07-25" calcext:value-type="date">
            <text:p>2022/7/25</text:p>
          </table:table-cell>
          <table:table-cell table:style-name="ce64" office:value-type="date" office:date-value="2022-07-26" calcext:value-type="date">
            <text:p>2022/7/26</text:p>
          </table:table-cell>
          <table:table-cell table:style-name="ce64" office:value-type="date" office:date-value="2022-07-27" calcext:value-type="date">
            <text:p>2022/7/27</text:p>
          </table:table-cell>
          <table:table-cell table:style-name="ce64" office:value-type="date" office:date-value="2022-07-28" calcext:value-type="date">
            <text:p>2022/7/28</text:p>
          </table:table-cell>
          <table:table-cell table:style-name="ce64" office:value-type="date" office:date-value="2022-07-29" calcext:value-type="date">
            <text:p>2022/7/29</text:p>
          </table:table-cell>
          <table:table-cell table:style-name="ce78" office:value-type="date" office:date-value="2022-07-30" calcext:value-type="date">
            <text:p>2022/7/30</text:p>
          </table:table-cell>
          <table:table-cell table:style-name="ce78" office:value-type="date" office:date-value="2022-07-31" calcext:value-type="date">
            <text:p>2022/7/31</text:p>
          </table:table-cell>
          <table:table-cell table:style-name="ce91" office:value-type="date" office:date-value="2022-08-01" calcext:value-type="date">
            <text:p>2022/8/1</text:p>
          </table:table-cell>
          <table:table-cell table:style-name="ce91" office:value-type="date" office:date-value="2022-08-02" calcext:value-type="date">
            <text:p>2022/8/2</text:p>
          </table:table-cell>
          <table:table-cell table:style-name="ce91" office:value-type="date" office:date-value="2022-08-03" calcext:value-type="date">
            <text:p>2022/8/3</text:p>
          </table:table-cell>
          <table:table-cell table:style-name="ce91" office:value-type="date" office:date-value="2022-08-04" calcext:value-type="date">
            <text:p>2022/8/4</text:p>
          </table:table-cell>
          <table:table-cell table:style-name="ce91" office:value-type="date" office:date-value="2022-08-05" calcext:value-type="date">
            <text:p>2022/8/5</text:p>
          </table:table-cell>
          <table:table-cell table:style-name="ce78" office:value-type="date" office:date-value="2022-08-06" calcext:value-type="date">
            <text:p>2022/8/6</text:p>
          </table:table-cell>
          <table:table-cell table:style-name="ce78" office:value-type="date" office:date-value="2022-08-07" calcext:value-type="date">
            <text:p>2022/8/7</text:p>
          </table:table-cell>
          <table:table-cell table:style-name="ce91" office:value-type="date" office:date-value="2022-08-08" calcext:value-type="date">
            <text:p>2022/8/8</text:p>
          </table:table-cell>
          <table:table-cell table:style-name="ce91" office:value-type="date" office:date-value="2022-08-09" calcext:value-type="date">
            <text:p>2022/8/9</text:p>
          </table:table-cell>
          <table:table-cell table:style-name="ce91" office:value-type="date" office:date-value="2022-08-10" calcext:value-type="date">
            <text:p>2022/8/10</text:p>
          </table:table-cell>
          <table:table-cell table:style-name="ce91" office:value-type="date" office:date-value="2022-08-11" calcext:value-type="date">
            <text:p>2022/8/11</text:p>
          </table:table-cell>
          <table:table-cell table:style-name="ce91" office:value-type="date" office:date-value="2022-08-12" calcext:value-type="date">
            <text:p>2022/8/12</text:p>
          </table:table-cell>
          <table:table-cell table:style-name="ce78" office:value-type="date" office:date-value="2022-08-13" calcext:value-type="date">
            <text:p>2022/8/13</text:p>
          </table:table-cell>
          <table:table-cell table:style-name="ce78" office:value-type="date" office:date-value="2022-08-14" calcext:value-type="date">
            <text:p>2022/8/14</text:p>
          </table:table-cell>
          <table:table-cell table:style-name="ce91" office:value-type="date" office:date-value="2022-08-15" calcext:value-type="date">
            <text:p>2022/8/15</text:p>
          </table:table-cell>
          <table:table-cell table:style-name="ce91" office:value-type="date" office:date-value="2022-08-16" calcext:value-type="date">
            <text:p>2022/8/16</text:p>
          </table:table-cell>
          <table:table-cell table:style-name="ce91" office:value-type="date" office:date-value="2022-08-17" calcext:value-type="date">
            <text:p>2022/8/17</text:p>
          </table:table-cell>
          <table:table-cell table:style-name="ce91" office:value-type="date" office:date-value="2022-08-18" calcext:value-type="date">
            <text:p>2022/8/18</text:p>
          </table:table-cell>
          <table:table-cell table:style-name="ce91" office:value-type="date" office:date-value="2022-08-19" calcext:value-type="date">
            <text:p>2022/8/19</text:p>
          </table:table-cell>
          <table:table-cell table:style-name="ce78" office:value-type="date" office:date-value="2022-08-20" calcext:value-type="date">
            <text:p>2022/8/20</text:p>
          </table:table-cell>
          <table:table-cell table:style-name="ce78" office:value-type="date" office:date-value="2022-08-21" calcext:value-type="date">
            <text:p>2022/8/21</text:p>
          </table:table-cell>
          <table:table-cell table:style-name="ce91" office:value-type="date" office:date-value="2022-08-22" calcext:value-type="date">
            <text:p>2022/8/22</text:p>
          </table:table-cell>
          <table:table-cell table:style-name="ce91" office:value-type="date" office:date-value="2022-08-23" calcext:value-type="date">
            <text:p>2022/8/23</text:p>
          </table:table-cell>
          <table:table-cell table:style-name="ce91" office:value-type="date" office:date-value="2022-08-24" calcext:value-type="date">
            <text:p>2022/8/24</text:p>
          </table:table-cell>
          <table:table-cell table:style-name="ce91" office:value-type="date" office:date-value="2022-08-25" calcext:value-type="date">
            <text:p>2022/8/25</text:p>
          </table:table-cell>
          <table:table-cell table:style-name="ce91" office:value-type="date" office:date-value="2022-08-26" calcext:value-type="date">
            <text:p>2022/8/26</text:p>
          </table:table-cell>
          <table:table-cell table:style-name="ce78" office:value-type="date" office:date-value="2022-08-27" calcext:value-type="date">
            <text:p>2022/8/27</text:p>
          </table:table-cell>
          <table:table-cell table:style-name="ce78" office:value-type="date" office:date-value="2022-08-28" calcext:value-type="date">
            <text:p>2022/8/28</text:p>
          </table:table-cell>
          <table:table-cell table:style-name="ce78" office:value-type="date" office:date-value="2022-08-29" calcext:value-type="date">
            <text:p>2022/8/29</text:p>
          </table:table-cell>
          <table:table-cell table:style-name="ce78" office:value-type="date" office:date-value="2022-08-30" calcext:value-type="date">
            <text:p>2022/8/30</text:p>
          </table:table-cell>
          <table:table-cell table:style-name="ce91" office:value-type="date" office:date-value="2022-08-31" calcext:value-type="date">
            <text:p>2022/8/31</text:p>
          </table:table-cell>
          <table:table-cell table:number-columns-repeated="378"/>
        </table:table-row>
        <table:table-row table:style-name="ro1">
          <table:covered-table-cell table:style-name="ce2"/>
          <table:covered-table-cell table:style-name="ce20"/>
          <table:covered-table-cell table:number-columns-repeated="2" table:style-name="ce26"/>
          <table:covered-table-cell table:style-name="ce178"/>
          <table:table-cell table:style-name="ce53" office:value-type="string" calcext:value-type="string">
            <text:p>星期</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79" office:value-type="string" calcext:value-type="string">
            <text:p>星期一</text:p>
          </table:table-cell>
          <table:table-cell table:style-name="ce79" office:value-type="string" calcext:value-type="string">
            <text:p>星期二</text:p>
          </table:table-cell>
          <table:table-cell table:style-name="ce92" office:value-type="string" calcext:value-type="string">
            <text:p>星期三</text:p>
          </table:table-cell>
          <table:table-cell table:number-columns-repeated="378"/>
        </table:table-row>
        <table:table-row table:style-name="ro1">
          <table:covered-table-cell table:style-name="ce3"/>
          <table:covered-table-cell table:number-columns-repeated="3" table:style-name="ce175"/>
          <table:covered-table-cell table:style-name="ce178"/>
          <table:table-cell table:style-name="ce54" office:value-type="string" calcext:value-type="string">
            <text:p>Run數</text:p>
          </table:table-cell>
          <table:table-cell table:style-name="ce66" office:value-type="float" office:value="2" calcext:value-type="float">
            <text:p>2</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number-columns-repeated="2" table:style-name="ce66" office:value-type="float" office:value="2" calcext:value-type="float">
            <text:p>2</text:p>
          </table:table-cell>
          <table:table-cell table:number-columns-repeated="2" table:style-name="ce80" office:value-type="string" calcext:value-type="string">
            <text:p>休</text:p>
          </table:table-cell>
          <table:table-cell table:number-columns-repeated="2" table:style-name="ce66" office:value-type="float" office:value="3" calcext:value-type="float">
            <text:p>3</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1" calcext:value-type="float">
            <text:p>1</text:p>
          </table:table-cell>
          <table:table-cell table:number-columns-repeated="2" table:style-name="ce80" office:value-type="string" calcext:value-type="string">
            <text:p>休</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3" table:style-name="ce66" office:value-type="float" office:value="2" calcext:value-type="float">
            <text:p>2</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2" calcext:value-type="float">
            <text:p>2</text:p>
          </table:table-cell>
          <table:table-cell table:style-name="ce80" table:number-columns-repeated="2"/>
          <table:table-cell table:number-columns-repeated="4"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4" calcext:value-type="float">
            <text:p>4</text:p>
          </table:table-cell>
          <table:table-cell table:number-columns-repeated="2"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2" calcext:value-type="float">
            <text:p>2</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1" calcext:value-type="float">
            <text:p>1</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number-columns-repeated="3"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4"/>
          <table:table-cell table:style-name="ce66" office:value-type="float" office:value="4" calcext:value-type="float">
            <text:p>4</text:p>
          </table:table-cell>
          <table:table-cell table:number-columns-repeated="378"/>
        </table:table-row>
        <table:table-row table:style-name="ro66">
          <table:table-cell table:style-name="ce158" office:value-type="string" calcext:value-type="string" table:number-columns-spanned="1" table:number-rows-spanned="81">
            <text:p>輪船　　Vessel</text:p>
          </table:table-cell>
          <table:table-cell table:style-name="ce158" office:value-type="string" calcext:value-type="string" table:number-columns-spanned="1" table:number-rows-spanned="36">
            <text:p>麗星郵輪　　Star Cruises</text:p>
          </table:table-cell>
          <table:table-cell table:style-name="ce158" office:value-type="string" calcext:value-type="string" table:number-columns-spanned="1" table:number-rows-spanned="24">
            <text:p>入境</text:p>
            <text:p>Arrival</text:p>
          </table:table-cell>
          <table:table-cell table:style-name="ce158" office:value-type="string" calcext:value-type="string" table:number-columns-spanned="1" table:number-rows-spanned="6">
            <text:p>證照查驗區</text:p>
            <text:p><text:span text:style-name="T7">Prime Line</text:span></text:p>
          </table:table-cell>
          <table:table-cell/>
          <table:table-cell table:style-name="ce55" table:formula="of:=COUNTIF([.$A4:.$AMJ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6:.$AMJ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IF([.$A7:.$AMJ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9:.$AMJ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9">
            <text:p>通道</text:p>
            <text:p><text:span text:style-name="T7">Funnel</text:span></text:p>
          </table:table-cell>
          <table:table-cell/>
          <table:table-cell table:style-name="ce55" table:formula="of:=COUNTIF([.$A10:.$AMJ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12:.$AMJ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IF([.$A13:.$AMJ1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15:.$AMJ1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IF([.$A16:.$AMJ1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18:.$AMJ1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旅客行李</text:p>
            <text:p><text:span text:style-name="T7">Baggages</text:span></text:p>
          </table:table-cell>
          <table:table-cell/>
          <table:table-cell table:style-name="ce55" table:formula="of:=COUNTIF([.$A19:.$AMJ1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21:.$AMJ2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IF([.$A22:.$AMJ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24:.$AMJ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搜身室</text:p>
            <text:p><text:span text:style-name="T7">Search room</text:span></text:p>
          </table:table-cell>
          <table:table-cell/>
          <table:table-cell table:style-name="ce55" table:formula="of:=COUNTIF([.$A25:.$AMJ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27:.$AMJ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table-cell table:style-name="ce55" table:formula="of:=COUNTIF([.$A28:.$AMJ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30:.$AMJ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IF([.$A31:.$AMJ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33:.$AMJ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旅客行李</text:p>
            <text:p><text:span text:style-name="T7">Baggages</text:span></text:p>
          </table:table-cell>
          <table:table-cell/>
          <table:table-cell table:style-name="ce55" table:formula="of:=COUNTIF([.$A34:.$AMJ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36:.$AMJ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IF([.$A37:.$AMJ3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39:.$AMJ3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8">
            <text:p>中遠郵輪</text:p>
            <text:p><text:span text:style-name="T7">Cosoc Star Cruise</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40:.$AMJ4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42:.$AMJ4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通道</text:p>
            <text:p><text:span text:style-name="T7">Funnel</text:span></text:p>
          </table:table-cell>
          <table:table-cell/>
          <table:table-cell table:style-name="ce55" table:formula="of:=COUNTIF([.$A43:.$AMJ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45:.$AMJ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IF([.$A46:.$AMJ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48:.$AMJ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49:.$AMJ4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51:.$AMJ5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出境</text:p>
            <text:p><text:span text:style-name="T7">Departure</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52:.$AMJ5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54:.$AMJ5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55:.$AMJ5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57:.$AMJ5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5">
            <text:p>馬祖</text:p>
            <text:p><text:span text:style-name="T7">Mazu Vessel </text:span></text:p>
          </table:table-cell>
          <table:table-cell table:style-name="ce158" office:value-type="string" calcext:value-type="string" table:number-columns-spanned="1" table:number-rows-spanned="9">
            <text:p>入境</text:p>
            <text:p><text:span text:style-name="T7">Arrival</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58:.$AMJ5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60:.$AMJ6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通道</text:p>
            <text:p><text:span text:style-name="T7">Funnel</text:span></text:p>
          </table:table-cell>
          <table:table-cell/>
          <table:table-cell table:style-name="ce55" table:formula="of:=COUNTIF([.$A61:.$AMJ6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63:.$AMJ6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64:.$AMJ6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66:.$AMJ6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出境</text:p>
            <text:p><text:span text:style-name="T7">Departure</text:span></text:p>
          </table:table-cell>
          <table:table-cell table:style-name="ce158" office:value-type="string" calcext:value-type="string" table:number-columns-spanned="1" table:number-rows-spanned="3">
            <text:p>證照查驗區</text:p>
            <text:p><text:span text:style-name="T7">Prime Line</text:span></text:p>
          </table:table-cell>
          <table:table-cell/>
          <table:table-cell table:style-name="ce55" table:formula="of:=COUNTIF([.$A67:.$AMJ6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69:.$AMJ6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行李</text:p>
            <text:p><text:span text:style-name="T7">Baggages</text:span></text:p>
          </table:table-cell>
          <table:table-cell/>
          <table:table-cell table:style-name="ce55" table:formula="of:=COUNTIF([.$A70:.$AMJ7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72:.$AMJ7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2">
            <text:p>貨櫃輪</text:p>
            <text:p>Cargo Vessel</text:p>
          </table:table-cell>
          <table:table-cell table:style-name="ce158" office:value-type="string" calcext:value-type="string" table:number-columns-spanned="1" table:number-rows-spanned="6">
            <text:p>入境</text:p>
            <text:p><text:span text:style-name="T7">Arrival</text:span></text:p>
          </table:table-cell>
          <table:table-cell table:style-name="ce158" office:value-type="string" calcext:value-type="string" table:number-columns-spanned="1" table:number-rows-spanned="3">
            <text:p>船員</text:p>
            <text:p><text:span text:style-name="T7">crew</text:span></text:p>
          </table:table-cell>
          <table:table-cell/>
          <table:table-cell table:style-name="ce55" table:formula="of:=COUNTIF([.$A73:.$AMJ7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75:.$AMJ7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船員房間</text:p>
            <text:p><text:span text:style-name="T7">Room</text:span></text:p>
          </table:table-cell>
          <table:table-cell/>
          <table:table-cell table:style-name="ce55" table:formula="of:=COUNTIF([.$A76:.$AMJ7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78:.$AMJ7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出境</text:p>
            <text:p><text:span text:style-name="T7">Departure</text:span></text:p>
          </table:table-cell>
          <table:table-cell table:style-name="ce158" office:value-type="string" calcext:value-type="string" table:number-columns-spanned="1" table:number-rows-spanned="3">
            <text:p>船員</text:p>
            <text:p><text:span text:style-name="T7">crew</text:span></text:p>
          </table:table-cell>
          <table:table-cell/>
          <table:table-cell table:style-name="ce55" table:formula="of:=COUNTIF([.$A79:.$AMJ7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81:.$AMJ8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船員房間</text:p>
            <text:p><text:span text:style-name="T7">Room</text:span></text:p>
          </table:table-cell>
          <table:table-cell/>
          <table:table-cell table:style-name="ce55" table:formula="of:=COUNTIF([.$A82:.$AMJ8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table-cell/>
          <table:table-cell table:style-name="ce55" table:formula="of:=COUNTA([.$A84:.$AMJ8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table-cell table:style-name="ce158" office:value-type="string" calcext:value-type="string" table:number-columns-spanned="1" table:number-rows-spanned="60">
            <text:p>遊客中心</text:p>
          </table:table-cell>
          <table:table-cell table:style-name="ce158" office:value-type="string" calcext:value-type="string" table:number-columns-spanned="1" table:number-rows-spanned="30">
            <text:p>東岸</text:p>
          </table:table-cell>
          <table:table-cell table:style-name="ce158" office:value-type="string" calcext:value-type="string" table:number-columns-spanned="1" table:number-rows-spanned="15">
            <text:p>1F</text:p>
          </table:table-cell>
          <table:table-cell table:style-name="ce158" office:value-type="string" calcext:value-type="string" table:number-columns-spanned="1" table:number-rows-spanned="3">
            <text:p>旅客</text:p>
          </table:table-cell>
          <table:table-cell table:style-name="ce199" table:formula="of:=([.F87]+[.F90])&amp;&quot; / &quot;&amp;([.F85]+[.F88])&amp;&quot; = &quot;&amp;ROUND(IF([.F85]=0;&quot;0&quot;;([.F87]+[.F90])/([.F85]+[.F88]));1)" office:value-type="string" office:string-value="0 / 0 = 0" calcext:value-type="string" table:number-columns-spanned="1" table:number-rows-spanned="6">
            <text:p>0 / 0 = 0</text:p>
          </table:table-cell>
          <table:table-cell table:style-name="ce55" table:formula="of:=COUNTIF([.$A85:.$AMJ8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87:.$AMJ8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99"/>
          <table:table-cell table:style-name="ce55" table:formula="of:=COUNTIF([.$A88:.$AMJ8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90:.$AMJ9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93]+[.F96])&amp;&quot; / &quot;&amp;([.F91]+[.F94])&amp;&quot; = &quot;&amp;ROUND(IF([.F91]=0;&quot;0&quot;;([.F93]+[.F96])/([.F91]+[.F94]));1)" office:value-type="string" office:string-value="0 / 0 = 0" calcext:value-type="string" table:number-columns-spanned="1" table:number-rows-spanned="6">
            <text:p>0 / 0 = 0</text:p>
          </table:table-cell>
          <table:table-cell table:style-name="ce55" table:formula="of:=COUNTIF([.$A91:.$AMJ9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93:.$AMJ9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199"/>
          <table:table-cell table:style-name="ce55" table:formula="of:=COUNTIF([.$A94:.$AMJ9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96:.$AMJ9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99])&amp;&quot; / &quot;&amp;([.F97])&amp;&quot; = &quot;&amp;ROUND(IF([.F97]=0;&quot;0&quot;;[.F99]/[.F97]);1)" office:value-type="string" office:string-value="0 / 0 = 0" calcext:value-type="string" table:number-columns-spanned="1" table:number-rows-spanned="3">
            <text:p>0 / 0 = 0</text:p>
          </table:table-cell>
          <table:table-cell table:style-name="ce55" table:formula="of:=COUNTIF([.$A97:.$AMJ9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99:.$AMJ9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5">
            <text:p>2F</text:p>
          </table:table-cell>
          <table:table-cell table:style-name="ce158" office:value-type="string" calcext:value-type="string" table:number-columns-spanned="1" table:number-rows-spanned="3">
            <text:p>旅客</text:p>
          </table:table-cell>
          <table:table-cell table:style-name="ce199" table:formula="of:=([.F102]+[.F105])&amp;&quot; / &quot;&amp;([.F100]+[.F103])&amp;&quot; = &quot;&amp;ROUND(IF([.F100]=0;&quot;0&quot;;([.F102]+[.F105])/([.F100]+[.F103]));1)" office:value-type="string" office:string-value="0 / 0 = 0" calcext:value-type="string" table:number-columns-spanned="1" table:number-rows-spanned="6">
            <text:p>0 / 0 = 0</text:p>
          </table:table-cell>
          <table:table-cell table:style-name="ce55" table:formula="of:=COUNTIF([.$A100:.$AMJ10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02:.$AMJ10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78"/>
          <table:table-cell table:style-name="ce55" table:formula="of:=COUNTIF([.$A103:.$AMJ10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05:.$AMJ10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108]+[.F111])&amp;&quot; / &quot;&amp;([.F106]+[.F109])&amp;&quot; = &quot;&amp;ROUND(IF([.F106]=0;&quot;0&quot;;([.F108]+[.F111])/([.F106]+[.F109]));1)" office:value-type="string" office:string-value="0 / 0 = 0" calcext:value-type="string" table:number-columns-spanned="1" table:number-rows-spanned="6">
            <text:p>0 / 0 = 0</text:p>
          </table:table-cell>
          <table:table-cell table:style-name="ce55" table:formula="of:=COUNTIF([.$A106:.$AMJ10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08:.$AMJ10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178"/>
          <table:table-cell table:style-name="ce55" table:formula="of:=COUNTIF([.$A109:.$AMJ10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11:.$AMJ11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114]&amp;&quot; / &quot;&amp;[.F112]&amp;&quot; = &quot;&amp;ROUND(IF([.F112]=0;&quot;0&quot;;[.F114]/[.F112]);1)" office:value-type="string" office:string-value="0 / 0 = 0" calcext:value-type="string" table:number-columns-spanned="1" table:number-rows-spanned="3">
            <text:p>0 / 0 = 0</text:p>
          </table:table-cell>
          <table:table-cell table:style-name="ce55" table:formula="of:=COUNTIF([.$A112:.$AMJ11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14:.$AMJ11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30">
            <text:p>西岸</text:p>
          </table:table-cell>
          <table:table-cell table:style-name="ce158" office:value-type="string" calcext:value-type="string" table:number-columns-spanned="1" table:number-rows-spanned="15">
            <text:p>1F</text:p>
          </table:table-cell>
          <table:table-cell table:style-name="ce158" office:value-type="string" calcext:value-type="string" table:number-columns-spanned="1" table:number-rows-spanned="3">
            <text:p>旅客</text:p>
          </table:table-cell>
          <table:table-cell table:style-name="ce199" table:formula="of:=([.F117]+[.F120])&amp;&quot; / &quot;&amp;([.F115]+[.F118])&amp;&quot; = &quot;&amp;ROUND(IF([.F115]=0;&quot;0&quot;;([.F117]+[.F120])/([.F115]+[.F118]));1)" office:value-type="string" office:string-value="0 / 0 = 0" calcext:value-type="string" table:number-columns-spanned="1" table:number-rows-spanned="6">
            <text:p>0 / 0 = 0</text:p>
          </table:table-cell>
          <table:table-cell table:style-name="ce55" table:formula="of:=COUNTIF([.$A115:.$AMJ11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17:.$AMJ11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99"/>
          <table:table-cell table:style-name="ce55" table:formula="of:=COUNTIF([.$A118:.$AMJ11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20:.$AMJ12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123]+[.F126])&amp;&quot; / &quot;&amp;([.F121]+[.F124])&amp;&quot; = &quot;&amp;ROUND(IF([.F121]=0;&quot;0&quot;;([.F123]+[.F126])/([.F121]+[.F124]));1)" office:value-type="string" office:string-value="0 / 0 = 0" calcext:value-type="string" table:number-columns-spanned="1" table:number-rows-spanned="6">
            <text:p>0 / 0 = 0</text:p>
          </table:table-cell>
          <table:table-cell table:style-name="ce55" table:formula="of:=COUNTIF([.$A121:.$AMJ12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23:.$AMJ12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199"/>
          <table:table-cell table:style-name="ce55" table:formula="of:=COUNTIF([.$A124:.$AMJ12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26:.$AMJ12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129])&amp;&quot; / &quot;&amp;([.F127])&amp;&quot; = &quot;&amp;ROUND(IF([.F127]=0;&quot;0&quot;;[.F129]/[.F127]);1)" office:value-type="string" office:string-value="0 / 0 = 0" calcext:value-type="string" table:number-columns-spanned="1" table:number-rows-spanned="3">
            <text:p>0 / 0 = 0</text:p>
          </table:table-cell>
          <table:table-cell table:style-name="ce55" table:formula="of:=COUNTIF([.$A127:.$AMJ12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29:.$AMJ12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5">
            <text:p>2F</text:p>
          </table:table-cell>
          <table:table-cell table:style-name="ce158" office:value-type="string" calcext:value-type="string" table:number-columns-spanned="1" table:number-rows-spanned="3">
            <text:p>旅客</text:p>
          </table:table-cell>
          <table:table-cell table:style-name="ce199" table:formula="of:=([.F132]+[.F135])&amp;&quot; / &quot;&amp;([.F130]+[.F133])&amp;&quot; = &quot;&amp;ROUND(IF([.F130]=0;&quot;0&quot;;([.F132]+[.F135])/([.F130]+[.F133]));1)" office:value-type="string" office:string-value="0 / 0 = 0" calcext:value-type="string" table:number-columns-spanned="1" table:number-rows-spanned="6">
            <text:p>0 / 0 = 0</text:p>
          </table:table-cell>
          <table:table-cell table:style-name="ce55" table:formula="of:=COUNTIF([.$A130:.$AMJ13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32:.$AMJ13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旅客</text:p>
          </table:table-cell>
          <table:covered-table-cell table:style-name="ce178"/>
          <table:table-cell table:style-name="ce55" table:formula="of:=COUNTIF([.$A133:.$AMJ13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35:.$AMJ13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table-cell table:style-name="ce199" table:formula="of:=([.F138]+[.F141])&amp;&quot; / &quot;&amp;([.F136]+[.F139])&amp;&quot; = &quot;&amp;ROUND(IF([.F136]=0;&quot;0&quot;;([.F138]+[.F141])/([.F136]+[.F139]));1)" office:value-type="string" office:string-value="0 / 0 = 0" calcext:value-type="string" table:number-columns-spanned="1" table:number-rows-spanned="6">
            <text:p>0 / 0 = 0</text:p>
          </table:table-cell>
          <table:table-cell table:style-name="ce55" table:formula="of:=COUNTIF([.$A136:.$AMJ13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42"/>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42"/>
          <table:table-cell table:style-name="ce55" table:formula="of:=COUNTA([.$A138:.$AMJ13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行李</text:p>
          </table:table-cell>
          <table:covered-table-cell table:style-name="ce42"/>
          <table:table-cell table:style-name="ce55" table:formula="of:=COUNTIF([.$A139:.$AMJ13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42"/>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42"/>
          <table:table-cell table:style-name="ce55" table:formula="of:=COUNTA([.$A141:.$AMJ14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3">
            <text:p>其他</text:p>
          </table:table-cell>
          <table:table-cell table:style-name="ce199" table:formula="of:=[.F144]&amp;&quot; / &quot;&amp;[.F142]&amp;&quot; = &quot;&amp;ROUND(IF([.F142]=0;&quot;0&quot;;[.F144]/[.F142]);1)" office:value-type="string" office:string-value="0 / 0 = 0" calcext:value-type="string" table:number-columns-spanned="1" table:number-rows-spanned="3">
            <text:p>0 / 0 = 0</text:p>
          </table:table-cell>
          <table:table-cell table:style-name="ce55" table:formula="of:=COUNTIF([.$A142:.$AMJ14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44:.$AMJ14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table-cell table:style-name="ce158" office:value-type="string" calcext:value-type="string" table:number-columns-spanned="1" table:number-rows-spanned="285">
            <text:p>貨區</text:p>
            <text:p><text:span text:style-name="T7">Import Cargo</text:span></text:p>
          </table:table-cell>
          <table:table-cell table:style-name="ce158" office:value-type="string" calcext:value-type="string" table:number-columns-spanned="1" table:number-rows-spanned="12">
            <text:p>弘貿</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147]+[.F150])&amp;&quot; / &quot;&amp;([.F145]+[.F148])&amp;&quot; = &quot;&amp;ROUND(IF([.F145]=0 ;&quot;0&quot;;([.F147]+[.F150])/([.F145]+[.F148]));1)" office:value-type="string" office:string-value="6 / 2 = 3" calcext:value-type="string" table:number-columns-spanned="1" table:number-rows-spanned="6">
            <text:p>6 / 2 = 3</text:p>
          </table:table-cell>
          <table:table-cell table:style-name="ce55" table:formula="of:=COUNTIF([.$A145:.$AMJ145];&quot;*&quot;)" office:value-type="float" office:value="1" calcext:value-type="float">
            <text:p>1</text:p>
          </table:table-cell>
          <table:table-cell table:style-name="ce68" office:value-type="string" calcext:value-type="string">
            <office:annotation draw:style-name="gr4" draw:text-style-name="P4" svg:width="2.899cm" svg:height="13.831cm" svg:x="23.598cm" svg:y="83.272cm" draw:caption-point-x="-4.203cm" draw:caption-point-y="2.654cm">
              <dc:date>2022-06-07T00:00:00</dc:date>
              <text:p text:style-name="P3"><text:span text:style-name="T1">Run1</text:span></text:p>
              <text:p text:style-name="P3"><text:span text:style-name="T1">1.</text:span><text:span text:style-name="T1">時間</text:span><text:span text:style-name="T1">:1535 </text:span><text:span text:style-name="T1">滲</text:span><text:span text:style-name="T1">:1h25m</text:span></text:p>
              <text:p text:style-name="P3"><text:span text:style-name="T1"/></text:p>
              <text:p text:style-name="P3"><text:span text:style-name="T1">2.</text:span><text:span text:style-name="T1">搜尋區域</text:span><text:span text:style-name="T1">:</text:span></text:p>
              <text:p text:style-name="P3"><text:span text:style-name="T1">L</text:span><text:span text:style-name="T1">型前面一排紙箱後面棧板相連紙箱堆</text:span></text:p>
              <text:p text:style-name="P3"><text:span text:style-name="T1"/></text:p>
              <text:p text:style-name="P3"><text:span text:style-name="T1">3.stim</text:span><text:span text:style-name="T1">設置方式</text:span><text:span text:style-name="T1">: </text:span></text:p>
              <text:p text:style-name="P3"><text:span text:style-name="T1">將紙箱從底部打開拿出全部貨物後折雙邊再直接放入</text:span><text:span text:style-name="T1">sitm</text:span><text:span text:style-name="T1">，將貨物塞回去後放置狗頭高度</text:span></text:p>
              <text:p text:style-name="P3"><text:span text:style-name="T1"/></text:p>
              <text:p text:style-name="P3"><text:span text:style-name="T1">4.Custy</text:span><text:span text:style-name="T1">表現：</text:span></text:p>
              <text:p text:style-name="P3"><text:span text:style-name="T1">一開始紙箱較低但還是有低頭聞，</text:span><text:span text:style-name="T1">corner</text:span><text:span text:style-name="T1">也沒有像之前</text:span><text:span text:style-name="T1">cut</text:span><text:span text:style-name="T1">那麼大，後面棧板上紙箱撇頭聞得很貼，經過</text:span><text:span text:style-name="T1">stim</text:span><text:span text:style-name="T1">後一次就聞到了</text:span></text:p>
              <text:p text:style-name="P3"><text:span text:style-name="T1"/></text:p>
              <text:p text:style-name="P3"><text:span text:style-name="T2">5. CIB</text:span><text:span text:style-name="T2">物品</text:span></text:p>
              <text:p text:style-name="P3"><text:span text:style-name="T2"/></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5" draw:text-style-name="P6" svg:width="3.655cm" svg:height="9.621cm" svg:x="56.243cm" svg:y="87.191cm" draw:caption-point-x="-0.724cm" draw:caption-point-y="-1.265cm">
              <dc:date>2022-06-22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接一棧板</text:span><text:span text:style-name="T3">hop</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大致上聞得不錯，但前段有一小部分在兩</text:span><text:span text:style-name="T4">pass</text:span><text:span text:style-name="T4">都沒聞往前衝，但衝一下下就又馬上接回去聞，第一</text:span><text:span text:style-name="T4">pass</text:span><text:span text:style-name="T4">來不及</text:span><text:span text:style-name="T4">easy</text:span><text:span text:style-name="T4">，第二</text:span><text:span text:style-name="T4">pass</text:span><text:span text:style-name="T4">就有</text:span><text:span text:style-name="T4">easy</text:span><text:span text:style-name="T4">到，雖然</text:span><text:span text:style-name="T4">easy</text:span><text:span text:style-name="T4">完後也沒有很貼</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6" draw:text-style-name="P6" svg:width="4.644cm" svg:height="10.241cm" svg:x="122.162cm" svg:y="86.814cm" draw:caption-point-x="-1.167cm" draw:caption-point-y="-0.888cm">
              <dc:date>2022-07-22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除了第一</text:span><text:span text:style-name="T4">pass</text:span><text:span text:style-name="T4">兩個</text:span><text:span text:style-name="T4">corner</text:span><text:span text:style-name="T4">有小</text:span><text:span text:style-name="T4">cut</text:span><text:span text:style-name="T4">以外，第二</text:span><text:span text:style-name="T4">pass</text:span><text:span text:style-name="T4">都有進去。在第二</text:span><text:span text:style-name="T4">pass</text:span><text:span text:style-name="T4">的時候有給手勢引導</text:span><text:span text:style-name="T4">Custy</text:span><text:span text:style-name="T4">進去狹窄走道，也是進去得很順，在裡面的時候都有聞，第三</text:span><text:span text:style-name="T4">pass</text:span><text:span text:style-name="T4">比</text:span><text:span text:style-name="T4">high</text:span><text:span text:style-name="T4">有抬頭，甚至在這</text:span><text:span text:style-name="T4">pass</text:span><text:span text:style-name="T4">有自己進去另一個更狹窄的區域搜，另外原先的狹窄走道也有在這</text:span><text:span text:style-name="T4">pass</text:span><text:span text:style-name="T4">自己主動進去搜，表現得很好</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7" draw:text-style-name="P6" svg:width="3.921cm" svg:height="8.361cm" svg:x="201.156cm" svg:y="86.35cm" draw:caption-point-x="-1.139cm" draw:caption-point-y="-0.424cm">
              <dc:date>2022-08-25T00:00:00</dc:date>
              <text:p text:style-name="P5"><text:span text:style-name="T3">Run1</text:span></text:p>
              <text:p text:style-name="P5"><text:span text:style-name="T3">1.</text:span><text:span text:style-name="T3">時間</text:span><text:span text:style-name="T3">:110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轉彎有轉得很貼，幾乎都沒有不聞的狀況，在第二</text:span><text:span text:style-name="T4">pass</text:span><text:span text:style-name="T4">手勢比進小走道有好好進去，進去之後也都有好好聞，第三</text:span><text:span text:style-name="T4">pass</text:span><text:span text:style-name="T4">給</text:span><text:span text:style-name="T4">high</text:span><text:span text:style-name="T4">也跟得很好，整體而言聞得很棒</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office:value-type="string" calcext:value-type="string">
            <text:p>C c/s 800</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47:.$AMJ147])-1" office:value-type="float" office:value="4" calcext:value-type="float">
            <text:p>4</text:p>
          </table:table-cell>
          <table:table-cell table:style-name="ce227" office:value-type="string" calcext:value-type="string">
            <text:p>G</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148:.$AMJ148];&quot;*&quot;)" office:value-type="float" office:value="1" calcext:value-type="float">
            <text:p>1</text:p>
          </table:table-cell>
          <table:table-cell table:style-name="ce69" office:value-type="string" calcext:value-type="string">
            <office:annotation draw:style-name="gr5" draw:text-style-name="P6" svg:width="2.899cm" svg:height="9.621cm" svg:x="19.308cm" svg:y="90.702cm" draw:caption-point-x="0.087cm" draw:caption-point-y="-2.977cm">
              <dc:date>2022-06-13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ㄇ型左邊木箱中右紙箱</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雖然第一</text:span><text:span text:style-name="T4">pass</text:span><text:span text:style-name="T4">兩個</text:span><text:span text:style-name="T4">corner</text:span><text:span text:style-name="T4">都</text:span><text:span text:style-name="T4">cut</text:span><text:span text:style-name="T4">，但其他部分整體聞得很貼，沒有因為悶了四天就興奮過頭，第二</text:span><text:span text:style-name="T4">pass</text:span><text:span text:style-name="T4">比</text:span><text:span text:style-name="T4">corner</text:span><text:span text:style-name="T4">有進去</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8" draw:text-style-name="P6" svg:width="5.6cm" svg:height="11.726cm" svg:x="167.958cm" svg:y="79.192cm" draw:caption-point-x="-1.808cm" draw:caption-point-y="8.533cm">
              <dc:date>2022-08-10T00:00:00</dc:date>
              <text:p text:style-name="P5"><text:span text:style-name="T3">Run1</text:span></text:p>
              <text:p text:style-name="P5"><text:span text:style-name="T3">1.</text:span><text:span text:style-name="T3">時間</text:span><text:span text:style-name="T3">: 1134</text:span><text:span text:style-name="T3">滲</text:span><text:span text:style-name="T3">:1.5h</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五個，右邊一直排棧板紙箱貨物</text:span></text:p>
              <text:p text:style-name="P5"><text:span text:style-name="T3">3.stim</text:span><text:span text:style-name="T3">設置方式</text:span><text:span text:style-name="T3">: </text:span></text:p>
              <text:p text:style-name="P5"><text:span text:style-name="T4">將嗅源放在倒數第二個棧板的紙箱夾縫間約胸口高度</text:span></text:p>
              <text:p text:style-name="P5"><text:span text:style-name="T3">4.Custy</text:span><text:span text:style-name="T3">表現：</text:span></text:p>
              <text:p text:style-name="P5"><text:span text:style-name="T3">前面</text:span><text:span text:style-name="T3">parcel</text:span><text:span text:style-name="T3">的部分聞得還不錯，都有好好轉彎貼著聞，到棧板貨區的地方也聞的還可以但稍快，在</text:span><text:span text:style-name="T3">stim</text:span><text:span text:style-name="T3">位置比</text:span><text:span text:style-name="T3">high</text:span><text:span text:style-name="T3">沒有跟，比了四次都失敗，大部分都是有意識那邊需要嗅聞，甚至有稍微抬一下頭，不過就是沒有真的向上聞，有可能是因為我手勢太高他沒看到。最後一次比完之後她就坐下了，當下看感覺是有</text:span><text:span text:style-name="T3">cue</text:span><text:span text:style-name="T3">狗了導致他亂猜坐下，坐下之後馬上起身找味道就聞到嗅源了，但不確定是不是稍微聞到就坐下，然後才回去追味道的</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30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50:.$AMJ150])-1" office:value-type="float" office:value="2" calcext:value-type="float">
            <text:p>2</text:p>
          </table:table-cell>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153]+[.F156])&amp;&quot; / &quot;&amp;([.F151]+[.F154])&amp;&quot; = &quot;&amp;ROUND(IF([.F151]=0;&quot;0&quot;;([.F153]+[.F156])/([.F151]+[.F154]));1)" office:value-type="string" office:string-value="1 / 0 = 0" calcext:value-type="string" table:number-columns-spanned="1" table:number-rows-spanned="6">
            <text:p>1 / 0 = 0</text:p>
          </table:table-cell>
          <table:table-cell table:style-name="ce55" table:formula="of:=COUNTIF([.$A151:.$AMJ151];&quot;*&quot;)" office:value-type="float" office:value="0" calcext:value-type="float">
            <text:p>0</text:p>
          </table:table-cell>
          <table:table-cell table:style-name="ce69"/>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9" draw:text-style-name="P6" svg:width="4.148cm" svg:height="7.421cm" svg:x="165.063cm" svg:y="92.711cm" draw:caption-point-x="1.087cm" draw:caption-point-y="-3.187cm">
              <dc:date>2022-08-10T00:00:00</dc:date>
              <text:p text:style-name="P5"><text:span text:style-name="T3">Run1</text:span></text:p>
              <text:p text:style-name="P5"><text:span text:style-name="T3">1.</text:span><text:span text:style-name="T3">時間</text:span><text:span text:style-name="T3">: 10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認真，有個凹進一個棧板小ㄇ在第一</text:span><text:span text:style-name="T4">pass</text:span><text:span text:style-name="T4">他沒有自己進去直接略過接下去聞，在末端收繩再回去補上，有嘗試給了兩個</text:span><text:span text:style-name="T4">high</text:span><text:span text:style-name="T4">都有跟</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53:.$AMJ153])-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78"/>
          <table:table-cell table:style-name="ce55" table:formula="of:=COUNTIF([.$A154:.$AMJ15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56:.$AMJ15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2">
            <text:p>中央</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159]+[.F162])&amp;&quot; / &quot;&amp;([.F157]+[.F160])&amp;&quot; = &quot;&amp;ROUND(IF([.F157]=0;&quot;0&quot;;([.F159]+[.F162])/([.F157]+[.F160]));1)" office:value-type="string" office:string-value="4 / 2 = 2" calcext:value-type="string" table:number-columns-spanned="1" table:number-rows-spanned="6">
            <text:p>4 / 2 = 2</text:p>
          </table:table-cell>
          <table:table-cell table:style-name="ce55" table:formula="of:=COUNTIF([.$A157:.$AMJ157];&quot;*&quot;)" office:value-type="float" office:value="2" calcext:value-type="float">
            <text:p>2</text:p>
          </table:table-cell>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10" draw:text-style-name="P6" svg:width="6.393cm" svg:height="11.256cm" svg:x="40.716cm" svg:y="92.033cm" draw:caption-point-x="-1.001cm" draw:caption-point-y="1.089cm">
              <dc:date>2022-06-15T00:00:00</dc:date>
              <text:p text:style-name="P5"><text:span text:style-name="T3">Run1</text:span></text:p>
              <text:p text:style-name="P5"><text:span text:style-name="T3">1.</text:span><text:span text:style-name="T3">時間</text:span><text:span text:style-name="T3">: 1030</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閃電型棧板加旁邊獨立一小區棧板</text:span></text:p>
              <text:p text:style-name="P5"><text:span text:style-name="T5"/></text:p>
              <text:p text:style-name="P5"><text:span text:style-name="T3">3.stim</text:span><text:span text:style-name="T3">設置方式</text:span><text:span text:style-name="T3">: </text:span></text:p>
              <text:p text:style-name="P5"><text:span text:style-name="T5">將薰製物塞在閃電型後半段狗頭高度</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的</text:span><text:span text:style-name="T5">corner</text:span><text:span text:style-name="T5">很明顯沒有之前</text:span><text:span text:style-name="T5">cut</text:span><text:span text:style-name="T5">的那麼大，但在過去聞獨立棧板的時候聞得很差，轉彎也沒有轉，</text:span><text:span text:style-name="T5">easy</text:span><text:span text:style-name="T5">完回去聞還是有點小張嘴，但第二</text:span><text:span text:style-name="T5">pass</text:span><text:span text:style-name="T5">回閃電型時又聞得很好，</text:span><text:span text:style-name="T5">corner</text:span><text:span text:style-name="T5">也有進彎也有轉，但兩</text:span><text:span text:style-name="T5">pass</text:span><text:span text:style-name="T5">經過</text:span><text:span text:style-name="T5">stim</text:span><text:span text:style-name="T5">都沒反應，估計是因為</text:span><text:span text:style-name="T5">stim</text:span><text:span text:style-name="T5">位置剛好是在凹進去的地方</text:span><text:span text:style-name="T5">(</text:span><text:span text:style-name="T5">前一個紙箱比較凸</text:span><text:span text:style-name="T5">)</text:span><text:span text:style-name="T5">，所以即使貼著聞經過</text:span><text:span text:style-name="T5">stim</text:span><text:span text:style-name="T5">時還是有點距離，第三</text:span><text:span text:style-name="T5">pass high</text:span><text:span text:style-name="T5">手勢幾乎都有跟，最後也是比</text:span><text:span text:style-name="T5">high</text:span><text:span text:style-name="T5">在</text:span><text:span text:style-name="T5">stim</text:span><text:span text:style-name="T5">位置處聞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11" draw:text-style-name="P6" svg:width="3.704cm" svg:height="10.786cm" svg:x="60.644cm" svg:y="91.612cm" draw:caption-point-x="-0.609cm" draw:caption-point-y="1.51cm">
              <dc:date>2022-06-24T00:00:00</dc:date>
              <text:p text:style-name="P5"><text:span text:style-name="T3">Run1</text:span></text:p>
              <text:p text:style-name="P5"><text:span text:style-name="T3">1.</text:span><text:span text:style-name="T3">時間</text:span><text:span text:style-name="T3">: 1545</text:span><text:span text:style-name="T3">滲</text:span><text:span text:style-name="T3">:1h35m</text:span></text:p>
              <text:p text:style-name="P5"><text:span text:style-name="T3"/></text:p>
              <text:p text:style-name="P5"><text:span text:style-name="T3">2.</text:span><text:span text:style-name="T3">搜尋區域</text:span><text:span text:style-name="T3">:</text:span></text:p>
              <text:p text:style-name="P5"><text:span text:style-name="T3">地上兩排紙箱各六個，只聞內側單邊</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第二排倒數第二個</text:span></text:p>
              <text:p text:style-name="P5"><text:span text:style-name="T3">4.Custy</text:span><text:span text:style-name="T3">表現：</text:span></text:p>
              <text:p text:style-name="P5"><text:span text:style-name="T4">雖然一開始很興奮，而且紙箱也相對較低，但整體聞得很好，沒有暴衝也有低頭好好聞，一經過</text:span><text:span text:style-name="T4">stim</text:span><text:span text:style-name="T4">就有反應然後坐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2" draw:text-style-name="P6" svg:width="3.842cm" svg:height="9.301cm" svg:x="91.828cm" svg:y="93.906cm" draw:caption-point-x="-0.185cm" draw:caption-point-y="-0.784cm">
              <dc:date>2022-07-08T00:00:00</dc:date>
              <text:p text:style-name="P5"><text:span text:style-name="T3">Run2</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text:span><text:span text:style-name="T4">6</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先以為這次挑比較矮的紙箱</text:span><text:span text:style-name="T4">Custy</text:span><text:span text:style-name="T4">一開始會衝出去沒聞，但實際上開始就有好好低頭聞，速度不會太快品質不錯，但連續三個彎都沒有轉都需要</text:span><text:span text:style-name="T4">pivot</text:span><text:span text:style-name="T4">，後面兩次轉彎我有給手勢引導就有好好轉，不過這部分應該需要再加強</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90" office:value-type="string" calcext:value-type="string">
            <office:annotation draw:style-name="gr13" draw:text-style-name="P6" svg:width="4.827cm" svg:height="10.711cm" svg:x="137.604cm" svg:y="98.809cm" draw:caption-point-x="1.453cm" draw:caption-point-y="-5.687cm">
              <dc:date>2022-08-01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閃電型棧板貨沒有膠膜末端延伸六個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直排的棧板紙箱貨一樣聞得有點快，因為有點來不及所以轉彎處給了一個手勢引導他轉彎，第一</text:span><text:span text:style-name="T4">pass</text:span><text:span text:style-name="T4">表現得還行，第二</text:span><text:span text:style-name="T4">pass</text:span><text:span text:style-name="T4">轉彎處就有自己轉彎，比</text:span><text:span text:style-name="T4">corner</text:span><text:span text:style-name="T4">也都有進去，但是在末端已經收短繩準備帶走了他多調查了一下，先抬頭看我之後才慢慢地坐下，應該是知道沒有但還是想要</text:span><text:span text:style-name="T4">dummy</text:span><text:span text:style-name="T4">所以亂坐，我直接糾正帶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2"/>
          <table:table-cell table:style-name="ce227" office:value-type="string" calcext:value-type="string">
            <text:p>M-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H c/s 380*1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59:.$AMJ159])-1" office:value-type="float" office:value="4" calcext:value-type="float">
            <text:p>4</text:p>
          </table:table-cell>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160:.$AMJ16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162:.$AMJ16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165]+[.F168])&amp;&quot; / &quot;&amp;([.F163]+[.F166])&amp;&quot; = &quot;&amp;ROUND(IF([.F163]=0;&quot;0&quot;;([.F165]+[.F168])/([.F163]+[.F166]));1)" office:value-type="string" office:string-value="2 / 0 = 0" calcext:value-type="string" table:number-columns-spanned="1" table:number-rows-spanned="6">
            <text:p>2 / 0 = 0</text:p>
          </table:table-cell>
          <table:table-cell table:style-name="ce55" table:formula="of:=COUNTIF([.$A163:.$AMJ16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4" draw:text-style-name="P6" svg:width="3.655cm" svg:height="8.286cm" svg:x="54.539cm" svg:y="91.214cm" draw:caption-point-x="-1.278cm" draw:caption-point-y="5.507cm">
              <dc:date>2022-06-21T00:00:00</dc:date>
              <text:p text:style-name="P5"><text:span text:style-name="T3">Run3</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直排棧板貨物接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除了前面直排有貨物凹進去的地方沒聞跟第一</text:span><text:span text:style-name="T4">pass</text:span><text:span text:style-name="T4">轉彎沒有轉好之外，</text:span><text:span text:style-name="T4">corner</text:span><text:span text:style-name="T4">都沒有</text:span><text:span text:style-name="T4">cut</text:span><text:span text:style-name="T4">，</text:span><text:span text:style-name="T4">high pass</text:span><text:span text:style-name="T4">也都有好好的聞上面，整體都聞的很棒。</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5" draw:text-style-name="P6" svg:width="4.018cm" svg:height="8.831cm" svg:x="139.778cm" svg:y="98.155cm" draw:caption-point-x="-0.721cm" draw:caption-point-y="-1.434cm">
              <dc:date>2022-07-29T00:00:00</dc:date>
              <text:p text:style-name="P5"><text:span text:style-name="T3">Run2</text:span></text:p>
              <text:p text:style-name="P5"><text:span text:style-name="T3">1.</text:span><text:span text:style-name="T3">時間</text:span><text:span text:style-name="T3">: 1436</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頭衝得有點過偏向用掃的，我在轉彎處斷點再重頭聞一遍，再來一次速度就比較慢了，這次轉彎轉得比較不好，雖然有轉但不貼，到第三</text:span><text:span text:style-name="T4">pass</text:span><text:span text:style-name="T4">的時候才比較貼，而且</text:span><text:span text:style-name="T4">high</text:span><text:span text:style-name="T4">的手勢都有跟，整體還算不錯</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65:.$AMJ165])-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78"/>
          <table:table-cell table:style-name="ce55" table:formula="of:=COUNTIF([.$A166:.$AMJ166];&quot;*&quot;)" office:value-type="float" office:value="0" calcext:value-type="float">
            <text:p>0</text:p>
          </table:table-cell>
          <table:table-cell table:style-name="ce227" table:number-columns-repeated="4"/>
          <table:table-cell table:style-name="Default"/>
          <table:table-cell table:style-name="ce81" table:number-columns-repeated="2"/>
          <table:table-cell table:style-name="ce227" table:number-columns-repeated="5"/>
          <table:table-cell table:style-name="ce81" table:number-columns-repeated="2"/>
          <table:table-cell table:style-name="ce227"/>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168:.$AMJ16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24">
            <text:p>中華</text:p>
            <text:p><text:span text:style-name="T7">China Trade</text:span></text:p>
          </table:table-cell>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一倉</text:p>
          </table:table-cell>
          <table:table-cell table:style-name="ce199" table:formula="of:=([.F171]+[.F174])&amp;&quot; / &quot;&amp;([.F169]+[.F172])&amp;&quot; = &quot;&amp;ROUND(IF([.F169]=0;&quot;0&quot;;([.F171]+[.F174])/([.F169]+[.F172]));1)" office:value-type="string" office:string-value="10 / 4 = 2.5" calcext:value-type="string" table:number-columns-spanned="1" table:number-rows-spanned="6">
            <text:p>10 / 4 = 2.5</text:p>
          </table:table-cell>
          <table:table-cell table:style-name="ce55" table:formula="of:=COUNTIF([.$A169:.$AMJ169];&quot;*&quot;)" office:value-type="float" office:value="2" calcext:value-type="float">
            <text:p>2</text:p>
          </table:table-cell>
          <table:table-cell table:style-name="ce227" table:number-columns-repeated="3"/>
          <table:table-cell table:style-name="ce69" office:value-type="string" calcext:value-type="string">
            <office:annotation draw:style-name="gr16" draw:text-style-name="P6" svg:width="2.899cm" svg:height="11.106cm" svg:x="28.713cm" svg:y="96.734cm" draw:caption-point-x="-2.545cm" draw:caption-point-y="3.585cm">
              <dc:date>2022-06-09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排紙箱棧板加地上一排大紙箱</text:span></text:p>
              <text:p text:style-name="P5"><text:span text:style-name="T3">跑</text:span><text:span text:style-name="T3">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很貼，因為這次一排棧板距離比較短，</text:span><text:span text:style-name="T3">Custy</text:span><text:span text:style-name="T3">沒有跟上次一樣用衝的，前</text:span><text:span text:style-name="T3">2pass</text:span><text:span text:style-name="T3">都聞得很貼，第</text:span><text:span text:style-name="T3">3pass high</text:span><text:span text:style-name="T3">也有抬頭，整體聞的很棒</text:span></text:p>
              <text:p text:style-name="P5"><text:span text:style-name="T3"/></text:p>
              <text:p text:style-name="P5"><text:span text:style-name="T3">5. CIB</text:span><text:span text:style-name="T3">物品</text:span></text:p>
              <text:p text:style-name="P5"><text:span text:style-name="T3">醃茄子</text:span></text:p>
              <text:p text:style-name="P5"><text:span text:style-name="T3"/></text:p>
            </office:annotation>
            <text:p>●</text:p>
          </table:table-cell>
          <table:table-cell table:style-name="ce227"/>
          <table:table-cell table:style-name="ce81" table:number-columns-repeated="2"/>
          <table:table-cell table:style-name="ce227"/>
          <table:table-cell table:style-name="ce73" office:value-type="string" calcext:value-type="string">
            <office:annotation draw:style-name="gr17" draw:text-style-name="P6" svg:width="4.179cm" svg:height="9.226cm" svg:x="37.789cm" svg:y="101.362cm" draw:caption-point-x="-0.332cm" draw:caption-point-y="-1.043cm">
              <dc:date>2022-06-14T00:00:00</dc:date>
              <text:p text:style-name="P5"><text:span text:style-name="T3">Run2</text:span></text:p>
              <text:p text:style-name="P5"><text:span text:style-name="T3">1.</text:span><text:span text:style-name="T3">時間</text:span><text:span text:style-name="T3">:1440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棧板有木頭轉彎接ㄇ</text:span></text:p>
              <text:p text:style-name="P5"><text:span text:style-name="T3"/></text:p>
              <text:p text:style-name="P5"><text:span text:style-name="T3">3.stim</text:span><text:span text:style-name="T3">設置方式</text:span><text:span text:style-name="T3">: </text:span></text:p>
              <text:p text:style-name="P5"><text:span text:style-name="T5">將薰製物塞在轉彎後ㄇ的前段</text:span></text:p>
              <text:p text:style-name="P5"><text:span text:style-name="T5"/></text:p>
              <text:p text:style-name="P5"><text:span text:style-name="T3">4.Custy</text:span><text:span text:style-name="T3">表現：</text:span></text:p>
              <text:p text:style-name="P5"><text:span text:style-name="T3">前面一直排地上有棧板凸出來</text:span><text:span text:style-name="T3">Custy</text:span><text:span text:style-name="T3">還是有貼上去聞，整體聞得很好，轉彎處也都有自己轉彎，一經過</text:span><text:span text:style-name="T3">stim</text:span><text:span text:style-name="T3">就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69" office:value-type="string" calcext:value-type="string">
            <office:annotation draw:style-name="gr18" draw:text-style-name="P6" svg:width="3.954cm" svg:height="7.346cm" svg:x="52.765cm" svg:y="93.9cm" draw:caption-point-x="-1.762cm" draw:caption-point-y="6.419cm">
              <dc:date>2022-06-20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轉彎有自己轉，也都聞得很貼，第二</text:span><text:span text:style-name="T3">pass</text:span><text:span text:style-name="T3">突然有堆高機叉一板到尾端形成小空間也有自己進去</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77" office:value-type="string" calcext:value-type="string">
            <office:annotation draw:style-name="gr9" draw:text-style-name="P6" svg:width="4.444cm" svg:height="7.421cm" svg:x="70.079cm" svg:y="99.408cm" draw:caption-point-x="-3.271cm" draw:caption-point-y="0.911cm">
              <dc:date>2022-06-27T00:00:00</dc:date>
              <text:p text:style-name="P5"><text:span text:style-name="T3">Run1</text:span></text:p>
              <text:p text:style-name="P5"><text:span text:style-name="T3">1.</text:span><text:span text:style-name="T3">時間</text:span><text:span text:style-name="T3">: 10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text:span><text:span text:style-name="T4">L</text:span><text:span text:style-name="T4">型一排</text:span><text:span text:style-name="T4">parcels</text:span><text:span text:style-name="T4">接一直排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都聞得很棒，地上</text:span><text:span text:style-name="T4">parcel</text:span><text:span text:style-name="T4">該轉彎都有轉，後面</text:span><text:span text:style-name="T4">high</text:span><text:span text:style-name="T4">手勢也有跟，除了某個轉彎完沒有聞小暴衝</text:span><text:span text:style-name="T4">easy</text:span><text:span text:style-name="T4">之外都很棒</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84" office:value-type="string" calcext:value-type="string">
            <office:annotation draw:style-name="gr19" draw:text-style-name="P6" svg:width="4.866cm" svg:height="9.376cm" svg:x="102.817cm" svg:y="101.554cm" draw:caption-point-x="0.115cm" draw:caption-point-y="-1.235cm">
              <dc:date>2022-07-13T00:00:00</dc:date>
              <text:p text:style-name="P5"><text:span text:style-name="T3">Run1</text:span></text:p>
              <text:p text:style-name="P5"><text:span text:style-name="T3">1.</text:span><text:span text:style-name="T3">時間</text:span><text:span text:style-name="T3">:1138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靠牆</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一開始就爆衝，太興奮幾乎沒有聞，稍微</text:span><text:span text:style-name="T4">time out</text:span><text:span text:style-name="T4">後第二</text:span><text:span text:style-name="T4">pass</text:span><text:span text:style-name="T4">速度有變慢但還是很快，經過</text:span><text:span text:style-name="T4">stim</text:span><text:span text:style-name="T4">稍微</text:span><text:span text:style-name="T4">CIB</text:span><text:span text:style-name="T4">就走掉，第三</text:span><text:span text:style-name="T4">pass</text:span><text:span text:style-name="T4">我牽繩比較慢放帶著他聞，一樣先經過</text:span><text:span text:style-name="T4">stim</text:span><text:span text:style-name="T4">後再回頭確認中</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0" draw:text-style-name="P6" svg:width="4.208cm" svg:height="7.891cm" svg:x="153.047cm" svg:y="93.176cm" draw:caption-point-x="-0.444cm" draw:caption-point-y="7.143cm">
              <dc:date>2022-08-05T00:00:00</dc:date>
              <text:p text:style-name="P5"><text:span text:style-name="T3">Run2</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ㄇ形棧板貨物，右邊角落少一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很貼，轉彎的地方都轉得很棒，甚至在角落有少個棧板的地方轉彎跟</text:span><text:span text:style-name="T4">corner</text:span><text:span text:style-name="T4">都做得很好，兩個</text:span><text:span text:style-name="T4">pass</text:span><text:span text:style-name="T4">都表現得很棒</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1" draw:text-style-name="P6" svg:width="4.339cm" svg:height="9.771cm" svg:x="204.221cm" svg:y="95.376cm" draw:caption-point-x="-4.204cm" draw:caption-point-y="4.943cm">
              <dc:date>2022-08-25T00:00:00</dc:date>
              <text:p text:style-name="P5"><text:span text:style-name="T3">Run2</text:span></text:p>
              <text:p text:style-name="P5"><text:span text:style-name="T3">1.</text:span><text:span text:style-name="T3">時間</text:span><text:span text:style-name="T3">: 14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搜尋走道中間有個空隙進去一個小空間，比手勢進去之後也搜得很認真，一度想要再往更裡面搜但怕搜得太多所以有出聲音吸引回來，後段給了一個</text:span><text:span text:style-name="T4">high</text:span><text:span text:style-name="T4">跟得很好，有整個趴上去聞，只是最後面轉彎出來要結束時有點不貼，有</text:span><text:span text:style-name="T4">easy</text:span><text:span text:style-name="T4">回去補上好好結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table-cell table:style-name="ce227" office:value-type="string" calcext:value-type="string">
            <text:p>M-scented</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2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71:.$AMJ171])-1" office:value-type="float" office:value="7" calcext:value-type="float">
            <text:p>7</text:p>
          </table:table-cell>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一倉</text:p>
          </table:table-cell>
          <table:covered-table-cell table:style-name="ce199"/>
          <table:table-cell table:style-name="ce55" table:formula="of:=COUNTIF([.$A172:.$AMJ172];&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2" draw:text-style-name="P6" svg:width="5.175cm" svg:height="13.061cm" svg:x="51.682cm" svg:y="103.05cm" draw:caption-point-x="-0.679cm" draw:caption-point-y="-0.932cm">
              <dc:date>2022-06-21T00:00:00</dc:date>
              <text:p text:style-name="P5"><text:span text:style-name="T3">Run3</text:span></text:p>
              <text:p text:style-name="P5"><text:span text:style-name="T3">1.</text:span><text:span text:style-name="T3">時間</text:span><text:span text:style-name="T3">: 1555</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3">ㄇ型紙箱棧板貨物</text:span></text:p>
              <text:p text:style-name="P5"><text:span text:style-name="T3">3.stim</text:span><text:span text:style-name="T3">設置方式</text:span><text:span text:style-name="T3">: </text:span></text:p>
              <text:p text:style-name="P5"><text:span text:style-name="T3">將</text:span><text:span text:style-name="T3">stim</text:span><text:span text:style-name="T3">放入棧板膠膜內空間，大約狗頭下面一點的位置</text:span></text:p>
              <text:p text:style-name="P5"><text:span text:style-name="T3"/></text:p>
              <text:p text:style-name="P5"><text:span text:style-name="T3">4.Custy</text:span><text:span text:style-name="T3">表現：</text:span></text:p>
              <text:p text:style-name="P5"><text:span text:style-name="T3">整體其實聞得不錯，但應該是因為</text:span><text:span text:style-name="T3">stim</text:span><text:span text:style-name="T3">是設置在膠膜，</text:span><text:span text:style-name="T3">Custy</text:span><text:span text:style-name="T3">經過的時候都聞很高甚至抬頭，即使後面幾個</text:span><text:span text:style-name="T3">pass</text:span><text:span text:style-name="T3">有</text:span><text:span text:style-name="T3">pump</text:span><text:span text:style-name="T3">但都還是聞不到，後來藉由小隊長把膠膜的洞再割得更大一點後一</text:span><text:span text:style-name="T3">pass</text:span><text:span text:style-name="T3">就聞到了，總共跑了</text:span><text:span text:style-name="T3">6pass</text:span><text:span text:style-name="T3">。原本預估</text:span><text:span text:style-name="T3">Custy</text:span><text:span text:style-name="T3">對</text:span><text:span text:style-name="T3">H</text:span><text:span text:style-name="T3">的反應就不好，所以打算設置一直排而已，可是剛好貨叉到旁邊使得</text:span><text:span text:style-name="T3">stim</text:span><text:span text:style-name="T3">變成</text:span><text:span text:style-name="T3">corner</text:span><text:span text:style-name="T3">的位置。且我在</text:span><text:span text:style-name="T3">pump</text:span><text:span text:style-name="T3">的時機點有點太晚，狗頭離太近，而且洞開的位置偏下面，應該</text:span><text:span text:style-name="T3">pump</text:span><text:span text:style-name="T3">後氣都往下跑了才會聞不到，最後一</text:span><text:span text:style-name="T3">pass</text:span><text:span text:style-name="T3">是用手勢比</text:span><text:span text:style-name="T3">stim</text:span><text:span text:style-name="T3">位置才聞到的。 </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851cm" svg:height="10.316cm" svg:x="152.209cm" svg:y="105.242cm" draw:caption-point-x="0.394cm" draw:caption-point-y="-3.124cm">
              <dc:date>2022-08-05T00:00:00</dc:date>
              <text:p text:style-name="P5"><text:span text:style-name="T3">Run3</text:span></text:p>
              <text:p text:style-name="P5"><text:span text:style-name="T3">1.</text:span><text:span text:style-name="T3">時間</text:span><text:span text:style-name="T3">: 15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直排棧板雜貨</text:span></text:p>
              <text:p text:style-name="P5"><text:span text:style-name="T3">3.stim</text:span><text:span text:style-name="T3">設置方式</text:span><text:span text:style-name="T3">: </text:span></text:p>
              <text:p text:style-name="P5"><text:span text:style-name="T4">將嗅源放入原本就有開洞的編織袋內，放在約狗稍微抬頭高度末端位置</text:span></text:p>
              <text:p text:style-name="P5"><text:span text:style-name="T3">4.Custy</text:span><text:span text:style-name="T3">表現：</text:span></text:p>
              <text:p text:style-name="P5"><text:span text:style-name="T4">一開始很興奮跑很快但有撇頭聞，不過應該偏向用掃得，剛好在末端的時候略過沒聞，收繩</text:span><text:span text:style-name="T4">easy</text:span><text:span text:style-name="T4">後重新接觸一遍，一樣很快速地聞過，第二</text:span><text:span text:style-name="T4">pass</text:span><text:span text:style-name="T4">我把速度變慢他也有聞得比較慢，在末端直接比手勢在</text:span><text:span text:style-name="T4">stim</text:span><text:span text:style-name="T4">上，有跟手勢就直接貼上去聞，聞到之後趴在貨物上一下子比個手勢後就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4" draw:text-style-name="P6" svg:width="5.287cm" svg:height="12.196cm" svg:x="200.012cm" svg:y="104.234cm" draw:caption-point-x="0.005cm" draw:caption-point-y="-2.116cm">
              <dc:date>2022-08-25T00:00:00</dc:date>
              <text:p text:style-name="P5"><text:span text:style-name="T3">Run3</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一大區棧板雜貨圍成方形，中間有一邊是膠膜貨</text:span></text:p>
              <text:p text:style-name="P5"><text:span text:style-name="T3">3.stim</text:span><text:span text:style-name="T3">設置方式</text:span><text:span text:style-name="T3">: </text:span></text:p>
              <text:p text:style-name="P5"><text:span text:style-name="T4">在膠膜貨的末端約狗頭高度割縫放入嗅源，外面有包一層，裡面個別紙箱也有包膠膜，放在第二層膠膜內</text:span></text:p>
              <text:p text:style-name="P5"><text:span text:style-name="T3">4.Custy</text:span><text:span text:style-name="T3">表現：</text:span></text:p>
              <text:p text:style-name="P5"><text:span text:style-name="T4">整體而言聞得很好，第一次要轉彎過去膠膜那邊時速度有點快導致偏離貨物，</text:span><text:span text:style-name="T4">easy</text:span><text:span text:style-name="T4">帶回更前面一點再一次就有轉得比較好，第一次經過</text:span><text:span text:style-name="T4">stim</text:span><text:span text:style-name="T4">的時候速度太快略過，有帶回去再一次，這一次有稍微</text:span><text:span text:style-name="T4">CIB</text:span><text:span text:style-name="T4">帶還是走掉，第三次經過</text:span><text:span text:style-name="T4">stim</text:span><text:span text:style-name="T4">的時候向上趴了所以沒聞到，短繩收掉之後再試一次，這次經過</text:span><text:span text:style-name="T4">CIB</text:span><text:span text:style-name="T4">很大調查了一小陣子，但後來還是走掉，最後拍拍他收掉</text:span></text:p>
              <text:p text:style-name="P5"><text:span text:style-name="T3">5. CIB</text:span><text:span text:style-name="T3">物品</text:span></text:p>
              <text:p text:style-name="P5"><text:span text:style-name="T3"/></text:p>
            </office:annotation>
            <text:p>DNF</text:p>
          </table:table-cell>
          <table:table-cell table:style-name="ce227"/>
          <table:table-cell table:style-name="ce81" table:number-columns-repeated="4"/>
          <table:table-cell table:style-name="ce227"/>
          <table:table-cell table:number-columns-repeated="378"/>
        </table:table-row>
        <table:table-row table:style-name="ro66">
          <table:covered-table-cell table:number-columns-repeated="2" table:style-name="ce158"/>
          <table:covered-table-cell table:style-name="ce27"/>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H c/s 380*8</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H c/s 380*3</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H 380*3</text:p>
          </table:table-cell>
          <table:table-cell table:style-name="ce227"/>
          <table:table-cell table:style-name="ce81" table:number-columns-repeated="4"/>
          <table:table-cell table:style-name="ce227"/>
          <table:table-cell table:number-columns-repeated="378"/>
        </table:table-row>
        <table:table-row table:style-name="ro66">
          <table:covered-table-cell table:number-columns-repeated="2" table:style-name="ce158"/>
          <table:covered-table-cell table:style-name="ce27"/>
          <table:covered-table-cell table:style-name="ce178"/>
          <table:covered-table-cell table:style-name="ce199"/>
          <table:table-cell table:style-name="ce55" table:formula="of:=COUNTA([.$A174:.$AMJ174])-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DNF→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DNF</text:p>
          </table:table-cell>
          <table:table-cell table:style-name="ce227"/>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二倉</text:p>
          </table:table-cell>
          <table:table-cell table:style-name="ce199" table:formula="of:=([.F177]+[.F180])&amp;&quot; / &quot;&amp;([.F175]+[.F178])&amp;&quot; = &quot;&amp;ROUND(IF([.F175]=0;&quot;0&quot;;([.F177]+[.F180])/([.F175]+[.F178]));1)" office:value-type="string" office:string-value="10 / 5 = 2" calcext:value-type="string" table:number-columns-spanned="1" table:number-rows-spanned="6">
            <text:p>10 / 5 = 2</text:p>
          </table:table-cell>
          <table:table-cell table:style-name="ce55" table:formula="of:=COUNTIF([.$A175:.$AMJ175];&quot;*&quot;)" office:value-type="float" office:value="3" calcext:value-type="float">
            <text:p>3</text:p>
          </table:table-cell>
          <table:table-cell table:style-name="ce227" table:number-columns-repeated="2"/>
          <table:table-cell table:style-name="ce73" office:value-type="string" calcext:value-type="string">
            <office:annotation draw:style-name="gr25" draw:text-style-name="P6" svg:width="2.899cm" svg:height="16.671cm" svg:x="25.384cm" svg:y="108.311cm" draw:caption-point-x="-1.474cm" draw:caption-point-y="-4.394cm">
              <dc:date>2022-06-08T00:00:00</dc:date>
              <text:p text:style-name="P5"><text:span text:style-name="T3">Run1</text:span></text:p>
              <text:p text:style-name="P5"><text:span text:style-name="T3">1.</text:span><text:span text:style-name="T3">時間</text:span><text:span text:style-name="T3">: 11:25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ㄇ型紙箱棧板</text:span></text:p>
              <text:p text:style-name="P5"><text:span text:style-name="T3"/></text:p>
              <text:p text:style-name="P5"><text:span text:style-name="T3">3.stim</text:span><text:span text:style-name="T3">設置方式</text:span><text:span text:style-name="T3">: </text:span></text:p>
              <text:p text:style-name="P5"><text:span text:style-name="T3">將紙箱底部拆開，拿出全部貨物，單邊摺邊後放入</text:span><text:span text:style-name="T3">stim</text:span><text:span text:style-name="T3">，再把部分貨物放入，轉正後放狗頭高度在第二個轉角前兩個箱子位置</text:span></text:p>
              <text:p text:style-name="P5"><text:span text:style-name="T3"/></text:p>
              <text:p text:style-name="P5"><text:span text:style-name="T3">4.Custy</text:span><text:span text:style-name="T3">表現：</text:span></text:p>
              <text:p text:style-name="P5"><text:span text:style-name="T3">一開始就有進入狀況，第一個</text:span><text:span text:style-name="T3">corner</text:span><text:span text:style-name="T3">沒有</text:span><text:span text:style-name="T3">cut</text:span><text:span text:style-name="T3">那麼大，但剛好第二個</text:span><text:span text:style-name="T3">corner</text:span><text:span text:style-name="T3">還是</text:span><text:span text:style-name="T3">cut</text:span><text:span text:style-name="T3">，導致第一</text:span><text:span text:style-name="T3">pass</text:span><text:span text:style-name="T3">沒聞到，第二</text:span><text:span text:style-name="T3">pass</text:span><text:span text:style-name="T3">聞得更仔細，第一個</text:span><text:span text:style-name="T3">corner</text:span><text:span text:style-name="T3">比完手勢有進去，之後沒有再大</text:span><text:span text:style-name="T3">cut</text:span><text:span text:style-name="T3">經過</text:span><text:span text:style-name="T3">stim</text:span><text:span text:style-name="T3">順利聞到坐下，坐下後仍有坐不定的問題</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87" office:value-type="string" calcext:value-type="string">
            <office:annotation draw:style-name="gr26" draw:text-style-name="P6" svg:width="4.688cm" svg:height="8.906cm" svg:x="83.626cm" svg:y="108.319cm" draw:caption-point-x="1.244cm" draw:caption-point-y="-4.402cm">
              <dc:date>2022-07-05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Scatter</text:span><text:span text:style-name="T4">，兩排棧板貨有膠膜加地上散放</text:span><text:span text:style-name="T4">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本預計讓</text:span><text:span text:style-name="T4">Custy</text:span><text:span text:style-name="T4">地上跟棧板的貨都聞過，但他幾乎都只聞地上的貨，棧板的貨應該是因為有膠膜所以興趣比較低，大部分都是隨便聞一下就又回去聞地上的貨，最後找不到就直接挑一個紙箱貨坐下亂猜</text:span></text:p>
              <text:p text:style-name="P5"><text:span text:style-name="T3">5. FR</text:span><text:span text:style-name="T3">物品</text:span></text:p>
              <text:p text:style-name="P5"><text:span text:style-name="T3">帽子</text:span></text:p>
            </office:annotation>
            <text:p>●</text:p>
          </table:table-cell>
          <table:table-cell table:style-name="ce227"/>
          <table:table-cell table:style-name="ce69" office:value-type="string" calcext:value-type="string">
            <office:annotation draw:style-name="gr6" draw:text-style-name="P6" svg:width="4.05cm" svg:height="10.241cm" svg:x="92.467cm" svg:y="100.236cm" draw:caption-point-x="-3.081cm" draw:caption-point-y="3.681cm">
              <dc:date>2022-07-08T00:00:00</dc:date>
              <text:p text:style-name="P5"><text:span text:style-name="T3">Run3</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L</text:span><text:span text:style-name="T4">型棧板貨物有膠膜，膠膜上有另外貼貼布當</text:span><text:span text:style-name="T4">control</text:span><text:span text:style-name="T4">驗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text:span><text:span text:style-name="T4">L</text:span><text:span text:style-name="T4">前面直排比較長，但</text:span><text:span text:style-name="T4">Custy</text:span><text:span text:style-name="T4">沒有像之前一樣用衝的不聞，速度適中也聞得很貼，經過貼布的時候有多調查一下，但一下子就走掉沒有坐下。第三</text:span><text:span text:style-name="T4">pass high</text:span><text:span text:style-name="T4">有跟，但有點慢半拍的感覺，沒有很即時的往上聞。</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6" draw:text-style-name="P6" svg:width="4.611cm" svg:height="10.241cm" svg:x="114.469cm" svg:y="105.528cm" draw:caption-point-x="-0.248cm" draw:caption-point-y="-1.611cm">
              <dc:date>2022-07-18T00:00:00</dc:date>
              <text:p text:style-name="P5"><text:span text:style-name="T3">Run1</text:span></text:p>
              <text:p text:style-name="P5"><text:span text:style-name="T3">1.</text:span><text:span text:style-name="T3">時間</text:span><text:span text:style-name="T3">: 1122</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左邊一排膠膜棧板貨，右邊一排紙箱棧板貨</text:span></text:p>
              <text:p text:style-name="P5"><text:span text:style-name="T3">3.stim</text:span><text:span text:style-name="T3">設置方式</text:span><text:span text:style-name="T3">: </text:span></text:p>
              <text:p text:style-name="P5"><text:span text:style-name="T4">將薰製物塞在轉彎處隔一個紙箱間縫隙</text:span></text:p>
              <text:p text:style-name="P5"><text:span text:style-name="T3">4.Custy</text:span><text:span text:style-name="T3">表現：</text:span></text:p>
              <text:p text:style-name="P5"><text:span text:style-name="T4">左邊聞兩</text:span><text:span text:style-name="T4">pass</text:span><text:span text:style-name="T4">，第二</text:span><text:span text:style-name="T4">pass</text:span><text:span text:style-name="T4">比</text:span><text:span text:style-name="T4">high</text:span><text:span text:style-name="T4">都沒有跟，右邊紙箱的部分聞得不錯，在轉彎處我有領先用身體先擋住，</text:span><text:span text:style-name="T4">Custy</text:span><text:span text:style-name="T4">有自己轉彎然後直接聞到，聞到的時候有先看我一眼才坐下，坐下後屁股一樣一直移我嘗試</text:span><text:span text:style-name="T4">praise off</text:span><text:span text:style-name="T4">但是移得太遠，後來直接</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69" office:value-type="string" calcext:value-type="string">
            <office:annotation draw:style-name="gr7" draw:text-style-name="P6" svg:width="3.934cm" svg:height="8.361cm" svg:x="119.371cm" svg:y="104.904cm" draw:caption-point-x="-0.634cm" draw:caption-point-y="-0.987cm">
              <dc:date>2022-07-20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棧板貨加兩相連島狀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聞得非常好，幾乎從頭到尾都貼著貨物，在島狀棧板的部分也是轉彎都黏著聞，最後面有試著給一個</text:span><text:span text:style-name="T4">high</text:span><text:span text:style-name="T4">的手勢也有跟，表現得非常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73" office:value-type="string" calcext:value-type="string">
            <office:annotation draw:style-name="gr19" draw:text-style-name="P6" svg:width="4.896cm" svg:height="9.376cm" svg:x="131.237cm" svg:y="97.616cm" draw:caption-point-x="-1.211cm" draw:caption-point-y="6.301cm">
              <dc:date>2022-07-26T00:00:00</dc:date>
              <text:p text:style-name="P5"><text:span text:style-name="T3">Run1</text:span></text:p>
              <text:p text:style-name="P5"><text:span text:style-name="T3">1.</text:span><text:span text:style-name="T3">時間</text:span><text:span text:style-name="T3">: 1515</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貨區不規則，第一排前段紙箱末端大鐵箱</text:span></text:p>
              <text:p text:style-name="P5"><text:span text:style-name="T3">3.stim</text:span><text:span text:style-name="T3">設置方式</text:span><text:span text:style-name="T3">: </text:span></text:p>
              <text:p text:style-name="P5"><text:span text:style-name="T4">將薰製物塞在大鐵箱的蓋子縫隙，約犬稍微抬頭高度</text:span></text:p>
              <text:p text:style-name="P5"><text:span text:style-name="T3">4.Custy</text:span><text:span text:style-name="T3">表現：</text:span></text:p>
              <text:p text:style-name="P5"><text:span text:style-name="T4">一開始太興奮衝很快感覺用掃的，經過</text:span><text:span text:style-name="T4">stim</text:span><text:span text:style-name="T4">的時候完全沒有</text:span><text:span text:style-name="T4">CIB</text:span><text:span text:style-name="T4">，第二</text:span><text:span text:style-name="T4">pass</text:span><text:span text:style-name="T4">前段也是一部份張嘴沒聞，想</text:span><text:span text:style-name="T4">easy</text:span><text:span text:style-name="T4">但來不及已經接回去聞，再來經過</text:span><text:span text:style-name="T4">stim</text:span><text:span text:style-name="T4">就有反應直接坐下，不過坐下一下子又站到鐵箱上，給了一個</text:span><text:span text:style-name="T4">find it</text:span><text:span text:style-name="T4">後回去重新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table-cell table:style-name="ce69" office:value-type="string" calcext:value-type="string">
            <office:annotation draw:style-name="gr9" draw:text-style-name="P6" svg:width="4.184cm" svg:height="7.421cm" svg:x="148.809cm" svg:y="96.747cm" draw:caption-point-x="-0.721cm" draw:caption-point-y="7.17cm">
              <dc:date>2022-08-02T00:00:00</dc:date>
              <text:p text:style-name="P5"><text:span text:style-name="T3">Run1</text:span></text:p>
              <text:p text:style-name="P5"><text:span text:style-name="T3">1.</text:span><text:span text:style-name="T3">時間</text:span><text:span text:style-name="T3">:104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來說聞得不錯，除了一兩個距離比較短的</text:span><text:span text:style-name="T4">corner</text:span><text:span text:style-name="T4">沒有進去以外，其他部分都聞得滿認真的，最後一部分</text:span><text:span text:style-name="T4">high</text:span><text:span text:style-name="T4">也稍微有抬頭</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2"/>
          <table:table-cell table:style-name="ce227" office:value-type="string" calcext:value-type="string">
            <text:p>C c/s 8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77:.$AMJ177])-1" office:value-type="float" office:value="7" calcext:value-type="float">
            <text:p>7</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R</text:p>
          </table:table-cell>
          <table:table-cell table:style-name="ce227"/>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table-cell table:style-name="ce227" office:value-type="string" calcext:value-type="string">
            <text:p>G</text:p>
          </table:table-cell>
          <table:table-cell table:style-name="ce227" table:number-columns-repeated="2"/>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58" office:value-type="string" calcext:value-type="string" table:number-columns-spanned="1" table:number-rows-spanned="3">
            <text:p>二倉</text:p>
          </table:table-cell>
          <table:covered-table-cell table:style-name="ce199"/>
          <table:table-cell table:style-name="ce55" table:formula="of:=COUNTIF([.$A178:.$AMJ178];&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6" draw:text-style-name="P6" svg:width="4.733cm" svg:height="8.906cm" svg:x="87.31cm" svg:y="107.62cm" draw:caption-point-x="2.076cm" draw:caption-point-y="-1.904cm">
              <dc:date>2022-07-08T00:00:00</dc:date>
              <text:p text:style-name="P5"><text:span text:style-name="T3">Run4</text:span></text:p>
              <text:p text:style-name="P5"><text:span text:style-name="T3">1.</text:span><text:span text:style-name="T3">時間</text:span><text:span text:style-name="T3">:1600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兩個ㄇ相連，無膠膜貨</text:span></text:p>
              <text:p text:style-name="P5"><text:span text:style-name="T3">3.stim</text:span><text:span text:style-name="T3">設置方式</text:span><text:span text:style-name="T3">: </text:span></text:p>
              <text:p text:style-name="P5"><text:span text:style-name="T4">將嗅源放入兩個ㄇ中間棧板的紙箱縫隙內，露出側邊縫隙</text:span></text:p>
              <text:p text:style-name="P5"><text:span text:style-name="T3">4.Custy</text:span><text:span text:style-name="T3">表現：</text:span></text:p>
              <text:p text:style-name="P5"><text:span text:style-name="T4">前面的</text:span><text:span text:style-name="T4">corner</text:span><text:span text:style-name="T4">有小</text:span><text:span text:style-name="T4">cut</text:span><text:span text:style-name="T4">，但第一次經過</text:span><text:span text:style-name="T4">stim</text:span><text:span text:style-name="T4">時有對側邊縫隙稍微</text:span><text:span text:style-name="T4">CIB</text:span><text:span text:style-name="T4">，第二次經過的時候</text:span><text:span text:style-name="T4">CIB</text:span><text:span text:style-name="T4">更大，所以在斷點有</text:span><text:span text:style-name="T4">re-expose</text:span><text:span text:style-name="T4">讓他回去重新接觸，之後就調查了一小陣子後坐下</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20" draw:text-style-name="P6" svg:width="4.734cm" svg:height="7.891cm" svg:x="129.643cm" svg:y="109.767cm" draw:caption-point-x="0.383cm" draw:caption-point-y="-4.051cm">
              <dc:date>2022-07-26T00:00:00</dc:date>
              <text:p text:style-name="P5"><text:span text:style-name="T3">Run2</text:span></text:p>
              <text:p text:style-name="P5"><text:span text:style-name="T3">1.</text:span><text:span text:style-name="T3">時間</text:span><text:span text:style-name="T3">:15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略為分散</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因為這次挑選的區域貨物比較分散較不連續，而且聞的平面也凹凹凸凸的，但</text:span><text:span text:style-name="T4">Custy</text:span><text:span text:style-name="T4">還是都會沿著輪廓聞，除了第二</text:span><text:span text:style-name="T4">pass</text:span><text:span text:style-name="T4">末端有略過一些沒聞之外其他部分都聞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table-cell table:style-name="ce73" office:value-type="string" calcext:value-type="string">
            <office:annotation draw:style-name="gr11" draw:text-style-name="P6" svg:width="6.302cm" svg:height="10.786cm" svg:x="148.669cm" svg:y="107.015cm" draw:caption-point-x="-0.581cm" draw:caption-point-y="-1.299cm">
              <dc:date>2022-08-02T00:00:00</dc:date>
              <text:p text:style-name="P5"><text:span text:style-name="T3">Run2</text:span></text:p>
              <text:p text:style-name="P5"><text:span text:style-name="T3">1.</text:span><text:span text:style-name="T3">時間</text:span><text:span text:style-name="T3">: 1119</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一大區有編織袋的長條形貨物</text:span></text:p>
              <text:p text:style-name="P5"><text:span text:style-name="T3">3.stim</text:span><text:span text:style-name="T3">設置方式</text:span><text:span text:style-name="T3">: </text:span></text:p>
              <text:p text:style-name="P5"><text:span text:style-name="T4">將上方編織袋拿開，直接放上嗅源後再將貨物放回去壓在上面</text:span></text:p>
              <text:p text:style-name="P5"><text:span text:style-name="T3">4.Custy</text:span><text:span text:style-name="T3">表現：</text:span></text:p>
              <text:p text:style-name="P5"><text:span text:style-name="T4">這次是第一次嘗試</text:span><text:span text:style-name="T4">long leash</text:span><text:span text:style-name="T4">的</text:span><text:span text:style-name="T4">scatter</text:span><text:span text:style-name="T4">，一開始前面還聞得不錯，但是到末端的時候</text:span><text:span text:style-name="T4">Custy</text:span><text:span text:style-name="T4">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c/s 2800</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8</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80:.$AMJ180])-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table-cell table:style-name="ce199" table:formula="of:=([.F183]+[.F186])&amp;&quot; / &quot;&amp;([.F181]+[.F184])&amp;&quot; = &quot;&amp;ROUND(IF([.F181]=0;&quot;0&quot;;([.F183]+[.F186])/([.F181]+[.F184]));1)" office:value-type="string" office:string-value="0 / 0 = 0" calcext:value-type="string" table:number-columns-spanned="1" table:number-rows-spanned="6">
            <text:p>0 / 0 = 0</text:p>
          </table:table-cell>
          <table:table-cell table:style-name="ce55" table:formula="of:=COUNTIF([.$A181:.$AMJ18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83:.$AMJ18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covered-table-cell table:style-name="ce178"/>
          <table:table-cell table:style-name="ce55" table:formula="of:=COUNTIF([.$A184:.$AMJ18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86:.$AMJ18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189]+[.F192])&amp;&quot; / &quot;&amp;([.F187]+[.F190])&amp;&quot; = &quot;&amp;ROUND(IF([.F187]=0;&quot;0&quot;;([.F189]+[.F192])/([.F187]+[.F190]));1)" office:value-type="string" office:string-value="0 / 0 = 0" calcext:value-type="string" table:number-columns-spanned="1" table:number-rows-spanned="6">
            <text:p>0 / 0 = 0</text:p>
          </table:table-cell>
          <table:table-cell table:style-name="ce55" table:formula="of:=COUNTIF([.$A187:.$AMJ18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89:.$AMJ18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190:.$AMJ19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192:.$AMJ19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2">
            <text:p>台基</text:p>
            <text:p><text:span text:style-name="T7">TK Logistics</text:span></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195]+[.F198])&amp;&quot; / &quot;&amp;([.F193]+[.F196])&amp;&quot; = &quot;&amp;ROUND(IF([.F193]=0;&quot;0&quot;;([.F195]+[.F198])/([.F193]+[.F196]));1)" office:value-type="string" office:string-value="7 / 2 = 3.5" calcext:value-type="string" table:number-columns-spanned="1" table:number-rows-spanned="6">
            <text:p>7 / 2 = 3.5</text:p>
          </table:table-cell>
          <table:table-cell table:style-name="ce55" table:formula="of:=COUNTIF([.$A193:.$AMJ193];&quot;*&quot;)" office:value-type="float" office:value="2" calcext:value-type="float">
            <text:p>2</text:p>
          </table:table-cell>
          <table:table-cell table:style-name="ce227" table:number-columns-repeated="3"/>
          <table:table-cell table:style-name="ce76" office:value-type="string" calcext:value-type="string">
            <office:annotation draw:style-name="gr8" draw:text-style-name="P6" svg:width="2.899cm" svg:height="11.726cm" svg:x="23.943cm" svg:y="119.109cm" draw:caption-point-x="2.225cm" draw:caption-point-y="-4.397cm">
              <dc:date>2022-06-13T00:00:00</dc:date>
              <text:p text:style-name="P5"><text:span text:style-name="T3">Run4</text:span></text:p>
              <text:p text:style-name="P5"><text:span text:style-name="T3">1.</text:span><text:span text:style-name="T3">時間</text:span><text:span text:style-name="T3">:2022/6/10 1555 </text:span><text:span text:style-name="T3">滲</text:span><text:span text:style-name="T3">: 1h40m</text:span></text:p>
              <text:p text:style-name="P5"><text:span text:style-name="T3"/></text:p>
              <text:p text:style-name="P5"><text:span text:style-name="T3">2.</text:span><text:span text:style-name="T3">搜尋區域</text:span><text:span text:style-name="T3">:</text:span></text:p>
              <text:p text:style-name="P5"><text:span text:style-name="T5">左右兩邊各一直排</text:span></text:p>
              <text:p text:style-name="P5"><text:span text:style-name="T5"/></text:p>
              <text:p text:style-name="P5"><text:span text:style-name="T3">3.stim</text:span><text:span text:style-name="T3">設置方式</text:span><text:span text:style-name="T3">: </text:span></text:p>
              <text:p text:style-name="P5"><text:span text:style-name="T5">狗頭高度紙箱間空洞外有膠膜戳洞</text:span></text:p>
              <text:p text:style-name="P5"><text:span text:style-name="T5"/></text:p>
              <text:p text:style-name="P5"><text:span text:style-name="T3">4.Custy</text:span><text:span text:style-name="T3">表現：</text:span></text:p>
              <text:p text:style-name="P5"><text:span text:style-name="T5">開頭有個鐵桶還是被略過，但後面棧板貨物都聞得不錯，經過</text:span><text:span text:style-name="T5">stim</text:span><text:span text:style-name="T5">一下子就坐下了，但可能跟前兩隻狗聞過有關</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77" office:value-type="string" calcext:value-type="string">
            <office:annotation draw:style-name="gr27" draw:text-style-name="P6" svg:width="2.899cm" svg:height="9.151cm" svg:x="31.663cm" svg:y="111.571cm" draw:caption-point-x="-3.237cm" draw:caption-point-y="3.141cm">
              <dc:date>2022-06-13T00:00:00</dc:date>
              <text:p text:style-name="P5"><text:span text:style-name="T3">Run2</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兩個ㄇ相連 </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有點小張嘴，第一</text:span><text:span text:style-name="T4">pass</text:span><text:span text:style-name="T4">也有</text:span><text:span text:style-name="T4">cut corner</text:span><text:span text:style-name="T4">，但到第二</text:span><text:span text:style-name="T4">pass</text:span><text:span text:style-name="T4">就聞得更仔細，轉彎的部分也貼得很好，整體聞得不錯</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table-cell table:style-name="ce83" office:value-type="string" calcext:value-type="string">
            <office:annotation draw:style-name="gr28" draw:text-style-name="P6" svg:width="4.295cm" svg:height="8.681cm" svg:x="38.273cm" svg:y="115.909cm" draw:caption-point-x="-0.816cm" draw:caption-point-y="-1.197cm">
              <dc:date>2022-06-14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不錯，第一個</text:span><text:span text:style-name="T3">corner</text:span><text:span text:style-name="T3">有自己進去，第二個也滿貼的，但第三個還是有小</text:span><text:span text:style-name="T3">cut</text:span><text:span text:style-name="T3">，整體聞得不錯，第二</text:span><text:span text:style-name="T3">pass</text:span><text:span text:style-name="T3">就對放在第一個</text:span><text:span text:style-name="T3">corner</text:span><text:span text:style-name="T3">的紙箱坐下。</text:span></text:p>
              <text:p text:style-name="P5"><text:span text:style-name="T3"/></text:p>
              <text:p text:style-name="P5"><text:span text:style-name="T3">5. FR</text:span><text:span text:style-name="T3">物品</text:span><text:span text:style-name="T3">:</text:span></text:p>
              <text:p text:style-name="P3"><text:span text:style-name="T3">防護背心</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3" office:value-type="string" calcext:value-type="string">
            <office:annotation draw:style-name="gr12" draw:text-style-name="P6" svg:width="4.527cm" svg:height="9.301cm" svg:x="106.971cm" svg:y="117.106cm" draw:caption-point-x="0.477cm" draw:caption-point-y="-2.394cm">
              <dc:date>2022-07-15T00:00:00</dc:date>
              <text:p text:style-name="P5"><text:span text:style-name="T3">Run1</text:span></text:p>
              <text:p text:style-name="P5"><text:span text:style-name="T3">1.</text:span><text:span text:style-name="T3">時間</text:span><text:span text:style-name="T3">: 11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紙箱貨物跑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聞的範圍是事先先由</text:span><text:span text:style-name="T4">Forest</text:span><text:span text:style-name="T4">跑過，然後</text:span><text:span text:style-name="T4">Custy</text:span><text:span text:style-name="T4">再跑一次驗證有沒有</text:span><text:span text:style-name="T4">pattern</text:span><text:span text:style-name="T4">。第一</text:span><text:span text:style-name="T4">pass</text:span><text:span text:style-name="T4">聞得還不錯，經過某處</text:span><text:span text:style-name="T4">Forest</text:span><text:span text:style-name="T4">聞比較久的部分有稍微</text:span><text:span text:style-name="T4">CIB</text:span><text:span text:style-name="T4">，到末端的時候又有</text:span><text:span text:style-name="T4">cut</text:span><text:span text:style-name="T4">掉</text:span><text:span text:style-name="T4">easy</text:span><text:span text:style-name="T4">再補完，第二</text:span><text:span text:style-name="T4">pass</text:span><text:span text:style-name="T4">的時候又再次在</text:span><text:span text:style-name="T4">Forest</text:span><text:span text:style-name="T4">調查很久的地方</text:span><text:span text:style-name="T4">CIB</text:span><text:span text:style-name="T4">，最後坐下</text:span><text:span text:style-name="T4">FR</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8" draw:text-style-name="P6" svg:width="5.243cm" svg:height="11.726cm" svg:x="138.023cm" svg:y="117.377cm" draw:caption-point-x="7.807cm" draw:caption-point-y="-2.665cm">
              <dc:date>2022-08-01T00:00:00</dc:date>
              <text:p text:style-name="P5"><text:span text:style-name="T3">Run1</text:span></text:p>
              <text:p text:style-name="P5"><text:span text:style-name="T3">1.</text:span><text:span text:style-name="T3">時間</text:span><text:span text:style-name="T3">: 1040</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貨區不規則，前面一直排棧板貨有膠膜，後面一小區ㄇ</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ㄇ的右邊</text:span><text:span text:style-name="T3">corner</text:span><text:span text:style-name="T3">處，底下有店址相讓縫隙在約狗頭高度，左邊</text:span><text:span text:style-name="T3">corner</text:span><text:span text:style-name="T3">有放</text:span><text:span text:style-name="T3">control</text:span></text:p>
              <text:p text:style-name="P5"><text:span text:style-name="T3">4.Custy</text:span><text:span text:style-name="T3">表現：</text:span></text:p>
              <text:p text:style-name="P5"><text:span text:style-name="T4">前面一直排的地方有缺一個棧板貨的小凹槽，</text:span><text:span text:style-name="T4">Custy</text:span><text:span text:style-name="T4">前面聞的穩穩慢慢地，但經過小凹槽沒有進去，在末端斷點我回去讓他補上，後面轉彎處第一個彎的不錯，第二個直接直直走沒彎，收繩回到轉彎前再開始一樣沒有轉大</text:span><text:span text:style-name="T4">cut corner</text:span><text:span text:style-name="T4">，接過去來不及收繩直接讓他聞到，但坐下坐滿穩的</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6" draw:text-style-name="P6" svg:width="4.758cm" svg:height="10.241cm" svg:x="194.466cm" svg:y="114.976cm" draw:caption-point-x="-1.223cm" draw:caption-point-y="-0.264cm">
              <dc:date>2022-08-22T00:00:00</dc:date>
              <text:p text:style-name="P5"><text:span text:style-name="T3">Run2</text:span></text:p>
              <text:p text:style-name="P5"><text:span text:style-name="T3">1.</text:span><text:span text:style-name="T3">時間</text:span><text:span text:style-name="T3">: 14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聞兩個ㄇ，中間那排棧板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左邊那個ㄇ聞中間那排膠膜貨的時候都聞一半就不聞，</text:span><text:span text:style-name="T4">easy</text:span><text:span text:style-name="T4">兩次後面有補上，但第二</text:span><text:span text:style-name="T4">pass</text:span><text:span text:style-name="T4">到末端右不聞導致接下來也沒好好轉彎，</text:span><text:span text:style-name="T4">pivot</text:span><text:span text:style-name="T4">之後因為打滑所以進去第二個ㄇ的時候左邊都沒聞，但沒</text:span><text:span text:style-name="T4">easy</text:span><text:span text:style-name="T4">，右邊聞完後面有補上，第三</text:span><text:span text:style-name="T4">pass</text:span><text:span text:style-name="T4">比</text:span><text:span text:style-name="T4">high</text:span><text:span text:style-name="T4">都只有稍微抬頭沒有跟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7" table:number-columns-repeated="3"/>
          <table:table-cell table:style-name="ce227" office:value-type="string" calcext:value-type="string">
            <text:p>K c/s 24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C c/s 8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95:.$AMJ195])-1" office:value-type="float" office:value="6" calcext:value-type="float">
            <text:p>6</text:p>
          </table:table-cell>
          <table:table-cell table:style-name="ce227" table:number-columns-repeated="3"/>
          <table:table-cell table:number-columns-repeated="2" table:style-name="ce227" office:value-type="string" calcext:value-type="string">
            <text:p>G</text:p>
          </table:table-cell>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78"/>
          <table:table-cell table:style-name="ce55" table:formula="of:=COUNTIF([.$A196:.$AMJ196];&quot;*&quot;)" office:value-type="float" office:value="0" calcext:value-type="float">
            <text:p>0</text:p>
          </table:table-cell>
          <table:table-cell table:style-name="ce227" table:number-columns-repeated="4"/>
          <table:table-cell table:style-name="ce73" office:value-type="string" calcext:value-type="string">
            <office:annotation draw:style-name="gr12" draw:text-style-name="P6" svg:width="4.681cm" svg:height="9.301cm" svg:x="27.492cm" svg:y="119.265cm" draw:caption-point-x="0.934cm" draw:caption-point-y="-2.754cm">
              <dc:date>2022-06-13T00:00:00</dc:date>
              <text:p text:style-name="P5"><text:span text:style-name="T3">Run3</text:span></text:p>
              <text:p text:style-name="P5"><text:span text:style-name="T3">1.</text:span><text:span text:style-name="T3">時間</text:span><text:span text:style-name="T3">: 1520 </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5">一直排鐵製品加鐵籠子，以紙箱填滿縫隙</text:span></text:p>
              <text:p text:style-name="P5"><text:span text:style-name="T3"/></text:p>
              <text:p text:style-name="P5"><text:span text:style-name="T3">3.stim</text:span><text:span text:style-name="T3">設置方式</text:span><text:span text:style-name="T3">: </text:span></text:p>
              <text:p text:style-name="P5"><text:span text:style-name="T5">將</text:span><text:span text:style-name="T5">stim</text:span><text:span text:style-name="T5">放入鐵製品內部</text:span><text:span text:style-name="T5">(</text:span><text:span text:style-name="T5">類似圓筒中間空心</text:span><text:span text:style-name="T5">)</text:span><text:span text:style-name="T5">，外面有膠膜，狗頭高度戳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經過有</text:span><text:span text:style-name="T5">CIB</text:span><text:span text:style-name="T5">，但第二</text:span><text:span text:style-name="T5">pass</text:span><text:span text:style-name="T5">就沒有</text:span><text:span text:style-name="T5">CIB</text:span><text:span text:style-name="T5">了，第三</text:span><text:span text:style-name="T5">pass</text:span><text:span text:style-name="T5">有嘗試</text:span><text:span text:style-name="T5">pump</text:span><text:span text:style-name="T5">，經過一樣有</text:span><text:span text:style-name="T5">CIB</text:span><text:span text:style-name="T5">但還是走掉</text:span></text:p>
              <text:p text:style-name="P5"><text:span text:style-name="T5"/></text:p>
              <text:p text:style-name="P5"><text:span text:style-name="T3">5. CIB</text:span><text:span text:style-name="T3">物品</text:span></text:p>
              <text:p text:style-name="P5"><text:span text:style-name="T3"/></text:p>
            </office:annotation>
            <text:p>DN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7" table:number-columns-repeated="4"/>
          <table:table-cell table:style-name="ce227" office:value-type="string" calcext:value-type="string">
            <text:p>H c/s 380*1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198:.$AMJ198])-1" office:value-type="float" office:value="1" calcext:value-type="float">
            <text:p>1</text:p>
          </table:table-cell>
          <table:table-cell table:style-name="ce227" table:number-columns-repeated="4"/>
          <table:table-cell table:style-name="ce227" office:value-type="string" calcext:value-type="string">
            <text:p>DN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201]+[.F204])&amp;&quot; / &quot;&amp;([.F199]+[.F202])&amp;&quot; = &quot;&amp;ROUND(IF([.F199]=0;&quot;0&quot;;([.F201]+[.F204])/([.F199]+[.F202]));1)" office:value-type="string" office:string-value="2 / 0 = 0" calcext:value-type="string" table:number-columns-spanned="1" table:number-rows-spanned="6">
            <text:p>2 / 0 = 0</text:p>
          </table:table-cell>
          <table:table-cell table:style-name="ce55" table:formula="of:=COUNTIF([.$A199:.$AMJ19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29" draw:text-style-name="P6" svg:width="3.918cm" svg:height="7.816cm" svg:x="83.182cm" svg:y="118.909cm" draw:caption-point-x="-0.57cm" draw:caption-point-y="-0.598cm">
              <dc:date>2022-07-05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階梯型棧板貨物，兩</text:span><text:span text:style-name="T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彎直接大</text:span><text:span text:style-name="T4">cut</text:span><text:span text:style-name="T4">，</text:span><text:span text:style-name="T4">easy</text:span><text:span text:style-name="T4">完後沒有改善，但第二個彎就彎的很好，之後第二</text:span><text:span text:style-name="T4">pass</text:span><text:span text:style-name="T4">都有自己轉彎，</text:span><text:span text:style-name="T4">corner</text:span><text:span text:style-name="T4">也都有進，表現不錯</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2" draw:text-style-name="P6" svg:width="4.124cm" svg:height="9.301cm" svg:x="164.53cm" svg:y="119.17cm" draw:caption-point-x="-0.638cm" draw:caption-point-y="-0.859cm">
              <dc:date>2022-08-09T00:00:00</dc:date>
              <text:p text:style-name="P5"><text:span text:style-name="T3">Run2</text:span></text:p>
              <text:p text:style-name="P5"><text:span text:style-name="T3">1.</text:span><text:span text:style-name="T3">時間</text:span><text:span text:style-name="T3">:111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大區木箱貨繞外圍一圈，加旁邊一小區棧板貨物繞兩圈</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木箱的部分除了第一個彎沒有彎的很好，跟第二</text:span><text:span text:style-name="T4">pass</text:span><text:span text:style-name="T4">到末端沒聞有</text:span><text:span text:style-name="T4">easy</text:span><text:span text:style-name="T4">之外，整體聞得還不錯，有認真在聞，第二區棧板貨那邊轉彎也轉得不錯，但有一段整段沒聞，在後面給</text:span><text:span text:style-name="T4">high</text:span><text:span text:style-name="T4">有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01:.$AMJ20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02:.$AMJ20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N</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04:.$AMJ20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51">
            <text:p>環球</text:p>
            <text:p><text:span text:style-name="T7">Universal Container</text:span></text:p>
          </table:table-cell>
          <table:table-cell table:style-name="ce158" office:value-type="string" calcext:value-type="string" table:number-columns-spanned="1" table:number-rows-spanned="18">
            <text:p>山上</text:p>
          </table:table-cell>
          <table:table-cell table:style-name="ce183" office:value-type="string" calcext:value-type="string" table:number-columns-spanned="1" table:number-rows-spanned="3">
            <text:p>K倉</text:p>
          </table:table-cell>
          <table:table-cell table:style-name="ce199" table:formula="of:=([.F207]+[.F210])&amp;&quot; / &quot;&amp;([.F205]+[.F208])&amp;&quot; = &quot;&amp;ROUND(IF([.F205]=0;&quot;0&quot;;([.F207]+[.F210])/([.F205]+[.F208]));1)" office:value-type="string" office:string-value="0 / 0 = 0" calcext:value-type="string" table:number-columns-spanned="1" table:number-rows-spanned="6">
            <text:p>0 / 0 = 0</text:p>
          </table:table-cell>
          <table:table-cell table:style-name="ce55" table:formula="of:=COUNTIF([.$A205:.$AMJ20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207:.$AMJ20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K倉</text:p>
          </table:table-cell>
          <table:covered-table-cell table:style-name="ce199"/>
          <table:table-cell table:style-name="ce55" table:formula="of:=COUNTIF([.$A208:.$AMJ20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0:.$AMJ21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中間</text:p>
          </table:table-cell>
          <table:table-cell table:style-name="ce199" table:formula="of:=([.F213]+[.F216])&amp;&quot; / &quot;&amp;([.F211]+[.F214])&amp;&quot; = &quot;&amp;ROUND(IF([.F211]=0;&quot;0&quot;;([.F213]+[.F216])/([.F211]+[.F214]));1)" office:value-type="string" office:string-value="10 / 3 = 3.3" calcext:value-type="string" table:number-columns-spanned="1" table:number-rows-spanned="6">
            <text:p>10 / 3 = 3.3</text:p>
          </table:table-cell>
          <table:table-cell table:style-name="ce55" table:formula="of:=COUNTIF([.$A211:.$AMJ211];&quot;*&quot;)" office:value-type="float" office:value="3" calcext:value-type="float">
            <text:p>3</text:p>
          </table:table-cell>
          <table:table-cell table:style-name="ce227" table:number-columns-repeated="5"/>
          <table:table-cell table:style-name="ce81" table:number-columns-repeated="2"/>
          <table:table-cell table:style-name="ce73" office:value-type="string" calcext:value-type="string">
            <office:annotation draw:style-name="gr6" draw:text-style-name="P6" svg:width="4.731cm" svg:height="10.241cm" svg:x="35.923cm" svg:y="125.196cm" draw:caption-point-x="-0.724cm" draw:caption-point-y="0.311cm">
              <dc:date>2022-06-13T00:00:00</dc:date>
              <text:p text:style-name="P5"><text:span text:style-name="T3">Run2</text:span></text:p>
              <text:p text:style-name="P5"><text:span text:style-name="T3">1.</text:span><text:span text:style-name="T3">時間</text:span><text:span text:style-name="T3">: 1200</text:span><text:span text:style-name="T3">滲</text:span><text:span text:style-name="T3">: 1h45m</text:span></text:p>
              <text:p text:style-name="P5"><text:span text:style-name="T3"/></text:p>
              <text:p text:style-name="P5"><text:span text:style-name="T3">2.</text:span><text:span text:style-name="T3">搜尋區域</text:span><text:span text:style-name="T3">:</text:span></text:p>
              <text:p text:style-name="P5"><text:span text:style-name="T5">閃電型，一直排小</text:span><text:span text:style-name="T5">corner</text:span><text:span text:style-name="T5">再轉彎接一直排</text:span></text:p>
              <text:p text:style-name="P5"><text:span text:style-name="T5"/></text:p>
              <text:p text:style-name="P5"><text:span text:style-name="T3">3.stim</text:span><text:span text:style-name="T3">設置方式</text:span><text:span text:style-name="T3">: </text:span></text:p>
              <text:p text:style-name="P5"><text:span text:style-name="T5">將貨物從底部拿出，單邊摺邊約</text:span><text:span text:style-name="T5">30</text:span><text:span text:style-name="T5">度，貨物放靠近縫隙處。將</text:span><text:span text:style-name="T5">stim</text:span><text:span text:style-name="T5">放置在轉角處。</text:span></text:p>
              <text:p text:style-name="P5"><text:span text:style-name="T5"/></text:p>
              <text:p text:style-name="P5"><text:span text:style-name="T3">4.Custy</text:span><text:span text:style-name="T3">表現：</text:span></text:p>
              <text:p text:style-name="P5"><text:span text:style-name="T5">Custy</text:span><text:span text:style-name="T5">平面貨物聞得不錯，但第一</text:span><text:span text:style-name="T5">pass</text:span><text:span text:style-name="T5">經過</text:span><text:span text:style-name="T5">corner</text:span><text:span text:style-name="T5">的時候又</text:span><text:span text:style-name="T5">cut</text:span><text:span text:style-name="T5">，所以還是沒聞到，第二</text:span><text:span text:style-name="T5">pass</text:span><text:span text:style-name="T5">我比</text:span><text:span text:style-name="T5">corner</text:span><text:span text:style-name="T5">之後就有進去聞到坐下，這次坐下坐很定，應該是味道夠大</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3"/>
          <table:table-cell table:style-name="ce69" office:value-type="string" calcext:value-type="string">
            <office:annotation draw:style-name="gr30" draw:text-style-name="P6" svg:width="4.395cm" svg:height="10.166cm" svg:x="58.87cm" svg:y="122.131cm" draw:caption-point-x="-1.093cm" draw:caption-point-y="3.376cm">
              <dc:date>2022-06-23T00:00:00</dc:date>
              <text:p text:style-name="P5"><text:span text:style-name="T3">Run2</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ㄇ型棧板貨物，</text:span><text:span text:style-name="T3">corner</text:span><text:span text:style-name="T3">有放平常設置手法的</text:span><text:span text:style-name="T3">control</text:span><text:span text:style-name="T3">，內部放貨區撿的塑膠膜</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前面有小衝，第一</text:span><text:span text:style-name="T4">pass</text:span><text:span text:style-name="T4">兩個</text:span><text:span text:style-name="T4">corner</text:span><text:span text:style-name="T4">都有小</text:span><text:span text:style-name="T4">cut</text:span><text:span text:style-name="T4">，到第二</text:span><text:span text:style-name="T4">pass</text:span><text:span text:style-name="T4">才聞得好一點，但中間有小分心聞地板後又馬上回來，第三</text:span><text:span text:style-name="T4">pass</text:span><text:span text:style-name="T4">則是聞到中間的時候直接大分心聞地板，出幾次聲音才把注意力拉回來，對</text:span><text:span text:style-name="T4">control</text:span><text:span text:style-name="T4">沒有明顯</text:span><text:span text:style-name="T4">CI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4"/>
          <table:table-cell table:style-name="ce73" office:value-type="string" calcext:value-type="string">
            <office:annotation draw:style-name="gr26" draw:text-style-name="P6" svg:width="3.617cm" svg:height="8.906cm" svg:x="76.724cm" svg:y="127.061cm" draw:caption-point-x="-0.885cm" draw:caption-point-y="-1.554cm">
              <dc:date>2022-07-05T00:00:00</dc:date>
              <text:p text:style-name="P5"><text:span text:style-name="T3">Run2</text:span></text:p>
              <text:p text:style-name="P5"><text:span text:style-name="T3">1.</text:span><text:span text:style-name="T3">時間</text:span><text:span text:style-name="T3">:1550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膠膜貨物狹窄走道</text:span></text:p>
              <text:p text:style-name="P5"><text:span text:style-name="T3">3.stim</text:span><text:span text:style-name="T3">設置方式</text:span><text:span text:style-name="T3">: </text:span></text:p>
              <text:p text:style-name="P5"><text:span text:style-name="T4">將膠膜從上方割開放入嗅源大約狗頭抬頭高度</text:span></text:p>
              <text:p text:style-name="P5"><text:span text:style-name="T3">4.Custy</text:span><text:span text:style-name="T3">表現：</text:span></text:p>
              <text:p text:style-name="P5"><text:span text:style-name="T4">一開始進去是我先讓</text:span><text:span text:style-name="T4">Custy</text:span><text:span text:style-name="T4">走，但沒有聞，</text:span><text:span text:style-name="T4">easy</text:span><text:span text:style-name="T4">帶出來後再進去一次換我先走，這次有聞，一次就抬頭追到味道</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4.708cm" svg:height="8.361cm" svg:x="133.571cm" svg:y="117.991cm" draw:caption-point-x="-1.288cm" draw:caption-point-y="7.516cm">
              <dc:date>2022-07-26T00:00:00</dc:date>
              <text:p text:style-name="P5"><text:span text:style-name="T3">Run1</text:span></text:p>
              <text:p text:style-name="P5"><text:span text:style-name="T3">1.</text:span><text:span text:style-name="T3">時間</text:span><text:span text:style-name="T3">:105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紙箱</text:span><text:span text:style-name="T4">7</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總共聞了</text:span><text:span text:style-name="T4">7pass</text:span><text:span text:style-name="T4">，第一</text:span><text:span text:style-name="T4">pass</text:span><text:span text:style-name="T4">我覺得聞得有點快所以在末端收繩從頭再一遍，但還是頗快所以想</text:span><text:span text:style-name="T4">easy</text:span><text:span text:style-name="T4">不過他又接回去聞黏得很緊所以又放回去給他聞，後面聞得很順，速度有稍微放慢也聞得很貼，轉彎的部分也轉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69" office:value-type="string" calcext:value-type="string">
            <office:annotation draw:style-name="gr21" draw:text-style-name="P6" svg:width="4.908cm" svg:height="9.771cm" svg:x="144.238cm" svg:y="128.44cm" draw:caption-point-x="1.592cm" draw:caption-point-y="-2.933cm">
              <dc:date>2022-08-01T00:00:00</dc:date>
              <text:p text:style-name="P5"><text:span text:style-name="T3">Run2</text:span></text:p>
              <text:p text:style-name="P5"><text:span text:style-name="T3">1.</text:span><text:span text:style-name="T3">時間</text:span><text:span text:style-name="T3">:15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左右兩區棧板貨物，左邊無膠膜右邊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非常好，左邊聞的速度不快感覺有認真在聞，除了第一個轉彎處有轉彎但沒有貼著聞還有一個</text:span><text:span text:style-name="T4">corner</text:span><text:span text:style-name="T4">小</text:span><text:span text:style-name="T4">cut</text:span><text:span text:style-name="T4">之外都不錯，第二</text:span><text:span text:style-name="T4">pass</text:span><text:span text:style-name="T4">也都有把第一</text:span><text:span text:style-name="T4">pass</text:span><text:span text:style-name="T4">略過的地方補回來，因為怕長度太長又坐下亂猜的關係，右邊只有跑一</text:span><text:span text:style-name="T4">pass</text:span><text:span text:style-name="T4">，不過整體而言也聞得很好，末端是膠膜貨但他沒有略掉不聞</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70">
            <office:annotation draw:style-name="gr31" draw:text-style-name="P6" svg:width="4.293cm" svg:height="9.921cm" svg:x="153.213cm" svg:y="126.075cm" draw:caption-point-x="-0.61cm" draw:caption-point-y="-0.568cm">
              <dc:date>2022-08-05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末端木箱縫隙約狗頭高度</text:span></text:p>
              <text:p text:style-name="P5"><text:span text:style-name="T3">4.Custy</text:span><text:span text:style-name="T3">表現：</text:span></text:p>
              <text:p text:style-name="P5"><text:span text:style-name="T4">前面一開始聞得很快，到斷點後來回去從頭再聞一遍，第二</text:span><text:span text:style-name="T4">pass</text:span><text:span text:style-name="T4">就穩定了一些，這</text:span><text:span text:style-name="T4">pass</text:span><text:span text:style-name="T4">有進去一個比較窄的走道，進去之後他就開始調查走道右邊的貨，重複好幾次出來了之後又回去同一個地方調查，最後很不確定的坐下，要帶走的時候還逃跑</text:span></text:p>
              <text:p text:style-name="P5"><text:span text:style-name="T3">5. FR</text:span><text:span text:style-name="T3">物品</text:span></text:p>
              <text:p text:style-name="P5"><text:span text:style-name="T3">冰箱</text:span></text:p>
            </office:annotation>
          </table:table-cell>
          <table:table-cell table:style-name="ce227"/>
          <table:table-cell table:style-name="ce81" table:number-columns-repeated="2"/>
          <table:table-cell table:style-name="ce227" table:number-columns-repeated="4"/>
          <table:table-cell table:style-name="ce69" office:value-type="string" calcext:value-type="string">
            <office:annotation draw:style-name="gr15" draw:text-style-name="P6" svg:width="4.29cm" svg:height="8.831cm" svg:x="172.53cm" svg:y="118.881cm" draw:caption-point-x="-1.864cm" draw:caption-point-y="6.626cm">
              <dc:date>2022-08-12T00:00:00</dc:date>
              <text:p text:style-name="P5"><text:span text:style-name="T3">Run2</text:span></text:p>
              <text:p text:style-name="P5"><text:span text:style-name="T3">1.</text:span><text:span text:style-name="T3">時間</text:span><text:span text:style-name="T3">: 15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左邊紙箱，右邊一半紙箱一半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聞的速度不快而且很貼，在右邊膠膜部分末端也沒有</text:span><text:span text:style-name="T4">cut</text:span><text:span text:style-name="T4">掉有好好聞完，後面嘗試給了三個</text:span><text:span text:style-name="T4">high</text:span><text:span text:style-name="T4">，第一個沒有跟，但第二三個都跟得很好</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3"/>
          <table:table-cell table:style-name="ce69" office:value-type="string" calcext:value-type="string">
            <office:annotation draw:style-name="gr12" draw:text-style-name="P6" svg:width="3.84cm" svg:height="9.301cm" svg:x="188.278cm" svg:y="120.538cm" draw:caption-point-x="-4.066cm" draw:caption-point-y="4.969cm">
              <dc:date>2022-08-18T00:00:00</dc:date>
              <text:p text:style-name="P5"><text:span text:style-name="T3">Run3</text:span></text:p>
              <text:p text:style-name="P5"><text:span text:style-name="T3">1.</text:span><text:span text:style-name="T3">時間</text:span><text:span text:style-name="T3">:152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區紙箱棧板貨加地上散放</text:span><text:span text:style-name="T3">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認真，但大部分的時間都集中在聞地上的</text:span><text:span text:style-name="T4">parcel</text:span><text:span text:style-name="T4">，中間有聞一下下旁邊的棧板然後又回去聞地上，不過地上聞差不多之後就有過去聞旁邊棧板貨，整體覆蓋差不多八九成我就收掉了</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73" office:value-type="string" calcext:value-type="string">
            <office:annotation draw:style-name="gr11" draw:text-style-name="P6" svg:width="4.619cm" svg:height="10.786cm" svg:x="194.104cm" svg:y="126.666cm" draw:caption-point-x="-0.861cm" draw:caption-point-y="-1.159cm">
              <dc:date>2022-08-22T00:00:00</dc:date>
              <text:p text:style-name="P5"><text:span text:style-name="T3">Run1</text:span></text:p>
              <text:p text:style-name="P5"><text:span text:style-name="T3">1.</text:span><text:span text:style-name="T3">時間</text:span><text:span text:style-name="T3">: 1201</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一區</text:span><text:span text:style-name="T4">L</text:span><text:span text:style-name="T4">型棧板貨物</text:span><text:span text:style-name="T4">(</text:span><text:span text:style-name="T4">中間有間隔走道</text:span><text:span text:style-name="T4">)</text:span><text:span text:style-name="T4">加另一區小ㄇ</text:span></text:p>
              <text:p text:style-name="P5"><text:span text:style-name="T3">3.stim</text:span><text:span text:style-name="T3">設置方式</text:span><text:span text:style-name="T3">: </text:span></text:p>
              <text:p text:style-name="P5"><text:span text:style-name="T4">將貨物從上方取出，摺邊後放入嗅源，放回部分貨物後放在狗抬頭高度</text:span></text:p>
              <text:p text:style-name="P5"><text:span text:style-name="T3">4.Custy</text:span><text:span text:style-name="T3">表現：</text:span></text:p>
              <text:p text:style-name="P5"><text:span text:style-name="T4">第一區的</text:span><text:span text:style-name="T4">L</text:span><text:span text:style-name="T4">原本以為相隔的走道不寬，</text:span><text:span text:style-name="T4">Custy</text:span><text:span text:style-name="T4">不會自己轉彎會接過去聞，不過他反而出乎意料的轉得很好，但我有用手勢跟聲音吸引回來原本預定地搜尋範圍，跑兩</text:span><text:span text:style-name="T4">pass</text:span><text:span text:style-name="T4">後到第二區，原本以為他第一</text:span><text:span text:style-name="T4">pass</text:span><text:span text:style-name="T4">會沒聞到想要比</text:span><text:span text:style-name="T4">high</text:span><text:span text:style-name="T4">中，但他經過的時候就自己抬頭聞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office:value-type="string" calcext:value-type="string">
            <text:p>M c/s 1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c/s 2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M scented</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K c/s 3000</text:p>
          </table:table-cell>
          <table:table-cell table:style-name="ce227" table:number-columns-repeated="4"/>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3:.$AMJ213])-1" office:value-type="float" office:value="9" calcext:value-type="float">
            <text:p>9</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office:value-type="string" calcext:value-type="string">
            <text:p>G</text:p>
          </table:table-cell>
          <table:table-cell table:style-name="ce227" table:number-columns-repeated="2"/>
          <table:table-cell table:style-name="ce227" office:value-type="string" calcext:value-type="string">
            <text:p>FR</text:p>
          </table:table-cell>
          <table:table-cell table:style-name="ce227"/>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中間</text:p>
          </table:table-cell>
          <table:covered-table-cell table:style-name="ce199"/>
          <table:table-cell table:style-name="ce55" table:formula="of:=COUNTIF([.$A214:.$AMJ21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21" draw:text-style-name="P6" svg:width="4.764cm" svg:height="9.771cm" svg:x="133.849cm" svg:y="129.889cm" draw:caption-point-x="-1.566cm" draw:caption-point-y="-2.583cm">
              <dc:date>2022-07-26T00:00:00</dc:date>
              <text:p text:style-name="P5"><text:span text:style-name="T3">Run2</text:span></text:p>
              <text:p text:style-name="P5"><text:span text:style-name="T3">1.</text:span><text:span text:style-name="T3">時間</text:span><text:span text:style-name="T3">: 11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加旁邊一張桌子</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排棧板的部分聞得還不錯，末端沒有</text:span><text:span text:style-name="T4">cut</text:span><text:span text:style-name="T4">掉，接到旁邊桌子的時候也好好的抬頭聞，到第二</text:span><text:span text:style-name="T4">pass</text:span><text:span text:style-name="T4">聞完桌子時我又末端收繩回去讓他接著聞桌子的第三</text:span><text:span text:style-name="T4">pass</text:span><text:span text:style-name="T4">，到第三</text:span><text:span text:style-name="T4">pass</text:span><text:span text:style-name="T4">的時候</text:span><text:span text:style-name="T4">Custy</text:span><text:span text:style-name="T4">明顯就對桌子失去興趣，聞到另一邊時不聞</text:span><text:span text:style-name="T4">easy</text:span><text:span text:style-name="T4">，到末端也是一副想到對面的樣子，最後讓他在棧板貨那邊聞完再結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6:.$AMJ216])-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N倉</text:p>
          </table:table-cell>
          <table:table-cell table:style-name="ce199" table:formula="of:=([.F219]+[.F222])&amp;&quot; / &quot;&amp;([.F217]+[.F220])&amp;&quot; = &quot;&amp;ROUND(IF([.F217]=0;&quot;0&quot;;([.F219]+[.F222])/([.F217]+[.F220]));1)" office:value-type="string" office:string-value="4 / 1 = 4" calcext:value-type="string" table:number-columns-spanned="1" table:number-rows-spanned="6">
            <text:p>4 / 1 = 4</text:p>
          </table:table-cell>
          <table:table-cell table:style-name="ce55" table:formula="of:=COUNTIF([.$A217:.$AMJ21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3" draw:text-style-name="P6" svg:width="5.101cm" svg:height="10.711cm" svg:x="102.796cm" svg:y="125.877cm" draw:caption-point-x="-2.121cm" draw:caption-point-y="3.229cm">
              <dc:date>2022-07-13T00:00:00</dc:date>
              <text:p text:style-name="P5"><text:span text:style-name="T3">Run2</text:span></text:p>
              <text:p text:style-name="P5"><text:span text:style-name="T3">1.</text:span><text:span text:style-name="T3">時間</text:span><text:span text:style-name="T3">: 11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或紙箱麻布袋穿插聞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行，但麻布袋的部分明顯聞得比較差一點，可能是在那邊中過的次數不多，有聞到聞的稍快，品質可能沒紙箱那麼好，這次轉彎我有給手勢引導轉得不錯，第三</text:span><text:span text:style-name="T4">pass high</text:span><text:span text:style-name="T4">也是有稍微抬頭，在最末端紙箱棧板的部分跟得比較好。</text:span></text:p>
              <text:p text:style-name="P5"><text:span text:style-name="T5">第一次聞到另一邊要結束時</text:span><text:span text:style-name="T5">Custy</text:span><text:span text:style-name="T5">省略掉最後一個棧板，有</text:span><text:span text:style-name="T5">easy</text:span><text:span text:style-name="T5">選擇讓他好好聞完</text:span></text:p>
              <text:p text:style-name="P5"><text:span text:style-name="T3">5. CIB</text:span><text:span text:style-name="T3">物品</text:span></text:p>
              <text:p text:style-name="P5"><text:span text:style-name="T3"/></text:p>
            </office:annotation>
            <text:p>●</text:p>
          </table:table-cell>
          <table:table-cell table:style-name="ce227"/>
          <table:table-cell table:style-name="ce73" office:value-type="string" calcext:value-type="string">
            <office:annotation draw:style-name="gr19" draw:text-style-name="P6" svg:width="4.524cm" svg:height="9.376cm" svg:x="109.316cm" svg:y="123.333cm" draw:caption-point-x="-4.126cm" draw:caption-point-y="5.773cm">
              <dc:date>2022-07-14T00:00:00</dc:date>
              <text:p text:style-name="P5"><text:span text:style-name="T3">Run2</text:span></text:p>
              <text:p text:style-name="P5"><text:span text:style-name="T3">1.</text:span><text:span text:style-name="T3">時間</text:span><text:span text:style-name="T3">: 112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閃電型棧板貨、木箱跟膠膜</text:span></text:p>
              <text:p text:style-name="P5"><text:span text:style-name="T3">3.stim</text:span><text:span text:style-name="T3">設置方式</text:span><text:span text:style-name="T3">: </text:span></text:p>
              <text:p text:style-name="P5"><text:span text:style-name="T4">將嗅源放在末端棧板膠膜內，戳洞</text:span></text:p>
              <text:p text:style-name="P5"><text:span text:style-name="T3">4.Custy</text:span><text:span text:style-name="T3">表現：</text:span></text:p>
              <text:p text:style-name="P5"><text:span text:style-name="T4">這次聞的不快很仔細，</text:span><text:span text:style-name="T4">corner</text:span><text:span text:style-name="T4">也沒有</text:span><text:span text:style-name="T4">cut</text:span><text:span text:style-name="T4">，但轉彎的時候沒有轉需要</text:span><text:span text:style-name="T4">pivot</text:span><text:span text:style-name="T4">，之後膠膜的貨也是有好好聞，到末端沒有</text:span><text:span text:style-name="T4">cut</text:span><text:span text:style-name="T4">掉而是有聞完所以直接聞到</text:span><text:span text:style-name="T4">stim</text:span><text:span text:style-name="T4">，剛聞到有遲疑了一下沒有坐，再確認之後才坐下，坐下後有抬頭但是屁股沒有移</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90" office:value-type="string" calcext:value-type="string">
            <office:annotation draw:style-name="gr21" draw:text-style-name="P6" svg:width="4.067cm" svg:height="9.771cm" svg:x="171.136cm" svg:y="130.133cm" draw:caption-point-x="-0.47cm" draw:caption-point-y="-1.027cm">
              <dc:date>2022-08-12T00:00:00</dc:date>
              <text:p text:style-name="P5"><text:span text:style-name="T3">Run1</text:span></text:p>
              <text:p text:style-name="P5"><text:span text:style-name="T3">1.</text:span><text:span text:style-name="T3">時間</text:span><text:span text:style-name="T3">: 105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膠膜貨與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兩</text:span><text:span text:style-name="T4">pass</text:span><text:span text:style-name="T4">左邊膠膜完全不聞，兩次</text:span><text:span text:style-name="T4">easy</text:span><text:span text:style-name="T4">後再來第三次有開始聞但用掃的，到中間布捆區自己主動跳上去搜，聞非常久，下來之後馬上又上去，之後就選擇坐下，猜測應該是之前有在類似貨上得到過所以亂猜</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8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19:.$AMJ219])-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N倉</text:p>
          </table:table-cell>
          <table:covered-table-cell table:style-name="ce199"/>
          <table:table-cell table:style-name="ce55" table:formula="of:=COUNTIF([.$A220:.$AMJ22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12" draw:text-style-name="P6" svg:width="4.504cm" svg:height="9.301cm" svg:x="102.222cm" svg:y="134.726cm" draw:caption-point-x="2.968cm" draw:caption-point-y="-3.821cm">
              <dc:date>2022-07-14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text:span><text:span text:style-name="T3">parcel</text:span><text:span text:style-name="T3">六個不靠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很快感覺用掃的，到末端沒轉彎反而回頭直接跳去對面，到對面聞到末端也沒繼續聞需要</text:span><text:span text:style-name="T4">pivot</text:span><text:span text:style-name="T4">，第二</text:span><text:span text:style-name="T4">pass</text:span><text:span text:style-name="T4">雖然沒張嘴但幾乎沒聞走過去，末端也沒想轉彎繼續聞的意思，收繩再聞一遍狀況有改善，到末端轉彎有給手勢，後面在繞一次就自己轉，聞完之後就收掉</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22:.$AMJ222])-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24">
            <text:p>山下</text:p>
          </table:table-cell>
          <table:table-cell table:style-name="ce183" office:value-type="string" calcext:value-type="string" table:number-columns-spanned="1" table:number-rows-spanned="3">
            <text:p>A倉</text:p>
          </table:table-cell>
          <table:table-cell table:style-name="ce199" table:formula="of:=([.F225]+[.F228])&amp;&quot; / &quot;&amp;([.F223]+[.F226])&amp;&quot; = &quot;&amp;ROUND(IF([.F223]=0;&quot;0&quot;;([.F225]+[.F228])/([.F223]+[.F226]));1)" office:value-type="string" office:string-value="11 / 6 = 1.8" calcext:value-type="string" table:number-columns-spanned="1" table:number-rows-spanned="6">
            <text:p>11 / 6 = 1.8</text:p>
          </table:table-cell>
          <table:table-cell table:style-name="ce55" table:formula="of:=COUNTIF([.$A223:.$AMJ223];&quot;*&quot;)" office:value-type="float" office:value="5" calcext:value-type="float">
            <text:p>5</text:p>
          </table:table-cell>
          <table:table-cell table:style-name="ce227" table:number-columns-repeated="5"/>
          <table:table-cell table:style-name="ce81" table:number-columns-repeated="2"/>
          <table:table-cell table:style-name="ce69" office:value-type="string" calcext:value-type="string">
            <office:annotation draw:style-name="gr5" draw:text-style-name="P6" svg:width="4.063cm" svg:height="9.621cm" svg:x="28.595cm" svg:y="133.457cm" draw:caption-point-x="6.604cm" draw:caption-point-y="-0.753cm">
              <dc:date>2022-06-13T00:00:00</dc:date>
              <text:p text:style-name="P5"><text:span text:style-name="T3">Run1</text:span></text:p>
              <text:p text:style-name="P5"><text:span text:style-name="T3">1.</text:span><text:span text:style-name="T3">時間</text:span><text:span text:style-name="T3">: 11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3"><text:span text:style-name="T4">剛開頭有點興奮小哈，但後面聞得很認真，小走道有進去，第一個彎沒彎很好有</text:span><text:span text:style-name="T4">pivot</text:span><text:span text:style-name="T4">，之後該轉的轉彎都有彎，整體聞得不錯，本身不用</text:span><text:span text:style-name="T4">high pass</text:span><text:span text:style-name="T4">就會往上聞，第三</text:span><text:span text:style-name="T4">pass high</text:span><text:span text:style-name="T4">手勢也跟得不錯。</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table-cell table:style-name="ce73" office:value-type="string" calcext:value-type="string">
            <office:annotation draw:style-name="gr32" draw:text-style-name="P6" svg:width="3.949cm" svg:height="10.091cm" svg:x="41.363cm" svg:y="133.812cm" draw:caption-point-x="-1.648cm" draw:caption-point-y="-1.108cm">
              <dc:date>2022-06-20T00:00:00</dc:date>
              <text:p text:style-name="P5"><text:span text:style-name="T3">Run3</text:span></text:p>
              <text:p text:style-name="P5"><text:span text:style-name="T3">1.</text:span><text:span text:style-name="T3">時間</text:span><text:span text:style-name="T3">: 1515</text:span><text:span text:style-name="T3">滲</text:span><text:span text:style-name="T3">:10min</text:span></text:p>
              <text:p text:style-name="P5"><text:span text:style-name="T3"/></text:p>
              <text:p text:style-name="P5"><text:span text:style-name="T3">2.</text:span><text:span text:style-name="T3">搜尋區域</text:span><text:span text:style-name="T3">:</text:span></text:p>
              <text:p text:style-name="P5"><text:span text:style-name="T3">地上一排五個紙圓筒</text:span></text:p>
              <text:p text:style-name="P5"><text:span text:style-name="T3"/></text:p>
              <text:p text:style-name="P5"><text:span text:style-name="T3">3.stim</text:span><text:span text:style-name="T3">設置方式</text:span><text:span text:style-name="T3">: </text:span></text:p>
              <text:p text:style-name="P5"><text:span text:style-name="T3">將薰製物塞在第四個圓筒背面</text:span></text:p>
              <text:p text:style-name="P5"><text:span text:style-name="T3"/></text:p>
              <text:p text:style-name="P5"><text:span text:style-name="T3">4.Custy</text:span><text:span text:style-name="T3">表現：</text:span></text:p>
              <text:p text:style-name="P5"><text:span text:style-name="T3">應該是因為第一次接觸這類型貨物，除了第一</text:span><text:span text:style-name="T3">pass</text:span><text:span text:style-name="T3">有比較認真聞之外，轉彎跟後續都沒有聞得很好，第一次經過</text:span><text:span text:style-name="T3">stim</text:span><text:span text:style-name="T3">因為沒有很貼所以略過，第二次一樣沒轉好，</text:span><text:span text:style-name="T3">pivot</text:span><text:span text:style-name="T3">後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3"/>
          <table:table-cell table:style-name="ce84" office:value-type="string" calcext:value-type="string">
            <office:annotation draw:style-name="gr33" draw:text-style-name="P6" svg:width="4.256cm" svg:height="9.846cm" svg:x="56.291cm" svg:y="135.722cm" draw:caption-point-x="1.486cm" draw:caption-point-y="-3.018cm">
              <dc:date>2022-06-23T00:00:00</dc:date>
              <text:p text:style-name="P5"><text:span text:style-name="T3">Run1</text:span></text:p>
              <text:p text:style-name="P5"><text:span text:style-name="T3">1.</text:span><text:span text:style-name="T3">時間</text:span><text:span text:style-name="T3">: 113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五個紙箱靠牆一排</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最後一個</text:span></text:p>
              <text:p text:style-name="P5"><text:span text:style-name="T3">4.Custy</text:span><text:span text:style-name="T3">表現：</text:span></text:p>
              <text:p text:style-name="P5"><text:span text:style-name="T4">一開始太興奮的，即使開頭先</text:span><text:span text:style-name="T4">time out</text:span><text:span text:style-name="T4">第一</text:span><text:span text:style-name="T4">pass</text:span><text:span text:style-name="T4">也一樣聞太快，第二</text:span><text:span text:style-name="T4">pass</text:span><text:span text:style-name="T4">手勢比</text:span><text:span text:style-name="T4">stim</text:span><text:span text:style-name="T4">有稍微</text:span><text:span text:style-name="T4">CIB</text:span><text:span text:style-name="T4">，第三</text:span><text:span text:style-name="T4">pass pump stim</text:span><text:span text:style-name="T4">位置一樣</text:span><text:span text:style-name="T4">CIB</text:span><text:span text:style-name="T4">但走掉，第四</text:span><text:span text:style-name="T4">pass</text:span><text:span text:style-name="T4">再</text:span><text:span text:style-name="T4">pump</text:span><text:span text:style-name="T4">才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73" office:value-type="string" calcext:value-type="string">
            <office:annotation draw:style-name="gr34" draw:text-style-name="P6" svg:width="3.523cm" svg:height="8.436cm" svg:x="71.933cm" svg:y="131.193cm" draw:caption-point-x="-0.61cm" draw:caption-point-y="1.511cm">
              <dc:date>2022-06-29T00:00:00</dc:date>
              <text:p text:style-name="P5"><text:span text:style-name="T3">Run1</text:span></text:p>
              <text:p text:style-name="P5"><text:span text:style-name="T3">1.</text:span><text:span text:style-name="T3">時間</text:span><text:span text:style-name="T3">: 112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直排，左邊棧板貨物有膠膜，右邊布</text:span></text:p>
              <text:p text:style-name="P5"><text:span text:style-name="T3">3.stim</text:span><text:span text:style-name="T3">設置方式</text:span><text:span text:style-name="T3">: </text:span></text:p>
              <text:p text:style-name="P5"><text:span text:style-name="T4">將嗅源塞在布左側數來第二個棧板狗頭高度縫隙</text:span></text:p>
              <text:p text:style-name="P5"><text:span text:style-name="T3">4.Custy</text:span><text:span text:style-name="T3">表現：</text:span></text:p>
              <text:p text:style-name="P5"><text:span text:style-name="T3">整體聞得很好，感覺滿貼得但第一次經過</text:span><text:span text:style-name="T3">stim</text:span><text:span text:style-name="T3">沒有反應，第二次就有直接聞到</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485cm" svg:height="8.831cm" svg:x="117.088cm" svg:y="131.17cm" draw:caption-point-x="-0.609cm" draw:caption-point-y="1.534cm">
              <dc:date>2022-07-19T00:00:00</dc:date>
              <text:p text:style-name="P5"><text:span text:style-name="T3">Run2</text:span></text:p>
              <text:p text:style-name="P5"><text:span text:style-name="T3">1.</text:span><text:span text:style-name="T3">時間</text:span><text:span text:style-name="T3">: 151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形棧板貨物右邊有延長兩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都有好好聞，該進的</text:span><text:span text:style-name="T4">corner</text:span><text:span text:style-name="T4">跟小走道都有進去，前面ㄇ聞兩</text:span><text:span text:style-name="T4">pass</text:span><text:span text:style-name="T4">完後接著末端延伸兩個棧板，轉彎的部分也轉得很好，再一</text:span><text:span text:style-name="T4">pass</text:span><text:span text:style-name="T4">進去兩個棧板中間的小</text:span><text:span text:style-name="T4">V</text:span><text:span text:style-name="T4">也一樣有跟手勢進去，表現不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3"/>
          <table:table-cell table:style-name="ce69" office:value-type="string" calcext:value-type="string">
            <office:annotation draw:style-name="gr12" draw:text-style-name="P6" svg:width="4.354cm" svg:height="9.301cm" svg:x="137.408cm" svg:y="131.17cm" draw:caption-point-x="-0.609cm" draw:caption-point-y="1.534cm">
              <dc:date>2022-07-28T00:00:00</dc:date>
              <text:p text:style-name="P5"><text:span text:style-name="T3">Run1</text:span></text:p>
              <text:p text:style-name="P5"><text:span text:style-name="T3">1.</text:span><text:span text:style-name="T3">時間</text:span><text:span text:style-name="T3">: 10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轉彎他沒有好好轉，我</text:span><text:span text:style-name="T4">pivot</text:span><text:span text:style-name="T4">之後撞到頭，後面沒辦法好好帶所以他第一</text:span><text:span text:style-name="T4">pass</text:span><text:span text:style-name="T4">都散步略過完全沒聞，但第二</text:span><text:span text:style-name="T4">pass</text:span><text:span text:style-name="T4">就有開始好好搜查，第三</text:span><text:span text:style-name="T4">pass high</text:span><text:span text:style-name="T4">也有稍微跟，不過有對膠膜割洞的地方稍微</text:span><text:span text:style-name="T4">CIB</text:span><text:span text:style-name="T4">，除去第一</text:span><text:span text:style-name="T4">pass</text:span><text:span text:style-name="T4">外整體還不錯</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23" draw:text-style-name="P6" svg:width="4.759cm" svg:height="10.316cm" svg:x="192.18cm" svg:y="130.212cm" draw:caption-point-x="-5.71cm" draw:caption-point-y="2.492cm">
              <dc:date>2022-08-19T00:00:00</dc:date>
              <text:p text:style-name="P5"><text:span text:style-name="T3">Run1</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兩直排棧板貨物，左邊布捆，右邊膠膜</text:span></text:p>
              <text:p text:style-name="P5"><text:span text:style-name="T3">3.stim</text:span><text:span text:style-name="T3">設置方式</text:span><text:span text:style-name="T3">: </text:span></text:p>
              <text:p text:style-name="P5"><text:span text:style-name="T4">在右邊膠膜最後一棧板從上方割開放入嗅源，約狗頭高度</text:span></text:p>
              <text:p text:style-name="P5"><text:span text:style-name="T3">4.Custy</text:span><text:span text:style-name="T3">表現：</text:span></text:p>
              <text:p text:style-name="P5"><text:span text:style-name="T4">左邊那排跑了兩</text:span><text:span text:style-name="T4">pass</text:span><text:span text:style-name="T4">之後才過去右邊，在左邊兩</text:span><text:span text:style-name="T4">pass</text:span><text:span text:style-name="T4">都聞得不錯，過去右邊的時候前段有聞，中段有一小部分沒聞張嘴，到末端剛好給手勢在</text:span><text:span text:style-name="T4">stim</text:span><text:span text:style-name="T4">上，比了之後就有聞，剛好聞到坐下，這次也是我自己</text:span><text:span text:style-name="T4">sub</text:span><text:span text:style-name="T4">，他有坐定屁股沒有移動</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4"/>
          <table:table-cell table:style-name="ce73" office:value-type="string" calcext:value-type="string">
            <office:annotation draw:style-name="gr11" draw:text-style-name="P6" svg:width="5.452cm" svg:height="10.786cm" svg:x="204.194cm" svg:y="123.296cm" draw:caption-point-x="-1.919cm" draw:caption-point-y="9.408cm">
              <dc:date>2022-08-26T00:00:00</dc:date>
              <text:p text:style-name="P5"><text:span text:style-name="T3">Run1</text:span></text:p>
              <text:p text:style-name="P5"><text:span text:style-name="T3">1.</text:span><text:span text:style-name="T3">時間</text:span><text:span text:style-name="T3">: 10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棧板膠膜貨，右邊一區大木箱加中長木箱</text:span></text:p>
              <text:p text:style-name="P5"><text:span text:style-name="T3">3.stim</text:span><text:span text:style-name="T3">設置方式</text:span><text:span text:style-name="T3">: </text:span></text:p>
              <text:p text:style-name="P5"><text:span text:style-name="T4">將薰製物塞在木箱的縫隙約狗稍微抬頭高度</text:span></text:p>
              <text:p text:style-name="P5"><text:span text:style-name="T3">4.Custy</text:span><text:span text:style-name="T3">表現：</text:span></text:p>
              <text:p text:style-name="P5"><text:span text:style-name="T3">第一</text:span><text:span text:style-name="T3">pass</text:span><text:span text:style-name="T3">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text:span><text:span text:style-name="T3">pivot</text:span><text:span text:style-name="T3">後下一個轉彎就彎的不錯，經過</text:span><text:span text:style-name="T3">stim</text:span><text:span text:style-name="T3">順順的聞到坐下</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2"/>
          <table:table-cell table:style-name="ce227" office:value-type="string" calcext:value-type="string">
            <text:p>M-scented</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H c/s 380*10</text:p>
          </table:table-cell>
          <table:table-cell table:style-name="ce227"/>
          <table:table-cell table:style-name="ce81" table:number-columns-repeated="2"/>
          <table:table-cell table:style-name="ce227" table:number-columns-repeated="2"/>
          <table:table-cell table:style-name="ce227" office:value-type="string" calcext:value-type="string">
            <text:p>C c/s 35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C c/s 300</text:p>
          </table:table-cell>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25:.$AMJ225])-1" office:value-type="float" office:value="8" calcext:value-type="float">
            <text:p>8</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A倉</text:p>
          </table:table-cell>
          <table:covered-table-cell table:style-name="ce199"/>
          <table:table-cell table:style-name="ce55" table:formula="of:=COUNTIF([.$A226:.$AMJ226];&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5" draw:text-style-name="P6" svg:width="3.776cm" svg:height="7.496cm" svg:x="73.294cm" svg:y="137.056cm" draw:caption-point-x="-1.971cm" draw:caption-point-y="-2.553cm">
              <dc:date>2022-06-29T00:00:00</dc:date>
              <text:p text:style-name="P5"><text:span text:style-name="T3">Run2</text:span></text:p>
              <text:p text:style-name="P5"><text:span text:style-name="T3">1.</text:span><text:span text:style-name="T3">時間</text:span><text:span text:style-name="T3">: 1150</text:span><text:span text:style-name="T3">滲</text:span><text:span text:style-name="T3">:1h55m</text:span></text:p>
              <text:p text:style-name="P5"><text:span text:style-name="T3"/></text:p>
              <text:p text:style-name="P5"><text:span text:style-name="T3">2.</text:span><text:span text:style-name="T3">搜尋區域</text:span><text:span text:style-name="T3">:</text:span></text:p>
              <text:p text:style-name="P5"><text:span text:style-name="T4">狹窄走道，膠膜與紙箱貨物</text:span></text:p>
              <text:p text:style-name="P5"><text:span text:style-name="T3">3.stim</text:span><text:span text:style-name="T3">設置方式</text:span><text:span text:style-name="T3">: </text:span></text:p>
              <text:p text:style-name="P5"><text:span text:style-name="T4">將嗅源夾在紙箱縫隙間</text:span></text:p>
              <text:p text:style-name="P5"><text:span text:style-name="T3">4.Custy</text:span><text:span text:style-name="T3">表現：</text:span></text:p>
              <text:p text:style-name="P5"><text:span text:style-name="T3">對狹窄空間沒有問題，</text:span><text:span text:style-name="T3">start</text:span><text:span text:style-name="T3">完很順利進去。剛開始進去有點跟我擠在一起沒辦法好好聞，但一下子就追到味道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5" draw:text-style-name="P6" svg:width="3.924cm" svg:height="8.831cm" svg:x="188.389cm" svg:y="135.007cm" draw:caption-point-x="-1.919cm" draw:caption-point-y="-0.504cm">
              <dc:date>2022-08-19T00:00:00</dc:date>
              <text:p text:style-name="P5"><text:span text:style-name="T3">Run2</text:span></text:p>
              <text:p text:style-name="P5"><text:span text:style-name="T3">1.</text:span><text:span text:style-name="T3">時間</text:span><text:span text:style-name="T3">:154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一些平常就有的小缺點像是到末端膠膜會</text:span><text:span text:style-name="T4">cut</text:span><text:span text:style-name="T4">掉，跟我沒在他前面會有點不知道要聞甚麼之後，大部分都聞得很認真，給</text:span><text:span text:style-name="T4">high</text:span><text:span text:style-name="T4">也都有跟，沒聞的地方</text:span><text:span text:style-name="T4">easy</text:span><text:span text:style-name="T4">回去有好好接著聞</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4"/>
          <table:table-cell table:style-name="ce69" office:value-type="string" calcext:value-type="string">
            <office:annotation draw:style-name="gr6" draw:text-style-name="P6" svg:width="4.059cm" svg:height="10.241cm" svg:x="203.999cm" svg:y="136.396cm" draw:caption-point-x="-1.724cm" draw:caption-point-y="-1.893cm">
              <dc:date>2022-08-26T00:00:00</dc:date>
              <text:p text:style-name="P5"><text:span text:style-name="T3">Run2</text:span></text:p>
              <text:p text:style-name="P5"><text:span text:style-name="T3">1.</text:span><text:span text:style-name="T3">時間</text:span><text:span text:style-name="T3">: 112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編織袋、布捆、膠膜貨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不錯，速度稍快但有貼著聞，不過轉到一個小ㄇ的時候斜切過去</text:span><text:span text:style-name="T4">cut corner</text:span><text:span text:style-name="T4">，在ㄇ的末端有收繩回去補上，到第二</text:span><text:span text:style-name="T4">pass</text:span><text:span text:style-name="T4">還是有一樣的情形。第二</text:span><text:span text:style-name="T4">pass</text:span><text:span text:style-name="T4">給了兩個</text:span><text:span text:style-name="T4">high</text:span><text:span text:style-name="T4">都很得很好，中間也有自己趴上貨物很仔細的聞，整</text:span><text:span text:style-name="T4">run</text:span><text:span text:style-name="T4">搜得很乾淨</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C c/s 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28:.$AMJ228])-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B倉</text:p>
          </table:table-cell>
          <table:table-cell table:style-name="ce199" table:formula="of:=([.F231]+[.F234])&amp;&quot; / &quot;&amp;([.F229]+[.F232])&amp;&quot; = &quot;&amp;ROUND(IF([.F229]=0;&quot;0&quot;;([.F231]+[.F234])/([.F229]+[.F232]));1)" office:value-type="string" office:string-value="2 / 0 = 0" calcext:value-type="string" table:number-columns-spanned="1" table:number-rows-spanned="6">
            <text:p>2 / 0 = 0</text:p>
          </table:table-cell>
          <table:table-cell table:style-name="ce55" table:formula="of:=COUNTIF([.$A229:.$AMJ22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30" draw:text-style-name="P6" svg:width="4.76cm" svg:height="10.166cm" svg:x="105.331cm" svg:y="132.555cm" draw:caption-point-x="-4.656cm" draw:caption-point-y="3.747cm">
              <dc:date>2022-07-13T00:00:00</dc:date>
              <text:p text:style-name="P5"><text:span text:style-name="T3">Run1</text:span></text:p>
              <text:p text:style-name="P5"><text:span text:style-name="T3">1.</text:span><text:span text:style-name="T3">時間</text:span><text:span text:style-name="T3">:11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前面狗頭高度紙箱縫隙有塞手扒雞手套當</text:span><text:span text:style-name="T4">contro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經過</text:span><text:span text:style-name="T3">control</text:span><text:span text:style-name="T3">的時候沒有特別的</text:span><text:span text:style-name="T3">CIB</text:span><text:span text:style-name="T3">，在第一個彎的時候沒有轉有</text:span><text:span text:style-name="T3">pivot</text:span><text:span text:style-name="T3">，聞到對面的時候沒有順著聞有在接回到對面聞過的地方，順著聞完之後到末端有膠膜的棧板或沒聞，</text:span><text:span text:style-name="T3">easy</text:span><text:span text:style-name="T3">讓他聞完，</text:span><text:span text:style-name="T3">high pass</text:span><text:span text:style-name="T3">沒有跟得很好，會稍微抬頭但沒有很明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36" draw:text-style-name="P6" svg:width="5.187cm" svg:height="11.181cm" svg:x="150.955cm" svg:y="131.937cm" draw:caption-point-x="-0.609cm" draw:caption-point-y="4.365cm">
              <dc:date>2022-08-04T00:00:00</dc:date>
              <text:p text:style-name="P5"><text:span text:style-name="T3">Run1</text:span></text:p>
              <text:p text:style-name="P5"><text:span text:style-name="T3">1.</text:span><text:span text:style-name="T3">時間</text:span><text:span text:style-name="T3">:101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彼此間有通道，中間排棧板較短，左邊中間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在進去棧板間通道的時候因為我跟在</text:span><text:span text:style-name="T4">Custy</text:span><text:span text:style-name="T4">後面，所以他沒有進到底就退出來了，我就順勢回到</text:span><text:span text:style-name="T4">start</text:span><text:span text:style-name="T4">的地方再開始一次，然後領先帶他進去通道底部聞完，出來後</text:span><text:span text:style-name="T4">Custy</text:span><text:span text:style-name="T4">經過中間右邊間的通道也沒有主動進去</text:span><text:span text:style-name="T4">(</text:span><text:span text:style-name="T4">但本來這個通道就相對狹窄，所以預計他沒進去也沒關係</text:span><text:span text:style-name="T4">)</text:span><text:span text:style-name="T4">，到第二</text:span><text:span text:style-name="T4">pass</text:span><text:span text:style-name="T4">的時候再由我領先帶他進去搜完，出來的時候從中間的小縫隙鑽到對面去，之後順勢把剩下的聞完</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31:.$AMJ23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B倉</text:p>
          </table:table-cell>
          <table:covered-table-cell table:style-name="ce199"/>
          <table:table-cell table:style-name="ce55" table:formula="of:=COUNTIF([.$A232:.$AMJ23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34:.$AMJ23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C倉</text:p>
          </table:table-cell>
          <table:table-cell table:style-name="ce199" table:formula="of:=([.F237]+[.F240])&amp;&quot; / &quot;&amp;([.F235]+[.F238])&amp;&quot; = &quot;&amp;ROUND(IF([.F235]=0;&quot;0&quot;;([.F237]+[.F240])/([.F235]+[.F238]));1)" office:value-type="string" office:string-value="7 / 2 = 3.5" calcext:value-type="string" table:number-columns-spanned="1" table:number-rows-spanned="6">
            <text:p>7 / 2 = 3.5</text:p>
          </table:table-cell>
          <table:table-cell table:style-name="ce55" table:formula="of:=COUNTIF([.$A235:.$AMJ235];&quot;*&quot;)" office:value-type="float" office:value="2" calcext:value-type="float">
            <text:p>2</text:p>
          </table:table-cell>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5" draw:text-style-name="P6" svg:width="3.926cm" svg:height="8.831cm" svg:x="39.01cm" svg:y="142.255cm" draw:caption-point-x="0.705cm" draw:caption-point-y="-2.354cm">
              <dc:date>2022-06-20T00:00:00</dc:date>
              <text:p text:style-name="P5"><text:span text:style-name="T3">Run2</text:span></text:p>
              <text:p text:style-name="P5"><text:span text:style-name="T3">1.</text:span><text:span text:style-name="T3">時間</text:span><text:span text:style-name="T3">:14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紙箱十個不靠牆，</text:span><text:span text:style-name="T3">4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整體聞得不錯，這次我有注意手勢比在轉彎處，</text:span><text:span text:style-name="T5">Custy</text:span><text:span text:style-name="T5">就彎的很貼，但到第三</text:span><text:span text:style-name="T5">pass</text:span><text:span text:style-name="T5">的時候突然加速張嘴沒聞，</text:span><text:span text:style-name="T5">easy</text:span><text:span text:style-name="T5">完後馬上就有重新聞，後面也都沒問題</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391cm" svg:height="10.316cm" svg:x="91.061cm" svg:y="133.304cm" draw:caption-point-x="-1.675cm" draw:caption-point-y="6.597cm">
              <dc:date>2022-07-08T00:00:00</dc:date>
              <text:p text:style-name="P5"><text:span text:style-name="T3">Run1</text:span></text:p>
              <text:p text:style-name="P5"><text:span text:style-name="T3">1.</text:span><text:span text:style-name="T3">時間</text:span><text:span text:style-name="T3">: 110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棧板貨物小ㄇ</text:span></text:p>
              <text:p text:style-name="P5"><text:span text:style-name="T3">3.stim</text:span><text:span text:style-name="T3">設置方式</text:span><text:span text:style-name="T3">: </text:span></text:p>
              <text:p text:style-name="P5"><text:span text:style-name="T4">將薰製物從中間棧板膠膜上方割洞後放入，下面左右兩邊割縫，大約狗身向上抬的高度</text:span></text:p>
              <text:p text:style-name="P5"><text:span text:style-name="T3">4.Custy</text:span><text:span text:style-name="T3">表現：</text:span></text:p>
              <text:p text:style-name="P5"><text:span text:style-name="T4">前面兩</text:span><text:span text:style-name="T4">pass</text:span><text:span text:style-name="T4">順順的聞，第三</text:span><text:span text:style-name="T4">pass high</text:span><text:span text:style-name="T4">有跟，但跟上去聞的地方剛好在嗅源旁邊所以沒聞到，第四</text:span><text:span text:style-name="T4">pass</text:span><text:span text:style-name="T4">有自己進入旁邊小走道聞，出來後一樣有跟但位置太後面沒聞到，最後一</text:span><text:span text:style-name="T4">pass high</text:span><text:span text:style-name="T4">剛好跟到</text:span><text:span text:style-name="T4">stim</text:span><text:span text:style-name="T4">位置就聞到了</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table-cell table:style-name="ce69" office:value-type="string" calcext:value-type="string">
            <office:annotation draw:style-name="gr13" draw:text-style-name="P6" svg:width="4.631cm" svg:height="10.711cm" svg:x="103.074cm" svg:y="138.224cm" draw:caption-point-x="-2.399cm" draw:caption-point-y="1.677cm">
              <dc:date>2022-07-13T00:00:00</dc:date>
              <text:p text:style-name="P5"><text:span text:style-name="T3">Run3</text:span></text:p>
              <text:p text:style-name="P5"><text:span text:style-name="T3">1.</text:span><text:span text:style-name="T3">時間</text:span><text:span text:style-name="T3">: 14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左右有兩排棧板貨，中間也有一排棧板貨但有走道將整個搜索範圍分兩區，</text:span><text:span text:style-name="T4">1pass</text:span><text:span text:style-name="T4">結束</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有好好聞，在第一區跟第二區相連的小通道部分有自己轉彎，但整個過程中還是有出現一些之前常出現的問題，像是還沒到末端就</text:span><text:span text:style-name="T4">cut</text:span><text:span text:style-name="T4">掉，聞到一半突然接到聞過的地方再聞，轉彎沒有自己轉等，末端</text:span><text:span text:style-name="T4">cut</text:span><text:span text:style-name="T4">掉的部分</text:span><text:span text:style-name="T4">easy</text:span><text:span text:style-name="T4">完有改善，整體還算流暢</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0" draw:text-style-name="P6" svg:width="4.483cm" svg:height="11.256cm" svg:x="180.361cm" svg:y="140.488cm" draw:caption-point-x="-0.664cm" draw:caption-point-y="-0.587cm">
              <dc:date>2022-08-16T00:00:00</dc:date>
              <text:p text:style-name="P5"><text:span text:style-name="T3">Run2</text:span></text:p>
              <text:p text:style-name="P5"><text:span text:style-name="T3">1.</text:span><text:span text:style-name="T3">時間</text:span><text:span text:style-name="T3">: 1205</text:span><text:span text:style-name="T3">滲</text:span><text:span text:style-name="T3">:</text:span></text:p>
              <text:p text:style-name="P5"><text:span text:style-name="T3">2h</text:span></text:p>
              <text:p text:style-name="P5"><text:span text:style-name="T3">2.</text:span><text:span text:style-name="T3">搜尋區域</text:span><text:span text:style-name="T3">:</text:span></text:p>
              <text:p text:style-name="P5"><text:span text:style-name="T4">兩直排棧板貨物，左邊有超大平面木箱，右邊膠膜貨物</text:span></text:p>
              <text:p text:style-name="P5"><text:span text:style-name="T3">3.stim</text:span><text:span text:style-name="T3">設置方式</text:span><text:span text:style-name="T3">: </text:span></text:p>
              <text:p text:style-name="P5"><text:span text:style-name="T3">在右邊直排末端棧板膠膜貨，將膠膜從上方割開放入嗅源，約狗向上趴的嗅聞高度</text:span></text:p>
              <text:p text:style-name="P5"><text:span text:style-name="T3">4.Custy</text:span><text:span text:style-name="T3">表現：</text:span></text:p>
              <text:p text:style-name="P5"><text:span text:style-name="T3">三個</text:span><text:span text:style-name="T3">pass</text:span><text:span text:style-name="T3">都聞得很順，除了左邊末端因為木箱向外斜出去</text:span><text:span text:style-name="T3">Custy</text:span><text:span text:style-name="T3">容易</text:span><text:span text:style-name="T3">cut</text:span><text:span text:style-name="T3">掉沒聞，右邊膠膜貨聞的很流暢，第二</text:span><text:span text:style-name="T3">Pass</text:span><text:span text:style-name="T3">右邊有一小段沒聞</text:span><text:span text:style-name="T3">easy</text:span><text:span text:style-name="T3">，雖然聞的稍快但整體聞得不錯，到第三</text:span><text:span text:style-name="T3">pass</text:span><text:span text:style-name="T3">比</text:span><text:span text:style-name="T3">high</text:span><text:span text:style-name="T3">在</text:span><text:span text:style-name="T3">stim</text:span><text:span text:style-name="T3">處跟得比較慢但有抬頭聞，聞到的地方在</text:span><text:span text:style-name="T3">stim</text:span><text:span text:style-name="T3">更下面一點的位置，後面坐下後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2"/>
          <table:table-cell table:style-name="ce69" office:value-type="string" calcext:value-type="string">
            <office:annotation draw:style-name="gr37" draw:text-style-name="P6" svg:width="4.702cm" svg:height="11.651cm" svg:x="198.368cm" svg:y="138.391cm" draw:caption-point-x="-0.609cm" draw:caption-point-y="1.51cm">
              <dc:date>2022-08-24T00:00:00</dc:date>
              <text:p text:style-name="P5"><text:span text:style-name="T3">Run2</text:span></text:p>
              <text:p text:style-name="P5"><text:span text:style-name="T3">1.</text:span><text:span text:style-name="T3">時間</text:span><text:span text:style-name="T3">: 150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兩個ㄇ，左邊紙箱中間編織袋右邊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個ㄇ整體聞得不錯，但要到第二個ㄇ的轉彎處沒有轉好，有</text:span><text:span text:style-name="T4">easy</text:span><text:span text:style-name="T4">回去重新，第二個彎就有比較貼，第二個ㄇ的第一</text:span><text:span text:style-name="T4">pass</text:span><text:span text:style-name="T4">右邊膠膜快速聞過，末端有</text:span><text:span text:style-name="T4">cut</text:span><text:span text:style-name="T4">，第二</text:span><text:span text:style-name="T4">pass</text:span><text:span text:style-name="T4">右邊膠膜聞完第一個棧板就不想聞了，</text:span><text:span text:style-name="T4">easy</text:span><text:span text:style-name="T4">後回去補完，末端又</text:span><text:span text:style-name="T4">cut</text:span><text:span text:style-name="T4">，第三</text:span><text:span text:style-name="T4">pass</text:span><text:span text:style-name="T4">從頭開始，給</text:span><text:span text:style-name="T4">High</text:span><text:span text:style-name="T4">有跟，轉彎轉得不錯，但到右邊膠膜貨連續兩聞一下就不聞，</text:span><text:span text:style-name="T4">easy</text:span><text:span text:style-name="T4">了兩次，最後有聞到最末端再收掉</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4"/>
          <table:table-cell table:style-name="ce69" office:value-type="string" calcext:value-type="string">
            <office:annotation draw:style-name="gr21" draw:text-style-name="P6" svg:width="4.669cm" svg:height="9.771cm" svg:x="215.01cm" svg:y="129.267cm" draw:caption-point-x="-1.447cm" draw:caption-point-y="10.634cm">
              <dc:date>2022-08-31T00:00:00</dc:date>
              <text:p text:style-name="P5"><text:span text:style-name="T3">Run1</text:span></text:p>
              <text:p text:style-name="P5"><text:span text:style-name="T3">1.</text:span><text:span text:style-name="T3">時間</text:span><text:span text:style-name="T3">:10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加一小走道進去的一小區，大型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第一個棧板直接略過，到另一邊的時候膠膜貨沒聞</text:span><text:span text:style-name="T4">easy</text:span><text:span text:style-name="T4">，第二</text:span><text:span text:style-name="T4">pass</text:span><text:span text:style-name="T4">相對好很多，在第二</text:span><text:span text:style-name="T4">pass</text:span><text:span text:style-name="T4">得時候有用手勢引導從小走道進去第二區，給了兩個</text:span><text:span text:style-name="T4">high</text:span><text:span text:style-name="T4">都跟得很好，整體也聞得很認真，出來之後有把末端好好補完，整體聞得不錯</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M scented</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800</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37:.$AMJ237])-1" office:value-type="float" office:value="6" calcext:value-type="float">
            <text:p>6</text:p>
          </table:table-cell>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4"/>
          <table:table-cell table:style-name="ce227" office:value-type="string" calcext:value-type="string">
            <text:p>G</text:p>
          </table:table-cell>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C倉</text:p>
          </table:table-cell>
          <table:covered-table-cell table:style-name="ce199"/>
          <table:table-cell table:style-name="ce55" table:formula="of:=COUNTIF([.$A238:.$AMJ238];&quot;*&quot;)" office:value-type="float" office:value="0" calcext:value-type="float">
            <text:p>0</text:p>
          </table:table-cell>
          <table:table-cell table:style-name="ce227" table:number-columns-repeated="5"/>
          <table:table-cell table:style-name="ce81" table:number-columns-repeated="2"/>
          <table:table-cell table:style-name="ce227" table:number-columns-repeated="2"/>
          <table:table-cell table:style-name="Default"/>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9" draw:text-style-name="P6" svg:width="4.328cm" svg:height="7.421cm" svg:x="87.992cm" svg:y="144.51cm" draw:caption-point-x="1.394cm" draw:caption-point-y="-2.81cm">
              <dc:date>2022-07-08T00:00:00</dc:date>
              <text:p text:style-name="P5"><text:span text:style-name="T3">Run2</text:span></text:p>
              <text:p text:style-name="P5"><text:span text:style-name="T3">1.</text:span><text:span text:style-name="T3">時間</text:span><text:span text:style-name="T3">: 11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左邊黑色塑膠袋右邊膠膜貨物</text:span></text:p>
              <text:p text:style-name="P5"><text:span text:style-name="T3">3.stim</text:span><text:span text:style-name="T3">設置方式</text:span><text:span text:style-name="T3">: </text:span></text:p>
              <text:p text:style-name="P5"><text:span text:style-name="T4"/></text:p>
              <text:p text:style-name="P5"><text:span text:style-name="T3">4.Custy</text:span><text:span text:style-name="T3">表現：</text:span></text:p>
              <text:p text:style-name="P5"><text:span text:style-name="T4">整體聞得不錯，但第三</text:span><text:span text:style-name="T4">pass high</text:span><text:span text:style-name="T4">沒有跟得很好，大致上只有最後一個手勢跟到，不過基本上都聞得很貼</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0:.$AMJ240])-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D倉</text:p>
          </table:table-cell>
          <table:table-cell table:style-name="ce199" table:formula="of:==([.F243]+[.F246])&amp;&quot; / &quot;&amp;([.F241]+[.F244])&amp;&quot; = &quot;&amp;ROUND(IF([.F241]=0;&quot;0&quot;;([.F243]+[.F246])/([.F241]+[.F244]));1)" office:value-type="string" office:string-value="3 / 2 = 1.5" calcext:value-type="string" table:number-columns-spanned="1" table:number-rows-spanned="6">
            <text:p>3 / 2 = 1.5</text:p>
          </table:table-cell>
          <table:table-cell table:style-name="ce55" table:formula="of:=COUNTIF([.$A241:.$AMJ241];&quot;*&quot;)" office:value-type="float" office:value="2" calcext:value-type="float">
            <text:p>2</text:p>
          </table:table-cell>
          <table:table-cell table:style-name="ce227" table:number-columns-repeated="5"/>
          <table:table-cell table:style-name="ce81" table:number-columns-repeated="2"/>
          <table:table-cell table:style-name="ce73" office:value-type="string" calcext:value-type="string">
            <office:annotation draw:style-name="gr38" draw:text-style-name="P6" svg:width="4.166cm" svg:height="11.501cm" svg:x="34.116cm" svg:y="146.606cm" draw:caption-point-x="1.083cm" draw:caption-point-y="-3.107cm">
              <dc:date>2022-06-20T00:00:00</dc:date>
              <text:p text:style-name="P5"><text:span text:style-name="T3">Run3</text:span></text:p>
              <text:p text:style-name="P5"><text:span text:style-name="T3">1.</text:span><text:span text:style-name="T3">時間</text:span><text:span text:style-name="T3">:1610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兩排棧板加棧板上方</text:span></text:p>
              <text:p text:style-name="P5"><text:span text:style-name="T3"/></text:p>
              <text:p text:style-name="P5"><text:span text:style-name="T3">3.stim</text:span><text:span text:style-name="T3">設置方式</text:span><text:span text:style-name="T3">: </text:span></text:p>
              <text:p text:style-name="P5"><text:span text:style-name="T3">將貨物從不會接觸的那面抽出後，將嗅源放入後再將紙箱塞回去，將上層膠膜戳洞</text:span></text:p>
              <text:p text:style-name="P5"><text:span text:style-name="T3"/></text:p>
              <text:p text:style-name="P5"><text:span text:style-name="T3">4.Custy</text:span><text:span text:style-name="T3">表現：</text:span></text:p>
              <text:p text:style-name="P5"><text:span text:style-name="T4">一直排部分聞得不錯，但第一排末端有類似</text:span><text:span text:style-name="T4">cut corner</text:span><text:span text:style-name="T4">省略沒聞，後面第二</text:span><text:span text:style-name="T4">pass</text:span><text:span text:style-name="T4">讓他</text:span><text:span text:style-name="T4">hop</text:span><text:span text:style-name="T4">上棧板，半衝半聞的，到底後又回到最前端下來後先接續聞也聞得不錯，後面第二次上去就比較穩定，經由手勢引導後聞到坐下</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9" draw:text-style-name="P6" svg:width="4.624cm" svg:height="9.376cm" svg:x="85.48cm" svg:y="141.988cm" draw:caption-point-x="-0.61cm" draw:caption-point-y="1.511cm">
              <dc:date>2022-07-05T00:00:00</dc:date>
              <text:p text:style-name="P5"><text:span text:style-name="T3">Run1</text:span></text:p>
              <text:p text:style-name="P5"><text:span text:style-name="T3">1.</text:span><text:span text:style-name="T3">時間</text:span><text:span text:style-name="T3">: 113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排棧板貨物有膠膜加地上一排</text:span><text:span text:style-name="T4">parcel</text:span></text:p>
              <text:p text:style-name="P5"><text:span text:style-name="T3">3.stim</text:span><text:span text:style-name="T3">設置方式</text:span><text:span text:style-name="T3">: </text:span></text:p>
              <text:p text:style-name="P5"><text:span text:style-name="T3">將紙箱底部拆開，拿出部分貨物，摺單邊後放入</text:span><text:span text:style-name="T3">stim</text:span><text:span text:style-name="T3">，再把部分貨物放入，底部四邊交叉後翻正，放第四個位置</text:span></text:p>
              <text:p text:style-name="P5"><text:span text:style-name="T3">4.Custy</text:span><text:span text:style-name="T3">表現：</text:span></text:p>
              <text:p text:style-name="P5"><text:span text:style-name="T4">兩排棧板都聞得不錯，地上一排經過第一次沒有聞到，第二次</text:span><text:span text:style-name="T4">pump</text:span><text:span text:style-name="T4">就聞到了，可能是紙箱縫隙不夠大，才會需要</text:span><text:span text:style-name="T4">pump</text:span><text:span text:style-name="T4">才聞到</text:span></text:p>
              <text:p text:style-name="P5"><text:span text:style-name="T3">5. CIB</text:span><text:span text:style-name="T3">物品</text:span></text:p>
              <text:p text:style-name="P5"><text:span text:style-name="T3"/></text:p>
            </office:annotation>
            <text:p>*</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69" office:value-type="string" calcext:value-type="string">
            <office:annotation draw:style-name="gr21" draw:text-style-name="P6" svg:width="4.92cm" svg:height="9.771cm" svg:x="216.375cm" svg:y="143.922cm" draw:caption-point-x="-2.812cm" draw:caption-point-y="-0.423cm">
              <dc:date>2022-08-31T00:00:00</dc:date>
              <text:p text:style-name="P5"><text:span text:style-name="T3">Run2</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左邊有一個比較凹進去的棧板第一次經過略過沒聞，末端收繩帶回去補上，到右邊之後沒聞，</text:span><text:span text:style-name="T4">easy</text:span><text:span text:style-name="T4">再開始一次，之後就表現得比較穩定，轉彎處轉得很好很貼，只不過有一小區小走道進去完全沒聞，試了兩次都不聞就帶他出來回到原本的搜尋走道了，末端給了一個</text:span><text:span text:style-name="T4">high</text:span><text:span text:style-name="T4">跟得很好，整體而言有聞但感覺品質沒到很好</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office:value-type="string" calcext:value-type="string">
            <text:p>M c/s 2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8</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3:.$AMJ243])-1" office:value-type="float" office:value="3" calcext:value-type="float">
            <text:p>3</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G</text:p>
          </table:table-cell>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D倉</text:p>
          </table:table-cell>
          <table:covered-table-cell table:style-name="ce199"/>
          <table:table-cell table:style-name="ce55" table:formula="of:=COUNTIF([.$A244:.$AMJ24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6:.$AMJ24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集中查驗</text:p>
            <text:p>&amp;</text:p>
            <text:p>出口</text:p>
          </table:table-cell>
          <table:table-cell table:style-name="ce183" office:value-type="string" calcext:value-type="string" table:number-columns-spanned="1" table:number-rows-spanned="3">
            <text:p>－</text:p>
          </table:table-cell>
          <table:table-cell table:style-name="ce199" table:formula="of:=([.F249]+[.F252])&amp;&quot; / &quot;&amp;([.F247]+[.F250])&amp;&quot; = &quot;&amp;ROUND(IF([.F247]=0;&quot;0&quot;;([.F249]+[.F252])/([.F247]+[.F250]));1)" office:value-type="string" office:string-value="0 / 0 = 0" calcext:value-type="string" table:number-columns-spanned="1" table:number-rows-spanned="6">
            <text:p>0 / 0 = 0</text:p>
          </table:table-cell>
          <table:table-cell table:style-name="ce55" table:formula="of:=COUNTIF([.$A247:.$AMJ24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49:.$AMJ24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集中查驗</text:p>
            <text:p>&amp;</text:p>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50:.$AMJ25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52:.$AMJ25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海關室</text:p>
          </table:table-cell>
          <table:table-cell table:style-name="ce183" office:value-type="string" calcext:value-type="string" table:number-columns-spanned="1" table:number-rows-spanned="3">
            <text:p>－</text:p>
          </table:table-cell>
          <table:table-cell table:style-name="ce199" table:formula="of:=[.F255]&amp;&quot; / &quot;&amp;[.F253]&amp;&quot; = &quot;&amp;ROUND(IF([.F253]=0;&quot;0&quot;;[.F255]/[.F253]);1)" office:value-type="string" office:string-value="0 / 0 = 0" calcext:value-type="string" table:number-columns-spanned="1" table:number-rows-spanned="3">
            <text:p>0 / 0 = 0</text:p>
          </table:table-cell>
          <table:table-cell table:style-name="ce55" table:formula="of:=COUNTIF([.$A253:.$AMJ25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number-columns-repeated="2" table:style-name="ce178"/>
          <table:table-cell table:style-name="ce55" table:formula="of:=COUNTA([.$A255:.$AMJ25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2">
            <text:p>陽明</text:p>
            <text:p><text:span text:style-name="T7">Yang Ming</text:span></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258]+[.F261])&amp;&quot; / &quot;&amp;([.F256]+[.F259])&amp;&quot; = &quot;&amp;ROUND(IF([.F256]=0;&quot;0&quot;;([.F258]+[.F261])/([.F256]+[.F259]));1)" office:value-type="string" office:string-value="11 / 3 = 3.7" calcext:value-type="string" table:number-columns-spanned="1" table:number-rows-spanned="6">
            <text:p>11 / 3 = 3.7</text:p>
          </table:table-cell>
          <table:table-cell table:style-name="ce55" table:formula="of:=COUNTIF([.$A256:.$AMJ256];&quot;*&quot;)" office:value-type="float" office:value="2" calcext:value-type="float">
            <text:p>2</text:p>
          </table:table-cell>
          <table:table-cell table:style-name="ce227" table:number-columns-repeated="4"/>
          <table:table-cell table:style-name="ce73" office:value-type="string" calcext:value-type="string">
            <office:annotation draw:style-name="gr19" draw:text-style-name="P6" svg:width="2.899cm" svg:height="9.376cm" svg:x="28.804cm" svg:y="153.849cm" draw:caption-point-x="-0.378cm" draw:caption-point-y="-1.35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一直排加一個小ㄇ</text:span></text:p>
              <text:p text:style-name="P5"><text:span text:style-name="T3">3.stim</text:span><text:span text:style-name="T3">設置方式</text:span><text:span text:style-name="T3">: </text:span></text:p>
              <text:p text:style-name="P5"><text:span text:style-name="T5">將薰製物塞在ㄇ的</text:span><text:span text:style-name="T5">early</text:span></text:p>
              <text:p text:style-name="P5"><text:span text:style-name="T3">4.Custy</text:span><text:span text:style-name="T3">表現：</text:span></text:p>
              <text:p text:style-name="P5"><text:span text:style-name="T5">前面直排聞得快又不貼，雖然有撇頭但品質應該不好，後面經過</text:span><text:span text:style-name="T5">stim</text:span><text:span text:style-name="T5">味道很大一次就中，還是有坐不定跟看我的問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9" draw:text-style-name="P6" svg:width="2.899cm" svg:height="7.421cm" svg:x="69.675cm" svg:y="150.984cm" draw:caption-point-x="-0.609cm" draw:caption-point-y="1.511cm">
              <dc:date>2022-06-28T00:00:00</dc:date>
              <text:p text:style-name="P5"><text:span text:style-name="T3">Run1</text:span></text:p>
              <text:p text:style-name="P5"><text:span text:style-name="T3">1.</text:span><text:span text:style-name="T3">時間</text:span><text:span text:style-name="T3">: 10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小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第一</text:span><text:span text:style-name="T4">pass corner</text:span><text:span text:style-name="T4">不夠貼，但第二</text:span><text:span text:style-name="T4">pass</text:span><text:span text:style-name="T4">之後就有進</text:span><text:span text:style-name="T4">corner</text:span><text:span text:style-name="T4">，再來也有跟</text:span><text:span text:style-name="T4">high</text:span><text:span text:style-name="T4">手勢。</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12" draw:text-style-name="P6" svg:width="4.674cm" svg:height="9.301cm" svg:x="98.642cm" svg:y="153.443cm" draw:caption-point-x="-0.225cm" draw:caption-point-y="-0.948cm">
              <dc:date>2022-07-12T00:00:00</dc:date>
              <text:p text:style-name="P5"><text:span text:style-name="T3">Run2</text:span></text:p>
              <text:p text:style-name="P5"><text:span text:style-name="T3">1.</text:span><text:span text:style-name="T3">時間</text:span><text:span text:style-name="T3">:110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貨物中後段木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但</text:span><text:span text:style-name="T4">Custy</text:span><text:span text:style-name="T4">兩</text:span><text:span text:style-name="T4">pass</text:span><text:span text:style-name="T4">都到木箱中後段的時候沒聞，第一</text:span><text:span text:style-name="T4">pass easy</text:span><text:span text:style-name="T4">完之後有順順的聞完，但第二</text:span><text:span text:style-name="T4">pass easy</text:span><text:span text:style-name="T4">完後卻一直待在那附近不走，反覆回頭甚至趴上去聞，給手勢也沒有往前的意思，到最後已經有點要猜了就短繩順著末端結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69" office:value-type="string" calcext:value-type="string">
            <office:annotation draw:style-name="gr15" draw:text-style-name="P6" svg:width="4.654cm" svg:height="8.831cm" svg:x="105.544cm" svg:y="154.206cm" draw:caption-point-x="1.904cm" draw:caption-point-y="-1.711cm">
              <dc:date>2022-07-18T00:00:00</dc:date>
              <text:p text:style-name="P5"><text:span text:style-name="T3">Run2</text:span></text:p>
              <text:p text:style-name="P5"><text:span text:style-name="T3">1.</text:span><text:span text:style-name="T3">時間</text:span><text:span text:style-name="T3">: 15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還行，大部分時候都有聞，但到轉彎處或末端的時候</text:span><text:span text:style-name="T3">cut</text:span><text:span text:style-name="T3">掉好幾次沒聞，</text:span><text:span text:style-name="T3">easy</text:span><text:span text:style-name="T3">完之後都有改善。這次嘗試在轉彎處自已領先身體擋的方式避免</text:span><text:span text:style-name="T3">Custy</text:span><text:span text:style-name="T3">噴出去但速度太慢失敗，沒有給手勢他沒有自己轉還是都需要</text:span><text:span text:style-name="T3">pivot</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19" draw:text-style-name="P6" svg:width="4.349cm" svg:height="9.376cm" svg:x="151.402cm" svg:y="143.5cm" draw:caption-point-x="-1.056cm" draw:caption-point-y="8.995cm">
              <dc:date>2022-08-04T00:00:00</dc:date>
              <text:p text:style-name="P5"><text:span text:style-name="T3">Run3</text:span></text:p>
              <text:p text:style-name="P5"><text:span text:style-name="T3">1.</text:span><text:span text:style-name="T3">時間</text:span><text:span text:style-name="T3">:1544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左邊一排編織袋棧板貨</text:span><text:span text:style-name="T4">(</text:span><text:span text:style-name="T4">中藥味重</text:span><text:span text:style-name="T4">)</text:span><text:span text:style-name="T4">，右邊一排紙箱</text:span></text:p>
              <text:p text:style-name="P5"><text:span text:style-name="T3">3.stim</text:span><text:span text:style-name="T3">設置方式</text:span><text:span text:style-name="T3">: </text:span></text:p>
              <text:p text:style-name="P5"><text:span text:style-name="T4">將嗅源放在貨物中間的棧板內，位置在左邊一排約中段位置</text:span></text:p>
              <text:p text:style-name="P5"><text:span text:style-name="T3">4.Custy</text:span><text:span text:style-name="T3">表現：</text:span></text:p>
              <text:p text:style-name="P5"><text:span text:style-name="T4">一開始就有好好的聞，但經過</text:span><text:span text:style-name="T4">stim</text:span><text:span text:style-name="T4">的時候頭有稍微比較低，剛好沒聞到，到第二</text:span><text:span text:style-name="T4">pass</text:span><text:span text:style-name="T4">的時候我領先比手勢在</text:span><text:span text:style-name="T4">stim</text:span><text:span text:style-name="T4">上，由手勢引導他抬頭嗅聞然後順利坐下</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77" office:value-type="string" calcext:value-type="string">
            <office:annotation draw:style-name="gr13" draw:text-style-name="P6" svg:width="4.708cm" svg:height="10.711cm" svg:x="158.26cm" svg:y="152.052cm" draw:caption-point-x="7.89cm" draw:caption-point-y="0.443cm">
              <dc:date>2022-08-10T00:00:00</dc:date>
              <text:p text:style-name="P5"><text:span text:style-name="T3">Run3</text:span></text:p>
              <text:p text:style-name="P5"><text:span text:style-name="T3">1.</text:span><text:span text:style-name="T3">時間</text:span><text:span text:style-name="T3">:144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棧板ㄇ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那排紙箱區聞得比較仔細，到中間因為是膠膜跟木箱而且中間有狹窄走道，聞得比較亂一點，到中間木箱甚至一度想跑掉，我</text:span><text:span text:style-name="T4">hold</text:span><text:span text:style-name="T4">住之後重新</text:span><text:span text:style-name="T4">find it</text:span><text:span text:style-name="T4">才好好再回去聞，右邊膠膜的部分用掃得聞的品質比較差，第二</text:span><text:span text:style-name="T4">pass</text:span><text:span text:style-name="T4">嘗試讓他進去狹窄走道，但進去幾乎沒什麼聞，出來之後到右邊也是很快速聞過，</text:span><text:span text:style-name="T4">easy</text:span><text:span text:style-name="T4">後重新把右邊的補上</text:span></text:p>
              <text:p text:style-name="P5"><text:span text:style-name="T3">5. CIB</text:span><text:span text:style-name="T3">物品</text:span></text:p>
              <text:p text:style-name="P5"><text:span text:style-name="T3"/></text:p>
            </office:annotation>
            <text:p>●</text:p>
          </table:table-cell>
          <table:table-cell table:style-name="ce69" office:value-type="string" calcext:value-type="string">
            <office:annotation draw:style-name="gr21" draw:text-style-name="P6" svg:width="4.263cm" svg:height="9.771cm" svg:x="169.212cm" svg:y="144.231cm" draw:caption-point-x="-0.804cm" draw:caption-point-y="8.264cm">
              <dc:date>2022-08-11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右邊大型厚編織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紙箱部分聞得不錯，但對同一個地方</text:span><text:span text:style-name="T4">CIB</text:span><text:span text:style-name="T4">很久，右邊末端一小部份兩</text:span><text:span text:style-name="T4">Pass</text:span><text:span text:style-name="T4">都略過沒聞，第三</text:span><text:span text:style-name="T4">pass</text:span><text:span text:style-name="T4">對右邊的貨很有興趣，但回頭搜一搜到正向後又不聞，</text:span><text:span text:style-name="T4">easy</text:span><text:span text:style-name="T4">帶回去重聞後又反應很大，有興趣的地方搜完後就順順的把剩下的地方結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69" office:value-type="string" calcext:value-type="string">
            <office:annotation draw:style-name="gr9" draw:text-style-name="P6" svg:width="3.283cm" svg:height="7.421cm" svg:x="183.484cm" svg:y="146.027cm" draw:caption-point-x="-1.529cm" draw:caption-point-y="6.468cm">
              <dc:date>2022-08-17T00:00:00</dc:date>
              <text:p text:style-name="P5"><text:span text:style-name="T3">Run1</text:span></text:p>
              <text:p text:style-name="P5"><text:span text:style-name="T3">1.</text:span><text:span text:style-name="T3">時間</text:span><text:span text:style-name="T3">: 10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六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text:span><text:span text:style-name="T4">run</text:span><text:span text:style-name="T4">明顯比平常要不興奮一些，整體聞得慢慢地但很順，轉彎轉得很好，沒什麼</text:span><text:span text:style-name="T4">CIB</text:span><text:span text:style-name="T4">順順的跑完六個</text:span><text:span text:style-name="T4">pass</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69" office:value-type="string" calcext:value-type="string">
            <office:annotation draw:style-name="gr36" draw:text-style-name="P6" svg:width="4.561cm" svg:height="11.181cm" svg:x="202.884cm" svg:y="150.984cm" draw:caption-point-x="-0.609cm" draw:caption-point-y="1.511cm">
              <dc:date>2022-08-26T00:00:00</dc:date>
              <text:p text:style-name="P5"><text:span text:style-name="T3">Run3</text:span></text:p>
              <text:p text:style-name="P5"><text:span text:style-name="T3">1.</text:span><text:span text:style-name="T3">時間</text:span><text:span text:style-name="T3">:154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木箱、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第一</text:span><text:span text:style-name="T3">pass</text:span><text:span text:style-name="T3">第一個</text:span><text:span text:style-name="T3">corner cut</text:span><text:span text:style-name="T3">很大，斷點收繩後補上，到後面膠膜的部分聞得很好，到右邊膠膜有聞但應該是</text:span><text:span text:style-name="T3">scan</text:span><text:span text:style-name="T3">，不過有好好聞到末端轉彎處，轉彎後有小張嘴但我沒</text:span><text:span text:style-name="T3">easy</text:span><text:span text:style-name="T3">，第二</text:span><text:span text:style-name="T3">pass</text:span><text:span text:style-name="T3">左邊一樣聞得很好，到右邊膠膜貨給了一個</text:span><text:span text:style-name="T3">high</text:span><text:span text:style-name="T3">跟得很好，中後段張嘴沒聞，</text:span><text:span text:style-name="T3">easy</text:span><text:span text:style-name="T3">後補上就聞得比較仔細，轉彎一樣沒很貼導致</text:span><text:span text:style-name="T3">corner</text:span><text:span text:style-name="T3">略過，回去補上也有好好聞，膠膜的嗅聞情況比之前好一些</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4"/>
          <table:table-cell table:style-name="ce227" office:value-type="string" calcext:value-type="string">
            <text:p>M-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1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58:.$AMJ258])-1" office:value-type="float" office:value="9" calcext:value-type="float">
            <text:p>9</text:p>
          </table:table-cell>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3"/>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F</text:p>
          </table:table-cell>
          <table:table-cell table:style-name="ce227" office:value-type="string" calcext:value-type="string">
            <text:p>G</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59:.$AMJ25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11" draw:text-style-name="P6" svg:width="4.624cm" svg:height="10.786cm" svg:x="170.356cm" svg:y="151.1cm" draw:caption-point-x="-1.948cm" draw:caption-point-y="3.194cm">
              <dc:date>2022-08-11T00:00:00</dc:date>
              <text:p text:style-name="P5"><text:span text:style-name="T3">Run2</text:span></text:p>
              <text:p text:style-name="P5"><text:span text:style-name="T3">1.</text:span><text:span text:style-name="T3">時間</text:span><text:span text:style-name="T3">: 1419</text:span><text:span text:style-name="T3">滲</text:span><text:span text:style-name="T3">:3h40m</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末端轉彎過去的紙箱間夾縫約狗頭高度</text:span></text:p>
              <text:p text:style-name="P5"><text:span text:style-name="T3">4.Custy</text:span><text:span text:style-name="T3">表現：</text:span></text:p>
              <text:p text:style-name="P5"><text:span text:style-name="T4">一開始的一直排</text:span><text:span text:style-name="T4">Start</text:span><text:span text:style-name="T4">完很快就略過去了，到末端收繩回去重來，</text:span><text:span text:style-name="T4">find it</text:span><text:span text:style-name="T4">之後沒有平常往前搜的樣子，緩慢地往前走也沒有聞，馬上</text:span><text:span text:style-name="T4">easy</text:span><text:span text:style-name="T4">重來後就有比較改善，到末端轉彎處直接衝出去想接到對面，</text:span><text:span text:style-name="T4">pivot</text:span><text:span text:style-name="T4">後也是聞的稍快，到</text:span><text:span text:style-name="T4">stim</text:span><text:span text:style-name="T4">轉彎處由於走道本來就比較窄，所以直接</text:span><text:span text:style-name="T4">pivot</text:span><text:span text:style-name="T4">他進去裡面聞，進去後馬上</text:span><text:span text:style-name="T4">CIB</text:span><text:span text:style-name="T4">然後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90" office:value-type="string" calcext:value-type="string">
            <office:annotation draw:style-name="gr19" draw:text-style-name="P6" svg:width="4.175cm" svg:height="9.376cm" svg:x="184.014cm" svg:y="152.709cm" draw:caption-point-x="-2.059cm" draw:caption-point-y="1.585cm">
              <dc:date>2022-08-17T00:00:00</dc:date>
              <text:p text:style-name="P5"><text:span text:style-name="T3">Run2</text:span></text:p>
              <text:p text:style-name="P5"><text:span text:style-name="T3">1.</text:span><text:span text:style-name="T3">時間</text:span><text:span text:style-name="T3">: 11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直排棧板貨物，左邊膠膜右邊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的順順的，但左邊到末端又</text:span><text:span text:style-name="T4">cut</text:span><text:span text:style-name="T4">掉沒聞，右邊直排聞的沒問題，到第二</text:span><text:span text:style-name="T4">Pass</text:span><text:span text:style-name="T4">左邊膠膜中段位置對其中一板很有興趣，聞得很用力甚至還有出手，先做下一小下起來繼續聞後又決定坐下，之後帶走沒有喊</text:span><text:span text:style-name="T4">no</text:span></text:p>
              <text:p text:style-name="P5"><text:span text:style-name="T3">5. FR</text:span><text:span text:style-name="T3">物品</text:span></text:p>
              <text:p text:style-name="P5"><text:span text:style-name="T3">個人行李</text:span><text:span text:style-name="T3">(</text:span><text:span text:style-name="T3">各種雜物</text:span><text:span text:style-name="T3">)</text:span></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c/s 2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61:.$AMJ26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2"/>
          <table:table-cell table:style-name="ce227" office:value-type="string" calcext:value-type="string">
            <text:p>FR</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264]+[.F267])&amp;&quot; / &quot;&amp;([.F262]+[.F265])&amp;&quot; = &quot;&amp;ROUND(IF([.F262]=0;&quot;0&quot;;([.F264]+[.F267])/([.F262]+[.F265]));1)" office:value-type="string" office:string-value="6 / 0 = 0" calcext:value-type="string" table:number-columns-spanned="1" table:number-rows-spanned="6">
            <text:p>6 / 0 = 0</text:p>
          </table:table-cell>
          <table:table-cell table:style-name="ce55" table:formula="of:=COUNTIF([.$A262:.$AMJ262];&quot;*&quot;)" office:value-type="float" office:value="0" calcext:value-type="float">
            <text:p>0</text:p>
          </table:table-cell>
          <table:table-cell table:style-name="ce227"/>
          <table:table-cell table:style-name="ce70">
            <office:annotation draw:style-name="gr6" draw:text-style-name="P6" svg:width="5.602cm" svg:height="10.241cm" svg:x="23.322cm" svg:y="154.399cm" draw:caption-point-x="-1.67cm" draw:caption-point-y="1.694cm">
              <dc:date>2022-06-13T00:00:00</dc:date>
              <text:p text:style-name="P5"><text:span text:style-name="T3">Run3</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text:s/></text:span><text:span text:style-name="T3">一直排棧板紙箱有膠膜</text:span></text:p>
              <text:p text:style-name="P5"><text:span text:style-name="T3"/></text:p>
              <text:p text:style-name="P5"><text:span text:style-name="T3">3.stim</text:span><text:span text:style-name="T3">設置方式</text:span><text:span text:style-name="T3">: </text:span></text:p>
              <text:p text:style-name="P5"><text:span text:style-name="T5">在中後段將薰製物塞在膠膜後紙箱縫隙割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幾乎整</text:span><text:span text:style-name="T5">pass</text:span><text:span text:style-name="T5">品質都很差，有撇頭但不貼且嘴巴有微張。第二</text:span><text:span text:style-name="T5">pass</text:span><text:span text:style-name="T5">一開頭稍微有聞後馬上又沒聞</text:span><text:span text:style-name="T5">easy</text:span><text:span text:style-name="T5">完後有比較好，經過</text:span><text:span text:style-name="T5">stim</text:span><text:span text:style-name="T5">有</text:span><text:span text:style-name="T5">CIB</text:span><text:span text:style-name="T5">，</text:span><text:span text:style-name="T5">re-expose</text:span><text:span text:style-name="T5">後有</text:span><text:span text:style-name="T5">CIB</text:span><text:span text:style-name="T5">但追不到，第三</text:span><text:span text:style-name="T5">pass</text:span><text:span text:style-name="T5">開始仔細聞但經過</text:span><text:span text:style-name="T5">stim</text:span><text:span text:style-name="T5">幾乎沒有</text:span><text:span text:style-name="T5">CIB</text:span><text:span text:style-name="T5">，第四</text:span><text:span text:style-name="T5">pass</text:span><text:span text:style-name="T5">從中間開始後馬上</text:span><text:span text:style-name="T5">FR</text:span></text:p>
              <text:p text:style-name="P5"><text:span text:style-name="T5"/></text:p>
              <text:p text:style-name="P5"><text:span text:style-name="T3">5. CIB</text:span><text:span text:style-name="T3">物品</text:span></text:p>
              <text:p text:style-name="P5"><text:span text:style-name="T3"/></text:p>
            </office:annotation>
          </table:table-cell>
          <table:table-cell table:style-name="ce74"/>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13" draw:text-style-name="P6" svg:width="4.08cm" svg:height="10.711cm" svg:x="84.167cm" svg:y="156.882cm" draw:caption-point-x="-1.555cm" draw:caption-point-y="-0.789cm">
              <dc:date>2022-07-05T00:00:00</dc:date>
              <text:p text:style-name="P5"><text:span text:style-name="T3">Run2</text:span></text:p>
              <text:p text:style-name="P5"><text:span text:style-name="T3">1.</text:span><text:span text:style-name="T3">時間</text:span><text:span text:style-name="T3">:10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閃電型棧板貨物無膠膜加旁邊獨立三棧板貨物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但相對無膠膜貨物聞得比較慢比較仔細，有膠膜的在第二</text:span><text:span text:style-name="T4">pass</text:span><text:span text:style-name="T4">時有個彎沒轉有</text:span><text:span text:style-name="T4">pivot</text:span><text:span text:style-name="T4">，整體表現跟之前一樣很貼著聞。第三</text:span><text:span text:style-name="T4">pass high</text:span><text:span text:style-name="T4">都跟得很好，幾乎每個</text:span><text:span text:style-name="T4">high</text:span><text:span text:style-name="T4">都有整個身體往上抬，應該是上次有讓他</text:span><text:span text:style-name="T4">high</text:span><text:span text:style-name="T4">中過所以有跟得更穩定</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21" draw:text-style-name="P6" svg:width="4.669cm" svg:height="9.771cm" svg:x="123.152cm" svg:y="156.759cm" draw:caption-point-x="0.1cm" draw:caption-point-y="-0.666cm">
              <dc:date>2022-07-22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階梯狀棧板有無膠膜貨物穿插加旁邊一排棧板膠膜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 corner</text:span><text:span text:style-name="T4">的地方都</text:span><text:span text:style-name="T4">cut</text:span><text:span text:style-name="T4">掉，沒有選擇</text:span><text:span text:style-name="T4">easy</text:span><text:span text:style-name="T4">而是讓他繼續聞，一直排膠膜貨物從一半到末端完全沒聞，有稍微撇頭但張嘴，</text:span><text:span text:style-name="T4">easy</text:span><text:span text:style-name="T4">後補完，第二</text:span><text:span text:style-name="T4">pass</text:span><text:span text:style-name="T4">第一個</text:span><text:span text:style-name="T4">corner</text:span><text:span text:style-name="T4">一樣有</text:span><text:span text:style-name="T4">cut</text:span><text:span text:style-name="T4">，到斷點</text:span><text:span text:style-name="T4">easy</text:span><text:span text:style-name="T4">後進去補完，但轉彎的地方都彎的不錯，最後面一樣膠膜貨物末端沒聞</text:span><text:span text:style-name="T4">easy</text:span><text:span text:style-name="T4">再補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2" draw:text-style-name="P6" svg:width="4.574cm" svg:height="9.301cm" svg:x="151.456cm" svg:y="156.141cm" draw:caption-point-x="-1.11cm" draw:caption-point-y="-0.048cm">
              <dc:date>2022-08-04T00:00:00</dc:date>
              <text:p text:style-name="P5"><text:span text:style-name="T3">Run2</text:span></text:p>
              <text:p text:style-name="P5"><text:span text:style-name="T3">1.</text:span><text:span text:style-name="T3">時間</text:span><text:span text:style-name="T3">: 15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主要貨物為布捆外面有塑膠套跟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第一個</text:span><text:span text:style-name="T4">corner</text:span><text:span text:style-name="T4">有自己進去，後面轉彎的部分也彎的不錯，雖然有個小</text:span><text:span text:style-name="T4">corner</text:span><text:span text:style-name="T4">在轉彎後沒進去，但影響不大，有在末端收繩後帶回去補完，最後面一個轉彎沒有彎的很貼，不過後面幾個</text:span><text:span text:style-name="T4">high</text:span><text:span text:style-name="T4">都跟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3"/>
          <table:table-cell table:style-name="ce69" office:value-type="string" calcext:value-type="string">
            <office:annotation draw:style-name="gr20" draw:text-style-name="P6" svg:width="4.152cm" svg:height="7.891cm" svg:x="166.285cm" svg:y="157.688cm" draw:caption-point-x="2.123cm" draw:caption-point-y="-1.595cm">
              <dc:date>2022-08-11T00:00:00</dc:date>
              <text:p text:style-name="P5"><text:span text:style-name="T3">Run3</text:span></text:p>
              <text:p text:style-name="P5"><text:span text:style-name="T3">1.</text:span><text:span text:style-name="T3">時間</text:span><text:span text:style-name="T3">: 150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形，左邊長條木箱右邊紙箱跟塑膠套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在右邊布捆的部分因為外包裝塑膠套凸出來，所以</text:span><text:span text:style-name="T4">Custy</text:span><text:span text:style-name="T4">比較沒有貼進去聞，後面第三</text:span><text:span text:style-name="T4">pass</text:span><text:span text:style-name="T4">末端比</text:span><text:span text:style-name="T4">high</text:span><text:span text:style-name="T4">稍微有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69" office:value-type="string" calcext:value-type="string">
            <office:annotation draw:style-name="gr15" draw:text-style-name="P6" svg:width="4.147cm" svg:height="8.831cm" svg:x="182.425cm" svg:y="159.431cm" draw:caption-point-x="-0.47cm" draw:caption-point-y="-3.338cm">
              <dc:date>2022-08-17T00:00:00</dc:date>
              <text:p text:style-name="P5"><text:span text:style-name="T3">Run3</text:span></text:p>
              <text:p text:style-name="P5"><text:span text:style-name="T3">1.</text:span><text:span text:style-name="T3">時間</text:span><text:span text:style-name="T3">: 14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紙箱、鐵籠子、膠膜貨、不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基本上紙箱貨都聞得不錯，在左邊膠膜末端又</text:span><text:span text:style-name="T3">cut</text:span><text:span text:style-name="T3">掉不聞，第二</text:span><text:span text:style-name="T3">pass</text:span><text:span text:style-name="T3">就有好好聞完，到右邊階梯狀的棧板貨那邊轉彎都轉得不錯，但角落沒有很進去，到斷點帶回去補上，比</text:span><text:span text:style-name="T3">corner</text:span><text:span text:style-name="T3">都有進去</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table-cell table:style-name="ce227" office:value-type="string" calcext:value-type="string">
            <text:p>M scented</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64:.$AMJ264])-1" office:value-type="float" office:value="6" calcext:value-type="float">
            <text:p>6</text:p>
          </table:table-cell>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265:.$AMJ26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78"/>
          <table:covered-table-cell table:style-name="ce199"/>
          <table:table-cell table:style-name="ce55" table:formula="of:=COUNTA([.$A267:.$AMJ26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2">
            <text:p>聯興</text:p>
            <text:p><text:span text:style-name="T7">United Logistics</text:span></text:p>
          </table:table-cell>
          <table:table-cell table:style-name="ce158" office:value-type="string" calcext:value-type="string" table:number-columns-spanned="1" table:number-rows-spanned="3">
            <text:p>CFS</text:p>
          </table:table-cell>
          <table:table-cell table:style-name="ce183" office:value-type="string" calcext:value-type="string" table:number-columns-spanned="1" table:number-rows-spanned="3">
            <text:p>－</text:p>
          </table:table-cell>
          <table:table-cell table:style-name="ce199" table:formula="of:=([.F270]+[.F273])&amp;&quot; / &quot;&amp;([.F268]+[.F271])&amp;&quot; = &quot;&amp;ROUND(IF([.F268]=0;&quot;0&quot;;([.F270]+[.F273])/([.F268]+[.F271]));1)" office:value-type="string" office:string-value="4 / 3 = 1.3" calcext:value-type="string" table:number-columns-spanned="1" table:number-rows-spanned="6">
            <text:p>4 / 3 = 1.3</text:p>
          </table:table-cell>
          <table:table-cell table:style-name="ce55" table:formula="of:=COUNTIF([.$A268:.$AMJ268];&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33" draw:text-style-name="P6" svg:width="4.168cm" svg:height="9.846cm" svg:x="70.827cm" svg:y="156.173cm" draw:caption-point-x="-1.761cm" draw:caption-point-y="3.518cm">
              <dc:date>2022-06-28T00:00:00</dc:date>
              <text:p text:style-name="P5"><text:span text:style-name="T3">Run2</text:span></text:p>
              <text:p text:style-name="P5"><text:span text:style-name="T3">1.</text:span><text:span text:style-name="T3">時間</text:span><text:span text:style-name="T3">:1535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紙箱貨物</text:span></text:p>
              <text:p text:style-name="P5"><text:span text:style-name="T3">3.stim</text:span><text:span text:style-name="T3">設置方式</text:span><text:span text:style-name="T3">: </text:span></text:p>
              <text:p text:style-name="P5"><text:span text:style-name="T4">將嗅源塞進第二個棧板紙箱縫隙間</text:span></text:p>
              <text:p text:style-name="P5"><text:span text:style-name="T3">4.Custy</text:span><text:span text:style-name="T3">表現：</text:span></text:p>
              <text:p text:style-name="P5"><text:span text:style-name="T3">第一</text:span><text:span text:style-name="T3">pass</text:span><text:span text:style-name="T3">聞得很快，掃過所以沒有聞到，第二</text:span><text:span text:style-name="T3">pass</text:span><text:span text:style-name="T3">就比較穩定，沒有在最濃的位置聞到，但經過掃到後慢慢追有追到最濃，可是坐下後又一直移動，有稍微僵持住，在</text:span><text:span text:style-name="T3">Custy</text:span><text:span text:style-name="T3">移有點遠的時候有給一個手勢引導他追味道，後來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5" draw:text-style-name="P6" svg:width="4.061cm" svg:height="7.496cm" svg:x="119.245cm" svg:y="160.056cm" draw:caption-point-x="-0.508cm" draw:caption-point-y="-0.365cm">
              <dc:date>2022-07-20T00:00:00</dc:date>
              <text:p text:style-name="P5"><text:span text:style-name="T3">Run2</text:span></text:p>
              <text:p text:style-name="P5"><text:span text:style-name="T3">1.</text:span><text:span text:style-name="T3">時間</text:span><text:span text:style-name="T3">: 1445</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3">scatter</text:span><text:span text:style-name="T3">地上散放紙箱</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幾乎一放他去聞一下子就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K c/s 25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C c/s 8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270:.$AMJ270])-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3">
            <text:p>CFS</text:p>
          </table:table-cell>
          <table:table-cell table:style-name="ce183" office:value-type="string" calcext:value-type="string" table:number-columns-spanned="1" table:number-rows-spanned="3">
            <text:p>－</text:p>
          </table:table-cell>
          <table:covered-table-cell table:style-name="ce199"/>
          <table:table-cell table:style-name="ce55" table:formula="of:=COUNTIF([.$A271:.$AMJ271];&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39" draw:text-style-name="P6" svg:width="4.237cm" svg:height="5.691cm" svg:x="59.512cm" svg:y="157.198cm" draw:caption-point-x="7.296cm" draw:caption-point-y="4.293cm">
              <dc:date>2022-06-28T00:00:00</dc:date>
              <text:p text:style-name="P5"><text:span text:style-name="T3">Run4</text:span></text:p>
              <text:p text:style-name="P5"><text:span text:style-name="T3">1.</text:span><text:span text:style-name="T3">時間</text:span><text:span text:style-name="T3">:1625 </text:span><text:span text:style-name="T3">滲</text:span><text:span text:style-name="T3">:2h20m</text:span></text:p>
              <text:p text:style-name="P5"><text:span text:style-name="T3">2.</text:span><text:span text:style-name="T3">搜尋區域</text:span><text:span text:style-name="T3">:</text:span></text:p>
              <text:p text:style-name="P5"><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轉彎處膠膜內</text:span></text:p>
              <text:p text:style-name="P5"><text:span text:style-name="T3">4.Custy</text:span><text:span text:style-name="T3">表現：</text:span></text:p>
              <text:p text:style-name="P5"><text:span text:style-name="T4">這次直接從第二個</text:span><text:span text:style-name="T4">L</text:span><text:span text:style-name="T4">開始聞，而且比剛才聞的慢，經過轉彎處就直接聞到</text:span></text:p>
              <text:p text:style-name="P5"><text:span text:style-name="T3">5. CIB</text:span><text:span text:style-name="T3">物品</text:span></text:p>
              <text:p text:style-name="P5"><text:span text:style-name="T3"/></text:p>
            </office:annotation>
            <text:p>*</text:p>
          </table:table-cell>
          <table:table-cell table:style-name="ce70">
            <office:annotation draw:style-name="gr34" draw:text-style-name="P6" svg:width="4.26cm" svg:height="8.436cm" svg:x="70.873cm" svg:y="158.397cm" draw:caption-point-x="-1.807cm" draw:caption-point-y="3.094cm">
              <dc:date>2022-06-28T00:00:00</dc:date>
              <text:p text:style-name="P5"><text:span text:style-name="T3">Run3</text:span></text:p>
              <text:p text:style-name="P5"><text:span text:style-name="T3">1.</text:span><text:span text:style-name="T3">時間</text:span><text:span text:style-name="T3">:1615 </text:span><text:span text:style-name="T3">滲</text:span><text:span text:style-name="T3">:2h10m</text:span></text:p>
              <text:p text:style-name="P5"><text:span text:style-name="T3">2.</text:span><text:span text:style-name="T3">搜尋區域</text:span><text:span text:style-name="T3">:</text:span></text:p>
              <text:p text:style-name="P5"><text:span text:style-name="T3">雙</text:span><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第二個</text:span><text:span text:style-name="T4">L</text:span><text:span text:style-name="T4">轉彎處膠膜內</text:span></text:p>
              <text:p text:style-name="P5"><text:span text:style-name="T3">4.Custy</text:span><text:span text:style-name="T3">表現：</text:span></text:p>
              <text:p text:style-name="P5"><text:span text:style-name="T4">第一</text:span><text:span text:style-name="T4">pass</text:span><text:span text:style-name="T4">第一個轉彎沒有轉有</text:span><text:span text:style-name="T4">pivot</text:span><text:span text:style-name="T4">，第二個彎</text:span><text:span text:style-name="T4">(stim</text:span><text:span text:style-name="T4">位置</text:span><text:span text:style-name="T4">)</text:span><text:span text:style-name="T4">轉得很爛有張嘴沒聞，第二</text:span><text:span text:style-name="T4">pass</text:span><text:span text:style-name="T4">經過我有在膠膜割洞的地方就坐下，我直接糾正</text:span></text:p>
              <text:p text:style-name="P5"><text:span text:style-name="T3">5. CIB</text:span><text:span text:style-name="T3">物品</text:span></text:p>
              <text:p text:style-name="P5"><text:span text:style-name="T3"/></text:p>
            </office:annotation>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number-columns-repeated="2" table:style-name="ce227" office:value-type="string" calcext:value-type="string">
            <text:p>K c/s 7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273:.$AMJ273])-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table:number-columns-spanned="1" table:number-rows-spanned="3"/>
          <table:table-cell table:style-name="ce183" office:value-type="string" calcext:value-type="string" table:number-columns-spanned="1" table:number-rows-spanned="3">
            <text:p>－</text:p>
          </table:table-cell>
          <table:table-cell table:style-name="ce199" table:formula="of:==([.F276]+[.F279])&amp;&quot; / &quot;&amp;([.F274]+[.F277])&amp;&quot; = &quot;&amp;ROUND(IF([.F274]=0;&quot;0&quot;;([.F276]+[.F279])/([.F274]+[.F277]));1)" office:value-type="string" office:string-value="0 / 0 = 0" calcext:value-type="string" table:number-columns-spanned="1" table:number-rows-spanned="6">
            <text:p>0 / 0 = 0</text:p>
          </table:table-cell>
          <table:table-cell table:style-name="ce55" table:formula="of:=COUNTIF([.$A274:.$AMJ27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276:.$AMJ27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table:number-columns-spanned="1" table:number-rows-spanned="3"/>
          <table:table-cell table:style-name="ce183" office:value-type="string" calcext:value-type="string" table:number-columns-spanned="1" table:number-rows-spanned="3">
            <text:p>－</text:p>
          </table:table-cell>
          <table:covered-table-cell table:style-name="ce199"/>
          <table:table-cell table:style-name="ce55" table:formula="of:=COUNTIF([.$A277:.$AMJ27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279:.$AMJ27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76" office:value-type="string" calcext:value-type="string" table:number-columns-spanned="1" table:number-rows-spanned="27">
            <text:p>東亞</text:p>
          </table:table-cell>
          <table:table-cell table:style-name="ce158" office:value-type="string" calcext:value-type="string" table:number-columns-spanned="1" table:number-rows-spanned="15">
            <text:p>進口</text:p>
          </table:table-cell>
          <table:table-cell table:style-name="ce183" office:value-type="string" calcext:value-type="string" table:number-columns-spanned="1" table:number-rows-spanned="3">
            <text:p>E倉</text:p>
          </table:table-cell>
          <table:table-cell table:style-name="ce199" table:formula="of:=([.F282]+[.F285]+[.F288])&amp;&quot; / &quot;&amp;([.F280]+[.F283]+[.F286])&amp;&quot; = &quot;&amp;ROUND(IF([.F280]=0;&quot;0&quot;;([.F282]+[.F285]+[.F288])/([.F280]+[.F283]+[.F286]));1)" office:value-type="string" office:string-value="6 / 3 = 2" calcext:value-type="string" table:number-columns-spanned="1" table:number-rows-spanned="9">
            <text:p>6 / 3 = 2</text:p>
          </table:table-cell>
          <table:table-cell table:style-name="ce55" table:formula="of:=COUNTIF([.$A280:.$AMJ280];&quot;*&quot;)" office:value-type="float" office:value="3" calcext:value-type="float">
            <text:p>3</text:p>
          </table:table-cell>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21" draw:text-style-name="P6" svg:width="4.941cm" svg:height="9.771cm" svg:x="44.84cm" svg:y="165.079cm" draw:caption-point-x="-0.61cm" draw:caption-point-y="1.809cm">
              <dc:date>2022-06-17T00:00:00</dc:date>
              <text:p text:style-name="P5"><text:span text:style-name="T3">Run2</text:span></text:p>
              <text:p text:style-name="P5"><text:span text:style-name="T3">1.</text:span><text:span text:style-name="T3">時間</text:span><text:span text:style-name="T3">:1625 </text:span><text:span text:style-name="T3">滲</text:span><text:span text:style-name="T3">:2h</text:span></text:p>
              <text:p text:style-name="P5"><text:span text:style-name="T3"/></text:p>
              <text:p text:style-name="P5"><text:span text:style-name="T3">2.</text:span><text:span text:style-name="T3">搜尋區域</text:span><text:span text:style-name="T3">:</text:span></text:p>
              <text:p text:style-name="P5"><text:span text:style-name="T3">ㄇ型棧板貨物</text:span></text:p>
              <text:p text:style-name="P5"><text:span text:style-name="T3"/></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放在第二個</text:span><text:span text:style-name="T6">corner</text:span><text:span text:style-name="T6">靠左一個紙箱狗稍微抬頭高度</text:span></text:p>
              <text:p text:style-name="P5"><text:span text:style-name="T6"/></text:p>
              <text:p text:style-name="P5"><text:span text:style-name="T3">4.Custy</text:span><text:span text:style-name="T3">表現：</text:span></text:p>
              <text:p text:style-name="P5"><text:span text:style-name="T5">一開始很興奮，</text:span><text:span text:style-name="T5">easy</text:span><text:span text:style-name="T5">完之後就有進入狀況，經過</text:span><text:span text:style-name="T5">corner</text:span><text:span text:style-name="T5">的時後稍微小</text:span><text:span text:style-name="T5">cut</text:span><text:span text:style-name="T5">，但經過</text:span><text:span text:style-name="T5">stim</text:span><text:span text:style-name="T5">時還是有很大的</text:span><text:span text:style-name="T5">CIB</text:span><text:span text:style-name="T5">被吸引回去，一次就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69" office:value-type="string" calcext:value-type="string">
            <office:annotation draw:style-name="gr9" draw:text-style-name="P6" svg:width="2.899cm" svg:height="7.421cm" svg:x="51.613cm" svg:y="165.079cm" draw:caption-point-x="-0.61cm" draw:caption-point-y="1.809cm">
              <dc:date>2022-06-20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好，小走道有進去聞，</text:span><text:span text:style-name="T3">corner</text:span><text:span text:style-name="T3">也都沒有</text:span><text:span text:style-name="T3">cut</text:span><text:span text:style-name="T3">，轉彎也都彎的很貼，聞的很棒</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5" draw:text-style-name="P6" svg:width="3.922cm" svg:height="8.831cm" svg:x="87.737cm" svg:y="165.079cm" draw:caption-point-x="-0.609cm" draw:caption-point-y="1.809cm">
              <dc:date>2022-07-06T00:00:00</dc:date>
              <text:p text:style-name="P5"><text:span text:style-name="T3">Run1</text:span></text:p>
              <text:p text:style-name="P5"><text:span text:style-name="T3">1.</text:span><text:span text:style-name="T3">時間</text:span><text:span text:style-name="T3">: 10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一直排連續</text:span><text:span text:style-name="T4">easy</text:span><text:span text:style-name="T4">了兩次都沒聞，第三次才進入狀況，但可能是旁邊貨靠太近，所以第一個彎都沒有轉都想直接接過去，兩</text:span><text:span text:style-name="T4">pass</text:span><text:span text:style-name="T4">都需要</text:span><text:span text:style-name="T4">pivot</text:span><text:span text:style-name="T4">，但後面的部分聞得不錯，聞的貼而且會主動站起來聞上面</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73" office:value-type="string" calcext:value-type="string">
            <office:annotation draw:style-name="gr36" draw:text-style-name="P6" svg:width="4.93cm" svg:height="11.181cm" svg:x="98.749cm" svg:y="167.829cm" draw:caption-point-x="-0.332cm" draw:caption-point-y="-0.941cm">
              <dc:date>2022-07-12T00:00:00</dc:date>
              <text:p text:style-name="P5"><text:span text:style-name="T3">Run3</text:span></text:p>
              <text:p text:style-name="P5"><text:span text:style-name="T3">1.</text:span><text:span text:style-name="T3">時間</text:span><text:span text:style-name="T3">: 143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前面第一個棧板靠後面的紙箱縫隙約狗頭高度</text:span></text:p>
              <text:p text:style-name="P5"><text:span text:style-name="T3">4.Custy</text:span><text:span text:style-name="T3">表現：</text:span></text:p>
              <text:p text:style-name="P5"><text:span text:style-name="T4">因為</text:span><text:span text:style-name="T4">stim</text:span><text:span text:style-name="T4">的位置稍微比較進去，所以第一</text:span><text:span text:style-name="T4">pass</text:span><text:span text:style-name="T4">他速度比較快就略過，第一個彎也是噴出去有</text:span><text:span text:style-name="T4">pivot</text:span><text:span text:style-name="T4">，中間有一段進去小ㄇ沒有聞，出來之後短繩再進去一次，第二</text:span><text:span text:style-name="T4">pass</text:span><text:span text:style-name="T4">開始速度就有放慢，經過</text:span><text:span text:style-name="T4">stim</text:span><text:span text:style-name="T4">就穩穩地聞到，這次他坐下之後我試著</text:span><text:span text:style-name="T4">praise off</text:span><text:span text:style-name="T4">，在摸的時候</text:span><text:span text:style-name="T4">Custy</text:span><text:span text:style-name="T4">還是一直移動，我將左手抓住銅環稍微用力固定，右手摸</text:span><text:span text:style-name="T4">Custy</text:span><text:span text:style-name="T4">前胸，然後小隊長順勢</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40" draw:text-style-name="P6" svg:width="5.51cm" svg:height="12.666cm" svg:x="198.451cm" svg:y="168.32cm" draw:caption-point-x="-0.692cm" draw:caption-point-y="-1.432cm">
              <dc:date>2022-08-24T00:00:00</dc:date>
              <text:p text:style-name="P5"><text:span text:style-name="T3">Run1</text:span></text:p>
              <text:p text:style-name="P5"><text:span text:style-name="T3">1.</text:span><text:span text:style-name="T3">時間</text:span><text:span text:style-name="T3">: 104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兩區，第一區跑兩</text:span><text:span text:style-name="T4">pass</text:span><text:span text:style-name="T4">，第二區從小走道進去被膠膜棧板貨圍住的小空間</text:span></text:p>
              <text:p text:style-name="P5"><text:span text:style-name="T3">3.stim</text:span><text:span text:style-name="T3">設置方式</text:span><text:span text:style-name="T3">: </text:span></text:p>
              <text:p text:style-name="P5"><text:span text:style-name="T4">一小區小走道進去被膠膜棧板貨圍住的小空間在出走道前的膠膜貨狗頭高度塞薰製物</text:span></text:p>
              <text:p text:style-name="P5"><text:span text:style-name="T3">4.Custy</text:span><text:span text:style-name="T3">表現：</text:span></text:p>
              <text:p text:style-name="P5"><text:span text:style-name="T4">前面在第一區聞兩</text:span><text:span text:style-name="T4">pass</text:span><text:span text:style-name="T4">的狀況還不錯，除了有個彎沒轉好有</text:span><text:span text:style-name="T4">Pivot</text:span><text:span text:style-name="T4">跟第一</text:span><text:span text:style-name="T4">Pass</text:span><text:span text:style-name="T4">末端沒有聞到最尾之外都不錯，到第三</text:span><text:span text:style-name="T4">pass</text:span><text:span text:style-name="T4">原本要領先他帶他進去小走道，但他速度太快，所以等到斷點的時候直接收繩帶他進去，進去的時候聞膠膜貨狀況不錯，有認真聞，但不知為何一直把頭塞進貨跟貨之間的空隙，需要出聲音吸引回搜尋範圍，前面兩次經過</text:span><text:span text:style-name="T4">stim</text:span><text:span text:style-name="T4">都沒什麼聞快速略過，第三次經過才聞到，聞到後有坐定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4"/>
          <table:table-cell table:style-name="ce69" office:value-type="string" calcext:value-type="string">
            <office:annotation draw:style-name="gr7" draw:text-style-name="P6" svg:width="4.391cm" svg:height="8.361cm" svg:x="214.173cm" svg:y="165.079cm" draw:caption-point-x="-0.61cm" draw:caption-point-y="1.809cm">
              <dc:date>2022-08-31T00:00:00</dc:date>
              <text:p text:style-name="P5"><text:span text:style-name="T3">Run3</text:span></text:p>
              <text:p text:style-name="P5"><text:span text:style-name="T3">1.</text:span><text:span text:style-name="T3">時間</text:span><text:span text:style-name="T3">: 151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兩次在右邊末端都有</text:span><text:span text:style-name="T4">cut</text:span><text:span text:style-name="T4">掉，但我猜應該是因為前面有水泥柱擋住才導致他想提早離開閃柱子，第三</text:span><text:span text:style-name="T4">pass</text:span><text:span text:style-name="T4">給</text:span><text:span text:style-name="T4">high</text:span><text:span text:style-name="T4">跟得很好，第四</text:span><text:span text:style-name="T4">pass</text:span><text:span text:style-name="T4">讓他跳上去左邊那排的貨上，上去之後搜了</text:span><text:span text:style-name="T4">6pass</text:span><text:span text:style-name="T4">整體搜得很認真</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4"/>
          <table:table-cell table:style-name="ce227" office:value-type="string" calcext:value-type="string">
            <text:p>C c/s 7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82:.$AMJ282])-1" office:value-type="float" office:value="6" calcext:value-type="float">
            <text:p>6</text:p>
          </table:table-cell>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4"/>
          <table:table-cell table:style-name="ce227" office:value-type="string" calcext:value-type="string">
            <text:p>G</text:p>
          </table:table-cell>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E倉</text:p>
          </table:table-cell>
          <table:covered-table-cell table:style-name="ce199"/>
          <table:table-cell table:style-name="ce55" table:formula="of:=COUNTIF([.$A283:.$AMJ28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85:.$AMJ28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E倉</text:p>
          </table:table-cell>
          <table:covered-table-cell table:style-name="ce199"/>
          <table:table-cell table:style-name="ce55" table:formula="of:=COUNTIF([.$A286:.$AMJ28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88:.$AMJ28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H倉</text:p>
          </table:table-cell>
          <table:table-cell table:style-name="ce199" table:formula="of:=([.F291]+[.F294])&amp;&quot; / &quot;&amp;([.F289]+[.F292])&amp;&quot; = &quot;&amp;ROUND(IF([.F289]=0;&quot;0&quot;;([.F291]+[.F294])/([.F289]+[.F292]));1)" office:value-type="string" office:string-value="6 / 3 = 2" calcext:value-type="string" table:number-columns-spanned="1" table:number-rows-spanned="6">
            <text:p>6 / 3 = 2</text:p>
          </table:table-cell>
          <table:table-cell table:style-name="ce55" table:formula="of:=COUNTIF([.$A289:.$AMJ289];&quot;*&quot;)" office:value-type="float" office:value="2" calcext:value-type="float">
            <text:p>2</text:p>
          </table:table-cell>
          <table:table-cell table:style-name="ce227" table:number-columns-repeated="5"/>
          <table:table-cell table:style-name="ce81" table:number-columns-repeated="2"/>
          <table:table-cell table:style-name="ce227" table:number-columns-repeated="3"/>
          <table:table-cell table:style-name="ce84" office:value-type="string" calcext:value-type="string">
            <office:annotation draw:style-name="gr33" draw:text-style-name="P6" svg:width="4.135cm" svg:height="9.846cm" svg:x="44.748cm" svg:y="173.146cm" draw:caption-point-x="-2.776cm" draw:caption-point-y="-0.86cm">
              <dc:date>2022-06-16T00:00:00</dc:date>
              <text:p text:style-name="P5"><text:span text:style-name="T3">Run1</text:span></text:p>
              <text:p text:style-name="P5"><text:span text:style-name="T3">1.</text:span><text:span text:style-name="T3">時間</text:span><text:span text:style-name="T3">:1600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背面</text:span></text:p>
              <text:p text:style-name="P5"><text:span text:style-name="T3">4.Custy</text:span><text:span text:style-name="T3">表現：</text:span></text:p>
              <text:p text:style-name="P5"><text:span text:style-name="T3">Custy</text:span><text:span text:style-name="T3">一開始就很興奮聞得很快，第一次跟第二次轉彎都沒轉</text:span><text:span text:style-name="T3">pivot</text:span><text:span text:style-name="T3">，第三次之後本來想要領先給手勢誘導</text:span><text:span text:style-name="T3">Custy</text:span><text:span text:style-name="T3">轉，但他都聞得太快導致無法領先，所以整體聞得很差，聞了將近</text:span><text:span text:style-name="T3">8pass</text:span><text:span text:style-name="T3">都聞不到，只有最後兩</text:span><text:span text:style-name="T3">pass</text:span><text:span text:style-name="T3">稍為的</text:span><text:span text:style-name="T3">CIB</text:span><text:span text:style-name="T3">而已</text:span></text:p>
              <text:p text:style-name="P5"><text:span text:style-name="T3">5. CIB</text:span><text:span text:style-name="T3">物品</text:span></text:p>
              <text:p text:style-name="P5"><text:span text:style-name="T3"/></text:p>
            </office:annotation>
            <text:p>DN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10" draw:text-style-name="P6" svg:width="5.929cm" svg:height="11.256cm" svg:x="92.275cm" svg:y="173.391cm" draw:caption-point-x="-0.632cm" draw:caption-point-y="-1.105cm">
              <dc:date>2022-07-08T00:00:00</dc:date>
              <text:p text:style-name="P5"><text:span text:style-name="T3">Run1</text:span></text:p>
              <text:p text:style-name="P5"><text:span text:style-name="T3">1.</text:span><text:span text:style-name="T3">時間</text:span><text:span text:style-name="T3">: 1057</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貨區不規則，棧板間有小走道</text:span></text:p>
              <text:p text:style-name="P5"><text:span text:style-name="T3">3.stim</text:span><text:span text:style-name="T3">設置方式</text:span><text:span text:style-name="T3">: </text:span></text:p>
              <text:p text:style-name="P5"><text:span text:style-name="T4">將紙箱從棧板中間抽出，打開後拿出部分貨物，兩邊摺邊後放入嗅源，之後將紙箱塞回原本位置，約狗頭高度，</text:span><text:span text:style-name="T4">stim</text:span><text:span text:style-name="T4">位置在兩個棧板後轉彎進小走道的左邊中間</text:span></text:p>
              <text:p text:style-name="P5"><text:span text:style-name="T3">4.Custy</text:span><text:span text:style-name="T3">表現：</text:span></text:p>
              <text:p text:style-name="P5"><text:span text:style-name="T4">原本預計一開始</text:span><text:span text:style-name="T4">Custy</text:span><text:span text:style-name="T4">會略過有放</text:span><text:span text:style-name="T4">stim</text:span><text:span text:style-name="T4">的小走道，但第一</text:span><text:span text:style-name="T4">pass</text:span><text:span text:style-name="T4">一經過就有自己進去，只不過沒有進去到最底就退出來，之後</text:span><text:span text:style-name="T4">corner</text:span><text:span text:style-name="T4">有小</text:span><text:span text:style-name="T4">cut</text:span><text:span text:style-name="T4">但我選擇不</text:span><text:span text:style-name="T4">easy</text:span><text:span text:style-name="T4">，第二</text:span><text:span text:style-name="T4">pass</text:span><text:span text:style-name="T4">有由我引導進去小走道，但沒有聞到，後面有稍微小分心導致末端有些張嘴，之後第三</text:span><text:span text:style-name="T4">pass</text:span><text:span text:style-name="T4">再次進去就有聞到，坐下之後也是很不穩定，頭很想朝上方看，有扭了一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1" draw:text-style-name="P6" svg:width="4.612cm" svg:height="10.786cm" svg:x="115.605cm" svg:y="174.467cm" draw:caption-point-x="0.874cm" draw:caption-point-y="-2.181cm">
              <dc:date>2022-07-19T00:00:00</dc:date>
              <text:p text:style-name="P5"><text:span text:style-name="T3">Run1</text:span></text:p>
              <text:p text:style-name="P5"><text:span text:style-name="T3">1.</text:span><text:span text:style-name="T3">時間</text:span><text:span text:style-name="T3">: 11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長條ㄇ形棧板貨</text:span></text:p>
              <text:p text:style-name="P5"><text:span text:style-name="T3">3.stim</text:span><text:span text:style-name="T3">設置方式</text:span><text:span text:style-name="T3">: </text:span></text:p>
              <text:p text:style-name="P5"><text:span text:style-name="T4">拿出部分紙箱貨物，將底部折單邊後放入嗅源，放回部分貨物後放在約狗頭高度位置，在右邊棧板末端轉彎處</text:span></text:p>
              <text:p text:style-name="P5"><text:span text:style-name="T3">4.Custy</text:span><text:span text:style-name="T3">表現：</text:span></text:p>
              <text:p text:style-name="P5"><text:span text:style-name="T4">整體聞得還不錯，前面聞的不快順順的，後面要轉彎的地方有用身體卡就有好好轉彎，但前兩</text:span><text:span text:style-name="T4">pass</text:span><text:span text:style-name="T4">經過都沒有</text:span><text:span text:style-name="T4">CIB</text:span><text:span text:style-name="T4">，應該是有轉但沒有貼著聞，第三</text:span><text:span text:style-name="T4">pass</text:span><text:span text:style-name="T4">我</text:span><text:span text:style-name="T4">pump</text:span><text:span text:style-name="T4">後才有聞到，可能是這次紙箱的縫比較小，再加上是在轉彎處的關係，所以可能比較難直接聞到</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602cm" svg:height="8.831cm" svg:x="148.92cm" svg:y="165.444cm" draw:caption-point-x="-0.832cm" draw:caption-point-y="6.842cm">
              <dc:date>2022-08-02T00:00:00</dc:date>
              <text:p text:style-name="P5"><text:span text:style-name="T3">Run3</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左邊大紙箱，中間膠膜貨，右邊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一直排一開始就聞得不錯，但到末端的時候</text:span><text:span text:style-name="T4">cut</text:span><text:span text:style-name="T4">掉沒聞，</text:span><text:span text:style-name="T4">easy</text:span><text:span text:style-name="T4">完補上後反而多調查了一下，第二</text:span><text:span text:style-name="T4">pass</text:span><text:span text:style-name="T4">回到同一個地方也是調查好一陣子，到另一邊的時候</text:span><text:span text:style-name="T4">corner</text:span><text:span text:style-name="T4">有小</text:span><text:span text:style-name="T4">cut</text:span><text:span text:style-name="T4">，但是膠膜貨的部分聞得很貼不快</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3"/>
          <table:table-cell table:style-name="ce227" office:value-type="string" calcext:value-type="string">
            <text:p>C c/s 1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H c/s 380*5</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75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91:.$AMJ291])-1" office:value-type="float" office:value="4" calcext:value-type="float">
            <text:p>4</text:p>
          </table:table-cell>
          <table:table-cell table:style-name="ce227" table:number-columns-repeated="5"/>
          <table:table-cell table:style-name="ce81" table:number-columns-repeated="2"/>
          <table:table-cell table:style-name="ce227" table:number-columns-repeated="3"/>
          <table:table-cell table:style-name="ce227" office:value-type="string" calcext:value-type="string">
            <text:p>DN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table-cell table:style-name="ce183" office:value-type="string" calcext:value-type="string" table:number-columns-spanned="1" table:number-rows-spanned="3">
            <text:p>H倉</text:p>
          </table:table-cell>
          <table:covered-table-cell table:style-name="ce199"/>
          <table:table-cell table:style-name="ce55" table:formula="of:=COUNTIF([.$A292:.$AMJ292];&quot;*&quot;)" office:value-type="float" office:value="1" calcext:value-type="float">
            <text:p>1</text:p>
          </table:table-cell>
          <table:table-cell table:style-name="ce227" table:number-columns-repeated="5"/>
          <table:table-cell table:style-name="ce81" table:number-columns-repeated="2"/>
          <table:table-cell table:style-name="ce227" table:number-columns-repeated="3"/>
          <table:table-cell table:style-name="ce84" office:value-type="string" calcext:value-type="string">
            <office:annotation draw:style-name="gr34" draw:text-style-name="P6" svg:width="3.811cm" svg:height="8.436cm" svg:x="40.509cm" svg:y="177.902cm" draw:caption-point-x="1.463cm" draw:caption-point-y="-3.817cm">
              <dc:date>2022-06-16T00:00:00</dc:date>
              <text:p text:style-name="P5"><text:span text:style-name="T3">Run2</text:span></text:p>
              <text:p text:style-name="P5"><text:span text:style-name="T3">1.</text:span><text:span text:style-name="T3">時間</text:span><text:span text:style-name="T3">: 161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正面</text:span></text:p>
              <text:p text:style-name="P5"><text:span text:style-name="T3">4.Custy</text:span><text:span text:style-name="T3">表現：</text:span></text:p>
              <text:p text:style-name="P5"><text:span text:style-name="T5">因為剛剛</text:span><text:span text:style-name="T5">DNF</text:span><text:span text:style-name="T5">了，這次回來重新聞就變得比較慢而且比較仔細，第一</text:span><text:span text:style-name="T5">pass</text:span><text:span text:style-name="T5">還是只有稍微</text:span><text:span text:style-name="T5">CIB</text:span><text:span text:style-name="T5">，第二</text:span><text:span text:style-name="T5">pass</text:span><text:span text:style-name="T5">把手勢給在</text:span><text:span text:style-name="T5">stim</text:span><text:span text:style-name="T5">上後就有聞到</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4.574cm" svg:height="8.361cm" svg:x="146.021cm" svg:y="175.966cm" draw:caption-point-x="2.067cm" draw:caption-point-y="-1.881cm">
              <dc:date>2022-08-02T00:00:00</dc:date>
              <text:p text:style-name="P5"><text:span text:style-name="T3">Run4</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因為這個區域範圍比較窄小，有轉彎的地方都大概一個棧板的長度，這類型的通常</text:span><text:span text:style-name="T4">Custy</text:span><text:span text:style-name="T4">就會轉得不好，有兩個彎三</text:span><text:span text:style-name="T4">pass</text:span><text:span text:style-name="T4">都轉得很差，在第三</text:span><text:span text:style-name="T4">pass</text:span><text:span text:style-name="T4">要結束的時候還回頭跳上貨物找，聞完之後跳下來收掉</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3"/>
          <table:table-cell table:style-name="ce227" office:value-type="string" calcext:value-type="string">
            <text:p>C c/s 1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94:.$AMJ294])-1" office:value-type="float" office:value="2" calcext:value-type="float">
            <text:p>2</text:p>
          </table:table-cell>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6">
            <text:p>出口</text:p>
          </table:table-cell>
          <table:table-cell table:style-name="ce185" office:value-type="string" calcext:value-type="string" table:number-columns-spanned="1" table:number-rows-spanned="3">
            <text:p>C倉</text:p>
          </table:table-cell>
          <table:table-cell table:style-name="ce199" table:formula="of:=([.F297]+[.F300])&amp;&quot; / &quot;&amp;([.F295]+[.F298])&amp;&quot; = &quot;&amp;ROUND(IF([.F295]=0;&quot;0&quot;;([.F297]+[.F300])/([.F295]+[.F298]));1)" office:value-type="string" office:string-value="1 / 1 = 1" calcext:value-type="string" table:number-columns-spanned="1" table:number-rows-spanned="6">
            <text:p>1 / 1 = 1</text:p>
          </table:table-cell>
          <table:table-cell table:style-name="ce55" table:formula="of:=COUNTIF([.$A295:.$AMJ295];&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73" office:value-type="string" calcext:value-type="string">
            <office:annotation draw:style-name="gr41" draw:text-style-name="P6" svg:width="5.617cm" svg:height="13.136cm" svg:x="214.173cm" svg:y="176.536cm" draw:caption-point-x="-0.61cm" draw:caption-point-y="-0.652cm">
              <dc:date>2022-08-31T00:00:00</dc:date>
              <text:p text:style-name="P5"><text:span text:style-name="T3">Run4</text:span></text:p>
              <text:p text:style-name="P5"><text:span text:style-name="T3">1.</text:span><text:span text:style-name="T3">時間</text:span><text:span text:style-name="T3">: 1543</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貨區不規則，編織袋、布捆、紙箱</text:span></text:p>
              <text:p text:style-name="P5"><text:span text:style-name="T3">3.stim</text:span><text:span text:style-name="T3">設置方式</text:span><text:span text:style-name="T3">: </text:span></text:p>
              <text:p text:style-name="P5"><text:span text:style-name="T4">將嗅源塞在布捆的縫隙內，高度約為人胸口高度，犬隻需趴上去才會接觸到</text:span></text:p>
              <text:p text:style-name="P5"><text:span text:style-name="T3">4.Custy</text:span><text:span text:style-name="T3">表現：</text:span></text:p>
              <text:p text:style-name="P5"><text:span text:style-name="T4">start</text:span><text:span text:style-name="T4">一比完馬上就離開路線，帶回去之後又馬上撇頭跳上去隔壁的編制袋棧板貨上，下來之後有點不知道在幹嘛，沒有想聞的意思，</text:span><text:span text:style-name="T4">timeout</text:span><text:span text:style-name="T4">了一下之後再重新開始，還沒準備好就馬上跳上去貨上，帶下來比完</text:span><text:span text:style-name="T4">start</text:span><text:span text:style-name="T4">手勢後又馬上跳上去，這次讓他在上面搜，搜了兩</text:span><text:span text:style-name="T4">pass</text:span><text:span text:style-name="T4">後帶下來到搜尋走道上，這次就有好好開始嗅聞，經過</text:span><text:span text:style-name="T4">stim</text:span><text:span text:style-name="T4">的時候不曉得是有追到味道，還是剛好站起來，我沒有給手勢就自己聞到，但一直維持在站著的姿勢，給了好幾次</text:span><text:span text:style-name="T4">find it</text:span><text:span text:style-name="T4">之後有坐下一下下後又站起來，又再給了幾次</text:span><text:span text:style-name="T4">find it</text:span><text:span text:style-name="T4">才坐下由隊友</text:span><text:span text:style-name="T4">sub</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C c/s 350</text:p>
          </table:table-cell>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297:.$AMJ297])-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F</text:p>
          </table:table-cell>
          <table:table-cell table:number-columns-repeated="378"/>
        </table:table-row>
        <table:table-row table:style-name="ro66">
          <table:covered-table-cell table:style-name="ce158"/>
          <table:covered-table-cell table:style-name="ce176"/>
          <table:covered-table-cell table:style-name="ce158"/>
          <table:table-cell table:style-name="ce185" office:value-type="string" calcext:value-type="string" table:number-columns-spanned="1" table:number-rows-spanned="3">
            <text:p>C倉</text:p>
          </table:table-cell>
          <table:covered-table-cell table:style-name="ce199"/>
          <table:table-cell table:style-name="ce55" table:formula="of:=COUNTIF([.$A298:.$AMJ29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0:.$AMJ30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6">
            <text:p>集中</text:p>
            <text:p>查驗區</text:p>
          </table:table-cell>
          <table:table-cell table:style-name="ce185" office:value-type="string" calcext:value-type="string" table:number-columns-spanned="1" table:number-rows-spanned="6">
            <text:p>－</text:p>
          </table:table-cell>
          <table:table-cell table:style-name="ce199" table:formula="of:=([.F303]+[.F306])&amp;&quot; / &quot;&amp;([.F301]+[.F304])&amp;&quot; = &quot;&amp;ROUND(IF([.F301]=0;&quot;0&quot;;([.F303]+[.F306])/([.F301]+[.F304]));1)" office:value-type="string" office:string-value="0 / 0 = 0" calcext:value-type="string" table:number-columns-spanned="1" table:number-rows-spanned="6">
            <text:p>0 / 0 = 0</text:p>
          </table:table-cell>
          <table:table-cell table:style-name="ce55" table:formula="of:=COUNTIF([.$A301:.$AMJ30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3:.$AMJ30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IF([.$A304:.$AMJ30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6:.$AMJ30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76" office:value-type="string" calcext:value-type="string" table:number-columns-spanned="1" table:number-rows-spanned="30">
            <text:p>中國</text:p>
            <text:p><text:span text:style-name="T7">China Container</text:span></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A庫</text:p>
          </table:table-cell>
          <table:table-cell table:style-name="ce199" table:formula="of:=([.F309]+[.F312])&amp;&quot; / &quot;&amp;([.F307]+[.F310])&amp;&quot; = &quot;&amp;ROUND(IF([.F307]=0;&quot;0&quot;;([.F309]+[.F312])/([.F307]+[.F310]));1)" office:value-type="string" office:string-value="3 / 1 = 3" calcext:value-type="string" table:number-columns-spanned="1" table:number-rows-spanned="6">
            <text:p>3 / 1 = 3</text:p>
          </table:table-cell>
          <table:table-cell table:style-name="ce55" table:formula="of:=COUNTIF([.$A307:.$AMJ30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15" draw:text-style-name="P6" svg:width="4.781cm" svg:height="8.831cm" svg:x="105.693cm" svg:y="180.795cm" draw:caption-point-x="-0.503cm" draw:caption-point-y="2.286cm">
              <dc:date>2022-07-14T00:00:00</dc:date>
              <text:p text:style-name="P5"><text:span text:style-name="T3">Run3</text:span></text:p>
              <text:p text:style-name="P5"><text:span text:style-name="T3">1.</text:span><text:span text:style-name="T3">時間</text:span><text:span text:style-name="T3">:14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左邊有膠膜右邊穿插</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start</text:span><text:span text:style-name="T3">飄掉不是從最開頭開始聞，但整體聞得不錯，在第二</text:span><text:span text:style-name="T3">pass</text:span><text:span text:style-name="T3">前面被束帶勾到頭，不過沒有影響後面的搜查，還是都有好好聞，凹凸不平的貨物都有把頭好好探過去聞，沒有直接略過凹進去的部分</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8" draw:text-style-name="P6" svg:width="5.301cm" svg:height="11.726cm" svg:x="133.368cm" svg:y="175.316cm" draw:caption-point-x="-1.085cm" draw:caption-point-y="7.765cm">
              <dc:date>2022-07-26T00:00:00</dc:date>
              <text:p text:style-name="P5"><text:span text:style-name="T3">Run4</text:span></text:p>
              <text:p text:style-name="P5"><text:span text:style-name="T3">1.</text:span><text:span text:style-name="T3">時間</text:span><text:span text:style-name="T3">: 1553</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第一區兩排棧板貨物，第二區一排棧板膠膜貨物</text:span></text:p>
              <text:p text:style-name="P5"><text:span text:style-name="T3">3.stim</text:span><text:span text:style-name="T3">設置方式</text:span><text:span text:style-name="T3">: </text:span></text:p>
              <text:p text:style-name="P5"><text:span text:style-name="T4">將嗅源放入第二區膠膜棧板貨物末端，上方開洞將嗅源放入紙箱縫隙，另外放兩塊由膠膜夾著</text:span></text:p>
              <text:p text:style-name="P5"><text:span text:style-name="T3">4.Custy</text:span><text:span text:style-name="T3">表現：</text:span></text:p>
              <text:p text:style-name="P5"><text:span text:style-name="T4">前面第一區的部分聞得很好，只有第一</text:span><text:span text:style-name="T4">pass</text:span><text:span text:style-name="T4">左邊那排末端小</text:span><text:span text:style-name="T4">cut</text:span><text:span text:style-name="T4">，我有</text:span><text:span text:style-name="T4">easy</text:span><text:span text:style-name="T4">補起來，其他部分都聞得很仔細，在棧板間小凹槽的地方也有自己進去。</text:span></text:p>
              <text:p text:style-name="P5"><text:span text:style-name="T5">前面聞完兩</text:span><text:span text:style-name="T5">pass</text:span><text:span text:style-name="T5">後帶到隔壁聞一直排，因為設置在末端，所以他末端剛好</text:span><text:span text:style-name="T5">cut</text:span><text:span text:style-name="T5">掉明顯沒聞我就</text:span><text:span text:style-name="T5">easy</text:span><text:span text:style-name="T5">後回去補上並將手勢比在</text:span><text:span text:style-name="T5">stim</text:span><text:span text:style-name="T5">上，就直接聞到，由於在</text:span><text:span text:style-name="T5">stim</text:span><text:span text:style-name="T5">側邊膠膜洞割太大導致他想鑽進去，看他到鑽我就喊</text:span><text:span text:style-name="T5">sit</text:span><text:span text:style-name="T5">了</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3.814cm" svg:height="8.361cm" svg:x="180.306cm" svg:y="180.921cm" draw:caption-point-x="-0.609cm" draw:caption-point-y="2.16cm">
              <dc:date>2022-08-16T00:00:00</dc:date>
              <text:p text:style-name="P5"><text:span text:style-name="T3">Run1</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不錯，很流暢而且都有在聞，在比較大平面的貨物會主動想要往上搜，第三</text:span><text:span text:style-name="T4">pass</text:span><text:span text:style-name="T4">給了兩個</text:span><text:span text:style-name="T4">high</text:span><text:span text:style-name="T4">都跟得很好，不是只有往上抬頭而是整個身體趴上去，膠膜的部分有認真聞</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380*4</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09:.$AMJ309])-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A庫</text:p>
          </table:table-cell>
          <table:covered-table-cell table:style-name="ce199"/>
          <table:table-cell table:style-name="ce55" table:formula="of:=COUNTIF([.$A310:.$AMJ3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12:.$AMJ3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B庫</text:p>
          </table:table-cell>
          <table:table-cell table:style-name="ce199" table:formula="of:=([.F315]+[.F318])&amp;&quot; / &quot;&amp;([.F313]+[.F316])&amp;&quot; = &quot;&amp;ROUND(IF([.F313]=0;&quot;0&quot;;([.F315]+[.F318])/([.F313]+[.F316]));1)" office:value-type="string" office:string-value="6 / 2 = 3" calcext:value-type="string" table:number-columns-spanned="1" table:number-rows-spanned="6">
            <text:p>6 / 2 = 3</text:p>
          </table:table-cell>
          <table:table-cell table:style-name="ce55" table:formula="of:=COUNTIF([.$A313:.$AMJ313];&quot;*&quot;)" office:value-type="float" office:value="2" calcext:value-type="float">
            <text:p>2</text:p>
          </table:table-cell>
          <table:table-cell table:style-name="ce227"/>
          <table:table-cell table:style-name="ce71" office:value-type="string" calcext:value-type="string">
            <office:annotation draw:style-name="gr24" draw:text-style-name="P6" svg:width="5.164cm" svg:height="12.196cm" svg:x="26.134cm" svg:y="178.745cm" draw:caption-point-x="-4.482cm" draw:caption-point-y="7.934cm">
              <dc:date>2022-06-13T00:00:00</dc:date>
              <text:p text:style-name="P5"><text:span text:style-name="T3">Run2</text:span></text:p>
              <text:p text:style-name="P5"><text:span text:style-name="T3">1.</text:span><text:span text:style-name="T3">時間</text:span><text:span text:style-name="T3">: </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5">閃電型第一個棧板有膠膜後接紙箱一排後大紙箱棧板再接單一棧板紙箱</text:span></text:p>
              <text:p text:style-name="P5"><text:span text:style-name="T5"/></text:p>
              <text:p text:style-name="P5"><text:span text:style-name="T3">3.stim</text:span><text:span text:style-name="T3">設置方式</text:span><text:span text:style-name="T3">: </text:span></text:p>
              <text:p text:style-name="P5"><text:span text:style-name="T5">狗頭高度紙箱間縫隙</text:span></text:p>
              <text:p text:style-name="P5"><text:span text:style-name="T5"/></text:p>
              <text:p text:style-name="P5"><text:span text:style-name="T3">4.Custy</text:span><text:span text:style-name="T3">表現：</text:span></text:p>
              <text:p text:style-name="P5"><text:span text:style-name="T5">一開頭因為是大棧板，後面接著低紙箱完全不會低頭聞，</text:span><text:span text:style-name="T5">easy</text:span><text:span text:style-name="T5">完一次後還是一樣，再跑一</text:span><text:span text:style-name="T5">pass</text:span><text:span text:style-name="T5">改從紙箱開始就有低頭聞，後面開始都聞得滿貼的，在經過</text:span><text:span text:style-name="T5">stim</text:span><text:span text:style-name="T5">位置側面時有</text:span><text:span text:style-name="T5">CIB</text:span><text:span text:style-name="T5">微蹲</text:span><text:span text:style-name="T5">(</text:span><text:span text:style-name="T5">應該是氣味有滲出</text:span><text:span text:style-name="T5">)</text:span><text:span text:style-name="T5">，大約經過三次</text:span><text:span text:style-name="T5">stim</text:span><text:span text:style-name="T5">位置後才坐下，但坐不定又反覆起來，甚至有想走掉的趨勢，最後是在</text:span><text:span text:style-name="T5">Custy</text:span><text:span text:style-name="T5">坐下後讚美且由小隊長</text:span><text:span text:style-name="T5">sub</text:span><text:span text:style-name="T5">才得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21" draw:text-style-name="P6" svg:width="4.086cm" svg:height="9.771cm" svg:x="123.659cm" svg:y="186.344cm" draw:caption-point-x="-0.407cm" draw:caption-point-y="0.335cm">
              <dc:date>2022-07-22T00:00:00</dc:date>
              <text:p text:style-name="P5"><text:span text:style-name="T3">Run1</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跑</text:span></text:p>
              <text:p text:style-name="P5"><text:span text:style-name="T5">一開頭都沒什麼聞，轉彎之後直接暴衝，</text:span><text:span text:style-name="T5">pivot</text:span><text:span text:style-name="T5">之後也是用衝的沒聞直接略過，幾乎只有到後段的時候才比較有聞，第二</text:span><text:span text:style-name="T5">pass</text:span><text:span text:style-name="T5">跟第三</text:span><text:span text:style-name="T5">pass</text:span><text:span text:style-name="T5">都是在同一個彎暴衝沒有轉彎，三次都是</text:span><text:span text:style-name="T5">pivot</text:span><text:span text:style-name="T5">完後沒聞直接略過，後面轉彎就轉得不錯，整體覆蓋率不高</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table-cell table:style-name="ce90" office:value-type="string" calcext:value-type="string">
            <office:annotation draw:style-name="gr13" draw:text-style-name="P6" svg:width="4.855cm" svg:height="10.711cm" svg:x="132.113cm" svg:y="189.269cm" draw:caption-point-x="0.17cm" draw:caption-point-y="-2.59cm">
              <dc:date>2022-07-26T00:00:00</dc:date>
              <text:p text:style-name="P5"><text:span text:style-name="T3">Run3</text:span></text:p>
              <text:p text:style-name="P5"><text:span text:style-name="T3">1.</text:span><text:span text:style-name="T3">時間</text:span><text:span text:style-name="T3">:15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加旁邊一獨立棧板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在去車子帶</text:span><text:span text:style-name="T4">Custy</text:span><text:span text:style-name="T4">的時候就有感覺他特別興奮，實際上在跑的時候也確實衝得很快，但又不是沒有聞的亂衝，有撇頭而且嘴巴有閉著，可能就是相對比較用掃得，不過他在轉彎的地方表現得不錯，都有好好轉彎而且</text:span><text:span text:style-name="T4">corner</text:span><text:span text:style-name="T4">都有進去聞，雖然興奮都很積極的在找，最後在獨立棧板區朝紙箱縫坐下，糾正帶走</text:span></text:p>
              <text:p text:style-name="P5"><text:span text:style-name="T3">5. FR</text:span><text:span text:style-name="T3">物品</text:span></text:p>
              <text:p text:style-name="P5"><text:span text:style-name="T3">塑膠零件</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871cm" svg:height="10.316cm" svg:x="185.156cm" svg:y="173.435cm" draw:caption-point-x="-0.944cm" draw:caption-point-y="13.244cm">
              <dc:date>2022-08-18T00:00:00</dc:date>
              <text:p text:style-name="P5"><text:span text:style-name="T3">Run1</text:span></text:p>
              <text:p text:style-name="P5"><text:span text:style-name="T3">1.</text:span><text:span text:style-name="T3">時間</text:span><text:span text:style-name="T3">: 1102</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三排棧板貨物，左邊膠膜，中右紙箱</text:span></text:p>
              <text:p text:style-name="P5"><text:span text:style-name="T3">3.stim</text:span><text:span text:style-name="T3">設置方式</text:span><text:span text:style-name="T3">: </text:span></text:p>
              <text:p text:style-name="P5"><text:span text:style-name="T4">將嗅源放在中間排棧板一轉彎過去紙箱間夾縫狗頭高度</text:span></text:p>
              <text:p text:style-name="P5"><text:span text:style-name="T3">4.Custy</text:span><text:span text:style-name="T3">表現：</text:span></text:p>
              <text:p text:style-name="P5"><text:span text:style-name="T4">前面膠膜的部分聞得很認真，末端沒咖掉甚至有自己站起來聞，中間有給一個</text:span><text:span text:style-name="T4">high</text:span><text:span text:style-name="T4">跟得很好，轉彎的時候有轉但不貼沒什麼聞，所以略過</text:span><text:span text:style-name="T4">stim</text:span><text:span text:style-name="T4">，之後沒有回去轉彎前讓他再轉一次，而是在第三排末端聞完直接帶過去，過去之後先略過，有聞到後回去追再坐下，這次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table-cell table:style-name="ce227" office:value-type="string" calcext:value-type="string">
            <text:p>K c/s 32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500</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15:.$AMJ315])-1" office:value-type="float" office:value="4" calcext:value-type="float">
            <text:p>4</text:p>
          </table:table-cell>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B庫</text:p>
          </table:table-cell>
          <table:covered-table-cell table:style-name="ce199"/>
          <table:table-cell table:style-name="ce55" table:formula="of:=COUNTIF([.$A316:.$AMJ316];&quot;*&quot;)" office:value-type="float" office:value="0" calcext:value-type="float">
            <text:p>0</text:p>
          </table:table-cell>
          <table:table-cell table:style-name="ce227"/>
          <table:table-cell table:style-name="ce69" office:value-type="string" calcext:value-type="string">
            <office:annotation draw:style-name="gr29" draw:text-style-name="P6" svg:width="2.899cm" svg:height="7.816cm" svg:x="22.677cm" svg:y="189.827cm" draw:caption-point-x="-1.025cm" draw:caption-point-y="-1.349cm">
              <dc:date>2022-06-13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十個紙箱一排不靠牆</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跑四</text:span><text:span text:style-name="T3">pass</text:span><text:span text:style-name="T3">轉了三次彎都沒有自己轉，所以每次轉彎都大概略過了三四個紙箱沒聞</text:span></text:p>
              <text:p text:style-name="P5"><text:span text:style-name="T3">5. CIB</text:span><text:span text:style-name="T3">物品</text:span></text:p>
              <text:p text:style-name="P5"><text:span text:style-name="T3"/></text:p>
            </office:annotation>
            <text:p>●</text:p>
          </table:table-cell>
          <table:table-cell table:style-name="ce75"/>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7" draw:text-style-name="P6" svg:width="4.37cm" svg:height="8.361cm" svg:x="186.244cm" svg:y="188.796cm" draw:caption-point-x="-2.032cm" draw:caption-point-y="-0.318cm">
              <dc:date>2022-08-18T00:00:00</dc:date>
              <text:p text:style-name="P5"><text:span text:style-name="T3">Run2</text:span></text:p>
              <text:p text:style-name="P5"><text:span text:style-name="T3">1.</text:span><text:span text:style-name="T3">時間</text:span><text:span text:style-name="T3">: 114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紙袋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在地上聞得不錯，給</text:span><text:span text:style-name="T4">high</text:span><text:span text:style-name="T4">有跟，第三</text:span><text:span text:style-name="T4">pass</text:span><text:span text:style-name="T4">嘗試要</text:span><text:span text:style-name="T4">hop</text:span><text:span text:style-name="T4">上貨物，試了兩三次跳不上去，後來帶到旁邊比較矮的棧板上跳有成功，再上面聞得很認真，基本上都有好好在聞，給手勢也有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18:.$AMJ318])-1" office:value-type="float" office:value="2" calcext:value-type="float">
            <text:p>2</text:p>
          </table:table-cell>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321]+[.F324])&amp;&quot; / &quot;&amp;([.F319]+[.F322])&amp;&quot; = &quot;&amp;ROUND(IF([.F319]=0;&quot;0&quot;;([.F321]+[.F324])/([.F319]+[.F322]));1)" office:value-type="string" office:string-value="1 / 1 = 1" calcext:value-type="string" table:number-columns-spanned="1" table:number-rows-spanned="6">
            <text:p>1 / 1 = 1</text:p>
          </table:table-cell>
          <table:table-cell table:style-name="ce55" table:formula="of:=COUNTIF([.$A319:.$AMJ31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42" draw:text-style-name="P6" svg:width="3.825cm" svg:height="7.966cm" svg:x="76.448cm" svg:y="188.118cm" draw:caption-point-x="-0.609cm" draw:caption-point-y="2.159cm">
              <dc:date>2022-07-05T00:00:00</dc:date>
              <text:p text:style-name="P5"><text:span text:style-name="T3">Run1</text:span></text:p>
              <text:p text:style-name="P5"><text:span text:style-name="T3">1.</text:span><text:span text:style-name="T3">時間</text:span><text:span text:style-name="T3">: 11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排棧板貨物</text:span></text:p>
              <text:p text:style-name="P5"><text:span text:style-name="T3">3.stim</text:span><text:span text:style-name="T3">設置方式</text:span><text:span text:style-name="T3">: </text:span></text:p>
              <text:p text:style-name="P5"><text:span text:style-name="T4">將嗅源放置進紙箱底部有褶邊，置於約犬頭稍微抬頭位置</text:span></text:p>
              <text:p text:style-name="P5"><text:span text:style-name="T3">4.Custy</text:span><text:span text:style-name="T3">表現：</text:span></text:p>
              <text:p text:style-name="P5"><text:span text:style-name="T4">前面兩</text:span><text:span text:style-name="T4">pass</text:span><text:span text:style-name="T4">聞的順順的，第三</text:span><text:span text:style-name="T4">pass</text:span><text:span text:style-name="T4">中間有</text:span><text:span text:style-name="T4">CIB</text:span><text:span text:style-name="T4">反覆回頭了一下，剛好在</text:span><text:span text:style-name="T4">stim</text:span><text:span text:style-name="T4">的位置比</text:span><text:span text:style-name="T4">high</text:span><text:span text:style-name="T4">有跟，就直接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c/s 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78"/>
          <table:covered-table-cell table:style-name="ce199"/>
          <table:table-cell table:style-name="ce55" table:formula="of:=COUNTA([.$A321:.$AMJ32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22:.$AMJ3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24:.$AMJ3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集中</text:p>
            <text:p>查驗區</text:p>
          </table:table-cell>
          <table:table-cell table:style-name="ce183" office:value-type="string" calcext:value-type="string" table:number-columns-spanned="1" table:number-rows-spanned="3">
            <text:p>－</text:p>
          </table:table-cell>
          <table:table-cell table:style-name="ce199" table:formula="of:=([.F327]+[.F330])&amp;&quot; / &quot;&amp;([.F325]+[.F328])&amp;&quot; = &quot;&amp;ROUND(IF([.F325]=0;&quot;0&quot;;([.F327]+[.F330])/([.F325]+[.F328]));1)" office:value-type="string" office:string-value="0 / 0 = 0" calcext:value-type="string" table:number-columns-spanned="1" table:number-rows-spanned="6">
            <text:p>0 / 0 = 0</text:p>
          </table:table-cell>
          <table:table-cell table:style-name="ce55" table:formula="of:=COUNTIF([.$A325:.$AMJ3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27:.$AMJ3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集中</text:p>
            <text:p>查驗區</text:p>
          </table:table-cell>
          <table:table-cell table:style-name="ce183" office:value-type="string" calcext:value-type="string" table:number-columns-spanned="1" table:number-rows-spanned="3">
            <text:p>－</text:p>
          </table:table-cell>
          <table:covered-table-cell table:style-name="ce199"/>
          <table:table-cell table:style-name="ce55" table:formula="of:=COUNTIF([.$A328:.$AMJ3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30:.$AMJ3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58" office:value-type="string" calcext:value-type="string" table:number-columns-spanned="1" table:number-rows-spanned="3">
            <text:p>基隆中國</text:p>
          </table:table-cell>
          <table:table-cell table:style-name="ce183" office:value-type="string" calcext:value-type="string" table:number-columns-spanned="1" table:number-rows-spanned="3">
            <text:p>－</text:p>
          </table:table-cell>
          <table:table-cell table:style-name="ce199" table:formula="of:=([.F333]+[.F336])&amp;&quot; / &quot;&amp;([.F331]+[.F334])&amp;&quot; = &quot;&amp;ROUND(IF([.F331]=0;&quot;0&quot;;([.F333]+[.F336])/([.F331]+[.F334]));1)" office:value-type="string" office:string-value="0 / 0 = 0" calcext:value-type="string" table:number-columns-spanned="1" table:number-rows-spanned="6">
            <text:p>0 / 0 = 0</text:p>
          </table:table-cell>
          <table:table-cell table:style-name="ce55" table:formula="of:=COUNTIF([.$A331:.$AMJ3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33:.$AMJ3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table-cell table:style-name="ce182" office:value-type="string" calcext:value-type="string" table:number-columns-spanned="1" table:number-rows-spanned="3">
            <text:p>基隆中國</text:p>
          </table:table-cell>
          <table:table-cell table:style-name="ce183" office:value-type="string" calcext:value-type="string" table:number-columns-spanned="1" table:number-rows-spanned="3">
            <text:p>－</text:p>
          </table:table-cell>
          <table:covered-table-cell table:style-name="ce199"/>
          <table:table-cell table:style-name="ce55" table:formula="of:=COUNTIF([.$A334:.$AMJ3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6"/>
          <table:covered-table-cell table:style-name="ce158"/>
          <table:covered-table-cell table:style-name="ce183"/>
          <table:covered-table-cell table:style-name="ce199"/>
          <table:table-cell table:style-name="ce55" table:formula="of:=COUNTA([.$A336:.$AMJ3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77" office:value-type="string" calcext:value-type="string" table:number-columns-spanned="1" table:number-rows-spanned="12">
            <text:p>長榮</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table-cell table:style-name="ce199" table:formula="of:=([.F339]+[.F342])&amp;&quot; / &quot;&amp;([.F337]+[.F340])&amp;&quot; = &quot;&amp;ROUND(IF([.F337]=0;&quot;0&quot;;([.F339]+[.F342])/([.F337]+[.F340]));1)" office:value-type="string" office:string-value="12 / 7 = 1.7" calcext:value-type="string" table:number-columns-spanned="1" table:number-rows-spanned="6">
            <text:p>12 / 7 = 1.7</text:p>
          </table:table-cell>
          <table:table-cell table:style-name="ce55" table:formula="of:=COUNTIF([.$A337:.$AMJ337];&quot;*&quot;)" office:value-type="float" office:value="5" calcext:value-type="float">
            <text:p>5</text:p>
          </table:table-cell>
          <table:table-cell table:style-name="ce227" table:number-columns-repeated="2"/>
          <table:table-cell table:style-name="ce73" office:value-type="string" calcext:value-type="string">
            <office:annotation draw:style-name="gr33" draw:text-style-name="P6" svg:width="4.012cm" svg:height="9.846cm" svg:x="26.986cm" svg:y="198.358cm" draw:caption-point-x="-3.076cm" draw:caption-point-y="2.71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長圓筒狀貨物加旁邊一排膠膜</text:span></text:p>
              <text:p text:style-name="P5"><text:span text:style-name="T3">3.stim</text:span><text:span text:style-name="T3">設置方式</text:span><text:span text:style-name="T3">: </text:span></text:p>
              <text:p text:style-name="P3"><text:span text:style-name="T5">將</text:span><text:span text:style-name="T5">M</text:span><text:span text:style-name="T5">薰製物塞約狗頭高度洞口</text:span></text:p>
              <text:p text:style-name="P5"><text:span text:style-name="T5"/></text:p>
              <text:p text:style-name="P5"><text:span text:style-name="T3">4.Custy</text:span><text:span text:style-name="T3">表現：</text:span></text:p>
              <text:p text:style-name="P5"><text:span text:style-name="T5">一開始就有聞，但第一</text:span><text:span text:style-name="T5">pass</text:span><text:span text:style-name="T5">經過</text:span><text:span text:style-name="T5">stim</text:span><text:span text:style-name="T5">完全沒反應，第二</text:span><text:span text:style-name="T5">pass</text:span><text:span text:style-name="T5">也是先經過後在回頭確認坐下</text:span></text:p>
              <text:p text:style-name="P5"><text:span text:style-name="T5">一樣有很嚴重的坐不定問題，才坐下一下下就一直挪屁股</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43" draw:text-style-name="P6" svg:width="5.817cm" svg:height="11.388cm" svg:x="42.558cm" svg:y="202.444cm" draw:caption-point-x="1.672cm" draw:caption-point-y="-1.372cm">
              <dc:date>2022-06-17T00:00:00</dc:date>
              <text:p text:style-name="P5"><text:span text:style-name="T3">Run1</text:span></text:p>
              <text:p text:style-name="P5"><text:span text:style-name="T3">1.</text:span><text:span text:style-name="T3">時間</text:span><text:span text:style-name="T3">: 115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5">Scatter</text:span><text:span text:style-name="T5">，地上有貨物、棧板貨物</text:span></text:p>
              <text:p text:style-name="P5"><text:span text:style-name="T5"/></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text:span></text:p>
              <text:p text:style-name="P5"><text:span text:style-name="T6"/></text:p>
              <text:p text:style-name="P5"><text:span text:style-name="T3">4.Custy</text:span><text:span text:style-name="T3">表現：</text:span></text:p>
              <text:p text:style-name="P5"><text:span text:style-name="T5">整體而言聞的很認真，很積極的想找，但主要都聞棧板的部分，地上稍微聞但很剛好都略過</text:span><text:span text:style-name="T5">stim</text:span><text:span text:style-name="T5">那箱，中間兩次從小縫繞進棧板後方，有點困在裡面出不來，出聲音吸引後在外面聞了一下又跑進去，後來是小隊長將他抓出來後重新</text:span><text:span text:style-name="T5">find it</text:span><text:span text:style-name="T5">後就找到了。進去期間因為聞不到有一度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3" draw:text-style-name="P6" svg:width="4.476cm" svg:height="9.846cm" svg:x="89.186cm" svg:y="196.328cm" draw:caption-point-x="-2.058cm" draw:caption-point-y="4.744cm">
              <dc:date>2022-07-06T00:00:00</dc:date>
              <text:p text:style-name="P5"><text:span text:style-name="T3">Run2</text:span></text:p>
              <text:p text:style-name="P5"><text:span text:style-name="T3">1.</text:span><text:span text:style-name="T3">時間</text:span><text:span text:style-name="T3">: 1545</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貨區不規則，有膠膜跟無膠膜貨物穿插</text:span></text:p>
              <text:p text:style-name="P5"><text:span text:style-name="T3">3.stim</text:span><text:span text:style-name="T3">設置方式</text:span><text:span text:style-name="T3">: </text:span></text:p>
              <text:p text:style-name="P5"><text:span text:style-name="T4">將倒數第二棧板約狗頭高度紙箱抽出，從上方打開拿出部分貨物，折底部單邊後放入嗅源，蓋上後放回原位</text:span></text:p>
              <text:p text:style-name="P5"><text:span text:style-name="T3">4.Custy</text:span><text:span text:style-name="T3">表現：</text:span></text:p>
              <text:p text:style-name="P5"><text:span text:style-name="T4">第一</text:span><text:span text:style-name="T4">pass</text:span><text:span text:style-name="T4">第一個</text:span><text:span text:style-name="T4">corner</text:span><text:span text:style-name="T4">接轉彎直接大</text:span><text:span text:style-name="T4">cut</text:span><text:span text:style-name="T4">沒聞，可能因為是膠膜所以比較沒興趣，</text:span><text:span text:style-name="T4">easy</text:span><text:span text:style-name="T4">完後有稍微改善，但</text:span><text:span text:style-name="T4">corner</text:span><text:span text:style-name="T4">還是有小略過一點，後面順順的聞經過</text:span><text:span text:style-name="T4">stim</text:span><text:span text:style-name="T4">就直接聞到坐下，反應很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69" office:value-type="string" calcext:value-type="string">
            <office:annotation draw:style-name="gr13" draw:text-style-name="P6" svg:width="4.781cm" svg:height="10.711cm" svg:x="104.649cm" svg:y="192.892cm" draw:caption-point-x="-1.717cm" draw:caption-point-y="8.18cm">
              <dc:date>2022-07-13T00:00:00</dc:date>
              <text:p text:style-name="P5"><text:span text:style-name="T3">Run2</text:span></text:p>
              <text:p text:style-name="P5"><text:span text:style-name="T3">1.</text:span><text:span text:style-name="T3">時間</text:span><text:span text:style-name="T3">: 145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一部份是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這次挑選的地形比較難，一開始進去走道比較窄</text:span><text:span text:style-name="T3">Custy</text:span><text:span text:style-name="T3">就沒有聞，</text:span><text:span text:style-name="T3">easy</text:span><text:span text:style-name="T3">讓他從對面聞回來後重新開始就有接上去聞，到中間狹窄走道給手勢有好好轉彎，後面因為空間變大而且也是一般棧板紙箱貨所以聞得不錯，接回來後中間狹窄走道沒有聞得很好我選擇</text:span><text:span text:style-name="T3">easy</text:span><text:span text:style-name="T3">再繞一遍，</text:span><text:span text:style-name="T3">easy</text:span><text:span text:style-name="T3">完後有改善，整體因為區域較大所以聞</text:span><text:span text:style-name="T3">1pass</text:span><text:span text:style-name="T3">而已</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table-cell table:style-name="ce88" office:value-type="string" calcext:value-type="string">
            <office:annotation draw:style-name="gr44" draw:text-style-name="P6" svg:width="4.229cm" svg:height="7.026cm" svg:x="108.865cm" svg:y="204.495cm" draw:caption-point-x="3.098cm" draw:caption-point-y="-3.423cm">
              <dc:date>2022-07-18T00:00:00</dc:date>
              <text:p text:style-name="P5"><text:span text:style-name="T3">Run4</text:span></text:p>
              <text:p text:style-name="P5"><text:span text:style-name="T3">1.</text:span><text:span text:style-name="T3">時間</text:span><text:span text:style-name="T3">:13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text:span></text:p>
              <text:p text:style-name="P5"><text:span text:style-name="T3">3.stim</text:span><text:span text:style-name="T3">設置方式</text:span><text:span text:style-name="T3">: </text:span></text:p>
              <text:p text:style-name="P5"><text:span text:style-name="T4">將真品放在ㄇ的中間用紙箱壓住有留縫隙</text:span></text:p>
              <text:p text:style-name="P5"><text:span text:style-name="T3">4.Custy</text:span><text:span text:style-name="T3">表現：</text:span></text:p>
              <text:p text:style-name="P5"><text:span text:style-name="T4">第一</text:span><text:span text:style-name="T4">pass</text:span><text:span text:style-name="T4">我有比手勢在嗅源上，一經過就有反應，多調查了一陣子之後喊</text:span><text:span text:style-name="T4">SIT</text:span><text:span text:style-name="T4">然後</text:span><text:span text:style-name="T4">reward</text:span></text:p>
              <text:p text:style-name="P5"><text:span text:style-name="T3">5. CIB</text:span><text:span text:style-name="T3">物品</text:span></text:p>
              <text:p text:style-name="P5"><text:span text:style-name="T3"/></text:p>
            </office:annotation>
            <text:p>*</text:p>
          </table:table-cell>
          <table:table-cell table:style-name="ce88" office:value-type="string" calcext:value-type="string">
            <office:annotation draw:style-name="gr19" draw:text-style-name="P6" svg:width="4.739cm" svg:height="9.376cm" svg:x="115.386cm" svg:y="198.33cm" draw:caption-point-x="-1.165cm" draw:caption-point-y="2.742cm">
              <dc:date>2022-07-18T00:00:00</dc:date>
              <text:p text:style-name="P5"><text:span text:style-name="T3">Run2</text:span></text:p>
              <text:p text:style-name="P5"><text:span text:style-name="T3">1.</text:span><text:span text:style-name="T3">時間</text:span><text:span text:style-name="T3">:12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個棧板左右兩邊紙箱中間木箱</text:span></text:p>
              <text:p text:style-name="P5"><text:span text:style-name="T3">3.stim</text:span><text:span text:style-name="T3">設置方式</text:span><text:span text:style-name="T3">: </text:span></text:p>
              <text:p text:style-name="P5"><text:span text:style-name="T4">真品被藏在木箱底部的木條內，將木箱翻倒底部三個木條朝向側邊，最上層木條有鑽洞</text:span></text:p>
              <text:p text:style-name="P5"><text:span text:style-name="T3">4.Custy</text:span><text:span text:style-name="T3">表現：</text:span></text:p>
              <text:p text:style-name="P5"><text:span text:style-name="T4">一開始就在紙箱的部分調查很仔細，經過木箱的時候有聞但聞得很快，兩</text:span><text:span text:style-name="T4">pass</text:span><text:span text:style-name="T4">都沒有</text:span><text:span text:style-name="T4">CIB</text:span><text:span text:style-name="T4">，第三</text:span><text:span text:style-name="T4">pass</text:span><text:span text:style-name="T4">嘗試</text:span><text:span text:style-name="T4">high</text:span><text:span text:style-name="T4">但沒有跟，經過一樣沒有</text:span><text:span text:style-name="T4">CIB</text:span><text:span text:style-name="T4">只好收掉</text:span></text:p>
              <text:p text:style-name="P5"><text:span text:style-name="T3">5. CIB</text:span><text:span text:style-name="T3">物品</text:span></text:p>
              <text:p text:style-name="P5"><text:span text:style-name="T3"/></text:p>
            </office:annotation>
            <text:p>DN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3.817cm" svg:height="8.831cm" svg:x="164.502cm" svg:y="198.913cm" draw:caption-point-x="-0.61cm" draw:caption-point-y="2.159cm">
              <dc:date>2022-08-09T00:00:00</dc:date>
              <text:p text:style-name="P5"><text:span text:style-name="T3">Run3</text:span></text:p>
              <text:p text:style-name="P5"><text:span text:style-name="T3">1.</text:span><text:span text:style-name="T3">時間</text:span><text:span text:style-name="T3">:151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有一區膠膜兩</text:span><text:span text:style-name="T4">pass</text:span><text:span text:style-name="T4">都沒聞有</text:span><text:span text:style-name="T4">easy</text:span><text:span text:style-name="T4">外，轉彎沒有問題，在比較狹窄的空間嗅聞的狀況也不錯，最後有給一個</text:span><text:span text:style-name="T4">high</text:span><text:span text:style-name="T4">也有跟，且搜尋時間有稍微延長但沒有想坐的跡象</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table-cell table:style-name="ce73" office:value-type="string" calcext:value-type="string">
            <office:annotation draw:style-name="gr40" draw:text-style-name="P6" svg:width="5.374cm" svg:height="12.666cm" svg:x="180.306cm" svg:y="202.243cm" draw:caption-point-x="-0.609cm" draw:caption-point-y="-1.171cm">
              <dc:date>2022-08-16T00:00:00</dc:date>
              <text:p text:style-name="P5"><text:span text:style-name="T3">Run3</text:span></text:p>
              <text:p text:style-name="P5"><text:span text:style-name="T3">1.</text:span><text:span text:style-name="T3">時間</text:span><text:span text:style-name="T3">: 1554</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兩直排棧板貨物，左邊紙箱貨右邊膠膜</text:span></text:p>
              <text:p text:style-name="P5"><text:span text:style-name="T3">3.stim</text:span><text:span text:style-name="T3">設置方式</text:span><text:span text:style-name="T3">: </text:span></text:p>
              <text:p text:style-name="P5"><text:span text:style-name="T4">在右邊膠膜棧板約中段將膠膜上方割開放入嗅源，約狗稍微抬頭高度</text:span></text:p>
              <text:p text:style-name="P5"><text:span text:style-name="T3">4.Custy</text:span><text:span text:style-name="T3">表現：</text:span></text:p>
              <text:p text:style-name="P5"><text:span text:style-name="T4">一開始左邊聞的還滿順的，到左邊末端自己進去裡面的小走道聞，帶回原定搜尋範圍後轉彎沒聞，</text:span><text:span text:style-name="T4">easy</text:span><text:span text:style-name="T4">後到右邊膠膜稍微聞一下就張嘴跑過去，第二</text:span><text:span text:style-name="T4">pass</text:span><text:span text:style-name="T4">左邊還好，右邊聞的一蹋糊塗，第一次聞到一半就撇頭到旁邊不聞，</text:span><text:span text:style-name="T4">easy</text:span><text:span text:style-name="T4">後再來一次還是一樣聞到一半不聞，</text:span><text:span text:style-name="T4">easy</text:span><text:span text:style-name="T4">後從中間開始直接向後狂奔，帶回來再搜一次一樣聞到中後段又向後狂奔，短繩帶回</text:span><text:span text:style-name="T4">start</text:span><text:span text:style-name="T4">處</text:span><text:span text:style-name="T4">time out</text:span><text:span text:style-name="T4">，重新開始後我短繩帶著他搜，經過</text:span><text:span text:style-name="T4">stim</text:span><text:span text:style-name="T4">的地方比</text:span><text:span text:style-name="T4">high</text:span><text:span text:style-name="T4">後有跟聞到坐下</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2"/>
          <table:table-cell table:style-name="ce227" office:value-type="string" calcext:value-type="string">
            <text:p>M-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C c/s 8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3000</text:p>
          </table:table-cell>
          <table:table-cell table:style-name="ce227" table:number-columns-repeated="2"/>
          <table:table-cell table:style-name="ce81" table:number-columns-repeated="2"/>
          <table:table-cell table:style-name="ce227" table:number-columns-repeated="5"/>
          <table:table-cell table:style-name="ce81"/>
          <table:table-cell table:number-columns-repeated="2" table:style-name="ce227" office:value-type="string" calcext:value-type="string">
            <text:p>K 裸 2k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4</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39:.$AMJ339])-1" office:value-type="float" office:value="8" calcext:value-type="float">
            <text:p>8</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table-cell table:style-name="ce227" office:value-type="string" calcext:value-type="string">
            <text:p>G</text:p>
          </table:table-cell>
          <table:table-cell table:style-name="ce227" office:value-type="string" calcext:value-type="string">
            <text:p>DN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40:.$AMJ340];&quot;*&quot;)" office:value-type="float" office:value="2" calcext:value-type="float">
            <text:p>2</text:p>
          </table:table-cell>
          <table:table-cell table:style-name="ce227" table:number-columns-repeated="2"/>
          <table:table-cell table:style-name="ce69" office:value-type="string" calcext:value-type="string">
            <office:annotation draw:style-name="gr20" draw:text-style-name="P6" svg:width="4.173cm" svg:height="7.891cm" svg:x="25.42cm" svg:y="200.602cm" draw:caption-point-x="-1.51cm" draw:caption-point-y="2.269cm">
              <dc:date>2022-06-13T00:00:00</dc:date>
              <text:p text:style-name="P5"><text:span text:style-name="T3">Run2</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貨物棧板不規則型</text:span></text:p>
              <text:p text:style-name="P5"><text:span text:style-name="T5"/></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剛開頭沒聞有</text:span><text:span text:style-name="T5">easy</text:span><text:span text:style-name="T5">，之後都聞得不錯，一開始的轉彎處沒有彎的很貼，但後面的轉彎跟第二</text:span><text:span text:style-name="T5">pass</text:span><text:span text:style-name="T5">都有很貼，整體聞的很棒</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6" draw:text-style-name="P6" svg:width="4.731cm" svg:height="10.241cm" svg:x="88.164cm" svg:y="203.795cm" draw:caption-point-x="-1.036cm" draw:caption-point-y="-0.924cm">
              <dc:date>2022-07-06T00:00:00</dc:date>
              <text:p text:style-name="P5"><text:span text:style-name="T3">Run3</text:span></text:p>
              <text:p text:style-name="P5"><text:span text:style-name="T3">1.</text:span><text:span text:style-name="T3">時間</text:span><text:span text:style-name="T3">:161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但明顯在膠膜的部分聞的有點快，相比之下無膠膜紙箱比較有興趣，第一</text:span><text:span text:style-name="T4">pass</text:span><text:span text:style-name="T4">第一個彎沒有轉大</text:span><text:span text:style-name="T4">cut</text:span><text:span text:style-name="T4">，原本想領先給手勢但來不及，但第二</text:span><text:span text:style-name="T4">pass</text:span><text:span text:style-name="T4">就有自己轉了。在第二</text:span><text:span text:style-name="T4">pass</text:span><text:span text:style-name="T4">小走道有自己主動進去搜查，第三</text:span><text:span text:style-name="T4">pass high</text:span><text:span text:style-name="T4">手勢有跟，這次沒有像上次一樣中過一次之後在跑一次以為還會再中就亂猜</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73" office:value-type="string" calcext:value-type="string">
            <office:annotation draw:style-name="gr33" draw:text-style-name="P6" svg:width="4.78cm" svg:height="9.846cm" svg:x="103.841cm" svg:y="206.563cm" draw:caption-point-x="-0.909cm" draw:caption-point-y="-3.692cm">
              <dc:date>2022-07-13T00:00:00</dc:date>
              <text:p text:style-name="P5"><text:span text:style-name="T3">Run3</text:span></text:p>
              <text:p text:style-name="P5"><text:span text:style-name="T3">1.</text:span><text:span text:style-name="T3">時間</text:span><text:span text:style-name="T3">: 1520</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8</text:span><text:span text:style-name="T4">個不靠牆</text:span></text:p>
              <text:p text:style-name="P5"><text:span text:style-name="T3">3.stim</text:span><text:span text:style-name="T3">設置方式</text:span><text:span text:style-name="T3">: </text:span></text:p>
              <text:p text:style-name="P5"><text:span text:style-name="T4">將薰製物塞在最末端紙箱縫隙，將縫隙面向轉彎處</text:span></text:p>
              <text:p text:style-name="P5"><text:span text:style-name="T3">4.Custy</text:span><text:span text:style-name="T3">表現：</text:span></text:p>
              <text:p text:style-name="P5"><text:span text:style-name="T4">這次地上</text:span><text:span text:style-name="T4">parcel</text:span><text:span text:style-name="T4">沒有像早上一樣爆衝，一開始就有好好聞，到轉彎處的時候也有自己好好貼著轉，一經過</text:span><text:span text:style-name="T4">stim</text:span><text:span text:style-name="T4">聞到後又走掉，然後又回頭調查，看我一眼後又走掉，然後又回頭稍微坐下後想走又回去坐，總共走掉三次，這次坐比較定有順利</text:span><text:span text:style-name="T4">sub(</text:span><text:span text:style-name="T4">小隊長丟</text:span><text:span text:style-name="T4">)</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88" office:value-type="string" calcext:value-type="string">
            <office:annotation draw:style-name="gr26" draw:text-style-name="P6" svg:width="4.078cm" svg:height="8.906cm" svg:x="109.698cm" svg:y="204.454cm" draw:caption-point-x="4.523cm" draw:caption-point-y="-1.583cm">
              <dc:date>2022-07-19T00:00:00</dc:date>
              <text:p text:style-name="P5"><text:span text:style-name="T3">Run3</text:span></text:p>
              <text:p text:style-name="P5"><text:span text:style-name="T3">1.</text:span><text:span text:style-name="T3">時間</text:span><text:span text:style-name="T3">: 132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隔著鐵網擺一排，前面擺紙箱後面放真品</text:span></text:p>
              <text:p text:style-name="P5"><text:span text:style-name="T3">3.stim</text:span><text:span text:style-name="T3">設置方式</text:span><text:span text:style-name="T3">: </text:span></text:p>
              <text:p text:style-name="P5"><text:span text:style-name="T4">真品用紙箱墊高約狗頭高度，真品為從木箱拆下來之木條，裸露無包裝</text:span></text:p>
              <text:p text:style-name="P5"><text:span text:style-name="T3">4.Custy</text:span><text:span text:style-name="T3">表現：</text:span></text:p>
              <text:p text:style-name="P5"><text:span text:style-name="T4">第一次經過的時候張嘴沒聞，到最末端有稍微聞一下但走掉，第二</text:span><text:span text:style-name="T4">pass</text:span><text:span text:style-name="T4">有聞一聞到就喊</text:span><text:span text:style-name="T4">SIT</text:span><text:span text:style-name="T4">坐下</text:span><text:span text:style-name="T4">reward</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office:value-type="string" calcext:value-type="string">
            <text:p>K 裸 2k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42:.$AMJ342])-1" office:value-type="float" office:value="4" calcext:value-type="float">
            <text:p>4</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345]+[.F348])&amp;&quot; / &quot;&amp;([.F343]+[.F346])&amp;&quot; = &quot;&amp;ROUND(IF([.F343]=0;&quot;0&quot;;([.F345]+[.F348])/([.F343]+[.F346]));1)" office:value-type="string" office:string-value="0 / 0 = 0" calcext:value-type="string" table:number-columns-spanned="1" table:number-rows-spanned="6">
            <text:p>0 / 0 = 0</text:p>
          </table:table-cell>
          <table:table-cell table:style-name="ce55" table:formula="of:=COUNTIF([.$A343:.$AMJ3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45:.$AMJ3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46:.$AMJ3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48:.$AMJ3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77" office:value-type="string" calcext:value-type="string" table:number-columns-spanned="1" table:number-rows-spanned="24">
            <text:p>台揚</text:p>
          </table:table-cell>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左</text:p>
          </table:table-cell>
          <table:table-cell table:style-name="ce199" table:formula="of:=([.F351]+[.F354])&amp;&quot; / &quot;&amp;([.F349]+[.F352])&amp;&quot; = &quot;&amp;ROUND(IF([.F349]=0;&quot;0&quot;;([.F351]+[.F354])/([.F349]+[.F352]));1)" office:value-type="string" office:string-value="2 / 1 = 2" calcext:value-type="string" table:number-columns-spanned="1" table:number-rows-spanned="6">
            <text:p>2 / 1 = 2</text:p>
          </table:table-cell>
          <table:table-cell table:style-name="ce55" table:formula="of:=COUNTIF([.$A349:.$AMJ34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73" office:value-type="string" calcext:value-type="string">
            <office:annotation draw:style-name="gr42" draw:text-style-name="P6" svg:width="2.899cm" svg:height="7.966cm" svg:x="54.644cm" svg:y="207.219cm" draw:caption-point-x="-1.383cm" draw:caption-point-y="1.05cm">
              <dc:date>2022-06-21T00:00:00</dc:date>
              <text:p text:style-name="P5"><text:span text:style-name="T3">Run2</text:span></text:p>
              <text:p text:style-name="P5"><text:span text:style-name="T3">1.</text:span><text:span text:style-name="T3">時間</text:span><text:span text:style-name="T3">:1140 </text:span><text:span text:style-name="T3">滲</text:span><text:span text:style-name="T3">:1h45m</text:span></text:p>
              <text:p text:style-name="P5"><text:span text:style-name="T3"/></text:p>
              <text:p text:style-name="P5"><text:span text:style-name="T3">2.</text:span><text:span text:style-name="T3">搜尋區域</text:span><text:span text:style-name="T3">:</text:span></text:p>
              <text:p text:style-name="P5"><text:span text:style-name="T3">車子一排單面</text:span></text:p>
              <text:p text:style-name="P5"><text:span text:style-name="T3">3.stim</text:span><text:span text:style-name="T3">設置方式</text:span><text:span text:style-name="T3">: </text:span></text:p>
              <text:p text:style-name="P5"><text:span text:style-name="T3">將嗅源放在第二台車頭前端</text:span></text:p>
              <text:p text:style-name="P5"><text:span text:style-name="T3">4.Custy</text:span><text:span text:style-name="T3">表現：</text:span></text:p>
              <text:p text:style-name="P5"><text:span text:style-name="T4">一開始就聞得很好，一經過</text:span><text:span text:style-name="T4">stim</text:span><text:span text:style-name="T4">就坐下，但屁股還是有稍微起來坐不定</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office:value-type="string" calcext:value-type="string">
            <text:p>C c/s 5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51:.$AMJ35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進口</text:p>
          </table:table-cell>
          <table:table-cell table:style-name="ce183" office:value-type="string" calcext:value-type="string" table:number-columns-spanned="1" table:number-rows-spanned="3">
            <text:p>左</text:p>
          </table:table-cell>
          <table:covered-table-cell table:style-name="ce199"/>
          <table:table-cell table:style-name="ce55" table:formula="of:=COUNTIF([.$A352:.$AMJ35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2" draw:text-style-name="P6" svg:width="4.669cm" svg:height="9.301cm" svg:x="53.963cm" svg:y="209.934cm" draw:caption-point-x="-0.702cm" draw:caption-point-y="0.134cm">
              <dc:date>2022-06-21T00:00:00</dc:date>
              <text:p text:style-name="P5"><text:span text:style-name="T3">Run1</text:span></text:p>
              <text:p text:style-name="P5"><text:span text:style-name="T3">1.</text:span><text:span text:style-name="T3">時間</text:span><text:span text:style-name="T3">: 1125</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嗅源攤平擺放在引擎蓋內</text:span></text:p>
              <text:p text:style-name="P5"><text:span text:style-name="T4"/></text:p>
              <text:p text:style-name="P5"><text:span text:style-name="T3">4.Custy</text:span><text:span text:style-name="T3">表現：</text:span></text:p>
              <text:p text:style-name="P5"><text:span text:style-name="T4">總共聞了大約</text:span><text:span text:style-name="T4">3pass</text:span><text:span text:style-name="T4">，第二</text:span><text:span text:style-name="T4">pass</text:span><text:span text:style-name="T4">的時候有跟</text:span><text:span text:style-name="T4">high</text:span><text:span text:style-name="T4">也有</text:span><text:span text:style-name="T4">CIB</text:span><text:span text:style-name="T4">，回去</text:span><text:span text:style-name="T4">re-expose</text:span><text:span text:style-name="T4">還是</text:span><text:span text:style-name="T4">CIB</text:span><text:span text:style-name="T4">很大但走掉，第三次經過一樣的情況，且雖然主要設置在引擎蓋，但</text:span><text:span text:style-name="T4">Custy</text:span><text:span text:style-name="T4">對側邊輪胎的地方調查更久，最後在重新</text:span><text:span text:style-name="T4">re-expose</text:span><text:span text:style-name="T4">之後還是沒辦法坐下，最後</text:span><text:span text:style-name="T4">DNF</text:span></text:p>
              <text:p text:style-name="P5"><text:span text:style-name="T3">5. CIB</text:span><text:span text:style-name="T3">物品</text:span></text:p>
              <text:p text:style-name="P5"><text:span text:style-name="T3"/></text:p>
            </office:annotation>
            <text:p>DN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K c/s 30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54:.$AMJ354])-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DN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進口</text:p>
          </table:table-cell>
          <table:table-cell table:style-name="ce185" office:value-type="string" calcext:value-type="string" table:number-columns-spanned="1" table:number-rows-spanned="3">
            <text:p>右</text:p>
          </table:table-cell>
          <table:table-cell table:style-name="ce199" table:formula="of:=([.F357]+[.F360])&amp;&quot; / &quot;&amp;([.F355]+[.F358])&amp;&quot; = &quot;&amp;ROUND(IF([.F355]=0;&quot;0&quot;;([.F357]+[.F360])/([.F355]+[.F358]));1)" office:value-type="string" office:string-value="0 / 0 = 0" calcext:value-type="string" table:number-columns-spanned="1" table:number-rows-spanned="6">
            <text:p>0 / 0 = 0</text:p>
          </table:table-cell>
          <table:table-cell table:style-name="ce55" table:formula="of:=COUNTIF([.$A355:.$AMJ35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57:.$AMJ35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進口</text:p>
          </table:table-cell>
          <table:table-cell table:style-name="ce185" office:value-type="string" calcext:value-type="string" table:number-columns-spanned="1" table:number-rows-spanned="3">
            <text:p>右</text:p>
          </table:table-cell>
          <table:covered-table-cell table:style-name="ce199"/>
          <table:table-cell table:style-name="ce55" table:formula="of:=COUNTIF([.$A358:.$AMJ35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9"/>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9"/>
          <table:covered-table-cell table:style-name="ce199"/>
          <table:table-cell table:style-name="ce55" table:formula="of:=COUNTA([.$A360:.$AMJ36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table-cell table:style-name="ce199" table:formula="of:=([.F363]+[.F366])&amp;&quot; / &quot;&amp;([.F361]+[.F364])&amp;&quot; = &quot;&amp;ROUND(IF([.F361]=0;&quot;0&quot;;([.F363]+[.F366])/([.F361]+[.F364]));1)" office:value-type="string" office:string-value="0 / 0 = 0" calcext:value-type="string" table:number-columns-spanned="1" table:number-rows-spanned="6">
            <text:p>0 / 0 = 0</text:p>
          </table:table-cell>
          <table:table-cell table:style-name="ce55" table:formula="of:=COUNTIF([.$A361:.$AMJ36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63:.$AMJ36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183" office:value-type="string" calcext:value-type="string" table:number-columns-spanned="1" table:number-rows-spanned="3">
            <text:p>－</text:p>
          </table:table-cell>
          <table:covered-table-cell table:style-name="ce199"/>
          <table:table-cell table:style-name="ce55" table:formula="of:=COUNTIF([.$A364:.$AMJ36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66:.$AMJ36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集中</text:p>
            <text:p>查驗區</text:p>
          </table:table-cell>
          <table:table-cell table:style-name="ce185" office:value-type="string" calcext:value-type="string" table:number-columns-spanned="1" table:number-rows-spanned="3">
            <text:p>－</text:p>
          </table:table-cell>
          <table:table-cell table:style-name="ce199" table:formula="of:=([.F369]+[.F372])&amp;&quot; / &quot;&amp;([.F367]+[.F370])&amp;&quot; = &quot;&amp;ROUND(IF([.F367]=0;&quot;0&quot;;([.F369]+[.F372])/([.F367]+[.F370]));1)" office:value-type="string" office:string-value="0 / 0 = 0" calcext:value-type="string" table:number-columns-spanned="1" table:number-rows-spanned="6">
            <text:p>0 / 0 = 0</text:p>
          </table:table-cell>
          <table:table-cell table:style-name="ce55" table:formula="of:=COUNTIF([.$A367:.$AMJ36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69:.$AMJ36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text:span text:style-name="T10">集中</text:span></text:p>
            <text:p><text:span text:style-name="T10">查驗區</text:span></text:p>
          </table:table-cell>
          <table:table-cell table:style-name="ce185" office:value-type="string" calcext:value-type="string" table:number-columns-spanned="1" table:number-rows-spanned="3">
            <text:p>－</text:p>
          </table:table-cell>
          <table:covered-table-cell table:style-name="ce199"/>
          <table:table-cell table:style-name="ce55" table:formula="of:=COUNTIF([.$A370:.$AMJ37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72:.$AMJ37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77" office:value-type="string" calcext:value-type="string" table:number-columns-spanned="1" table:number-rows-spanned="18">
            <text:p>長春</text:p>
          </table:table-cell>
          <table:table-cell table:style-name="ce158"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table-cell table:style-name="ce199" table:formula="of:=([.F375]+[.F378])&amp;&quot; / &quot;&amp;([.F373]+[.F376])&amp;&quot; = &quot;&amp;ROUND(IF([.F373]=0;&quot;0&quot;;([.F375]+[.F378])/([.F373]+[.F376]));1)" office:value-type="string" office:string-value="3 / 3 = 1" calcext:value-type="string" table:number-columns-spanned="1" table:number-rows-spanned="6">
            <text:p>3 / 3 = 1</text:p>
          </table:table-cell>
          <table:table-cell table:style-name="ce55" table:formula="of:=COUNTIF([.$A373:.$AMJ373];&quot;*&quot;)" office:value-type="float" office:value="3" calcext:value-type="float">
            <text:p>3</text:p>
          </table:table-cell>
          <table:table-cell table:style-name="ce227" table:number-columns-repeated="3"/>
          <table:table-cell table:style-name="ce73" office:value-type="string" calcext:value-type="string">
            <office:annotation draw:style-name="gr24" draw:text-style-name="P6" svg:width="5.743cm" svg:height="12.196cm" svg:x="27.03cm" svg:y="222.727cm" draw:caption-point-x="-0.862cm" draw:caption-point-y="-0.065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地上兩排紙箱各十個</text:span></text:p>
              <text:p text:style-name="P5"><text:span text:style-name="T5">第二次改一排紙箱</text:span></text:p>
              <text:p text:style-name="P5"><text:span text:style-name="T5"/></text:p>
              <text:p text:style-name="P5"><text:span text:style-name="T3">3.stim</text:span><text:span text:style-name="T3">設置方式</text:span><text:span text:style-name="T3">: </text:span></text:p>
              <text:p text:style-name="P5"><text:span text:style-name="T5">將</text:span><text:span text:style-name="T5">stim</text:span><text:span text:style-name="T5">塞在第二排倒數第二個</text:span></text:p>
              <text:p text:style-name="P5"><text:span text:style-name="T5">第二次改設在中間左右</text:span></text:p>
              <text:p text:style-name="P5"><text:span text:style-name="T5"/></text:p>
              <text:p text:style-name="P5"><text:span text:style-name="T3">4.Custy</text:span><text:span text:style-name="T3">表現：</text:span></text:p>
              <text:p text:style-name="P5"><text:span text:style-name="T5">第一排聞三</text:span><text:span text:style-name="T5">pass</text:span><text:span text:style-name="T5">聞得很好，一開始就有自己轉彎，但到第二排的時候，轉三次都不貼，都剛好略過</text:span><text:span text:style-name="T5">stim</text:span><text:span text:style-name="T5">的位置，第二次</text:span><text:span text:style-name="T5">easy</text:span><text:span text:style-name="T5">跟第三次</text:span><text:span text:style-name="T5">pivot</text:span><text:span text:style-name="T5">都沒有聞</text:span></text:p>
              <text:p text:style-name="P5"><text:span text:style-name="T5"/></text:p>
              <text:p text:style-name="P5"><text:span text:style-name="T5">之後改將</text:span><text:span text:style-name="T5">stim</text:span><text:span text:style-name="T5">移到中間後，第一次經過</text:span><text:span text:style-name="T5">stim</text:span><text:span text:style-name="T5">有</text:span><text:span text:style-name="T5">CIB</text:span><text:span text:style-name="T5">但走掉，經過兩個轉彎都是有靠近，但一轉彎就張嘴然後才接著聞，第二次經過</text:span><text:span text:style-name="T5">stim</text:span><text:span text:style-name="T5">才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0" draw:text-style-name="P6" svg:width="3.476cm" svg:height="7.891cm" svg:x="67.417cm" svg:y="220.503cm" draw:caption-point-x="-0.609cm" draw:caption-point-y="2.159cm">
              <dc:date>2022-06-27T00:00:00</dc:date>
              <text:p text:style-name="P5"><text:span text:style-name="T3">Run2</text:span></text:p>
              <text:p text:style-name="P5"><text:span text:style-name="T3">1.</text:span><text:span text:style-name="T3">時間</text:span><text:span text:style-name="T3">: 14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薰製物塞在引擎蓋縫隙</text:span></text:p>
              <text:p text:style-name="P5"><text:span text:style-name="T3">4.Custy</text:span><text:span text:style-name="T3">表現：</text:span></text:p>
              <text:p text:style-name="P5"><text:span text:style-name="T4">整體聞得還行，在經過</text:span><text:span text:style-name="T4">stim</text:span><text:span text:style-name="T4">的時候掃到就坐下了，但有慢慢追到最濃的位置，這次稍微比較定我有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73" office:value-type="string" calcext:value-type="string">
            <office:annotation draw:style-name="gr23" draw:text-style-name="P6" svg:width="5.273cm" svg:height="10.316cm" svg:x="139.555cm" svg:y="222.72cm" draw:caption-point-x="-0.498cm" draw:caption-point-y="-0.058cm">
              <dc:date>2022-07-29T00:00:00</dc:date>
              <text:p text:style-name="P5"><text:span text:style-name="T3">Run1</text:span></text:p>
              <text:p text:style-name="P5"><text:span text:style-name="T3">1.</text:span><text:span text:style-name="T3">時間</text:span><text:span text:style-name="T3">: 10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三排棧板貨物，左邊中間兩排聞兩</text:span><text:span text:style-name="T3">pass</text:span><text:span text:style-name="T3">後帶過去中間跟右邊，右邊為木箱</text:span></text:p>
              <text:p text:style-name="P5"><text:span text:style-name="T3">3.stim</text:span><text:span text:style-name="T3">設置方式</text:span><text:span text:style-name="T3">: </text:span></text:p>
              <text:p text:style-name="P5"><text:span text:style-name="T4">將薰製物塞在右邊棧板末端紙箱與木箱間縫隙，約狗抬頭高度</text:span></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代跑</text:span></text:p>
              <text:p text:style-name="P5"><text:span text:style-name="T5">一開始就滿興奮的，開始後小衝有撇頭但嗅聞品質不好，接到對面後也沒什麼聞，在斷點的時候回去重新聞後就比較認真，後面轉彎的地方轉得還不錯，但是到最後面木箱的部分完全沒聞，</text:span><text:span text:style-name="T5">easy</text:span><text:span text:style-name="T5">後有改善，在末端藉由手勢抬頭聞到嗅源</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3"/>
          <table:table-cell table:style-name="ce227" office:value-type="string" calcext:value-type="string">
            <text:p>C-scented</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75:.$AMJ375])-1" office:value-type="float" office:value="3" calcext:value-type="float">
            <text:p>3</text:p>
          </table:table-cell>
          <table:table-cell table:style-name="ce227" table:number-columns-repeated="3"/>
          <table:table-cell table:style-name="ce227" office:value-type="string" calcext:value-type="string">
            <text:p>DNF → 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covered-table-cell table:style-name="ce199"/>
          <table:table-cell table:style-name="ce55" table:formula="of:=COUNTIF([.$A376:.$AMJ37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78:.$AMJ37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table-cell table:style-name="ce199" table:formula="of:=([.F381]+[.F384])&amp;&quot; / &quot;&amp;([.F379]+[.F382])&amp;&quot; = &quot;&amp;ROUND(IF([.F379]=0;&quot;0&quot;;([.F381]+[.F384])/([.F379]+[.F382]));1)" office:value-type="string" office:string-value="0 / 0 = 0" calcext:value-type="string" table:number-columns-spanned="1" table:number-rows-spanned="6">
            <text:p>0 / 0 = 0</text:p>
          </table:table-cell>
          <table:table-cell table:style-name="ce55" table:formula="of:=COUNTIF([.$A379:.$AMJ37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8"/>
          <table:covered-table-cell table:style-name="ce199"/>
          <table:table-cell table:style-name="ce55" table:formula="of:=COUNTA([.$A381:.$AMJ38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covered-table-cell table:style-name="ce199"/>
          <table:table-cell table:style-name="ce55" table:formula="of:=COUNTIF([.$A382:.$AMJ38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84:.$AMJ38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3">
            <text:p>集中</text:p>
            <text:p>拆櫃區</text:p>
          </table:table-cell>
          <table:table-cell table:style-name="ce32" office:value-type="string" calcext:value-type="string" table:number-columns-spanned="1" table:number-rows-spanned="3">
            <text:p>－</text:p>
          </table:table-cell>
          <table:table-cell table:style-name="ce199" table:formula="of:==([.F387]+[.F390])&amp;&quot; / &quot;&amp;([.F385]+[.F388])&amp;&quot; = &quot;&amp;ROUND(IF([.F385]=0;&quot;0&quot;;([.F387]+[.F390])/([.F385]+[.F388]));1)" office:value-type="string" office:string-value="0 / 0 = 0" calcext:value-type="string" table:number-columns-spanned="1" table:number-rows-spanned="6">
            <text:p>0 / 0 = 0</text:p>
          </table:table-cell>
          <table:table-cell table:style-name="ce55" table:formula="of:=COUNTIF([.$A385:.$AMJ38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87:.$AMJ38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82" office:value-type="string" calcext:value-type="string" table:number-columns-spanned="1" table:number-rows-spanned="3">
            <text:p><text:span text:style-name="T10">集中</text:span></text:p>
            <text:p><text:span text:style-name="T10">拆櫃區</text:span></text:p>
          </table:table-cell>
          <table:table-cell table:style-name="ce32" office:value-type="string" calcext:value-type="string" table:number-columns-spanned="1" table:number-rows-spanned="3">
            <text:p>－</text:p>
          </table:table-cell>
          <table:covered-table-cell table:style-name="ce199"/>
          <table:table-cell table:style-name="ce55" table:formula="of:=COUNTIF([.$A388:.$AMJ38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0:.$AMJ39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77" office:value-type="string" calcext:value-type="string" table:number-columns-spanned="1" table:number-rows-spanned="39">
            <text:p>台北港</text:p>
          </table:table-cell>
          <table:table-cell table:style-name="ce158" office:value-type="string" calcext:value-type="string" table:number-columns-spanned="1" table:number-rows-spanned="9">
            <text:p>東立</text:p>
          </table:table-cell>
          <table:table-cell table:style-name="ce32" office:value-type="string" calcext:value-type="string" table:number-columns-spanned="1" table:number-rows-spanned="3">
            <text:p>－</text:p>
          </table:table-cell>
          <table:table-cell table:style-name="ce199" table:formula="of:=([.F393]+[.F396]+[.F399])&amp;&quot; / &quot;&amp;([.F391]+[.F394]+[.F397])&amp;&quot; = &quot;&amp;ROUND(IF([.F391]=0;&quot;0&quot;;([.F393]+[.F396]+[.F399])/([.F391]+[.F394]+[.F397]));1)" office:value-type="string" office:string-value="6 / 2 = 3" calcext:value-type="string" table:number-columns-spanned="1" table:number-rows-spanned="9">
            <text:p>6 / 2 = 3</text:p>
          </table:table-cell>
          <table:table-cell table:style-name="ce55" table:formula="of:=COUNTIF([.$A391:.$AMJ391];&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4" draw:text-style-name="P6" svg:width="3.711cm" svg:height="8.436cm" svg:x="135.599cm" svg:y="233.698cm" draw:caption-point-x="-1.058cm" draw:caption-point-y="-0.241cm">
              <dc:date>2022-07-27T00:00:00</dc:date>
              <text:p text:style-name="P5"><text:span text:style-name="T3">Run1</text:span></text:p>
              <text:p text:style-name="P5"><text:span text:style-name="T3">1.</text:span><text:span text:style-name="T3">時間</text:span><text:span text:style-name="T3">: 1118</text:span><text:span text:style-name="T3">滲</text:span><text:span text:style-name="T3">:</text:span></text:p>
              <text:p text:style-name="P5"><text:span text:style-name="T3">5m</text:span></text:p>
              <text:p text:style-name="P5"><text:span text:style-name="T3">2.</text:span><text:span text:style-name="T3">搜尋區域</text:span><text:span text:style-name="T3">:</text:span></text:p>
              <text:p text:style-name="P5"><text:span text:style-name="T4">運作中輸送帶快遞貨物</text:span></text:p>
              <text:p text:style-name="P5"><text:span text:style-name="T3">3.stim</text:span><text:span text:style-name="T3">設置方式</text:span><text:span text:style-name="T3">: </text:span></text:p>
              <text:p text:style-name="P5"><text:span text:style-name="T4">將薰製物塞進紙箱縫隙</text:span></text:p>
              <text:p text:style-name="P5"><text:span text:style-name="T3">4.Custy</text:span><text:span text:style-name="T3">表現：</text:span></text:p>
              <text:p text:style-name="P5"><text:span text:style-name="T4">今天是第一次</text:span><text:span text:style-name="T4">Custy</text:span><text:span text:style-name="T4">在貨區運行中輸送帶上跑，上去得時候沒有抗拒，貨物雖然分散但也有好好一個一個聞，整體聞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34" draw:text-style-name="P6" svg:width="4.376cm" svg:height="8.436cm" svg:x="147.891cm" svg:y="232.317cm" draw:caption-point-x="6.97cm" draw:caption-point-y="1.14cm">
              <dc:date>2022-08-05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text:span><text:span text:style-name="T4">L</text:span><text:span text:style-name="T4">型加末端一突出機車貨</text:span></text:p>
              <text:p text:style-name="P5"><text:span text:style-name="T3">3.stim</text:span><text:span text:style-name="T3">設置方式</text:span><text:span text:style-name="T3">: </text:span></text:p>
              <text:p text:style-name="P5"><text:span text:style-name="T4">將薰製物塞在包裝機車的木條縫隙</text:span></text:p>
              <text:p text:style-name="P5"><text:span text:style-name="T3">4.Custy</text:span><text:span text:style-name="T3">表現：</text:span></text:p>
              <text:p text:style-name="P5"><text:span text:style-name="T4">一開始聞得還不錯，不過轉彎處的時候雖然有自己轉彎但是打滑導致離貨物一段距離沒有聞，往前剛好接到</text:span><text:span text:style-name="T4">stim</text:span><text:span text:style-name="T4">位置只好讓他中，坐下的時候又有稍微的挪屁股</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90" office:value-type="string" calcext:value-type="string">
            <office:annotation draw:style-name="gr26" draw:text-style-name="P6" svg:width="4.06cm" svg:height="8.906cm" svg:x="199.622cm" svg:y="228.31cm" draw:caption-point-x="-4.121cm" draw:caption-point-y="5.147cm">
              <dc:date>2022-08-23T00:00:00</dc:date>
              <text:p text:style-name="P5"><text:span text:style-name="T3">Run1</text:span></text:p>
              <text:p text:style-name="P5"><text:span text:style-name="T3">1.</text:span><text:span text:style-name="T3">時間</text:span><text:span text:style-name="T3">: 132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輸送帶</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都很興奮，在輸送帶上面一樣衝很快，但都有在聞，有空檔下來也很想跳上去繼續聞。在兩端我轉向的話會跟著我一起轉向。到最後大概是時間太長撐不住就挑一個猜坐下，沒有糾正直接帶走</text:span></text:p>
              <text:p text:style-name="P5"><text:span text:style-name="T3">5. CIB</text:span><text:span text:style-name="T3">物品</text:span></text:p>
              <text:p text:style-name="P5"><text:span text:style-name="T3">衛浴把手</text:span></text:p>
            </office:annotation>
            <text:p>●</text:p>
          </table:table-cell>
          <table:table-cell table:style-name="ce227" table:number-columns-repeated="3"/>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3:.$AMJ393])-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394:.$AMJ39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6" draw:text-style-name="P6" svg:width="4.52cm" svg:height="10.241cm" svg:x="140.39cm" svg:y="230.187cm" draw:caption-point-x="-5.849cm" draw:caption-point-y="5.069cm">
              <dc:date>2022-07-27T00:00:00</dc:date>
              <text:p text:style-name="P5"><text:span text:style-name="T3">Run2</text:span></text:p>
              <text:p text:style-name="P5"><text:span text:style-name="T3">1.</text:span><text:span text:style-name="T3">時間</text:span><text:span text:style-name="T3">:140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表現得很想找的樣子，因為是快遞貨區所以擺放跟聞的貨物與平時稍有差異，但</text:span><text:span text:style-name="T4">Custy</text:span><text:span text:style-name="T4">還是幾乎每件都有好好聞，除了在某個轉彎處彎的不好有略過以外</text:span><text:span text:style-name="T4">(</text:span><text:span text:style-name="T4">有在斷點接回去重新聞</text:span><text:span text:style-name="T4">)</text:span><text:span text:style-name="T4">都聞得不錯，但在最後末端的時候有讓他回頭一小下，很明顯已經快撐不住要猜了，屁股有微蹲，我在他末端趕緊帶走</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06cm" svg:height="8.831cm" svg:x="195.304cm" svg:y="238.17cm" draw:caption-point-x="0.197cm" draw:caption-point-y="-2.914cm">
              <dc:date>2022-08-23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跑得非常好，除了一些小角落沒自己進去以外聞得非常認真，給手勢都有跟，給</text:span><text:span text:style-name="T4">high</text:span><text:span text:style-name="T4">也聞得非常好，後段有嘗試讓他跳讓貨物向下聞也都做得非常好，跑的時間相對比較長但也沒有想猜的跡象，表現很好</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6:.$AMJ396])-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397:.$AMJ39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20" draw:text-style-name="P6" svg:width="4.575cm" svg:height="7.891cm" svg:x="135.737cm" svg:y="237.16cm" draw:caption-point-x="-1.196cm" draw:caption-point-y="-0.104cm">
              <dc:date>2022-07-27T00:00:00</dc:date>
              <text:p text:style-name="P5"><text:span text:style-name="T3">Run3</text:span></text:p>
              <text:p text:style-name="P5"><text:span text:style-name="T3">1.</text:span><text:span text:style-name="T3">時間</text:span><text:span text:style-name="T3">: 143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堆疊快遞貨右邊一排放在桌上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表現得很好，雖然興奮但聞的速度不快而且都有好好聞，在右邊放桌上貨物也有好好抬頭嗅聞，這次長度比較短就沒讓他有機會進入想猜亂坐的階段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399:.$AMJ399])-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9">
            <text:p>台灣港</text:p>
            <text:p>公司</text:p>
          </table:table-cell>
          <table:table-cell table:style-name="ce32" office:value-type="string" calcext:value-type="string" table:number-columns-spanned="1" table:number-rows-spanned="3">
            <text:p>－</text:p>
          </table:table-cell>
          <table:table-cell table:style-name="ce199" table:formula="of:=([.F402]+[.F405]+[.F408])&amp;&quot; / &quot;&amp;([.F400]+[.F403]+[.F406])&amp;&quot; = &quot;&amp;ROUND(IF([.F400]=0;&quot;0&quot;;([.F402]+[.F405]+[.F408])/([.F400]+[.F403]+[.F406]));1)" office:value-type="string" office:string-value="0 / 0 = 0" calcext:value-type="string" table:number-columns-spanned="1" table:number-rows-spanned="9">
            <text:p>0 / 0 = 0</text:p>
          </table:table-cell>
          <table:table-cell table:style-name="ce55" table:formula="of:=COUNTIF([.$A400:.$AMJ40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02:.$AMJ40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403:.$AMJ40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05:.$AMJ40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82"/>
          <table:table-cell table:style-name="ce32" office:value-type="string" calcext:value-type="string" table:number-columns-spanned="1" table:number-rows-spanned="3">
            <text:p>－</text:p>
          </table:table-cell>
          <table:covered-table-cell table:style-name="ce199"/>
          <table:table-cell table:style-name="ce55" table:formula="of:=COUNTIF([.$A406:.$AMJ40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08:.$AMJ40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9">
            <text:p>TPCT</text:p>
          </table:table-cell>
          <table:table-cell table:style-name="ce32" office:value-type="string" calcext:value-type="string" table:number-columns-spanned="1" table:number-rows-spanned="3">
            <text:p>－</text:p>
          </table:table-cell>
          <table:table-cell table:style-name="ce199" table:formula="of:=([.F411]+[.F414]+[.F417])&amp;&quot; / &quot;&amp;([.F409]+[.F412]+[.F415])&amp;&quot; = &quot;&amp;ROUND(IF([.F409]=0;&quot;0&quot;;([.F411]+[.F414]+[.F417])/([.F409]+[.F412]+[.F415]));1)" office:value-type="string" office:string-value="2 / 2 = 1" calcext:value-type="string" table:number-columns-spanned="1" table:number-rows-spanned="9">
            <text:p>2 / 2 = 1</text:p>
          </table:table-cell>
          <table:table-cell table:style-name="ce55" table:formula="of:=COUNTIF([.$A409:.$AMJ409];&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9" office:value-type="string" calcext:value-type="string">
            <office:annotation draw:style-name="gr19" draw:text-style-name="P6" svg:width="4.627cm" svg:height="9.376cm" svg:x="147.752cm" svg:y="243.112cm" draw:caption-point-x="7.109cm" draw:caption-point-y="1.14cm">
              <dc:date>2022-08-05T00:00:00</dc:date>
              <text:p text:style-name="P5"><text:span text:style-name="T3">Run2</text:span></text:p>
              <text:p text:style-name="P5"><text:span text:style-name="T3">1.</text:span><text:span text:style-name="T3">時間</text:span><text:span text:style-name="T3">:144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排約各十人</text:span></text:p>
              <text:p text:style-name="P5"><text:span text:style-name="T3">3.stim</text:span><text:span text:style-name="T3">設置方式</text:span><text:span text:style-name="T3">: </text:span></text:p>
              <text:p text:style-name="P5"><text:span text:style-name="T4">將薰製物放在口袋約犬稍微抬頭高度，位置在第二排中間</text:span></text:p>
              <text:p text:style-name="P5"><text:span text:style-name="T3">4.Custy</text:span><text:span text:style-name="T3">表現：</text:span></text:p>
              <text:p text:style-name="P5"><text:span text:style-name="T4">整體而言算認真聞，不過因為地板很滑一直打滑，所以好幾次滑離搜尋走道，第一次經過</text:span><text:span text:style-name="T4">sitm</text:span><text:span text:style-name="T4">的時候沒有聞到，回到第一排重新聞的時候剛好因為打滑脫離動線我就直接往第二排靠近</text:span><text:span text:style-name="T4">stim</text:span><text:span text:style-name="T4">的地方帶，之後就順利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19" draw:text-style-name="P6" svg:width="4.512cm" svg:height="9.376cm" svg:x="178.048cm" svg:y="242.093cm" draw:caption-point-x="-0.609cm" draw:caption-point-y="2.159cm">
              <dc:date>2022-08-15T00:00:00</dc:date>
              <text:p text:style-name="P5"><text:span text:style-name="T3">Run1</text:span></text:p>
              <text:p text:style-name="P5"><text:span text:style-name="T3">1.</text:span><text:span text:style-name="T3">時間</text:span><text:span text:style-name="T3">: 15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外</text:span><text:span text:style-name="T3">L</text:span><text:span text:style-name="T3">膠膜棧板貨</text:span><text:span text:style-name="T3">+</text:span><text:span text:style-name="T3">另一區一直排棧板膠膜貨</text:span></text:p>
              <text:p text:style-name="P5"><text:span text:style-name="T3">3.stim</text:span><text:span text:style-name="T3">設置方式</text:span><text:span text:style-name="T3">: </text:span></text:p>
              <text:p text:style-name="P5"><text:span text:style-name="T3">第二區棧板膠膜中間狗頭高度</text:span></text:p>
              <text:p text:style-name="P5"><text:span text:style-name="T3">4.Custy</text:span><text:span text:style-name="T3">表現：</text:span></text:p>
              <text:p text:style-name="P5"><text:span text:style-name="T3">前面膠膜的部分還不錯，但轉彎過去之後末端有木箱完全不聞，</text:span><text:span text:style-name="T3">easy</text:span><text:span text:style-name="T3">完回去一樣有點不知所措，到第二</text:span><text:span text:style-name="T3">pass</text:span><text:span text:style-name="T3">的時候末端就有站起來聞，不過還是有點隨便，第二區一直排膠膜聞的就很順，經過</text:span><text:span text:style-name="T3">stim</text:span><text:span text:style-name="T3">直接聞到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11:.$AMJ41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85"/>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table-cell table:style-name="ce32" office:value-type="string" calcext:value-type="string" table:number-columns-spanned="1" table:number-rows-spanned="3">
            <text:p>－</text:p>
          </table:table-cell>
          <table:covered-table-cell table:style-name="ce199"/>
          <table:table-cell table:style-name="ce55" table:formula="of:=COUNTIF([.$A412:.$AMJ41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5"/>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14:.$AMJ41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table-cell table:style-name="ce32" office:value-type="string" calcext:value-type="string" table:number-columns-spanned="1" table:number-rows-spanned="3">
            <text:p>－</text:p>
          </table:table-cell>
          <table:covered-table-cell table:style-name="ce199"/>
          <table:table-cell table:style-name="ce55" table:formula="of:=COUNTIF([.$A415:.$AMJ41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17:.$AMJ41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table-cell table:style-name="ce158" office:value-type="string" calcext:value-type="string" table:number-columns-spanned="1" table:number-rows-spanned="12">
            <text:p>一般倉</text:p>
          </table:table-cell>
          <table:table-cell table:style-name="ce177" office:value-type="string" calcext:value-type="string" table:number-columns-spanned="1" table:number-rows-spanned="3">
            <text:p>進口</text:p>
          </table:table-cell>
          <table:table-cell table:style-name="ce199" table:formula="of:==([.F420]+[.F423])&amp;&quot; / &quot;&amp;([.F418]+[.F421])&amp;&quot; = &quot;&amp;ROUND(IF([.F418]=0;&quot;0&quot;;([.F420]+[.F423])/([.F418]+[.F421]));1)" office:value-type="string" office:string-value="0 / 0 = 0" calcext:value-type="string" table:number-columns-spanned="1" table:number-rows-spanned="6">
            <text:p>0 / 0 = 0</text:p>
          </table:table-cell>
          <table:table-cell table:style-name="ce55" table:formula="of:=COUNTIF([.$A418:.$AMJ41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0:.$AMJ42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table-cell table:style-name="ce177" office:value-type="string" calcext:value-type="string" table:number-columns-spanned="1" table:number-rows-spanned="3">
            <text:p>進口</text:p>
          </table:table-cell>
          <table:covered-table-cell table:style-name="ce199"/>
          <table:table-cell table:style-name="ce55" table:formula="of:=COUNTIF([.$A421:.$AMJ42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3:.$AMJ42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table-cell table:style-name="ce177" office:value-type="string" calcext:value-type="string" table:number-columns-spanned="1" table:number-rows-spanned="3">
            <text:p>出口</text:p>
          </table:table-cell>
          <table:table-cell table:style-name="ce199" table:formula="of:=([.F426]+[.F429])&amp;&quot; / &quot;&amp;([.F424]+[.F427])&amp;&quot; = &quot;&amp;ROUND(IF([.F424]=0;&quot;0&quot;;([.F426]+[.F429])/([.F424]+[.F427]));1)" office:value-type="string" office:string-value="0 / 0 = 0" calcext:value-type="string" table:number-columns-spanned="1" table:number-rows-spanned="6">
            <text:p>0 / 0 = 0</text:p>
          </table:table-cell>
          <table:table-cell table:style-name="ce55" table:formula="of:=COUNTIF([.$A424:.$AMJ42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6:.$AMJ42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82"/>
          <table:table-cell table:style-name="ce177" office:value-type="string" calcext:value-type="string" table:number-columns-spanned="1" table:number-rows-spanned="3">
            <text:p>出口</text:p>
          </table:table-cell>
          <table:covered-table-cell table:style-name="ce199"/>
          <table:table-cell table:style-name="ce55" table:formula="of:=COUNTIF([.$A427:.$AMJ42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covered-table-cell table:style-name="ce177"/>
          <table:covered-table-cell table:style-name="ce158"/>
          <table:covered-table-cell table:style-name="ce177"/>
          <table:covered-table-cell table:style-name="ce199"/>
          <table:table-cell table:style-name="ce55" table:formula="of:=COUNTA([.$A429:.$AMJ42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table-cell table:style-name="ce158" office:value-type="string" calcext:value-type="string" table:number-columns-spanned="1" table:number-rows-spanned="102">
            <text:p>機場</text:p>
            <text:p><text:span text:style-name="T7">Airport</text:span></text:p>
          </table:table-cell>
          <table:table-cell table:style-name="ce158" office:value-type="string" calcext:value-type="string" table:number-columns-spanned="1" table:number-rows-spanned="24">
            <text:p>松山</text:p>
            <text:p><text:span text:style-name="T7">Songshan Airport</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32]+[.F435])&amp;&quot; / &quot;&amp;([.F430]+[.F433])&amp;&quot; = &quot;&amp;ROUND(IF([.F430]=0;&quot;0&quot;;([.F432]+[.F435])/([.F430]+[.F433]));1)" office:value-type="string" office:string-value="0 / 0 = 0" calcext:value-type="string" table:number-columns-spanned="1" table:number-rows-spanned="6">
            <text:p>0 / 0 = 0</text:p>
          </table:table-cell>
          <table:table-cell table:style-name="ce55" table:formula="of:=COUNTIF([.$A430:.$AMJ43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32:.$AMJ43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33:.$AMJ43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35:.$AMJ43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38]+[.F441])&amp;&quot; / &quot;&amp;([.F436]+[.F439])&amp;&quot; = &quot;&amp;ROUND(IF([.F436]=0;&quot;0&quot;;([.F438]+[.F441])/([.F436]+[.F439]));1)" office:value-type="string" office:string-value="0 / 0 = 0" calcext:value-type="string" table:number-columns-spanned="1" table:number-rows-spanned="6">
            <text:p>0 / 0 = 0</text:p>
          </table:table-cell>
          <table:table-cell table:style-name="ce55" table:formula="of:=COUNTIF([.$A436:.$AMJ43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38:.$AMJ43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39:.$AMJ43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41:.$AMJ44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44]+[.F447])&amp;&quot; / &quot;&amp;([.F442]+[.F445])&amp;&quot; = &quot;&amp;ROUND(IF([.F442]=0;&quot;0&quot;;([.F444]+[.F447])/([.F442]+[.F445]));1)" office:value-type="string" office:string-value="0 / 0 = 0" calcext:value-type="string" table:number-columns-spanned="1" table:number-rows-spanned="6">
            <text:p>0 / 0 = 0</text:p>
          </table:table-cell>
          <table:table-cell table:style-name="ce55" table:formula="of:=COUNTIF([.$A442:.$AMJ44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44:.$AMJ44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45:.$AMJ44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47:.$AMJ44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50]+[.F453])&amp;&quot; / &quot;&amp;([.F448]+[.F451])&amp;&quot; = &quot;&amp;ROUND(IF([.F448]=0;&quot;0&quot;;([.F450]+[.F453])/([.F448]+[.F451]));1)" office:value-type="string" office:string-value="0 / 0 = 0" calcext:value-type="string" table:number-columns-spanned="1" table:number-rows-spanned="6">
            <text:p>0 / 0 = 0</text:p>
          </table:table-cell>
          <table:table-cell table:style-name="ce55" table:formula="of:=COUNTIF([.$A448:.$AMJ44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50:.$AMJ45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51:.$AMJ45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53:.$AMJ45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24">
            <text:p>桃園<text:span text:style-name="T7">T1</text:span></text:p>
            <text:p><text:span text:style-name="T7">Taoyuan Terminal 1</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56]+[.F459])&amp;&quot; / &quot;&amp;([.F454]+[.F457])&amp;&quot; = &quot;&amp;ROUND(IF([.F454]=0;&quot;0&quot;;([.F456]+[.F459])/([.F454]+[.F457]));1)" office:value-type="string" office:string-value="0 / 0 = 0" calcext:value-type="string" table:number-columns-spanned="1" table:number-rows-spanned="6">
            <text:p>0 / 0 = 0</text:p>
          </table:table-cell>
          <table:table-cell table:style-name="ce55" table:formula="of:=COUNTIF([.$A454:.$AMJ45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56:.$AMJ45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57:.$AMJ45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59:.$AMJ45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62]+[.F465])&amp;&quot; / &quot;&amp;([.F460]+[.F463])&amp;&quot; = &quot;&amp;ROUND(IF([.F460]=0;&quot;0&quot;;([.F462]+[.F465])/([.F460]+[.F463]));1)" office:value-type="string" office:string-value="0 / 0 = 0" calcext:value-type="string" table:number-columns-spanned="1" table:number-rows-spanned="6">
            <text:p>0 / 0 = 0</text:p>
          </table:table-cell>
          <table:table-cell table:style-name="ce55" table:formula="of:=COUNTIF([.$A460:.$AMJ46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62:.$AMJ46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63:.$AMJ46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65:.$AMJ46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68]+[.F471])&amp;&quot; / &quot;&amp;([.F466]+[.F469])&amp;&quot; = &quot;&amp;ROUND(IF([.F466]=0;&quot;0&quot;;([.F468]+[.F471])/([.F466]+[.F469]));1)" office:value-type="string" office:string-value="0 / 0 = 0" calcext:value-type="string" table:number-columns-spanned="1" table:number-rows-spanned="6">
            <text:p>0 / 0 = 0</text:p>
          </table:table-cell>
          <table:table-cell table:style-name="ce55" table:formula="of:=COUNTIF([.$A466:.$AMJ46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68:.$AMJ46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69:.$AMJ46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71:.$AMJ47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74]+[.F477])&amp;&quot; / &quot;&amp;([.F472]+[.F475])&amp;&quot; = &quot;&amp;ROUND(IF([.F472]=0;&quot;0&quot;;([.F474]+[.F477])/([.F472]+[.F475]));1)" office:value-type="string" office:string-value="0 / 0 = 0" calcext:value-type="string" table:number-columns-spanned="1" table:number-rows-spanned="6">
            <text:p>0 / 0 = 0</text:p>
          </table:table-cell>
          <table:table-cell table:style-name="ce55" table:formula="of:=COUNTIF([.$A472:.$AMJ47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74:.$AMJ47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75:.$AMJ47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77:.$AMJ47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30">
            <text:p>桃園<text:span text:style-name="T7">T2</text:span></text:p>
            <text:p><text:span text:style-name="T7">Taoyuan Terminal 2</text:span></text:p>
          </table:table-cell>
          <table:table-cell table:style-name="ce158" office:value-type="string" calcext:value-type="string" table:number-columns-spanned="1" table:number-rows-spanned="18">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80]+[.F483])&amp;&quot; / &quot;&amp;([.F478]+[.F481])&amp;&quot; = &quot;&amp;ROUND(IF([.F478]=0;&quot;0&quot;;([.F480]+[.F483])/([.F478]+[.F481]));1)" office:value-type="string" office:string-value="0 / 0 = 0" calcext:value-type="string" table:number-columns-spanned="1" table:number-rows-spanned="6">
            <text:p>0 / 0 = 0</text:p>
          </table:table-cell>
          <table:table-cell table:style-name="ce55" table:formula="of:=COUNTIF([.$A478:.$AMJ47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80:.$AMJ48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81:.$AMJ48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83:.$AMJ48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486]+[.F489])&amp;&quot; / &quot;&amp;([.F484]+[.F487])&amp;&quot; = &quot;&amp;ROUND(IF([.F484]=0;&quot;0&quot;;([.F486]+[.F489])/([.F484]+[.F487]));1)" office:value-type="string" office:string-value="0 / 0 = 0" calcext:value-type="string" table:number-columns-spanned="1" table:number-rows-spanned="6">
            <text:p>0 / 0 = 0</text:p>
          </table:table-cell>
          <table:table-cell table:style-name="ce55" table:formula="of:=COUNTIF([.$A484:.$AMJ48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86:.$AMJ48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87:.$AMJ48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89:.$AMJ48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搜身室</text:p>
          </table:table-cell>
          <table:table-cell table:style-name="ce199" table:formula="of:=([.F492]+[.F495])&amp;&quot; / &quot;&amp;([.F490]+[.F493])&amp;&quot; = &quot;&amp;ROUND(IF([.F490]=0;&quot;0&quot;;([.F492]+[.F495])/([.F490]+[.F493]));1)" office:value-type="string" office:string-value="0 / 0 = 0" calcext:value-type="string" table:number-columns-spanned="1" table:number-rows-spanned="6">
            <text:p>0 / 0 = 0</text:p>
          </table:table-cell>
          <table:table-cell table:style-name="ce55" table:formula="of:=COUNTIF([.$A490:.$AMJ49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92:.$AMJ49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93:.$AMJ49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95:.$AMJ49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出境</text:p>
            <text:p><text:span text:style-name="T7">Departure</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498]+[.F501])&amp;&quot; / &quot;&amp;([.F496]+[.F499])&amp;&quot; = &quot;&amp;ROUND(IF([.F496]=0;&quot;0&quot;;([.F498]+[.F501])/([.F496]+[.F499]));1)" office:value-type="string" office:string-value="0 / 0 = 0" calcext:value-type="string" table:number-columns-spanned="1" table:number-rows-spanned="6">
            <text:p>0 / 0 = 0</text:p>
          </table:table-cell>
          <table:table-cell table:style-name="ce55" table:formula="of:=COUNTIF([.$A496:.$AMJ49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Default"/>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498:.$AMJ49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499:.$AMJ49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01:.$AMJ50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504]+[.F507])&amp;&quot; / &quot;&amp;([.F502]+[.F505])&amp;&quot; = &quot;&amp;ROUND(IF([.F502]=0;&quot;0&quot;;([.F504]+[.F507])/([.F502]+[.F505]));1)" office:value-type="string" office:string-value="0 / 0 = 0" calcext:value-type="string" table:number-columns-spanned="1" table:number-rows-spanned="6">
            <text:p>0 / 0 = 0</text:p>
          </table:table-cell>
          <table:table-cell table:style-name="ce55" table:formula="of:=COUNTIF([.$A502:.$AMJ50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04:.$AMJ50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05:.$AMJ50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07:.$AMJ50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24">
            <text:p>馬祖</text:p>
            <text:p><text:span text:style-name="T7">Mazu</text:span></text:p>
          </table:table-cell>
          <table:table-cell table:style-name="ce158" office:value-type="string" calcext:value-type="string" table:number-columns-spanned="1" table:number-rows-spanned="12">
            <text:p>入境</text:p>
            <text:p><text:span text:style-name="T7">Arrival</text:span></text:p>
          </table:table-cell>
          <table:table-cell table:style-name="ce158" office:value-type="string" calcext:value-type="string" table:number-columns-spanned="1" table:number-rows-spanned="6">
            <text:p>證照查驗區</text:p>
            <text:p><text:span text:style-name="T7">Prime Line</text:span></text:p>
          </table:table-cell>
          <table:table-cell table:style-name="ce199" table:formula="of:==([.F510]+[.F513])&amp;&quot; / &quot;&amp;([.F508]+[.F511])&amp;&quot; = &quot;&amp;ROUND(IF([.F508]=0;&quot;0&quot;;([.F510]+[.F513])/([.F508]+[.F511]));1)" office:value-type="string" office:string-value="0 / 0 = 0" calcext:value-type="string" table:number-columns-spanned="1" table:number-rows-spanned="6">
            <text:p>0 / 0 = 0</text:p>
          </table:table-cell>
          <table:table-cell table:style-name="ce55" table:formula="of:=COUNTIF([.$A508:.$AMJ50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10:.$AMJ51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11:.$AMJ51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13:.$AMJ51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行李轉盤區</text:p>
            <text:p><text:span text:style-name="T7">Carousel</text:span></text:p>
          </table:table-cell>
          <table:table-cell table:style-name="ce199" table:formula="of:=([.F516]+[.F519])&amp;&quot; / &quot;&amp;([.F514]+[.F517])&amp;&quot; = &quot;&amp;ROUND(IF([.F514]=0;&quot;0&quot;;([.F516]+[.F519])/([.F514]+[.F517]));1)" office:value-type="string" office:string-value="0 / 0 = 0" calcext:value-type="string" table:number-columns-spanned="1" table:number-rows-spanned="6">
            <text:p>0 / 0 = 0</text:p>
          </table:table-cell>
          <table:table-cell table:style-name="ce55" table:formula="of:=COUNTIF([.$A514:.$AMJ51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16:.$AMJ51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17:.$AMJ51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19:.$AMJ51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12">
            <text:p>海快</text:p>
          </table:table-cell>
          <table:table-cell table:style-name="ce158" office:value-type="string" calcext:value-type="string" table:number-columns-spanned="1" table:number-rows-spanned="6">
            <text:p>進口</text:p>
          </table:table-cell>
          <table:table-cell table:style-name="ce199" table:formula="of:=([.F522]+[.F525])&amp;&quot; / &quot;&amp;([.F520]+[.F523])&amp;&quot; = &quot;&amp;ROUND(IF([.F520]=0;&quot;0&quot;;([.F522]+[.F525])/([.F520]+[.F523]));1)" office:value-type="string" office:string-value="0 / 0 = 0" calcext:value-type="string" table:number-columns-spanned="1" table:number-rows-spanned="6">
            <text:p>0 / 0 = 0</text:p>
          </table:table-cell>
          <table:table-cell table:style-name="ce55" table:formula="of:=COUNTIF([.$A520:.$AMJ52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22:.$AMJ52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23:.$AMJ52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25:.$AMJ52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進口</text:p>
          </table:table-cell>
          <table:table-cell table:style-name="ce199" table:formula="of:=([.F528]+[.F531])&amp;&quot; / &quot;&amp;([.F526]+[.F529])&amp;&quot; = &quot;&amp;ROUND(IF([.F526]=0;&quot;0&quot;;([.F528]+[.F531])/([.F526]+[.F529]));1)" office:value-type="string" office:string-value="0 / 0 = 0" calcext:value-type="string" table:number-columns-spanned="1" table:number-rows-spanned="6">
            <text:p>0 / 0 = 0</text:p>
          </table:table-cell>
          <table:table-cell table:style-name="ce55" table:formula="of:=COUNTIF([.$A526:.$AMJ52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28:.$AMJ52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29:.$AMJ52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31:.$AMJ53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table-cell table:style-name="ce158" office:value-type="string" calcext:value-type="string" table:number-columns-spanned="1" table:number-rows-spanned="33">
            <text:p>郵局</text:p>
            <text:p><text:span text:style-name="T7">Post</text:span></text:p>
          </table:table-cell>
          <table:table-cell table:style-name="ce158" office:value-type="string" calcext:value-type="string" table:number-columns-spanned="3" table:number-rows-spanned="15">
            <text:p>金山</text:p>
            <text:p><text:span text:style-name="T7">Jinshan S. Rd.</text:span></text:p>
          </table:table-cell>
          <table:covered-table-cell table:number-columns-repeated="2" table:style-name="ce158"/>
          <table:table-cell table:style-name="ce199" table:formula="of:=([.F534]+[.F537]+[.F540]+[.F543]+[.F546])&amp;&quot; / &quot;&amp;([.F532]+[.F535]+[.F538]+[.F541]+[.F544])&amp;&quot; = &quot;&amp;ROUND(IF([.F532]=0;&quot;0&quot;;([.F534]+[.F537]+[.F540]+[.F543]+[.F546])/([.F532]+[.F535]+[.F538]+[.F541]+[.F544]));1)" office:value-type="string" office:string-value="2 / 2 = 1" calcext:value-type="string" table:number-columns-spanned="1" table:number-rows-spanned="15">
            <text:p>2 / 2 = 1</text:p>
          </table:table-cell>
          <table:table-cell table:style-name="ce55" table:formula="of:=COUNTIF([.$A532:.$AMJ532];&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44" draw:text-style-name="P6" svg:width="4.236cm" svg:height="7.026cm" svg:x="162.383cm" svg:y="311.616cm" draw:caption-point-x="-0.748cm" draw:caption-point-y="6.402cm">
              <dc:date>2022-08-08T00:00:00</dc:date>
              <text:p text:style-name="P5"><text:span text:style-name="T3">Run1</text:span></text:p>
              <text:p text:style-name="P5"><text:span text:style-name="T3">1.</text:span><text:span text:style-name="T3">時間</text:span><text:span text:style-name="T3">:10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郵包放在倒蓋籃子上</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3">一開始就聞得很仔細很貼，但沒有轉彎到內側而是直接跑到第二排最外側，順順聞到</text:span><text:span text:style-name="T3">stim</text:span><text:span text:style-name="T3">後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34:.$AMJ534])-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35:.$AMJ535];&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34" draw:text-style-name="P6" svg:width="4.235cm" svg:height="8.436cm" svg:x="162.495cm" svg:y="321.42cm" draw:caption-point-x="-0.86cm" draw:caption-point-y="-1.603cm">
              <dc:date>2022-08-08T00:00:00</dc:date>
              <text:p text:style-name="P5"><text:span text:style-name="T3">Run2</text:span></text:p>
              <text:p text:style-name="P5"><text:span text:style-name="T3">1.</text:span><text:span text:style-name="T3">時間</text:span><text:span text:style-name="T3">:105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輸送帶上郵件</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4">因為輸送帶上沒辦法墊高，所以有很多比較低的郵件與包裹，但</text:span><text:span text:style-name="T4">Custy</text:span><text:span text:style-name="T4">還是聞得很好有沿著輪廓在聞，從比較高的貨物到比較低的也有好好的低下頭來聞，到兩邊末端也會自己回頭，表現很好</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37:.$AMJ537])-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38:.$AMJ53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40:.$AMJ54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41:.$AMJ54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43:.$AMJ54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44:.$AMJ54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46:.$AMJ54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3" table:number-rows-spanned="6">
            <text:p>信義</text:p>
            <text:p><text:span text:style-name="T7">Xinyi Rd.</text:span></text:p>
          </table:table-cell>
          <table:covered-table-cell table:number-columns-repeated="2" table:style-name="ce158"/>
          <table:table-cell table:style-name="ce199" table:formula="of:=([.F549]+[.F552])&amp;&quot; / &quot;&amp;([.F547]+[.F550])&amp;&quot; = &quot;&amp;ROUND(IF([.F547]=0;&quot;0&quot;;([.F549]+[.F552])/([.F547]+[.F550]));1)" office:value-type="string" office:string-value="0 / 0 = 0" calcext:value-type="string" table:number-columns-spanned="1" table:number-rows-spanned="6">
            <text:p>0 / 0 = 0</text:p>
          </table:table-cell>
          <table:table-cell table:style-name="ce55" table:formula="of:=COUNTIF([.$A547:.$AMJ54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49:.$AMJ54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50:.$AMJ55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52:.$AMJ55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2" table:number-rows-spanned="12">
            <text:p>基隆</text:p>
            <text:p><text:span text:style-name="T7">Keelung</text:span></text:p>
          </table:table-cell>
          <table:covered-table-cell table:style-name="ce158"/>
          <table:table-cell table:style-name="ce158" office:value-type="string" calcext:value-type="string" table:number-columns-spanned="1" table:number-rows-spanned="6">
            <text:p>2F</text:p>
          </table:table-cell>
          <table:table-cell table:style-name="ce199" table:formula="of:=([.F555]+[.F558])&amp;&quot; / &quot;&amp;([.F553]+[.F556])&amp;&quot; = &quot;&amp;ROUND(IF([.F553]=0;&quot;0&quot;;([.F555]+[.F558])/([.F553]+[.F556]));1)" office:value-type="string" office:string-value="3 / 2 = 1.5" calcext:value-type="string" table:number-columns-spanned="1" table:number-rows-spanned="6">
            <text:p>3 / 2 = 1.5</text:p>
          </table:table-cell>
          <table:table-cell table:style-name="ce55" table:formula="of:=COUNTIF([.$A553:.$AMJ553];&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6" draw:text-style-name="P6" svg:width="4.099cm" svg:height="8.906cm" svg:x="99.026cm" svg:y="328.43cm" draw:caption-point-x="-0.609cm" draw:caption-point-y="2.182cm">
              <dc:date>2022-07-12T00:00:00</dc:date>
              <text:p text:style-name="P5"><text:span text:style-name="T3">Run1</text:span></text:p>
              <text:p text:style-name="P5"><text:span text:style-name="T3">1.</text:span><text:span text:style-name="T3">時間</text:span><text:span text:style-name="T3">: 0945</text:span><text:span text:style-name="T3">滲</text:span><text:span text:style-name="T3">:40m</text:span></text:p>
              <text:p text:style-name="P5"><text:span text:style-name="T3"/></text:p>
              <text:p text:style-name="P5"><text:span text:style-name="T3">2.</text:span><text:span text:style-name="T3">搜尋區域</text:span><text:span text:style-name="T3">:</text:span></text:p>
              <text:p text:style-name="P5"><text:span text:style-name="T4">地上兩排郵包</text:span></text:p>
              <text:p text:style-name="P5"><text:span text:style-name="T3">3.stim</text:span><text:span text:style-name="T3">設置方式</text:span><text:span text:style-name="T3">: </text:span></text:p>
              <text:p text:style-name="P5"><text:span text:style-name="T4">將嗅源夾在郵包中間約狗頭高度</text:span></text:p>
              <text:p text:style-name="P5"><text:span text:style-name="T3">4.Custy</text:span><text:span text:style-name="T3">表現：</text:span></text:p>
              <text:p text:style-name="P5"><text:span text:style-name="T4">一開始我讓</text:span><text:span text:style-name="T4">Custy</text:span><text:span text:style-name="T4">先走，但他走一小段就接過去另一排，順勢帶回來之後從頭開始，換我先走後就好好聞，聞得很仔細品質不錯，一經過</text:span><text:span text:style-name="T4">stim</text:span><text:span text:style-name="T4">就聞到坐下，還是有一直移動然後往後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3"/>
          <table:table-cell table:style-name="ce69" office:value-type="string" calcext:value-type="string">
            <office:annotation draw:style-name="gr44" draw:text-style-name="P6" svg:width="3.959cm" svg:height="7.026cm" svg:x="121.73cm" svg:y="326.708cm" draw:caption-point-x="-0.735cm" draw:caption-point-y="3.904cm">
              <dc:date>2022-07-21T00:00:00</dc:date>
              <text:p text:style-name="P5"><text:span text:style-name="T3">Run1</text:span></text:p>
              <text:p text:style-name="P5"><text:span text:style-name="T3">1.</text:span><text:span text:style-name="T3">時間</text:span><text:span text:style-name="T3">:09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地上郵包</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個過程聞得很仔細，都有好好貼著縫聞，除了一開始</text:span><text:span text:style-name="T4">start</text:span><text:span text:style-name="T4">飄掉從第二個開始聞以外整體表現很棒</text:span></text:p>
              <text:p text:style-name="P5"><text:span text:style-name="T3">5. CIB</text:span><text:span text:style-name="T3">物品</text:span></text:p>
              <text:p text:style-name="P5"><text:span text:style-name="T3">個人雜物</text:span></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9" draw:text-style-name="P6" svg:width="4.402cm" svg:height="9.376cm" svg:x="164.697cm" svg:y="330.468cm" draw:caption-point-x="-0.805cm" draw:caption-point-y="0.144cm">
              <dc:date>2022-08-09T00:00:00</dc:date>
              <text:p text:style-name="P5"><text:span text:style-name="T3">Run1</text:span></text:p>
              <text:p text:style-name="P5"><text:span text:style-name="T3">1.</text:span><text:span text:style-name="T3">時間</text:span><text:span text:style-name="T3">: 100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赴日包裹搜一圈，狹窄長條形</text:span></text:p>
              <text:p text:style-name="P5"><text:span text:style-name="T3">3.stim</text:span><text:span text:style-name="T3">設置方式</text:span><text:span text:style-name="T3">: </text:span></text:p>
              <text:p text:style-name="P5"><text:span text:style-name="T3">將嗅源塞進包裹間縫隙，在右邊末端胸口高度，預計</text:span><text:span text:style-name="T3">high pass</text:span><text:span text:style-name="T3">中</text:span></text:p>
              <text:p text:style-name="P5"><text:span text:style-name="T3">4.Custy</text:span><text:span text:style-name="T3">表現：</text:span></text:p>
              <text:p text:style-name="P5"><text:span text:style-name="T4">第一</text:span><text:span text:style-name="T4">pass</text:span><text:span text:style-name="T4">聞的順順的沒什麼問題，第二</text:span><text:span text:style-name="T4">pass</text:span><text:span text:style-name="T4">在接近</text:span><text:span text:style-name="T4">stim</text:span><text:span text:style-name="T4">前剛好開始向上聞，變成沒有比</text:span><text:span text:style-name="T4">high</text:span><text:span text:style-name="T4">手勢就被</text:span><text:span text:style-name="T4">Custy</text:span><text:span text:style-name="T4">自己找到了，以目的而言算失敗，但他表現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C c/s 25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25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55:.$AMJ555])-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56:.$AMJ55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58:.$AMJ55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58" office:value-type="string" calcext:value-type="string" table:number-columns-spanned="1" table:number-rows-spanned="6">
            <text:p>4F</text:p>
          </table:table-cell>
          <table:table-cell table:style-name="ce199" table:formula="of:=([.F561]+[.F564])&amp;&quot; / &quot;&amp;([.F559]+[.F562])&amp;&quot; = &quot;&amp;ROUND(IF([.F559]=0;&quot;0&quot;;([.F561]+[.F564])/([.F559]+[.F562]));1)" office:value-type="string" office:string-value="1 / 1 = 1" calcext:value-type="string" table:number-columns-spanned="1" table:number-rows-spanned="6">
            <text:p>1 / 1 = 1</text:p>
          </table:table-cell>
          <table:table-cell table:style-name="ce55" table:formula="of:=COUNTIF([.$A559:.$AMJ55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42" draw:text-style-name="P6" svg:width="4.138cm" svg:height="7.966cm" svg:x="120.233cm" svg:y="336.444cm" draw:caption-point-x="0.762cm" draw:caption-point-y="-2.233cm">
              <dc:date>2022-07-21T00:00:00</dc:date>
              <text:p text:style-name="P5"><text:span text:style-name="T3">Run2</text:span></text:p>
              <text:p text:style-name="P5"><text:span text:style-name="T3">1.</text:span><text:span text:style-name="T3">時間</text:span><text:span text:style-name="T3">:0955 </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一排郵籠內有郵包</text:span></text:p>
              <text:p text:style-name="P5"><text:span text:style-name="T3">3.stim</text:span><text:span text:style-name="T3">設置方式</text:span><text:span text:style-name="T3">: </text:span></text:p>
              <text:p text:style-name="P5"><text:span text:style-name="T4">將嗅源塞進郵包的開口縫隙，再放回郵籠內</text:span></text:p>
              <text:p text:style-name="P5"><text:span text:style-name="T3">4.Custy</text:span><text:span text:style-name="T3">表現：</text:span></text:p>
              <text:p text:style-name="P5"><text:span text:style-name="T4">一開始聞得有點快，末端的地方沒有進去反而接旁邊的桌子聞，第二</text:span><text:span text:style-name="T4">pass</text:span><text:span text:style-name="T4">我領先引導就有好好進去聞，稍微追了一下子後坐下，這次坐滿定的</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25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61:.$AMJ56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IF([.$A562:.$AMJ56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64:.$AMJ56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table-cell table:style-name="ce158" office:value-type="string" calcext:value-type="string" table:number-columns-spanned="1" table:number-rows-spanned="90">
            <text:p>其他</text:p>
            <text:p><text:span text:style-name="T7">Others</text:span></text:p>
          </table:table-cell>
          <table:table-cell table:style-name="ce158" office:value-type="string" calcext:value-type="string" table:number-columns-spanned="2" table:number-rows-spanned="18">
            <text:p>嗅源連結/裸裝訓練/召回訓練</text:p>
          </table:table-cell>
          <table:covered-table-cell table:style-name="ce158"/>
          <table:table-cell table:style-name="ce158" table:number-columns-spanned="1" table:number-rows-spanned="18"/>
          <table:table-cell table:style-name="ce199" table:formula="of:==([.F567]+[.F570]+[.F573]+[.F576]+[.F579]+[.F582])&amp;&quot; / &quot;&amp;([.F565]+[.F568]+[.F571]+[.F574]+[.F577]+[.F580])&amp;&quot; = &quot;&amp;ROUND(IF([.F565]=0;&quot;0&quot;;([.F567]+[.F570]+[.F573]+[.F576]+[.F579]+[.F582])/([.F565]+[.F568]+[.F571]+[.F574]+[.F577]+[.F580]));1)" office:value-type="string" office:string-value="0 / 0 = 0" calcext:value-type="string" table:number-columns-spanned="1" table:number-rows-spanned="18">
            <text:p>0 / 0 = 0</text:p>
          </table:table-cell>
          <table:table-cell table:style-name="ce55" table:formula="of:=COUNTIF([.$A565:.$AMJ56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567:.$AMJ56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IF([.$A568:.$AMJ56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570:.$AMJ57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IF([.$A571:.$AMJ57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573:.$AMJ57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IF([.$A574:.$AMJ57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576:.$AMJ57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IF([.$A577:.$AMJ57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579:.$AMJ57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IF([.$A580:.$AMJ58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78"/>
          <table:table-cell table:style-name="ce55" table:formula="of:=COUNTA([.$A582:.$AMJ58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8">
            <text:p>儀檢站</text:p>
          </table:table-cell>
          <table:table-cell table:style-name="ce158" office:value-type="string" calcext:value-type="string" table:number-columns-spanned="1" table:number-rows-spanned="6">
            <text:p>東岸</text:p>
          </table:table-cell>
          <table:table-cell table:style-name="ce183" office:value-type="string" calcext:value-type="string" table:number-columns-spanned="1" table:number-rows-spanned="3">
            <text:p>－</text:p>
          </table:table-cell>
          <table:table-cell table:style-name="ce199" table:formula="of:=([.F585]+[.F588])&amp;&quot; / &quot;&amp;([.F583]+[.F586])&amp;&quot; = &quot;&amp;ROUND(IF([.F583]=0;&quot;0&quot;;([.F585]+[.F588])/([.F583]+[.F586]));1)" office:value-type="string" office:string-value="1 / 0 = 0" calcext:value-type="string" table:number-columns-spanned="1" table:number-rows-spanned="6">
            <text:p>1 / 0 = 0</text:p>
          </table:table-cell>
          <table:table-cell table:style-name="ce55" table:formula="of:=COUNTIF([.$A583:.$AMJ58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0" draw:text-style-name="P6" svg:width="3.936cm" svg:height="7.891cm" svg:x="137.408cm" svg:y="346.421cm" draw:caption-point-x="-0.609cm" draw:caption-point-y="2.183cm">
              <dc:date>2022-07-28T00:00:00</dc:date>
              <text:p text:style-name="P5"><text:span text:style-name="T3">Run2</text:span></text:p>
              <text:p text:style-name="P5"><text:span text:style-name="T3">1.</text:span><text:span text:style-name="T3">時間</text:span><text:span text:style-name="T3">: 12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紙箱約各十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紙箱比較大小不一，但</text:span><text:span text:style-name="T4">Custy</text:span><text:span text:style-name="T4">都有好好沿著邊緣輪廓聞，末端轉彎的地方第一次沒有轉得很好，但後面都表現得很棒，兩排四邊總共聞了</text:span><text:span text:style-name="T4">7pass</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85:.$AMJ585])-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586:.$AMJ58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88:.$AMJ58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西岸</text:p>
          </table:table-cell>
          <table:table-cell table:style-name="ce183" office:value-type="string" calcext:value-type="string" table:number-columns-spanned="1" table:number-rows-spanned="3">
            <text:p>－</text:p>
          </table:table-cell>
          <table:table-cell table:style-name="ce199" table:formula="of:=([.F591]+[.F594])&amp;&quot; / &quot;&amp;([.F589]+[.F592])&amp;&quot; = &quot;&amp;ROUND(IF([.F589]=0;&quot;0&quot;;([.F591]+[.F594])/([.F589]+[.F592]));1)" office:value-type="string" office:string-value="0 / 0 = 0" calcext:value-type="string" table:number-columns-spanned="1" table:number-rows-spanned="6">
            <text:p>0 / 0 = 0</text:p>
          </table:table-cell>
          <table:table-cell table:style-name="ce55" table:formula="of:=COUNTIF([.$A589:.$AMJ58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591:.$AMJ59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592:.$AMJ59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94:.$AMJ59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台北港</text:p>
          </table:table-cell>
          <table:table-cell table:style-name="ce183" office:value-type="string" calcext:value-type="string" table:number-columns-spanned="1" table:number-rows-spanned="3">
            <text:p>－</text:p>
          </table:table-cell>
          <table:table-cell table:style-name="ce199" table:formula="of:=([.F597]+[.F600])&amp;&quot; / &quot;&amp;([.F595]+[.F598])&amp;&quot; = &quot;&amp;ROUND(IF([.F595]=0;&quot;0&quot;;([.F597]+[.F600])/([.F595]+[.F598]));1)" office:value-type="string" office:string-value="0 / 0 = 0" calcext:value-type="string" table:number-columns-spanned="1" table:number-rows-spanned="6">
            <text:p>0 / 0 = 0</text:p>
          </table:table-cell>
          <table:table-cell table:style-name="ce55" table:formula="of:=COUNTIF([.$A595:.$AMJ59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597:.$AMJ59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598:.$AMJ59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183"/>
          <table:covered-table-cell table:style-name="ce199"/>
          <table:table-cell table:style-name="ce55" table:formula="of:=COUNTA([.$A600:.$AMJ60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30">
            <text:p>關本部</text:p>
          </table:table-cell>
          <table:table-cell table:style-name="ce158" office:value-type="string" calcext:value-type="string" table:number-columns-spanned="1" table:number-rows-spanned="6">
            <text:p>3F走廊</text:p>
          </table:table-cell>
          <table:table-cell table:style-name="ce183" office:value-type="string" calcext:value-type="string" table:number-columns-spanned="1" table:number-rows-spanned="3">
            <text:p>－</text:p>
          </table:table-cell>
          <table:table-cell table:style-name="ce199" table:formula="of:=([.F603]+[.F606])&amp;&quot; / &quot;&amp;([.F601]+[.F604])&amp;&quot; = &quot;&amp;ROUND(IF([.F601]=0;&quot;0&quot;;([.F603]+[.F606])/([.F601]+[.F604]));1)" office:value-type="string" office:string-value="0 / 0 = 0" calcext:value-type="string" table:number-columns-spanned="1" table:number-rows-spanned="6">
            <text:p>0 / 0 = 0</text:p>
          </table:table-cell>
          <table:table-cell table:style-name="ce55" table:formula="of:=COUNTIF([.$A601:.$AMJ60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03:.$AMJ60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04:.$AMJ60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06:.$AMJ60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文具台</text:p>
          </table:table-cell>
          <table:table-cell table:style-name="ce183" office:value-type="string" calcext:value-type="string" table:number-columns-spanned="1" table:number-rows-spanned="3">
            <text:p>－</text:p>
          </table:table-cell>
          <table:table-cell table:style-name="ce199" table:formula="of:=([.F609]+[.F612])&amp;&quot; / &quot;&amp;([.F607]+[.F610])&amp;&quot; = &quot;&amp;ROUND(IF([.F607]=0;&quot;0&quot;;([.F609]+[.F612])/([.F607]+[.F610]));1)" office:value-type="string" office:string-value="1 / 1 = 1" calcext:value-type="string" table:number-columns-spanned="1" table:number-rows-spanned="6">
            <text:p>1 / 1 = 1</text:p>
          </table:table-cell>
          <table:table-cell table:style-name="ce55" table:formula="of:=COUNTIF([.$A607:.$AMJ60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86" office:value-type="string" calcext:value-type="string">
            <office:annotation draw:style-name="gr42" draw:text-style-name="P6" svg:width="4.353cm" svg:height="7.966cm" svg:x="74.191cm" svg:y="360.838cm" draw:caption-point-x="-0.61cm" draw:caption-point-y="2.159cm">
              <dc:date>2022-07-05T00:00:00</dc:date>
              <text:p text:style-name="P5"><text:span text:style-name="T3">Run1</text:span></text:p>
              <text:p text:style-name="P5"><text:span text:style-name="T3">1.</text:span><text:span text:style-name="T3">時間</text:span><text:span text:style-name="T3">: 1145</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鐵架兩排狹窄走道</text:span></text:p>
              <text:p text:style-name="P5"><text:span text:style-name="T3">3.stim</text:span><text:span text:style-name="T3">設置方式</text:span><text:span text:style-name="T3">: </text:span></text:p>
              <text:p text:style-name="P5"><text:span text:style-name="T4">將嗅源放進鞋盒內置於第二排中段狗頭稍微抬頭處</text:span></text:p>
              <text:p text:style-name="P5"><text:span text:style-name="T3">4.Custy</text:span><text:span text:style-name="T3">表現：</text:span></text:p>
              <text:p text:style-name="P5"><text:span text:style-name="T3">整體聞得非常認真，但因為嗅源設置是需要抬頭聞得位置，剛好</text:span><text:span text:style-name="T3">Custy</text:span><text:span text:style-name="T3">在</text:span><text:span text:style-name="T3">stim</text:span><text:span text:style-name="T3">的位置沒有抬頭或是有點距離，第四</text:span><text:span text:style-name="T3">pass</text:span><text:span text:style-name="T3">用</text:span><text:span text:style-name="T3">pump</text:span><text:span text:style-name="T3">的加上剛好有接觸就有聞到</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5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09:.$AMJ609])-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10:.$AMJ6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12:.$AMJ6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1F</text:p>
          </table:table-cell>
          <table:table-cell table:style-name="ce33" office:value-type="string" calcext:value-type="string" table:number-columns-spanned="1" table:number-rows-spanned="3">
            <text:p>－</text:p>
          </table:table-cell>
          <table:table-cell table:style-name="ce199" table:formula="of:==([.F615]+[.F618])&amp;&quot; / &quot;&amp;([.F613]+[.F616])&amp;&quot; = &quot;&amp;ROUND(IF([.F613]=0;&quot;0&quot;;([.F615]+[.F618])/([.F613]+[.F616]));1)" office:value-type="string" office:string-value="2 / 2 = 1" calcext:value-type="string" table:number-columns-spanned="1" table:number-rows-spanned="6">
            <text:p>2 / 2 = 1</text:p>
          </table:table-cell>
          <table:table-cell table:style-name="ce55" table:formula="of:=COUNTIF([.$A613:.$AMJ613];&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office:annotation draw:style-name="gr35" draw:text-style-name="P6" svg:width="3.942cm" svg:height="7.496cm" svg:x="83.222cm" svg:y="364.437cm" draw:caption-point-x="-0.61cm" draw:caption-point-y="2.159cm">
              <dc:date>2022-07-05T00:00:00</dc:date>
              <text:p text:style-name="P5"><text:span text:style-name="T3">Run1</text:span></text:p>
              <text:p text:style-name="P5"><text:span text:style-name="T3">1.</text:span><text:span text:style-name="T3">時間</text:span><text:span text:style-name="T3">: 0940</text:span><text:span text:style-name="T3">滲</text:span><text:span text:style-name="T3">:</text:span><text:span text:style-name="T3">四下午到一早上</text:span></text:p>
              <text:p text:style-name="P5"><text:span text:style-name="T3"/></text:p>
              <text:p text:style-name="P5"><text:span text:style-name="T3">2.</text:span><text:span text:style-name="T3">搜尋區域</text:span><text:span text:style-name="T3">:</text:span></text:p>
              <text:p text:style-name="P5"><text:span text:style-name="T3">地上六個</text:span><text:span text:style-name="T3">parcel</text:span><text:span text:style-name="T3">靠牆</text:span></text:p>
              <text:p text:style-name="P5"><text:span text:style-name="T3">3.stim</text:span><text:span text:style-name="T3">設置方式</text:span><text:span text:style-name="T3">: </text:span></text:p>
              <text:p text:style-name="P5"><text:span text:style-name="T4">將嗅源放入紙箱內封好外套垃圾袋</text:span><text:span text:style-name="T4">overnight</text:span><text:span text:style-name="T4">。跑的時候放第三個</text:span></text:p>
              <text:p text:style-name="P5"><text:span text:style-name="T3">4.Custy</text:span><text:span text:style-name="T3">表現：</text:span></text:p>
              <text:p text:style-name="P5"><text:span text:style-name="T3">從第二個開始聞，一經過</text:span><text:span text:style-name="T3">stim</text:span><text:span text:style-name="T3">就</text:span><text:span text:style-name="T3">CIB</text:span><text:span text:style-name="T3">回去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9" office:value-type="string" calcext:value-type="string">
            <office:annotation draw:style-name="gr44" draw:text-style-name="P6" svg:width="3.604cm" svg:height="7.026cm" svg:x="123.862cm" svg:y="362.59cm" draw:caption-point-x="-0.61cm" draw:caption-point-y="4.006cm">
              <dc:date>2022-07-22T00:00:00</dc:date>
              <text:p text:style-name="P5"><text:span text:style-name="T3">Run2</text:span></text:p>
              <text:p text:style-name="P5"><text:span text:style-name="T3">1.</text:span><text:span text:style-name="T3">時間</text:span><text:span text:style-name="T3">:1107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八個人一排靠牆聞正面</text:span></text:p>
              <text:p text:style-name="P5"><text:span text:style-name="T3">3.stim</text:span><text:span text:style-name="T3">設置方式</text:span><text:span text:style-name="T3">: </text:span></text:p>
              <text:p text:style-name="P5"><text:span text:style-name="T3">將嗅源放在手提袋內，大約大腿高度</text:span></text:p>
              <text:p text:style-name="P5"><text:span text:style-name="T3">4.Custy</text:span><text:span text:style-name="T3">表現：</text:span></text:p>
              <text:p text:style-name="P5"><text:span text:style-name="T4">沒有撲人順順的往前聞就直接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4"/>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H c/s 380*15</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H c/s 380*8</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4"/>
          <table:covered-table-cell table:style-name="ce199"/>
          <table:table-cell table:style-name="ce55" table:formula="of:=COUNTA([.$A615:.$AMJ615])-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16:.$AMJ61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18:.$AMJ61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圖書室</text:p>
          </table:table-cell>
          <table:table-cell table:style-name="ce183" office:value-type="string" calcext:value-type="string" table:number-columns-spanned="1" table:number-rows-spanned="3">
            <text:p>－</text:p>
          </table:table-cell>
          <table:table-cell table:style-name="ce199" table:formula="of:==([.F621]+[.F624])&amp;&quot; / &quot;&amp;([.F619]+[.F622])&amp;&quot; = &quot;&amp;ROUND(IF([.F619]=0;&quot;0&quot;;([.F621]+[.F624])/([.F619]+[.F622]));1)" office:value-type="string" office:string-value="1 / 1 = 1" calcext:value-type="string" table:number-columns-spanned="1" table:number-rows-spanned="6">
            <text:p>1 / 1 = 1</text:p>
          </table:table-cell>
          <table:table-cell table:style-name="ce55" table:formula="of:=COUNTIF([.$A619:.$AMJ61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86" office:value-type="string" calcext:value-type="string">
            <office:annotation draw:style-name="gr42" draw:text-style-name="P6" svg:width="4.33cm" svg:height="7.966cm" svg:x="74.652cm" svg:y="370.609cm" draw:caption-point-x="-1.071cm" draw:caption-point-y="-0.415cm">
              <dc:date>2022-07-05T00:00:00</dc:date>
              <text:p text:style-name="P5"><text:span text:style-name="T3">Run2</text:span></text:p>
              <text:p text:style-name="P5"><text:span text:style-name="T3">1.</text:span><text:span text:style-name="T3">時間</text:span><text:span text:style-name="T3">: 1540</text:span><text:span text:style-name="T3">滲</text:span><text:span text:style-name="T3">:5h30m</text:span></text:p>
              <text:p text:style-name="P5"><text:span text:style-name="T3"/></text:p>
              <text:p text:style-name="P5"><text:span text:style-name="T3">2.</text:span><text:span text:style-name="T3">搜尋區域</text:span><text:span text:style-name="T3">:</text:span></text:p>
              <text:p text:style-name="P5"><text:span text:style-name="T4">圖書室書櫃外有玻璃窗</text:span></text:p>
              <text:p text:style-name="P5"><text:span text:style-name="T3">3.stim</text:span><text:span text:style-name="T3">設置方式</text:span><text:span text:style-name="T3">: </text:span></text:p>
              <text:p text:style-name="P5"><text:span text:style-name="T4">將部份書拿出後直接將嗅源擺放在書架上，將玻璃窗稍微打開露出縫隙</text:span></text:p>
              <text:p text:style-name="P5"><text:span text:style-name="T3">4.Custy</text:span><text:span text:style-name="T3">表現：</text:span></text:p>
              <text:p text:style-name="P5"><text:span text:style-name="T4">一經過就聞到，坐下有稍微看我，原本頭轉回去但是向上看的，剛好在我</text:span><text:span text:style-name="T4">sub</text:span><text:span text:style-name="T4">的時候從左邊往後看，我從右邊</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裸 8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21:.$AMJ62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22:.$AMJ6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formula="of:=COUNTA([.$A624:.$AMJ6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4F</text:p>
          </table:table-cell>
          <table:table-cell table:style-name="ce183" office:value-type="string" calcext:value-type="string" table:number-columns-spanned="1" table:number-rows-spanned="3">
            <text:p>－</text:p>
          </table:table-cell>
          <table:table-cell table:style-name="ce199" table:formula="of:==([.F627]+[.F630])&amp;&quot; / &quot;&amp;([.F625]+[.F628])&amp;&quot; = &quot;&amp;ROUND(IF([.F625]=0;&quot;0&quot;;([.F627]+[.F630])/([.F625]+[.F628]));1)" office:value-type="string" office:string-value="0 / 0 = 0" calcext:value-type="string" table:number-columns-spanned="1" table:number-rows-spanned="6">
            <text:p>0 / 0 = 0</text:p>
          </table:table-cell>
          <table:table-cell table:style-name="ce55" table:formula="of:=COUNTIF([.$A625:.$AMJ6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formula="of:=COUNTA([.$A627:.$AMJ6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28:.$AMJ6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covered-table-cell table:style-name="ce35"/>
          <table:covered-table-cell table:style-name="ce199"/>
          <table:table-cell table:style-name="ce55" table:formula="of:=COUNTA([.$A630:.$AMJ6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2">
            <text:p>碼頭</text:p>
          </table:table-cell>
          <table:table-cell table:style-name="ce158" office:value-type="string" calcext:value-type="string" table:number-columns-spanned="1" table:number-rows-spanned="6">
            <text:p>東岸</text:p>
          </table:table-cell>
          <table:table-cell table:style-name="ce183" office:value-type="string" calcext:value-type="string" table:number-columns-spanned="1" table:number-rows-spanned="3">
            <text:p>－</text:p>
          </table:table-cell>
          <table:table-cell table:style-name="ce199" table:formula="of:==([.F633]+[.F636])&amp;&quot; / &quot;&amp;([.F631]+[.F634])&amp;&quot; = &quot;&amp;ROUND(IF([.F631]=0;&quot;0&quot;;([.F633]+[.F636])/([.F631]+[.F634]));1)" office:value-type="string" office:string-value="0 / 0 = 0" calcext:value-type="string" table:number-columns-spanned="1" table:number-rows-spanned="6">
            <text:p>0 / 0 = 0</text:p>
          </table:table-cell>
          <table:table-cell table:style-name="ce55" table:formula="of:=COUNTIF([.$A631:.$AMJ6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33:.$AMJ6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34:.$AMJ6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36:.$AMJ6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58" office:value-type="string" calcext:value-type="string" table:number-columns-spanned="1" table:number-rows-spanned="6">
            <text:p>西岸</text:p>
          </table:table-cell>
          <table:table-cell table:style-name="ce183" office:value-type="string" calcext:value-type="string" table:number-columns-spanned="1" table:number-rows-spanned="3">
            <text:p>－</text:p>
          </table:table-cell>
          <table:table-cell table:style-name="ce199" table:formula="of:==([.F639]+[.F642])&amp;&quot; / &quot;&amp;([.F637]+[.F640])&amp;&quot; = &quot;&amp;ROUND(IF([.F637]=0;&quot;0&quot;;([.F639]+[.F642])/([.F637]+[.F640]));1)" office:value-type="string" office:string-value="0 / 0 = 0" calcext:value-type="string" table:number-columns-spanned="1" table:number-rows-spanned="6">
            <text:p>0 / 0 = 0</text:p>
          </table:table-cell>
          <table:table-cell table:style-name="ce55" table:formula="of:=COUNTIF([.$A637:.$AMJ63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39:.$AMJ63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199"/>
          <table:table-cell table:style-name="ce55" table:formula="of:=COUNTIF([.$A640:.$AMJ64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42:.$AMJ64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style-name="ce158"/>
          <table:table-cell table:style-name="ce158" office:value-type="string" calcext:value-type="string" table:number-columns-spanned="1" table:number-rows-spanned="12">
            <text:p>其他</text:p>
          </table:table-cell>
          <table:table-cell table:style-name="ce182" office:value-type="string" calcext:value-type="string" table:number-columns-spanned="1" table:number-rows-spanned="6">
            <text:p>理單大樓</text:p>
          </table:table-cell>
          <table:table-cell table:style-name="ce183" office:value-type="string" calcext:value-type="string" table:number-columns-spanned="1" table:number-rows-spanned="3">
            <text:p>－</text:p>
          </table:table-cell>
          <table:table-cell table:style-name="ce199" table:formula="of:==([.F645]+[.F648])&amp;&quot; / &quot;&amp;([.F643]+[.F646])&amp;&quot; = &quot;&amp;ROUND(IF([.F643]=0;&quot;0&quot;;([.F645]+[.F648])/([.F643]+[.F646]));1)" office:value-type="string" office:string-value="0 / 0 = 0" calcext:value-type="string" table:number-columns-spanned="1" table:number-rows-spanned="6">
            <text:p>0 / 0 = 0</text:p>
          </table:table-cell>
          <table:table-cell table:style-name="ce55" table:formula="of:=COUNTIF([.$A643:.$AMJ6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45:.$AMJ6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covered-table-cell table:style-name="ce201" office:value-type="string" calcext:value-type="string">
            <text:p>－</text:p>
          </table:covered-table-cell>
          <table:table-cell table:style-name="ce55" table:formula="of:=COUNTIF([.$A646:.$AMJ6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formula="of:=COUNTA([.$A648:.$AMJ6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2" table:style-name="ce158"/>
          <table:table-cell table:style-name="ce182" office:value-type="string" calcext:value-type="string" table:number-columns-spanned="1" table:number-rows-spanned="6">
            <text:p>其他</text:p>
          </table:table-cell>
          <table:table-cell table:style-name="ce183" office:value-type="string" calcext:value-type="string" table:number-columns-spanned="1" table:number-rows-spanned="3">
            <text:p>－</text:p>
          </table:table-cell>
          <table:table-cell table:style-name="ce201" office:value-type="string" calcext:value-type="string" table:number-columns-spanned="1" table:number-rows-spanned="3">
            <text:p>－</text:p>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3" table:style-name="ce158"/>
          <table:table-cell table:style-name="ce183" office:value-type="string" calcext:value-type="string" table:number-columns-spanned="1" table:number-rows-spanned="3">
            <text:p>－</text:p>
          </table:table-cell>
          <table:table-cell table:style-name="ce201" office:value-type="string" calcext:value-type="string" table:number-columns-spanned="1" table:number-rows-spanned="3">
            <text:p>－</text:p>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6">
          <table:covered-table-cell table:number-columns-repeated="4" table:style-name="ce158"/>
          <table:covered-table-cell table:style-name="ce199"/>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59" office:value-type="string" calcext:value-type="string" table:number-columns-spanned="3" table:number-rows-spanned="1">
            <text:p>機場搜尋次數</text:p>
          </table:table-cell>
          <table:covered-table-cell table:number-columns-repeated="2" table:style-name="ce159"/>
          <table:table-cell table:style-name="ce5" table:formula="of:=SUM([.F655:.UF655])"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59" office:value-type="string" calcext:value-type="string" table:number-columns-spanned="3" table:number-rows-spanned="1">
            <text:p>貨區搜尋次數</text:p>
          </table:table-cell>
          <table:covered-table-cell table:number-columns-repeated="2" table:style-name="ce159"/>
          <table:table-cell table:style-name="ce5" table:formula="of:=SUM([.F656:.UF656])" office:value-type="float" office:value="140" calcext:value-type="float">
            <text:p>140</text:p>
          </table:table-cell>
          <table:table-cell table:style-name="ce44"/>
          <table:table-cell table:style-name="ce56"/>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227" office:value-type="float" office:value="2" calcext:value-type="float">
            <text:p>2</text:p>
          </table:table-cell>
          <table:table-cell table:style-name="ce227" office:value-type="float" office:value="4" calcext:value-type="float">
            <text:p>4</text:p>
          </table:table-cell>
          <table:table-cell table:style-name="ce81" table:number-columns-repeated="2"/>
          <table:table-cell table:style-name="ce227" office:value-type="float" office:value="3" calcext:value-type="float">
            <text:p>3</text:p>
          </table:table-cell>
          <table:table-cell table:style-name="ce227" office:value-type="float" office:value="2" calcext:value-type="float">
            <text:p>2</text:p>
          </table:table-cell>
          <table:table-cell table:style-name="ce227" office:value-type="float" office:value="3" calcext:value-type="float">
            <text:p>3</text:p>
          </table:table-cell>
          <table:table-cell table:number-columns-repeated="2" table:style-name="ce227" office:value-type="float" office:value="2" calcext:value-type="float">
            <text:p>2</text:p>
          </table:table-cell>
          <table:table-cell table:style-name="ce81" table:number-columns-repeated="2"/>
          <table:table-cell table:number-columns-repeated="2" table:style-name="ce227" office:value-type="float" office:value="3" calcext:value-type="float">
            <text:p>3</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style-name="ce227" office:value-type="float" office:value="2" calcext:value-type="float">
            <text:p>2</text:p>
          </table:table-cell>
          <table:table-cell table:style-name="ce227"/>
          <table:table-cell table:style-name="ce227" office:value-type="float" office:value="2" calcext:value-type="float">
            <text:p>2</text:p>
          </table:table-cell>
          <table:table-cell table:style-name="ce81" table:number-columns-repeated="2"/>
          <table:table-cell table:number-columns-repeated="2" table:style-name="ce227" office:value-type="float" office:value="2" calcext:value-type="float">
            <text:p>2</text:p>
          </table:table-cell>
          <table:table-cell table:style-name="ce227" office:value-type="float" office:value="3" calcext:value-type="float">
            <text:p>3</text:p>
          </table:table-cell>
          <table:table-cell table:style-name="ce227" office:value-type="float" office:value="4" calcext:value-type="float">
            <text:p>4</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number-columns-repeated="3"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office:value-type="float" office:value="4" calcext:value-type="float">
            <text:p>4</text:p>
          </table:table-cell>
          <table:table-cell table:number-columns-repeated="2"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style-name="ce227"/>
          <table:table-cell table:style-name="ce227" office:value-type="float" office:value="1" calcext:value-type="float">
            <text:p>1</text:p>
          </table:table-cell>
          <table:table-cell table:style-name="ce227" office:value-type="float" office:value="3" calcext:value-type="float">
            <text:p>3</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number-columns-repeated="2" table:style-name="ce227" office:value-type="float" office:value="3" calcext:value-type="float">
            <text:p>3</text:p>
          </table:table-cell>
          <table:table-cell table:style-name="ce227"/>
          <table:table-cell table:style-name="ce81" table:number-columns-repeated="2"/>
          <table:table-cell table:style-name="ce227"/>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table:table-cell table:number-columns-repeated="3"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81" table:number-columns-repeated="4"/>
          <table:table-cell table:style-name="ce227" office:value-type="float" office:value="4" calcext:value-type="float">
            <text:p>4</text:p>
          </table:table-cell>
          <table:table-cell table:number-columns-repeated="378"/>
        </table:table-row>
        <table:table-row table:style-name="ro67">
          <table:table-cell table:style-name="ce159" office:value-type="string" calcext:value-type="string" table:number-columns-spanned="3" table:number-rows-spanned="1">
            <text:p>郵局搜尋次數</text:p>
          </table:table-cell>
          <table:covered-table-cell table:number-columns-repeated="2" table:style-name="ce159"/>
          <table:table-cell table:style-name="ce5" table:formula="of:=SUM([.F657:.UF657])" office:value-type="float" office:value="6" calcext:value-type="float">
            <text:p>6</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59" office:value-type="string" calcext:value-type="string" table:number-columns-spanned="3" table:number-rows-spanned="1">
            <text:p>輪船搜尋次數</text:p>
          </table:table-cell>
          <table:covered-table-cell table:number-columns-repeated="2" table:style-name="ce178"/>
          <table:table-cell table:style-name="ce5" table:formula="of:=SUM([.F658:.UF658])"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6" office:value-type="string" calcext:value-type="string" table:number-columns-spanned="3" table:number-rows-spanned="1">
            <text:p>海快專區搜尋次數</text:p>
          </table:table-cell>
          <table:covered-table-cell table:number-columns-repeated="2" table:style-name="ce179"/>
          <table:table-cell table:style-name="ce5" table:formula="of:=SUM([.F659:.UF659])" office:value-type="float" office:value="7" calcext:value-type="float">
            <text:p>7</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3" calcext:value-type="float">
            <text:p>3</text:p>
          </table:table-cell>
          <table:table-cell table:style-name="ce227" table:number-columns-repeated="2"/>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2" calcext:value-type="float">
            <text:p>2</text:p>
          </table:table-cell>
          <table:table-cell table:style-name="ce227" table:number-columns-repeated="3"/>
          <table:table-cell table:style-name="ce81" table:number-columns-repeated="4"/>
          <table:table-cell table:style-name="ce227"/>
          <table:table-cell table:number-columns-repeated="378"/>
        </table:table-row>
        <table:table-row table:style-name="ro67">
          <table:table-cell table:style-name="ce159" office:value-type="string" calcext:value-type="string" table:number-columns-spanned="3" table:number-rows-spanned="1">
            <text:p>跨關區搜尋次數</text:p>
          </table:table-cell>
          <table:covered-table-cell table:number-columns-repeated="2" table:style-name="ce178"/>
          <table:table-cell table:style-name="ce5" table:formula="of:=SUM([.F660:.UF660])"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59" office:value-type="string" calcext:value-type="string" table:number-columns-spanned="3" table:number-rows-spanned="1">
            <text:p>外單位搜尋次數</text:p>
          </table:table-cell>
          <table:covered-table-cell table:number-columns-repeated="2" table:style-name="ce178"/>
          <table:table-cell table:style-name="ce5" table:formula="of:=SUM([.F661:.UF661])"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59" office:value-type="string" calcext:value-type="string" table:number-columns-spanned="3" table:number-rows-spanned="1">
            <text:p>中心搜尋次數</text:p>
          </table:table-cell>
          <table:covered-table-cell table:number-columns-repeated="2" table:style-name="ce178"/>
          <table:table-cell table:style-name="ce5" table:formula="of:=SUM([.F662:.UF662])"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6" office:value-type="string" calcext:value-type="string" table:number-columns-spanned="3" table:number-rows-spanned="1">
            <text:p>其他搜尋次數</text:p>
          </table:table-cell>
          <table:covered-table-cell table:number-columns-repeated="2" table:style-name="ce178"/>
          <table:table-cell table:style-name="ce5" table:formula="of:=SUM([.F663:.UF663])" office:value-type="float" office:value="6" calcext:value-type="float">
            <text:p>6</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1" office:value-type="string" calcext:value-type="string" table:number-columns-spanned="3" table:number-rows-spanned="1">
            <text:p>機場REWARD次數</text:p>
          </table:table-cell>
          <table:covered-table-cell table:number-columns-repeated="2" table:style-name="ce161"/>
          <table:table-cell table:style-name="ce5" table:formula="of:=SUM([.F664:.UF664])"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1" office:value-type="string" calcext:value-type="string" table:number-columns-spanned="3" table:number-rows-spanned="1">
            <text:p>貨區REWARD次數</text:p>
          </table:table-cell>
          <table:covered-table-cell table:number-columns-repeated="2" table:style-name="ce161"/>
          <table:table-cell table:style-name="ce5" table:formula="of:=SUM([.F665:.UF665])" office:value-type="float" office:value="57" calcext:value-type="float">
            <text:p>57</text:p>
          </table:table-cell>
          <table:table-cell table:style-name="ce45"/>
          <table:table-cell table:style-name="ce57"/>
          <table:table-cell table:number-columns-repeated="2"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number-columns-repeated="2" table:style-name="ce227" office:value-type="float" office:value="1" calcext:value-type="float">
            <text:p>1</text:p>
          </table:table-cell>
          <table:table-cell table:style-name="ce227" office:value-type="float" office:value="0" calcext:value-type="float">
            <text:p>0</text:p>
          </table:table-cell>
          <table:table-cell table:number-columns-repeated="2"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number-columns-repeated="2" table:style-name="ce227" office:value-type="float" office:value="2" calcext:value-type="float">
            <text:p>2</text:p>
          </table:table-cell>
          <table:table-cell table:style-name="ce227"/>
          <table:table-cell table:style-name="ce227" office:value-type="float" office:value="2" calcext:value-type="float">
            <text:p>2</text:p>
          </table:table-cell>
          <table:table-cell table:style-name="ce81" table:number-columns-repeated="2"/>
          <table:table-cell table:style-name="ce227"/>
          <table:table-cell table:number-columns-repeated="2"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style-name="ce227" office:value-type="float" office:value="0" calcext:value-type="float">
            <text:p>0</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0" calcext:value-type="float">
            <text:p>0</text:p>
          </table:table-cell>
          <table:table-cell table:style-name="ce81" table:number-columns-repeated="2"/>
          <table:table-cell table:style-name="ce227" office:value-type="float" office:value="3" calcext:value-type="float">
            <text:p>3</text:p>
          </table:table-cell>
          <table:table-cell table:number-columns-repeated="2" table:style-name="ce227" office:value-type="float" office:value="1" calcext:value-type="float">
            <text:p>1</text:p>
          </table:table-cell>
          <table:table-cell table:style-name="ce227" table:number-columns-repeated="2"/>
          <table:table-cell table:style-name="ce81" table:number-columns-repeated="2"/>
          <table:table-cell table:number-columns-repeated="2"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number-columns-repeated="4"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office:value-type="float" office:value="0" calcext:value-type="float">
            <text:p>0</text:p>
          </table:table-cell>
          <table:table-cell table:style-name="ce81" table:number-columns-repeated="2"/>
          <table:table-cell table:style-name="ce227"/>
          <table:table-cell table:style-name="ce227" office:value-type="float" office:value="2" calcext:value-type="float">
            <text:p>2</text:p>
          </table:table-cell>
          <table:table-cell table:style-name="ce227" office:value-type="float" office:value="0" calcext:value-type="float">
            <text:p>0</text:p>
          </table:table-cell>
          <table:table-cell table:number-columns-repeated="2"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office:value-type="float" office:value="0" calcext:value-type="float">
            <text:p>0</text:p>
          </table:table-cell>
          <table:table-cell table:style-name="ce227" office:value-type="float" office:value="1" calcext:value-type="float">
            <text:p>1</text:p>
          </table:table-cell>
          <table:table-cell table:style-name="ce81" table:number-columns-repeated="4"/>
          <table:table-cell table:style-name="ce227" office:value-type="float" office:value="1" calcext:value-type="float">
            <text:p>1</text:p>
          </table:table-cell>
          <table:table-cell table:number-columns-repeated="378"/>
        </table:table-row>
        <table:table-row table:style-name="ro68">
          <table:table-cell table:style-name="ce161" office:value-type="string" calcext:value-type="string" table:number-columns-spanned="3" table:number-rows-spanned="1">
            <text:p>郵局REWARD次數</text:p>
          </table:table-cell>
          <table:covered-table-cell table:number-columns-repeated="2" table:style-name="ce161"/>
          <table:table-cell table:style-name="ce5" table:formula="of:=SUM([.F666:.UF666])" office:value-type="float" office:value="5" calcext:value-type="float">
            <text:p>5</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1" office:value-type="string" calcext:value-type="string" table:number-columns-spanned="3" table:number-rows-spanned="1">
            <text:p>輪船REWARD次數</text:p>
          </table:table-cell>
          <table:covered-table-cell table:number-columns-repeated="2" table:style-name="ce161"/>
          <table:table-cell table:style-name="ce5" table:formula="of:=SUM([.F667:.UF667])"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8" office:value-type="string" calcext:value-type="string" table:number-columns-spanned="3" table:number-rows-spanned="1">
            <text:p>海快專區REWARD次數</text:p>
          </table:table-cell>
          <table:covered-table-cell table:number-columns-repeated="2" table:style-name="ce161"/>
          <table:table-cell table:style-name="ce5" table:formula="of:=SUM([.F668:.UF668])" office:value-type="float" office:value="3" calcext:value-type="float">
            <text:p>3</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0" calcext:value-type="float">
            <text:p>0</text:p>
          </table:table-cell>
          <table:table-cell table:style-name="ce227" table:number-columns-repeated="3"/>
          <table:table-cell table:style-name="ce81" table:number-columns-repeated="4"/>
          <table:table-cell table:style-name="ce227"/>
          <table:table-cell table:number-columns-repeated="378"/>
        </table:table-row>
        <table:table-row table:style-name="ro68">
          <table:table-cell table:style-name="ce8" office:value-type="string" calcext:value-type="string" table:number-columns-spanned="3" table:number-rows-spanned="1">
            <text:p>跨關區REWARD次數</text:p>
          </table:table-cell>
          <table:covered-table-cell table:number-columns-repeated="2" table:style-name="ce161"/>
          <table:table-cell table:style-name="ce5" table:formula="of:=SUM([.F669:.UF669])"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8" office:value-type="string" calcext:value-type="string" table:number-columns-spanned="3" table:number-rows-spanned="1">
            <text:p>外單位REWARD次數</text:p>
          </table:table-cell>
          <table:covered-table-cell table:number-columns-repeated="2" table:style-name="ce161"/>
          <table:table-cell table:style-name="ce5" table:formula="of:=SUM([.F670:.UF670])"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8" office:value-type="string" calcext:value-type="string" table:number-columns-spanned="3" table:number-rows-spanned="1">
            <text:p>中心REWARD次數</text:p>
          </table:table-cell>
          <table:covered-table-cell table:number-columns-repeated="2" table:style-name="ce161"/>
          <table:table-cell table:style-name="ce5" table:formula="of:=SUM([.F671:.UF671])"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1" office:value-type="string" calcext:value-type="string" table:number-columns-spanned="3" table:number-rows-spanned="1">
            <text:p>其他REWARD次數</text:p>
          </table:table-cell>
          <table:covered-table-cell table:number-columns-repeated="2" table:style-name="ce161"/>
          <table:table-cell table:style-name="ce5" table:formula="of:=SUM([.F672:.UF672])" office:value-type="float" office:value="5" calcext:value-type="float">
            <text:p>5</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3" office:value-type="string" calcext:value-type="string" table:number-columns-spanned="3" table:number-rows-spanned="1">
            <text:p>機場R/W</text:p>
          </table:table-cell>
          <table:covered-table-cell table:number-columns-repeated="2" table:style-name="ce163"/>
          <table:table-cell table:style-name="ce9" table:formula="of:=[.D655]/[.D664]" office:value-type="string" office:string-value="" calcext:value-type="error">
            <text:p>#DIV/0!</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3" office:value-type="string" calcext:value-type="string" table:number-columns-spanned="3" table:number-rows-spanned="1">
            <text:p>貨區R/W</text:p>
          </table:table-cell>
          <table:covered-table-cell table:number-columns-repeated="2" table:style-name="ce163"/>
          <table:table-cell table:style-name="ce9" table:formula="of:=[.D656]/[.D665]" office:value-type="float" office:value="2.45614035087719" calcext:value-type="float">
            <text:p>2.45614035087719</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3" office:value-type="string" calcext:value-type="string" table:number-columns-spanned="3" table:number-rows-spanned="1">
            <text:p>郵局R/W</text:p>
          </table:table-cell>
          <table:covered-table-cell table:number-columns-repeated="2" table:style-name="ce163"/>
          <table:table-cell table:style-name="ce9" table:formula="of:=[.D657]/[.D666]" office:value-type="float" office:value="1.2" calcext:value-type="float">
            <text:p>1.2</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3" office:value-type="string" calcext:value-type="string" table:number-columns-spanned="3" table:number-rows-spanned="1">
            <text:p>輪船R/W</text:p>
          </table:table-cell>
          <table:covered-table-cell table:number-columns-repeated="2" table:style-name="ce163"/>
          <table:table-cell table:style-name="ce9" table:formula="of:=[.D658]/[.D667]" office:value-type="string" office:string-value="" calcext:value-type="error">
            <text:p>#DIV/0!</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3" office:value-type="string" calcext:value-type="string" table:number-columns-spanned="3" table:number-rows-spanned="1">
            <text:p>總R/W</text:p>
          </table:table-cell>
          <table:covered-table-cell table:number-columns-repeated="2" table:style-name="ce163"/>
          <table:table-cell table:style-name="ce9" table:formula="of:=SUM([.D655:.D663])/SUM([.D664:.D672])" office:value-type="float" office:value="2.27142857142857" calcext:value-type="float">
            <text:p>2.27142857142857</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4" office:value-type="string" calcext:value-type="string" table:number-columns-spanned="3" table:number-rows-spanned="1">
            <text:p>G</text:p>
          </table:table-cell>
          <table:covered-table-cell table:number-columns-repeated="2" table:style-name="ce164"/>
          <table:table-cell table:style-name="ce36" table:formula="of:=SUM([.F678:.UF678])" office:value-type="float" office:value="118" calcext:value-type="float">
            <text:p>118</text:p>
          </table:table-cell>
          <table:table-cell table:style-name="ce47"/>
          <table:table-cell table:style-name="ce59"/>
          <table:table-cell table:style-name="ce227" table:formula="of:=COUNTIF([.G4:.G654];&quot;G&quot;)" office:value-type="float" office:value="2" calcext:value-type="float">
            <text:p>2</text:p>
          </table:table-cell>
          <table:table-cell table:style-name="ce227" table:formula="of:=COUNTIF([.H4:.H654];&quot;G&quot;)" office:value-type="float" office:value="0" calcext:value-type="float">
            <text:p>0</text:p>
          </table:table-cell>
          <table:table-cell table:style-name="ce227" table:formula="of:=COUNTIF([.I4:.I654];&quot;G&quot;)" office:value-type="float" office:value="3" calcext:value-type="float">
            <text:p>3</text:p>
          </table:table-cell>
          <table:table-cell table:style-name="ce227" table:formula="of:=COUNTIF([.J4:.J654];&quot;G&quot;)" office:value-type="float" office:value="2" calcext:value-type="float">
            <text:p>2</text:p>
          </table:table-cell>
          <table:table-cell table:style-name="ce227" table:formula="of:=COUNTIF([.K4:.K654];&quot;G&quot;)" office:value-type="float" office:value="1" calcext:value-type="float">
            <text:p>1</text:p>
          </table:table-cell>
          <table:table-cell table:style-name="ce81" table:number-columns-repeated="2"/>
          <table:table-cell table:style-name="ce227" table:formula="of:=COUNTIF([.N4:.N654];&quot;G&quot;)" office:value-type="float" office:value="3" calcext:value-type="float">
            <text:p>3</text:p>
          </table:table-cell>
          <table:table-cell table:style-name="ce227" table:formula="of:=COUNTIF([.O4:.O654];&quot;G&quot;)" office:value-type="float" office:value="1" calcext:value-type="float">
            <text:p>1</text:p>
          </table:table-cell>
          <table:table-cell table:style-name="ce227" table:formula="of:=COUNTIF([.P4:.P654];&quot;G&quot;)" office:value-type="float" office:value="2" calcext:value-type="float">
            <text:p>2</text:p>
          </table:table-cell>
          <table:table-cell table:style-name="ce227" table:formula="of:=COUNTIF([.Q4:.Q654];&quot;G&quot;)" office:value-type="float" office:value="1" calcext:value-type="float">
            <text:p>1</text:p>
          </table:table-cell>
          <table:table-cell table:style-name="ce227" table:formula="of:=COUNTIF([.R4:.R654];&quot;G&quot;)" office:value-type="float" office:value="2" calcext:value-type="float">
            <text:p>2</text:p>
          </table:table-cell>
          <table:table-cell table:style-name="ce81" table:number-columns-repeated="2"/>
          <table:table-cell table:style-name="ce227" table:formula="of:=COUNTIF([.U4:.U654];&quot;G&quot;)" office:value-type="float" office:value="2" calcext:value-type="float">
            <text:p>2</text:p>
          </table:table-cell>
          <table:table-cell table:style-name="ce227" table:formula="of:=COUNTIF([.V4:.V654];&quot;G&quot;)" office:value-type="float" office:value="2" calcext:value-type="float">
            <text:p>2</text:p>
          </table:table-cell>
          <table:table-cell table:style-name="ce227" table:formula="of:=COUNTIF([.W4:.W654];&quot;G&quot;)" office:value-type="float" office:value="1" calcext:value-type="float">
            <text:p>1</text:p>
          </table:table-cell>
          <table:table-cell table:style-name="ce227" table:formula="of:=COUNTIF([.X4:.X654];&quot;G&quot;)" office:value-type="float" office:value="0" calcext:value-type="float">
            <text:p>0</text:p>
          </table:table-cell>
          <table:table-cell table:style-name="ce227" table:formula="of:=COUNTIF([.Y4:.Y654];&quot;G&quot;)" office:value-type="float" office:value="1" calcext:value-type="float">
            <text:p>1</text:p>
          </table:table-cell>
          <table:table-cell table:style-name="ce81" table:number-columns-repeated="2"/>
          <table:table-cell table:style-name="ce227" office:value-type="float" office:value="2" calcext:value-type="float">
            <text:p>2</text:p>
          </table:table-cell>
          <table:table-cell table:style-name="ce227" office:value-type="float" office:value="3" calcext:value-type="float">
            <text:p>3</text:p>
          </table:table-cell>
          <table:table-cell table:style-name="ce227" table:formula="of:=COUNTIF([.AD4:.AD654];&quot;G&quot;)" office:value-type="float" office:value="2" calcext:value-type="float">
            <text:p>2</text:p>
          </table:table-cell>
          <table:table-cell table:style-name="ce227" table:formula="of:=COUNTIF([.AE4:.AE654];&quot;G&quot;)" office:value-type="float" office:value="2" calcext:value-type="float">
            <text:p>2</text:p>
          </table:table-cell>
          <table:table-cell table:style-name="ce227" table:formula="of:=COUNTIF([.AF4:.AF654];&quot;G&quot;)" office:value-type="float" office:value="2" calcext:value-type="float">
            <text:p>2</text:p>
          </table:table-cell>
          <table:table-cell table:style-name="ce81" table:number-columns-repeated="2"/>
          <table:table-cell table:style-name="ce227" table:formula="of:=COUNTIF([.AI4:.AI654];&quot;G&quot;)" office:value-type="float" office:value="3" calcext:value-type="float">
            <text:p>3</text:p>
          </table:table-cell>
          <table:table-cell table:style-name="ce227" table:formula="of:=COUNTIF([.AJ4:.AJ654];&quot;G&quot;)" office:value-type="float" office:value="1" calcext:value-type="float">
            <text:p>1</text:p>
          </table:table-cell>
          <table:table-cell table:style-name="ce227" table:formula="of:=COUNTIF([.AK4:.AK654];&quot;G&quot;)" office:value-type="float" office:value="2" calcext:value-type="float">
            <text:p>2</text:p>
          </table:table-cell>
          <table:table-cell table:style-name="ce227" table:formula="of:=COUNTIF([.AL4:.AL654];&quot;G&quot;)" office:value-type="float" office:value="4" calcext:value-type="float">
            <text:p>4</text:p>
          </table:table-cell>
          <table:table-cell table:style-name="ce227" table:formula="of:=COUNTIF([.AM4:.AM654];&quot;G&quot;)" office:value-type="float" office:value="2" calcext:value-type="float">
            <text:p>2</text:p>
          </table:table-cell>
          <table:table-cell table:style-name="ce81" table:number-columns-repeated="2"/>
          <table:table-cell table:style-name="ce227" table:formula="of:=COUNTIF([.AP4:.AP654];&quot;G&quot;)" office:value-type="float" office:value="3" calcext:value-type="float">
            <text:p>3</text:p>
          </table:table-cell>
          <table:table-cell table:style-name="ce227" table:formula="of:=COUNTIF([.AQ4:.AQ654];&quot;G&quot;)" office:value-type="float" office:value="3" calcext:value-type="float">
            <text:p>3</text:p>
          </table:table-cell>
          <table:table-cell table:style-name="ce227" table:formula="of:=COUNTIF([.AR4:.AR654];&quot;G&quot;)" office:value-type="float" office:value="2" calcext:value-type="float">
            <text:p>2</text:p>
          </table:table-cell>
          <table:table-cell table:style-name="ce227" table:formula="of:=COUNTIF([.AS4:.AS654];&quot;G&quot;)" office:value-type="float" office:value="2" calcext:value-type="float">
            <text:p>2</text:p>
          </table:table-cell>
          <table:table-cell table:style-name="ce227" table:formula="of:=COUNTIF([.AT4:.AT654];&quot;G&quot;)" office:value-type="float" office:value="0" calcext:value-type="float">
            <text:p>0</text:p>
          </table:table-cell>
          <table:table-cell table:style-name="ce81" table:number-columns-repeated="2"/>
          <table:table-cell table:style-name="ce227" table:formula="of:=COUNTIF([.AW4:.AW654];&quot;G&quot;)+1" office:value-type="float" office:value="3" calcext:value-type="float">
            <text:p>3</text:p>
          </table:table-cell>
          <table:table-cell table:style-name="ce227" table:formula="of:=COUNTIF([.AX4:.AX654];&quot;G&quot;)" office:value-type="float" office:value="2" calcext:value-type="float">
            <text:p>2</text:p>
          </table:table-cell>
          <table:table-cell table:style-name="ce227" table:formula="of:=COUNTIF([.AY4:.AY654];&quot;G&quot;)" office:value-type="float" office:value="2" calcext:value-type="float">
            <text:p>2</text:p>
          </table:table-cell>
          <table:table-cell table:style-name="ce227" table:formula="of:=COUNTIF([.AZ4:.AZ654];&quot;G&quot;)" office:value-type="float" office:value="3" calcext:value-type="float">
            <text:p>3</text:p>
          </table:table-cell>
          <table:table-cell table:style-name="ce227" table:formula="of:=COUNTIF([.BA4:.BA654];&quot;G&quot;)" office:value-type="float" office:value="1" calcext:value-type="float">
            <text:p>1</text:p>
          </table:table-cell>
          <table:table-cell table:style-name="ce81" table:number-columns-repeated="2"/>
          <table:table-cell table:style-name="ce227" table:formula="of:=COUNTIF([.BD4:.BD654];&quot;G&quot;)" office:value-type="float" office:value="1" calcext:value-type="float">
            <text:p>1</text:p>
          </table:table-cell>
          <table:table-cell table:style-name="ce227" table:formula="of:=COUNTIF([.BE4:.BE654];&quot;G&quot;)" office:value-type="float" office:value="3" calcext:value-type="float">
            <text:p>3</text:p>
          </table:table-cell>
          <table:table-cell table:style-name="ce227" table:formula="of:=COUNTIF([.BF4:.BF654];&quot;G&quot;)" office:value-type="float" office:value="3" calcext:value-type="float">
            <text:p>3</text:p>
          </table:table-cell>
          <table:table-cell table:style-name="ce227" table:formula="of:=COUNTIF([.BG4:.BG654];&quot;G&quot;)" office:value-type="float" office:value="2" calcext:value-type="float">
            <text:p>2</text:p>
          </table:table-cell>
          <table:table-cell table:style-name="ce227" table:formula="of:=COUNTIF([.BH4:.BH654];&quot;G&quot;)" office:value-type="float" office:value="1" calcext:value-type="float">
            <text:p>1</text:p>
          </table:table-cell>
          <table:table-cell table:style-name="ce81" table:number-columns-repeated="2"/>
          <table:table-cell table:style-name="ce227" table:formula="of:=COUNTIF([.BK4:.BK654];&quot;G&quot;)" office:value-type="float" office:value="1" calcext:value-type="float">
            <text:p>1</text:p>
          </table:table-cell>
          <table:table-cell table:style-name="ce227" table:formula="of:=COUNTIF([.BL4:.BL654];&quot;G&quot;)" office:value-type="float" office:value="3" calcext:value-type="float">
            <text:p>3</text:p>
          </table:table-cell>
          <table:table-cell table:style-name="ce227" table:formula="of:=COUNTIF([.BM4:.BM654];&quot;G&quot;)" office:value-type="float" office:value="3" calcext:value-type="float">
            <text:p>3</text:p>
          </table:table-cell>
          <table:table-cell table:style-name="ce227" table:formula="of:=COUNTIF([.BN4:.BN654];&quot;G&quot;)" office:value-type="float" office:value="2" calcext:value-type="float">
            <text:p>2</text:p>
          </table:table-cell>
          <table:table-cell table:style-name="ce227" table:formula="of:=COUNTIF([.BO4:.BO654];&quot;G&quot;)" office:value-type="float" office:value="1" calcext:value-type="float">
            <text:p>1</text:p>
          </table:table-cell>
          <table:table-cell table:style-name="ce81" table:number-columns-repeated="2"/>
          <table:table-cell table:style-name="ce227" table:formula="of:=COUNTIF([.BR4:.BR654];&quot;G&quot;)" office:value-type="float" office:value="2" calcext:value-type="float">
            <text:p>2</text:p>
          </table:table-cell>
          <table:table-cell table:style-name="ce227" table:formula="of:=COUNTIF([.BS4:.BS654];&quot;G&quot;)" office:value-type="float" office:value="3" calcext:value-type="float">
            <text:p>3</text:p>
          </table:table-cell>
          <table:table-cell table:style-name="ce227" table:formula="of:=COUNTIF([.BT4:.BT654];&quot;G&quot;)" office:value-type="float" office:value="1" calcext:value-type="float">
            <text:p>1</text:p>
          </table:table-cell>
          <table:table-cell table:style-name="ce227" table:formula="of:=COUNTIF([.BU4:.BU654];&quot;G&quot;)" office:value-type="float" office:value="2" calcext:value-type="float">
            <text:p>2</text:p>
          </table:table-cell>
          <table:table-cell table:style-name="ce227" table:formula="of:=COUNTIF([.BV4:.BV654];&quot;G&quot;)" office:value-type="float" office:value="1" calcext:value-type="float">
            <text:p>1</text:p>
          </table:table-cell>
          <table:table-cell table:style-name="ce81" table:number-columns-repeated="2"/>
          <table:table-cell table:style-name="ce227" table:formula="of:=COUNTIF([.BY4:.BY654];&quot;G&quot;)" office:value-type="float" office:value="1" calcext:value-type="float">
            <text:p>1</text:p>
          </table:table-cell>
          <table:table-cell table:style-name="ce227" table:formula="of:=COUNTIF([.BZ4:.BZ654];&quot;G&quot;)" office:value-type="float" office:value="2" calcext:value-type="float">
            <text:p>2</text:p>
          </table:table-cell>
          <table:table-cell table:style-name="ce227" table:formula="of:=COUNTIF([.CA4:.CA654];&quot;G&quot;)" office:value-type="float" office:value="2" calcext:value-type="float">
            <text:p>2</text:p>
          </table:table-cell>
          <table:table-cell table:style-name="ce227" table:formula="of:=COUNTIF([.CB4:.CB654];&quot;G&quot;)" office:value-type="float" office:value="3" calcext:value-type="float">
            <text:p>3</text:p>
          </table:table-cell>
          <table:table-cell table:style-name="ce227" table:formula="of:=COUNTIF([.CC4:.CC654];&quot;G&quot;)" office:value-type="float" office:value="2" calcext:value-type="float">
            <text:p>2</text:p>
          </table:table-cell>
          <table:table-cell table:style-name="ce81" table:number-columns-repeated="2"/>
          <table:table-cell table:style-name="ce227" table:formula="of:=COUNTIF([.CF4:.CF654];&quot;G&quot;)" office:value-type="float" office:value="1" calcext:value-type="float">
            <text:p>1</text:p>
          </table:table-cell>
          <table:table-cell table:style-name="ce227" table:formula="of:=COUNTIF([.CG4:.CG654];&quot;G&quot;)" office:value-type="float" office:value="1" calcext:value-type="float">
            <text:p>1</text:p>
          </table:table-cell>
          <table:table-cell table:style-name="ce227" table:formula="of:=COUNTIF([.CH4:.CH654];&quot;G&quot;)" office:value-type="float" office:value="2" calcext:value-type="float">
            <text:p>2</text:p>
          </table:table-cell>
          <table:table-cell table:style-name="ce227" table:formula="of:=COUNTIF([.CI4:.CI654];&quot;G&quot;)" office:value-type="float" office:value="2" calcext:value-type="float">
            <text:p>2</text:p>
          </table:table-cell>
          <table:table-cell table:style-name="ce227" table:formula="of:=COUNTIF([.CJ4:.CJ654];&quot;G&quot;)" office:value-type="float" office:value="3" calcext:value-type="float">
            <text:p>3</text:p>
          </table:table-cell>
          <table:table-cell table:style-name="ce81" table:number-columns-repeated="4"/>
          <table:table-cell table:style-name="ce227" table:formula="of:=COUNTIF([.CO4:.CO654];&quot;G&quot;)" office:value-type="float" office:value="3" calcext:value-type="float">
            <text:p>3</text:p>
          </table:table-cell>
          <table:table-cell table:number-columns-repeated="378"/>
        </table:table-row>
        <table:table-row table:style-name="ro67">
          <table:table-cell table:style-name="ce164" office:value-type="string" calcext:value-type="string" table:number-columns-spanned="3" table:number-rows-spanned="1">
            <text:p>F</text:p>
          </table:table-cell>
          <table:covered-table-cell table:number-columns-repeated="2" table:style-name="ce164"/>
          <table:table-cell table:style-name="ce36" table:formula="of:=SUM([.F679:.UF679])" office:value-type="float" office:value="24" calcext:value-type="float">
            <text:p>24</text:p>
          </table:table-cell>
          <table:table-cell table:style-name="ce47"/>
          <table:table-cell table:style-name="ce59"/>
          <table:table-cell table:style-name="ce227" table:formula="of:=COUNTIF([.G5:.G655];&quot;F&quot;)" office:value-type="float" office:value="0" calcext:value-type="float">
            <text:p>0</text:p>
          </table:table-cell>
          <table:table-cell table:style-name="ce227" table:formula="of:=COUNTIF([.H5:.H655];&quot;F&quot;)" office:value-type="float" office:value="2" calcext:value-type="float">
            <text:p>2</text:p>
          </table:table-cell>
          <table:table-cell table:style-name="ce227" table:formula="of:=COUNTIF([.I5:.I655];&quot;F&quot;)" office:value-type="float" office:value="0" calcext:value-type="float">
            <text:p>0</text:p>
          </table:table-cell>
          <table:table-cell table:style-name="ce227" office:value-type="float" office:value="1" calcext:value-type="float">
            <text:p>1</text:p>
          </table:table-cell>
          <table:table-cell table:style-name="ce227" table:formula="of:=COUNTIF([.K5:.K655];&quot;F&quot;)" office:value-type="float" office:value="1" calcext:value-type="float">
            <text:p>1</text:p>
          </table:table-cell>
          <table:table-cell table:style-name="ce81" table:number-columns-repeated="2"/>
          <table:table-cell table:style-name="ce227" table:formula="of:=COUNTIF([.N5:.N655];&quot;F&quot;)" office:value-type="float" office:value="0" calcext:value-type="float">
            <text:p>0</text:p>
          </table:table-cell>
          <table:table-cell table:style-name="ce227" table:formula="of:=COUNTIF([.O5:.O655];&quot;F&quot;)" office:value-type="float" office:value="0" calcext:value-type="float">
            <text:p>0</text:p>
          </table:table-cell>
          <table:table-cell table:style-name="ce227" table:formula="of:=COUNTIF([.P5:.P655];&quot;F&quot;)" office:value-type="float" office:value="1" calcext:value-type="float">
            <text:p>1</text:p>
          </table:table-cell>
          <table:table-cell table:style-name="ce227" table:formula="of:=COUNTIF([.Q5:.Q655];&quot;F&quot;)" office:value-type="float" office:value="0" calcext:value-type="float">
            <text:p>0</text:p>
          </table:table-cell>
          <table:table-cell table:style-name="ce227" table:formula="of:=COUNTIF([.R5:.R655];&quot;F&quot;)" office:value-type="float" office:value="0" calcext:value-type="float">
            <text:p>0</text:p>
          </table:table-cell>
          <table:table-cell table:style-name="ce81" table:number-columns-repeated="2"/>
          <table:table-cell table:style-name="ce227" table:formula="of:=COUNTIF([.U5:.U655];&quot;F&quot;)" office:value-type="float" office:value="0" calcext:value-type="float">
            <text:p>0</text:p>
          </table:table-cell>
          <table:table-cell table:style-name="ce227" table:formula="of:=COUNTIF([.V5:.V655];&quot;F&quot;)" office:value-type="float" office:value="0" calcext:value-type="float">
            <text:p>0</text:p>
          </table:table-cell>
          <table:table-cell table:style-name="ce227" table:formula="of:=COUNTIF([.W5:.W655];&quot;F&quot;)" office:value-type="float" office:value="0" calcext:value-type="float">
            <text:p>0</text:p>
          </table:table-cell>
          <table:table-cell table:style-name="ce227" table:formula="of:=COUNTIF([.X5:.X655];&quot;F&quot;)" office:value-type="float" office:value="2" calcext:value-type="float">
            <text:p>2</text:p>
          </table:table-cell>
          <table:table-cell table:style-name="ce227" table:formula="of:=COUNTIF([.Y5:.Y655];&quot;F&quot;)" office:value-type="float" office:value="0" calcext:value-type="float">
            <text:p>0</text:p>
          </table:table-cell>
          <table:table-cell table:style-name="ce81" table:number-columns-repeated="2"/>
          <table:table-cell table:style-name="ce227" table:formula="of:=COUNTIF([.AB5:.AB655];&quot;F&quot;)" office:value-type="float" office:value="0" calcext:value-type="float">
            <text:p>0</text:p>
          </table:table-cell>
          <table:table-cell table:style-name="ce227" table:formula="of:=COUNTIF([.AC5:.AC655];&quot;F&quot;)" office:value-type="float" office:value="0" calcext:value-type="float">
            <text:p>0</text:p>
          </table:table-cell>
          <table:table-cell table:style-name="ce227" table:formula="of:=COUNTIF([.AD5:.AD655];&quot;F&quot;)" office:value-type="float" office:value="0" calcext:value-type="float">
            <text:p>0</text:p>
          </table:table-cell>
          <table:table-cell table:style-name="ce227" table:formula="of:=COUNTIF([.AE5:.AE655];&quot;F&quot;)" office:value-type="float" office:value="0" calcext:value-type="float">
            <text:p>0</text:p>
          </table:table-cell>
          <table:table-cell table:style-name="ce227" table:formula="of:=COUNTIF([.AF5:.AF655];&quot;F&quot;)" office:value-type="float" office:value="0" calcext:value-type="float">
            <text:p>0</text:p>
          </table:table-cell>
          <table:table-cell table:style-name="ce81" table:number-columns-repeated="2"/>
          <table:table-cell table:style-name="ce227" table:formula="of:=COUNTIF([.AI5:.AI655];&quot;F&quot;)" office:value-type="float" office:value="0" calcext:value-type="float">
            <text:p>0</text:p>
          </table:table-cell>
          <table:table-cell table:style-name="ce227" table:formula="of:=COUNTIF([.AJ5:.AJ655];&quot;F&quot;)" office:value-type="float" office:value="0" calcext:value-type="float">
            <text:p>0</text:p>
          </table:table-cell>
          <table:table-cell table:style-name="ce227" table:formula="of:=COUNTIF([.AK5:.AK655];&quot;F&quot;)" office:value-type="float" office:value="1" calcext:value-type="float">
            <text:p>1</text:p>
          </table:table-cell>
          <table:table-cell table:style-name="ce227" table:formula="of:=COUNTIF([.AL5:.AL655];&quot;F&quot;)" office:value-type="float" office:value="0" calcext:value-type="float">
            <text:p>0</text:p>
          </table:table-cell>
          <table:table-cell table:style-name="ce227" table:formula="of:=COUNTIF([.AM5:.AM655];&quot;F&quot;)" office:value-type="float" office:value="0" calcext:value-type="float">
            <text:p>0</text:p>
          </table:table-cell>
          <table:table-cell table:style-name="ce81" table:number-columns-repeated="2"/>
          <table:table-cell table:style-name="ce227" table:formula="of:=COUNTIF([.AP5:.AP655];&quot;F&quot;)" office:value-type="float" office:value="0" calcext:value-type="float">
            <text:p>0</text:p>
          </table:table-cell>
          <table:table-cell table:style-name="ce227" table:formula="of:=COUNTIF([.AQ5:.AQ655];&quot;F&quot;)" office:value-type="float" office:value="0" calcext:value-type="float">
            <text:p>0</text:p>
          </table:table-cell>
          <table:table-cell table:style-name="ce227" table:formula="of:=COUNTIF([.AR5:.AR655];&quot;F&quot;)" office:value-type="float" office:value="1" calcext:value-type="float">
            <text:p>1</text:p>
          </table:table-cell>
          <table:table-cell table:style-name="ce227" table:formula="of:=COUNTIF([.AS5:.AS655];&quot;F&quot;)" office:value-type="float" office:value="1" calcext:value-type="float">
            <text:p>1</text:p>
          </table:table-cell>
          <table:table-cell table:style-name="ce227" table:formula="of:=COUNTIF([.AT5:.AT655];&quot;F&quot;)" office:value-type="float" office:value="1" calcext:value-type="float">
            <text:p>1</text:p>
          </table:table-cell>
          <table:table-cell table:style-name="ce81" table:number-columns-repeated="2"/>
          <table:table-cell table:style-name="ce227" table:formula="of:=COUNTIF([.AW5:.AW655];&quot;F&quot;)" office:value-type="float" office:value="0" calcext:value-type="float">
            <text:p>0</text:p>
          </table:table-cell>
          <table:table-cell table:style-name="ce227" table:formula="of:=COUNTIF([.AX5:.AX655];&quot;F&quot;)" office:value-type="float" office:value="0" calcext:value-type="float">
            <text:p>0</text:p>
          </table:table-cell>
          <table:table-cell table:style-name="ce227" table:formula="of:=COUNTIF([.AY5:.AY655];&quot;F&quot;)" office:value-type="float" office:value="0" calcext:value-type="float">
            <text:p>0</text:p>
          </table:table-cell>
          <table:table-cell table:style-name="ce227" table:formula="of:=COUNTIF([.AZ5:.AZ655];&quot;F&quot;)" office:value-type="float" office:value="0" calcext:value-type="float">
            <text:p>0</text:p>
          </table:table-cell>
          <table:table-cell table:style-name="ce227" table:formula="of:=COUNTIF([.BA5:.BA655];&quot;F&quot;)" office:value-type="float" office:value="2" calcext:value-type="float">
            <text:p>2</text:p>
          </table:table-cell>
          <table:table-cell table:style-name="ce81" table:number-columns-repeated="2"/>
          <table:table-cell table:style-name="ce227" table:formula="of:=COUNTIF([.BD5:.BD655];&quot;F&quot;)" office:value-type="float" office:value="1" calcext:value-type="float">
            <text:p>1</text:p>
          </table:table-cell>
          <table:table-cell table:style-name="ce227" table:formula="of:=COUNTIF([.BE5:.BE655];&quot;F&quot;)" office:value-type="float" office:value="0" calcext:value-type="float">
            <text:p>0</text:p>
          </table:table-cell>
          <table:table-cell table:style-name="ce227" table:formula="of:=COUNTIF([.BF5:.BF655];&quot;F&quot;)" office:value-type="float" office:value="0" calcext:value-type="float">
            <text:p>0</text:p>
          </table:table-cell>
          <table:table-cell table:style-name="ce227" table:formula="of:=COUNTIF([.BG5:.BG655];&quot;F&quot;)" office:value-type="float" office:value="0" calcext:value-type="float">
            <text:p>0</text:p>
          </table:table-cell>
          <table:table-cell table:style-name="ce227" table:formula="of:=COUNTIF([.BH5:.BH655];&quot;F&quot;)" office:value-type="float" office:value="1" calcext:value-type="float">
            <text:p>1</text:p>
          </table:table-cell>
          <table:table-cell table:style-name="ce81" table:number-columns-repeated="2"/>
          <table:table-cell table:style-name="ce227" table:formula="of:=COUNTIF([.BK5:.BK655];&quot;F&quot;)" office:value-type="float" office:value="1" calcext:value-type="float">
            <text:p>1</text:p>
          </table:table-cell>
          <table:table-cell table:style-name="ce227" table:formula="of:=COUNTIF([.BL5:.BL655];&quot;F&quot;)" office:value-type="float" office:value="1" calcext:value-type="float">
            <text:p>1</text:p>
          </table:table-cell>
          <table:table-cell table:style-name="ce227" table:formula="of:=COUNTIF([.BM5:.BM655];&quot;F&quot;)" office:value-type="float" office:value="0" calcext:value-type="float">
            <text:p>0</text:p>
          </table:table-cell>
          <table:table-cell table:style-name="ce227" table:formula="of:=COUNTIF([.BN5:.BN655];&quot;F&quot;)" office:value-type="float" office:value="0" calcext:value-type="float">
            <text:p>0</text:p>
          </table:table-cell>
          <table:table-cell table:style-name="ce227" table:formula="of:=COUNTIF([.BO5:.BO655];&quot;F&quot;)" office:value-type="float" office:value="1" calcext:value-type="float">
            <text:p>1</text:p>
          </table:table-cell>
          <table:table-cell table:style-name="ce81" table:number-columns-repeated="2"/>
          <table:table-cell table:style-name="ce227" table:formula="of:=COUNTIF([.BR5:.BR655];&quot;F&quot;)" office:value-type="float" office:value="0" calcext:value-type="float">
            <text:p>0</text:p>
          </table:table-cell>
          <table:table-cell table:style-name="ce227" table:formula="of:=COUNTIF([.BS5:.BS655];&quot;F&quot;)" office:value-type="float" office:value="0" calcext:value-type="float">
            <text:p>0</text:p>
          </table:table-cell>
          <table:table-cell table:style-name="ce227" table:formula="of:=COUNTIF([.BT5:.BT655];&quot;F&quot;)" office:value-type="float" office:value="2" calcext:value-type="float">
            <text:p>2</text:p>
          </table:table-cell>
          <table:table-cell table:style-name="ce227" table:formula="of:=COUNTIF([.BU5:.BU655];&quot;F&quot;)" office:value-type="float" office:value="1" calcext:value-type="float">
            <text:p>1</text:p>
          </table:table-cell>
          <table:table-cell table:style-name="ce227" table:formula="of:=COUNTIF([.BV5:.BV655];&quot;F&quot;)" office:value-type="float" office:value="0" calcext:value-type="float">
            <text:p>0</text:p>
          </table:table-cell>
          <table:table-cell table:style-name="ce81" table:number-columns-repeated="2"/>
          <table:table-cell table:style-name="ce227" table:formula="of:=COUNTIF([.BY5:.BY655];&quot;F&quot;)" office:value-type="float" office:value="0" calcext:value-type="float">
            <text:p>0</text:p>
          </table:table-cell>
          <table:table-cell table:style-name="ce227" table:formula="of:=COUNTIF([.BZ5:.BZ655];&quot;F&quot;)" office:value-type="float" office:value="1" calcext:value-type="float">
            <text:p>1</text:p>
          </table:table-cell>
          <table:table-cell table:style-name="ce227" table:formula="of:=COUNTIF([.CA5:.CA655];&quot;F&quot;)" office:value-type="float" office:value="0" calcext:value-type="float">
            <text:p>0</text:p>
          </table:table-cell>
          <table:table-cell table:style-name="ce227" table:formula="of:=COUNTIF([.CB5:.CB655];&quot;F&quot;)" office:value-type="float" office:value="0" calcext:value-type="float">
            <text:p>0</text:p>
          </table:table-cell>
          <table:table-cell table:style-name="ce227" table:formula="of:=COUNTIF([.CC5:.CC655];&quot;F&quot;)" office:value-type="float" office:value="0" calcext:value-type="float">
            <text:p>0</text:p>
          </table:table-cell>
          <table:table-cell table:style-name="ce81" table:number-columns-repeated="2"/>
          <table:table-cell table:style-name="ce227" table:formula="of:=COUNTIF([.CF5:.CF655];&quot;F&quot;)" office:value-type="float" office:value="1" calcext:value-type="float">
            <text:p>1</text:p>
          </table:table-cell>
          <table:table-cell table:style-name="ce227" table:formula="of:=COUNTIF([.CG5:.CG655];&quot;F&quot;)" office:value-type="float" office:value="0" calcext:value-type="float">
            <text:p>0</text:p>
          </table:table-cell>
          <table:table-cell table:style-name="ce227" table:formula="of:=COUNTIF([.CH5:.CH655];&quot;F&quot;)" office:value-type="float" office:value="0" calcext:value-type="float">
            <text:p>0</text:p>
          </table:table-cell>
          <table:table-cell table:style-name="ce227" table:formula="of:=COUNTIF([.CI5:.CI655];&quot;F&quot;)" office:value-type="float" office:value="0" calcext:value-type="float">
            <text:p>0</text:p>
          </table:table-cell>
          <table:table-cell table:style-name="ce227" table:formula="of:=COUNTIF([.CJ5:.CJ655];&quot;F&quot;)" office:value-type="float" office:value="0" calcext:value-type="float">
            <text:p>0</text:p>
          </table:table-cell>
          <table:table-cell table:style-name="ce81" table:number-columns-repeated="4"/>
          <table:table-cell table:style-name="ce227" table:formula="of:=COUNTIF([.CO5:.CO655];&quot;F&quot;)" office:value-type="float" office:value="1" calcext:value-type="float">
            <text:p>1</text:p>
          </table:table-cell>
          <table:table-cell table:number-columns-repeated="378"/>
        </table:table-row>
        <table:table-row table:style-name="ro67">
          <table:table-cell table:style-name="ce164" office:value-type="string" calcext:value-type="string" table:number-columns-spanned="3" table:number-rows-spanned="1">
            <text:p>P</text:p>
          </table:table-cell>
          <table:covered-table-cell table:number-columns-repeated="2" table:style-name="ce164"/>
          <table:table-cell table:style-name="ce36" table:formula="of:=SUM([.F680:.UF680])" office:value-type="float" office:value="0" calcext:value-type="float">
            <text:p>0</text:p>
          </table:table-cell>
          <table:table-cell table:style-name="ce47"/>
          <table:table-cell table:style-name="ce59"/>
          <table:table-cell table:style-name="ce227" table:formula="of:=COUNTIF([.G6:.G656];&quot;P&quot;)" office:value-type="float" office:value="0" calcext:value-type="float">
            <text:p>0</text:p>
          </table:table-cell>
          <table:table-cell table:style-name="ce233" table:formula="of:=COUNTIF([.H6:.H656];&quot;P&quot;)" office:value-type="float" office:value="0" calcext:value-type="float">
            <text:p>0</text:p>
          </table:table-cell>
          <table:table-cell table:style-name="ce233" table:formula="of:=COUNTIF([.I6:.I656];&quot;P&quot;)" office:value-type="float" office:value="0" calcext:value-type="float">
            <text:p>0</text:p>
          </table:table-cell>
          <table:table-cell table:style-name="ce233" table:formula="of:=COUNTIF([.J6:.J656];&quot;P&quot;)" office:value-type="float" office:value="0" calcext:value-type="float">
            <text:p>0</text:p>
          </table:table-cell>
          <table:table-cell table:style-name="ce233" table:formula="of:=COUNTIF([.K6:.K656];&quot;P&quot;)" office:value-type="float" office:value="0" calcext:value-type="float">
            <text:p>0</text:p>
          </table:table-cell>
          <table:table-cell table:style-name="ce81" table:number-columns-repeated="2"/>
          <table:table-cell table:style-name="ce233" table:formula="of:=COUNTIF([.N6:.N656];&quot;P&quot;)" office:value-type="float" office:value="0" calcext:value-type="float">
            <text:p>0</text:p>
          </table:table-cell>
          <table:table-cell table:style-name="ce233" table:formula="of:=COUNTIF([.O6:.O656];&quot;P&quot;)" office:value-type="float" office:value="0" calcext:value-type="float">
            <text:p>0</text:p>
          </table:table-cell>
          <table:table-cell table:style-name="ce233" table:formula="of:=COUNTIF([.P6:.P656];&quot;P&quot;)" office:value-type="float" office:value="0" calcext:value-type="float">
            <text:p>0</text:p>
          </table:table-cell>
          <table:table-cell table:style-name="ce233" table:formula="of:=COUNTIF([.Q6:.Q656];&quot;P&quot;)" office:value-type="float" office:value="0" calcext:value-type="float">
            <text:p>0</text:p>
          </table:table-cell>
          <table:table-cell table:style-name="ce233" table:formula="of:=COUNTIF([.R6:.R656];&quot;P&quot;)" office:value-type="float" office:value="0" calcext:value-type="float">
            <text:p>0</text:p>
          </table:table-cell>
          <table:table-cell table:style-name="ce81" table:number-columns-repeated="2"/>
          <table:table-cell table:style-name="ce233" table:formula="of:=COUNTIF([.U6:.U656];&quot;P&quot;)" office:value-type="float" office:value="0" calcext:value-type="float">
            <text:p>0</text:p>
          </table:table-cell>
          <table:table-cell table:style-name="ce233" table:formula="of:=COUNTIF([.V6:.V656];&quot;P&quot;)" office:value-type="float" office:value="0" calcext:value-type="float">
            <text:p>0</text:p>
          </table:table-cell>
          <table:table-cell table:style-name="ce233" table:formula="of:=COUNTIF([.W6:.W656];&quot;P&quot;)" office:value-type="float" office:value="0" calcext:value-type="float">
            <text:p>0</text:p>
          </table:table-cell>
          <table:table-cell table:style-name="ce233" table:formula="of:=COUNTIF([.X6:.X656];&quot;P&quot;)" office:value-type="float" office:value="0" calcext:value-type="float">
            <text:p>0</text:p>
          </table:table-cell>
          <table:table-cell table:style-name="ce233" table:formula="of:=COUNTIF([.Y6:.Y656];&quot;P&quot;)" office:value-type="float" office:value="0" calcext:value-type="float">
            <text:p>0</text:p>
          </table:table-cell>
          <table:table-cell table:style-name="ce81" table:number-columns-repeated="2"/>
          <table:table-cell table:style-name="ce233" table:formula="of:=COUNTIF([.AB6:.AB656];&quot;P&quot;)" office:value-type="float" office:value="0" calcext:value-type="float">
            <text:p>0</text:p>
          </table:table-cell>
          <table:table-cell table:style-name="ce233" table:formula="of:=COUNTIF([.AC6:.AC656];&quot;P&quot;)" office:value-type="float" office:value="0" calcext:value-type="float">
            <text:p>0</text:p>
          </table:table-cell>
          <table:table-cell table:style-name="ce233" table:formula="of:=COUNTIF([.AD6:.AD656];&quot;P&quot;)" office:value-type="float" office:value="0" calcext:value-type="float">
            <text:p>0</text:p>
          </table:table-cell>
          <table:table-cell table:style-name="ce233" table:formula="of:=COUNTIF([.AE6:.AE656];&quot;P&quot;)" office:value-type="float" office:value="0" calcext:value-type="float">
            <text:p>0</text:p>
          </table:table-cell>
          <table:table-cell table:style-name="ce233" table:formula="of:=COUNTIF([.AF6:.AF656];&quot;P&quot;)" office:value-type="float" office:value="0" calcext:value-type="float">
            <text:p>0</text:p>
          </table:table-cell>
          <table:table-cell table:style-name="ce81" table:number-columns-repeated="2"/>
          <table:table-cell table:style-name="ce233" table:formula="of:=COUNTIF([.AI6:.AI656];&quot;P&quot;)" office:value-type="float" office:value="0" calcext:value-type="float">
            <text:p>0</text:p>
          </table:table-cell>
          <table:table-cell table:style-name="ce233" table:formula="of:=COUNTIF([.AJ6:.AJ656];&quot;P&quot;)" office:value-type="float" office:value="0" calcext:value-type="float">
            <text:p>0</text:p>
          </table:table-cell>
          <table:table-cell table:style-name="ce233" table:formula="of:=COUNTIF([.AK6:.AK656];&quot;P&quot;)" office:value-type="float" office:value="0" calcext:value-type="float">
            <text:p>0</text:p>
          </table:table-cell>
          <table:table-cell table:style-name="ce233" table:formula="of:=COUNTIF([.AL6:.AL656];&quot;P&quot;)" office:value-type="float" office:value="0" calcext:value-type="float">
            <text:p>0</text:p>
          </table:table-cell>
          <table:table-cell table:style-name="ce233" table:formula="of:=COUNTIF([.AM6:.AM656];&quot;P&quot;)" office:value-type="float" office:value="0" calcext:value-type="float">
            <text:p>0</text:p>
          </table:table-cell>
          <table:table-cell table:style-name="ce81" table:number-columns-repeated="2"/>
          <table:table-cell table:style-name="ce233" table:formula="of:=COUNTIF([.AP6:.AP656];&quot;P&quot;)" office:value-type="float" office:value="0" calcext:value-type="float">
            <text:p>0</text:p>
          </table:table-cell>
          <table:table-cell table:style-name="ce233" table:formula="of:=COUNTIF([.AQ6:.AQ656];&quot;P&quot;)" office:value-type="float" office:value="0" calcext:value-type="float">
            <text:p>0</text:p>
          </table:table-cell>
          <table:table-cell table:style-name="ce233" table:formula="of:=COUNTIF([.AR6:.AR656];&quot;P&quot;)" office:value-type="float" office:value="0" calcext:value-type="float">
            <text:p>0</text:p>
          </table:table-cell>
          <table:table-cell table:style-name="ce233" table:formula="of:=COUNTIF([.AS6:.AS656];&quot;P&quot;)" office:value-type="float" office:value="0" calcext:value-type="float">
            <text:p>0</text:p>
          </table:table-cell>
          <table:table-cell table:style-name="ce233" table:formula="of:=COUNTIF([.AT6:.AT656];&quot;P&quot;)" office:value-type="float" office:value="0" calcext:value-type="float">
            <text:p>0</text:p>
          </table:table-cell>
          <table:table-cell table:style-name="ce81" table:number-columns-repeated="2"/>
          <table:table-cell table:style-name="ce233" table:formula="of:=COUNTIF([.AW6:.AW656];&quot;P&quot;)" office:value-type="float" office:value="0" calcext:value-type="float">
            <text:p>0</text:p>
          </table:table-cell>
          <table:table-cell table:style-name="ce233" table:formula="of:=COUNTIF([.AX6:.AX656];&quot;P&quot;)" office:value-type="float" office:value="0" calcext:value-type="float">
            <text:p>0</text:p>
          </table:table-cell>
          <table:table-cell table:style-name="ce233" table:formula="of:=COUNTIF([.AY6:.AY656];&quot;P&quot;)" office:value-type="float" office:value="0" calcext:value-type="float">
            <text:p>0</text:p>
          </table:table-cell>
          <table:table-cell table:style-name="ce233" table:formula="of:=COUNTIF([.AZ6:.AZ656];&quot;P&quot;)" office:value-type="float" office:value="0" calcext:value-type="float">
            <text:p>0</text:p>
          </table:table-cell>
          <table:table-cell table:style-name="ce233" table:formula="of:=COUNTIF([.BA6:.BA656];&quot;P&quot;)" office:value-type="float" office:value="0" calcext:value-type="float">
            <text:p>0</text:p>
          </table:table-cell>
          <table:table-cell table:style-name="ce81" table:number-columns-repeated="2"/>
          <table:table-cell table:style-name="ce233" table:formula="of:=COUNTIF([.BD6:.BD656];&quot;P&quot;)" office:value-type="float" office:value="0" calcext:value-type="float">
            <text:p>0</text:p>
          </table:table-cell>
          <table:table-cell table:style-name="ce233" table:formula="of:=COUNTIF([.BE6:.BE656];&quot;P&quot;)" office:value-type="float" office:value="0" calcext:value-type="float">
            <text:p>0</text:p>
          </table:table-cell>
          <table:table-cell table:style-name="ce233" table:formula="of:=COUNTIF([.BF6:.BF656];&quot;P&quot;)" office:value-type="float" office:value="0" calcext:value-type="float">
            <text:p>0</text:p>
          </table:table-cell>
          <table:table-cell table:style-name="ce233" table:formula="of:=COUNTIF([.BG6:.BG656];&quot;P&quot;)" office:value-type="float" office:value="0" calcext:value-type="float">
            <text:p>0</text:p>
          </table:table-cell>
          <table:table-cell table:style-name="ce233" table:formula="of:=COUNTIF([.BH6:.BH656];&quot;P&quot;)" office:value-type="float" office:value="0" calcext:value-type="float">
            <text:p>0</text:p>
          </table:table-cell>
          <table:table-cell table:style-name="ce81" table:number-columns-repeated="2"/>
          <table:table-cell table:style-name="ce233" table:formula="of:=COUNTIF([.BK6:.BK656];&quot;P&quot;)" office:value-type="float" office:value="0" calcext:value-type="float">
            <text:p>0</text:p>
          </table:table-cell>
          <table:table-cell table:style-name="ce233" table:formula="of:=COUNTIF([.BL6:.BL656];&quot;P&quot;)" office:value-type="float" office:value="0" calcext:value-type="float">
            <text:p>0</text:p>
          </table:table-cell>
          <table:table-cell table:style-name="ce233" table:formula="of:=COUNTIF([.BM6:.BM656];&quot;P&quot;)" office:value-type="float" office:value="0" calcext:value-type="float">
            <text:p>0</text:p>
          </table:table-cell>
          <table:table-cell table:style-name="ce233" table:formula="of:=COUNTIF([.BN6:.BN656];&quot;P&quot;)" office:value-type="float" office:value="0" calcext:value-type="float">
            <text:p>0</text:p>
          </table:table-cell>
          <table:table-cell table:style-name="ce233" table:formula="of:=COUNTIF([.BO6:.BO656];&quot;P&quot;)" office:value-type="float" office:value="0" calcext:value-type="float">
            <text:p>0</text:p>
          </table:table-cell>
          <table:table-cell table:style-name="ce81" table:number-columns-repeated="2"/>
          <table:table-cell table:style-name="ce233" table:formula="of:=COUNTIF([.BR6:.BR656];&quot;P&quot;)" office:value-type="float" office:value="0" calcext:value-type="float">
            <text:p>0</text:p>
          </table:table-cell>
          <table:table-cell table:style-name="ce233" table:formula="of:=COUNTIF([.BS6:.BS656];&quot;P&quot;)" office:value-type="float" office:value="0" calcext:value-type="float">
            <text:p>0</text:p>
          </table:table-cell>
          <table:table-cell table:style-name="ce233" table:formula="of:=COUNTIF([.BT6:.BT656];&quot;P&quot;)" office:value-type="float" office:value="0" calcext:value-type="float">
            <text:p>0</text:p>
          </table:table-cell>
          <table:table-cell table:style-name="ce233" table:formula="of:=COUNTIF([.BU6:.BU656];&quot;P&quot;)" office:value-type="float" office:value="0" calcext:value-type="float">
            <text:p>0</text:p>
          </table:table-cell>
          <table:table-cell table:style-name="ce233" table:formula="of:=COUNTIF([.BV6:.BV656];&quot;P&quot;)" office:value-type="float" office:value="0" calcext:value-type="float">
            <text:p>0</text:p>
          </table:table-cell>
          <table:table-cell table:style-name="ce81" table:number-columns-repeated="2"/>
          <table:table-cell table:style-name="ce233" table:formula="of:=COUNTIF([.BY6:.BY656];&quot;P&quot;)" office:value-type="float" office:value="0" calcext:value-type="float">
            <text:p>0</text:p>
          </table:table-cell>
          <table:table-cell table:style-name="ce233" table:formula="of:=COUNTIF([.BZ6:.BZ656];&quot;P&quot;)" office:value-type="float" office:value="0" calcext:value-type="float">
            <text:p>0</text:p>
          </table:table-cell>
          <table:table-cell table:style-name="ce233" table:formula="of:=COUNTIF([.CA6:.CA656];&quot;P&quot;)" office:value-type="float" office:value="0" calcext:value-type="float">
            <text:p>0</text:p>
          </table:table-cell>
          <table:table-cell table:style-name="ce233" table:formula="of:=COUNTIF([.CB6:.CB656];&quot;P&quot;)" office:value-type="float" office:value="0" calcext:value-type="float">
            <text:p>0</text:p>
          </table:table-cell>
          <table:table-cell table:style-name="ce233" table:formula="of:=COUNTIF([.CC6:.CC656];&quot;P&quot;)" office:value-type="float" office:value="0" calcext:value-type="float">
            <text:p>0</text:p>
          </table:table-cell>
          <table:table-cell table:style-name="ce81" table:number-columns-repeated="2"/>
          <table:table-cell table:style-name="ce233" table:formula="of:=COUNTIF([.CF6:.CF656];&quot;P&quot;)" office:value-type="float" office:value="0" calcext:value-type="float">
            <text:p>0</text:p>
          </table:table-cell>
          <table:table-cell table:style-name="ce233" table:formula="of:=COUNTIF([.CG6:.CG656];&quot;P&quot;)" office:value-type="float" office:value="0" calcext:value-type="float">
            <text:p>0</text:p>
          </table:table-cell>
          <table:table-cell table:style-name="ce233" table:formula="of:=COUNTIF([.CH6:.CH656];&quot;P&quot;)" office:value-type="float" office:value="0" calcext:value-type="float">
            <text:p>0</text:p>
          </table:table-cell>
          <table:table-cell table:style-name="ce233" table:formula="of:=COUNTIF([.CI6:.CI656];&quot;P&quot;)" office:value-type="float" office:value="0" calcext:value-type="float">
            <text:p>0</text:p>
          </table:table-cell>
          <table:table-cell table:style-name="ce233" table:formula="of:=COUNTIF([.CJ6:.CJ656];&quot;P&quot;)" office:value-type="float" office:value="0" calcext:value-type="float">
            <text:p>0</text:p>
          </table:table-cell>
          <table:table-cell table:style-name="ce81" table:number-columns-repeated="2"/>
          <table:table-cell table:style-name="ce93" table:number-columns-repeated="2"/>
          <table:table-cell table:style-name="ce233" table:formula="of:=COUNTIF([.CO6:.CO656];&quot;P&quot;)" office:value-type="float" office:value="0" calcext:value-type="float">
            <text:p>0</text:p>
          </table:table-cell>
          <table:table-cell table:number-columns-repeated="378"/>
        </table:table-row>
        <table:table-row table:style-name="ro67">
          <table:table-cell table:style-name="ce164" office:value-type="string" calcext:value-type="string" table:number-columns-spanned="3" table:number-rows-spanned="1">
            <text:p>DNF</text:p>
          </table:table-cell>
          <table:covered-table-cell table:number-columns-repeated="2" table:style-name="ce164"/>
          <table:table-cell table:style-name="ce36" table:formula="of:=SUM([.F681:.UF681])" office:value-type="float" office:value="7" calcext:value-type="float">
            <text:p>7</text:p>
          </table:table-cell>
          <table:table-cell table:style-name="ce47"/>
          <table:table-cell table:style-name="ce59"/>
          <table:table-cell table:style-name="ce227" table:formula="of:=COUNTIF([.G6:.G656];&quot;DNF&quot;)" office:value-type="float" office:value="0" calcext:value-type="float">
            <text:p>0</text:p>
          </table:table-cell>
          <table:table-cell table:style-name="ce227" table:formula="of:=COUNTIF([.H6:.H656];&quot;DNF&quot;)" office:value-type="float" office:value="0" calcext:value-type="float">
            <text:p>0</text:p>
          </table:table-cell>
          <table:table-cell table:style-name="ce227" table:formula="of:=COUNTIF([.I6:.I656];&quot;DNF&quot;)" office:value-type="float" office:value="0" calcext:value-type="float">
            <text:p>0</text:p>
          </table:table-cell>
          <table:table-cell table:style-name="ce227" office:value-type="float" office:value="1" calcext:value-type="float">
            <text:p>1</text:p>
          </table:table-cell>
          <table:table-cell table:style-name="ce227" table:formula="of:=COUNTIF([.K6:.K656];&quot;DNF&quot;)-1" office:value-type="float" office:value="1" calcext:value-type="float">
            <text:p>1</text:p>
          </table:table-cell>
          <table:table-cell table:style-name="ce81" table:number-columns-repeated="2"/>
          <table:table-cell table:style-name="ce227" table:formula="of:=COUNTIF([.N6:.N656];&quot;DNF&quot;)" office:value-type="float" office:value="0" calcext:value-type="float">
            <text:p>0</text:p>
          </table:table-cell>
          <table:table-cell table:style-name="ce227" table:formula="of:=COUNTIF([.O6:.O656];&quot;DNF&quot;)" office:value-type="float" office:value="0" calcext:value-type="float">
            <text:p>0</text:p>
          </table:table-cell>
          <table:table-cell table:style-name="ce227" table:formula="of:=COUNTIF([.P6:.P656];&quot;DNF&quot;)" office:value-type="float" office:value="0" calcext:value-type="float">
            <text:p>0</text:p>
          </table:table-cell>
          <table:table-cell table:style-name="ce227" table:formula="of:=COUNTIF([.Q6:.Q656];&quot;DNF&quot;)-1" office:value-type="float" office:value="1" calcext:value-type="float">
            <text:p>1</text:p>
          </table:table-cell>
          <table:table-cell table:style-name="ce227" table:formula="of:=COUNTIF([.R6:.R656];&quot;DNF&quot;)" office:value-type="float" office:value="0" calcext:value-type="float">
            <text:p>0</text:p>
          </table:table-cell>
          <table:table-cell table:style-name="ce81" table:number-columns-repeated="2"/>
          <table:table-cell table:style-name="ce227" office:value-type="float" office:value="1" calcext:value-type="float">
            <text:p>1</text:p>
          </table:table-cell>
          <table:table-cell table:style-name="ce227" table:formula="of:=COUNTIF([.V6:.V656];&quot;DNF&quot;)-1" office:value-type="float" office:value="1" calcext:value-type="float">
            <text:p>1</text:p>
          </table:table-cell>
          <table:table-cell table:style-name="ce227" table:formula="of:=COUNTIF([.W6:.W656];&quot;DNF&quot;)" office:value-type="float" office:value="0" calcext:value-type="float">
            <text:p>0</text:p>
          </table:table-cell>
          <table:table-cell table:style-name="ce227" table:formula="of:=COUNTIF([.X6:.X656];&quot;DNF&quot;)" office:value-type="float" office:value="0" calcext:value-type="float">
            <text:p>0</text:p>
          </table:table-cell>
          <table:table-cell table:style-name="ce227" table:formula="of:=COUNTIF([.Y6:.Y656];&quot;DNF&quot;)" office:value-type="float" office:value="0" calcext:value-type="float">
            <text:p>0</text:p>
          </table:table-cell>
          <table:table-cell table:style-name="ce81" table:number-columns-repeated="2"/>
          <table:table-cell table:style-name="ce227" table:formula="of:=COUNTIF([.AB6:.AB656];&quot;DNF&quot;)" office:value-type="float" office:value="0" calcext:value-type="float">
            <text:p>0</text:p>
          </table:table-cell>
          <table:table-cell table:style-name="ce227" table:formula="of:=COUNTIF([.AC6:.AC656];&quot;DNF&quot;)" office:value-type="float" office:value="0" calcext:value-type="float">
            <text:p>0</text:p>
          </table:table-cell>
          <table:table-cell table:style-name="ce227" table:formula="of:=COUNTIF([.AD6:.AD656];&quot;DNF&quot;)" office:value-type="float" office:value="0" calcext:value-type="float">
            <text:p>0</text:p>
          </table:table-cell>
          <table:table-cell table:style-name="ce227" table:formula="of:=COUNTIF([.AE6:.AE656];&quot;DNF&quot;)" office:value-type="float" office:value="0" calcext:value-type="float">
            <text:p>0</text:p>
          </table:table-cell>
          <table:table-cell table:style-name="ce227" table:formula="of:=COUNTIF([.AF6:.AF656];&quot;DNF&quot;)" office:value-type="float" office:value="0" calcext:value-type="float">
            <text:p>0</text:p>
          </table:table-cell>
          <table:table-cell table:style-name="ce81" table:number-columns-repeated="2"/>
          <table:table-cell table:style-name="ce227" table:formula="of:=COUNTIF([.AI6:.AI656];&quot;DNF&quot;)" office:value-type="float" office:value="0" calcext:value-type="float">
            <text:p>0</text:p>
          </table:table-cell>
          <table:table-cell table:style-name="ce227" table:formula="of:=COUNTIF([.AJ6:.AJ656];&quot;DNF&quot;)" office:value-type="float" office:value="0" calcext:value-type="float">
            <text:p>0</text:p>
          </table:table-cell>
          <table:table-cell table:style-name="ce227" table:formula="of:=COUNTIF([.AK6:.AK656];&quot;DNF&quot;)" office:value-type="float" office:value="0" calcext:value-type="float">
            <text:p>0</text:p>
          </table:table-cell>
          <table:table-cell table:style-name="ce227" table:formula="of:=COUNTIF([.AL6:.AL656];&quot;DNF&quot;)" office:value-type="float" office:value="0" calcext:value-type="float">
            <text:p>0</text:p>
          </table:table-cell>
          <table:table-cell table:style-name="ce227" table:formula="of:=COUNTIF([.AM6:.AM656];&quot;DNF&quot;)" office:value-type="float" office:value="0" calcext:value-type="float">
            <text:p>0</text:p>
          </table:table-cell>
          <table:table-cell table:style-name="ce81" table:number-columns-repeated="2"/>
          <table:table-cell table:style-name="ce227" table:formula="of:=COUNTIF([.AP6:.AP656];&quot;DNF&quot;)" office:value-type="float" office:value="0" calcext:value-type="float">
            <text:p>0</text:p>
          </table:table-cell>
          <table:table-cell table:style-name="ce227" table:formula="of:=COUNTIF([.AQ6:.AQ656];&quot;DNF&quot;)" office:value-type="float" office:value="0" calcext:value-type="float">
            <text:p>0</text:p>
          </table:table-cell>
          <table:table-cell table:style-name="ce227" table:formula="of:=COUNTIF([.AR6:.AR656];&quot;DNF&quot;)" office:value-type="float" office:value="0" calcext:value-type="float">
            <text:p>0</text:p>
          </table:table-cell>
          <table:table-cell table:style-name="ce227" table:formula="of:=COUNTIF([.AS6:.AS656];&quot;DNF&quot;)" office:value-type="float" office:value="0" calcext:value-type="float">
            <text:p>0</text:p>
          </table:table-cell>
          <table:table-cell table:style-name="ce227" table:formula="of:=COUNTIF([.AT6:.AT656];&quot;DNF&quot;)" office:value-type="float" office:value="0" calcext:value-type="float">
            <text:p>0</text:p>
          </table:table-cell>
          <table:table-cell table:style-name="ce81" table:number-columns-repeated="2"/>
          <table:table-cell table:style-name="ce227" table:formula="of:=COUNTIF([.AW6:.AW656];&quot;DNF&quot;)-1" office:value-type="float" office:value="1" calcext:value-type="float">
            <text:p>1</text:p>
          </table:table-cell>
          <table:table-cell table:style-name="ce227" table:formula="of:=COUNTIF([.AX6:.AX656];&quot;DNF&quot;)" office:value-type="float" office:value="0" calcext:value-type="float">
            <text:p>0</text:p>
          </table:table-cell>
          <table:table-cell table:style-name="ce227" table:formula="of:=COUNTIF([.AY6:.AY656];&quot;DNF&quot;)" office:value-type="float" office:value="0" calcext:value-type="float">
            <text:p>0</text:p>
          </table:table-cell>
          <table:table-cell table:style-name="ce227" table:formula="of:=COUNTIF([.AZ6:.AZ656];&quot;DNF&quot;)" office:value-type="float" office:value="0" calcext:value-type="float">
            <text:p>0</text:p>
          </table:table-cell>
          <table:table-cell table:style-name="ce227" table:formula="of:=COUNTIF([.BA6:.BA656];&quot;DNF&quot;)" office:value-type="float" office:value="0" calcext:value-type="float">
            <text:p>0</text:p>
          </table:table-cell>
          <table:table-cell table:style-name="ce81" table:number-columns-repeated="2"/>
          <table:table-cell table:style-name="ce227" table:formula="of:=COUNTIF([.BD6:.BD656];&quot;DNF&quot;)" office:value-type="float" office:value="0" calcext:value-type="float">
            <text:p>0</text:p>
          </table:table-cell>
          <table:table-cell table:style-name="ce227" table:formula="of:=COUNTIF([.BE6:.BE656];&quot;DNF&quot;)" office:value-type="float" office:value="0" calcext:value-type="float">
            <text:p>0</text:p>
          </table:table-cell>
          <table:table-cell table:style-name="ce227" table:formula="of:=COUNTIF([.BF6:.BF656];&quot;DNF&quot;)" office:value-type="float" office:value="0" calcext:value-type="float">
            <text:p>0</text:p>
          </table:table-cell>
          <table:table-cell table:style-name="ce227" table:formula="of:=COUNTIF([.BG6:.BG656];&quot;DNF&quot;)" office:value-type="float" office:value="0" calcext:value-type="float">
            <text:p>0</text:p>
          </table:table-cell>
          <table:table-cell table:style-name="ce227" table:formula="of:=COUNTIF([.BH6:.BH656];&quot;DNF&quot;)" office:value-type="float" office:value="0" calcext:value-type="float">
            <text:p>0</text:p>
          </table:table-cell>
          <table:table-cell table:style-name="ce81" table:number-columns-repeated="2"/>
          <table:table-cell table:style-name="ce227" table:formula="of:=COUNTIF([.BK6:.BK656];&quot;DNF&quot;)" office:value-type="float" office:value="0" calcext:value-type="float">
            <text:p>0</text:p>
          </table:table-cell>
          <table:table-cell table:style-name="ce227" table:formula="of:=COUNTIF([.BL6:.BL656];&quot;DNF&quot;)" office:value-type="float" office:value="0" calcext:value-type="float">
            <text:p>0</text:p>
          </table:table-cell>
          <table:table-cell table:style-name="ce227" table:formula="of:=COUNTIF([.BM6:.BM656];&quot;DNF&quot;)" office:value-type="float" office:value="0" calcext:value-type="float">
            <text:p>0</text:p>
          </table:table-cell>
          <table:table-cell table:style-name="ce227" table:formula="of:=COUNTIF([.BN6:.BN656];&quot;DNF&quot;)" office:value-type="float" office:value="0" calcext:value-type="float">
            <text:p>0</text:p>
          </table:table-cell>
          <table:table-cell table:style-name="ce227" table:formula="of:=COUNTIF([.BO6:.BO656];&quot;DNF&quot;)" office:value-type="float" office:value="0" calcext:value-type="float">
            <text:p>0</text:p>
          </table:table-cell>
          <table:table-cell table:style-name="ce81" table:number-columns-repeated="2"/>
          <table:table-cell table:style-name="ce227" table:formula="of:=COUNTIF([.BR6:.BR656];&quot;DNF&quot;)" office:value-type="float" office:value="0" calcext:value-type="float">
            <text:p>0</text:p>
          </table:table-cell>
          <table:table-cell table:style-name="ce227" table:formula="of:=COUNTIF([.BS6:.BS656];&quot;DNF&quot;)" office:value-type="float" office:value="0" calcext:value-type="float">
            <text:p>0</text:p>
          </table:table-cell>
          <table:table-cell table:style-name="ce227" table:formula="of:=COUNTIF([.BT6:.BT656];&quot;DNF&quot;)" office:value-type="float" office:value="0" calcext:value-type="float">
            <text:p>0</text:p>
          </table:table-cell>
          <table:table-cell table:style-name="ce227" table:formula="of:=COUNTIF([.BU6:.BU656];&quot;DNF&quot;)" office:value-type="float" office:value="0" calcext:value-type="float">
            <text:p>0</text:p>
          </table:table-cell>
          <table:table-cell table:style-name="ce227" table:formula="of:=COUNTIF([.BV6:.BV656];&quot;DNF&quot;)" office:value-type="float" office:value="0" calcext:value-type="float">
            <text:p>0</text:p>
          </table:table-cell>
          <table:table-cell table:style-name="ce81" table:number-columns-repeated="2"/>
          <table:table-cell table:style-name="ce227" table:formula="of:=COUNTIF([.BY6:.BY656];&quot;DNF&quot;)" office:value-type="float" office:value="0" calcext:value-type="float">
            <text:p>0</text:p>
          </table:table-cell>
          <table:table-cell table:style-name="ce227" table:formula="of:=COUNTIF([.BZ6:.BZ656];&quot;DNF&quot;)" office:value-type="float" office:value="0" calcext:value-type="float">
            <text:p>0</text:p>
          </table:table-cell>
          <table:table-cell table:style-name="ce227" table:formula="of:=COUNTIF([.CA6:.CA656];&quot;DNF&quot;)" office:value-type="float" office:value="0" calcext:value-type="float">
            <text:p>0</text:p>
          </table:table-cell>
          <table:table-cell table:style-name="ce227" table:formula="of:=COUNTIF([.CB6:.CB656];&quot;DNF&quot;)" office:value-type="float" office:value="0" calcext:value-type="float">
            <text:p>0</text:p>
          </table:table-cell>
          <table:table-cell table:style-name="ce227" table:formula="of:=COUNTIF([.CC6:.CC656];&quot;DNF&quot;)" office:value-type="float" office:value="0" calcext:value-type="float">
            <text:p>0</text:p>
          </table:table-cell>
          <table:table-cell table:style-name="ce81" table:number-columns-repeated="2"/>
          <table:table-cell table:style-name="ce227" table:formula="of:=COUNTIF([.CF6:.CF656];&quot;DNF&quot;)" office:value-type="float" office:value="0" calcext:value-type="float">
            <text:p>0</text:p>
          </table:table-cell>
          <table:table-cell table:style-name="ce227" table:formula="of:=COUNTIF([.CG6:.CG656];&quot;DNF&quot;)" office:value-type="float" office:value="0" calcext:value-type="float">
            <text:p>0</text:p>
          </table:table-cell>
          <table:table-cell table:style-name="ce227" table:formula="of:=COUNTIF([.CH6:.CH656];&quot;DNF&quot;)" office:value-type="float" office:value="0" calcext:value-type="float">
            <text:p>0</text:p>
          </table:table-cell>
          <table:table-cell table:style-name="ce227" table:formula="of:=COUNTIF([.CI6:.CI656];&quot;DNF&quot;)-1" office:value-type="float" office:value="1" calcext:value-type="float">
            <text:p>1</text:p>
          </table:table-cell>
          <table:table-cell table:style-name="ce227" table:formula="of:=COUNTIF([.CJ6:.CJ656];&quot;DNF&quot;)" office:value-type="float" office:value="0" calcext:value-type="float">
            <text:p>0</text:p>
          </table:table-cell>
          <table:table-cell table:style-name="ce81" table:number-columns-repeated="4"/>
          <table:table-cell table:style-name="ce227" table:formula="of:=COUNTIF([.CO6:.CO656];&quot;DNF&quot;)" office:value-type="float" office:value="0" calcext:value-type="float">
            <text:p>0</text:p>
          </table:table-cell>
          <table:table-cell table:number-columns-repeated="378"/>
        </table:table-row>
        <table:table-row table:style-name="ro67">
          <table:table-cell table:style-name="ce164" office:value-type="string" calcext:value-type="string" table:number-columns-spanned="3" table:number-rows-spanned="1">
            <text:p>FR</text:p>
          </table:table-cell>
          <table:covered-table-cell table:number-columns-repeated="2" table:style-name="ce164"/>
          <table:table-cell table:style-name="ce36" table:formula="of:=SUM([.F682:.UF682])" office:value-type="float" office:value="11" calcext:value-type="float">
            <text:p>11</text:p>
          </table:table-cell>
          <table:table-cell table:style-name="ce47"/>
          <table:table-cell table:style-name="ce59"/>
          <table:table-cell table:style-name="ce227" table:formula="of:=COUNTIF([.G6:.G656];&quot;FR&quot;)" office:value-type="float" office:value="0" calcext:value-type="float">
            <text:p>0</text:p>
          </table:table-cell>
          <table:table-cell table:style-name="ce227" table:formula="of:=COUNTIF([.H6:.H656];&quot;FR&quot;)" office:value-type="float" office:value="1" calcext:value-type="float">
            <text:p>1</text:p>
          </table:table-cell>
          <table:table-cell table:style-name="ce227" table:formula="of:=COUNTIF([.I6:.I656];&quot;FR&quot;)" office:value-type="float" office:value="0" calcext:value-type="float">
            <text:p>0</text:p>
          </table:table-cell>
          <table:table-cell table:style-name="ce227" table:formula="of:=COUNTIF([.J6:.J656];&quot;FR&quot;)" office:value-type="float" office:value="0" calcext:value-type="float">
            <text:p>0</text:p>
          </table:table-cell>
          <table:table-cell table:style-name="ce227" table:formula="of:=COUNTIF([.K6:.K656];&quot;FR&quot;)" office:value-type="float" office:value="0" calcext:value-type="float">
            <text:p>0</text:p>
          </table:table-cell>
          <table:table-cell table:style-name="ce81" table:number-columns-repeated="2"/>
          <table:table-cell table:style-name="ce227" table:formula="of:=COUNTIF([.N6:.N656];&quot;FR&quot;)" office:value-type="float" office:value="0" calcext:value-type="float">
            <text:p>0</text:p>
          </table:table-cell>
          <table:table-cell table:style-name="ce227" table:formula="of:=COUNTIF([.O6:.O656];&quot;FR&quot;)" office:value-type="float" office:value="1" calcext:value-type="float">
            <text:p>1</text:p>
          </table:table-cell>
          <table:table-cell table:style-name="ce227" table:formula="of:=COUNTIF([.P6:.P656];&quot;FR&quot;)" office:value-type="float" office:value="0" calcext:value-type="float">
            <text:p>0</text:p>
          </table:table-cell>
          <table:table-cell table:style-name="ce227" table:formula="of:=COUNTIF([.Q6:.Q656];&quot;FR&quot;)" office:value-type="float" office:value="0" calcext:value-type="float">
            <text:p>0</text:p>
          </table:table-cell>
          <table:table-cell table:style-name="ce227" table:formula="of:=COUNTIF([.R6:.R656];&quot;FR&quot;)" office:value-type="float" office:value="0" calcext:value-type="float">
            <text:p>0</text:p>
          </table:table-cell>
          <table:table-cell table:style-name="ce81" table:number-columns-repeated="2"/>
          <table:table-cell table:style-name="ce227" table:formula="of:=COUNTIF([.U6:.U656];&quot;FR&quot;)" office:value-type="float" office:value="0" calcext:value-type="float">
            <text:p>0</text:p>
          </table:table-cell>
          <table:table-cell table:style-name="ce227" table:formula="of:=COUNTIF([.V6:.V656];&quot;FR&quot;)" office:value-type="float" office:value="0" calcext:value-type="float">
            <text:p>0</text:p>
          </table:table-cell>
          <table:table-cell table:style-name="ce227" table:formula="of:=COUNTIF([.W6:.W656];&quot;FR&quot;)" office:value-type="float" office:value="0" calcext:value-type="float">
            <text:p>0</text:p>
          </table:table-cell>
          <table:table-cell table:style-name="ce227" table:formula="of:=COUNTIF([.X6:.X656];&quot;FR&quot;)" office:value-type="float" office:value="0" calcext:value-type="float">
            <text:p>0</text:p>
          </table:table-cell>
          <table:table-cell table:style-name="ce227" table:formula="of:=COUNTIF([.Y6:.Y656];&quot;FR&quot;)" office:value-type="float" office:value="0" calcext:value-type="float">
            <text:p>0</text:p>
          </table:table-cell>
          <table:table-cell table:style-name="ce81" table:number-columns-repeated="2"/>
          <table:table-cell table:style-name="ce227" table:formula="of:=COUNTIF([.AB6:.AB656];&quot;FR&quot;)" office:value-type="float" office:value="0" calcext:value-type="float">
            <text:p>0</text:p>
          </table:table-cell>
          <table:table-cell table:style-name="ce227" table:formula="of:=COUNTIF([.AC6:.AC656];&quot;FR&quot;)" office:value-type="float" office:value="1" calcext:value-type="float">
            <text:p>1</text:p>
          </table:table-cell>
          <table:table-cell table:style-name="ce227" table:formula="of:=COUNTIF([.AD6:.AD656];&quot;FR&quot;)" office:value-type="float" office:value="0" calcext:value-type="float">
            <text:p>0</text:p>
          </table:table-cell>
          <table:table-cell table:style-name="ce227" table:formula="of:=COUNTIF([.AE6:.AE656];&quot;FR&quot;)" office:value-type="float" office:value="0" calcext:value-type="float">
            <text:p>0</text:p>
          </table:table-cell>
          <table:table-cell table:style-name="ce227" table:formula="of:=COUNTIF([.AF6:.AF656];&quot;FR&quot;)" office:value-type="float" office:value="0" calcext:value-type="float">
            <text:p>0</text:p>
          </table:table-cell>
          <table:table-cell table:style-name="ce81" table:number-columns-repeated="2"/>
          <table:table-cell table:style-name="ce227" table:formula="of:=COUNTIF([.AI6:.AI656];&quot;FR&quot;)" office:value-type="float" office:value="0" calcext:value-type="float">
            <text:p>0</text:p>
          </table:table-cell>
          <table:table-cell table:style-name="ce227" table:formula="of:=COUNTIF([.AJ6:.AJ656];&quot;FR&quot;)" office:value-type="float" office:value="1" calcext:value-type="float">
            <text:p>1</text:p>
          </table:table-cell>
          <table:table-cell table:style-name="ce227" table:formula="of:=COUNTIF([.AK6:.AK656];&quot;FR&quot;)" office:value-type="float" office:value="0" calcext:value-type="float">
            <text:p>0</text:p>
          </table:table-cell>
          <table:table-cell table:style-name="ce227" table:formula="of:=COUNTIF([.AL6:.AL656];&quot;FR&quot;)" office:value-type="float" office:value="0" calcext:value-type="float">
            <text:p>0</text:p>
          </table:table-cell>
          <table:table-cell table:style-name="ce227" table:formula="of:=COUNTIF([.AM6:.AM656];&quot;FR&quot;)" office:value-type="float" office:value="0" calcext:value-type="float">
            <text:p>0</text:p>
          </table:table-cell>
          <table:table-cell table:style-name="ce81" table:number-columns-repeated="2"/>
          <table:table-cell table:style-name="ce227" table:formula="of:=COUNTIF([.AP6:.AP656];&quot;FR&quot;)" office:value-type="float" office:value="0" calcext:value-type="float">
            <text:p>0</text:p>
          </table:table-cell>
          <table:table-cell table:style-name="ce227" table:formula="of:=COUNTIF([.AQ6:.AQ656];&quot;FR&quot;)" office:value-type="float" office:value="0" calcext:value-type="float">
            <text:p>0</text:p>
          </table:table-cell>
          <table:table-cell table:style-name="ce227" table:formula="of:=COUNTIF([.AR6:.AR656];&quot;FR&quot;)" office:value-type="float" office:value="0" calcext:value-type="float">
            <text:p>0</text:p>
          </table:table-cell>
          <table:table-cell table:style-name="ce227" table:formula="of:=COUNTIF([.AS6:.AS656];&quot;FR&quot;)" office:value-type="float" office:value="0" calcext:value-type="float">
            <text:p>0</text:p>
          </table:table-cell>
          <table:table-cell table:style-name="ce227" table:formula="of:=COUNTIF([.AT6:.AT656];&quot;FR&quot;)" office:value-type="float" office:value="1" calcext:value-type="float">
            <text:p>1</text:p>
          </table:table-cell>
          <table:table-cell table:style-name="ce81" table:number-columns-repeated="2"/>
          <table:table-cell table:style-name="ce227" table:formula="of:=COUNTIF([.AW6:.AW656];&quot;FR&quot;)" office:value-type="float" office:value="0" calcext:value-type="float">
            <text:p>0</text:p>
          </table:table-cell>
          <table:table-cell table:style-name="ce227" table:formula="of:=COUNTIF([.AX6:.AX656];&quot;FR&quot;)" office:value-type="float" office:value="0" calcext:value-type="float">
            <text:p>0</text:p>
          </table:table-cell>
          <table:table-cell table:style-name="ce227" table:formula="of:=COUNTIF([.AY6:.AY656];&quot;FR&quot;)" office:value-type="float" office:value="0" calcext:value-type="float">
            <text:p>0</text:p>
          </table:table-cell>
          <table:table-cell table:style-name="ce227" table:formula="of:=COUNTIF([.AZ6:.AZ656];&quot;FR&quot;)" office:value-type="float" office:value="0" calcext:value-type="float">
            <text:p>0</text:p>
          </table:table-cell>
          <table:table-cell table:style-name="ce227" table:formula="of:=COUNTIF([.BA6:.BA656];&quot;FR&quot;)" office:value-type="float" office:value="0" calcext:value-type="float">
            <text:p>0</text:p>
          </table:table-cell>
          <table:table-cell table:style-name="ce81" table:number-columns-repeated="2"/>
          <table:table-cell table:style-name="ce227" table:formula="of:=COUNTIF([.BD6:.BD656];&quot;FR&quot;)" office:value-type="float" office:value="0" calcext:value-type="float">
            <text:p>0</text:p>
          </table:table-cell>
          <table:table-cell table:style-name="ce227" table:formula="of:=COUNTIF([.BE6:.BE656];&quot;FR&quot;)" office:value-type="float" office:value="1" calcext:value-type="float">
            <text:p>1</text:p>
          </table:table-cell>
          <table:table-cell table:style-name="ce227" table:formula="of:=COUNTIF([.BF6:.BF656];&quot;FR&quot;)" office:value-type="float" office:value="0" calcext:value-type="float">
            <text:p>0</text:p>
          </table:table-cell>
          <table:table-cell table:style-name="ce227" table:formula="of:=COUNTIF([.BG6:.BG656];&quot;FR&quot;)" office:value-type="float" office:value="0" calcext:value-type="float">
            <text:p>0</text:p>
          </table:table-cell>
          <table:table-cell table:style-name="ce227" table:formula="of:=COUNTIF([.BH6:.BH656];&quot;FR&quot;)" office:value-type="float" office:value="1" calcext:value-type="float">
            <text:p>1</text:p>
          </table:table-cell>
          <table:table-cell table:style-name="ce81" table:number-columns-repeated="2"/>
          <table:table-cell table:style-name="ce227" table:formula="of:=COUNTIF([.BK6:.BK656];&quot;FR&quot;)" office:value-type="float" office:value="0" calcext:value-type="float">
            <text:p>0</text:p>
          </table:table-cell>
          <table:table-cell table:style-name="ce227" table:formula="of:=COUNTIF([.BL6:.BL656];&quot;FR&quot;)" office:value-type="float" office:value="0" calcext:value-type="float">
            <text:p>0</text:p>
          </table:table-cell>
          <table:table-cell table:style-name="ce227" table:formula="of:=COUNTIF([.BM6:.BM656];&quot;FR&quot;)" office:value-type="float" office:value="0" calcext:value-type="float">
            <text:p>0</text:p>
          </table:table-cell>
          <table:table-cell table:style-name="ce227" table:formula="of:=COUNTIF([.BN6:.BN656];&quot;FR&quot;)" office:value-type="float" office:value="1" calcext:value-type="float">
            <text:p>1</text:p>
          </table:table-cell>
          <table:table-cell table:style-name="ce227" table:formula="of:=COUNTIF([.BO6:.BO656];&quot;FR&quot;)" office:value-type="float" office:value="0" calcext:value-type="float">
            <text:p>0</text:p>
          </table:table-cell>
          <table:table-cell table:style-name="ce81" table:number-columns-repeated="2"/>
          <table:table-cell table:style-name="ce227" table:formula="of:=COUNTIF([.BR6:.BR656];&quot;FR&quot;)" office:value-type="float" office:value="0" calcext:value-type="float">
            <text:p>0</text:p>
          </table:table-cell>
          <table:table-cell table:style-name="ce227" table:formula="of:=COUNTIF([.BS6:.BS656];&quot;FR&quot;)" office:value-type="float" office:value="0" calcext:value-type="float">
            <text:p>0</text:p>
          </table:table-cell>
          <table:table-cell table:style-name="ce227" table:formula="of:=COUNTIF([.BT6:.BT656];&quot;FR&quot;)" office:value-type="float" office:value="0" calcext:value-type="float">
            <text:p>0</text:p>
          </table:table-cell>
          <table:table-cell table:style-name="ce227" table:formula="of:=COUNTIF([.BU6:.BU656];&quot;FR&quot;)" office:value-type="float" office:value="0" calcext:value-type="float">
            <text:p>0</text:p>
          </table:table-cell>
          <table:table-cell table:style-name="ce227" table:formula="of:=COUNTIF([.BV6:.BV656];&quot;FR&quot;)" office:value-type="float" office:value="1" calcext:value-type="float">
            <text:p>1</text:p>
          </table:table-cell>
          <table:table-cell table:style-name="ce81" table:number-columns-repeated="2"/>
          <table:table-cell table:style-name="ce227" table:formula="of:=COUNTIF([.BY6:.BY656];&quot;FR&quot;)" office:value-type="float" office:value="0" calcext:value-type="float">
            <text:p>0</text:p>
          </table:table-cell>
          <table:table-cell table:style-name="ce227" table:formula="of:=COUNTIF([.BZ6:.BZ656];&quot;FR&quot;)" office:value-type="float" office:value="0" calcext:value-type="float">
            <text:p>0</text:p>
          </table:table-cell>
          <table:table-cell table:style-name="ce227" table:formula="of:=COUNTIF([.CA6:.CA656];&quot;FR&quot;)" office:value-type="float" office:value="1" calcext:value-type="float">
            <text:p>1</text:p>
          </table:table-cell>
          <table:table-cell table:style-name="ce227" table:formula="of:=COUNTIF([.CB6:.CB656];&quot;FR&quot;)" office:value-type="float" office:value="0" calcext:value-type="float">
            <text:p>0</text:p>
          </table:table-cell>
          <table:table-cell table:style-name="ce227" table:formula="of:=COUNTIF([.CC6:.CC656];&quot;FR&quot;)" office:value-type="float" office:value="0" calcext:value-type="float">
            <text:p>0</text:p>
          </table:table-cell>
          <table:table-cell table:style-name="ce81" table:number-columns-repeated="2"/>
          <table:table-cell table:style-name="ce227" table:formula="of:=COUNTIF([.CF6:.CF656];&quot;FR&quot;)" office:value-type="float" office:value="0" calcext:value-type="float">
            <text:p>0</text:p>
          </table:table-cell>
          <table:table-cell table:style-name="ce227" table:formula="of:=COUNTIF([.CG6:.CG656];&quot;FR&quot;)" office:value-type="float" office:value="1" calcext:value-type="float">
            <text:p>1</text:p>
          </table:table-cell>
          <table:table-cell table:style-name="ce227" table:formula="of:=COUNTIF([.CH6:.CH656];&quot;FR&quot;)" office:value-type="float" office:value="0" calcext:value-type="float">
            <text:p>0</text:p>
          </table:table-cell>
          <table:table-cell table:style-name="ce227" table:formula="of:=COUNTIF([.CI6:.CI656];&quot;FR&quot;)" office:value-type="float" office:value="0" calcext:value-type="float">
            <text:p>0</text:p>
          </table:table-cell>
          <table:table-cell table:style-name="ce227" table:formula="of:=COUNTIF([.CJ6:.CJ656];&quot;FR&quot;)" office:value-type="float" office:value="0" calcext:value-type="float">
            <text:p>0</text:p>
          </table:table-cell>
          <table:table-cell table:style-name="ce81" table:number-columns-repeated="4"/>
          <table:table-cell table:style-name="ce227" table:formula="of:=COUNTIF([.CO6:.CO656];&quot;FR&quot;)" office:value-type="float" office:value="0" calcext:value-type="float">
            <text:p>0</text:p>
          </table:table-cell>
          <table:table-cell table:number-columns-repeated="378"/>
        </table:table-row>
        <table:table-row table:style-name="ro67">
          <table:table-cell table:style-name="ce164" office:value-type="string" calcext:value-type="string" table:number-columns-spanned="3" table:number-rows-spanned="1">
            <text:p>Surprise</text:p>
          </table:table-cell>
          <table:covered-table-cell table:number-columns-repeated="2" table:style-name="ce164"/>
          <table:table-cell table:style-name="ce36" table:formula="of:=SUM([.F683:.UF683])" office:value-type="float" office:value="0" calcext:value-type="float">
            <text:p>0</text:p>
          </table:table-cell>
          <table:table-cell table:style-name="ce47"/>
          <table:table-cell table:style-name="ce59"/>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C real</text:p>
          </table:table-cell>
          <table:covered-table-cell table:number-columns-repeated="2" table:style-name="ce165"/>
          <table:table-cell table:style-name="ce13" table:formula="of:=SUM([.G684:.UF684])" office:value-type="float" office:value="20" calcext:value-type="float">
            <text:p>20</text:p>
          </table:table-cell>
          <table:table-cell table:style-name="ce48"/>
          <table:table-cell table:style-name="ce60"/>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3"/>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227"/>
          <table:table-cell table:style-name="ce81" table:number-columns-repeated="2"/>
          <table:table-cell table:style-name="ce227"/>
          <table:table-cell table:number-columns-repeated="3"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1" calcext:value-type="float">
            <text:p>1</text:p>
          </table:table-cell>
          <table:table-cell table:style-name="ce227"/>
          <table:table-cell table:number-columns-repeated="2"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4"/>
          <table:table-cell table:style-name="ce227" office:value-type="float" office:value="1" calcext:value-type="float">
            <text:p>1</text:p>
          </table:table-cell>
          <table:table-cell table:number-columns-repeated="378"/>
        </table:table-row>
        <table:table-row table:style-name="ro67">
          <table:table-cell table:style-name="ce166" office:value-type="string" calcext:value-type="string" table:number-columns-spanned="3" table:number-rows-spanned="1">
            <text:p>C scented</text:p>
          </table:table-cell>
          <table:covered-table-cell table:number-columns-repeated="2" table:style-name="ce166"/>
          <table:table-cell table:style-name="ce13" table:formula="of:=SUM([.G685:.UF685])" office:value-type="float" office:value="1" calcext:value-type="float">
            <text:p>1</text:p>
          </table:table-cell>
          <table:table-cell table:style-name="ce49"/>
          <table:table-cell table:style-name="ce61"/>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A real</text:p>
          </table:table-cell>
          <table:covered-table-cell table:number-columns-repeated="2" table:style-name="ce165"/>
          <table:table-cell table:style-name="ce13" table:formula="of:=SUM([.G686:.UF686])"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6" office:value-type="string" calcext:value-type="string" table:number-columns-spanned="3" table:number-rows-spanned="1">
            <text:p>A scented</text:p>
          </table:table-cell>
          <table:covered-table-cell table:number-columns-repeated="2" table:style-name="ce166"/>
          <table:table-cell table:style-name="ce13" table:formula="of:=SUM([.G687:.UF687])"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H real</text:p>
          </table:table-cell>
          <table:covered-table-cell table:number-columns-repeated="2" table:style-name="ce165"/>
          <table:table-cell table:style-name="ce13" table:formula="of:=SUM([.G688:.UF688])" office:value-type="float" office:value="12" calcext:value-type="float">
            <text:p>12</text:p>
          </table:table-cell>
          <table:table-cell table:style-name="ce48"/>
          <table:table-cell table:style-name="ce60"/>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2"/>
          <table:table-cell table:number-columns-repeated="2"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number-columns-repeated="2"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6" office:value-type="string" calcext:value-type="string" table:number-columns-spanned="3" table:number-rows-spanned="1">
            <text:p>H scented</text:p>
          </table:table-cell>
          <table:covered-table-cell table:number-columns-repeated="2" table:style-name="ce166"/>
          <table:table-cell table:style-name="ce13" table:formula="of:=SUM([.G689:.UF689])"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E real</text:p>
          </table:table-cell>
          <table:covered-table-cell table:number-columns-repeated="2" table:style-name="ce165"/>
          <table:table-cell table:style-name="ce13" table:formula="of:=SUM([.G690:.UF690])"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6" office:value-type="string" calcext:value-type="string" table:number-columns-spanned="3" table:number-rows-spanned="1">
            <text:p>E scented</text:p>
          </table:table-cell>
          <table:covered-table-cell table:number-columns-repeated="2" table:style-name="ce166"/>
          <table:table-cell table:style-name="ce13" table:formula="of:=SUM([.G691:.UF691])" office:value-type="float" office:value="0" calcext:value-type="float">
            <text:p>0</text:p>
          </table:table-cell>
          <table:table-cell table:style-name="ce48"/>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M real</text:p>
          </table:table-cell>
          <table:covered-table-cell table:number-columns-repeated="2" table:style-name="ce165"/>
          <table:table-cell table:style-name="ce13" table:formula="of:=SUM([.G692:.UF692])" office:value-type="float" office:value="4" calcext:value-type="float">
            <text:p>4</text:p>
          </table:table-cell>
          <table:table-cell table:style-name="ce48"/>
          <table:table-cell table:style-name="ce60"/>
          <table:table-cell table:style-name="ce227" table:number-columns-repeated="5"/>
          <table:table-cell table:style-name="ce81" table:number-columns-repeated="2"/>
          <table:table-cell table:style-name="ce227" office:value-type="float" office:value="2" calcext:value-type="float">
            <text:p>2</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2" calcext:value-type="float">
            <text:p>2</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6" office:value-type="string" calcext:value-type="string" table:number-columns-spanned="3" table:number-rows-spanned="1">
            <text:p>M scented</text:p>
          </table:table-cell>
          <table:covered-table-cell table:number-columns-repeated="2" table:style-name="ce166"/>
          <table:table-cell table:style-name="ce13" table:formula="of:=SUM([.G693:.UF693])" office:value-type="float" office:value="20" calcext:value-type="float">
            <text:p>20</text:p>
          </table:table-cell>
          <table:table-cell table:style-name="ce49"/>
          <table:table-cell table:style-name="ce61"/>
          <table:table-cell table:style-name="ce227"/>
          <table:table-cell table:number-columns-repeated="2"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81" table:number-columns-repeated="2"/>
          <table:table-cell table:style-name="ce227"/>
          <table:table-cell table:style-name="ce227" office:value-type="float" office:value="1" calcext:value-type="float">
            <text:p>1</text:p>
          </table:table-cell>
          <table:table-cell table:style-name="ce227" office:value-type="float" office:value="2" calcext:value-type="float">
            <text:p>2</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number-columns-repeated="2"/>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81" table:number-columns-repeated="2"/>
          <table:table-cell table:style-name="ce227" table:number-columns-repeated="3"/>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table:number-columns-repeated="4"/>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K real</text:p>
          </table:table-cell>
          <table:covered-table-cell table:number-columns-repeated="2" table:style-name="ce165"/>
          <table:table-cell table:style-name="ce13" table:formula="of:=SUM([.G694:.UF694])" office:value-type="float" office:value="15" calcext:value-type="float">
            <text:p>15</text:p>
          </table:table-cell>
          <table:table-cell table:style-name="ce48"/>
          <table:table-cell table:style-name="ce60"/>
          <table:table-cell table:style-name="ce227"/>
          <table:table-cell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2" calcext:value-type="float">
            <text:p>2</text:p>
          </table:table-cell>
          <table:table-cell table:style-name="ce227"/>
          <table:table-cell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office:value-type="float" office:value="3" calcext:value-type="float">
            <text:p>3</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4"/>
          <table:table-cell table:style-name="ce227"/>
          <table:table-cell table:number-columns-repeated="378"/>
        </table:table-row>
        <table:table-row table:style-name="ro67">
          <table:table-cell table:style-name="ce166" office:value-type="string" calcext:value-type="string" table:number-columns-spanned="3" table:number-rows-spanned="1">
            <text:p>K scented</text:p>
          </table:table-cell>
          <table:covered-table-cell table:number-columns-repeated="2" table:style-name="ce166"/>
          <table:table-cell table:style-name="ce13" table:formula="of:=SUM([.G695:.UF695])"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N real</text:p>
          </table:table-cell>
          <table:covered-table-cell table:number-columns-repeated="2" table:style-name="ce165"/>
          <table:table-cell table:style-name="ce13" table:formula="of:=SUM([.G696:.UF696])"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6" office:value-type="string" calcext:value-type="string" table:number-columns-spanned="3" table:number-rows-spanned="1">
            <text:p>N scented</text:p>
          </table:table-cell>
          <table:covered-table-cell table:number-columns-repeated="2" table:style-name="ce166"/>
          <table:table-cell table:style-name="ce13" table:formula="of:=SUM([.G697:.UF697])"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7" office:value-type="string" calcext:value-type="string" table:number-columns-spanned="3" table:number-rows-spanned="1">
            <text:p>P <text:span text:style-name="T8">real</text:span></text:p>
          </table:table-cell>
          <table:covered-table-cell table:number-columns-repeated="2" table:style-name="ce167"/>
          <table:table-cell table:style-name="ce13" table:formula="of:=SUM([.G698:.UF698])"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8">
          <table:table-cell table:style-name="ce168" office:value-type="string" calcext:value-type="string" table:number-columns-spanned="3" table:number-rows-spanned="1">
            <text:p>其他 <text:span text:style-name="T9">scented</text:span></text:p>
          </table:table-cell>
          <table:covered-table-cell table:number-columns-repeated="2" table:style-name="ce168"/>
          <table:table-cell table:style-name="ce13" table:formula="of:=SUM([.G699:.UF699])"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9" office:value-type="string" calcext:value-type="string" table:number-columns-spanned="3" table:number-rows-spanned="1">
            <text:p>LST</text:p>
          </table:table-cell>
          <table:covered-table-cell table:number-columns-repeated="2" table:style-name="ce169"/>
          <table:table-cell table:style-name="ce37" table:formula="of:=SUM([.G700:.UF700])" office:value-type="float" office:value="3" calcext:value-type="float">
            <text:p>3</text:p>
          </table:table-cell>
          <table:table-cell table:style-name="ce50"/>
          <table:table-cell table:style-name="ce62"/>
          <table:table-cell table:style-name="ce227" table:number-columns-repeated="5"/>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70" office:value-type="string" calcext:value-type="string" table:number-columns-spanned="3" table:number-rows-spanned="1">
            <text:p>LSR</text:p>
          </table:table-cell>
          <table:covered-table-cell table:number-columns-repeated="2" table:style-name="ce170"/>
          <table:table-cell table:style-name="ce38" table:formula="of:=SUM([.G701:.UF701])" office:value-type="float" office:value="3" calcext:value-type="float">
            <text:p>3</text:p>
          </table:table-cell>
          <table:table-cell table:style-name="ce51"/>
          <table:table-cell table:style-name="ce63"/>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3" calcext:value-type="float">
            <text:p>3</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67">
          <table:table-cell table:style-name="ce165" office:value-type="string" calcext:value-type="string" table:number-columns-spanned="3" table:number-rows-spanned="1">
            <text:p>Real</text:p>
          </table:table-cell>
          <table:covered-table-cell table:number-columns-repeated="2"/>
          <table:table-cell table:style-name="ce13" table:formula="of:=SUM([.D684];[.D686];[.D688];[.D690];[.D692];[.D694];[.D696];[.D698])" office:value-type="float" office:value="51" calcext:value-type="float">
            <text:p>51</text:p>
          </table:table-cell>
          <table:table-cell table:style-name="ce13" table:number-columns-repeated="2"/>
          <table:table-cell table:number-columns-repeated="465"/>
        </table:table-row>
        <table:table-row table:style-name="ro67">
          <table:table-cell table:style-name="ce165" office:value-type="string" calcext:value-type="string" table:number-columns-spanned="3" table:number-rows-spanned="1">
            <text:p>scented</text:p>
          </table:table-cell>
          <table:covered-table-cell table:number-columns-repeated="2"/>
          <table:table-cell table:style-name="ce13" table:formula="of:=SUM([.D685];[.D687];[.D689];[.D691];[.D693];[.D695];[.D697];[.D699])" office:value-type="float" office:value="21" calcext:value-type="float">
            <text:p>21</text:p>
          </table:table-cell>
          <table:table-cell table:style-name="ce13" table:number-columns-repeated="2"/>
          <table:table-cell table:number-columns-repeated="465"/>
        </table:table-row>
        <table:table-row table:style-name="ro67">
          <table:table-cell table:style-name="ce165" office:value-type="string" calcext:value-type="string" table:number-columns-spanned="3" table:number-rows-spanned="1">
            <text:p>Real %</text:p>
          </table:table-cell>
          <table:covered-table-cell table:number-columns-repeated="2"/>
          <table:table-cell table:style-name="ce13" table:formula="of:=[.D702]/SUM([.D702];[.D703])*100" office:value-type="float" office:value="70.8333333333333" calcext:value-type="float">
            <text:p>70.8333333333333</text:p>
          </table:table-cell>
          <table:table-cell table:style-name="ce13" table:number-columns-repeated="2"/>
          <table:table-cell table:number-columns-repeated="465"/>
        </table:table-row>
        <table:table-row table:style-name="ro67">
          <table:table-cell table:style-name="ce165" office:value-type="string" calcext:value-type="string" table:number-columns-spanned="3" table:number-rows-spanned="1">
            <text:p>執勤次數</text:p>
          </table:table-cell>
          <table:covered-table-cell table:number-columns-repeated="2"/>
          <table:table-cell table:style-name="ce13" table:formula="of:=SUM([.UD3:.ZZ3])" office:value-type="float" office:value="0" calcext:value-type="float">
            <text:p>0</text:p>
          </table:table-cell>
          <table:table-cell table:style-name="ce13"/>
          <table:table-cell table:number-columns-repeated="466"/>
        </table:table-row>
        <table:table-row table:style-name="ro69">
          <table:table-cell table:number-columns-repeated="3"/>
          <table:table-cell table:formula="of:=SUM([.G3:.VF3])" office:value-type="float" office:value="159" calcext:value-type="float">
            <text:p>159</text:p>
          </table:table-cell>
          <table:table-cell table:number-columns-repeated="467"/>
        </table:table-row>
        <table:table-row table:style-name="ro69" table:number-rows-repeated="3">
          <table:table-cell table:number-columns-repeated="471"/>
        </table:table-row>
        <table:table-row table:style-name="ro67">
          <table:table-cell table:style-name="ce18" table:number-columns-repeated="3"/>
          <table:table-cell table:style-name="ce39"/>
          <table:table-cell table:number-columns-repeated="467"/>
        </table:table-row>
        <table:table-row table:style-name="ro67">
          <table:table-cell table:style-name="ce165" office:value-type="string" calcext:value-type="string" table:number-columns-spanned="3" table:number-rows-spanned="1">
            <text:p>C real</text:p>
          </table:table-cell>
          <table:covered-table-cell table:number-columns-repeated="2" table:style-name="ce165"/>
          <table:table-cell table:style-name="ce13" table:formula="of:=SUM([.UD684:.XP684])"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C scented</text:p>
          </table:table-cell>
          <table:covered-table-cell table:number-columns-repeated="2" table:style-name="ce166"/>
          <table:table-cell table:style-name="ce13" table:formula="of:=SUM([.UD685:.XP685])"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A real</text:p>
          </table:table-cell>
          <table:covered-table-cell table:number-columns-repeated="2" table:style-name="ce165"/>
          <table:table-cell table:style-name="ce13" table:formula="of:=SUM([.UD686:.XP686])"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A scented</text:p>
          </table:table-cell>
          <table:covered-table-cell table:number-columns-repeated="2" table:style-name="ce166"/>
          <table:table-cell table:style-name="ce13" table:formula="of:=SUM([.UD687:.XP687])"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H real</text:p>
          </table:table-cell>
          <table:covered-table-cell table:number-columns-repeated="2" table:style-name="ce165"/>
          <table:table-cell table:style-name="ce13" table:formula="of:=SUM([.UD688:.XP688])"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H scented</text:p>
          </table:table-cell>
          <table:covered-table-cell table:number-columns-repeated="2" table:style-name="ce166"/>
          <table:table-cell table:style-name="ce13" table:formula="of:=SUM([.UD689:.XP689])"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E real</text:p>
          </table:table-cell>
          <table:covered-table-cell table:number-columns-repeated="2" table:style-name="ce165"/>
          <table:table-cell table:style-name="ce13" table:formula="of:=SUM([.UD690:.XP690])"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E scented</text:p>
          </table:table-cell>
          <table:covered-table-cell table:number-columns-repeated="2" table:style-name="ce166"/>
          <table:table-cell table:style-name="ce13" table:formula="of:=SUM([.UD691:.XP691])"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M real</text:p>
          </table:table-cell>
          <table:covered-table-cell table:number-columns-repeated="2" table:style-name="ce165"/>
          <table:table-cell table:style-name="ce13" table:formula="of:=SUM([.UD692:.XP692])"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M scented</text:p>
          </table:table-cell>
          <table:covered-table-cell table:number-columns-repeated="2" table:style-name="ce166"/>
          <table:table-cell table:style-name="ce13" table:formula="of:=SUM([.UD693:.XP693])"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K real</text:p>
          </table:table-cell>
          <table:covered-table-cell table:number-columns-repeated="2" table:style-name="ce165"/>
          <table:table-cell table:style-name="ce13" table:formula="of:=SUM([.UD694:.XP694])"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K scented</text:p>
          </table:table-cell>
          <table:covered-table-cell table:number-columns-repeated="2" table:style-name="ce166"/>
          <table:table-cell table:style-name="ce13" table:formula="of:=SUM([.UD695:.XP695])"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N real</text:p>
          </table:table-cell>
          <table:covered-table-cell table:number-columns-repeated="2" table:style-name="ce165"/>
          <table:table-cell table:style-name="ce13" table:formula="of:=SUM([.UD696:.XP696])" office:value-type="float" office:value="0" calcext:value-type="float">
            <text:p>0</text:p>
          </table:table-cell>
          <table:table-cell table:number-columns-repeated="467"/>
        </table:table-row>
        <table:table-row table:style-name="ro67">
          <table:table-cell table:style-name="ce166" office:value-type="string" calcext:value-type="string" table:number-columns-spanned="3" table:number-rows-spanned="1">
            <text:p>N scented</text:p>
          </table:table-cell>
          <table:covered-table-cell table:number-columns-repeated="2" table:style-name="ce166"/>
          <table:table-cell table:style-name="ce13" table:formula="of:=SUM([.UD697:.XP697])" office:value-type="float" office:value="0" calcext:value-type="float">
            <text:p>0</text:p>
          </table:table-cell>
          <table:table-cell table:number-columns-repeated="467"/>
        </table:table-row>
        <table:table-row table:style-name="ro68">
          <table:table-cell table:style-name="ce167" office:value-type="string" calcext:value-type="string" table:number-columns-spanned="3" table:number-rows-spanned="1">
            <text:p>P <text:span text:style-name="T8">real</text:span></text:p>
          </table:table-cell>
          <table:covered-table-cell table:number-columns-repeated="2" table:style-name="ce167"/>
          <table:table-cell table:style-name="ce13" table:formula="of:=SUM([.UD698:.XP698])" office:value-type="float" office:value="0" calcext:value-type="float">
            <text:p>0</text:p>
          </table:table-cell>
          <table:table-cell table:number-columns-repeated="467"/>
        </table:table-row>
        <table:table-row table:style-name="ro68">
          <table:table-cell table:style-name="ce168" office:value-type="string" calcext:value-type="string" table:number-columns-spanned="3" table:number-rows-spanned="1">
            <text:p>其他 <text:span text:style-name="T9">scented</text:span></text:p>
          </table:table-cell>
          <table:covered-table-cell table:number-columns-repeated="2" table:style-name="ce168"/>
          <table:table-cell table:style-name="ce13" table:formula="of:=SUM([.UD699:.XP699])" office:value-type="float" office:value="0" calcext:value-type="float">
            <text:p>0</text:p>
          </table:table-cell>
          <table:table-cell table:number-columns-repeated="467"/>
        </table:table-row>
        <table:table-row table:style-name="ro67" table:number-rows-repeated="2">
          <table:table-cell table:style-name="ce18" table:number-columns-repeated="3"/>
          <table:table-cell table:style-name="ce39"/>
          <table:table-cell table:number-columns-repeated="467"/>
        </table:table-row>
        <table:table-row table:style-name="ro67">
          <table:table-cell table:style-name="ce165" office:value-type="string" calcext:value-type="string" table:number-columns-spanned="3" table:number-rows-spanned="1">
            <text:p>Real</text:p>
          </table:table-cell>
          <table:covered-table-cell table:number-columns-repeated="2"/>
          <table:table-cell table:style-name="ce13" table:formula="of:=SUM([.D711];[.D713];[.D715];[.D717];[.D719];[.D721];[.D723];[.D725])"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scented</text:p>
          </table:table-cell>
          <table:covered-table-cell table:number-columns-repeated="2"/>
          <table:table-cell table:style-name="ce13" table:formula="of:=SUM([.D712];[.D714];[.D716];[.D718];[.D720];[.D722];[.D724];[.D726])" office:value-type="float" office:value="0" calcext:value-type="float">
            <text:p>0</text:p>
          </table:table-cell>
          <table:table-cell table:number-columns-repeated="467"/>
        </table:table-row>
        <table:table-row table:style-name="ro67">
          <table:table-cell table:style-name="ce165" office:value-type="string" calcext:value-type="string" table:number-columns-spanned="3" table:number-rows-spanned="1">
            <text:p>Real %</text:p>
          </table:table-cell>
          <table:covered-table-cell table:number-columns-repeated="2"/>
          <table:table-cell table:style-name="ce13" table:formula="of:=[.D729]/SUM([.D729];[.D730])*100" office:value-type="string" office:string-value="" calcext:value-type="error">
            <text:p>#DIV/0!</text:p>
          </table:table-cell>
          <table:table-cell table:number-columns-repeated="467"/>
        </table:table-row>
        <table:table-row table:style-name="ro67">
          <table:table-cell table:style-name="ce18" table:number-columns-repeated="3"/>
          <table:table-cell table:style-name="ce39"/>
          <table:table-cell table:number-columns-repeated="467"/>
        </table:table-row>
        <table:table-row table:style-name="ro69">
          <table:table-cell table:style-name="ce18" table:number-columns-repeated="4"/>
          <table:table-cell table:number-columns-repeated="467"/>
        </table:table-row>
        <table:table-row table:style-name="ro67">
          <table:table-cell table:style-name="ce159" office:value-type="string" calcext:value-type="string" table:number-columns-spanned="3" table:number-rows-spanned="1">
            <text:p>機場搜尋次數</text:p>
          </table:table-cell>
          <table:covered-table-cell table:number-columns-repeated="2" table:style-name="ce159"/>
          <table:table-cell table:style-name="ce5" table:formula="of:=SUM([.UD655:.XP655])"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貨區搜尋次數</text:p>
          </table:table-cell>
          <table:covered-table-cell table:number-columns-repeated="2" table:style-name="ce159"/>
          <table:table-cell table:style-name="ce5" table:formula="of:=SUM([.UD656:.XP656])"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郵局搜尋次數</text:p>
          </table:table-cell>
          <table:covered-table-cell table:number-columns-repeated="2" table:style-name="ce159"/>
          <table:table-cell table:style-name="ce5" table:formula="of:=SUM([.UD657:.XP657])"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輪船搜尋次數</text:p>
          </table:table-cell>
          <table:covered-table-cell table:number-columns-repeated="2" table:style-name="ce178"/>
          <table:table-cell table:style-name="ce5" table:formula="of:=SUM([.UD658:.XP658])" office:value-type="float" office:value="0" calcext:value-type="float">
            <text:p>0</text:p>
          </table:table-cell>
          <table:table-cell table:number-columns-repeated="467"/>
        </table:table-row>
        <table:table-row table:style-name="ro67">
          <table:table-cell table:style-name="ce6" office:value-type="string" calcext:value-type="string" table:number-columns-spanned="3" table:number-rows-spanned="1">
            <text:p>海快專區搜尋次數</text:p>
          </table:table-cell>
          <table:covered-table-cell table:number-columns-repeated="2" table:style-name="ce179"/>
          <table:table-cell table:style-name="ce5" table:formula="of:=SUM([.UD659:.XP659])"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跨關區搜尋次數</text:p>
          </table:table-cell>
          <table:covered-table-cell table:number-columns-repeated="2" table:style-name="ce178"/>
          <table:table-cell table:style-name="ce5" table:formula="of:=SUM([.UD660:.XP660])"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外單位搜尋次數</text:p>
          </table:table-cell>
          <table:covered-table-cell table:number-columns-repeated="2" table:style-name="ce178"/>
          <table:table-cell table:style-name="ce5" table:formula="of:=SUM([.UD661:.XP661])" office:value-type="float" office:value="0" calcext:value-type="float">
            <text:p>0</text:p>
          </table:table-cell>
          <table:table-cell table:number-columns-repeated="467"/>
        </table:table-row>
        <table:table-row table:style-name="ro67">
          <table:table-cell table:style-name="ce159" office:value-type="string" calcext:value-type="string" table:number-columns-spanned="3" table:number-rows-spanned="1">
            <text:p>中心搜尋次數</text:p>
          </table:table-cell>
          <table:covered-table-cell table:number-columns-repeated="2" table:style-name="ce178"/>
          <table:table-cell table:style-name="ce5" table:formula="of:=SUM([.UD662:.XP662])" office:value-type="float" office:value="0" calcext:value-type="float">
            <text:p>0</text:p>
          </table:table-cell>
          <table:table-cell table:number-columns-repeated="467"/>
        </table:table-row>
        <table:table-row table:style-name="ro67">
          <table:table-cell table:style-name="ce6" office:value-type="string" calcext:value-type="string" table:number-columns-spanned="3" table:number-rows-spanned="1">
            <text:p>其他搜尋次數</text:p>
          </table:table-cell>
          <table:covered-table-cell table:number-columns-repeated="2" table:style-name="ce178"/>
          <table:table-cell table:style-name="ce5" table:formula="of:=SUM([.UD663:.XP663])"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機場REWARD次數</text:p>
          </table:table-cell>
          <table:covered-table-cell table:number-columns-repeated="2" table:style-name="ce161"/>
          <table:table-cell table:style-name="ce5" table:formula="of:=SUM([.UD664:.XP664])"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貨區REWARD次數</text:p>
          </table:table-cell>
          <table:covered-table-cell table:number-columns-repeated="2" table:style-name="ce161"/>
          <table:table-cell table:style-name="ce5" table:formula="of:=SUM([.UD665:.XP665])"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郵局REWARD次數</text:p>
          </table:table-cell>
          <table:covered-table-cell table:number-columns-repeated="2" table:style-name="ce161"/>
          <table:table-cell table:style-name="ce5" table:formula="of:=SUM([.UD666:.XP666])"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輪船REWARD次數</text:p>
          </table:table-cell>
          <table:covered-table-cell table:number-columns-repeated="2" table:style-name="ce161"/>
          <table:table-cell table:style-name="ce5" table:formula="of:=SUM([.UD667:.XP667])"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海快專區REWARD次數</text:p>
          </table:table-cell>
          <table:covered-table-cell table:number-columns-repeated="2" table:style-name="ce161"/>
          <table:table-cell table:style-name="ce5" table:formula="of:=SUM([.UD668:.XP668])"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跨關區REWARD次數</text:p>
          </table:table-cell>
          <table:covered-table-cell table:number-columns-repeated="2" table:style-name="ce161"/>
          <table:table-cell table:style-name="ce5" table:formula="of:=SUM([.UD669:.XP669])"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外單位REWARD次數</text:p>
          </table:table-cell>
          <table:covered-table-cell table:number-columns-repeated="2" table:style-name="ce161"/>
          <table:table-cell table:style-name="ce5" table:formula="of:=SUM([.UD670:.XP670])" office:value-type="float" office:value="0" calcext:value-type="float">
            <text:p>0</text:p>
          </table:table-cell>
          <table:table-cell table:number-columns-repeated="467"/>
        </table:table-row>
        <table:table-row table:style-name="ro68">
          <table:table-cell table:style-name="ce8" office:value-type="string" calcext:value-type="string" table:number-columns-spanned="3" table:number-rows-spanned="1">
            <text:p>中心REWARD次數</text:p>
          </table:table-cell>
          <table:covered-table-cell table:number-columns-repeated="2" table:style-name="ce161"/>
          <table:table-cell table:style-name="ce5" table:formula="of:=SUM([.UD671:.XP671])" office:value-type="float" office:value="0" calcext:value-type="float">
            <text:p>0</text:p>
          </table:table-cell>
          <table:table-cell table:number-columns-repeated="467"/>
        </table:table-row>
        <table:table-row table:style-name="ro68">
          <table:table-cell table:style-name="ce161" office:value-type="string" calcext:value-type="string" table:number-columns-spanned="3" table:number-rows-spanned="1">
            <text:p>其他REWARD次數</text:p>
          </table:table-cell>
          <table:covered-table-cell table:number-columns-repeated="2" table:style-name="ce161"/>
          <table:table-cell table:style-name="ce5" table:formula="of:=SUM([.UD672:.XP672])" office:value-type="float" office:value="0" calcext:value-type="float">
            <text:p>0</text:p>
          </table:table-cell>
          <table:table-cell table:number-columns-repeated="467"/>
        </table:table-row>
        <table:table-row table:style-name="ro68">
          <table:table-cell table:style-name="ce163" office:value-type="string" calcext:value-type="string" table:number-columns-spanned="3" table:number-rows-spanned="1">
            <text:p>機場R/W</text:p>
          </table:table-cell>
          <table:covered-table-cell table:number-columns-repeated="2" table:style-name="ce163"/>
          <table:table-cell table:style-name="ce9" table:formula="of:=[.D734]/[.D743]"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貨區R/W</text:p>
          </table:table-cell>
          <table:covered-table-cell table:number-columns-repeated="2" table:style-name="ce163"/>
          <table:table-cell table:style-name="ce9" table:formula="of:=[.D735]/[.D744]"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郵局R/W</text:p>
          </table:table-cell>
          <table:covered-table-cell table:number-columns-repeated="2" table:style-name="ce163"/>
          <table:table-cell table:style-name="ce9" table:formula="of:=[.D736]/[.D745]"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輪船R/W</text:p>
          </table:table-cell>
          <table:covered-table-cell table:number-columns-repeated="2" table:style-name="ce163"/>
          <table:table-cell table:style-name="ce9" table:formula="of:=[.D737]/[.D746]" office:value-type="string" office:string-value="" calcext:value-type="error">
            <text:p>#DIV/0!</text:p>
          </table:table-cell>
          <table:table-cell table:number-columns-repeated="467"/>
        </table:table-row>
        <table:table-row table:style-name="ro68">
          <table:table-cell table:style-name="ce163" office:value-type="string" calcext:value-type="string" table:number-columns-spanned="3" table:number-rows-spanned="1">
            <text:p>總R/W</text:p>
          </table:table-cell>
          <table:covered-table-cell table:number-columns-repeated="2" table:style-name="ce163"/>
          <table:table-cell table:style-name="ce9" table:formula="of:=SUM([.D734:.D742])/SUM([.D743:.D751])" office:value-type="string" office:string-value="" calcext:value-type="error">
            <text:p>#DIV/0!</text:p>
          </table:table-cell>
          <table:table-cell table:number-columns-repeated="467"/>
        </table:table-row>
        <table:table-row table:style-name="ro67">
          <table:table-cell table:style-name="ce164" office:value-type="string" calcext:value-type="string" table:number-columns-spanned="3" table:number-rows-spanned="1">
            <text:p>G</text:p>
          </table:table-cell>
          <table:covered-table-cell table:number-columns-repeated="2" table:style-name="ce164"/>
          <table:table-cell table:style-name="ce36" table:formula="of:=SUM([.UD678:.XP678])"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F</text:p>
          </table:table-cell>
          <table:covered-table-cell table:number-columns-repeated="2" table:style-name="ce164"/>
          <table:table-cell table:style-name="ce36" table:formula="of:=SUM([.UD679:.XP679])"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P</text:p>
          </table:table-cell>
          <table:covered-table-cell table:number-columns-repeated="2" table:style-name="ce164"/>
          <table:table-cell table:style-name="ce36" table:formula="of:=SUM([.UD680:.XP680])"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DNF</text:p>
          </table:table-cell>
          <table:covered-table-cell table:number-columns-repeated="2" table:style-name="ce164"/>
          <table:table-cell table:style-name="ce36" table:formula="of:=SUM([.UD681:.XP681])"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FR</text:p>
          </table:table-cell>
          <table:covered-table-cell table:number-columns-repeated="2" table:style-name="ce164"/>
          <table:table-cell table:style-name="ce36" table:formula="of:=SUM([.UD682:.XP682])" office:value-type="float" office:value="0" calcext:value-type="float">
            <text:p>0</text:p>
          </table:table-cell>
          <table:table-cell table:number-columns-repeated="467"/>
        </table:table-row>
        <table:table-row table:style-name="ro67">
          <table:table-cell table:style-name="ce164" office:value-type="string" calcext:value-type="string" table:number-columns-spanned="3" table:number-rows-spanned="1">
            <text:p>Surprise</text:p>
          </table:table-cell>
          <table:covered-table-cell table:number-columns-repeated="2" table:style-name="ce164"/>
          <table:table-cell table:style-name="ce36" table:formula="of:=SUM([.UD683:.XP683])" office:value-type="float" office:value="0" calcext:value-type="float">
            <text:p>0</text:p>
          </table:table-cell>
          <table:table-cell table:number-columns-repeated="467"/>
        </table:table-row>
        <table:table-row table:style-name="ro69">
          <table:table-cell table:style-name="ce18" table:number-columns-repeated="3"/>
          <table:table-cell table:style-name="ce18" table:formula="of:=SUM([.QQ3:.UB3])" office:value-type="float" office:value="0" calcext:value-type="float">
            <text:p>0</text:p>
          </table:table-cell>
          <table:table-cell table:number-columns-repeated="467"/>
        </table:table-row>
        <table:table-row table:style-name="ro69">
          <table:table-cell table:style-name="ce18" table:number-columns-repeated="3"/>
          <table:table-cell table:style-name="ce18" office:value-type="float" office:value="57" calcext:value-type="float">
            <text:p>57</text:p>
          </table:table-cell>
          <table:table-cell table:number-columns-repeated="467"/>
        </table:table-row>
        <table:table-row table:style-name="ro69">
          <table:table-cell table:style-name="ce18" table:number-columns-repeated="3"/>
          <table:table-cell table:style-name="ce18" table:formula="of:=SUM([.UD3:.VF3])" office:value-type="float" office:value="0" calcext:value-type="float">
            <text:p>0</text:p>
          </table:table-cell>
          <table:table-cell table:number-columns-repeated="467"/>
        </table:table-row>
        <table:table-row table:style-name="ro69" table:number-rows-repeated="3">
          <table:table-cell table:style-name="ce18" table:number-columns-repeated="4"/>
          <table:table-cell table:number-columns-repeated="467"/>
        </table:table-row>
        <table:table-row table:style-name="ro69" table:number-rows-repeated="1047807">
          <table:table-cell table:number-columns-repeated="471"/>
        </table:table-row>
        <table:table-row table:style-name="ro69">
          <table:table-cell table:number-columns-repeated="471"/>
        </table:table-row>
      </table:table>
      <table:table table:name="DNF" table:style-name="ta2">
        <table:table-column table:style-name="co6" table:default-cell-style-name="ce338"/>
        <table:table-column table:style-name="co8" table:default-cell-style-name="ce338"/>
        <table:table-column table:style-name="co9" table:default-cell-style-name="ce338"/>
        <table:table-column table:style-name="co10" table:default-cell-style-name="ce338"/>
        <table:table-column table:style-name="co11" table:default-cell-style-name="ce338"/>
        <table:table-column table:style-name="co6" table:default-cell-style-name="ce345"/>
        <table:table-column table:style-name="co12" table:default-cell-style-name="ce345"/>
        <table:table-column table:style-name="co6" table:number-columns-repeated="1017" table:default-cell-style-name="ce345"/>
        <table:table-row table:style-name="ro6">
          <table:table-cell table:style-name="ce336" office:value-type="string" calcext:value-type="string">
            <text:p>日期</text:p>
          </table:table-cell>
          <table:table-cell table:style-name="ce336" office:value-type="string" calcext:value-type="string">
            <text:p>毒品</text:p>
          </table:table-cell>
          <table:table-cell table:style-name="ce336" office:value-type="string" calcext:value-type="string">
            <text:p>場所</text:p>
          </table:table-cell>
          <table:table-cell table:style-name="ce336" office:value-type="string" calcext:value-type="string">
            <text:p>設置方式</text:p>
          </table:table-cell>
          <table:table-cell table:style-name="ce336" office:value-type="string" calcext:value-type="string">
            <text:p>DNF原因</text:p>
          </table:table-cell>
          <table:table-cell table:style-name="ce344"/>
          <table:table-cell table:number-columns-repeated="1018"/>
        </table:table-row>
        <table:table-row table:style-name="ro7">
          <table:table-cell table:style-name="ce337" office:value-type="date" office:date-value="2022-06-09" calcext:value-type="date">
            <text:p>2022/6/9</text:p>
          </table:table-cell>
          <table:table-cell office:value-type="string" calcext:value-type="string">
            <text:p>C-scented</text:p>
          </table:table-cell>
          <table:table-cell office:value-type="string" calcext:value-type="string">
            <text:p>長春進口</text:p>
          </table:table-cell>
          <table:table-cell office:value-type="string" calcext:value-type="string">
            <text:p>將stim塞在第二排倒數第二個</text:p>
          </table:table-cell>
          <table:table-cell office:value-type="string" calcext:value-type="string">
            <text:p>設置目的本來想要讓Custy轉彎有聞的情況下中，但可能是C薰製物味道不夠，又剛好放stim的那個彎旁邊有貨物，Custy都剛好在那個彎彎的很差或沒有自己彎，導致根本無法接觸到stim所以DNF</text:p>
          </table:table-cell>
          <table:table-cell table:number-columns-repeated="1019"/>
        </table:table-row>
        <table:table-row table:style-name="ro8">
          <table:table-cell table:style-name="ce337" office:value-type="date" office:date-value="2022-06-10" calcext:value-type="date">
            <text:p>2022/6/10</text:p>
          </table:table-cell>
          <table:table-cell office:value-type="string" calcext:value-type="string">
            <text:p>H 380*11</text:p>
          </table:table-cell>
          <table:table-cell office:value-type="string" calcext:value-type="string">
            <text:p>台基進口</text:p>
          </table:table-cell>
          <table:table-cell table:style-name="ce340" office:value-type="string" calcext:value-type="string">
            <text:p>將stim放入鐵製品內部(類似圓筒中間空心)，外面有膠膜，狗頭高度戳洞</text:p>
          </table:table-cell>
          <table:table-cell office:value-type="string" calcext:value-type="string">
            <text:p>這次應該是Custy第二次聞基隆關的H，可能滲透時間不夠久加嗅源的氣味圖像還沒建立，所以才CIB走掉。</text:p>
          </table:table-cell>
          <table:table-cell table:number-columns-repeated="1019"/>
        </table:table-row>
        <table:table-row table:style-name="ro9">
          <table:table-cell table:style-name="ce337" office:value-type="date" office:date-value="2022-06-16" calcext:value-type="date">
            <text:p>2022/6/16</text:p>
          </table:table-cell>
          <table:table-cell office:value-type="string" calcext:value-type="string">
            <text:p>C 1000</text:p>
          </table:table-cell>
          <table:table-cell office:value-type="string" calcext:value-type="string">
            <text:p>東亞進口H倉</text:p>
          </table:table-cell>
          <table:table-cell table:style-name="ce340" office:value-type="string" calcext:value-type="string">
            <text:p>將stim放入第五個圓筒內割小洞，將洞口朝背面</text:p>
          </table:table-cell>
          <table:table-cell office:value-type="string" calcext:value-type="string">
            <text:p>這算是Custy第一次接觸這類型貨物，我又將開口處設置在轉彎處，導致Custy沒辦法在能好好轉彎的狀況下接觸</text:p>
          </table:table-cell>
          <table:table-cell table:number-columns-repeated="1019"/>
        </table:table-row>
        <table:table-row table:style-name="ro10">
          <table:table-cell table:style-name="ce337" office:value-type="date" office:date-value="2022-06-20" calcext:value-type="date">
            <text:p>2022/6/20</text:p>
          </table:table-cell>
          <table:table-cell table:style-name="ce339" office:value-type="string" calcext:value-type="string">
            <text:p>H 380*8</text:p>
          </table:table-cell>
          <table:table-cell table:style-name="ce339" office:value-type="string" calcext:value-type="string">
            <text:p>中華進口一倉</text:p>
          </table:table-cell>
          <table:table-cell table:style-name="ce339" office:value-type="string" calcext:value-type="string">
            <text:p>將stim放入棧板膠膜內空間，大約狗頭下面一點的位置</text:p>
          </table:table-cell>
          <table:table-cell table:style-name="ce339" office:value-type="string" calcext:value-type="string">
            <text:p>應該是因為stim是設置corner且在棧板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text:p>
          </table:table-cell>
          <table:table-cell table:number-columns-repeated="1019"/>
        </table:table-row>
        <table:table-row table:style-name="ro11">
          <table:table-cell table:style-name="ce337" office:value-type="date" office:date-value="2022-06-21" calcext:value-type="date">
            <text:p>2022/6/21</text:p>
          </table:table-cell>
          <table:table-cell office:value-type="string" calcext:value-type="string">
            <text:p>K 3000</text:p>
          </table:table-cell>
          <table:table-cell office:value-type="string" calcext:value-type="string">
            <text:p>台揚進口</text:p>
          </table:table-cell>
          <table:table-cell office:value-type="string" calcext:value-type="string">
            <text:p>將stim攤平放在引擎蓋內</text:p>
          </table:table-cell>
          <table:table-cell table:style-name="ce343" office:value-type="string" calcext:value-type="string">
            <text:p>猜測可能是這次的presentation對Custy來講是第一次，加上嗅源又是以比較分散的方式擺放，氣味比較不集中，導致無法有可以達到使Custy坐下的氣味圖像。</text:p>
          </table:table-cell>
          <table:table-cell table:number-columns-repeated="1019"/>
        </table:table-row>
        <table:table-row table:style-name="ro12">
          <table:table-cell table:style-name="ce337" office:value-type="date" office:date-value="2022-08-25" calcext:value-type="date">
            <text:p>2022/8/25</text:p>
          </table:table-cell>
          <table:table-cell office:value-type="string" calcext:value-type="string">
            <text:p>H 380*3</text:p>
          </table:table-cell>
          <table:table-cell office:value-type="string" calcext:value-type="string">
            <text:p>中華進口一倉</text:p>
          </table:table-cell>
          <table:table-cell table:style-name="ce340" office:value-type="string" calcext:value-type="string">
            <text:p>在膠膜貨的末端約狗頭高度割縫放入嗅源，外面有包一層，裡面個別紙箱也有包膠膜，放在第二層膠膜內</text:p>
          </table:table-cell>
          <table:table-cell table:style-name="ce340" office:value-type="string" calcext:value-type="string">
            <text:p>第一次經過stim的時候速度太快略過，有帶回去再一次，這一次有稍微CIB帶還是走掉，第三次經過stim的時候向上趴了所以沒聞到，短繩收掉之後再試一次，這次經過CIB很大調查了一小陣子，但後來還是走掉，猜測應該是滲透時間比平常所以氣味圖像有差異，才會有聞到但沒坐下</text:p>
          </table:table-cell>
          <table:table-cell table:number-columns-repeated="1019"/>
        </table:table-row>
        <table:table-row table:style-name="ro13">
          <table:table-cell table:style-name="ce337" office:value-type="date" office:date-value="2022-09-27" calcext:value-type="date">
            <text:p>2022/9/27</text:p>
          </table:table-cell>
          <table:table-cell office:value-type="string" calcext:value-type="string">
            <text:p>K 1200</text:p>
          </table:table-cell>
          <table:table-cell office:value-type="string" calcext:value-type="string">
            <text:p>聯興進口</text:p>
          </table:table-cell>
          <table:table-cell table:style-name="ce340" office:value-type="string" calcext:value-type="string">
            <text:p>將嗅源夾在第二個站板的紙箱夾縫間，約狗頭高</text:p>
          </table:table-cell>
          <table:table-cell office:value-type="string" calcext:value-type="string">
            <text:p>有可能是因為三天沒有跑所以太興奮，導致嗅聞品質差，或是剛好經過stim的時候在換氣，下次在做類似的設置測試</text:p>
          </table:table-cell>
          <table:table-cell table:number-columns-repeated="1019"/>
        </table:table-row>
        <table:table-row table:style-name="ro12">
          <table:table-cell table:style-name="ce337" office:value-type="date" office:date-value="2022-10-12" calcext:value-type="date">
            <text:p>2022/10/12</text:p>
          </table:table-cell>
          <table:table-cell office:value-type="string" calcext:value-type="string">
            <text:p>H 380*8</text:p>
          </table:table-cell>
          <table:table-cell office:value-type="string" calcext:value-type="string">
            <text:p>中華二倉</text:p>
          </table:table-cell>
          <table:table-cell table:style-name="ce340" office:value-type="string" calcext:value-type="string">
            <text:p>Scatter，左邊膠膜塑膠桶，右邊棧板紙箱，地上放兩個紙箱。將嗅源夾在紙箱縫之間，約狗頭高度，縫隙有用指板擋住</text:p>
          </table:table-cell>
          <table:table-cell table:style-name="ce340" office:value-type="string" calcext:value-type="string">
            <text:p>之前有設過幾次側邊stim的scatter，這次想說看看Custy的反應所以地上多放了兩個紙箱，果然地上有放之後就對地上的紙箱比較有興趣，大部份精力都放在找地上的紙箱上，左右兩邊的嗅聞都比較隨便，大概有經過stim三次都完全沒有CIB，估計是嗅聞的品質很差</text:p>
          </table:table-cell>
          <table:table-cell table:number-columns-repeated="1019"/>
        </table:table-row>
        <table:table-row table:style-name="ro14">
          <table:table-cell table:style-name="ce337" office:value-type="date" office:date-value="2022-10-18" calcext:value-type="date">
            <text:p>2022/10/18</text:p>
          </table:table-cell>
          <table:table-cell office:value-type="string" calcext:value-type="string">
            <text:p>K 2000</text:p>
          </table:table-cell>
          <table:table-cell office:value-type="string" calcext:value-type="string">
            <text:p>東亞E倉</text:p>
          </table:table-cell>
          <table:table-cell table:style-name="ce340" office:value-type="string" calcext:value-type="string">
            <text:p>兩直排棧板貨，左邊紙箱，右邊膠膜。第一個棧板第三個紙箱，從底部打開拿出部分貨物，折邊後放入嗅源，底部交叉後翻回正面</text:p>
          </table:table-cell>
          <table:table-cell table:style-name="ce343" office:value-type="string" calcext:value-type="string">
            <text:p>第一pass幾乎用衝的掃過去，幾乎沒聞，到末端收繩再來一次還是一樣，比較晚放繩了他還是略過第一板，後面的也是快速掃過，到右邊之後速度有比較慢一點，第三pass一樣很快速掃過，第一板略過，末端收繩再來，這次我嘗試Pump他就有靠近接觸，但完全沒有CIB，聞到末端後我先接過去聞右邊，小隊長幫忙pump，再來一pass一樣還是略過，猜測可能是第一板比第二板要進去一點點，導致他沒辦法貼近貨物嗅聞，加上很興奮聞得很快幾乎都用掃的才DNF</text:p>
          </table:table-cell>
          <table:table-cell table:number-columns-repeated="1019"/>
        </table:table-row>
        <table:table-row table:style-name="ro15">
          <table:table-cell table:style-name="ce337" office:value-type="date" office:date-value="2022-10-20" calcext:value-type="date">
            <text:p>2022/10/20</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左邊一直排紙箱棧板，右邊一排膠膜貨。在約第五板的位置將紙箱從底部打開，拿出部分貨物後折雙邊放入嗅源，約狗頭高度</text:p>
          </table:table-cell>
          <table:table-cell office:value-type="string" calcext:value-type="string">
            <text:p>第一Pass用掃的應該幾乎沒在聞，但後面幾pass看他鼻子有湊過去但完全沒CIB，可能是因為嗅源位置偏高，而我放的方式是兩側縫隙垂直水平面，所以他掃過接觸的面積又小才聞不到</text:p>
          </table:table-cell>
          <table:table-cell table:number-columns-repeated="1019"/>
        </table:table-row>
        <table:table-row table:style-name="ro13">
          <table:table-cell table:style-name="ce337" office:value-type="date" office:date-value="2022-11-04" calcext:value-type="date">
            <text:p>2022/11/4</text:p>
          </table:table-cell>
          <table:table-cell office:value-type="string" calcext:value-type="string">
            <text:p>H 380*8</text:p>
          </table:table-cell>
          <table:table-cell office:value-type="string" calcext:value-type="string">
            <text:p>中華二倉</text:p>
          </table:table-cell>
          <table:table-cell table:style-name="ce340" office:value-type="string" calcext:value-type="string">
            <text:p>把嗅源放在第一個corner處約狗抬頭高度</text:p>
          </table:table-cell>
          <table:table-cell office:value-type="string" calcext:value-type="string">
            <text:p>這次因為要插貨導致滲透時間太短加上設置偏高，下次corner還是先以狗頭高度為主</text:p>
          </table:table-cell>
          <table:table-cell table:number-columns-repeated="1019"/>
        </table:table-row>
        <table:table-row table:style-name="ro16">
          <table:table-cell table:style-name="ce337" office:value-type="date" office:date-value="2022-11-07" calcext:value-type="date">
            <text:p>2022/11/7</text:p>
          </table:table-cell>
          <table:table-cell office:value-type="string" calcext:value-type="string">
            <text:p>C 500</text:p>
          </table:table-cell>
          <table:table-cell office:value-type="string" calcext:value-type="string">
            <text:p>台基進口</text:p>
          </table:table-cell>
          <table:table-cell table:style-name="ce340" office:value-type="string" calcext:value-type="string">
            <text:p>將嗅源放在第二板約腰的高度膠膜內，從側邊把貨移出空間後放入嗅源，外面膠膜割洞</text:p>
          </table:table-cell>
          <table:table-cell office:value-type="string" calcext:value-type="string">
            <text:p>因為設置在偏前面的位置，第二板的前端，Custy容易前面略過導致很接觸到嗅源，所以試了四五次連CIB都沒有</text:p>
          </table:table-cell>
          <table:table-cell table:number-columns-repeated="1019"/>
        </table:table-row>
        <table:table-row table:style-name="ro16">
          <table:table-cell table:style-name="ce337" office:value-type="date" office:date-value="2022-11-30" calcext:value-type="date">
            <text:p>2022/11/30</text:p>
          </table:table-cell>
          <table:table-cell office:value-type="string" calcext:value-type="string">
            <text:p>C 800</text:p>
          </table:table-cell>
          <table:table-cell office:value-type="string" calcext:value-type="string">
            <text:p>中國A庫</text:p>
          </table:table-cell>
          <table:table-cell table:style-name="ce340" office:value-type="string" calcext:value-type="string">
            <text:p>將嗅源夾在第二板紙箱間縫隙狗頭高度</text:p>
          </table:table-cell>
          <table:table-cell office:value-type="string" calcext:value-type="string">
            <text:p>不知道原因在哪，這次雖然設early但他速度相比有比較慢沒之前那麼衝，也有看他貼著經過stim，但經過都完全沒有CIB，之後過去後下一板稍微抬頭了一下就繼續聞了</text:p>
          </table:table-cell>
          <table:table-cell table:number-columns-repeated="1019"/>
        </table:table-row>
        <table:table-row table:style-name="ro16">
          <table:table-cell table:style-name="ce337" office:value-type="date" office:date-value="2022-12-19" calcext:value-type="date">
            <text:p>2022/12/19</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設置在後面直排末端倒數第二板紙箱內折邊狗頭高度</text:p>
          </table:table-cell>
          <table:table-cell office:value-type="string" calcext:value-type="string">
            <text:p>一開始因為忘記割縫但有CIB，後面割縫了CIB更大也有對到縫口但就是坐不下來，推測可能是氣味圖像還是有差異，所以導致他有很明顯CIB但還是沒辦法做決定</text:p>
          </table:table-cell>
          <table:table-cell table:number-columns-repeated="1019"/>
        </table:table-row>
        <table:table-row table:style-name="ro15">
          <table:table-cell table:style-name="ce337" office:value-type="date" office:date-value="2022-12-29" calcext:value-type="date">
            <text:p>2022/12/29</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將嗅源設置在倒數第二板的紙箱內折邊狗稍微抬頭高度</text:p>
          </table:table-cell>
          <table:table-cell office:value-type="string" calcext:value-type="string">
            <text:p>前面幾次都聞的偏低沒有接觸到紙箱縫，感覺Custy追K氣味的能力不好，最後一次pump有CIB也有把鼻子湊過去縫附近但沒有聞到還是走掉，有可能是因為滲透時間不夠久加上他本身對K又比較弱，設置的也剛好是他的弱項(較高紙箱)，才會讓他找不到</text:p>
          </table:table-cell>
          <table:table-cell table:number-columns-repeated="1019"/>
        </table:table-row>
        <table:table-row table:style-name="ro13">
          <table:table-cell table:style-name="ce337" office:value-type="date" office:date-value="2023-02-07" calcext:value-type="date">
            <text:p>2023/2/7</text:p>
          </table:table-cell>
          <table:table-cell office:value-type="string" calcext:value-type="string">
            <text:p>C 180</text:p>
          </table:table-cell>
          <table:table-cell office:value-type="string" calcext:value-type="string">
            <text:p>基郵出口</text:p>
          </table:table-cell>
          <table:table-cell table:style-name="ce340" office:value-type="string" calcext:value-type="string">
            <text:p>在最左邊第二個郵包的破洞塞進嗅源，狗抬頭高度</text:p>
          </table:table-cell>
          <table:table-cell office:value-type="string" calcext:value-type="string">
            <text:p>一開始設置較高他又聞的比較快，雖然有稍微CIB但追不到，後來有把它移下來，還是一樣沒有反應</text:p>
          </table:table-cell>
          <table:table-cell table:number-columns-repeated="1019"/>
        </table:table-row>
        <table:table-row table:style-name="ro16">
          <table:table-cell table:style-name="ce337"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將嗅源放在矮紙箱內，折邊放在路線末端狗頭高度，back stim第二pass進去窄走道出來才放</text:p>
          </table:table-cell>
          <table:table-cell office:value-type="string" calcext:value-type="string">
            <text:p>剛好放的位置在棧板中間，雖然狗頭高可是前兩次都是剛好往上趴後下來略過stim，第三次雖然沒趴但也沒好好接觸</text:p>
          </table:table-cell>
          <table:table-cell table:number-columns-repeated="1019"/>
        </table:table-row>
        <table:table-row table:style-name="ro13">
          <table:table-cell table:style-name="ce337"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將嗅源放在矮紙箱內，放在第五個位置</text:p>
          </table:table-cell>
          <table:table-cell office:value-type="string" calcext:value-type="string">
            <text:p>整個過程都很認真聞，也有pump，但都沒反應，可能是嗅源塞太滿沒空間滲透</text:p>
          </table:table-cell>
          <table:table-cell table:number-columns-repeated="1019"/>
        </table:table-row>
        <table:table-row table:style-name="ro15">
          <table:table-cell table:style-name="ce337" office:value-type="date" office:date-value="2023-04-18" calcext:value-type="date">
            <text:p>2023/4/18</text:p>
          </table:table-cell>
          <table:table-cell office:value-type="string" calcext:value-type="string">
            <text:p>K2000</text:p>
          </table:table-cell>
          <table:table-cell office:value-type="string" calcext:value-type="string">
            <text:p>環球中間</text:p>
          </table:table-cell>
          <table:table-cell table:style-name="ce340" office:value-type="string" calcext:value-type="string">
            <text:p>將嗅源放在倒數第二個，紙箱折單邊</text:p>
          </table:table-cell>
          <table:table-cell table:style-name="ce340" office:value-type="string" calcext:value-type="string">
            <text:p>第一pass整體聞的很快，品質不太好，末端之後順著旁邊棧板貨讓他聞完，第二pass想pump但聞的很快，第三pass一樣速度偏快，經過stim沒有CIB，最後一pass pump才有對stim CIB，但調查了很久之後還是走掉，最後棧板末端聞完後收掉</text:p>
          </table:table-cell>
          <table:table-cell table:number-columns-repeated="1019"/>
        </table:table-row>
        <table:table-row table:style-name="ro13">
          <table:table-cell table:style-name="ce337" office:value-type="date" office:date-value="2023-05-24" calcext:value-type="date">
            <text:p>2023/5/24</text:p>
          </table:table-cell>
          <table:table-cell office:value-type="string" calcext:value-type="string">
            <text:p>M 50(熱壓)</text:p>
          </table:table-cell>
          <table:table-cell office:value-type="string" calcext:value-type="string">
            <text:p>環球中間</text:p>
          </table:table-cell>
          <table:table-cell office:value-type="string" calcext:value-type="string">
            <text:p>轉彎處的紙箱縫隙夾縫間</text:p>
          </table:table-cell>
          <table:table-cell office:value-type="string" calcext:value-type="string">
            <text:p>前面兩次經過都有很大的CIB但是都沒坐下，第三次經過CIB就變很小走掉後就收掉</text:p>
          </table:table-cell>
          <table:table-cell table:number-columns-repeated="1019"/>
        </table:table-row>
        <table:table-row table:style-name="ro17">
          <table:table-cell table:style-name="ce337" office:value-type="date" office:date-value="2023-05-25" calcext:value-type="date">
            <text:p>2023/5/25</text:p>
          </table:table-cell>
          <table:table-cell office:value-type="string" calcext:value-type="string">
            <text:p>C scented</text:p>
          </table:table-cell>
          <table:table-cell office:value-type="string" calcext:value-type="string">
            <text:p>弘貿進口</text:p>
          </table:table-cell>
          <table:table-cell office:value-type="string" calcext:value-type="string">
            <text:p>逆向的木箱縫隙</text:p>
          </table:table-cell>
          <table:table-cell office:value-type="string" calcext:value-type="string">
            <text:p>設置位置太難，雖然有貼但是聞不到沒辦法有CIB</text:p>
          </table:table-cell>
          <table:table-cell table:number-columns-repeated="1019"/>
        </table:table-row>
        <table:table-row table:style-name="ro13">
          <table:table-cell table:style-name="ce337" office:value-type="date" office:date-value="2023-05-26" calcext:value-type="date">
            <text:p>2023/5/26</text:p>
          </table:table-cell>
          <table:table-cell office:value-type="string" calcext:value-type="string">
            <text:p>C 800</text:p>
          </table:table-cell>
          <table:table-cell office:value-type="string" calcext:value-type="string">
            <text:p>文具台</text:p>
          </table:table-cell>
          <table:table-cell office:value-type="string" calcext:value-type="string">
            <text:p>轉彎處的紙箱內折邊</text:p>
          </table:table-cell>
          <table:table-cell office:value-type="string" calcext:value-type="string">
            <text:p>兩次轉彎順利轉但是都沒有反應，在來要接觸就接觸不到，整隻狗很喘，先帶他回車上休息</text:p>
          </table:table-cell>
          <table:table-cell table:number-columns-repeated="1019"/>
        </table:table-row>
        <table:table-row table:style-name="ro16">
          <table:table-cell table:style-name="ce337" office:value-type="date" office:date-value="2023-05-30" calcext:value-type="date">
            <text:p>2023/5/30</text:p>
          </table:table-cell>
          <table:table-cell office:value-type="string" calcext:value-type="string">
            <text:p>新A 1500</text:p>
          </table:table-cell>
          <table:table-cell office:value-type="string" calcext:value-type="string">
            <text:p>東亞E倉</text:p>
          </table:table-cell>
          <table:table-cell table:style-name="ce340" office:value-type="string" calcext:value-type="string">
            <text:p>將嗅源放入紙箱內折邊，位置在第二排的末端開口朝內側</text:p>
          </table:table-cell>
          <table:table-cell office:value-type="string" calcext:value-type="string">
            <text:p>(第一次使用)前兩次經過沒CIB，第三次開始經過pump後有CIB，聞完回頭後在pump，來回總共三次，CIB反應越來越小，第三次經過幾乎沒反應後就收掉</text:p>
          </table:table-cell>
          <table:table-cell table:number-columns-repeated="1019"/>
        </table:table-row>
        <table:table-row table:style-name="ro15">
          <table:table-cell table:style-name="ce337"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5">
          <table:table-cell table:style-name="ce337"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將信封袋戳洞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3">
          <table:table-cell table:style-name="ce337" office:value-type="date" office:date-value="2023-07-11" calcext:value-type="date">
            <text:p>2023/7/11</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將薰製物夾在左邊那排末端延伸的那板轉彎過去紙箱縫間犬頭高度 </text:p>
          </table:table-cell>
          <table:table-cell office:value-type="string" calcext:value-type="string">
            <text:p>只有接觸一次，鼻子有貼近但沒有alert</text:p>
          </table:table-cell>
          <table:table-cell table:number-columns-repeated="1019"/>
        </table:table-row>
        <table:table-row table:style-name="ro15">
          <table:table-cell table:style-name="ce337"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對stim都用掃得，反而對後面那板松露醬比較有興趣，經過大約三四次只有稍微有CIB，後面因為他已經抬頭看我不聞了我就馬上收繩帶走</text:p>
          </table:table-cell>
          <table:table-cell table:number-columns-repeated="1019"/>
        </table:table-row>
        <table:table-row table:style-name="ro15">
          <table:table-cell table:style-name="ce337"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第一次經過還是沒有CIB，第二次pump稍微撇頭，沒聞順勢回去補上再次接觸就有明顯CIB，但是再來他都是跳上去有設置的那板找，帶下來要再次接觸還是跳上去，之後再試順順聞過去沒反應就收掉</text:p>
          </table:table-cell>
          <table:table-cell table:number-columns-repeated="1019"/>
        </table:table-row>
        <table:table-row table:style-name="ro18">
          <table:table-cell table:style-name="ce337" office:value-type="date" office:date-value="2023-07-18" calcext:value-type="date">
            <text:p>2023/7/18</text:p>
          </table:table-cell>
          <table:table-cell office:value-type="string" calcext:value-type="string">
            <text:p>M100 (抽真空)</text:p>
          </table:table-cell>
          <table:table-cell office:value-type="string" calcext:value-type="string">
            <text:p>中華一倉</text:p>
          </table:table-cell>
          <table:table-cell office:value-type="string" calcext:value-type="string">
            <text:p>將抽真空嗅源放入紙箱內，沒有折邊，紙縫有割小縫，十字黏，放置在最後一箱。Overnight 15天</text:p>
          </table:table-cell>
          <table:table-cell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 </text:p>
          </table:table-cell>
          <table:table-cell table:number-columns-repeated="1019"/>
        </table:table-row>
        <table:table-row table:style-name="ro15">
          <table:table-cell table:style-name="ce337" office:value-type="date" office:date-value="2023-07-26" calcext:value-type="date">
            <text:p>2023/7/26</text:p>
          </table:table-cell>
          <table:table-cell office:value-type="string" calcext:value-type="string">
            <text:p>舊K2500</text:p>
          </table:table-cell>
          <table:table-cell office:value-type="string" calcext:value-type="string">
            <text:p>環球D倉</text:p>
          </table:table-cell>
          <table:table-cell table:style-name="ce340" office:value-type="string" calcext:value-type="string">
            <text:p>將膠膜內的上方紙箱往後移，放入嗅源後上方壓上紙箱形成一個方形滲透空間，在設置位置的下方膠膜割縫，預計比high中</text:p>
          </table:table-cell>
          <table:table-cell office:value-type="string" calcext:value-type="string">
            <text:p>前兩次犬頭高度經過都沒有反應，後面給high有跟了兩次但都沒有順利聞到</text:p>
          </table:table-cell>
          <table:table-cell table:number-columns-repeated="1019"/>
        </table:table-row>
        <table:table-row table:style-name="ro19">
          <table:table-cell table:style-name="ce337" office:value-type="date" office:date-value="2023-08-01" calcext:value-type="date">
            <text:p>2023/8/1</text:p>
          </table:table-cell>
          <table:table-cell office:value-type="string" calcext:value-type="string">
            <text:p>C530</text:p>
          </table:table-cell>
          <table:table-cell office:value-type="string" calcext:value-type="string">
            <text:p>陽明進口</text:p>
          </table:table-cell>
          <table:table-cell table:style-name="ce341" office:value-type="string" calcext:value-type="string">
            <text:p>在第二板位置，設置在類似垃圾桶的塑膠桶子內部，有束口袋狀貨物，將嗅源放置在袋子口，塑膠桶沒密封有縫，開口朝上約胸口高度</text:p>
          </table:table-cell>
          <table:table-cell office:value-type="string" calcext:value-type="string">
            <text:p>一開始就用掃得，經過stim那板頭低低的完全沒好好接觸，到末端出來轉彎處對轉彎那板CIB很大，那板有食藥署取樣過應該是對食物類有反應，第二pass hold好再開始，一樣很快速略過前兩板，到接近CIB很大那板就直接收掉，再來兩pass剛開頭兩板嗅聞速度有變慢，但沒辦法好好接觸到設置的縫口，所以都沒有聞到，最後拍拍他收掉 </text:p>
          </table:table-cell>
          <table:table-cell table:number-columns-repeated="1019"/>
        </table:table-row>
        <table:table-row table:style-name="ro12">
          <table:table-cell table:style-name="ce337" office:value-type="date" office:date-value="2023-08-01" calcext:value-type="date">
            <text:p>2023/8/1</text:p>
          </table:table-cell>
          <table:table-cell office:value-type="string" calcext:value-type="string">
            <text:p>新K2500</text:p>
          </table:table-cell>
          <table:table-cell office:value-type="string" calcext:value-type="string">
            <text:p>陽明進口</text:p>
          </table:table-cell>
          <table:table-cell table:style-name="ce340" office:value-type="string" calcext:value-type="string">
            <text:p>將嗅源放在大型紙箱的內部，紙箱為側邊平面，上下有蓋子的類型，在路線約中段位置</text:p>
          </table:table-cell>
          <table:table-cell table:style-name="ce340" office:value-type="string" calcext:value-type="string">
            <text:p>整體而言其實聞的不錯，一開始就有穩定嗅聞，經過stim大致上都維持犬頭高度，所以嗅聞的點都是紙箱平面，而沒有接觸到上蓋的縫，第一次經過沒CIB後第二次給手勢，第三次pump，第四次再給手勢都沒有順利聞到，最後只好帶他前往另一個設置處嗅聞</text:p>
          </table:table-cell>
          <table:table-cell table:number-columns-repeated="1019"/>
        </table:table-row>
        <table:table-row table:style-name="ro12">
          <table:table-cell table:style-name="ce337" office:value-type="date" office:date-value="2023-08-18" calcext:value-type="date">
            <text:p>2023/8/18</text:p>
          </table:table-cell>
          <table:table-cell office:value-type="string" calcext:value-type="string">
            <text:p>新A2000</text:p>
          </table:table-cell>
          <table:table-cell office:value-type="string" calcext:value-type="string">
            <text:p>環球B倉</text:p>
          </table:table-cell>
          <table:table-cell table:style-name="ce340" office:value-type="string" calcext:value-type="string">
            <text:p>紙箱打開後拿出部分貨物將紙箱邊折約5公分，將嗅源放在內側約10公分左右，放回部分貨後底部交叉擺正放在右邊棧板第二個轉角位置</text:p>
          </table:table-cell>
          <table:table-cell office:value-type="string" calcext:value-type="string">
            <text:p>整體而言聞的很好，因為放在轉角前，前面兩次經過沒有接觸得很好，後面兩次直接從第一個轉彎後開始，經過給手勢在stim上有明顯CIB，後來走掉，再試一次，這次pump，CIB更大來來回回，走掉後還有回去再確認，不過還是決定走掉，末端聞完就拍拍他帶走</text:p>
          </table:table-cell>
          <table:table-cell table:number-columns-repeated="1019"/>
        </table:table-row>
        <table:table-row table:style-name="ro16">
          <table:table-cell table:style-name="ce337"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6">
          <table:table-cell table:style-name="ce337"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long leash讓他自己找</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5">
          <table:table-cell table:style-name="ce337"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5">
          <table:table-cell table:style-name="ce337"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3">
          <table:table-cell table:style-name="ce337"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40" office:value-type="string" calcext:value-type="string">
            <text:p>地上散放五箱，放在棧板間的走道，Long leash</text:p>
          </table:table-cell>
          <table:table-cell office:value-type="string" calcext:value-type="string">
            <text:p>此次為包NTR overnight 5天，地上散放有接觸到多次但都沒辦法坐下</text:p>
          </table:table-cell>
          <table:table-cell table:number-columns-repeated="1019"/>
        </table:table-row>
        <table:table-row table:style-name="ro16">
          <table:table-cell table:style-name="ce337"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40" office:value-type="string" calcext:value-type="string">
            <text:p>地上一排五個靠邊，末端有接一膠膜貨</text:p>
          </table:table-cell>
          <table:table-cell office:value-type="string" calcext:value-type="string">
            <text:p>第一pass一經過就有CIB，調查了一下後就走掉，再來兩Pass領先pump在stim上都有CIB但還是走掉，先到旁邊貨區聞過一遍後再回來，這次就沒什麼CIB了</text:p>
          </table:table-cell>
          <table:table-cell table:number-columns-repeated="1019"/>
        </table:table-row>
        <table:table-row table:style-name="ro16">
          <table:table-cell table:style-name="ce337" office:value-type="date" office:date-value="2023-10-18" calcext:value-type="date">
            <text:p>2023/10/18</text:p>
          </table:table-cell>
          <table:table-cell office:value-type="string" calcext:value-type="string">
            <text:p>C scented</text:p>
          </table:table-cell>
          <table:table-cell office:value-type="string" calcext:value-type="string">
            <text:p>東亞E倉</text:p>
          </table:table-cell>
          <table:table-cell table:style-name="ce341" office:value-type="string" calcext:value-type="string">
            <text:p>將薰製物塞在一小ㄇ的底邊紙箱夾縫間，狗頭高</text:p>
          </table:table-cell>
          <table:table-cell office:value-type="string" calcext:value-type="string">
            <text:p>整體聞的沒有很好，很容易不聞跑掉，到有設置的小ㄇ都沒好好轉彎轉進去，進去之後根本沒好好接觸，大概進去三次都沒接觸到，之後只好收掉</text:p>
          </table:table-cell>
          <table:table-cell table:number-columns-repeated="1019"/>
        </table:table-row>
        <table:table-row table:style-name="ro16">
          <table:table-cell table:style-name="ce337" office:value-type="date" office:date-value="2023-10-24" calcext:value-type="date">
            <text:p>2023/10/24</text:p>
          </table:table-cell>
          <table:table-cell office:value-type="string" calcext:value-type="string">
            <text:p>新A2000</text:p>
          </table:table-cell>
          <table:table-cell office:value-type="string" calcext:value-type="string">
            <text:p>環球中間</text:p>
          </table:table-cell>
          <table:table-cell office:value-type="string" calcext:value-type="string">
            <text:p>指箱底部打開拿出貨物，折邊放入嗅源後放回部分貨物，放在棧板上犬頭高轉彎前，滲透45分鐘</text:p>
          </table:table-cell>
          <table:table-cell office:value-type="string" calcext:value-type="string">
            <text:p>因為要領貨只好提早跑，滲透時間不夠長，前面兩次經過有貼著聞，第三次經過貼著後往上趴，感覺有點alert但沒繼續追，第四pass經過頭低低的，之後拍拍他收掉</text:p>
          </table:table-cell>
          <table:table-cell table:number-columns-repeated="1019"/>
        </table:table-row>
        <table:table-row table:style-name="ro13">
          <table:table-cell table:style-name="ce337" office:value-type="date" office:date-value="2023-11-02" calcext:value-type="date">
            <text:p>2023/11/2</text:p>
          </table:table-cell>
          <table:table-cell office:value-type="string" calcext:value-type="string">
            <text:p>C500</text:p>
          </table:table-cell>
          <table:table-cell office:value-type="string" calcext:value-type="string">
            <text:p>東亞E倉</text:p>
          </table:table-cell>
          <table:table-cell table:style-name="ce341" office:value-type="string" calcext:value-type="string">
            <text:p>將嗅源放在長方形上下蓋類型的大紙箱內，位置在路線末端</text:p>
          </table:table-cell>
          <table:table-cell office:value-type="string" calcext:value-type="string">
            <text:p>犬隻經過三次看似有貼著聞但都沒CIB，第四次pump後有CIB且反應很大，但聞了一分半後坐不下來只好帶走</text:p>
          </table:table-cell>
          <table:table-cell table:number-columns-repeated="1019"/>
        </table:table-row>
        <table:table-row table:style-name="ro15">
          <table:table-cell table:style-name="ce337" office:value-type="date" office:date-value="2023-11-22" calcext:value-type="date">
            <text:p>2023/11/22</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在外L轉彎處那板，外有膠膜的鐵網貨內放置嗅源，中間有隔一層薄紙板，用裡面紙箱形成滲透空間，在犬頭高度戳洞</text:p>
          </table:table-cell>
          <table:table-cell office:value-type="string" calcext:value-type="string">
            <text:p>第一次經過就有CIB，前後大約接觸五次反應都很大，但沒辦法做決定，最後走掉</text:p>
          </table:table-cell>
          <table:table-cell table:number-columns-repeated="1019"/>
        </table:table-row>
        <table:table-row table:style-name="ro20">
          <table:table-cell table:style-name="ce337"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40" office:value-type="string" calcext:value-type="string">
            <text:p>從底部打開，將兩邊折約30度邊，嗅源放在中間後放入部分貨物，將他back stim放在第一排的第二箱</text:p>
          </table:table-cell>
          <table:table-cell office:value-type="string" calcext:value-type="string">
            <text:p>一開始back stim放進來經過有alert但卻調查下一箱，之後到對面經過有CIB但走掉，再來經過就沒反應，之後順利pump後聞到調查反應很大，繞著紙箱轉了好幾圈後走掉，之後就收掉</text:p>
          </table:table-cell>
          <table:table-cell table:number-columns-repeated="1019"/>
        </table:table-row>
        <table:table-row table:style-name="ro17">
          <table:table-cell table:style-name="ce337"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40" office:value-type="string" calcext:value-type="string">
            <text:p>同上，將stim放在第三箱</text:p>
          </table:table-cell>
          <table:table-cell office:value-type="string" calcext:value-type="string">
            <text:p>這次幾乎完全沒CIB</text:p>
          </table:table-cell>
          <table:table-cell table:number-columns-repeated="1019"/>
        </table:table-row>
        <table:table-row table:style-name="ro16">
          <table:table-cell table:style-name="ce337" office:value-type="date" office:date-value="2023-12-27" calcext:value-type="date">
            <text:p>2023/12/27</text:p>
          </table:table-cell>
          <table:table-cell office:value-type="string" calcext:value-type="string">
            <text:p>H 390*2</text:p>
          </table:table-cell>
          <table:table-cell office:value-type="string" calcext:value-type="string">
            <text:p>陽明進口</text:p>
          </table:table-cell>
          <table:table-cell table:style-name="ce342" office:value-type="string" calcext:value-type="string">
            <text:p>地上一排稍大紙箱六個，將嗅源放在紙箱底部，上有壓貨，紙箱邊有割洞但沒折，最後一箱</text:p>
          </table:table-cell>
          <table:table-cell table:style-name="ce340" office:value-type="string" calcext:value-type="string">
            <text:p>前後總共聞了十個pass，整體聞很好，看起來也都有貼著聞，但是大約只有兩次有稍微CIB停下調查，大致上沒什麼反應</text:p>
          </table:table-cell>
          <table:table-cell table:number-columns-repeated="1019"/>
        </table:table-row>
        <table:table-row table:style-name="ro16">
          <table:table-cell table:style-name="ce337" office:value-type="date" office:date-value="2023-12-27" calcext:value-type="date">
            <text:p>2023/12/27</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在第一板的膠膜內放薰製物，有割縫</text:p>
          </table:table-cell>
          <table:table-cell office:value-type="string" calcext:value-type="string">
            <text:p>第一次start完全沒接觸，第二次有拉遠start有接觸沒CIB，第三次在第一板點了兩下一樣有接觸沒CIB，第四次沒接觸我easy，再試一次一樣有聞沒CIB就結束帶走</text:p>
          </table:table-cell>
          <table:table-cell table:number-columns-repeated="1019"/>
        </table:table-row>
        <table:table-row table:style-name="ro21">
          <table:table-cell table:style-name="ce337" office:value-type="date" office:date-value="2024-01-02" calcext:value-type="date">
            <text:p>2024/1/2</text:p>
          </table:table-cell>
          <table:table-cell office:value-type="string" calcext:value-type="string">
            <text:p>H 390*3</text:p>
          </table:table-cell>
          <table:table-cell office:value-type="string" calcext:value-type="string">
            <text:p>東亞E倉</text:p>
          </table:table-cell>
          <table:table-cell table:style-name="ce340" office:value-type="string" calcext:value-type="string">
            <text:p>左右兩排棧板貨不規則，在右邊末端最後一板的膠膜底部拉起放入嗅源，割小縫</text:p>
          </table:table-cell>
          <table:table-cell table:style-name="ce340" office:value-type="string" calcext:value-type="string">
            <text:p>這run極為亢奮，犬隻有強烈的預期心理與對特地貨物的偏好導致幾乎無法好好接觸stim，一開始左邊那排聞的順順的，到右邊後就開始執著在第一板較矮的紙箱棧板與第三板的紙箱膠膜棧板，前後大約只接觸到stim兩次，但都沒有太大CIB，一直執著在第一板與第三板間，往前帶著聞一直到第三板就瘋狂鑽進去洞內聞，然後就想回頭，來回大概三次都是只想回頭找，最後順向到末端就直接結束</text:p>
          </table:table-cell>
          <table:table-cell table:number-columns-repeated="1019"/>
        </table:table-row>
        <table:table-row table:style-name="ro1" table:number-rows-repeated="592">
          <table:table-cell table:style-name="ce337"/>
          <table:table-cell table:number-columns-repeated="1023"/>
        </table:table-row>
        <table:table-row table:style-name="ro1" table:number-rows-repeated="1047934">
          <table:table-cell table:number-columns-repeated="1024"/>
        </table:table-row>
        <table:table-row table:style-name="ro1">
          <table:table-cell table:number-columns-repeated="1024"/>
        </table:table-row>
      </table:table>
      <table:table table:name="FR" table:style-name="ta2">
        <table:table-column table:style-name="co7" table:default-cell-style-name="ce349"/>
        <table:table-column table:style-name="co13" table:default-cell-style-name="ce349"/>
        <table:table-column table:style-name="co14" table:default-cell-style-name="ce349"/>
        <table:table-column table:style-name="co15" table:default-cell-style-name="ce349"/>
        <table:table-column table:style-name="co6" table:number-columns-repeated="1020" table:default-cell-style-name="ce353"/>
        <table:table-row table:style-name="ro22">
          <table:table-cell table:style-name="ce346" office:value-type="string" calcext:value-type="string">
            <text:p>日期</text:p>
          </table:table-cell>
          <table:table-cell table:style-name="ce346" office:value-type="string" calcext:value-type="string">
            <text:p>場地</text:p>
          </table:table-cell>
          <table:table-cell table:style-name="ce346" office:value-type="string" calcext:value-type="string">
            <text:p>內容物</text:p>
          </table:table-cell>
          <table:table-cell table:style-name="ce351" office:value-type="string" calcext:value-type="string">
            <text:p>可能原因</text:p>
          </table:table-cell>
          <table:table-cell table:style-name="ce352" table:number-columns-repeated="1020"/>
        </table:table-row>
        <table:table-row table:style-name="ro23">
          <table:table-cell table:style-name="ce347" office:value-type="date" office:date-value="2022-06-07" calcext:value-type="date">
            <text:p>2022/6/7</text:p>
          </table:table-cell>
          <table:table-cell table:style-name="ce350" office:value-type="string" calcext:value-type="string">
            <text:p>陽明出口</text:p>
          </table:table-cell>
          <table:table-cell table:style-name="ce350" office:value-type="string" calcext:value-type="string">
            <text:p>應該是續航力不夠到第4pass亂猜</text:p>
          </table:table-cell>
          <table:table-cell table:style-name="ce350" office:value-type="string" calcext:value-type="string">
            <text:p>可能因為直排Custy較衝且第一次聞薰製物，再加上膠膜的洞割太小，薰製物塞太裡面，滲透時間不夠長且沒有空間讓味道凝聚。</text:p>
          </table:table-cell>
          <table:table-cell table:number-columns-repeated="1020"/>
        </table:table-row>
        <table:table-row table:style-name="ro24">
          <table:table-cell table:style-name="ce347" office:value-type="date" office:date-value="2022-06-14" calcext:value-type="date">
            <text:p>2022/6/14</text:p>
          </table:table-cell>
          <table:table-cell table:style-name="ce350" office:value-type="string" calcext:value-type="string">
            <text:p>台基進口</text:p>
          </table:table-cell>
          <table:table-cell table:style-name="ce350" office:value-type="string" calcext:value-type="string">
            <text:p>防護背心</text:p>
          </table:table-cell>
          <table:table-cell table:style-name="ce350" office:value-type="string" calcext:value-type="string">
            <text:p>可能因為昨天才在corner中過，所以就對放在corner的紙箱坐下</text:p>
          </table:table-cell>
          <table:table-cell table:number-columns-repeated="1020"/>
        </table:table-row>
        <table:table-row table:style-name="ro25">
          <table:table-cell table:style-name="ce347" office:value-type="date" office:date-value="2022-06-28" calcext:value-type="date">
            <text:p>2022/6/28</text:p>
          </table:table-cell>
          <table:table-cell table:style-name="ce350" office:value-type="string" calcext:value-type="string">
            <text:p>聯興進口</text:p>
          </table:table-cell>
          <table:table-cell table:style-name="ce350" office:value-type="string" calcext:value-type="string">
            <text:p>應該是有猜到這pass會中所以亂坐</text:p>
          </table:table-cell>
          <table:table-cell table:style-name="ce350" office:value-type="string" calcext:value-type="string">
            <text:p>因為剛才有中過一round，下車的時候明顯比平常更興奮，聞的時候也比較快，大概是覺得一定會有所以就對我割縫的地方直接坐下</text:p>
          </table:table-cell>
          <table:table-cell table:number-columns-repeated="1020"/>
        </table:table-row>
        <table:table-row table:style-name="ro16">
          <table:table-cell table:style-name="ce347" office:value-type="date" office:date-value="2022-07-05" calcext:value-type="date">
            <text:p>2022/7/5</text:p>
          </table:table-cell>
          <table:table-cell table:style-name="ce350" office:value-type="string" calcext:value-type="string">
            <text:p>中華二倉</text:p>
          </table:table-cell>
          <table:table-cell table:style-name="ce350" office:value-type="string" calcext:value-type="string">
            <text:p>帽子</text:p>
          </table:table-cell>
          <table:table-cell table:style-name="ce350" office:value-type="string" calcext:value-type="string">
            <text:p>因為這次應該算是第一次Scatter blank，再加上Custy沒有在Scatter時在膠膜中過，所以大部分都集中聞地上的貨，最後聞不到只好隨便挑一箱坐下亂猜</text:p>
          </table:table-cell>
          <table:table-cell table:number-columns-repeated="1020"/>
        </table:table-row>
        <table:table-row table:style-name="ro16">
          <table:table-cell table:style-name="ce347" office:value-type="date" office:date-value="2022-07-15" calcext:value-type="date">
            <text:p>2022/7/15</text:p>
          </table:table-cell>
          <table:table-cell table:style-name="ce350" office:value-type="string" calcext:value-type="string">
            <text:p>台基進口</text:p>
          </table:table-cell>
          <table:table-cell table:style-name="ce350" office:value-type="string" calcext:value-type="string">
            <text:p>抽真空抱枕，應該是對狗口水坐下</text:p>
          </table:table-cell>
          <table:table-cell table:style-name="ce350" office:value-type="string" calcext:value-type="string">
            <text:p>這次OP是等Forest搜完後再跑一次一樣的區域驗證狗的反應，第一次經過Forest調查很久很多口水的地方有稍微CIB，第二次CIB更久最後選擇坐下，基本上就是對狗口水有反應</text:p>
          </table:table-cell>
          <table:table-cell table:number-columns-repeated="1020"/>
        </table:table-row>
        <table:table-row table:style-name="ro16">
          <table:table-cell table:style-name="ce347" office:value-type="date" office:date-value="2022-07-26" calcext:value-type="date">
            <text:p>2022/7/26</text:p>
          </table:table-cell>
          <table:table-cell table:style-name="ce350" office:value-type="string" calcext:value-type="string">
            <text:p>中國進口B庫</text:p>
          </table:table-cell>
          <table:table-cell table:style-name="ce350" office:value-type="string" calcext:value-type="string">
            <text:p>塑膠零件</text:p>
          </table:table-cell>
          <table:table-cell table:style-name="ce350" office:value-type="string" calcext:value-type="string">
            <text:p>這次從車子帶Custy時就明顯感覺他特別興奮，而我在跑的時候又沒有適時地放慢步調或讓他time out，導致他一直處在很激動的狀態，最後應該是太興奮受不了隨便挑一個坐下</text:p>
          </table:table-cell>
          <table:table-cell table:number-columns-repeated="1020"/>
        </table:table-row>
        <table:table-row table:style-name="ro15">
          <table:table-cell table:style-name="ce347" office:value-type="date" office:date-value="2022-07-29" calcext:value-type="date">
            <text:p>2022/7/29</text:p>
          </table:table-cell>
          <table:table-cell table:style-name="ce350" office:value-type="string" calcext:value-type="string">
            <text:p>中央進口</text:p>
          </table:table-cell>
          <table:table-cell table:style-name="ce350" office:value-type="string" calcext:value-type="string">
            <text:p>衣服</text:p>
          </table:table-cell>
          <table:table-cell table:style-name="ce350" office:value-type="string" calcext:value-type="string">
            <text:p>這run是下午的第2run，因為第一run沒有中，所以Custy在準備坐下前還先看我，然後才屁股慢慢坐下，跟以往聞到stim的反應差別很大，很明顯是因為想要dummy才在末端要結束的時候趕快坐下，我直接糾正帶走</text:p>
          </table:table-cell>
          <table:table-cell table:number-columns-repeated="1020"/>
        </table:table-row>
        <table:table-row table:style-name="ro12">
          <table:table-cell table:style-name="ce347" office:value-type="date" office:date-value="2022-08-04" calcext:value-type="date">
            <text:p>2022/8/4</text:p>
          </table:table-cell>
          <table:table-cell table:style-name="ce350" office:value-type="string" calcext:value-type="string">
            <text:p>環球進口中間</text:p>
          </table:table-cell>
          <table:table-cell table:style-name="ce350" office:value-type="string" calcext:value-type="string">
            <text:p>冰箱</text:p>
          </table:table-cell>
          <table:table-cell table:style-name="ce340" office:value-type="string" calcext:value-type="string">
            <text:p>大約搜尋30sec的時候進去一個比較窄的走道，進去之後他就開始調查走道右邊的貨，重複好幾次出來了之後又回去同一個地方調查，最後很不確定的坐下，要帶走的時候還逃跑，不確定為甚麼那麼執著那區貨物，沒有太明顯的味道貨物也正常，坐下的反應也很明顯像是在猜的</text:p>
          </table:table-cell>
          <table:table-cell table:number-columns-repeated="1020"/>
        </table:table-row>
        <table:table-row table:style-name="ro9">
          <table:table-cell table:style-name="ce347" office:value-type="date" office:date-value="2022-08-12" calcext:value-type="date">
            <text:p>2022/8/12</text:p>
          </table:table-cell>
          <table:table-cell table:style-name="ce350" office:value-type="string" calcext:value-type="string">
            <text:p>環球進口N倉</text:p>
          </table:table-cell>
          <table:table-cell table:style-name="ce350" office:value-type="string" calcext:value-type="string">
            <text:p>布捆</text:p>
          </table:table-cell>
          <table:table-cell table:style-name="ce350" office:value-type="string" calcext:value-type="string">
            <text:p>對一區布捆非常有興趣，自己跳上去聞非常久，下來之後馬上又上去，最後選擇坐下，猜測應該是之前有在類似的地方中過</text:p>
          </table:table-cell>
          <table:table-cell table:number-columns-repeated="1020"/>
        </table:table-row>
        <table:table-row table:style-name="ro15">
          <table:table-cell table:style-name="ce347" office:value-type="date" office:date-value="2022-08-17" calcext:value-type="date">
            <text:p>2022/8/17</text:p>
          </table:table-cell>
          <table:table-cell table:style-name="ce350" office:value-type="string" calcext:value-type="string">
            <text:p>陽明進口</text:p>
          </table:table-cell>
          <table:table-cell table:style-name="ce350" office:value-type="string" calcext:value-type="string">
            <text:p>個人行李</text:p>
          </table:table-cell>
          <table:table-cell table:style-name="ce350" office:value-type="string" calcext:value-type="string">
            <text:p>第一pass經過的時候沒什麼反應，第二pass經過突然就對某一板很有興趣，調查後微蹲又起來繼續聞，甚至有點小激動的出手，之後坐下也沒有轉頭看我，不太像平常在猜的樣子，但開貨正常，可能對某種味道有pattern</text:p>
          </table:table-cell>
          <table:table-cell table:number-columns-repeated="1020"/>
        </table:table-row>
        <table:table-row table:style-name="ro13">
          <table:table-cell table:style-name="ce347" office:value-type="date" office:date-value="2022-08-23" calcext:value-type="date">
            <text:p>2022/8/23</text:p>
          </table:table-cell>
          <table:table-cell table:style-name="ce350" office:value-type="string" calcext:value-type="string">
            <text:p>台北港東立輸送帶</text:p>
          </table:table-cell>
          <table:table-cell table:style-name="ce350" office:value-type="string" calcext:value-type="string">
            <text:p>衛浴把手</text:p>
          </table:table-cell>
          <table:table-cell table:style-name="ce350" office:value-type="string" calcext:value-type="string">
            <text:p>在輸送帶上整體聞得不錯，但應該是太興奮加上搜尋時間太長導致撐不住亂猜坐下</text:p>
          </table:table-cell>
          <table:table-cell table:number-columns-repeated="1020"/>
        </table:table-row>
        <table:table-row table:style-name="ro13">
          <table:table-cell table:style-name="ce347" office:value-type="date" office:date-value="2022-09-08" calcext:value-type="date">
            <text:p>2022/9/8</text:p>
          </table:table-cell>
          <table:table-cell table:style-name="ce350" office:value-type="string" calcext:value-type="string">
            <text:p>東亞H倉</text:p>
          </table:table-cell>
          <table:table-cell table:style-name="ce350" office:value-type="string" calcext:value-type="string">
            <text:p>玻璃瓶(日本貨)</text:p>
          </table:table-cell>
          <table:table-cell table:style-name="ce350" office:value-type="string" calcext:value-type="string">
            <text:p>因為stim忘記割縫導致延長了他搜尋的時間，結果要再一次過去接觸stim前就對前一個棧板的貨坐下了，明顯是在亂猜</text:p>
          </table:table-cell>
          <table:table-cell table:number-columns-repeated="1020"/>
        </table:table-row>
        <table:table-row table:style-name="ro16">
          <table:table-cell table:style-name="ce347" office:value-type="date" office:date-value="2022-09-16" calcext:value-type="date">
            <text:p>2022/9/16</text:p>
          </table:table-cell>
          <table:table-cell table:style-name="ce350" office:value-type="string" calcext:value-type="string">
            <text:p>環球中間</text:p>
          </table:table-cell>
          <table:table-cell table:style-name="ce350" office:value-type="string" calcext:value-type="string">
            <text:p>保健食品(玻璃罐)</text:p>
          </table:table-cell>
          <table:table-cell table:style-name="ce350" office:value-type="string" calcext:value-type="string">
            <text:p>跑完兩pass時間大約1m10sec，當下想說試試看讓他跑第三pass，他自己對左邊一排膠膜棧板貨CIB了大約20秒，導致搜尋時間延長太多，最後對一板膠膜貨割洞的地方坐下，明顯是受不了亂猜</text:p>
          </table:table-cell>
          <table:table-cell table:number-columns-repeated="1020"/>
        </table:table-row>
        <table:table-row table:style-name="ro13">
          <table:table-cell table:style-name="ce347" office:value-type="date" office:date-value="2023-01-31" calcext:value-type="date">
            <text:p>2023/1/31</text:p>
          </table:table-cell>
          <table:table-cell table:style-name="ce350" office:value-type="string" calcext:value-type="string">
            <text:p>陽明進口</text:p>
          </table:table-cell>
          <table:table-cell table:style-name="ce350" office:value-type="string" calcext:value-type="string">
            <text:p>亂坐</text:p>
          </table:table-cell>
          <table:table-cell table:style-name="ce350" office:value-type="string" calcext:value-type="string">
            <text:p>因為第一次聞基隆關的A，第一次有CIB但我判斷他還沒聞到所以還沒喊，第二次對到洞喊了但他一臉困惑，之後他就起來對下一板坐下</text:p>
          </table:table-cell>
          <table:table-cell table:number-columns-repeated="1020"/>
        </table:table-row>
        <table:table-row table:style-name="ro17">
          <table:table-cell table:style-name="ce347" office:value-type="date" office:date-value="2023-02-09" calcext:value-type="date">
            <text:p>2023/2/9</text:p>
          </table:table-cell>
          <table:table-cell table:style-name="ce350" office:value-type="string" calcext:value-type="string">
            <text:p>文具台</text:p>
          </table:table-cell>
          <table:table-cell table:style-name="ce350" office:value-type="string" calcext:value-type="string">
            <text:p>亂坐</text:p>
          </table:table-cell>
          <table:table-cell table:style-name="ce350" office:value-type="string" calcext:value-type="string">
            <text:p>因為他沒聞好所以easy回去補上，結果就隨便對一袋貨物坐下</text:p>
          </table:table-cell>
          <table:table-cell table:number-columns-repeated="1020"/>
        </table:table-row>
        <table:table-row table:style-name="ro17">
          <table:table-cell table:style-name="ce347" office:value-type="date" office:date-value="2023-02-16" calcext:value-type="date">
            <text:p>2023/2/16</text:p>
          </table:table-cell>
          <table:table-cell table:style-name="ce350" office:value-type="string" calcext:value-type="string">
            <text:p>環球A倉</text:p>
          </table:table-cell>
          <table:table-cell table:style-name="ce350" office:value-type="string" calcext:value-type="string">
            <text:p>抽真空塑膠粒</text:p>
          </table:table-cell>
          <table:table-cell table:style-name="ce350" office:value-type="string" calcext:value-type="string">
            <text:p>膠膜割縫</text:p>
          </table:table-cell>
          <table:table-cell table:number-columns-repeated="1020"/>
        </table:table-row>
        <table:table-row table:style-name="ro17">
          <table:table-cell table:style-name="ce347" office:value-type="date" office:date-value="2023-02-22" calcext:value-type="date">
            <text:p>2023/2/22</text:p>
          </table:table-cell>
          <table:table-cell table:style-name="ce350" office:value-type="string" calcext:value-type="string">
            <text:p>東亞E倉</text:p>
          </table:table-cell>
          <table:table-cell table:style-name="ce350" office:value-type="string" calcext:value-type="string">
            <text:p>蛋白粉</text:p>
          </table:table-cell>
          <table:table-cell table:style-name="ce350" office:value-type="string" calcext:value-type="string">
            <text:p>膠膜割縫</text:p>
          </table:table-cell>
          <table:table-cell table:number-columns-repeated="1020"/>
        </table:table-row>
        <table:table-row table:style-name="ro1">
          <table:table-cell table:style-name="ce347" office:value-type="date" office:date-value="2023-03-16" calcext:value-type="date">
            <text:p>2023/3/16</text:p>
          </table:table-cell>
          <table:table-cell table:style-name="ce350" office:value-type="string" calcext:value-type="string">
            <text:p>環球中間</text:p>
          </table:table-cell>
          <table:table-cell table:style-name="ce350" office:value-type="string" calcext:value-type="string">
            <text:p>香香的拖鞋</text:p>
          </table:table-cell>
          <table:table-cell table:style-name="ce350" office:value-type="string" calcext:value-type="string">
            <text:p>第二箱不同</text:p>
          </table:table-cell>
          <table:table-cell table:number-columns-repeated="1020"/>
        </table:table-row>
        <table:table-row table:style-name="ro1">
          <table:table-cell table:style-name="ce347" office:value-type="date" office:date-value="2023-03-17" calcext:value-type="date">
            <text:p>2023/3/17</text:p>
          </table:table-cell>
          <table:table-cell table:style-name="ce350" office:value-type="string" calcext:value-type="string">
            <text:p>環球中間</text:p>
          </table:table-cell>
          <table:table-cell table:style-name="ce350" office:value-type="string" calcext:value-type="string">
            <text:p>鋁框外有塑膠套</text:p>
          </table:table-cell>
          <table:table-cell table:style-name="ce350" office:value-type="string" calcext:value-type="string">
            <text:p>塑膠套</text:p>
          </table:table-cell>
          <table:table-cell table:number-columns-repeated="1020"/>
        </table:table-row>
        <table:table-row table:style-name="ro17">
          <table:table-cell table:style-name="ce347" office:value-type="date" office:date-value="2023-03-21" calcext:value-type="date">
            <text:p>2023/3/21</text:p>
          </table:table-cell>
          <table:table-cell table:style-name="ce350" office:value-type="string" calcext:value-type="string">
            <text:p>陽明進口</text:p>
          </table:table-cell>
          <table:table-cell table:style-name="ce350" office:value-type="string" calcext:value-type="string">
            <text:p>矮紙箱</text:p>
          </table:table-cell>
          <table:table-cell table:style-name="ce350" office:value-type="string" calcext:value-type="string">
            <text:p>開始有pattern亂猜</text:p>
          </table:table-cell>
          <table:table-cell table:number-columns-repeated="1020"/>
        </table:table-row>
        <table:table-row table:style-name="ro17">
          <table:table-cell table:style-name="ce347" office:value-type="date" office:date-value="2023-03-21" calcext:value-type="date">
            <text:p>2023/3/21</text:p>
          </table:table-cell>
          <table:table-cell table:style-name="ce350" office:value-type="string" calcext:value-type="string">
            <text:p>東亞H倉</text:p>
          </table:table-cell>
          <table:table-cell table:style-name="ce350" office:value-type="string" calcext:value-type="string">
            <text:p>畫布</text:p>
          </table:table-cell>
          <table:table-cell table:style-name="ce350" office:value-type="string" calcext:value-type="string">
            <text:p>外有布罩著</text:p>
          </table:table-cell>
          <table:table-cell table:number-columns-repeated="1020"/>
        </table:table-row>
        <table:table-row table:style-name="ro17">
          <table:table-cell table:style-name="ce347" office:value-type="date" office:date-value="2023-03-22" calcext:value-type="date">
            <text:p>2023/3/22</text:p>
          </table:table-cell>
          <table:table-cell table:style-name="ce350" office:value-type="string" calcext:value-type="string">
            <text:p>台基進口</text:p>
          </table:table-cell>
          <table:table-cell table:style-name="ce350" office:value-type="string" calcext:value-type="string">
            <text:p>金屬零件(矮紙箱)</text:p>
          </table:table-cell>
          <table:table-cell table:style-name="ce350" office:value-type="string" calcext:value-type="string">
            <text:p>有pattern亂猜第二箱</text:p>
          </table:table-cell>
          <table:table-cell table:number-columns-repeated="1020"/>
        </table:table-row>
        <table:table-row table:style-name="ro1">
          <table:table-cell table:style-name="ce347" office:value-type="date" office:date-value="2023-04-18" calcext:value-type="date">
            <text:p>2023/4/18</text:p>
          </table:table-cell>
          <table:table-cell table:style-name="ce350" office:value-type="string" calcext:value-type="string">
            <text:p>環球中間</text:p>
          </table:table-cell>
          <table:table-cell table:style-name="ce350" office:value-type="string" calcext:value-type="string">
            <text:p>紙箱</text:p>
          </table:table-cell>
          <table:table-cell table:style-name="ce350" office:value-type="string" calcext:value-type="string">
            <text:p>有設置但幾乎沒接觸，對第四五箱很有興趣，最後坐第四箱</text:p>
          </table:table-cell>
          <table:table-cell table:number-columns-repeated="1020"/>
        </table:table-row>
        <table:table-row table:style-name="ro1">
          <table:table-cell table:style-name="ce347" office:value-type="date" office:date-value="2023-05-08" calcext:value-type="date">
            <text:p>2023/5/8</text:p>
          </table:table-cell>
          <table:table-cell table:style-name="ce350" office:value-type="string" calcext:value-type="string">
            <text:p>金山郵局</text:p>
          </table:table-cell>
          <table:table-cell table:style-name="ce350" office:value-type="string" calcext:value-type="string">
            <text:p>維他命</text:p>
          </table:table-cell>
          <table:table-cell table:style-name="ce350" office:value-type="string" calcext:value-type="string">
            <text:p>第二箱</text:p>
          </table:table-cell>
          <table:table-cell table:number-columns-repeated="1020"/>
        </table:table-row>
        <table:table-row table:style-name="ro17">
          <table:table-cell table:style-name="ce347" office:value-type="date" office:date-value="2023-05-09" calcext:value-type="date">
            <text:p>2023/5/9</text:p>
          </table:table-cell>
          <table:table-cell table:style-name="ce350" office:value-type="string" calcext:value-type="string">
            <text:p>環球A倉</text:p>
          </table:table-cell>
          <table:table-cell table:style-name="ce350" office:value-type="string" calcext:value-type="string">
            <text:p>豆腐貓砂</text:p>
          </table:table-cell>
          <table:table-cell table:style-name="ce350" office:value-type="string" calcext:value-type="string">
            <text:p>膠膜割縫</text:p>
          </table:table-cell>
          <table:table-cell table:number-columns-repeated="1020"/>
        </table:table-row>
        <table:table-row table:style-name="ro17">
          <table:table-cell table:style-name="ce347" office:value-type="date" office:date-value="2023-05-10" calcext:value-type="date">
            <text:p>2023/5/10</text:p>
          </table:table-cell>
          <table:table-cell table:style-name="ce350" office:value-type="string" calcext:value-type="string">
            <text:p>東亞H倉</text:p>
          </table:table-cell>
          <table:table-cell table:style-name="ce350" office:value-type="string" calcext:value-type="string">
            <text:p>磁磚</text:p>
          </table:table-cell>
          <table:table-cell table:style-name="ce350" office:value-type="string" calcext:value-type="string">
            <text:p>膠膜割縫</text:p>
          </table:table-cell>
          <table:table-cell table:number-columns-repeated="1020"/>
        </table:table-row>
        <table:table-row table:style-name="ro16">
          <table:table-cell table:style-name="ce347" office:value-type="date" office:date-value="2023-06-12" calcext:value-type="date">
            <text:p>2023/6/12</text:p>
          </table:table-cell>
          <table:table-cell table:style-name="ce350" office:value-type="string" calcext:value-type="string">
            <text:p>台基進口</text:p>
          </table:table-cell>
          <table:table-cell table:style-name="ce350" office:value-type="string" calcext:value-type="string">
            <text:p>外有泡泡紙包的面膜</text:p>
          </table:table-cell>
          <table:table-cell table:style-name="ce350" office:value-type="string" calcext:value-type="string">
            <text:p>還沒接觸到stim就對前面的第三箱調查很久，之後對第四箱調查後坐下，坐下的反應不像亂猜，可能是還有pattern，或是最近剛開始練習細微味道的初期反應</text:p>
          </table:table-cell>
          <table:table-cell table:number-columns-repeated="1020"/>
        </table:table-row>
        <table:table-row table:style-name="ro13">
          <table:table-cell table:style-name="ce347" office:value-type="date" office:date-value="2023-06-12" calcext:value-type="date">
            <text:p>2023/6/12</text:p>
          </table:table-cell>
          <table:table-cell table:style-name="ce350" office:value-type="string" calcext:value-type="string">
            <text:p>台基進口</text:p>
          </table:table-cell>
          <table:table-cell table:style-name="ce350" office:value-type="string" calcext:value-type="string">
            <text:p>外有泡泡紙包的面膜</text:p>
          </table:table-cell>
          <table:table-cell table:style-name="ce350" office:value-type="string" calcext:value-type="string">
            <text:p>還沒接觸到stim就對前面的第三箱調查很久後坐下，坐下的反應不像亂猜，可能是還有pattern，或是最近剛開始練習細微味道的初期反應</text:p>
          </table:table-cell>
          <table:table-cell table:number-columns-repeated="1020"/>
        </table:table-row>
        <table:table-row table:style-name="ro12">
          <table:table-cell table:style-name="ce347" office:value-type="date" office:date-value="2023-07-10" calcext:value-type="date">
            <text:p>2023/7/10</text:p>
          </table:table-cell>
          <table:table-cell table:style-name="ce350" office:value-type="string" calcext:value-type="string">
            <text:p>環球D倉</text:p>
          </table:table-cell>
          <table:table-cell table:style-name="ce350" office:value-type="string" calcext:value-type="string">
            <text:p>地上parcel角落有戳洞，內為一盒盒的電子零件</text:p>
          </table:table-cell>
          <table:table-cell table:style-name="ce350" office:value-type="string" calcext:value-type="string">
            <text:p>因為前面有先跑一區兩Pass，後面才過去聞parcel，parcel的第一pass就聞的很好每箱都有接觸，來來回回最後鎖定倒數第二箱很用力聞了約20秒，以他嗅聞方式猜測跟最近在練習細微味道有關，要再觀察一陣子，加上因為之前他都對前面幾箱比較偏愛所以最近比較常設末端，他對倒數第二箱FR的情形是不是Pattern也要再觀察</text:p>
          </table:table-cell>
          <table:table-cell table:number-columns-repeated="1020"/>
        </table:table-row>
        <table:table-row table:style-name="ro19">
          <table:table-cell table:style-name="ce347" office:value-type="date" office:date-value="2023-07-17" calcext:value-type="date">
            <text:p>2023/7/17</text:p>
          </table:table-cell>
          <table:table-cell table:style-name="ce350" office:value-type="string" calcext:value-type="string">
            <text:p>環球中間</text:p>
          </table:table-cell>
          <table:table-cell table:style-name="ce350" office:value-type="string" calcext:value-type="string">
            <text:p>春捲皮</text:p>
          </table:table-cell>
          <table:table-cell table:style-name="ce350" office:value-type="string" calcext:value-type="string">
            <text:p>一開頭前兩箱沒聞，接著開始聞後到末端轉彎給手勢完全沒轉，直接讓他接旁邊棧板貨，大致上繞著輪廓聞都沒問題，接回地上紙箱有多點一下，就有好好從第一箱開始聞，順利聞到末端後又是沒有轉彎想接到旁邊棧板，收繩pivot接上去後完全沒低頭聞，馬上easy，然後在第一箱點了幾下後開始就有聞，一到第二箱就停下來聞，大約聞了25秒左右，後面甚至有出手抓，最後決定坐下，馬上收繩帶走 </text:p>
          </table:table-cell>
          <table:table-cell table:number-columns-repeated="1020"/>
        </table:table-row>
        <table:table-row table:style-name="ro13">
          <table:table-cell table:style-name="ce347" office:value-type="date" office:date-value="2023-09-22" calcext:value-type="date">
            <text:p>2023/9/22</text:p>
          </table:table-cell>
          <table:table-cell table:style-name="ce350" office:value-type="string" calcext:value-type="string">
            <text:p>東岸儀檢站</text:p>
          </table:table-cell>
          <table:table-cell table:style-name="ce338" office:value-type="string" calcext:value-type="string">
            <text:p>一排人5位不靠牆</text:p>
          </table:table-cell>
          <table:table-cell table:style-name="ce340" office:value-type="string" calcext:value-type="string">
            <text:p>一開始就聞很好，到倒數第二位時有回頭多聞，接著末端轉彎我過去後他就對最後一位坐下，馬上糾正</text:p>
          </table:table-cell>
          <table:table-cell table:number-columns-repeated="1020"/>
        </table:table-row>
        <table:table-row table:style-name="ro12">
          <table:table-cell table:style-name="ce347" office:value-type="date" office:date-value="2023-09-22" calcext:value-type="date">
            <text:p>2023/9/22</text:p>
          </table:table-cell>
          <table:table-cell table:style-name="ce350" office:value-type="string" calcext:value-type="string">
            <text:p>東岸儀檢站</text:p>
          </table:table-cell>
          <table:table-cell table:style-name="ce338" office:value-type="string" calcext:value-type="string">
            <text:p>一排人6位靠牆</text:p>
          </table:table-cell>
          <table:table-cell table:style-name="ce340"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number-columns-repeated="1020"/>
        </table:table-row>
        <table:table-row table:style-name="ro16">
          <table:table-cell table:style-name="ce347" office:value-type="date" office:date-value="2023-10-06" calcext:value-type="date">
            <text:p>2023/10/6</text:p>
          </table:table-cell>
          <table:table-cell table:style-name="ce350" office:value-type="string" calcext:value-type="string">
            <text:p>圖書室</text:p>
          </table:table-cell>
          <table:table-cell table:style-name="ce350" office:value-type="string" calcext:value-type="string">
            <text:p>玻璃書櫃</text:p>
          </table:table-cell>
          <table:table-cell table:style-name="ce350" office:value-type="string" calcext:value-type="string">
            <text:p>整體聞的很爛，對玻璃櫃明顯不想聞，中間給了幾次手勢引導他聞都聞的爛爛的，最後一次一樣給手勢反而有認真聞，對不是放stim的玻璃櫃的縫聞了一下後就坐下，馬上糾正</text:p>
          </table:table-cell>
          <table:table-cell table:number-columns-repeated="1020"/>
        </table:table-row>
        <table:table-row table:style-name="ro13">
          <table:table-cell table:style-name="ce348" office:value-type="date" office:date-value="2023-11-10" calcext:value-type="date">
            <text:p>2023/11/10</text:p>
          </table:table-cell>
          <table:table-cell office:value-type="string" calcext:value-type="string">
            <text:p>東亞E倉</text:p>
          </table:table-cell>
          <table:table-cell office:value-type="string" calcext:value-type="string">
            <text:p>小吊飾</text:p>
          </table:table-cell>
          <table:table-cell office:value-type="string" calcext:value-type="string">
            <text:p>一排紙箱靠牆，聞到倒數第二箱有停頓，順著聞最後一箱反應很大，把紙箱都頂破頭鑽進去聞，最後決定坐下，側邊帶走沒有喊NO</text:p>
          </table:table-cell>
          <table:table-cell table:number-columns-repeated="1020"/>
        </table:table-row>
        <table:table-row table:style-name="ro13">
          <table:table-cell table:style-name="ce348" office:value-type="date" office:date-value="2023-11-20" calcext:value-type="date">
            <text:p>2023/11/20</text:p>
          </table:table-cell>
          <table:table-cell office:value-type="string" calcext:value-type="string">
            <text:p>環球A倉</text:p>
          </table:table-cell>
          <table:table-cell office:value-type="string" calcext:value-type="string">
            <text:p>浮標，很多塑膠包狀</text:p>
          </table:table-cell>
          <table:table-cell office:value-type="string" calcext:value-type="string">
            <text:p>遞上紙箱排弧形，從繞了一圈回到第一箱後對那箱CIB反應很大，最後決定坐下，側邊帶走沒有喊NO</text:p>
          </table:table-cell>
          <table:table-cell table:number-columns-repeated="1020"/>
        </table:table-row>
        <table:table-row table:style-name="ro12">
          <table:table-cell table:style-name="ce348" office:value-type="date" office:date-value="2023-11-23" calcext:value-type="date">
            <text:p>2023/11/23</text:p>
          </table:table-cell>
          <table:table-cell office:value-type="string" calcext:value-type="string">
            <text:p>環球中間</text:p>
          </table:table-cell>
          <table:table-cell office:value-type="string" calcext:value-type="string">
            <text:p>有破洞的紙箱</text:p>
          </table:table-cell>
          <table:table-cell table:style-name="ce338" office:value-type="string" calcext:value-type="string">
            <text:p>整體聞的很認真，在一開始就有靠近設置，看起來像有聞到味道，在那附近找了一陣子，剛好stim的位置都低頭，不然就是往上趴，沒有把鼻子湊到設置的點，之後就開始往裡面搜，大約超過一分鐘後就開始轉頭看我在尋求幫助，第一次看了還沒坐，第二次再看就對一個紙箱的破洞坐下，直接帶走</text:p>
          </table:table-cell>
          <table:table-cell table:number-columns-repeated="1020"/>
        </table:table-row>
        <table:table-row table:style-name="ro16">
          <table:table-cell table:style-name="ce348" office:value-type="date" office:date-value="2023-12-11" calcext:value-type="date">
            <text:p>2023/12/11</text:p>
          </table:table-cell>
          <table:table-cell office:value-type="string" calcext:value-type="string">
            <text:p>環球中間</text:p>
          </table:table-cell>
          <table:table-cell office:value-type="string" calcext:value-type="string">
            <text:p>氣泡機</text:p>
          </table:table-cell>
          <table:table-cell office:value-type="string" calcext:value-type="string">
            <text:p>這run有設置，K2500折約30度，前後聞了很多pass都沒什麼CIB，最後一pass有貼著聞感覺有alert，但卻對後兩箱調查，之後直接對調查那箱坐下，沒有喊NO</text:p>
          </table:table-cell>
          <table:table-cell table:number-columns-repeated="1020"/>
        </table:table-row>
        <table:table-row table:style-name="ro13">
          <table:table-cell table:style-name="ce348" office:value-type="date" office:date-value="2023-12-26" calcext:value-type="date">
            <text:p>2023/12/26</text:p>
          </table:table-cell>
          <table:table-cell office:value-type="string" calcext:value-type="string">
            <text:p>關本部三樓走廊</text:p>
          </table:table-cell>
          <table:table-cell office:value-type="string" calcext:value-type="string">
            <text:p>一排人靠牆聞側邊約16位</text:p>
          </table:table-cell>
          <table:table-cell office:value-type="string" calcext:value-type="string">
            <text:p>第一pass聞的順順的沒問題，第二pass就在中後段開始來回，之後FR我有喊NO</text:p>
          </table:table-cell>
          <table:table-cell table:number-columns-repeated="1020"/>
        </table:table-row>
        <table:table-row table:style-name="ro13">
          <table:table-cell table:style-name="ce348" office:value-type="date" office:date-value="2023-12-29" calcext:value-type="date">
            <text:p>2023/12/29</text:p>
          </table:table-cell>
          <table:table-cell office:value-type="string" calcext:value-type="string">
            <text:p>理單2F</text:p>
          </table:table-cell>
          <table:table-cell table:style-name="ce338" office:value-type="string" calcext:value-type="string">
            <text:p>辦公桌圍一區scatter</text:p>
          </table:table-cell>
          <table:table-cell office:value-type="string" calcext:value-type="string">
            <text:p>大致上範圍內聞過兩次後就挑一個茶壺坐下，我在旁邊直接喊NO後帶走</text:p>
          </table:table-cell>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LSR" table:style-name="ta2">
        <table:table-column table:style-name="co6" table:default-cell-style-name="ce227"/>
        <table:table-column table:style-name="co16" table:default-cell-style-name="ce227"/>
        <table:table-column table:style-name="co2" table:default-cell-style-name="ce227"/>
        <table:table-column table:style-name="co17" table:default-cell-style-name="ce227"/>
        <table:table-column table:style-name="co6" table:number-columns-repeated="2" table:default-cell-style-name="ce227"/>
        <table:table-column table:style-name="co18" table:default-cell-style-name="ce357"/>
        <table:table-column table:style-name="co19" table:default-cell-style-name="ce338"/>
        <table:table-column table:style-name="co20" table:default-cell-style-name="ce227"/>
        <table:table-column table:style-name="co6" table:number-columns-repeated="1015" table:default-cell-style-name="Default"/>
        <table:table-row table:style-name="ro26">
          <table:table-cell table:style-name="ce354" office:value-type="string" calcext:value-type="string">
            <text:p>日期</text:p>
          </table:table-cell>
          <table:table-cell table:style-name="ce354" office:value-type="string" calcext:value-type="string">
            <text:p>毒品</text:p>
          </table:table-cell>
          <table:table-cell table:style-name="ce354" office:value-type="string" calcext:value-type="string">
            <text:p>LSR重量</text:p>
          </table:table-cell>
          <table:table-cell table:style-name="ce354" office:value-type="string" calcext:value-type="string">
            <text:p>總重</text:p>
          </table:table-cell>
          <table:table-cell table:style-name="ce354" office:value-type="string" calcext:value-type="string">
            <text:p>來源</text:p>
          </table:table-cell>
          <table:table-cell table:style-name="ce354" office:value-type="string" calcext:value-type="string">
            <text:p>場所</text:p>
          </table:table-cell>
          <table:table-cell table:style-name="ce356" office:value-type="string" calcext:value-type="string">
            <text:p>包裝方式</text:p>
          </table:table-cell>
          <table:table-cell table:style-name="ce356" office:value-type="string" calcext:value-type="string">
            <text:p>設置方式</text:p>
          </table:table-cell>
          <table:table-cell table:style-name="ce354" office:value-type="string" calcext:value-type="string">
            <text:p>表現</text:p>
          </table:table-cell>
          <table:table-cell table:style-name="ce360" table:number-columns-repeated="1015"/>
        </table:table-row>
        <table:table-row table:style-name="ro27">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三個棧板左右兩邊紙箱中間木箱，木條仍維持在木箱上保持最為使包裝，木條上有鑽洞</text:p>
          </table:table-cell>
          <table:table-cell office:value-type="string" calcext:value-type="string">
            <text:p>DNF</text:p>
          </table:table-cell>
          <table:table-cell table:number-columns-repeated="1015"/>
        </table:table-row>
        <table:table-row table:style-name="ro28">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隔著鐵網擺一排，前面擺紙箱後面放真品，真品為從木箱上拆下來之木條，直接裸露無包裝</text:p>
          </table:table-cell>
          <table:table-cell office:value-type="string" calcext:value-type="string">
            <text:p>G</text:p>
          </table:table-cell>
          <table:table-cell table:number-columns-repeated="1015"/>
        </table:table-row>
        <table:table-row table:style-name="ro29">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ㄇ型棧板貨，將真品放在ㄇ的中間用紙箱壓住有留縫隙 ，真品為從木箱上拆下來之木條，直接裸露無包裝</text:p>
          </table:table-cell>
          <table:table-cell office:value-type="string" calcext:value-type="string">
            <text:p>G</text:p>
          </table:table-cell>
          <table:table-cell table:number-columns-repeated="1015"/>
        </table:table-row>
        <table:table-row table:style-name="ro25">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第四個磚內，上面蓋有紙板跟塑膠板防止狗碰觸到嗅源</text:p>
          </table:table-cell>
          <table:table-cell office:value-type="string" calcext:value-type="string">
            <text:p>DNF</text:p>
          </table:table-cell>
          <table:table-cell table:number-columns-repeated="1015"/>
        </table:table-row>
        <table:table-row table:style-name="ro30">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第四個磚內，上面蓋有紙板防止狗碰觸到嗅源</text:p>
          </table:table-cell>
          <table:table-cell office:value-type="string" calcext:value-type="string">
            <text:p>DNF</text:p>
          </table:table-cell>
          <table:table-cell table:number-columns-repeated="1015"/>
        </table:table-row>
        <table:table-row table:style-name="ro31">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64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中間桌子的最下層櫃子內</text:p>
          </table:table-cell>
          <table:table-cell office:value-type="string" calcext:value-type="string">
            <text:p>G</text:p>
          </table:table-cell>
          <table:table-cell table:number-columns-repeated="1015"/>
        </table:table-row>
        <table:table-row table:style-name="ro13">
          <table:table-cell table:style-name="ce355"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40" office:value-type="string" calcext:value-type="string">
            <text:p>地上一排靠牆九個紙箱，放在第五個沒有割膠帶</text:p>
          </table:table-cell>
          <table:table-cell office:value-type="string" calcext:value-type="string">
            <text:p>G</text:p>
          </table:table-cell>
          <table:table-cell table:number-columns-repeated="1015"/>
        </table:table-row>
        <table:table-row table:style-name="ro13">
          <table:table-cell table:style-name="ce355"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40" office:value-type="string" calcext:value-type="string">
            <text:p>地上一排不靠牆七個紙箱，放在第四個沒有割膠帶</text:p>
          </table:table-cell>
          <table:table-cell office:value-type="string" calcext:value-type="string">
            <text:p>G</text:p>
          </table:table-cell>
          <table:table-cell table:number-columns-repeated="1015"/>
        </table:table-row>
        <table:table-row table:style-name="ro13">
          <table:table-cell table:style-name="ce355" office:value-type="date" office:date-value="2023-04-06" calcext:value-type="date">
            <text:p>2023/4/6</text:p>
          </table:table-cell>
          <table:table-cell office:value-type="string" calcext:value-type="string">
            <text:p>M</text:p>
          </table:table-cell>
          <table:table-cell office:value-type="string" calcext:value-type="string">
            <text:p>NIL</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整櫃不動直接聞櫃門口</text:p>
          </table:table-cell>
          <table:table-cell office:value-type="string" calcext:value-type="string">
            <text:p>G</text:p>
          </table:table-cell>
          <table:table-cell table:number-columns-repeated="1015"/>
        </table:table-row>
        <table:table-row table:style-name="ro13">
          <table:table-cell table:style-name="ce355" office:value-type="date" office:date-value="2023-04-06" calcext:value-type="date">
            <text:p>2023/4/6</text:p>
          </table:table-cell>
          <table:table-cell office:value-type="string" calcext:value-type="string">
            <text:p>M</text:p>
          </table:table-cell>
          <table:table-cell office:value-type="string" calcext:value-type="string">
            <text:p>650g</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將真空包放在待勤室床墊底下</text:p>
          </table:table-cell>
          <table:table-cell office:value-type="string" calcext:value-type="string">
            <text:p>G</text:p>
          </table:table-cell>
          <table:table-cell table:number-columns-repeated="1015"/>
        </table:table-row>
        <table:table-row table:style-name="ro13">
          <table:table-cell table:style-name="ce355" office:value-type="date" office:date-value="2023-06-28" calcext:value-type="date">
            <text:p>2023/6/28</text:p>
          </table:table-cell>
          <table:table-cell office:value-type="string" calcext:value-type="string">
            <text:p>H</text:p>
          </table:table-cell>
          <table:table-cell office:value-type="string" calcext:value-type="string">
            <text:p>1125g</text:p>
          </table:table-cell>
          <table:table-cell office:value-type="string" calcext:value-type="string">
            <text:p>15750g</text:p>
          </table:table-cell>
          <table:table-cell office:value-type="string" calcext:value-type="string">
            <text:p>泰國</text:p>
          </table:table-cell>
          <table:table-cell office:value-type="string" calcext:value-type="string">
            <text:p>聯邦快遞</text:p>
          </table:table-cell>
          <table:table-cell office:value-type="string" calcext:value-type="string">
            <text:p>藏在大型鐵製咖啡機裡</text:p>
          </table:table-cell>
          <table:table-cell office:value-type="string" calcext:value-type="string">
            <text:p>將真品放入一快遞parcel，從側邊有把手的洞直接放入，放在右側貨架的倒數第二箱 </text:p>
          </table:table-cell>
          <table:table-cell office:value-type="string" calcext:value-type="string">
            <text:p>G</text:p>
          </table:table-cell>
          <table:table-cell table:number-columns-repeated="1015"/>
        </table:table-row>
        <table:table-row table:style-name="ro17">
          <table:table-cell table:style-name="ce355" office:value-type="date" office:date-value="2023-07-31" calcext:value-type="date">
            <text:p>2023/7/31</text:p>
          </table:table-cell>
          <table:table-cell office:value-type="string" calcext:value-type="string">
            <text:p>M</text:p>
          </table:table-cell>
          <table:table-cell office:value-type="string" calcext:value-type="string">
            <text:p>1030g</text:p>
          </table:table-cell>
          <table:table-cell office:value-type="string" calcext:value-type="string">
            <text:p>約3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358" office:value-type="string" calcext:value-type="string">
            <text:p>將真品放置在配電盤裡面</text:p>
          </table:table-cell>
          <table:table-cell office:value-type="string" calcext:value-type="string">
            <text:p>G</text:p>
          </table:table-cell>
          <table:table-cell table:number-columns-repeated="1015"/>
        </table:table-row>
        <table:table-row table:style-name="ro17">
          <table:table-cell table:style-name="ce355" office:value-type="date" office:date-value="2023-07-31" calcext:value-type="date">
            <text:p>2023/7/31</text:p>
          </table:table-cell>
          <table:table-cell office:value-type="string" calcext:value-type="string">
            <text:p>A</text:p>
          </table:table-cell>
          <table:table-cell office:value-type="string" calcext:value-type="string">
            <text:p>1054g</text:p>
          </table:table-cell>
          <table:table-cell office:value-type="string" calcext:value-type="string">
            <text:p>約50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340" office:value-type="string" calcext:value-type="string">
            <text:p>將真品放在第二個辦公桌的最下層抽屜</text:p>
          </table:table-cell>
          <table:table-cell office:value-type="string" calcext:value-type="string">
            <text:p>G</text:p>
          </table:table-cell>
          <table:table-cell table:number-columns-repeated="1015"/>
        </table:table-row>
        <table:table-row table:style-name="ro16">
          <table:table-cell table:style-name="ce355" office:value-type="date" office:date-value="2023-09-23" calcext:value-type="date">
            <text:p>2023/9/23</text:p>
          </table:table-cell>
          <table:table-cell office:value-type="string" calcext:value-type="string">
            <text:p>K</text:p>
          </table:table-cell>
          <table:table-cell office:value-type="string" calcext:value-type="string">
            <text:p>1010g</text:p>
          </table:table-cell>
          <table:table-cell office:value-type="string" calcext:value-type="string">
            <text:p>約18kg</text:p>
          </table:table-cell>
          <table:table-cell office:value-type="string" calcext:value-type="string">
            <text:p>馬來西亞</text:p>
          </table:table-cell>
          <table:table-cell office:value-type="string" calcext:value-type="string">
            <text:p>台北港儀檢站</text:p>
          </table:table-cell>
          <table:table-cell office:value-type="string" calcext:value-type="string">
            <text:p>藏在模具內部，上有塗抹機油味膏狀物，塑膠包裝，部分有抽真空</text:p>
          </table:table-cell>
          <table:table-cell office:value-type="string" calcext:value-type="string">
            <text:p>將真品放在配電盤裡面</text:p>
          </table:table-cell>
          <table:table-cell office:value-type="string" calcext:value-type="string">
            <text:p>G</text:p>
          </table:table-cell>
          <table:table-cell table:number-columns-repeated="1015"/>
        </table:table-row>
        <table:table-row table:style-name="ro13">
          <table:table-cell table:style-name="ce355" office:value-type="date" office:date-value="2023-12-11" calcext:value-type="date">
            <text:p>2023/12/11</text:p>
          </table:table-cell>
          <table:table-cell office:value-type="string" calcext:value-type="string">
            <text:p>M</text:p>
          </table:table-cell>
          <table:table-cell office:value-type="string" calcext:value-type="string">
            <text:p>500g</text:p>
          </table:table-cell>
          <table:table-cell office:value-type="string" calcext:value-type="string">
            <text:p>183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整箱紙箱外有膠膜，裡面裝滿用膠帶纏滿抽真空的M</text:p>
          </table:table-cell>
          <table:table-cell office:value-type="string" calcext:value-type="string">
            <text:p>將真品放在一排四個pot的第三個</text:p>
          </table:table-cell>
          <table:table-cell office:value-type="string" calcext:value-type="string">
            <text:p>G</text:p>
          </table:table-cell>
          <table:table-cell table:number-columns-repeated="1015"/>
        </table:table-row>
        <table:table-row table:style-name="ro1" table:number-rows-repeated="1048559">
          <table:table-cell table:number-columns-repeated="1024"/>
        </table:table-row>
        <table:table-row table:style-name="ro1">
          <table:table-cell table:number-columns-repeated="1024"/>
        </table:table-row>
      </table:table>
      <table:table table:name="LST" table:style-name="ta2">
        <table:table-column table:style-name="co6" table:number-columns-repeated="2" table:default-cell-style-name="ce227"/>
        <table:table-column table:style-name="co1" table:default-cell-style-name="ce227"/>
        <table:table-column table:style-name="co21" table:default-cell-style-name="ce227"/>
        <table:table-column table:style-name="co22" table:default-cell-style-name="ce227"/>
        <table:table-column table:style-name="co23" table:default-cell-style-name="ce364"/>
        <table:table-column table:style-name="co6" table:default-cell-style-name="ce227"/>
        <table:table-column table:style-name="co6" table:default-cell-style-name="ce367"/>
        <table:table-column table:style-name="co6" table:number-columns-repeated="1016" table:default-cell-style-name="ce368"/>
        <table:table-row table:style-name="ro26">
          <table:table-cell table:style-name="ce355" office:value-type="string" calcext:value-type="string">
            <text:p>日期</text:p>
          </table:table-cell>
          <table:table-cell table:style-name="ce354" office:value-type="string" calcext:value-type="string">
            <text:p>毒品</text:p>
          </table:table-cell>
          <table:table-cell table:style-name="ce354" office:value-type="string" calcext:value-type="string">
            <text:p>LST重量</text:p>
          </table:table-cell>
          <table:table-cell table:style-name="ce354" office:value-type="string" calcext:value-type="string">
            <text:p>場所</text:p>
          </table:table-cell>
          <table:table-cell table:style-name="ce354" office:value-type="string" calcext:value-type="string">
            <text:p>包裝方式</text:p>
          </table:table-cell>
          <table:table-cell table:style-name="ce356" office:value-type="string" calcext:value-type="string">
            <text:p>設置方式</text:p>
          </table:table-cell>
          <table:table-cell table:style-name="ce354" office:value-type="string" calcext:value-type="string">
            <text:p>表現</text:p>
          </table:table-cell>
          <table:table-cell table:style-name="ce365"/>
          <table:table-cell table:style-name="ce360" table:number-columns-repeated="1014"/>
          <table:table-cell table:number-columns-repeated="2"/>
        </table:table-row>
        <table:table-row table:style-name="ro32">
          <table:table-cell table:style-name="ce355"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40" office:value-type="string" calcext:value-type="string">
            <text:p>將stim放入第五個圓筒內割小洞，將洞口朝背面</text:p>
          </table:table-cell>
          <table:table-cell office:value-type="string" calcext:value-type="string">
            <text:p>DNF</text:p>
          </table:table-cell>
          <table:table-cell table:number-columns-repeated="1017"/>
        </table:table-row>
        <table:table-row table:style-name="ro33">
          <table:table-cell table:style-name="ce355"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40" office:value-type="string" calcext:value-type="string">
            <text:p>將stim放入第五個圓筒內割小洞，將洞口朝正面</text:p>
          </table:table-cell>
          <table:table-cell office:value-type="string" calcext:value-type="string">
            <text:p>G</text:p>
          </table:table-cell>
          <table:table-cell table:number-columns-repeated="1017"/>
        </table:table-row>
        <table:table-row table:style-name="ro8">
          <table:table-cell table:style-name="ce355" office:value-type="date" office:date-value="2022-06-23" calcext:value-type="date">
            <text:p>2022/6/23</text:p>
          </table:table-cell>
          <table:table-cell office:value-type="string" calcext:value-type="string">
            <text:p>H</text:p>
          </table:table-cell>
          <table:table-cell office:value-type="string" calcext:value-type="string">
            <text:p>380*10</text:p>
          </table:table-cell>
          <table:table-cell office:value-type="string" calcext:value-type="string">
            <text:p>環球進口A倉</text:p>
          </table:table-cell>
          <table:table-cell office:value-type="string" calcext:value-type="string">
            <text:p>c/s</text:p>
          </table:table-cell>
          <table:table-cell table:style-name="ce361" office:value-type="string" calcext:value-type="string">
            <text:p>五個紙箱靠牆一排，將紙箱底部拆開，拿出全部貨物，摺單邊後放入stim，再把部分貨物放入，底部四邊交叉後翻正，放在最後一個</text:p>
          </table:table-cell>
          <table:table-cell office:value-type="string" calcext:value-type="string">
            <text:p>F</text:p>
          </table:table-cell>
          <table:table-cell table:number-columns-repeated="1017"/>
        </table:table-row>
        <table:table-row table:style-name="ro34">
          <table:table-cell table:style-name="ce355" office:value-type="date" office:date-value="2022-07-13" calcext:value-type="date">
            <text:p>2022/7/13</text:p>
          </table:table-cell>
          <table:table-cell office:value-type="string" calcext:value-type="string">
            <text:p>K</text:p>
          </table:table-cell>
          <table:table-cell office:value-type="float" office:value="2500" calcext:value-type="float">
            <text:p>2500</text:p>
          </table:table-cell>
          <table:table-cell office:value-type="string" calcext:value-type="string">
            <text:p>中華進口一倉</text:p>
          </table:table-cell>
          <table:table-cell office:value-type="string" calcext:value-type="string">
            <text:p>c/s</text:p>
          </table:table-cell>
          <table:table-cell table:style-name="ce362" office:value-type="string" calcext:value-type="string">
            <text:p>將紙箱底部拆開，拿出全部貨物，摺單邊後放入stim，再把部分貨物放入，底部四邊交叉後翻正，放在第四個</text:p>
          </table:table-cell>
          <table:table-cell office:value-type="string" calcext:value-type="string">
            <text:p>F</text:p>
          </table:table-cell>
          <table:table-cell table:number-columns-repeated="1017"/>
        </table:table-row>
        <table:table-row table:style-name="ro35">
          <table:table-cell table:style-name="ce355" office:value-type="date" office:date-value="2022-09-14" calcext:value-type="date">
            <text:p>2022/9/14</text:p>
          </table:table-cell>
          <table:table-cell table:number-columns-repeated="2" office:value-type="string" calcext:value-type="string">
            <text:p>blank</text:p>
          </table:table-cell>
          <table:table-cell office:value-type="string" calcext:value-type="string">
            <text:p>台基出口</text:p>
          </table:table-cell>
          <table:table-cell office:value-type="string" calcext:value-type="string">
            <text:p>無</text:p>
          </table:table-cell>
          <table:table-cell table:style-name="ce363" office:value-type="string" calcext:value-type="string">
            <text:p>地上一排parcel1八個</text:p>
          </table:table-cell>
          <table:table-cell office:value-type="string" calcext:value-type="string">
            <text:p>G</text:p>
          </table:table-cell>
          <table:table-cell table:number-columns-repeated="1017"/>
        </table:table-row>
        <table:table-row table:style-name="ro36">
          <table:table-cell table:style-name="ce355" office:value-type="date" office:date-value="2022-10-05" calcext:value-type="date">
            <text:p>2022/10/5</text:p>
          </table:table-cell>
          <table:table-cell office:value-type="string" calcext:value-type="string">
            <text:p>M</text:p>
          </table:table-cell>
          <table:table-cell office:value-type="string" calcext:value-type="string">
            <text:p>scented-棉花</text:p>
          </table:table-cell>
          <table:table-cell office:value-type="string" calcext:value-type="string">
            <text:p>東亞H倉</text:p>
          </table:table-cell>
          <table:table-cell office:value-type="string" calcext:value-type="string">
            <text:p>無</text:p>
          </table:table-cell>
          <table:table-cell table:style-name="ce340" office:value-type="string" calcext:value-type="string">
            <text:p>地上一排塑膠盒八個，有些有包膠膜有些沒有，將薰製物塞在大約第四個的上方空格內</text:p>
          </table:table-cell>
          <table:table-cell office:value-type="string" calcext:value-type="string">
            <text:p>G</text:p>
          </table:table-cell>
          <table:table-cell table:number-columns-repeated="1017"/>
        </table:table-row>
        <table:table-row table:style-name="ro35">
          <table:table-cell table:style-name="ce355" office:value-type="date" office:date-value="2022-10-11" calcext:value-type="date">
            <text:p>2022/10/11</text:p>
          </table:table-cell>
          <table:table-cell office:value-type="string" calcext:value-type="string">
            <text:p>H</text:p>
          </table:table-cell>
          <table:table-cell office:value-type="string" calcext:value-type="string">
            <text:p>380*8</text:p>
          </table:table-cell>
          <table:table-cell office:value-type="string" calcext:value-type="string">
            <text:p>環球C倉</text:p>
          </table:table-cell>
          <table:table-cell office:value-type="string" calcext:value-type="string">
            <text:p>c/s</text:p>
          </table:table-cell>
          <table:table-cell table:style-name="ce340" office:value-type="string" calcext:value-type="string">
            <text:p>地上一排紙箱上面放口罩盒12個</text:p>
          </table:table-cell>
          <table:table-cell office:value-type="string" calcext:value-type="string">
            <text:p>G</text:p>
          </table:table-cell>
          <table:table-cell table:number-columns-repeated="1017"/>
        </table:table-row>
        <table:table-row table:style-name="ro17">
          <table:table-cell table:style-name="ce355" office:value-type="date" office:date-value="2022-10-19" calcext:value-type="date">
            <text:p>2022/10/19</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略高5個</text:p>
          </table:table-cell>
          <table:table-cell office:value-type="string" calcext:value-type="string">
            <text:p>G</text:p>
          </table:table-cell>
          <table:table-cell table:number-columns-repeated="1017"/>
        </table:table-row>
        <table:table-row table:style-name="ro36">
          <table:table-cell table:style-name="ce355" office:value-type="date" office:date-value="2022-10-25" calcext:value-type="date">
            <text:p>2022/10/25</text:p>
          </table:table-cell>
          <table:table-cell office:value-type="string" calcext:value-type="string">
            <text:p>M</text:p>
          </table:table-cell>
          <table:table-cell table:style-name="ce233" office:value-type="string" calcext:value-type="string">
            <text:p>scented-棉花*3</text:p>
          </table:table-cell>
          <table:table-cell office:value-type="string" calcext:value-type="string">
            <text:p>東岸儀檢站</text:p>
          </table:table-cell>
          <table:table-cell office:value-type="string" calcext:value-type="string">
            <text:p>無</text:p>
          </table:table-cell>
          <table:table-cell table:style-name="ce338" office:value-type="string" calcext:value-type="string">
            <text:p>Back stim，一開始先讓他繞著聞兩pass，之後帶到旁邊後把薰製物放進第一個brick的第二個洞</text:p>
          </table:table-cell>
          <table:table-cell office:value-type="string" calcext:value-type="string">
            <text:p>G</text:p>
          </table:table-cell>
          <table:table-cell table:number-columns-repeated="1017"/>
        </table:table-row>
        <table:table-row table:style-name="ro17">
          <table:table-cell table:style-name="ce355" office:value-type="date" office:date-value="2022-11-22" calcext:value-type="date">
            <text:p>2022/11/22</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5個</text:p>
          </table:table-cell>
          <table:table-cell office:value-type="string" calcext:value-type="string">
            <text:p>G</text:p>
          </table:table-cell>
          <table:table-cell table:number-columns-repeated="1017"/>
        </table:table-row>
        <table:table-row table:style-name="ro17">
          <table:table-cell table:style-name="ce355" office:value-type="date" office:date-value="2023-03-17" calcext:value-type="date">
            <text:p>2023/3/17</text:p>
          </table:table-cell>
          <table:table-cell office:value-type="string" calcext:value-type="string">
            <text:p>C</text:p>
          </table:table-cell>
          <table:table-cell office:value-type="string" calcext:value-type="string">
            <text:p>scented-布塊</text:p>
          </table:table-cell>
          <table:table-cell office:value-type="string" calcext:value-type="string">
            <text:p>環球中間</text:p>
          </table:table-cell>
          <table:table-cell office:value-type="string" calcext:value-type="string">
            <text:p>無</text:p>
          </table:table-cell>
          <table:table-cell office:value-type="string" calcext:value-type="string">
            <text:p>地上一排鋁製長條框架</text:p>
          </table:table-cell>
          <table:table-cell office:value-type="string" calcext:value-type="string">
            <text:p>FR</text:p>
          </table:table-cell>
          <table:table-cell table:number-columns-repeated="1017"/>
        </table:table-row>
        <table:table-row table:style-name="ro17">
          <table:table-cell table:style-name="ce355" office:value-type="date" office:date-value="2023-05-11" calcext:value-type="date">
            <text:p>2023/5/11</text:p>
          </table:table-cell>
          <table:table-cell office:value-type="string" calcext:value-type="string">
            <text:p>H</text:p>
          </table:table-cell>
          <table:table-cell office:value-type="string" calcext:value-type="string">
            <text:p>390*3</text:p>
          </table:table-cell>
          <table:table-cell office:value-type="string" calcext:value-type="string">
            <text:p>環球A倉</text:p>
          </table:table-cell>
          <table:table-cell office:value-type="string" calcext:value-type="string">
            <text:p>c/s</text:p>
          </table:table-cell>
          <table:table-cell office:value-type="string" calcext:value-type="string">
            <text:p>地上一排機器五個</text:p>
          </table:table-cell>
          <table:table-cell office:value-type="string" calcext:value-type="string">
            <text:p>G</text:p>
          </table:table-cell>
          <table:table-cell table:number-columns-repeated="1017"/>
        </table:table-row>
        <table:table-row table:style-name="ro1">
          <table:table-cell table:style-name="ce355" office:value-type="date" office:date-value="2023-06-26" calcext:value-type="date">
            <text:p>2023/6/26</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袋狀床墊七個</text:p>
          </table:table-cell>
          <table:table-cell office:value-type="string" calcext:value-type="string">
            <text:p>G</text:p>
          </table:table-cell>
          <table:table-cell table:number-columns-repeated="1017"/>
        </table:table-row>
        <table:table-row table:style-name="ro1">
          <table:table-cell table:style-name="ce355" office:value-type="date" office:date-value="2023-06-27" calcext:value-type="date">
            <text:p>2023/6/27</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音樂盒行李箱造型四個</text:p>
          </table:table-cell>
          <table:table-cell office:value-type="string" calcext:value-type="string">
            <text:p>G</text:p>
          </table:table-cell>
          <table:table-cell table:number-columns-repeated="1017"/>
        </table:table-row>
        <table:table-row table:style-name="ro1">
          <table:table-cell table:style-name="ce355" office:value-type="date" office:date-value="2023-07-25" calcext:value-type="date">
            <text:p>2023/7/25</text:p>
          </table:table-cell>
          <table:table-cell table:number-columns-repeated="2" office:value-type="string" calcext:value-type="string">
            <text:p>blank</text:p>
          </table:table-cell>
          <table:table-cell office:value-type="string" calcext:value-type="string">
            <text:p>弘貿進口</text:p>
          </table:table-cell>
          <table:table-cell office:value-type="string" calcext:value-type="string">
            <text:p>無</text:p>
          </table:table-cell>
          <table:table-cell office:value-type="string" calcext:value-type="string">
            <text:p>地上一排保麗龍和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08-15" calcext:value-type="date">
            <text:p>2023/8/15</text:p>
          </table:table-cell>
          <table:table-cell table:number-columns-repeated="2" office:value-type="string" calcext:value-type="string">
            <text:p>blank</text:p>
          </table:table-cell>
          <table:table-cell office:value-type="string" calcext:value-type="string">
            <text:p>東亞H倉</text:p>
          </table:table-cell>
          <table:table-cell office:value-type="string" calcext:value-type="string">
            <text:p>無</text:p>
          </table:table-cell>
          <table:table-cell office:value-type="string" calcext:value-type="string">
            <text:p>地上一排扁平矮紙箱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09-19" calcext:value-type="date">
            <text:p>2023/9/19</text:p>
          </table:table-cell>
          <table:table-cell table:number-columns-repeated="2" office:value-type="string" calcext:value-type="string">
            <text:p>blank</text:p>
          </table:table-cell>
          <table:table-cell office:value-type="string" calcext:value-type="string">
            <text:p>環球N倉</text:p>
          </table:table-cell>
          <table:table-cell office:value-type="string" calcext:value-type="string">
            <text:p>無</text:p>
          </table:table-cell>
          <table:table-cell office:value-type="string" calcext:value-type="string">
            <text:p>地上一排木箱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10-25" calcext:value-type="date">
            <text:p>2023/10/25</text:p>
          </table:table-cell>
          <table:table-cell office:value-type="string" calcext:value-type="string">
            <text:p>C</text:p>
          </table:table-cell>
          <table:table-cell office:value-type="string" calcext:value-type="string">
            <text:p>scented-布塊</text:p>
          </table:table-cell>
          <table:table-cell office:value-type="string" calcext:value-type="string">
            <text:p>陽明進口</text:p>
          </table:table-cell>
          <table:table-cell office:value-type="string" calcext:value-type="string">
            <text:p>無</text:p>
          </table:table-cell>
          <table:table-cell office:value-type="string" calcext:value-type="string">
            <text:p>地上一排保麗龍不靠牆</text:p>
          </table:table-cell>
          <table:table-cell office:value-type="string" calcext:value-type="string">
            <text:p>G</text:p>
          </table:table-cell>
          <table:table-cell table:number-columns-repeated="1017"/>
        </table:table-row>
        <table:table-row table:style-name="ro17">
          <table:table-cell table:style-name="ce355" office:value-type="date" office:date-value="2023-10-30" calcext:value-type="date">
            <text:p>2023/10/30</text:p>
          </table:table-cell>
          <table:table-cell office:value-type="string" calcext:value-type="string">
            <text:p>A</text:p>
          </table:table-cell>
          <table:table-cell office:value-type="float" office:value="2000" calcext:value-type="float">
            <text:p>2000</text:p>
          </table:table-cell>
          <table:table-cell office:value-type="string" calcext:value-type="string">
            <text:p>東岸遊客中心1F</text:p>
          </table:table-cell>
          <table:table-cell office:value-type="string" calcext:value-type="string">
            <text:p>c/s</text:p>
          </table:table-cell>
          <table:table-cell office:value-type="string" calcext:value-type="string">
            <text:p>地上一排行李箱靠牆5個</text:p>
          </table:table-cell>
          <table:table-cell office:value-type="string" calcext:value-type="string">
            <text:p>G</text:p>
          </table:table-cell>
          <table:table-cell table:number-columns-repeated="1017"/>
        </table:table-row>
        <table:table-row table:style-name="ro17">
          <table:table-cell table:style-name="ce355" office:value-type="date" office:date-value="2024-01-05" calcext:value-type="date">
            <text:p>2024/1/5</text:p>
          </table:table-cell>
          <table:table-cell office:value-type="string" calcext:value-type="string">
            <text:p>A</text:p>
          </table:table-cell>
          <table:table-cell office:value-type="float" office:value="500" calcext:value-type="float">
            <text:p>500</text:p>
          </table:table-cell>
          <table:table-cell office:value-type="string" calcext:value-type="string">
            <text:p>關本部1F</text:p>
          </table:table-cell>
          <table:table-cell office:value-type="string" calcext:value-type="string">
            <text:p>c/s</text:p>
          </table:table-cell>
          <table:table-cell office:value-type="string" calcext:value-type="string">
            <text:p>地上一排鐵罐7個</text:p>
          </table:table-cell>
          <table:table-cell office:value-type="string" calcext:value-type="string">
            <text:p>G</text:p>
          </table:table-cell>
          <table:table-cell table:number-columns-repeated="1017"/>
        </table:table-row>
        <table:table-row table:style-name="ro1" table:number-rows-repeated="162">
          <table:table-cell table:style-name="ce355"/>
          <table:table-cell table:number-columns-repeated="1023"/>
        </table:table-row>
        <table:table-row table:style-name="ro1" table:number-rows-repeated="1048392">
          <table:table-cell table:number-columns-repeated="1024"/>
        </table:table-row>
        <table:table-row table:style-name="ro1">
          <table:table-cell table:number-columns-repeated="1024"/>
        </table:table-row>
      </table:table>
      <table:table table:name="Scatter" table:style-name="ta2">
        <table:table-column table:style-name="co6" table:default-cell-style-name="ce364"/>
        <table:table-column table:style-name="co24" table:default-cell-style-name="ce364"/>
        <table:table-column table:style-name="co25" table:default-cell-style-name="ce364"/>
        <table:table-column table:style-name="co26" table:default-cell-style-name="ce364"/>
        <table:table-column table:style-name="co27" table:default-cell-style-name="ce373"/>
        <table:table-column table:style-name="co6" table:number-columns-repeated="2" table:default-cell-style-name="ce373"/>
        <table:table-column table:style-name="co28" table:default-cell-style-name="Default"/>
        <table:table-column table:style-name="co6" table:number-columns-repeated="1016" table:default-cell-style-name="Default"/>
        <table:table-row table:style-name="ro37">
          <table:table-cell table:style-name="ce369" office:value-type="string" calcext:value-type="string">
            <text:p>日期</text:p>
          </table:table-cell>
          <table:table-cell table:style-name="ce369" office:value-type="string" calcext:value-type="string">
            <text:p>嗅源</text:p>
          </table:table-cell>
          <table:table-cell table:style-name="ce369" office:value-type="string" calcext:value-type="string">
            <text:p>搜尋區域</text:p>
          </table:table-cell>
          <table:table-cell table:style-name="ce369" office:value-type="string" calcext:value-type="string">
            <text:p>設置</text:p>
          </table:table-cell>
          <table:table-cell table:style-name="ce356" office:value-type="string" calcext:value-type="string">
            <text:p>場所</text:p>
          </table:table-cell>
          <table:table-cell table:style-name="ce356" office:value-type="string" calcext:value-type="string">
            <text:p>時間</text:p>
          </table:table-cell>
          <table:table-cell table:style-name="ce356" office:value-type="string" calcext:value-type="string">
            <text:p>表現</text:p>
          </table:table-cell>
          <table:table-cell table:style-name="ce374" table:number-columns-repeated="1017"/>
        </table:table-row>
        <table:table-row table:style-name="ro16">
          <table:table-cell table:style-name="ce370" office:value-type="date" office:date-value="2022-06-17" calcext:value-type="date">
            <text:p>2022-06-17</text:p>
          </table:table-cell>
          <table:table-cell office:value-type="string" calcext:value-type="string">
            <text:p>C 850</text:p>
          </table:table-cell>
          <table:table-cell table:style-name="ce372" office:value-type="string" calcext:value-type="string">
            <text:p>地上有貨物、棧板貨物</text:p>
          </table:table-cell>
          <table:table-cell table:style-name="ce363" office:value-type="string" calcext:value-type="string">
            <text:p>將紙箱底部拆開，拿出全部貨物，兩邊摺邊後放入stim，再把部分貨物放入，底部四邊交叉後翻正</text:p>
          </table:table-cell>
          <table:table-cell office:value-type="string" calcext:value-type="string">
            <text:p>長榮進口</text:p>
          </table:table-cell>
          <table:table-cell office:value-type="string" calcext:value-type="string">
            <text:p>2m50sec</text:p>
          </table:table-cell>
          <table:table-cell office:value-type="string" calcext:value-type="string">
            <text:p>G</text:p>
          </table:table-cell>
          <table:table-cell table:number-columns-repeated="1017"/>
        </table:table-row>
        <table:table-row table:style-name="ro38">
          <table:table-cell table:style-name="ce370" office:value-type="date" office:date-value="2022-07-05" calcext:value-type="date">
            <text:p>2022-07-05</text:p>
          </table:table-cell>
          <table:table-cell office:value-type="string" calcext:value-type="string">
            <text:p>blank</text:p>
          </table:table-cell>
          <table:table-cell office:value-type="string" calcext:value-type="string">
            <text:p>兩排棧板貨物有膠膜，中間散放紙箱貨物</text:p>
          </table:table-cell>
          <table:table-cell office:value-type="string" calcext:value-type="string">
            <text:p>無</text:p>
          </table:table-cell>
          <table:table-cell office:value-type="string" calcext:value-type="string">
            <text:p>中華二倉</text:p>
          </table:table-cell>
          <table:table-cell office:value-type="string" calcext:value-type="string">
            <text:p>1m</text:p>
          </table:table-cell>
          <table:table-cell office:value-type="string" calcext:value-type="string">
            <text:p>FR</text:p>
          </table:table-cell>
          <table:table-cell table:number-columns-repeated="1017"/>
        </table:table-row>
        <table:table-row table:style-name="ro16">
          <table:table-cell table:style-name="ce370" office:value-type="date" office:date-value="2022-07-20" calcext:value-type="date">
            <text:p>2022-07-20</text:p>
          </table:table-cell>
          <table:table-cell office:value-type="string" calcext:value-type="string">
            <text:p>C 800</text:p>
          </table:table-cell>
          <table:table-cell office:value-type="string" calcext:value-type="string">
            <text:p>地上散放紙箱</text:p>
          </table:table-cell>
          <table:table-cell table:style-name="ce361" office:value-type="string" calcext:value-type="string">
            <text:p>將紙箱底部拆開，拿出全部貨物，摺單邊後放入stim，再把部分貨物放入，底部四邊交叉後翻正</text:p>
          </table:table-cell>
          <table:table-cell office:value-type="string" calcext:value-type="string">
            <text:p>聯興進口</text:p>
          </table:table-cell>
          <table:table-cell office:value-type="string" calcext:value-type="string">
            <text:p>15sec</text:p>
          </table:table-cell>
          <table:table-cell office:value-type="string" calcext:value-type="string">
            <text:p>G</text:p>
          </table:table-cell>
          <table:table-cell table:number-columns-repeated="1017"/>
        </table:table-row>
        <table:table-row table:style-name="ro13">
          <table:table-cell table:style-name="ce370" office:value-type="date" office:date-value="2022-08-02" calcext:value-type="date">
            <text:p>2022-08-02</text:p>
          </table:table-cell>
          <table:table-cell office:value-type="string" calcext:value-type="string">
            <text:p>H 380*8</text:p>
          </table:table-cell>
          <table:table-cell table:style-name="ce340" office:value-type="string" calcext:value-type="string">
            <text:p>一大區有編織袋的長條形貨物</text:p>
          </table:table-cell>
          <table:table-cell table:style-name="ce340" office:value-type="string" calcext:value-type="string">
            <text:p>將上方編織袋拿開，直接放上嗅源後再將貨物放回去壓在上面</text:p>
          </table:table-cell>
          <table:table-cell office:value-type="string" calcext:value-type="string">
            <text:p>中華二倉</text:p>
          </table:table-cell>
          <table:table-cell office:value-type="string" calcext:value-type="string">
            <text:p>3m12sec</text:p>
          </table:table-cell>
          <table:table-cell office:value-type="string" calcext:value-type="string">
            <text:p>G</text:p>
          </table:table-cell>
          <table:table-cell table:style-name="ce375" office:value-type="string" calcext:value-type="string">
            <text:p>long leash</text:p>
          </table:table-cell>
          <table:table-cell table:number-columns-repeated="1016"/>
        </table:table-row>
        <table:table-row table:style-name="ro13">
          <table:table-cell table:style-name="ce370" office:value-type="date" office:date-value="2022-08-18" calcext:value-type="date">
            <text:p>2022-08-18</text:p>
          </table:table-cell>
          <table:table-cell office:value-type="string" calcext:value-type="string">
            <text:p>blank</text:p>
          </table:table-cell>
          <table:table-cell table:style-name="ce340" office:value-type="string" calcext:value-type="string">
            <text:p>一區紙箱棧板貨加地上散放parcel</text:p>
          </table:table-cell>
          <table:table-cell office:value-type="string" calcext:value-type="string">
            <text:p>無</text:p>
          </table:table-cell>
          <table:table-cell office:value-type="string" calcext:value-type="string">
            <text:p>環球進口中間</text:p>
          </table:table-cell>
          <table:table-cell office:value-type="string" calcext:value-type="string">
            <text:p>1m17sec</text:p>
          </table:table-cell>
          <table:table-cell office:value-type="string" calcext:value-type="string">
            <text:p>G</text:p>
          </table:table-cell>
          <table:table-cell table:number-columns-repeated="1017"/>
        </table:table-row>
        <table:table-row table:style-name="ro13">
          <table:table-cell table:style-name="ce370" office:value-type="date" office:date-value="2022-09-02" calcext:value-type="date">
            <text:p>2022-09-02</text:p>
          </table:table-cell>
          <table:table-cell office:value-type="string" calcext:value-type="string">
            <text:p>M-scented</text:p>
          </table:table-cell>
          <table:table-cell table:style-name="ce340" office:value-type="string" calcext:value-type="string">
            <text:p>地上除了擋的紙箱外都沒放，主要為大紙箱與木箱</text:p>
          </table:table-cell>
          <table:table-cell table:style-name="ce340" office:value-type="string" calcext:value-type="string">
            <text:p>將薰製物塞在木箱上貼的紙的縫隙內</text:p>
          </table:table-cell>
          <table:table-cell office:value-type="string" calcext:value-type="string">
            <text:p>環球進口中間</text:p>
          </table:table-cell>
          <table:table-cell office:value-type="string" calcext:value-type="string">
            <text:p>1m16sec</text:p>
          </table:table-cell>
          <table:table-cell office:value-type="string" calcext:value-type="string">
            <text:p>G</text:p>
          </table:table-cell>
          <table:table-cell table:number-columns-repeated="1017"/>
        </table:table-row>
        <table:table-row table:style-name="ro13">
          <table:table-cell table:style-name="ce371" office:value-type="date" office:date-value="2022-09-23" calcext:value-type="date">
            <text:p>2022/9/23</text:p>
          </table:table-cell>
          <table:table-cell office:value-type="string" calcext:value-type="string">
            <text:p>C 350</text:p>
          </table:table-cell>
          <table:table-cell table:style-name="ce340" office:value-type="string" calcext:value-type="string">
            <text:p>一大區紙箱棧板貨scatter</text:p>
          </table:table-cell>
          <table:table-cell table:style-name="ce340" office:value-type="string" calcext:value-type="string">
            <text:p>將嗅源放進一微窄走道靠右邊第一板狗頭高度的紙箱夾縫間</text:p>
          </table:table-cell>
          <table:table-cell office:value-type="string" calcext:value-type="string">
            <text:p>環球進口C倉</text:p>
          </table:table-cell>
          <table:table-cell office:value-type="string" calcext:value-type="string">
            <text:p>1m08sec</text:p>
          </table:table-cell>
          <table:table-cell office:value-type="string" calcext:value-type="string">
            <text:p>G</text:p>
          </table:table-cell>
          <table:table-cell table:number-columns-repeated="1017"/>
        </table:table-row>
        <table:table-row table:style-name="ro13">
          <table:table-cell table:style-name="ce371" office:value-type="date" office:date-value="2022-10-12" calcext:value-type="date">
            <text:p>2022/10/12</text:p>
          </table:table-cell>
          <table:table-cell office:value-type="string" calcext:value-type="string">
            <text:p>H 380*8</text:p>
          </table:table-cell>
          <table:table-cell table:style-name="ce340" office:value-type="string" calcext:value-type="string">
            <text:p>左邊膠膜塑膠桶，右邊棧板紙箱，地上放兩個紙箱</text:p>
          </table:table-cell>
          <table:table-cell table:style-name="ce340" office:value-type="string" calcext:value-type="string">
            <text:p>將嗅源夾在紙箱縫之間，約狗頭高度，縫隙有用指板擋住</text:p>
          </table:table-cell>
          <table:table-cell office:value-type="string" calcext:value-type="string">
            <text:p>中華二倉</text:p>
          </table:table-cell>
          <table:table-cell office:value-type="string" calcext:value-type="string">
            <text:p>1m37sec</text:p>
          </table:table-cell>
          <table:table-cell office:value-type="string" calcext:value-type="string">
            <text:p>DNF</text:p>
          </table:table-cell>
          <table:table-cell table:number-columns-repeated="1017"/>
        </table:table-row>
        <table:table-row table:style-name="ro16">
          <table:table-cell table:style-name="ce371" office:value-type="date" office:date-value="2022-10-13" calcext:value-type="date">
            <text:p>2022/10/13</text:p>
          </table:table-cell>
          <table:table-cell office:value-type="string" calcext:value-type="string">
            <text:p>M-scented</text:p>
          </table:table-cell>
          <table:table-cell table:style-name="ce340" office:value-type="string" calcext:value-type="string">
            <text:p>左邊一排膠膜貨，右邊好幾個紙箱棧板跟地上散放parcel</text:p>
          </table:table-cell>
          <table:table-cell table:style-name="ce340" office:value-type="string" calcext:value-type="string">
            <text:p>將薰製物塞在左邊裡面的膠膜縫隙，約狗頭高度</text:p>
          </table:table-cell>
          <table:table-cell office:value-type="string" calcext:value-type="string">
            <text:p>環球進口D倉</text:p>
          </table:table-cell>
          <table:table-cell office:value-type="string" calcext:value-type="string">
            <text:p>34sec</text:p>
          </table:table-cell>
          <table:table-cell office:value-type="string" calcext:value-type="string">
            <text:p>G</text:p>
          </table:table-cell>
          <table:table-cell table:number-columns-repeated="1017"/>
        </table:table-row>
        <table:table-row table:style-name="ro16">
          <table:table-cell table:style-name="ce371" office:value-type="date" office:date-value="2022-10-26" calcext:value-type="date">
            <text:p>2022/10/26</text:p>
          </table:table-cell>
          <table:table-cell office:value-type="string" calcext:value-type="string">
            <text:p>K 2000</text:p>
          </table:table-cell>
          <table:table-cell table:style-name="ce340" office:value-type="string" calcext:value-type="string">
            <text:p>左邊膠膜紙箱，右邊膠膜鐵桶，地上散放三個parcel</text:p>
          </table:table-cell>
          <table:table-cell office:value-type="string" calcext:value-type="string">
            <text:p>無</text:p>
          </table:table-cell>
          <table:table-cell office:value-type="string" calcext:value-type="string">
            <text:p>中國A庫</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371" office:value-type="date" office:date-value="2022-11-18" calcext:value-type="date">
            <text:p>2022/11/18</text:p>
          </table:table-cell>
          <table:table-cell office:value-type="string" calcext:value-type="string">
            <text:p>M-scented</text:p>
          </table:table-cell>
          <table:table-cell table:style-name="ce340" office:value-type="string" calcext:value-type="string">
            <text:p>一排弧形置物櫃加旁邊桌子雜物</text:p>
          </table:table-cell>
          <table:table-cell table:style-name="ce340" office:value-type="string" calcext:value-type="string">
            <text:p>在置物櫃的上層底部夾薰製物</text:p>
          </table:table-cell>
          <table:table-cell office:value-type="string" calcext:value-type="string">
            <text:p>西岸舊儀檢站</text:p>
          </table:table-cell>
          <table:table-cell office:value-type="string" calcext:value-type="string">
            <text:p>1m10sec</text:p>
          </table:table-cell>
          <table:table-cell office:value-type="string" calcext:value-type="string">
            <text:p>G</text:p>
          </table:table-cell>
          <table:table-cell table:number-columns-repeated="1017"/>
        </table:table-row>
        <table:table-row table:style-name="ro13">
          <table:table-cell table:style-name="ce371" office:value-type="date" office:date-value="2022-11-28" calcext:value-type="date">
            <text:p>2022/11/28</text:p>
          </table:table-cell>
          <table:table-cell office:value-type="string" calcext:value-type="string">
            <text:p>M-scented</text:p>
          </table:table-cell>
          <table:table-cell table:style-name="ce340" office:value-type="string" calcext:value-type="string">
            <text:p>郵籃跟郵袋圍一圈，long leash scatter</text:p>
          </table:table-cell>
          <table:table-cell table:style-name="ce340" office:value-type="string" calcext:value-type="string">
            <text:p>將薰製物放在郵袋內，約狗頭高度有破洞</text:p>
          </table:table-cell>
          <table:table-cell office:value-type="string" calcext:value-type="string">
            <text:p>金山郵局</text:p>
          </table:table-cell>
          <table:table-cell office:value-type="string" calcext:value-type="string">
            <text:p>1m03sec</text:p>
          </table:table-cell>
          <table:table-cell office:value-type="string" calcext:value-type="string">
            <text:p>G</text:p>
          </table:table-cell>
          <table:table-cell table:style-name="ce375" office:value-type="string" calcext:value-type="string">
            <text:p>long leash</text:p>
          </table:table-cell>
          <table:table-cell table:number-columns-repeated="1016"/>
        </table:table-row>
        <table:table-row table:style-name="ro13">
          <table:table-cell table:style-name="ce371" office:value-type="date" office:date-value="2022-12-08" calcext:value-type="date">
            <text:p>2022/12/8</text:p>
          </table:table-cell>
          <table:table-cell office:value-type="string" calcext:value-type="string">
            <text:p>Blank</text:p>
          </table:table-cell>
          <table:table-cell table:style-name="ce338" office:value-type="string" calcext:value-type="string">
            <text:p>兩直排棧板貨，左邊膠膜右邊紙箱</text:p>
          </table:table-cell>
          <table:table-cell office:value-type="string" calcext:value-type="string">
            <text:p>無</text:p>
          </table:table-cell>
          <table:table-cell office:value-type="string" calcext:value-type="string">
            <text:p>中華二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3">
          <table:table-cell table:style-name="ce371" office:value-type="date" office:date-value="2022-12-22" calcext:value-type="date">
            <text:p>2022/12/22</text:p>
          </table:table-cell>
          <table:table-cell office:value-type="string" calcext:value-type="string">
            <text:p>Blank</text:p>
          </table:table-cell>
          <table:table-cell table:style-name="ce340" office:value-type="string" calcext:value-type="string">
            <text:p>左右兩排紙箱棧板，地上散放幾個parcel</text:p>
          </table:table-cell>
          <table:table-cell office:value-type="string" calcext:value-type="string">
            <text:p>無</text:p>
          </table:table-cell>
          <table:table-cell office:value-type="string" calcext:value-type="string">
            <text:p>環球B倉</text:p>
          </table:table-cell>
          <table:table-cell office:value-type="string" calcext:value-type="string">
            <text:p>1m11sec</text:p>
          </table:table-cell>
          <table:table-cell office:value-type="string" calcext:value-type="string">
            <text:p>G</text:p>
          </table:table-cell>
          <table:table-cell table:number-columns-repeated="1017"/>
        </table:table-row>
        <table:table-row table:style-name="ro13">
          <table:table-cell table:style-name="ce371" office:value-type="date" office:date-value="2023-02-09" calcext:value-type="date">
            <text:p>2023/2/9</text:p>
          </table:table-cell>
          <table:table-cell office:value-type="string" calcext:value-type="string">
            <text:p>Blank</text:p>
          </table:table-cell>
          <table:table-cell table:style-name="ce340" office:value-type="string" calcext:value-type="string">
            <text:p>左右兩邊膠膜，中間散放紙箱</text:p>
          </table:table-cell>
          <table:table-cell office:value-type="string" calcext:value-type="string">
            <text:p>無</text:p>
          </table:table-cell>
          <table:table-cell office:value-type="string" calcext:value-type="string">
            <text:p>環球A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7">
          <table:table-cell table:style-name="ce371" office:value-type="date" office:date-value="2023-03-14" calcext:value-type="date">
            <text:p>2023/3/14</text:p>
          </table:table-cell>
          <table:table-cell office:value-type="string" calcext:value-type="string">
            <text:p>M-scented</text:p>
          </table:table-cell>
          <table:table-cell office:value-type="string" calcext:value-type="string">
            <text:p>地上parcel加棧板貨 </text:p>
          </table:table-cell>
          <table:table-cell office:value-type="string" calcext:value-type="string">
            <text:p>把薰製物塞在地上parcel的紙箱縫 </text:p>
          </table:table-cell>
          <table:table-cell office:value-type="string" calcext:value-type="string">
            <text:p>長榮進口</text:p>
          </table:table-cell>
          <table:table-cell office:value-type="string" calcext:value-type="string">
            <text:p>1m</text:p>
          </table:table-cell>
          <table:table-cell office:value-type="string" calcext:value-type="string">
            <text:p>FR</text:p>
          </table:table-cell>
          <table:table-cell table:style-name="ce353" office:value-type="string" calcext:value-type="string">
            <text:p>沒聞到分心尿尿直接帶走</text:p>
          </table:table-cell>
          <table:table-cell table:number-columns-repeated="1016"/>
        </table:table-row>
        <table:table-row table:style-name="ro17">
          <table:table-cell table:style-name="ce371" office:value-type="date" office:date-value="2023-04-17" calcext:value-type="date">
            <text:p>2023/4/17</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環球C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7">
          <table:table-cell table:style-name="ce371" office:value-type="date" office:date-value="2023-05-09" calcext:value-type="date">
            <text:p>2023/5/9</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東亞E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371" office:value-type="date" office:date-value="2023-06-02" calcext:value-type="date">
            <text:p>2023/6/2</text:p>
          </table:table-cell>
          <table:table-cell office:value-type="string" calcext:value-type="string">
            <text:p>M scented</text:p>
          </table:table-cell>
          <table:table-cell office:value-type="string" calcext:value-type="string">
            <text:p>ㄇ型棧板貨，左側多紙箱，右側多膠膜 </text:p>
          </table:table-cell>
          <table:table-cell office:value-type="string" calcext:value-type="string">
            <text:p>將嗅源夾在套著銀色罩子的膠膜間，狗稍微抬頭高度 </text:p>
          </table:table-cell>
          <table:table-cell office:value-type="string" calcext:value-type="string">
            <text:p>環球中間</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39">
          <table:table-cell table:style-name="ce371" office:value-type="date" office:date-value="2023-06-10" calcext:value-type="date">
            <text:p>2023/6/10</text:p>
          </table:table-cell>
          <table:table-cell office:value-type="string" calcext:value-type="string">
            <text:p>Blank</text:p>
          </table:table-cell>
          <table:table-cell table:style-name="ce340" office:value-type="string" calcext:value-type="string">
            <text:p>兩區，一區地上散放較大紙箱，另外一區散放較小紙箱都各約7、8個 long leash scatter</text:p>
          </table:table-cell>
          <table:table-cell office:value-type="string" calcext:value-type="string">
            <text:p>無</text:p>
          </table:table-cell>
          <table:table-cell office:value-type="string" calcext:value-type="string">
            <text:p>東亞E倉</text:p>
          </table:table-cell>
          <table:table-cell office:value-type="string" calcext:value-type="string">
            <text:p>2m15sec</text:p>
          </table:table-cell>
          <table:table-cell office:value-type="string" calcext:value-type="string">
            <text:p>G</text:p>
          </table:table-cell>
          <table:table-cell table:style-name="ce376" office:value-type="string" calcext:value-type="string">
            <text:p>long leash scatter</text:p>
            <text:p>對棧板貨的部分比較偏重</text:p>
          </table:table-cell>
          <table:table-cell table:number-columns-repeated="1016"/>
        </table:table-row>
        <table:table-row table:style-name="ro40">
          <table:table-cell table:style-name="ce371" office:value-type="date" office:date-value="2023-06-30" calcext:value-type="date">
            <text:p>2023/6/30</text:p>
          </table:table-cell>
          <table:table-cell office:value-type="string" calcext:value-type="string">
            <text:p>M scented</text:p>
          </table:table-cell>
          <table:table-cell office:value-type="string" calcext:value-type="string">
            <text:p>一大約ㄇ型的連續棧板貨，地上散放三箱parcel</text:p>
          </table:table-cell>
          <table:table-cell office:value-type="string" calcext:value-type="string">
            <text:p>將薰製物塞在地上parcel的紙箱縫之間 </text:p>
          </table:table-cell>
          <table:table-cell office:value-type="string" calcext:value-type="string">
            <text:p>台基進口 </text:p>
          </table:table-cell>
          <table:table-cell office:value-type="string" calcext:value-type="string">
            <text:p>1m02sec</text:p>
          </table:table-cell>
          <table:table-cell office:value-type="string" calcext:value-type="string">
            <text:p>G</text:p>
          </table:table-cell>
          <table:table-cell table:style-name="ce376" office:value-type="string" calcext:value-type="string">
            <text:p>此次設置順利讓犬隻在不太想聞parcel的情況下突然在parcel中，後續繼續觀察是否還有不愛聞parcel的狀況</text:p>
          </table:table-cell>
          <table:table-cell table:number-columns-repeated="1016"/>
        </table:table-row>
        <table:table-row table:style-name="ro13">
          <table:table-cell table:style-name="ce371" office:value-type="date" office:date-value="2023-07-10" calcext:value-type="date">
            <text:p>2023/7/10</text:p>
          </table:table-cell>
          <table:table-cell office:value-type="string" calcext:value-type="string">
            <text:p>Blank</text:p>
          </table:table-cell>
          <table:table-cell office:value-type="string" calcext:value-type="string">
            <text:p>圍一小區紙箱棧板，地上無parcel</text:p>
          </table:table-cell>
          <table:table-cell office:value-type="string" calcext:value-type="string">
            <text:p>無</text:p>
          </table:table-cell>
          <table:table-cell office:value-type="string" calcext:value-type="string">
            <text:p>中華二倉</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371" office:value-type="date" office:date-value="2023-08-24" calcext:value-type="date">
            <text:p>2023/8/24</text:p>
          </table:table-cell>
          <table:table-cell office:value-type="string" calcext:value-type="string">
            <text:p>新K2000</text:p>
          </table:table-cell>
          <table:table-cell office:value-type="string" calcext:value-type="string">
            <text:p>辦公區域</text:p>
          </table:table-cell>
          <table:table-cell office:value-type="string" calcext:value-type="string">
            <text:p>將嗅源放在防潮箱內，門縫有夾紙片</text:p>
          </table:table-cell>
          <table:table-cell office:value-type="string" calcext:value-type="string">
            <text:p>東岸儀檢站辦公大樓</text:p>
          </table:table-cell>
          <table:table-cell office:value-type="string" calcext:value-type="string">
            <text:p>38sec</text:p>
          </table:table-cell>
          <table:table-cell office:value-type="string" calcext:value-type="string">
            <text:p>G</text:p>
          </table:table-cell>
          <table:table-cell table:number-columns-repeated="1017"/>
        </table:table-row>
        <table:table-row table:style-name="ro1">
          <table:table-cell table:style-name="ce371" office:value-type="date" office:date-value="2023-08-30" calcext:value-type="date">
            <text:p>2023/8/30</text:p>
          </table:table-cell>
          <table:table-cell office:value-type="string" calcext:value-type="string">
            <text:p>Blank</text:p>
          </table:table-cell>
          <table:table-cell office:value-type="string" calcext:value-type="string">
            <text:p>圍一區快遞貨</text:p>
          </table:table-cell>
          <table:table-cell office:value-type="string" calcext:value-type="string">
            <text:p>無</text:p>
          </table:table-cell>
          <table:table-cell office:value-type="string" calcext:value-type="string">
            <text:p>台北港東立</text:p>
          </table:table-cell>
          <table:table-cell office:value-type="string" calcext:value-type="string">
            <text:p>1m33sec</text:p>
          </table:table-cell>
          <table:table-cell office:value-type="string" calcext:value-type="string">
            <text:p>G</text:p>
          </table:table-cell>
          <table:table-cell table:number-columns-repeated="1017"/>
        </table:table-row>
        <table:table-row table:style-name="ro16">
          <table:table-cell table:style-name="ce371" office:value-type="date" office:date-value="2023-09-22" calcext:value-type="date">
            <text:p>2023/9/22</text:p>
          </table:table-cell>
          <table:table-cell office:value-type="string" calcext:value-type="string">
            <text:p>新A1000</text:p>
          </table:table-cell>
          <table:table-cell office:value-type="string" calcext:value-type="string">
            <text:p>兩間辦公室，有辦公桌、櫃子，跟地上散放物品，兩區scatter </text:p>
          </table:table-cell>
          <table:table-cell office:value-type="string" calcext:value-type="string">
            <text:p>將嗅源放在第二間辦公室牆上的變電箱內，門關緊沒有留縫 </text:p>
          </table:table-cell>
          <table:table-cell office:value-type="string" calcext:value-type="string">
            <text:p>東岸儀檢站 </text:p>
          </table:table-cell>
          <table:table-cell office:value-type="string" calcext:value-type="string">
            <text:p>1m22sec </text:p>
          </table:table-cell>
          <table:table-cell office:value-type="string" calcext:value-type="string">
            <text:p>G(FR)</text:p>
          </table:table-cell>
          <table:table-cell table:style-name="ce353" office:value-type="string" calcext:value-type="string">
            <text:p>第一間聞到後面有點想猜屁股微蹲，帶到第二間後有對辦公桌FR，來不及帶走又繼續找，之後從空氣中alert後聞到坐下</text:p>
          </table:table-cell>
          <table:table-cell table:number-columns-repeated="1016"/>
        </table:table-row>
        <table:table-row table:style-name="ro16">
          <table:table-cell table:style-name="ce371" office:value-type="date" office:date-value="2023-10-02" calcext:value-type="date">
            <text:p>2023/10/2</text:p>
          </table:table-cell>
          <table:table-cell office:value-type="string" calcext:value-type="string">
            <text:p>Blank</text:p>
          </table:table-cell>
          <table:table-cell office:value-type="string" calcext:value-type="string">
            <text:p>一區全是棧板貨，有Roll、紙箱、木箱、膠膜貨</text:p>
          </table:table-cell>
          <table:table-cell office:value-type="string" calcext:value-type="string">
            <text:p>無</text:p>
          </table:table-cell>
          <table:table-cell office:value-type="string" calcext:value-type="string">
            <text:p>長榮進口</text:p>
          </table:table-cell>
          <table:table-cell office:value-type="string" calcext:value-type="string">
            <text:p>1m44sec</text:p>
          </table:table-cell>
          <table:table-cell office:value-type="string" calcext:value-type="string">
            <text:p>G</text:p>
          </table:table-cell>
          <table:table-cell table:number-columns-repeated="1017"/>
        </table:table-row>
        <table:table-row table:style-name="ro13">
          <table:table-cell table:style-name="ce371" office:value-type="date" office:date-value="2023-11-23" calcext:value-type="date">
            <text:p>2023/11/23</text:p>
          </table:table-cell>
          <table:table-cell office:value-type="string" calcext:value-type="string">
            <text:p>C scented</text:p>
          </table:table-cell>
          <table:table-cell table:style-name="ce338" office:value-type="string" calcext:value-type="string">
            <text:p>圍一區貨區，地上沒放parcel，scatter</text:p>
          </table:table-cell>
          <table:table-cell table:style-name="ce338" office:value-type="string" calcext:value-type="string">
            <text:p>將薰製物夾在靠近外側的棧板上紙箱間，犬頭高度</text:p>
          </table:table-cell>
          <table:table-cell office:value-type="string" calcext:value-type="string">
            <text:p>環球中間</text:p>
          </table:table-cell>
          <table:table-cell office:value-type="string" calcext:value-type="string">
            <text:p>1m26sec</text:p>
          </table:table-cell>
          <table:table-cell office:value-type="string" calcext:value-type="string">
            <text:p>FR</text:p>
          </table:table-cell>
          <table:table-cell table:number-columns-repeated="1017"/>
        </table:table-row>
        <table:table-row table:style-name="ro13">
          <table:table-cell table:style-name="ce371" office:value-type="date" office:date-value="2023-11-23" calcext:value-type="date">
            <text:p>2023/11/23</text:p>
          </table:table-cell>
          <table:table-cell office:value-type="string" calcext:value-type="string">
            <text:p>M scented</text:p>
          </table:table-cell>
          <table:table-cell table:style-name="ce338" office:value-type="string" calcext:value-type="string">
            <text:p>棧板左右兩排，外面用紙箱擋住，scatter</text:p>
          </table:table-cell>
          <table:table-cell table:style-name="ce338" office:value-type="string" calcext:value-type="string">
            <text:p>將薰製物放在左側底部的木棧板與鐵製貨物的夾縫間</text:p>
          </table:table-cell>
          <table:table-cell office:value-type="string" calcext:value-type="string">
            <text:p>環球A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371" office:value-type="date" office:date-value="2023-12-13" calcext:value-type="date">
            <text:p>2023/12/13</text:p>
          </table:table-cell>
          <table:table-cell office:value-type="string" calcext:value-type="string">
            <text:p>H 390*6</text:p>
          </table:table-cell>
          <table:table-cell office:value-type="string" calcext:value-type="string">
            <text:p>左邊牆壁右邊一排棧板貨，中間散放parcel</text:p>
          </table:table-cell>
          <table:table-cell office:value-type="string" calcext:value-type="string">
            <text:p>放在紙箱內折約45度邊，放在最左邊角落</text:p>
          </table:table-cell>
          <table:table-cell office:value-type="string" calcext:value-type="string">
            <text:p>環球A倉</text:p>
          </table:table-cell>
          <table:table-cell office:value-type="string" calcext:value-type="string">
            <text:p>19sec</text:p>
          </table:table-cell>
          <table:table-cell office:value-type="string" calcext:value-type="string">
            <text:p>G</text:p>
          </table:table-cell>
          <table:table-cell table:number-columns-repeated="1017"/>
        </table:table-row>
        <table:table-row table:style-name="ro16">
          <table:table-cell table:style-name="ce371" office:value-type="date" office:date-value="2023-12-21" calcext:value-type="date">
            <text:p>2023/12/21</text:p>
          </table:table-cell>
          <table:table-cell office:value-type="string" calcext:value-type="string">
            <text:p>Blank</text:p>
          </table:table-cell>
          <table:table-cell table:style-name="ce340" office:value-type="string" calcext:value-type="string">
            <text:p>兩排棧板貨ㄇ型圍起來，地上放四個parcel，scatter</text:p>
          </table:table-cell>
          <table:table-cell office:value-type="string" calcext:value-type="string">
            <text:p>無</text:p>
          </table:table-cell>
          <table:table-cell office:value-type="string" calcext:value-type="string">
            <text:p>環球C倉</text:p>
          </table:table-cell>
          <table:table-cell office:value-type="string" calcext:value-type="string">
            <text:p>1m37sec</text:p>
          </table:table-cell>
          <table:table-cell office:value-type="string" calcext:value-type="string">
            <text:p>G</text:p>
          </table:table-cell>
          <table:table-cell table:number-columns-repeated="1017"/>
        </table:table-row>
        <table:table-row table:style-name="ro13">
          <table:table-cell table:style-name="ce371" office:value-type="date" office:date-value="2023-12-22" calcext:value-type="date">
            <text:p>2023/12/22</text:p>
          </table:table-cell>
          <table:table-cell office:value-type="string" calcext:value-type="string">
            <text:p>C 300</text:p>
          </table:table-cell>
          <table:table-cell table:style-name="ce340" office:value-type="string" calcext:value-type="string">
            <text:p>兩排棧板貨圍起來，地上放三個parcel，scatter</text:p>
          </table:table-cell>
          <table:table-cell office:value-type="string" calcext:value-type="string">
            <text:p>壓在左邊靠裡面的編織袋上</text:p>
          </table:table-cell>
          <table:table-cell office:value-type="string" calcext:value-type="string">
            <text:p>弘貿進口</text:p>
          </table:table-cell>
          <table:table-cell office:value-type="string" calcext:value-type="string">
            <text:p>1m50sec</text:p>
          </table:table-cell>
          <table:table-cell office:value-type="string" calcext:value-type="string">
            <text:p>G</text:p>
          </table:table-cell>
          <table:table-cell office:value-type="string" calcext:value-type="string">
            <text:p>有先on leash跑兩pass</text:p>
          </table:table-cell>
          <table:table-cell table:number-columns-repeated="1016"/>
        </table:table-row>
        <table:table-row table:style-name="ro17">
          <table:table-cell table:style-name="ce371" office:value-type="date" office:date-value="2023-12-29" calcext:value-type="date">
            <text:p>2023/12/29</text:p>
          </table:table-cell>
          <table:table-cell office:value-type="string" calcext:value-type="string">
            <text:p>Blank</text:p>
          </table:table-cell>
          <table:table-cell table:style-name="ce338" office:value-type="string" calcext:value-type="string">
            <text:p>辦公桌圍一區scatter</text:p>
          </table:table-cell>
          <table:table-cell office:value-type="string" calcext:value-type="string">
            <text:p>無</text:p>
          </table:table-cell>
          <table:table-cell office:value-type="string" calcext:value-type="string">
            <text:p>理單2F</text:p>
          </table:table-cell>
          <table:table-cell office:value-type="string" calcext:value-type="string">
            <text:p>42sec</text:p>
          </table:table-cell>
          <table:table-cell office:value-type="string" calcext:value-type="string">
            <text:p>FR</text:p>
          </table:table-cell>
          <table:table-cell table:number-columns-repeated="1017"/>
        </table:table-row>
        <table:table-row table:style-name="ro16">
          <table:table-cell table:style-name="ce371" office:value-type="date" office:date-value="2024-01-08" calcext:value-type="date">
            <text:p>2024/1/8</text:p>
          </table:table-cell>
          <table:table-cell office:value-type="string" calcext:value-type="string">
            <text:p>Blank</text:p>
          </table:table-cell>
          <table:table-cell office:value-type="string" calcext:value-type="string">
            <text:p>兩側紙箱棧板貨圍住，中間散放三箱紙箱，另有一膠膜棧板</text:p>
          </table:table-cell>
          <table:table-cell office:value-type="string" calcext:value-type="string">
            <text:p>無</text:p>
          </table:table-cell>
          <table:table-cell office:value-type="string" calcext:value-type="string">
            <text:p>環球中間</text:p>
          </table:table-cell>
          <table:table-cell table:style-name="ce227" office:value-type="string" calcext:value-type="string">
            <text:p>1m31sec</text:p>
          </table:table-cell>
          <table:table-cell office:value-type="string" calcext:value-type="string">
            <text:p>G</text:p>
          </table:table-cell>
          <table:table-cell table:number-columns-repeated="1017"/>
        </table:table-row>
        <table:table-row table:style-name="ro1" table:number-rows-repeated="347">
          <table:table-cell table:style-name="ce371"/>
          <table:table-cell table:number-columns-repeated="1023"/>
        </table:table-row>
        <table:table-row table:style-name="ro1" table:number-rows-repeated="1048194">
          <table:table-cell table:number-columns-repeated="1024"/>
        </table:table-row>
        <table:table-row table:style-name="ro1">
          <table:table-cell table:number-columns-repeated="1024"/>
        </table:table-row>
      </table:table>
      <table:table table:name="Stand Off" table:style-name="ta2">
        <table:table-column table:style-name="co6" table:number-columns-repeated="2" table:default-cell-style-name="ce379"/>
        <table:table-column table:style-name="co29" table:default-cell-style-name="ce375"/>
        <table:table-column table:style-name="co30" table:default-cell-style-name="ce375"/>
        <table:table-column table:style-name="co6" table:number-columns-repeated="1020" table:default-cell-style-name="Default"/>
        <table:table-row table:style-name="ro22">
          <table:table-cell table:style-name="ce377" office:value-type="string" calcext:value-type="string">
            <text:p>日期</text:p>
          </table:table-cell>
          <table:table-cell table:style-name="ce377" office:value-type="string" calcext:value-type="string">
            <text:p>場地</text:p>
          </table:table-cell>
          <table:table-cell table:style-name="ce351" office:value-type="string" calcext:value-type="string">
            <text:p>內容物</text:p>
          </table:table-cell>
          <table:table-cell table:style-name="ce351" office:value-type="string" calcext:value-type="string">
            <text:p>犬隻反應</text:p>
          </table:table-cell>
          <table:table-cell table:style-name="ce380" table:number-columns-repeated="1020"/>
        </table:table-row>
        <table:table-row table:style-name="ro41">
          <table:table-cell table:style-name="ce378" office:value-type="date" office:date-value="2023-06-07" calcext:value-type="date">
            <text:p>2023/6/7</text:p>
          </table:table-cell>
          <table:table-cell office:value-type="string" calcext:value-type="string">
            <text:p>關本部一樓</text:p>
          </table:table-cell>
          <table:table-cell office:value-type="string" calcext:value-type="string">
            <text:p>新A500 overnight5天 </text:p>
            <text:p>將stim放在倒數第二個，跑之前有把蓋子稍微打開，stim設置為先放入一些碎紙屑，放入嗅源後上面蓋一層A4紙，有製作兩個control，內容物為茶包與痠痛貼布，一樣有放紙屑跟A4紙 </text:p>
          </table:table-cell>
          <table:table-cell office:value-type="string" calcext:value-type="string">
            <text:p>第一pass完全沒聞，張嘴走過，距離太短沒有easy，第二pass在第一罐點了幾下，有好好開始聞，順順的聞對control沒反應，一經過stim就有CIB，不過調查了一下選擇走掉，第三pass在stim上給手勢，這次一樣CIB很大，然後stand off，給了一個find it後決定坐下，邊稱讚他然後走到他後面sub </text:p>
          </table:table-cell>
          <table:table-cell table:number-columns-repeated="1020"/>
        </table:table-row>
        <table:table-row table:style-name="ro21">
          <table:table-cell table:style-name="ce378" office:value-type="date" office:date-value="2023-10-13" calcext:value-type="date">
            <text:p>2023/10/13</text:p>
          </table:table-cell>
          <table:table-cell office:value-type="string" calcext:value-type="string">
            <text:p>東岸儀檢站</text:p>
          </table:table-cell>
          <table:table-cell office:value-type="string" calcext:value-type="string">
            <text:p>裸裝A800 長時間滲透4h20m</text:p>
            <text:p>嗅源放置在站立式堆高機電瓶上</text:p>
          </table:table-cell>
          <table:table-cell office:value-type="string" calcext:value-type="string">
            <text:p>給high讓狗抬頭上去聞縫順利接觸後明顯CIB，認真聞之後站在堆高機上stand off，等他一下後他下來走掉回去re-expose，這次一樣站在堆高機上stand off，等他一陣子之後有下來坐下，但馬上又再站起來，再次等他一陣子，他一坐下就馬上sub</text:p>
          </table:table-cell>
          <table:table-cell table:number-columns-repeated="1020"/>
        </table:table-row>
        <table:table-row table:style-name="ro15">
          <table:table-cell table:style-name="ce378" office:value-type="date" office:date-value="2023-11-10" calcext:value-type="date">
            <text:p>2023/11/10</text:p>
          </table:table-cell>
          <table:table-cell office:value-type="string" calcext:value-type="string">
            <text:p>東亞E倉</text:p>
          </table:table-cell>
          <table:table-cell office:value-type="string" calcext:value-type="string">
            <text:p>新A2000 紙箱折邊在一排末端轉彎過去第二箱</text:p>
          </table:table-cell>
          <table:table-cell office:value-type="string" calcext:value-type="string">
            <text:p>在沒折邊處就有CIB，順著聞過去轉彎到另一次後alert聞到，一開始坐下但又馬上站起來，stand off了一陣子後才又決定坐下</text:p>
          </table:table-cell>
          <table:table-cell table:number-columns-repeated="1020"/>
        </table:table-row>
        <table:table-row table:style-name="ro12">
          <table:table-cell table:style-name="ce378" office:value-type="date" office:date-value="2023-11-22" calcext:value-type="date">
            <text:p>2023/11/22</text:p>
          </table:table-cell>
          <table:table-cell office:value-type="string" calcext:value-type="string">
            <text:p>環球A倉</text:p>
          </table:table-cell>
          <table:table-cell office:value-type="string" calcext:value-type="string">
            <text:p>A2000 在外L轉彎處那板，外有膠膜的鐵網貨內放置嗅源，中間有隔一層薄紙板，用裡面紙箱形成滲透空間，在犬頭高度戳洞，膠膜割掉</text:p>
          </table:table-cell>
          <table:table-cell office:value-type="string" calcext:value-type="string">
            <text:p>第一次DNF，第二次經過調查一陣子後就鎖定，但stand off了一下後才決定坐下，坐下有看我</text:p>
          </table:table-cell>
          <table:table-cell table:number-columns-repeated="1020"/>
        </table:table-row>
        <table:table-row table:style-name="ro16">
          <table:table-cell table:style-name="ce378" office:value-type="date" office:date-value="2023-12-11" calcext:value-type="date">
            <text:p>2023/12/11</text:p>
          </table:table-cell>
          <table:table-cell office:value-type="string" calcext:value-type="string">
            <text:p>東岸儀檢站</text:p>
          </table:table-cell>
          <table:table-cell office:value-type="string" calcext:value-type="string">
            <text:p>緝獲M 500g 一排4個pot靠牆，放在第三個</text:p>
          </table:table-cell>
          <table:table-cell office:value-type="string" calcext:value-type="string">
            <text:p>聞到之後沒有馬上喊SIT，有等他多確認味道才喊，但他直直站著沒有坐，過一下子後才再次調查後自己坐下</text:p>
          </table:table-cell>
          <table:table-cell table:number-columns-repeated="1020"/>
        </table:table-row>
        <table:table-row table:style-name="ro13">
          <table:table-cell table:style-name="ce378" office:value-type="date" office:date-value="2023-12-13" calcext:value-type="date">
            <text:p>2023/12/13</text:p>
          </table:table-cell>
          <table:table-cell office:value-type="string" calcext:value-type="string">
            <text:p>理單2F</text:p>
          </table:table-cell>
          <table:table-cell office:value-type="string" calcext:value-type="string">
            <text:p>緝獲H 375g 一排五個大小不一紙箱，放在第三個</text:p>
          </table:table-cell>
          <table:table-cell office:value-type="string" calcext:value-type="string">
            <text:p>聞到鎖定喊SIT後頭轉右邊看我，過一下才回去再次調查後坐下</text:p>
          </table:table-cell>
          <table:table-cell table:number-columns-repeated="1020"/>
        </table:table-row>
        <table:table-row table:style-name="ro15">
          <table:table-cell table:style-name="ce378" office:value-type="date" office:date-value="2023-12-28" calcext:value-type="date">
            <text:p>2023/12/28</text:p>
          </table:table-cell>
          <table:table-cell office:value-type="string" calcext:value-type="string">
            <text:p>陽明進口</text:p>
          </table:table-cell>
          <table:table-cell office:value-type="string" calcext:value-type="string">
            <text:p>H390*2 放在日本來厚紙箱內，紙箱略大，放在底部不折邊，邊內側有挖洞，外側邊緣有割縫，角落洞有挖大</text:p>
          </table:table-cell>
          <table:table-cell office:value-type="string" calcext:value-type="string">
            <text:p>聞到後有出手抓跟用鼻子頂，之後跳上紙箱坐下，下來後stand off約15秒後才坐下</text:p>
          </table:table-cell>
          <table:table-cell table:number-columns-repeated="1020"/>
        </table:table-row>
        <table:table-row table:style-name="ro16">
          <table:table-cell table:style-name="ce378" office:value-type="date" office:date-value="2024-01-09" calcext:value-type="date">
            <text:p>2024/1/9</text:p>
          </table:table-cell>
          <table:table-cell office:value-type="string" calcext:value-type="string">
            <text:p>中華一倉</text:p>
          </table:table-cell>
          <table:table-cell office:value-type="string" calcext:value-type="string">
            <text:p>H390*4 在轉彎後第二板的布包裹貨物，從原本就有的破洞塞入嗅源</text:p>
          </table:table-cell>
          <table:table-cell office:value-type="string" calcext:value-type="string">
            <text:p>一經過就CIB，但stand off約10秒後才做下</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OP" table:style-name="ta3">
        <table:table-column table:style-name="co31" table:default-cell-style-name="ce386"/>
        <table:table-column table:style-name="co32" table:default-cell-style-name="ce178"/>
        <table:table-column table:style-name="co33" table:default-cell-style-name="ce178"/>
        <table:table-column table:style-name="co34" table:default-cell-style-name="ce178"/>
        <table:table-column table:style-name="co35" table:default-cell-style-name="ce178"/>
        <table:table-column table:style-name="co36" table:default-cell-style-name="ce178"/>
        <table:table-column table:style-name="co37" table:default-cell-style-name="ce178"/>
        <table:table-column table:style-name="co38" table:default-cell-style-name="ce178"/>
        <table:table-column table:style-name="co39" table:default-cell-style-name="ce178"/>
        <table:table-column table:style-name="co40" table:default-cell-style-name="ce178"/>
        <table:table-column table:style-name="co41" table:default-cell-style-name="ce178"/>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46" table:default-cell-style-name="ce178"/>
        <table:table-column table:style-name="co47" table:default-cell-style-name="ce178"/>
        <table:table-column table:style-name="co48" table:default-cell-style-name="ce178"/>
        <table:table-column table:style-name="co49" table:default-cell-style-name="ce178"/>
        <table:table-column table:style-name="co50" table:default-cell-style-name="ce178"/>
        <table:table-column table:style-name="co51" table:default-cell-style-name="ce178"/>
        <table:table-column table:style-name="co52" table:default-cell-style-name="ce178"/>
        <table:table-column table:style-name="co53" table:default-cell-style-name="ce178"/>
        <table:table-column table:style-name="co54" table:default-cell-style-name="ce178"/>
        <table:table-column table:style-name="co55" table:default-cell-style-name="ce178"/>
        <table:table-column table:style-name="co56" table:default-cell-style-name="ce178"/>
        <table:table-column table:style-name="co57" table:default-cell-style-name="ce178"/>
        <table:table-column table:style-name="co58" table:default-cell-style-name="ce178"/>
        <table:table-column table:style-name="co59" table:default-cell-style-name="ce178"/>
        <table:table-column table:style-name="co60" table:default-cell-style-name="ce178"/>
        <table:table-column table:style-name="co61" table:default-cell-style-name="ce178"/>
        <table:table-column table:style-name="co62" table:default-cell-style-name="ce178"/>
        <table:table-column table:style-name="co41" table:default-cell-style-name="ce178"/>
        <table:table-column table:style-name="co63" table:default-cell-style-name="ce178"/>
        <table:table-column table:style-name="co64" table:default-cell-style-name="ce178"/>
        <table:table-column table:style-name="co65" table:default-cell-style-name="ce178"/>
        <table:table-column table:style-name="co66" table:default-cell-style-name="ce178"/>
        <table:table-column table:style-name="co67" table:default-cell-style-name="ce178"/>
        <table:table-column table:style-name="co14" table:default-cell-style-name="ce178"/>
        <table:table-column table:style-name="co68" table:default-cell-style-name="ce178"/>
        <table:table-column table:style-name="co69" table:default-cell-style-name="ce178"/>
        <table:table-column table:style-name="co70" table:default-cell-style-name="ce178"/>
        <table:table-column table:style-name="co71" table:default-cell-style-name="ce178"/>
        <table:table-column table:style-name="co72" table:default-cell-style-name="ce178"/>
        <table:table-column table:style-name="co73" table:default-cell-style-name="ce178"/>
        <table:table-column table:style-name="co74" table:default-cell-style-name="ce178"/>
        <table:table-column table:style-name="co75" table:default-cell-style-name="ce178"/>
        <table:table-column table:style-name="co29" table:default-cell-style-name="ce178"/>
        <table:table-column table:style-name="co76" table:default-cell-style-name="ce178"/>
        <table:table-column table:style-name="co77" table:default-cell-style-name="ce178"/>
        <table:table-column table:style-name="co78" table:default-cell-style-name="ce178"/>
        <table:table-column table:style-name="co79" table:default-cell-style-name="ce178"/>
        <table:table-column table:style-name="co61" table:default-cell-style-name="ce178"/>
        <table:table-column table:style-name="co80" table:default-cell-style-name="ce178"/>
        <table:table-column table:style-name="co81" table:default-cell-style-name="ce178"/>
        <table:table-column table:style-name="co37" table:default-cell-style-name="ce178"/>
        <table:table-column table:style-name="co82" table:default-cell-style-name="ce178"/>
        <table:table-column table:style-name="co83" table:default-cell-style-name="ce178"/>
        <table:table-column table:style-name="co84" table:default-cell-style-name="ce178"/>
        <table:table-column table:style-name="co85" table:default-cell-style-name="ce178"/>
        <table:table-column table:style-name="co86" table:default-cell-style-name="ce178"/>
        <table:table-column table:style-name="co87" table:default-cell-style-name="ce178"/>
        <table:table-column table:style-name="co88" table:number-columns-repeated="2" table:default-cell-style-name="ce178"/>
        <table:table-column table:style-name="co89" table:default-cell-style-name="ce396"/>
        <table:table-column table:style-name="co44" table:default-cell-style-name="ce178"/>
        <table:table-column table:style-name="co90" table:default-cell-style-name="ce178"/>
        <table:table-column table:style-name="co88" table:default-cell-style-name="ce178"/>
        <table:table-column table:style-name="co91" table:default-cell-style-name="ce178"/>
        <table:table-column table:style-name="co92" table:default-cell-style-name="ce178"/>
        <table:table-column table:style-name="co93" table:default-cell-style-name="ce178"/>
        <table:table-column table:style-name="co94" table:default-cell-style-name="ce178"/>
        <table:table-column table:style-name="co95" table:default-cell-style-name="ce178"/>
        <table:table-column table:style-name="co78" table:default-cell-style-name="ce178"/>
        <table:table-column table:style-name="co73" table:default-cell-style-name="ce178"/>
        <table:table-column table:style-name="co83" table:number-columns-repeated="2" table:default-cell-style-name="ce178"/>
        <table:table-column table:style-name="co96" table:default-cell-style-name="ce178"/>
        <table:table-column table:style-name="co97" table:default-cell-style-name="ce178"/>
        <table:table-column table:style-name="co98" table:default-cell-style-name="ce178"/>
        <table:table-column table:style-name="co99" table:default-cell-style-name="ce178"/>
        <table:table-column table:style-name="co100" table:default-cell-style-name="ce178"/>
        <table:table-column table:style-name="co101" table:default-cell-style-name="ce178"/>
        <table:table-column table:style-name="co102" table:default-cell-style-name="ce178"/>
        <table:table-column table:style-name="co103" table:default-cell-style-name="ce178"/>
        <table:table-column table:style-name="co84" table:default-cell-style-name="ce178"/>
        <table:table-column table:style-name="co82" table:default-cell-style-name="ce178"/>
        <table:table-column table:style-name="co68" table:default-cell-style-name="ce178"/>
        <table:table-column table:style-name="co104" table:default-cell-style-name="ce178"/>
        <table:table-column table:style-name="co105" table:default-cell-style-name="ce178"/>
        <table:table-column table:style-name="co106" table:number-columns-repeated="2" table:default-cell-style-name="ce178"/>
        <table:table-column table:style-name="co49" table:default-cell-style-name="ce178"/>
        <table:table-column table:style-name="co107" table:default-cell-style-name="ce178"/>
        <table:table-column table:style-name="co108" table:default-cell-style-name="ce178"/>
        <table:table-column table:style-name="co109" table:number-columns-repeated="2" table:default-cell-style-name="ce178"/>
        <table:table-column table:style-name="co110" table:default-cell-style-name="ce178"/>
        <table:table-column table:style-name="co104" table:default-cell-style-name="ce178"/>
        <table:table-column table:style-name="co111" table:default-cell-style-name="ce178"/>
        <table:table-column table:style-name="co112" table:default-cell-style-name="ce178"/>
        <table:table-column table:style-name="co113" table:default-cell-style-name="ce178"/>
        <table:table-column table:style-name="co114" table:default-cell-style-name="ce178"/>
        <table:table-column table:style-name="co108" table:default-cell-style-name="ce178"/>
        <table:table-column table:style-name="co115" table:default-cell-style-name="ce178"/>
        <table:table-column table:style-name="co6" table:default-cell-style-name="ce178"/>
        <table:table-column table:style-name="co116" table:default-cell-style-name="ce178"/>
        <table:table-column table:style-name="co6" table:default-cell-style-name="ce178"/>
        <table:table-column table:style-name="co117" table:default-cell-style-name="ce178"/>
        <table:table-column table:style-name="co118" table:default-cell-style-name="ce178"/>
        <table:table-column table:style-name="co119" table:default-cell-style-name="ce178"/>
        <table:table-column table:style-name="co6" table:default-cell-style-name="ce178"/>
        <table:table-column table:style-name="co120" table:default-cell-style-name="ce178"/>
        <table:table-column table:style-name="co6" table:number-columns-repeated="2" table:default-cell-style-name="ce178"/>
        <table:table-column table:style-name="co84" table:default-cell-style-name="ce178"/>
        <table:table-column table:style-name="co121" table:default-cell-style-name="ce178"/>
        <table:table-column table:style-name="co122" table:default-cell-style-name="ce178"/>
        <table:table-column table:style-name="co123" table:default-cell-style-name="ce178"/>
        <table:table-column table:style-name="co124" table:default-cell-style-name="ce178"/>
        <table:table-column table:style-name="co6" table:default-cell-style-name="ce178"/>
        <table:table-column table:style-name="co125" table:default-cell-style-name="ce178"/>
        <table:table-column table:style-name="co126" table:default-cell-style-name="ce178"/>
        <table:table-column table:style-name="co125" table:default-cell-style-name="ce178"/>
        <table:table-column table:style-name="co127" table:default-cell-style-name="ce178"/>
        <table:table-column table:style-name="co128" table:default-cell-style-name="ce178"/>
        <table:table-column table:style-name="co113" table:default-cell-style-name="ce178"/>
        <table:table-column table:style-name="co37" table:default-cell-style-name="ce178"/>
        <table:table-column table:style-name="co129" table:default-cell-style-name="ce178"/>
        <table:table-column table:style-name="co130" table:default-cell-style-name="ce178"/>
        <table:table-column table:style-name="co106" table:default-cell-style-name="ce178"/>
        <table:table-column table:style-name="co131" table:default-cell-style-name="ce178"/>
        <table:table-column table:style-name="co132" table:default-cell-style-name="ce178"/>
        <table:table-column table:style-name="co116" table:default-cell-style-name="ce178"/>
        <table:table-column table:style-name="co133" table:default-cell-style-name="ce178"/>
        <table:table-column table:style-name="co134" table:default-cell-style-name="ce178"/>
        <table:table-column table:style-name="co135" table:default-cell-style-name="ce178"/>
        <table:table-column table:style-name="co136" table:default-cell-style-name="ce178"/>
        <table:table-column table:style-name="co104" table:default-cell-style-name="ce178"/>
        <table:table-column table:style-name="co137" table:default-cell-style-name="ce178"/>
        <table:table-column table:style-name="co112" table:default-cell-style-name="ce178"/>
        <table:table-column table:style-name="co138" table:default-cell-style-name="ce178"/>
        <table:table-column table:style-name="co139" table:default-cell-style-name="ce178"/>
        <table:table-column table:style-name="co140" table:default-cell-style-name="ce178"/>
        <table:table-column table:style-name="co102" table:default-cell-style-name="ce178"/>
        <table:table-column table:style-name="co37" table:default-cell-style-name="ce178"/>
        <table:table-column table:style-name="co122" table:default-cell-style-name="ce178"/>
        <table:table-column table:style-name="co141" table:default-cell-style-name="ce178"/>
        <table:table-column table:style-name="co129" table:default-cell-style-name="ce178"/>
        <table:table-column table:style-name="co113" table:default-cell-style-name="ce178"/>
        <table:table-column table:style-name="co107" table:default-cell-style-name="ce178"/>
        <table:table-column table:style-name="co120" table:default-cell-style-name="ce178"/>
        <table:table-column table:style-name="co84" table:default-cell-style-name="ce178"/>
        <table:table-column table:style-name="co106" table:default-cell-style-name="ce178"/>
        <table:table-column table:style-name="co107" table:default-cell-style-name="ce178"/>
        <table:table-column table:style-name="co136" table:default-cell-style-name="ce178"/>
        <table:table-column table:style-name="co135" table:default-cell-style-name="ce178"/>
        <table:table-column table:style-name="co142" table:default-cell-style-name="ce178"/>
        <table:table-column table:style-name="co44" table:default-cell-style-name="ce178"/>
        <table:table-column table:style-name="co143" table:default-cell-style-name="ce178"/>
        <table:table-column table:style-name="co144" table:default-cell-style-name="ce178"/>
        <table:table-column table:style-name="co139" table:default-cell-style-name="ce178"/>
        <table:table-column table:style-name="co136" table:default-cell-style-name="ce178"/>
        <table:table-column table:style-name="co145" table:default-cell-style-name="ce178"/>
        <table:table-column table:style-name="co63" table:default-cell-style-name="ce178"/>
        <table:table-column table:style-name="co146" table:default-cell-style-name="ce178"/>
        <table:table-column table:style-name="co107" table:default-cell-style-name="ce178"/>
        <table:table-column table:style-name="co122" table:default-cell-style-name="ce178"/>
        <table:table-column table:style-name="co142" table:default-cell-style-name="ce178"/>
        <table:table-column table:style-name="co127" table:default-cell-style-name="ce178"/>
        <table:table-column table:style-name="co147" table:default-cell-style-name="ce178"/>
        <table:table-column table:style-name="co67" table:default-cell-style-name="ce178"/>
        <table:table-column table:style-name="co148" table:default-cell-style-name="ce178"/>
        <table:table-column table:style-name="co127" table:default-cell-style-name="ce178"/>
        <table:table-column table:style-name="co61" table:default-cell-style-name="ce178"/>
        <table:table-column table:style-name="co118" table:default-cell-style-name="ce178"/>
        <table:table-column table:style-name="co149" table:default-cell-style-name="ce178"/>
        <table:table-column table:style-name="co115" table:default-cell-style-name="ce178"/>
        <table:table-column table:style-name="co127" table:default-cell-style-name="ce178"/>
        <table:table-column table:style-name="co150" table:default-cell-style-name="ce178"/>
        <table:table-column table:style-name="co151" table:default-cell-style-name="ce178"/>
        <table:table-column table:style-name="co37" table:default-cell-style-name="ce178"/>
        <table:table-column table:style-name="co138" table:default-cell-style-name="ce178"/>
        <table:table-column table:style-name="co152" table:default-cell-style-name="ce178"/>
        <table:table-column table:style-name="co106" table:default-cell-style-name="ce178"/>
        <table:table-column table:style-name="co147" table:default-cell-style-name="ce178"/>
        <table:table-column table:style-name="co153" table:default-cell-style-name="ce178"/>
        <table:table-column table:style-name="co154" table:default-cell-style-name="ce178"/>
        <table:table-column table:style-name="co155" table:default-cell-style-name="ce178"/>
        <table:table-column table:style-name="co134" table:default-cell-style-name="ce178"/>
        <table:table-column table:style-name="co138" table:default-cell-style-name="ce178"/>
        <table:table-column table:style-name="co156" table:default-cell-style-name="ce178"/>
        <table:table-column table:style-name="co157" table:default-cell-style-name="ce178"/>
        <table:table-column table:style-name="co158" table:default-cell-style-name="ce178"/>
        <table:table-column table:style-name="co106" table:default-cell-style-name="ce178"/>
        <table:table-column table:style-name="co61" table:default-cell-style-name="ce178"/>
        <table:table-column table:style-name="co154" table:default-cell-style-name="ce178"/>
        <table:table-column table:style-name="co159" table:default-cell-style-name="ce178"/>
        <table:table-column table:style-name="co160" table:default-cell-style-name="ce178"/>
        <table:table-column table:style-name="co161" table:default-cell-style-name="ce178"/>
        <table:table-column table:style-name="co162" table:default-cell-style-name="ce178"/>
        <table:table-column table:style-name="co111" table:default-cell-style-name="ce178"/>
        <table:table-column table:style-name="co104" table:default-cell-style-name="ce178"/>
        <table:table-column table:style-name="co102" table:default-cell-style-name="ce178"/>
        <table:table-column table:style-name="co114" table:default-cell-style-name="ce178"/>
        <table:table-column table:style-name="co37" table:default-cell-style-name="ce178"/>
        <table:table-column table:style-name="co114" table:default-cell-style-name="ce178"/>
        <table:table-column table:style-name="co61" table:default-cell-style-name="ce178"/>
        <table:table-column table:style-name="co72" table:default-cell-style-name="ce178"/>
        <table:table-column table:style-name="co55" table:default-cell-style-name="ce178"/>
        <table:table-column table:style-name="co163" table:default-cell-style-name="ce178"/>
        <table:table-column table:style-name="co37" table:default-cell-style-name="ce178"/>
        <table:table-column table:style-name="co54" table:default-cell-style-name="ce178"/>
        <table:table-column table:style-name="co145" table:default-cell-style-name="ce178"/>
        <table:table-column table:style-name="co114" table:default-cell-style-name="ce178"/>
        <table:table-column table:style-name="co121" table:default-cell-style-name="ce178"/>
        <table:table-column table:style-name="co111" table:default-cell-style-name="ce178"/>
        <table:table-column table:style-name="co107" table:default-cell-style-name="ce178"/>
        <table:table-column table:style-name="co138" table:default-cell-style-name="ce178"/>
        <table:table-column table:style-name="co54" table:default-cell-style-name="ce178"/>
        <table:table-column table:style-name="co164" table:default-cell-style-name="ce178"/>
        <table:table-column table:style-name="co61" table:default-cell-style-name="ce178"/>
        <table:table-column table:style-name="co165" table:default-cell-style-name="ce178"/>
        <table:table-column table:style-name="co145" table:default-cell-style-name="ce178"/>
        <table:table-column table:style-name="co166" table:default-cell-style-name="ce178"/>
        <table:table-column table:style-name="co115" table:default-cell-style-name="ce178"/>
        <table:table-column table:style-name="co61" table:number-columns-repeated="2" table:default-cell-style-name="ce178"/>
        <table:table-column table:style-name="co121" table:default-cell-style-name="ce178"/>
        <table:table-column table:style-name="co122" table:default-cell-style-name="ce178"/>
        <table:table-column table:style-name="co137" table:default-cell-style-name="ce178"/>
        <table:table-column table:style-name="co167" table:default-cell-style-name="ce178"/>
        <table:table-column table:style-name="co124" table:default-cell-style-name="ce178"/>
        <table:table-column table:style-name="co61" table:number-columns-repeated="2" table:default-cell-style-name="ce178"/>
        <table:table-column table:style-name="co136" table:default-cell-style-name="ce178"/>
        <table:table-column table:style-name="co121" table:default-cell-style-name="ce178"/>
        <table:table-column table:style-name="co107" table:default-cell-style-name="ce178"/>
        <table:table-column table:style-name="co114" table:default-cell-style-name="ce178"/>
        <table:table-column table:style-name="co131" table:default-cell-style-name="ce178"/>
        <table:table-column table:style-name="co121" table:default-cell-style-name="ce178"/>
        <table:table-column table:style-name="co164" table:default-cell-style-name="ce178"/>
        <table:table-column table:style-name="co168" table:default-cell-style-name="ce178"/>
        <table:table-column table:style-name="co121" table:number-columns-repeated="2" table:default-cell-style-name="ce178"/>
        <table:table-column table:style-name="co126" table:default-cell-style-name="ce178"/>
        <table:table-column table:style-name="co169" table:default-cell-style-name="ce178"/>
        <table:table-column table:style-name="co121" table:default-cell-style-name="ce178"/>
        <table:table-column table:style-name="co114" table:default-cell-style-name="ce178"/>
        <table:table-column table:style-name="co61" table:default-cell-style-name="ce178"/>
        <table:table-column table:style-name="co121" table:default-cell-style-name="ce178"/>
        <table:table-column table:style-name="co114" table:default-cell-style-name="ce178"/>
        <table:table-column table:style-name="co37" table:default-cell-style-name="ce178"/>
        <table:table-column table:style-name="co131" table:default-cell-style-name="ce178"/>
        <table:table-column table:style-name="co170" table:default-cell-style-name="ce178"/>
        <table:table-column table:style-name="co114" table:default-cell-style-name="ce178"/>
        <table:table-column table:style-name="co121" table:default-cell-style-name="ce178"/>
        <table:table-column table:style-name="co89" table:default-cell-style-name="ce178"/>
        <table:table-column table:style-name="co164" table:default-cell-style-name="ce178"/>
        <table:table-column table:style-name="co121" table:number-columns-repeated="2" table:default-cell-style-name="ce178"/>
        <table:table-column table:style-name="co44" table:default-cell-style-name="ce178"/>
        <table:table-column table:style-name="co152" table:default-cell-style-name="ce178"/>
        <table:table-column table:style-name="co111" table:default-cell-style-name="ce178"/>
        <table:table-column table:style-name="co61" table:default-cell-style-name="ce178"/>
        <table:table-column table:style-name="co171" table:default-cell-style-name="ce178"/>
        <table:table-column table:style-name="co172" table:default-cell-style-name="ce178"/>
        <table:table-column table:style-name="co160" table:default-cell-style-name="ce178"/>
        <table:table-column table:style-name="co149" table:default-cell-style-name="ce178"/>
        <table:table-column table:style-name="co121" table:default-cell-style-name="ce178"/>
        <table:table-column table:style-name="co151" table:default-cell-style-name="ce178"/>
        <table:table-column table:style-name="co106" table:default-cell-style-name="ce178"/>
        <table:table-column table:style-name="co145" table:default-cell-style-name="ce178"/>
        <table:table-column table:style-name="co173" table:default-cell-style-name="ce178"/>
        <table:table-column table:style-name="co64" table:default-cell-style-name="ce178"/>
        <table:table-column table:style-name="co102" table:default-cell-style-name="ce178"/>
        <table:table-column table:style-name="co174" table:default-cell-style-name="ce178"/>
        <table:table-column table:style-name="co170" table:default-cell-style-name="ce178"/>
        <table:table-column table:style-name="co163" table:default-cell-style-name="ce178"/>
        <table:table-column table:style-name="co169" table:default-cell-style-name="ce178"/>
        <table:table-column table:style-name="co164" table:default-cell-style-name="ce178"/>
        <table:table-column table:style-name="co175" table:default-cell-style-name="ce178"/>
        <table:table-column table:style-name="co64" table:default-cell-style-name="ce178"/>
        <table:table-column table:style-name="co175" table:default-cell-style-name="ce178"/>
        <table:table-column table:style-name="co37" table:default-cell-style-name="ce178"/>
        <table:table-column table:style-name="co170" table:default-cell-style-name="ce178"/>
        <table:table-column table:style-name="co176" table:default-cell-style-name="ce178"/>
        <table:table-column table:style-name="co145" table:default-cell-style-name="ce178"/>
        <table:table-column table:style-name="co121" table:default-cell-style-name="ce178"/>
        <table:table-column table:style-name="co167" table:default-cell-style-name="ce178"/>
        <table:table-column table:style-name="co177" table:default-cell-style-name="ce178"/>
        <table:table-column table:style-name="co178" table:default-cell-style-name="ce178"/>
        <table:table-column table:style-name="co179" table:default-cell-style-name="ce178"/>
        <table:table-column table:style-name="co147" table:default-cell-style-name="ce178"/>
        <table:table-column table:style-name="co138" table:default-cell-style-name="ce178"/>
        <table:table-column table:style-name="co61" table:default-cell-style-name="ce178"/>
        <table:table-column table:style-name="co180" table:default-cell-style-name="ce178"/>
        <table:table-column table:style-name="co169" table:default-cell-style-name="ce178"/>
        <table:table-column table:style-name="co131" table:default-cell-style-name="ce178"/>
        <table:table-column table:style-name="co179" table:default-cell-style-name="ce178"/>
        <table:table-column table:style-name="co107" table:default-cell-style-name="ce178"/>
        <table:table-column table:style-name="co168" table:default-cell-style-name="ce178"/>
        <table:table-column table:style-name="co64" table:default-cell-style-name="ce178"/>
        <table:table-column table:style-name="co129" table:default-cell-style-name="ce178"/>
        <table:table-column table:style-name="co181" table:default-cell-style-name="ce178"/>
        <table:table-column table:style-name="co104" table:default-cell-style-name="ce178"/>
        <table:table-column table:style-name="co141" table:default-cell-style-name="ce178"/>
        <table:table-column table:style-name="co167" table:default-cell-style-name="ce178"/>
        <table:table-column table:style-name="co182" table:default-cell-style-name="ce178"/>
        <table:table-column table:style-name="co64" table:default-cell-style-name="ce178"/>
        <table:table-column table:style-name="co89" table:default-cell-style-name="ce178"/>
        <table:table-column table:style-name="co143" table:default-cell-style-name="ce178"/>
        <table:table-column table:style-name="co145" table:default-cell-style-name="ce178"/>
        <table:table-column table:style-name="co169" table:default-cell-style-name="ce178"/>
        <table:table-column table:style-name="co183" table:default-cell-style-name="ce178"/>
        <table:table-column table:style-name="co175" table:default-cell-style-name="ce178"/>
        <table:table-column table:style-name="co144" table:default-cell-style-name="ce178"/>
        <table:table-column table:style-name="co67" table:default-cell-style-name="ce178"/>
        <table:table-column table:style-name="co129" table:default-cell-style-name="ce178"/>
        <table:table-column table:style-name="co169" table:default-cell-style-name="ce178"/>
        <table:table-column table:style-name="co184" table:default-cell-style-name="ce178"/>
        <table:table-column table:style-name="co145" table:default-cell-style-name="ce178"/>
        <table:table-column table:style-name="co113" table:default-cell-style-name="ce178"/>
        <table:table-column table:style-name="co126" table:default-cell-style-name="ce178"/>
        <table:table-column table:style-name="co185" table:default-cell-style-name="ce178"/>
        <table:table-column table:style-name="co156" table:default-cell-style-name="ce178"/>
        <table:table-column table:style-name="co186" table:default-cell-style-name="ce178"/>
        <table:table-column table:style-name="co108" table:default-cell-style-name="ce178"/>
        <table:table-column table:style-name="co106" table:default-cell-style-name="ce178"/>
        <table:table-column table:style-name="co129" table:default-cell-style-name="ce178"/>
        <table:table-column table:style-name="co148" table:default-cell-style-name="ce178"/>
        <table:table-column table:style-name="co107" table:default-cell-style-name="ce178"/>
        <table:table-column table:style-name="co106" table:default-cell-style-name="ce178"/>
        <table:table-column table:style-name="co67" table:default-cell-style-name="ce178"/>
        <table:table-column table:style-name="co144" table:default-cell-style-name="ce178"/>
        <table:table-column table:style-name="co64" table:default-cell-style-name="ce178"/>
        <table:table-column table:style-name="co168" table:default-cell-style-name="ce178"/>
        <table:table-column table:style-name="co89" table:default-cell-style-name="ce178"/>
        <table:table-column table:style-name="co187" table:default-cell-style-name="ce178"/>
        <table:table-column table:style-name="co188" table:default-cell-style-name="ce178"/>
        <table:table-column table:style-name="co184" table:default-cell-style-name="ce178"/>
        <table:table-column table:style-name="co189" table:default-cell-style-name="ce178"/>
        <table:table-column table:style-name="co190" table:default-cell-style-name="ce178"/>
        <table:table-column table:style-name="co120" table:default-cell-style-name="ce178"/>
        <table:table-column table:style-name="co191" table:default-cell-style-name="ce178"/>
        <table:table-column table:style-name="co192" table:default-cell-style-name="ce178"/>
        <table:table-column table:style-name="co143" table:number-columns-repeated="2" table:default-cell-style-name="ce178"/>
        <table:table-column table:style-name="co126" table:default-cell-style-name="ce178"/>
        <table:table-column table:style-name="co193" table:default-cell-style-name="ce178"/>
        <table:table-column table:style-name="co138" table:default-cell-style-name="ce178"/>
        <table:table-column table:style-name="co84" table:default-cell-style-name="ce178"/>
        <table:table-column table:style-name="co177" table:default-cell-style-name="ce178"/>
        <table:table-column table:style-name="co194" table:default-cell-style-name="ce178"/>
        <table:table-column table:style-name="co143" table:default-cell-style-name="ce178"/>
        <table:table-column table:style-name="co145" table:default-cell-style-name="ce178"/>
        <table:table-column table:style-name="co124" table:default-cell-style-name="ce178"/>
        <table:table-column table:style-name="co151" table:default-cell-style-name="ce178"/>
        <table:table-column table:style-name="co177" table:default-cell-style-name="ce178"/>
        <table:table-column table:style-name="co150" table:default-cell-style-name="ce178"/>
        <table:table-column table:style-name="co121" table:default-cell-style-name="ce178"/>
        <table:table-column table:style-name="co178" table:default-cell-style-name="ce178"/>
        <table:table-column table:style-name="co180" table:default-cell-style-name="ce178"/>
        <table:table-column table:style-name="co169" table:default-cell-style-name="ce178"/>
        <table:table-column table:style-name="co104" table:default-cell-style-name="ce178"/>
        <table:table-column table:style-name="co113" table:default-cell-style-name="ce178"/>
        <table:table-column table:style-name="co38" table:default-cell-style-name="ce178"/>
        <table:table-column table:style-name="co138" table:default-cell-style-name="ce178"/>
        <table:table-column table:style-name="co195" table:default-cell-style-name="ce178"/>
        <table:table-column table:style-name="co121" table:default-cell-style-name="ce178"/>
        <table:table-column table:style-name="co196" table:default-cell-style-name="ce178"/>
        <table:table-column table:style-name="co114" table:default-cell-style-name="ce178"/>
        <table:table-column table:style-name="co182" table:default-cell-style-name="ce178"/>
        <table:table-column table:style-name="co125" table:default-cell-style-name="ce178"/>
        <table:table-column table:style-name="co67" table:default-cell-style-name="ce178"/>
        <table:table-column table:style-name="co147" table:default-cell-style-name="ce178"/>
        <table:table-column table:style-name="co144" table:default-cell-style-name="ce178"/>
        <table:table-column table:style-name="co135" table:default-cell-style-name="ce178"/>
        <table:table-column table:style-name="co123" table:default-cell-style-name="ce178"/>
        <table:table-column table:style-name="co144" table:default-cell-style-name="ce178"/>
        <table:table-column table:style-name="co142" table:default-cell-style-name="ce178"/>
        <table:table-column table:style-name="co110" table:default-cell-style-name="ce178"/>
        <table:table-column table:style-name="co134" table:default-cell-style-name="ce178"/>
        <table:table-column table:style-name="co106" table:default-cell-style-name="ce178"/>
        <table:table-column table:style-name="co151" table:default-cell-style-name="ce178"/>
        <table:table-column table:style-name="co197" table:default-cell-style-name="ce178"/>
        <table:table-column table:style-name="co141" table:default-cell-style-name="ce178"/>
        <table:table-column table:style-name="co120" table:default-cell-style-name="ce178"/>
        <table:table-column table:style-name="co68" table:default-cell-style-name="ce178"/>
        <table:table-column table:style-name="co197" table:default-cell-style-name="ce178"/>
        <table:table-column table:style-name="co89" table:default-cell-style-name="ce178"/>
        <table:table-column table:style-name="co110" table:default-cell-style-name="ce178"/>
        <table:table-column table:style-name="co168" table:number-columns-repeated="2" table:default-cell-style-name="ce178"/>
        <table:table-column table:style-name="co142" table:default-cell-style-name="ce178"/>
        <table:table-column table:style-name="co115" table:default-cell-style-name="ce178"/>
        <table:table-column table:style-name="co198" table:default-cell-style-name="ce178"/>
        <table:table-column table:style-name="co147" table:default-cell-style-name="ce178"/>
        <table:table-column table:style-name="co199" table:default-cell-style-name="ce178"/>
        <table:table-column table:style-name="co156" table:default-cell-style-name="ce178"/>
        <table:table-column table:style-name="co200" table:default-cell-style-name="ce178"/>
        <table:table-column table:style-name="co113" table:default-cell-style-name="ce178"/>
        <table:table-column table:style-name="co135" table:default-cell-style-name="ce178"/>
        <table:table-column table:style-name="co199" table:default-cell-style-name="ce178"/>
        <table:table-column table:style-name="co129" table:default-cell-style-name="ce178"/>
        <table:table-column table:style-name="co201" table:default-cell-style-name="ce178"/>
        <table:table-column table:style-name="co202" table:default-cell-style-name="ce178"/>
        <table:table-column table:style-name="co126" table:default-cell-style-name="ce178"/>
        <table:table-column table:style-name="co106" table:default-cell-style-name="ce178"/>
        <table:table-column table:style-name="co148" table:default-cell-style-name="ce178"/>
        <table:table-column table:style-name="co138" table:default-cell-style-name="ce178"/>
        <table:table-column table:style-name="co162" table:default-cell-style-name="ce178"/>
        <table:table-column table:style-name="co121" table:default-cell-style-name="ce178"/>
        <table:table-column table:style-name="co119" table:default-cell-style-name="ce178"/>
        <table:table-column table:style-name="co194" table:default-cell-style-name="ce178"/>
        <table:table-column table:style-name="co141" table:default-cell-style-name="ce178"/>
        <table:table-column table:style-name="co114" table:default-cell-style-name="ce178"/>
        <table:table-column table:style-name="co134" table:default-cell-style-name="ce178"/>
        <table:table-column table:style-name="co147" table:default-cell-style-name="ce178"/>
        <table:table-column table:style-name="co40" table:default-cell-style-name="ce178"/>
        <table:table-column table:style-name="co117" table:default-cell-style-name="ce178"/>
        <table:table-column table:style-name="co123" table:default-cell-style-name="ce178"/>
        <table:table-column table:style-name="co156" table:default-cell-style-name="ce178"/>
        <table:table-column table:style-name="co133" table:default-cell-style-name="ce178"/>
        <table:table-column table:style-name="co203" table:default-cell-style-name="ce178"/>
        <table:table-column table:style-name="co128" table:default-cell-style-name="ce178"/>
        <table:table-column table:style-name="co116" table:default-cell-style-name="ce178"/>
        <table:table-column table:style-name="co115" table:default-cell-style-name="ce178"/>
        <table:table-column table:style-name="co199" table:default-cell-style-name="ce178"/>
        <table:table-column table:style-name="co75" table:default-cell-style-name="ce178"/>
        <table:table-column table:style-name="co113" table:default-cell-style-name="ce178"/>
        <table:table-column table:style-name="co132" table:default-cell-style-name="ce178"/>
        <table:table-column table:style-name="co40" table:default-cell-style-name="ce178"/>
        <table:table-column table:style-name="co131" table:default-cell-style-name="ce178"/>
        <table:table-column table:style-name="co143" table:number-columns-repeated="2" table:default-cell-style-name="ce178"/>
        <table:table-column table:style-name="co84" table:default-cell-style-name="ce178"/>
        <table:table-column table:style-name="co119" table:default-cell-style-name="ce178"/>
        <table:table-column table:style-name="co113" table:default-cell-style-name="ce178"/>
        <table:table-column table:style-name="co38" table:default-cell-style-name="ce178"/>
        <table:table-column table:style-name="co115" table:default-cell-style-name="ce178"/>
        <table:table-column table:style-name="co124" table:default-cell-style-name="ce178"/>
        <table:table-column table:style-name="co203" table:default-cell-style-name="ce178"/>
        <table:table-column table:style-name="co131" table:number-columns-repeated="2" table:default-cell-style-name="ce178"/>
        <table:table-column table:style-name="co141" table:default-cell-style-name="ce178"/>
        <table:table-column table:style-name="co117" table:default-cell-style-name="ce178"/>
        <table:table-column table:style-name="co201" table:default-cell-style-name="ce178"/>
        <table:table-column table:style-name="co117" table:default-cell-style-name="ce178"/>
        <table:table-column table:style-name="co113" table:default-cell-style-name="ce178"/>
        <table:table-column table:style-name="co147" table:default-cell-style-name="ce178"/>
        <table:table-column table:style-name="co110" table:default-cell-style-name="ce178"/>
        <table:table-column table:style-name="co182" table:default-cell-style-name="ce178"/>
        <table:table-column table:style-name="co144" table:default-cell-style-name="ce178"/>
        <table:table-column table:style-name="co115" table:default-cell-style-name="ce178"/>
        <table:table-column table:style-name="co63" table:default-cell-style-name="ce178"/>
        <table:table-column table:style-name="co142" table:number-columns-repeated="2" table:default-cell-style-name="ce178"/>
        <table:table-column table:style-name="co129" table:default-cell-style-name="ce178"/>
        <table:table-column table:style-name="co134" table:default-cell-style-name="ce178"/>
        <table:table-column table:style-name="co175" table:default-cell-style-name="ce178"/>
        <table:table-column table:style-name="co156" table:default-cell-style-name="ce178"/>
        <table:table-column table:style-name="co142" table:default-cell-style-name="ce178"/>
        <table:table-column table:style-name="co117" table:default-cell-style-name="ce178"/>
        <table:table-column table:style-name="co139" table:default-cell-style-name="ce178"/>
        <table:table-column table:style-name="co89" table:default-cell-style-name="ce178"/>
        <table:table-column table:style-name="co175" table:default-cell-style-name="ce178"/>
        <table:table-column table:style-name="co178" table:default-cell-style-name="ce178"/>
        <table:table-column table:style-name="co141" table:default-cell-style-name="ce178"/>
        <table:table-column table:style-name="co179" table:default-cell-style-name="ce178"/>
        <table:table-column table:style-name="co144" table:default-cell-style-name="ce178"/>
        <table:table-column table:style-name="co124" table:default-cell-style-name="ce178"/>
        <table:table-column table:style-name="co147" table:default-cell-style-name="ce178"/>
        <table:table-column table:style-name="co116" table:default-cell-style-name="ce178"/>
        <table:table-column table:style-name="co115" table:default-cell-style-name="ce178"/>
        <table:table-column table:style-name="co124" table:default-cell-style-name="ce178"/>
        <table:table-column table:style-name="co125" table:default-cell-style-name="ce178"/>
        <table:table-column table:style-name="co109" table:default-cell-style-name="ce178"/>
        <table:table-column table:style-name="co197" table:default-cell-style-name="ce178"/>
        <table:table-column table:style-name="co175" table:default-cell-style-name="ce178"/>
        <table:table-column table:style-name="co122" table:default-cell-style-name="ce178"/>
        <table:table-column table:style-name="co141" table:default-cell-style-name="ce178"/>
        <table:table-column table:style-name="co120" table:default-cell-style-name="ce178"/>
        <table:table-column table:style-name="co179" table:default-cell-style-name="ce178"/>
        <table:table-column table:style-name="co136" table:default-cell-style-name="ce178"/>
        <table:table-column table:style-name="co148" table:default-cell-style-name="ce178"/>
        <table:table-column table:style-name="co196" table:default-cell-style-name="ce178"/>
        <table:table-column table:style-name="co130" table:default-cell-style-name="ce178"/>
        <table:table-column table:style-name="co177" table:default-cell-style-name="ce178"/>
        <table:table-column table:style-name="co119" table:default-cell-style-name="ce178"/>
        <table:table-column table:style-name="co107" table:default-cell-style-name="ce178"/>
        <table:table-column table:style-name="co64" table:default-cell-style-name="ce178"/>
        <table:table-column table:style-name="co116" table:default-cell-style-name="ce178"/>
        <table:table-column table:style-name="co115" table:default-cell-style-name="ce178"/>
        <table:table-column table:style-name="co122" table:default-cell-style-name="ce178"/>
        <table:table-column table:style-name="co138" table:default-cell-style-name="ce178"/>
        <table:table-column table:style-name="co162" table:default-cell-style-name="ce178"/>
        <table:table-column table:style-name="co148" table:default-cell-style-name="ce178"/>
        <table:table-column table:style-name="co144" table:default-cell-style-name="ce178"/>
        <table:table-column table:style-name="co120" table:default-cell-style-name="ce178"/>
        <table:table-column table:style-name="co109" table:default-cell-style-name="ce178"/>
        <table:table-column table:style-name="co124" table:default-cell-style-name="ce178"/>
        <table:table-column table:style-name="co126" table:default-cell-style-name="ce178"/>
        <table:table-column table:style-name="co136" table:default-cell-style-name="ce178"/>
        <table:table-column table:style-name="co63" table:default-cell-style-name="ce178"/>
        <table:table-column table:style-name="co177" table:default-cell-style-name="ce178"/>
        <table:table-column table:style-name="co175" table:default-cell-style-name="ce178"/>
        <table:table-column table:style-name="co204" table:default-cell-style-name="ce178"/>
        <table:table-column table:style-name="co116" table:default-cell-style-name="ce178"/>
        <table:table-column table:style-name="co148" table:default-cell-style-name="ce178"/>
        <table:table-column table:style-name="co141" table:default-cell-style-name="ce178"/>
        <table:table-column table:style-name="co178" table:default-cell-style-name="ce178"/>
        <table:table-column table:style-name="co115" table:default-cell-style-name="ce178"/>
        <table:table-column table:style-name="co151" table:default-cell-style-name="ce178"/>
        <table:table-column table:style-name="co113" table:default-cell-style-name="ce178"/>
        <table:table-column table:style-name="co151" table:default-cell-style-name="ce178"/>
        <table:table-column table:style-name="co122" table:default-cell-style-name="ce178"/>
        <table:table-column table:style-name="co143" table:default-cell-style-name="ce178"/>
        <table:table-column table:style-name="co125" table:default-cell-style-name="ce178"/>
        <table:table-column table:style-name="co136" table:default-cell-style-name="ce178"/>
        <table:table-column table:style-name="co114" table:default-cell-style-name="ce178"/>
        <table:table-column table:style-name="co61" table:default-cell-style-name="ce178"/>
        <table:table-column table:style-name="co126" table:default-cell-style-name="ce178"/>
        <table:table-column table:style-name="co156" table:default-cell-style-name="ce178"/>
        <table:table-column table:style-name="co186" table:default-cell-style-name="ce178"/>
        <table:table-column table:style-name="co139" table:default-cell-style-name="ce178"/>
        <table:table-column table:style-name="co147" table:default-cell-style-name="ce178"/>
        <table:table-column table:style-name="co198" table:default-cell-style-name="ce178"/>
        <table:table-column table:style-name="co156" table:number-columns-repeated="2" table:default-cell-style-name="ce178"/>
        <table:table-column table:style-name="co127" table:default-cell-style-name="ce178"/>
        <table:table-column table:style-name="co123" table:default-cell-style-name="ce178"/>
        <table:table-column table:style-name="co61" table:default-cell-style-name="ce178"/>
        <table:table-column table:style-name="co113" table:default-cell-style-name="ce178"/>
        <table:table-column table:style-name="co107" table:default-cell-style-name="ce178"/>
        <table:table-column table:style-name="co147" table:default-cell-style-name="ce178"/>
        <table:table-column table:style-name="co118" table:default-cell-style-name="ce178"/>
        <table:table-column table:style-name="co122" table:default-cell-style-name="ce178"/>
        <table:table-column table:style-name="co166" table:default-cell-style-name="ce178"/>
        <table:table-column table:style-name="co127" table:default-cell-style-name="ce178"/>
        <table:table-column table:style-name="co41" table:default-cell-style-name="ce178"/>
        <table:table-column table:style-name="co156" table:default-cell-style-name="ce178"/>
        <table:table-column table:style-name="co134" table:default-cell-style-name="ce178"/>
        <table:table-column table:style-name="co136" table:default-cell-style-name="ce178"/>
        <table:table-column table:style-name="co134" table:default-cell-style-name="ce178"/>
        <table:table-column table:style-name="co150" table:default-cell-style-name="ce178"/>
        <table:table-column table:style-name="co134" table:default-cell-style-name="ce178"/>
        <table:table-column table:style-name="co89" table:default-cell-style-name="ce178"/>
        <table:table-column table:style-name="co41" table:default-cell-style-name="ce178"/>
        <table:table-column table:style-name="co138" table:default-cell-style-name="ce178"/>
        <table:table-column table:style-name="co151" table:default-cell-style-name="ce178"/>
        <table:table-column table:style-name="co130" table:default-cell-style-name="ce178"/>
        <table:table-column table:style-name="co151" table:default-cell-style-name="ce178"/>
        <table:table-column table:style-name="co140" table:default-cell-style-name="ce178"/>
        <table:table-column table:style-name="co121" table:default-cell-style-name="ce178"/>
        <table:table-column table:style-name="co118" table:default-cell-style-name="ce178"/>
        <table:table-column table:style-name="co156" table:default-cell-style-name="ce178"/>
        <table:table-column table:style-name="co142" table:default-cell-style-name="ce178"/>
        <table:table-column table:style-name="co169" table:default-cell-style-name="ce178"/>
        <table:table-column table:style-name="co145" table:default-cell-style-name="ce178"/>
        <table:table-column table:style-name="co125" table:default-cell-style-name="ce178"/>
        <table:table-column table:style-name="co41" table:default-cell-style-name="ce178"/>
        <table:table-column table:style-name="co198" table:default-cell-style-name="ce178"/>
        <table:table-column table:style-name="co114" table:default-cell-style-name="ce178"/>
        <table:table-column table:style-name="co63" table:default-cell-style-name="ce178"/>
        <table:table-column table:style-name="co114" table:default-cell-style-name="ce178"/>
        <table:table-column table:style-name="co193" table:default-cell-style-name="ce178"/>
        <table:table-column table:style-name="co89" table:default-cell-style-name="ce178"/>
        <table:table-column table:style-name="co61" table:default-cell-style-name="ce178"/>
        <table:table-column table:style-name="co121" table:default-cell-style-name="ce178"/>
        <table:table-column table:style-name="co184" table:default-cell-style-name="ce178"/>
        <table:table-column table:style-name="co205" table:default-cell-style-name="ce178"/>
        <table:table-column table:style-name="co138" table:default-cell-style-name="ce178"/>
        <table:table-column table:style-name="co184" table:default-cell-style-name="ce178"/>
        <table:table-column table:style-name="co107" table:default-cell-style-name="ce178"/>
        <table:table-column table:style-name="co89" table:default-cell-style-name="ce178"/>
        <table:table-column table:style-name="co111" table:default-cell-style-name="ce178"/>
        <table:table-column table:style-name="co186" table:default-cell-style-name="ce178"/>
        <table:table-column table:style-name="co184" table:default-cell-style-name="ce178"/>
        <table:table-column table:style-name="co102" table:default-cell-style-name="ce178"/>
        <table:table-column table:style-name="co107" table:default-cell-style-name="ce178"/>
        <table:table-column table:style-name="co118" table:default-cell-style-name="ce178"/>
        <table:table-column table:style-name="co170" table:default-cell-style-name="ce178"/>
        <table:table-column table:style-name="co186" table:default-cell-style-name="ce178"/>
        <table:table-column table:style-name="co134" table:default-cell-style-name="ce178"/>
        <table:table-column table:style-name="co131" table:default-cell-style-name="ce178"/>
        <table:table-column table:style-name="co61" table:default-cell-style-name="ce178"/>
        <table:table-column table:style-name="co154" table:default-cell-style-name="ce178"/>
        <table:table-column table:style-name="co102" table:default-cell-style-name="ce178"/>
        <table:table-column table:style-name="co121" table:default-cell-style-name="ce178"/>
        <table:table-column table:style-name="co44" table:default-cell-style-name="ce178"/>
        <table:table-column table:style-name="co138" table:default-cell-style-name="ce178"/>
        <table:table-column table:style-name="co163" table:number-columns-repeated="2" table:default-cell-style-name="ce178"/>
        <table:table-column table:style-name="co63" table:default-cell-style-name="ce178"/>
        <table:table-column table:style-name="co149" table:default-cell-style-name="ce178"/>
        <table:table-column table:style-name="co61" table:default-cell-style-name="ce178"/>
        <table:table-column table:style-name="co63" table:default-cell-style-name="ce178"/>
        <table:table-column table:style-name="co149" table:default-cell-style-name="ce178"/>
        <table:table-column table:style-name="co61" table:default-cell-style-name="ce178"/>
        <table:table-column table:style-name="co89" table:default-cell-style-name="ce178"/>
        <table:table-column table:style-name="co37" table:default-cell-style-name="ce178"/>
        <table:table-column table:style-name="co143" table:default-cell-style-name="ce178"/>
        <table:table-column table:style-name="co121" table:default-cell-style-name="ce178"/>
        <table:table-column table:style-name="co151" table:default-cell-style-name="ce178"/>
        <table:table-column table:style-name="co145" table:default-cell-style-name="ce178"/>
        <table:table-column table:style-name="co114" table:default-cell-style-name="ce178"/>
        <table:table-column table:style-name="co41" table:default-cell-style-name="ce178"/>
        <table:table-column table:style-name="co121" table:default-cell-style-name="ce178"/>
        <table:table-column table:style-name="co114" table:number-columns-repeated="2" table:default-cell-style-name="ce178"/>
        <table:table-column table:style-name="co104" table:default-cell-style-name="ce178"/>
        <table:table-column table:style-name="co186" table:default-cell-style-name="ce178"/>
        <table:table-column table:style-name="co170" table:default-cell-style-name="ce178"/>
        <table:table-column table:style-name="co163" table:default-cell-style-name="ce178"/>
        <table:table-column table:style-name="co143" table:default-cell-style-name="ce178"/>
        <table:table-column table:style-name="co183" table:default-cell-style-name="ce178"/>
        <table:table-column table:style-name="co102" table:default-cell-style-name="ce178"/>
        <table:table-column table:style-name="co89" table:default-cell-style-name="ce178"/>
        <table:table-column table:style-name="co170" table:default-cell-style-name="ce178"/>
        <table:table-column table:style-name="co130" table:default-cell-style-name="ce178"/>
        <table:table-column table:style-name="co41" table:default-cell-style-name="ce178"/>
        <table:table-column table:style-name="co54" table:default-cell-style-name="ce178"/>
        <table:table-column table:style-name="co61" table:default-cell-style-name="ce178"/>
        <table:table-column table:style-name="co121" table:default-cell-style-name="ce178"/>
        <table:table-column table:style-name="co61" table:default-cell-style-name="ce178"/>
        <table:table-column table:style-name="co121" table:default-cell-style-name="ce178"/>
        <table:table-column table:style-name="co114" table:default-cell-style-name="ce178"/>
        <table:table-column table:style-name="co198" table:default-cell-style-name="ce178"/>
        <table:table-column table:style-name="co84" table:default-cell-style-name="ce178"/>
        <table:table-column table:style-name="co107" table:default-cell-style-name="ce178"/>
        <table:table-column table:style-name="co130" table:default-cell-style-name="ce178"/>
        <table:table-column table:style-name="co131" table:default-cell-style-name="ce178"/>
        <table:table-column table:style-name="co129" table:default-cell-style-name="ce178"/>
        <table:table-column table:style-name="co149" table:default-cell-style-name="ce178"/>
        <table:table-column table:style-name="co37" table:default-cell-style-name="ce178"/>
        <table:table-column table:style-name="co153" table:default-cell-style-name="ce178"/>
        <table:table-column table:style-name="co61" table:default-cell-style-name="ce178"/>
        <table:table-column table:style-name="co121" table:default-cell-style-name="ce178"/>
        <table:table-column table:style-name="co118" table:default-cell-style-name="ce178"/>
        <table:table-column table:style-name="co104" table:default-cell-style-name="ce178"/>
        <table:table-column table:style-name="co206" table:default-cell-style-name="ce178"/>
        <table:table-column table:style-name="co138" table:default-cell-style-name="ce178"/>
        <table:table-column table:style-name="co130" table:default-cell-style-name="ce178"/>
        <table:table-column table:style-name="co143" table:default-cell-style-name="ce178"/>
        <table:table-column table:style-name="co40" table:default-cell-style-name="ce178"/>
        <table:table-column table:style-name="co140" table:default-cell-style-name="ce178"/>
        <table:table-column table:style-name="co123" table:default-cell-style-name="ce178"/>
        <table:table-column table:style-name="co121" table:default-cell-style-name="ce178"/>
        <table:table-column table:style-name="co149" table:default-cell-style-name="ce178"/>
        <table:table-column table:style-name="co123" table:default-cell-style-name="ce178"/>
        <table:table-column table:style-name="co184" table:default-cell-style-name="ce178"/>
        <table:table-column table:style-name="co177" table:default-cell-style-name="ce178"/>
        <table:table-column table:style-name="co193" table:default-cell-style-name="ce178"/>
        <table:table-column table:style-name="co61" table:default-cell-style-name="ce178"/>
        <table:table-column table:style-name="co169" table:default-cell-style-name="ce178"/>
        <table:table-column table:style-name="co170" table:default-cell-style-name="ce178"/>
        <table:table-column table:style-name="co119" table:default-cell-style-name="ce178"/>
        <table:table-column table:style-name="co44" table:default-cell-style-name="ce178"/>
        <table:table-column table:style-name="co121" table:default-cell-style-name="ce178"/>
        <table:table-column table:style-name="co84" table:default-cell-style-name="ce178"/>
        <table:table-column table:style-name="co89" table:default-cell-style-name="ce178"/>
        <table:table-column table:style-name="co169" table:default-cell-style-name="ce178"/>
        <table:table-column table:style-name="co140" table:default-cell-style-name="ce178"/>
        <table:table-column table:style-name="co72" table:default-cell-style-name="ce178"/>
        <table:table-column table:style-name="co54" table:default-cell-style-name="ce178"/>
        <table:table-column table:style-name="co114" table:default-cell-style-name="ce178"/>
        <table:table-column table:style-name="co61" table:default-cell-style-name="ce178"/>
        <table:table-column table:style-name="co184" table:default-cell-style-name="ce178"/>
        <table:table-column table:style-name="co147" table:default-cell-style-name="ce178"/>
        <table:table-column table:style-name="co41" table:default-cell-style-name="ce178"/>
        <table:table-column table:style-name="co84" table:default-cell-style-name="ce178"/>
        <table:table-column table:style-name="co61" table:default-cell-style-name="ce178"/>
        <table:table-column table:style-name="co126" table:default-cell-style-name="ce178"/>
        <table:table-column table:style-name="co113" table:default-cell-style-name="ce178"/>
        <table:table-column table:style-name="co131" table:default-cell-style-name="ce178"/>
        <table:table-column table:style-name="co102" table:default-cell-style-name="ce178"/>
        <table:table-column table:style-name="co54" table:default-cell-style-name="ce178"/>
        <table:table-column table:style-name="co135" table:default-cell-style-name="ce178"/>
        <table:table-column table:style-name="co163" table:default-cell-style-name="ce178"/>
        <table:table-column table:style-name="co61" table:number-columns-repeated="2" table:default-cell-style-name="ce178"/>
        <table:table-column table:style-name="co121" table:default-cell-style-name="ce178"/>
        <table:table-column table:style-name="co67" table:default-cell-style-name="ce178"/>
        <table:table-column table:style-name="co114" table:default-cell-style-name="ce178"/>
        <table:table-column table:style-name="co126" table:default-cell-style-name="ce178"/>
        <table:table-column table:style-name="co61" table:default-cell-style-name="ce178"/>
        <table:table-column table:style-name="co119" table:default-cell-style-name="ce178"/>
        <table:table-column table:style-name="co130" table:default-cell-style-name="ce178"/>
        <table:table-column table:style-name="co131" table:number-columns-repeated="2" table:default-cell-style-name="ce178"/>
        <table:table-column table:style-name="co121" table:default-cell-style-name="ce178"/>
        <table:table-column table:style-name="co114" table:default-cell-style-name="ce178"/>
        <table:table-column table:style-name="co140" table:default-cell-style-name="ce178"/>
        <table:table-column table:style-name="co40" table:default-cell-style-name="ce178"/>
        <table:table-column table:style-name="co75" table:default-cell-style-name="ce178"/>
        <table:table-column table:style-name="co61" table:default-cell-style-name="ce178"/>
        <table:table-column table:style-name="co111" table:default-cell-style-name="ce178"/>
        <table:table-column table:style-name="co122" table:default-cell-style-name="ce178"/>
        <table:table-column table:style-name="co150" table:default-cell-style-name="ce178"/>
        <table:table-column table:style-name="co149" table:default-cell-style-name="ce178"/>
        <table:table-column table:style-name="co122" table:default-cell-style-name="ce178"/>
        <table:table-column table:style-name="co149" table:default-cell-style-name="ce178"/>
        <table:table-column table:style-name="co54" table:default-cell-style-name="ce178"/>
        <table:table-column table:style-name="co140" table:default-cell-style-name="ce178"/>
        <table:table-column table:style-name="co205" table:default-cell-style-name="ce178"/>
        <table:table-column table:style-name="co84" table:default-cell-style-name="ce178"/>
        <table:table-column table:style-name="co89" table:default-cell-style-name="ce178"/>
        <table:table-column table:style-name="co114" table:default-cell-style-name="ce178"/>
        <table:table-column table:style-name="co131" table:default-cell-style-name="ce178"/>
        <table:table-column table:style-name="co145" table:default-cell-style-name="ce178"/>
        <table:table-column table:style-name="co184" table:default-cell-style-name="ce178"/>
        <table:table-column table:style-name="co119" table:default-cell-style-name="ce178"/>
        <table:table-column table:style-name="co112" table:default-cell-style-name="ce178"/>
        <table:table-column table:style-name="co84" table:default-cell-style-name="ce178"/>
        <table:table-column table:style-name="co67" table:default-cell-style-name="ce178"/>
        <table:table-column table:style-name="co204" table:default-cell-style-name="ce178"/>
        <table:table-column table:style-name="co67" table:default-cell-style-name="ce178"/>
        <table:table-column table:style-name="co126" table:default-cell-style-name="ce178"/>
        <table:table-column table:style-name="co84" table:default-cell-style-name="ce178"/>
        <table:table-column table:style-name="co41" table:default-cell-style-name="ce178"/>
        <table:table-column table:style-name="co169" table:default-cell-style-name="ce178"/>
        <table:table-column table:style-name="co121" table:default-cell-style-name="ce178"/>
        <table:table-column table:style-name="co112" table:default-cell-style-name="ce178"/>
        <table:table-column table:style-name="co41" table:default-cell-style-name="ce178"/>
        <table:table-column table:style-name="co38" table:default-cell-style-name="ce178"/>
        <table:table-column table:style-name="co61" table:default-cell-style-name="ce178"/>
        <table:table-column table:style-name="co114" table:default-cell-style-name="ce178"/>
        <table:table-column table:style-name="co121" table:default-cell-style-name="ce178"/>
        <table:table-column table:style-name="co198" table:default-cell-style-name="ce178"/>
        <table:table-column table:style-name="co150" table:default-cell-style-name="ce178"/>
        <table:table-column table:style-name="co37" table:default-cell-style-name="ce178"/>
        <table:table-column table:style-name="co114" table:number-columns-repeated="2" table:default-cell-style-name="ce178"/>
        <table:table-column table:style-name="co89" table:default-cell-style-name="ce178"/>
        <table:table-column table:style-name="co6" table:number-columns-repeated="289" table:default-cell-style-name="ce178"/>
        <table:table-row table:style-name="ro1">
          <table:table-cell table:style-name="ce381" office:value-type="string" calcext:value-type="string">
            <text:p>日期</text:p>
          </table:table-cell>
          <table:table-cell table:style-name="ce387" office:value-type="date" office:date-value="2022-06-06" calcext:value-type="date">
            <text:p>2022/6/6</text:p>
          </table:table-cell>
          <table:table-cell table:style-name="ce387" office:value-type="date" office:date-value="2022-06-07" calcext:value-type="date">
            <text:p>2022/6/7</text:p>
          </table:table-cell>
          <table:table-cell table:style-name="ce387" office:value-type="date" office:date-value="2022-06-08" calcext:value-type="date">
            <text:p>2022/6/8</text:p>
          </table:table-cell>
          <table:table-cell table:style-name="ce387" office:value-type="date" office:date-value="2022-06-09" calcext:value-type="date">
            <text:p>2022/6/9</text:p>
          </table:table-cell>
          <table:table-cell table:style-name="ce387" office:value-type="date" office:date-value="2022-06-10" calcext:value-type="date">
            <text:p>2022/6/10</text:p>
          </table:table-cell>
          <table:table-cell table:style-name="ce387" office:value-type="date" office:date-value="2022-06-13" calcext:value-type="date">
            <text:p>2022/6/13</text:p>
          </table:table-cell>
          <table:table-cell table:style-name="ce387" office:value-type="date" office:date-value="2022-06-14" calcext:value-type="date">
            <text:p>2022/6/14</text:p>
          </table:table-cell>
          <table:table-cell table:style-name="ce387" office:value-type="date" office:date-value="2022-06-15" calcext:value-type="date">
            <text:p>2022/6/15</text:p>
          </table:table-cell>
          <table:table-cell table:number-columns-repeated="2" table:style-name="ce387" office:value-type="date" office:date-value="2022-06-20" calcext:value-type="date">
            <text:p>2022/6/20</text:p>
          </table:table-cell>
          <table:table-cell table:style-name="ce387" office:value-type="date" office:date-value="2022-06-21" calcext:value-type="date">
            <text:p>2022/6/21</text:p>
          </table:table-cell>
          <table:table-cell table:style-name="ce387" office:value-type="date" office:date-value="2022-06-22" calcext:value-type="date">
            <text:p>2022/6/22</text:p>
          </table:table-cell>
          <table:table-cell table:style-name="ce387" office:value-type="date" office:date-value="2022-06-23" calcext:value-type="date">
            <text:p>2022/6/23</text:p>
          </table:table-cell>
          <table:table-cell table:style-name="ce387" office:value-type="date" office:date-value="2022-06-27" calcext:value-type="date">
            <text:p>2022/6/27</text:p>
          </table:table-cell>
          <table:table-cell table:style-name="ce387" office:value-type="date" office:date-value="2022-06-28" calcext:value-type="date">
            <text:p>2022/6/28</text:p>
          </table:table-cell>
          <table:table-cell table:number-columns-repeated="2" table:style-name="ce387" office:value-type="date" office:date-value="2022-07-04" calcext:value-type="date">
            <text:p>2022/7/4</text:p>
          </table:table-cell>
          <table:table-cell table:style-name="ce387" office:value-type="date" office:date-value="2022-07-05" calcext:value-type="date">
            <text:p>2022/7/5</text:p>
          </table:table-cell>
          <table:table-cell table:number-columns-repeated="2" table:style-name="ce387" office:value-type="date" office:date-value="2022-07-06" calcext:value-type="date">
            <text:p>2022/7/6</text:p>
          </table:table-cell>
          <table:table-cell table:number-columns-repeated="2" table:style-name="ce387" office:value-type="date" office:date-value="2022-07-07" calcext:value-type="date">
            <text:p>2022/7/7</text:p>
          </table:table-cell>
          <table:table-cell table:style-name="ce387" office:value-type="date" office:date-value="2022-07-08" calcext:value-type="date">
            <text:p>2022/7/8</text:p>
          </table:table-cell>
          <table:table-cell table:style-name="ce387" office:value-type="date" office:date-value="2022-07-11" calcext:value-type="date">
            <text:p>2022/7/11</text:p>
          </table:table-cell>
          <table:table-cell table:number-columns-repeated="3" table:style-name="ce387" office:value-type="date" office:date-value="2022-07-12" calcext:value-type="date">
            <text:p>2022/7/12</text:p>
          </table:table-cell>
          <table:table-cell table:style-name="ce387" office:value-type="date" office:date-value="2022-07-13" calcext:value-type="date">
            <text:p>2022/7/13</text:p>
          </table:table-cell>
          <table:table-cell table:number-columns-repeated="2" table:style-name="ce387" office:value-type="date" office:date-value="2022-07-14" calcext:value-type="date">
            <text:p>2022/7/14</text:p>
          </table:table-cell>
          <table:table-cell table:number-columns-repeated="2" table:style-name="ce387" office:value-type="date" office:date-value="2022-07-15" calcext:value-type="date">
            <text:p>2022/7/15</text:p>
          </table:table-cell>
          <table:table-cell table:style-name="ce387" office:value-type="date" office:date-value="2022-07-19" calcext:value-type="date">
            <text:p>2022/7/19</text:p>
          </table:table-cell>
          <table:table-cell table:style-name="ce387" office:value-type="date" office:date-value="2022-07-20" calcext:value-type="date">
            <text:p>2022/7/20</text:p>
          </table:table-cell>
          <table:table-cell table:number-columns-repeated="2" table:style-name="ce387" office:value-type="date" office:date-value="2022-07-21" calcext:value-type="date">
            <text:p>2022/7/21</text:p>
          </table:table-cell>
          <table:table-cell table:number-columns-repeated="2" table:style-name="ce387" office:value-type="date" office:date-value="2022-07-22" calcext:value-type="date">
            <text:p>2022/7/22</text:p>
          </table:table-cell>
          <table:table-cell table:style-name="ce387" office:value-type="date" office:date-value="2022-07-25" calcext:value-type="date">
            <text:p>2022/7/25</text:p>
          </table:table-cell>
          <table:table-cell table:number-columns-repeated="3" table:style-name="ce387" office:value-type="date" office:date-value="2022-07-26" calcext:value-type="date">
            <text:p>2022/7/26</text:p>
          </table:table-cell>
          <table:table-cell table:number-columns-repeated="2" table:style-name="ce387" office:value-type="date" office:date-value="2022-07-27" calcext:value-type="date">
            <text:p>2022/7/27</text:p>
          </table:table-cell>
          <table:table-cell table:number-columns-repeated="2" table:style-name="ce387" office:value-type="date" office:date-value="2022-07-28" calcext:value-type="date">
            <text:p>2022/7/28</text:p>
          </table:table-cell>
          <table:table-cell table:number-columns-repeated="2" table:style-name="ce387" office:value-type="date" office:date-value="2022-07-29" calcext:value-type="date">
            <text:p>2022/7/29</text:p>
          </table:table-cell>
          <table:table-cell table:style-name="ce387" office:value-type="date" office:date-value="2022-08-01" calcext:value-type="date">
            <text:p>2022/8/1</text:p>
          </table:table-cell>
          <table:table-cell table:number-columns-repeated="3" table:style-name="ce387" office:value-type="date" office:date-value="2022-08-02" calcext:value-type="date">
            <text:p>2022/8/2</text:p>
          </table:table-cell>
          <table:table-cell table:number-columns-repeated="2" table:style-name="ce387" office:value-type="date" office:date-value="2022-08-03" calcext:value-type="date">
            <text:p>2022/8/3</text:p>
          </table:table-cell>
          <table:table-cell table:style-name="ce387" office:value-type="date" office:date-value="2022-08-04" calcext:value-type="date">
            <text:p>2022/8/4</text:p>
          </table:table-cell>
          <table:table-cell table:number-columns-repeated="2" table:style-name="ce387" office:value-type="date" office:date-value="2022-08-09" calcext:value-type="date">
            <text:p>2022/8/9</text:p>
          </table:table-cell>
          <table:table-cell table:number-columns-repeated="2" table:style-name="ce387" office:value-type="date" office:date-value="2022-08-10" calcext:value-type="date">
            <text:p>2022/8/10</text:p>
          </table:table-cell>
          <table:table-cell table:number-columns-repeated="2" table:style-name="ce387" office:value-type="date" office:date-value="2022-08-11" calcext:value-type="date">
            <text:p>2022/8/11</text:p>
          </table:table-cell>
          <table:table-cell table:number-columns-repeated="2" table:style-name="ce387" office:value-type="date" office:date-value="2022-08-12" calcext:value-type="date">
            <text:p>2022/8/12</text:p>
          </table:table-cell>
          <table:table-cell table:style-name="ce391" office:value-type="date" office:date-value="2022-08-16" calcext:value-type="date">
            <text:p>2022/8/16</text:p>
          </table:table-cell>
          <table:table-cell table:number-columns-repeated="3" table:style-name="ce387" office:value-type="date" office:date-value="2022-08-17" calcext:value-type="date">
            <text:p>2022/8/17</text:p>
          </table:table-cell>
          <table:table-cell table:number-columns-repeated="2" table:style-name="ce387" office:value-type="date" office:date-value="2022-08-18" calcext:value-type="date">
            <text:p>2022/8/18</text:p>
          </table:table-cell>
          <table:table-cell table:style-name="ce387" office:value-type="date" office:date-value="2022-08-19" calcext:value-type="date">
            <text:p>2022/8/19</text:p>
          </table:table-cell>
          <table:table-cell table:style-name="ce387" office:value-type="date" office:date-value="2022-08-22" calcext:value-type="date">
            <text:p>2022/8/22</text:p>
          </table:table-cell>
          <table:table-cell table:number-columns-repeated="2" table:style-name="ce387" office:value-type="date" office:date-value="2022-08-23" calcext:value-type="date">
            <text:p>2022/8/23</text:p>
          </table:table-cell>
          <table:table-cell table:style-name="ce387" office:value-type="date" office:date-value="2022-08-24" calcext:value-type="date">
            <text:p>2022/8/24</text:p>
          </table:table-cell>
          <table:table-cell table:number-columns-repeated="2" table:style-name="ce387" office:value-type="date" office:date-value="2022-08-25" calcext:value-type="date">
            <text:p>2022/8/25</text:p>
          </table:table-cell>
          <table:table-cell table:number-columns-repeated="2" table:style-name="ce387" office:value-type="date" office:date-value="2022-08-26" calcext:value-type="date">
            <text:p>2022/8/26</text:p>
          </table:table-cell>
          <table:table-cell table:number-columns-repeated="3" table:style-name="ce387" office:value-type="date" office:date-value="2022-08-31" calcext:value-type="date">
            <text:p>2022/8/31</text:p>
          </table:table-cell>
          <table:table-cell table:style-name="ce387" table:number-columns-repeated="653"/>
          <table:table-cell table:style-name="ce388" table:number-columns-repeated="289"/>
        </table:table-row>
        <table:table-row table:style-name="ro17">
          <table:table-cell table:style-name="ce381" office:value-type="string" calcext:value-type="string">
            <text:p>場地</text:p>
          </table:table-cell>
          <table:table-cell table:style-name="ce388" office:value-type="string" calcext:value-type="string">
            <text:p>弘貿進口雜貨</text:p>
          </table:table-cell>
          <table:table-cell table:style-name="ce388" office:value-type="string" calcext:value-type="string">
            <text:p>中國貨櫃進口B庫</text:p>
          </table:table-cell>
          <table:table-cell table:style-name="ce388" office:value-type="string" calcext:value-type="string">
            <text:p>長榮進口倉</text:p>
          </table:table-cell>
          <table:table-cell table:style-name="ce388" office:value-type="string" calcext:value-type="string">
            <text:p>中華進口一倉</text:p>
          </table:table-cell>
          <table:table-cell table:style-name="ce388" office:value-type="string" calcext:value-type="string">
            <text:p>台基進口</text:p>
          </table:table-cell>
          <table:table-cell table:style-name="ce388" office:value-type="string" calcext:value-type="string">
            <text:p>環球進口</text:p>
          </table:table-cell>
          <table:table-cell table:style-name="ce388" office:value-type="string" calcext:value-type="string">
            <text:p>台基進口</text:p>
          </table:table-cell>
          <table:table-cell table:style-name="ce388" office:value-type="string" calcext:value-type="string">
            <text:p>環球進口C倉</text:p>
          </table:table-cell>
          <table:table-cell table:style-name="ce388" office:value-type="string" calcext:value-type="string">
            <text:p>東亞進口E倉</text:p>
          </table:table-cell>
          <table:table-cell table:style-name="ce388" office:value-type="string" calcext:value-type="string">
            <text:p>中華進口一倉</text:p>
          </table:table-cell>
          <table:table-cell table:style-name="ce388" office:value-type="string" calcext:value-type="string">
            <text:p>中央出口</text:p>
          </table:table-cell>
          <table:table-cell table:style-name="ce388" office:value-type="string" calcext:value-type="string">
            <text:p>弘貿進口</text:p>
          </table:table-cell>
          <table:table-cell table:style-name="ce388" office:value-type="string" calcext:value-type="string">
            <text:p>環球進口K倉</text:p>
          </table:table-cell>
          <table:table-cell table:style-name="ce388" office:value-type="string" calcext:value-type="string">
            <text:p>中華進口一倉</text:p>
          </table:table-cell>
          <table:table-cell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台基出口</text:p>
          </table:table-cell>
          <table:table-cell table:style-name="ce388" office:value-type="string" calcext:value-type="string">
            <text:p>中華二倉</text:p>
          </table:table-cell>
          <table:table-cell table:style-name="ce387" office:value-type="string" calcext:value-type="string">
            <text:p>東亞進口E倉</text:p>
          </table:table-cell>
          <table:table-cell table:style-name="ce388" office:value-type="string" calcext:value-type="string">
            <text:p>長榮進口</text:p>
          </table:table-cell>
          <table:table-cell table:style-name="ce388" office:value-type="string" calcext:value-type="string">
            <text:p>環球C倉</text:p>
          </table:table-cell>
          <table:table-cell table:style-name="ce388" office:value-type="string" calcext:value-type="string">
            <text:p>中華進口二倉</text:p>
          </table:table-cell>
          <table:table-cell table:style-name="ce388" office:value-type="string" calcext:value-type="string">
            <text:p>中央進口樓上</text:p>
          </table:table-cell>
          <table:table-cell table:style-name="ce388" office:value-type="string" calcext:value-type="string">
            <text:p>陽明進口</text:p>
          </table:table-cell>
          <table:table-cell table:style-name="ce388" office:value-type="string" calcext:value-type="string">
            <text:p>環球進口B倉</text:p>
          </table:table-cell>
          <table:table-cell table:style-name="ce388" office:value-type="string" calcext:value-type="string">
            <text:p>環球進口N倉</text:p>
          </table:table-cell>
          <table:table-cell table:style-name="ce388" office:value-type="string" calcext:value-type="string">
            <text:p>環球進口C倉</text:p>
          </table:table-cell>
          <table:table-cell table:style-name="ce388" office:value-type="string" calcext:value-type="string">
            <text:p>長榮進口</text:p>
          </table:table-cell>
          <table:table-cell table:style-name="ce388" office:value-type="string" calcext:value-type="string">
            <text:p>環球進口N倉</text:p>
          </table:table-cell>
          <table:table-cell table:style-name="ce388" office:value-type="string" calcext:value-type="string">
            <text:p>中國進口A庫</text:p>
          </table:table-cell>
          <table:table-cell table:style-name="ce388" office:value-type="string" calcext:value-type="string">
            <text:p>台基進口</text:p>
          </table:table-cell>
          <table:table-cell table:style-name="ce388" office:value-type="string" calcext:value-type="string">
            <text:p>陽明進口</text:p>
          </table:table-cell>
          <table:table-cell table:style-name="ce388" office:value-type="string" calcext:value-type="string">
            <text:p>環球進口A倉</text:p>
          </table:table-cell>
          <table:table-cell table:style-name="ce388" office:value-type="string" calcext:value-type="string">
            <text:p>中華進口二倉</text:p>
          </table:table-cell>
          <table:table-cell table:style-name="ce388" office:value-type="string" calcext:value-type="string">
            <text:p>基隆郵局2F</text:p>
          </table:table-cell>
          <table:table-cell table:style-name="ce388" office:value-type="string" calcext:value-type="string">
            <text:p>弘貿進口</text:p>
          </table:table-cell>
          <table:table-cell table:style-name="ce388" office:value-type="string" calcext:value-type="string">
            <text:p>陽明出口</text:p>
          </table:table-cell>
          <table:table-cell table:style-name="ce388" office:value-type="string" calcext:value-type="string">
            <text:p>中國進口B庫</text:p>
          </table:table-cell>
          <table:table-cell table:style-name="ce388" office:value-type="string" calcext:value-type="string">
            <text:p>中華進口二倉</text:p>
          </table:table-cell>
          <table:table-cell table:number-columns-repeated="2" table:style-name="ce388" office:value-type="string" calcext:value-type="string">
            <text:p>環球中間</text:p>
          </table:table-cell>
          <table:table-cell table:style-name="ce388" office:value-type="string" calcext:value-type="string">
            <text:p>中國進口B庫</text:p>
          </table:table-cell>
          <table:table-cell table:number-columns-repeated="2" table:style-name="ce388" office:value-type="string" calcext:value-type="string">
            <text:p>台北港東立</text:p>
          </table:table-cell>
          <table:table-cell table:style-name="ce388" office:value-type="string" calcext:value-type="string">
            <text:p>環球進口A倉</text:p>
          </table:table-cell>
          <table:table-cell table:style-name="ce388" office:value-type="string" calcext:value-type="string">
            <text:p>東岸儀檢站</text:p>
          </table:table-cell>
          <table:table-cell table:style-name="ce388" office:value-type="string" calcext:value-type="string">
            <text:p>中央出口</text:p>
          </table:table-cell>
          <table:table-cell table:style-name="ce388" office:value-type="string" calcext:value-type="string">
            <text:p>中央進口</text:p>
          </table:table-cell>
          <table:table-cell table:style-name="ce388" office:value-type="string" calcext:value-type="string">
            <text:p>環球進口中間</text:p>
          </table:table-cell>
          <table:table-cell table:style-name="ce388" office:value-type="string" calcext:value-type="string">
            <text:p>中華進口二倉</text:p>
          </table:table-cell>
          <table:table-cell table:number-columns-repeated="2" table:style-name="ce388" office:value-type="string" calcext:value-type="string">
            <text:p>東亞進口H倉</text:p>
          </table:table-cell>
          <table:table-cell table:style-name="ce388" office:value-type="string" calcext:value-type="string">
            <text:p>環球進口B倉</text:p>
          </table:table-cell>
          <table:table-cell table:style-name="ce388" office:value-type="string" calcext:value-type="string">
            <text:p>陽明出口</text:p>
          </table:table-cell>
          <table:table-cell table:style-name="ce388" office:value-type="string" calcext:value-type="string">
            <text:p>中華進口一倉</text:p>
          </table:table-cell>
          <table:table-cell table:style-name="ce388" office:value-type="string" calcext:value-type="string">
            <text:p>台基出口</text:p>
          </table:table-cell>
          <table:table-cell table:style-name="ce388" office:value-type="string" calcext:value-type="string">
            <text:p>長榮進口</text:p>
          </table:table-cell>
          <table:table-cell table:style-name="ce388" office:value-type="string" calcext:value-type="string">
            <text:p>弘貿出口</text:p>
          </table:table-cell>
          <table:table-cell table:number-columns-repeated="2"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環球進口N倉</text:p>
          </table:table-cell>
          <table:table-cell table:style-name="ce388" office:value-type="string" calcext:value-type="string">
            <text:p>環球進口中間</text:p>
          </table:table-cell>
          <table:table-cell table:style-name="ce392" office:value-type="string" calcext:value-type="string">
            <text:p>中國進口A庫</text:p>
          </table:table-cell>
          <table:table-cell table:number-columns-repeated="2"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中國進口B庫</text:p>
          </table:table-cell>
          <table:table-cell table:style-name="ce388" office:value-type="string" calcext:value-type="string">
            <text:p>環球進口中間</text:p>
          </table:table-cell>
          <table:table-cell table:style-name="ce388" office:value-type="string" calcext:value-type="string">
            <text:p>環球進口A倉</text:p>
          </table:table-cell>
          <table:table-cell table:style-name="ce388" office:value-type="string" calcext:value-type="string">
            <text:p>台基進口</text:p>
          </table:table-cell>
          <table:table-cell table:number-columns-repeated="2" table:style-name="ce388" office:value-type="string" calcext:value-type="string">
            <text:p>台北港東立</text:p>
          </table:table-cell>
          <table:table-cell table:style-name="ce388" office:value-type="string" calcext:value-type="string">
            <text:p>環球進口C倉</text:p>
          </table:table-cell>
          <table:table-cell table:style-name="ce388" office:value-type="string" calcext:value-type="string">
            <text:p>弘貿進口</text:p>
          </table:table-cell>
          <table:table-cell table:style-name="ce388" office:value-type="string" calcext:value-type="string">
            <text:p>中華一倉</text:p>
          </table:table-cell>
          <table:table-cell table:style-name="ce388" office:value-type="string" calcext:value-type="string">
            <text:p>環球進口A倉</text:p>
          </table:table-cell>
          <table:table-cell table:style-name="ce388" office:value-type="string" calcext:value-type="string">
            <text:p>陽明進口</text:p>
          </table:table-cell>
          <table:table-cell table:style-name="ce388" office:value-type="string" calcext:value-type="string">
            <text:p>環球進口C倉</text:p>
          </table:table-cell>
          <table:table-cell table:style-name="ce388" office:value-type="string" calcext:value-type="string">
            <text:p>環球進口D倉</text:p>
          </table:table-cell>
          <table:table-cell table:style-name="ce388" office:value-type="string" calcext:value-type="string">
            <text:p>東亞進口E倉</text:p>
          </table:table-cell>
          <table:table-cell table:style-name="ce388" table:number-columns-repeated="363"/>
          <table:table-cell table:style-name="ce400"/>
          <table:table-cell table:style-name="ce388" table:number-columns-repeated="578"/>
        </table:table-row>
        <table:table-row table:style-name="ro1">
          <table:table-cell table:style-name="ce381" office:value-type="string" calcext:value-type="string">
            <text:p>開始時間</text:p>
          </table:table-cell>
          <table:table-cell table:style-name="ce388" office:value-type="float" office:value="1450" calcext:value-type="float">
            <text:p>1450</text:p>
          </table:table-cell>
          <table:table-cell table:style-name="ce388" office:value-type="float" office:value="1110" calcext:value-type="float">
            <text:p>1110</text:p>
          </table:table-cell>
          <table:table-cell table:style-name="ce388" office:value-type="float" office:value="1520" calcext:value-type="float">
            <text:p>1520</text:p>
          </table:table-cell>
          <table:table-cell table:style-name="ce388" office:value-type="float" office:value="1450" calcext:value-type="float">
            <text:p>1450</text:p>
          </table:table-cell>
          <table:table-cell table:style-name="ce388" office:value-type="float" office:value="1435" calcext:value-type="float">
            <text:p>1435</text:p>
          </table:table-cell>
          <table:table-cell table:style-name="ce388" office:value-type="float" office:value="1100" calcext:value-type="float">
            <text:p>1100</text:p>
          </table:table-cell>
          <table:table-cell table:style-name="ce388" office:value-type="float" office:value="1130" calcext:value-type="float">
            <text:p>1130</text:p>
          </table:table-cell>
          <table:table-cell table:style-name="ce388" office:value-type="float" office:value="1450" calcext:value-type="float">
            <text:p>1450</text:p>
          </table:table-cell>
          <table:table-cell table:style-name="ce388" office:value-type="float" office:value="1035" calcext:value-type="float">
            <text:p>1035</text:p>
          </table:table-cell>
          <table:table-cell table:style-name="ce388" office:value-type="float" office:value="1420" calcext:value-type="float">
            <text:p>1420</text:p>
          </table:table-cell>
          <table:table-cell table:style-name="ce388" office:value-type="float" office:value="1450" calcext:value-type="float">
            <text:p>1450</text:p>
          </table:table-cell>
          <table:table-cell table:style-name="ce388" office:value-type="float" office:value="1045" calcext:value-type="float">
            <text:p>1045</text:p>
          </table:table-cell>
          <table:table-cell table:style-name="ce388" office:value-type="float" office:value="1510" calcext:value-type="float">
            <text:p>1510</text:p>
          </table:table-cell>
          <table:table-cell table:style-name="ce388" office:value-type="float" office:value="1030" calcext:value-type="float">
            <text:p>1030</text:p>
          </table:table-cell>
          <table:table-cell table:style-name="ce388" office:value-type="float" office:value="1050" calcext:value-type="float">
            <text:p>1050</text:p>
          </table:table-cell>
          <table:table-cell table:style-name="ce388" office:value-type="float" office:value="1040" calcext:value-type="float">
            <text:p>1040</text:p>
          </table:table-cell>
          <table:table-cell table:style-name="ce388" office:value-type="float" office:value="1510" calcext:value-type="float">
            <text:p>1510</text:p>
          </table:table-cell>
          <table:table-cell table:style-name="ce388" office:value-type="float" office:value="1430" calcext:value-type="float">
            <text:p>1430</text:p>
          </table:table-cell>
          <table:table-cell table:style-name="ce380" office:value-type="float" office:value="1040" calcext:value-type="float">
            <text:p>1040</text:p>
          </table:table-cell>
          <table:table-cell table:style-name="ce388" office:value-type="float" office:value="1615" calcext:value-type="float">
            <text:p>1615</text:p>
          </table:table-cell>
          <table:table-cell table:style-name="ce388" office:value-type="float" office:value="1127" calcext:value-type="float">
            <text:p>1127</text:p>
          </table:table-cell>
          <table:table-cell table:style-name="ce388" office:value-type="float" office:value="1430" calcext:value-type="float">
            <text:p>1430</text:p>
          </table:table-cell>
          <table:table-cell table:style-name="ce388" office:value-type="float" office:value="1450" calcext:value-type="float">
            <text:p>1450</text:p>
          </table:table-cell>
          <table:table-cell table:style-name="ce388" office:value-type="float" office:value="1108" calcext:value-type="float">
            <text:p>1108</text:p>
          </table:table-cell>
          <table:table-cell table:style-name="ce388" office:value-type="float" office:value="1105" calcext:value-type="float">
            <text:p>1105</text:p>
          </table:table-cell>
          <table:table-cell table:style-name="ce388" office:value-type="float" office:value="1125" calcext:value-type="float">
            <text:p>1125</text:p>
          </table:table-cell>
          <table:table-cell table:style-name="ce388" office:value-type="float" office:value="1443" calcext:value-type="float">
            <text:p>1443</text:p>
          </table:table-cell>
          <table:table-cell table:style-name="ce388" office:value-type="float" office:value="1452" calcext:value-type="float">
            <text:p>1452</text:p>
          </table:table-cell>
          <table:table-cell table:style-name="ce388" office:value-type="float" office:value="1045" calcext:value-type="float">
            <text:p>1045</text:p>
          </table:table-cell>
          <table:table-cell table:style-name="ce388" office:value-type="float" office:value="1455" calcext:value-type="float">
            <text:p>1455</text:p>
          </table:table-cell>
          <table:table-cell table:style-name="ce388" office:value-type="float" office:value="1130" calcext:value-type="float">
            <text:p>1130</text:p>
          </table:table-cell>
          <table:table-cell table:style-name="ce388" office:value-type="float" office:value="1543" calcext:value-type="float">
            <text:p>1543</text:p>
          </table:table-cell>
          <table:table-cell table:style-name="ce388" office:value-type="float" office:value="1518" calcext:value-type="float">
            <text:p>1518</text:p>
          </table:table-cell>
          <table:table-cell table:style-name="ce388" office:value-type="float" office:value="1100" calcext:value-type="float">
            <text:p>1100</text:p>
          </table:table-cell>
          <table:table-cell table:style-name="ce388" office:value-type="string" calcext:value-type="string">
            <text:p>0930</text:p>
          </table:table-cell>
          <table:table-cell table:style-name="ce388" office:value-type="float" office:value="1445" calcext:value-type="float">
            <text:p>1445</text:p>
          </table:table-cell>
          <table:table-cell table:style-name="ce388" office:value-type="float" office:value="1035" calcext:value-type="float">
            <text:p>1035</text:p>
          </table:table-cell>
          <table:table-cell table:style-name="ce388" office:value-type="float" office:value="1453" calcext:value-type="float">
            <text:p>1453</text:p>
          </table:table-cell>
          <table:table-cell table:style-name="ce388" office:value-type="float" office:value="1540" calcext:value-type="float">
            <text:p>1540</text:p>
          </table:table-cell>
          <table:table-cell table:style-name="ce388" office:value-type="float" office:value="1051" calcext:value-type="float">
            <text:p>1051</text:p>
          </table:table-cell>
          <table:table-cell table:style-name="ce388" office:value-type="float" office:value="1122" calcext:value-type="float">
            <text:p>1122</text:p>
          </table:table-cell>
          <table:table-cell table:style-name="ce388" office:value-type="float" office:value="1500" calcext:value-type="float">
            <text:p>1500</text:p>
          </table:table-cell>
          <table:table-cell table:style-name="ce388" office:value-type="float" office:value="1403" calcext:value-type="float">
            <text:p>1403</text:p>
          </table:table-cell>
          <table:table-cell table:style-name="ce388" office:value-type="float" office:value="1437" calcext:value-type="float">
            <text:p>1437</text:p>
          </table:table-cell>
          <table:table-cell table:style-name="ce388" office:value-type="float" office:value="1032" calcext:value-type="float">
            <text:p>1032</text:p>
          </table:table-cell>
          <table:table-cell table:style-name="ce388" office:value-type="float" office:value="1240" calcext:value-type="float">
            <text:p>1240</text:p>
          </table:table-cell>
          <table:table-cell table:style-name="ce388" office:value-type="float" office:value="1436" calcext:value-type="float">
            <text:p>1436</text:p>
          </table:table-cell>
          <table:table-cell table:style-name="ce388" office:value-type="float" office:value="1510" calcext:value-type="float">
            <text:p>1510</text:p>
          </table:table-cell>
          <table:table-cell table:style-name="ce388" office:value-type="float" office:value="1505" calcext:value-type="float">
            <text:p>1505</text:p>
          </table:table-cell>
          <table:table-cell table:style-name="ce388" office:value-type="float" office:value="1043" calcext:value-type="float">
            <text:p>1043</text:p>
          </table:table-cell>
          <table:table-cell table:style-name="ce388" office:value-type="float" office:value="1453" calcext:value-type="float">
            <text:p>1453</text:p>
          </table:table-cell>
          <table:table-cell table:style-name="ce388" office:value-type="float" office:value="1512" calcext:value-type="float">
            <text:p>1512</text:p>
          </table:table-cell>
          <table:table-cell table:style-name="ce388" office:value-type="float" office:value="1014" calcext:value-type="float">
            <text:p>1014</text:p>
          </table:table-cell>
          <table:table-cell table:style-name="ce388" office:value-type="float" office:value="1511" calcext:value-type="float">
            <text:p>1511</text:p>
          </table:table-cell>
          <table:table-cell table:style-name="ce388" office:value-type="float" office:value="1512" calcext:value-type="float">
            <text:p>1512</text:p>
          </table:table-cell>
          <table:table-cell table:style-name="ce388" office:value-type="float" office:value="1112" calcext:value-type="float">
            <text:p>1112</text:p>
          </table:table-cell>
          <table:table-cell table:style-name="ce388" office:value-type="float" office:value="1511" calcext:value-type="float">
            <text:p>1511</text:p>
          </table:table-cell>
          <table:table-cell table:style-name="ce388" office:value-type="float" office:value="1025" calcext:value-type="float">
            <text:p>1025</text:p>
          </table:table-cell>
          <table:table-cell table:style-name="ce388" office:value-type="float" office:value="1441" calcext:value-type="float">
            <text:p>1441</text:p>
          </table:table-cell>
          <table:table-cell table:style-name="ce388" office:value-type="float" office:value="1119" calcext:value-type="float">
            <text:p>1119</text:p>
          </table:table-cell>
          <table:table-cell table:style-name="ce388" office:value-type="float" office:value="1502" calcext:value-type="float">
            <text:p>1502</text:p>
          </table:table-cell>
          <table:table-cell table:style-name="ce388" office:value-type="float" office:value="1059" calcext:value-type="float">
            <text:p>1059</text:p>
          </table:table-cell>
          <table:table-cell table:style-name="ce388" office:value-type="float" office:value="1507" calcext:value-type="float">
            <text:p>1507</text:p>
          </table:table-cell>
          <table:table-cell table:style-name="ce392" office:value-type="float" office:value="1123" calcext:value-type="float">
            <text:p>1123</text:p>
          </table:table-cell>
          <table:table-cell table:style-name="ce388" office:value-type="float" office:value="1027" calcext:value-type="float">
            <text:p>1027</text:p>
          </table:table-cell>
          <table:table-cell table:style-name="ce388" office:value-type="float" office:value="1107" calcext:value-type="float">
            <text:p>1107</text:p>
          </table:table-cell>
          <table:table-cell table:style-name="ce388" office:value-type="float" office:value="1438" calcext:value-type="float">
            <text:p>1438</text:p>
          </table:table-cell>
          <table:table-cell table:style-name="ce388" office:value-type="float" office:value="1144" calcext:value-type="float">
            <text:p>1144</text:p>
          </table:table-cell>
          <table:table-cell table:style-name="ce388" office:value-type="float" office:value="1522" calcext:value-type="float">
            <text:p>1522</text:p>
          </table:table-cell>
          <table:table-cell table:style-name="ce388" office:value-type="float" office:value="1548" calcext:value-type="float">
            <text:p>1548</text:p>
          </table:table-cell>
          <table:table-cell table:style-name="ce388" office:value-type="float" office:value="1422" calcext:value-type="float">
            <text:p>1422</text:p>
          </table:table-cell>
          <table:table-cell table:style-name="ce388" office:value-type="float" office:value="1324" calcext:value-type="float">
            <text:p>1324</text:p>
          </table:table-cell>
          <table:table-cell table:style-name="ce388" office:value-type="float" office:value="1420" calcext:value-type="float">
            <text:p>1420</text:p>
          </table:table-cell>
          <table:table-cell table:style-name="ce388" office:value-type="float" office:value="1501" calcext:value-type="float">
            <text:p>1501</text:p>
          </table:table-cell>
          <table:table-cell table:style-name="ce388" office:value-type="float" office:value="1106" calcext:value-type="float">
            <text:p>1106</text:p>
          </table:table-cell>
          <table:table-cell table:style-name="ce388" office:value-type="float" office:value="1432" calcext:value-type="float">
            <text:p>1432</text:p>
          </table:table-cell>
          <table:table-cell table:style-name="ce388" office:value-type="float" office:value="1129" calcext:value-type="float">
            <text:p>1129</text:p>
          </table:table-cell>
          <table:table-cell table:style-name="ce388" office:value-type="float" office:value="1544" calcext:value-type="float">
            <text:p>1544</text:p>
          </table:table-cell>
          <table:table-cell table:style-name="ce388" office:value-type="float" office:value="1055" calcext:value-type="float">
            <text:p>1055</text:p>
          </table:table-cell>
          <table:table-cell table:style-name="ce388" office:value-type="float" office:value="1123" calcext:value-type="float">
            <text:p>1123</text:p>
          </table:table-cell>
          <table:table-cell table:style-name="ce388" office:value-type="float" office:value="1513" calcext:value-type="float">
            <text:p>1513</text:p>
          </table:table-cell>
          <table:table-cell table:style-name="ce388" table:number-columns-repeated="363"/>
          <table:table-cell table:style-name="ce400"/>
          <table:table-cell table:style-name="ce388" table:number-columns-repeated="578"/>
        </table:table-row>
        <table:table-row table:style-name="ro1">
          <table:table-cell table:style-name="ce381" office:value-type="string" calcext:value-type="string">
            <text:p>搜尋時間</text:p>
          </table:table-cell>
          <table:table-cell table:number-columns-repeated="2" table:style-name="ce388" office:value-type="string" calcext:value-type="string">
            <text:p>18sec</text:p>
          </table:table-cell>
          <table:table-cell table:number-columns-repeated="2" table:style-name="ce388" office:value-type="string" calcext:value-type="string">
            <text:p>45sec</text:p>
          </table:table-cell>
          <table:table-cell table:style-name="ce388" office:value-type="string" calcext:value-type="string">
            <text:p>40sec</text:p>
          </table:table-cell>
          <table:table-cell table:style-name="ce388" office:value-type="string" calcext:value-type="string">
            <text:p>1m5sec</text:p>
          </table:table-cell>
          <table:table-cell table:style-name="ce388" office:value-type="string" calcext:value-type="string">
            <text:p>25sec</text:p>
          </table:table-cell>
          <table:table-cell table:style-name="ce388" office:value-type="string" calcext:value-type="string">
            <text:p>30sec</text:p>
          </table:table-cell>
          <table:table-cell table:style-name="ce388" office:value-type="string" calcext:value-type="string">
            <text:p>45sec</text:p>
          </table:table-cell>
          <table:table-cell table:style-name="ce388" office:value-type="string" calcext:value-type="string">
            <text:p>50sec</text:p>
          </table:table-cell>
          <table:table-cell table:number-columns-repeated="2" table:style-name="ce388" office:value-type="string" calcext:value-type="string">
            <text:p>1m</text:p>
          </table:table-cell>
          <table:table-cell table:style-name="ce388" office:value-type="string" calcext:value-type="string">
            <text:p>45sec</text:p>
          </table:table-cell>
          <table:table-cell table:style-name="ce388" office:value-type="string" calcext:value-type="string">
            <text:p>40sec</text:p>
          </table:table-cell>
          <table:table-cell table:style-name="ce388" office:value-type="string" calcext:value-type="string">
            <text:p>20sec</text:p>
          </table:table-cell>
          <table:table-cell table:style-name="ce388" office:value-type="string" calcext:value-type="string">
            <text:p>1m20sec</text:p>
          </table:table-cell>
          <table:table-cell table:style-name="ce388" office:value-type="string" calcext:value-type="string">
            <text:p>30sec</text:p>
          </table:table-cell>
          <table:table-cell table:style-name="ce388" office:value-type="string" calcext:value-type="string">
            <text:p>1m</text:p>
          </table:table-cell>
          <table:table-cell table:style-name="ce387" office:value-type="string" calcext:value-type="string">
            <text:p>1m</text:p>
          </table:table-cell>
          <table:table-cell table:style-name="ce388" office:value-type="string" calcext:value-type="string">
            <text:p>45sec</text:p>
          </table:table-cell>
          <table:table-cell table:style-name="ce388" office:value-type="string" calcext:value-type="string">
            <text:p>35sec</text:p>
          </table:table-cell>
          <table:table-cell table:number-columns-repeated="2" table:style-name="ce388" office:value-type="string" calcext:value-type="string">
            <text:p>45sec</text:p>
          </table:table-cell>
          <table:table-cell table:style-name="ce388" office:value-type="string" calcext:value-type="string">
            <text:p>1m20sec</text:p>
          </table:table-cell>
          <table:table-cell table:number-columns-repeated="2" table:style-name="ce388" office:value-type="string" calcext:value-type="string">
            <text:p>1m</text:p>
          </table:table-cell>
          <table:table-cell table:style-name="ce388" office:value-type="string" calcext:value-type="string">
            <text:p>1m10sec</text:p>
          </table:table-cell>
          <table:table-cell table:style-name="ce388" office:value-type="string" calcext:value-type="string">
            <text:p>43sec</text:p>
          </table:table-cell>
          <table:table-cell table:style-name="ce388" office:value-type="string" calcext:value-type="string">
            <text:p>33sec</text:p>
          </table:table-cell>
          <table:table-cell table:style-name="ce388" office:value-type="string" calcext:value-type="string">
            <text:p>25sec</text:p>
          </table:table-cell>
          <table:table-cell table:style-name="ce388" office:value-type="string" calcext:value-type="string">
            <text:p>1m</text:p>
          </table:table-cell>
          <table:table-cell table:style-name="ce388" office:value-type="string" calcext:value-type="string">
            <text:p>1m10sec</text:p>
          </table:table-cell>
          <table:table-cell table:style-name="ce388" office:value-type="string" calcext:value-type="string">
            <text:p>50sec</text:p>
          </table:table-cell>
          <table:table-cell table:style-name="ce388" office:value-type="string" calcext:value-type="string">
            <text:p>45sec</text:p>
          </table:table-cell>
          <table:table-cell table:style-name="ce388" office:value-type="string" calcext:value-type="string">
            <text:p>1m05sec</text:p>
          </table:table-cell>
          <table:table-cell table:style-name="ce388" office:value-type="string" calcext:value-type="string">
            <text:p>1m22sec</text:p>
          </table:table-cell>
          <table:table-cell table:style-name="ce388" office:value-type="string" calcext:value-type="string">
            <text:p>1m</text:p>
          </table:table-cell>
          <table:table-cell table:style-name="ce388" office:value-type="string" calcext:value-type="string">
            <text:p>1m36sec</text:p>
          </table:table-cell>
          <table:table-cell table:style-name="ce388" office:value-type="string" calcext:value-type="string">
            <text:p>48sec</text:p>
          </table:table-cell>
          <table:table-cell table:style-name="ce388" office:value-type="string" calcext:value-type="string">
            <text:p>43sec</text:p>
          </table:table-cell>
          <table:table-cell table:style-name="ce388" office:value-type="string" calcext:value-type="string">
            <text:p>45sec</text:p>
          </table:table-cell>
          <table:table-cell table:style-name="ce388" office:value-type="string" calcext:value-type="string">
            <text:p>57sec</text:p>
          </table:table-cell>
          <table:table-cell table:style-name="ce388" office:value-type="string" calcext:value-type="string">
            <text:p>1m14sec</text:p>
          </table:table-cell>
          <table:table-cell table:style-name="ce388" office:value-type="string" calcext:value-type="string">
            <text:p>34sec</text:p>
          </table:table-cell>
          <table:table-cell table:style-name="ce388" office:value-type="string" calcext:value-type="string">
            <text:p>52sec</text:p>
          </table:table-cell>
          <table:table-cell table:style-name="ce388" office:value-type="string" calcext:value-type="string">
            <text:p>48sec</text:p>
          </table:table-cell>
          <table:table-cell table:style-name="ce388" office:value-type="string" calcext:value-type="string">
            <text:p>1m</text:p>
          </table:table-cell>
          <table:table-cell table:style-name="ce388" office:value-type="string" calcext:value-type="string">
            <text:p>40sec</text:p>
          </table:table-cell>
          <table:table-cell table:style-name="ce388" office:value-type="string" calcext:value-type="string">
            <text:p>43sec</text:p>
          </table:table-cell>
          <table:table-cell table:number-columns-repeated="4" table:style-name="ce388" office:value-type="string" calcext:value-type="string">
            <text:p>1m</text:p>
          </table:table-cell>
          <table:table-cell table:style-name="ce388" office:value-type="string" calcext:value-type="string">
            <text:p>55sec</text:p>
          </table:table-cell>
          <table:table-cell table:style-name="ce388" office:value-type="string" calcext:value-type="string">
            <text:p>36sec</text:p>
          </table:table-cell>
          <table:table-cell table:style-name="ce388" office:value-type="string" calcext:value-type="string">
            <text:p>1m7sec</text:p>
          </table:table-cell>
          <table:table-cell table:style-name="ce388" office:value-type="string" calcext:value-type="string">
            <text:p>1m10sec</text:p>
          </table:table-cell>
          <table:table-cell table:style-name="ce388" office:value-type="string" calcext:value-type="string">
            <text:p>55sec</text:p>
          </table:table-cell>
          <table:table-cell table:style-name="ce388" office:value-type="string" calcext:value-type="string">
            <text:p>1m21sec</text:p>
          </table:table-cell>
          <table:table-cell table:style-name="ce388" office:value-type="string" calcext:value-type="string">
            <text:p>1m37sec</text:p>
          </table:table-cell>
          <table:table-cell table:style-name="ce388" office:value-type="string" calcext:value-type="string">
            <text:p>32sec</text:p>
          </table:table-cell>
          <table:table-cell table:style-name="ce388" office:value-type="string" calcext:value-type="string">
            <text:p>2m02sec</text:p>
          </table:table-cell>
          <table:table-cell table:style-name="ce388" office:value-type="string" calcext:value-type="string">
            <text:p>56sec</text:p>
          </table:table-cell>
          <table:table-cell table:style-name="ce392" office:value-type="string" calcext:value-type="string">
            <text:p>52sec</text:p>
          </table:table-cell>
          <table:table-cell table:style-name="ce388" office:value-type="string" calcext:value-type="string">
            <text:p>24sec</text:p>
          </table:table-cell>
          <table:table-cell table:style-name="ce388" office:value-type="string" calcext:value-type="string">
            <text:p>42sec</text:p>
          </table:table-cell>
          <table:table-cell table:style-name="ce388" office:value-type="string" calcext:value-type="string">
            <text:p>59sec</text:p>
          </table:table-cell>
          <table:table-cell table:style-name="ce388" office:value-type="string" calcext:value-type="string">
            <text:p>1m12sec</text:p>
          </table:table-cell>
          <table:table-cell table:style-name="ce388" office:value-type="string" calcext:value-type="string">
            <text:p>1m17sec</text:p>
          </table:table-cell>
          <table:table-cell table:style-name="ce388" office:value-type="string" calcext:value-type="string">
            <text:p>1m08sec</text:p>
          </table:table-cell>
          <table:table-cell table:style-name="ce388" office:value-type="string" calcext:value-type="string">
            <text:p>1m21sec</text:p>
          </table:table-cell>
          <table:table-cell table:style-name="ce388" office:value-type="string" calcext:value-type="string">
            <text:p>1m26sec</text:p>
          </table:table-cell>
          <table:table-cell table:style-name="ce388" office:value-type="string" calcext:value-type="string">
            <text:p>1m24sec</text:p>
          </table:table-cell>
          <table:table-cell table:style-name="ce388" office:value-type="string" calcext:value-type="string">
            <text:p>1m31sec</text:p>
          </table:table-cell>
          <table:table-cell table:style-name="ce388" office:value-type="string" calcext:value-type="string">
            <text:p>1m41sec</text:p>
          </table:table-cell>
          <table:table-cell table:style-name="ce388" office:value-type="string" calcext:value-type="string">
            <text:p>1m23sec</text:p>
          </table:table-cell>
          <table:table-cell table:style-name="ce388" office:value-type="string" calcext:value-type="string">
            <text:p>50sec</text:p>
          </table:table-cell>
          <table:table-cell table:style-name="ce388" office:value-type="string" calcext:value-type="string">
            <text:p>53sec</text:p>
          </table:table-cell>
          <table:table-cell table:style-name="ce388" office:value-type="string" calcext:value-type="string">
            <text:p>1m04sec</text:p>
          </table:table-cell>
          <table:table-cell table:style-name="ce388" office:value-type="string" calcext:value-type="string">
            <text:p>1m08sec</text:p>
          </table:table-cell>
          <table:table-cell table:style-name="ce388" office:value-type="string" calcext:value-type="string">
            <text:p>1m15sec</text:p>
          </table:table-cell>
          <table:table-cell table:style-name="ce388" table:number-columns-repeated="335"/>
          <table:table-cell table:style-name="ce399"/>
          <table:table-cell table:style-name="ce388" table:number-columns-repeated="606"/>
        </table:table-row>
        <table:table-row table:style-name="ro42">
          <table:table-cell table:style-name="ce382" office:value-type="string" calcext:value-type="string">
            <text:p>搜尋區域</text:p>
          </table:table-cell>
          <table:table-cell table:style-name="ce340" office:value-type="string" calcext:value-type="string">
            <text:p>ㄇ型左邊木箱中右紙箱</text:p>
          </table:table-cell>
          <table:table-cell table:style-name="ce338" office:value-type="string" calcext:value-type="string">
            <text:p>十個紙箱一排不靠牆</text:p>
          </table:table-cell>
          <table:table-cell table:style-name="ce340" office:value-type="string" calcext:value-type="string">
            <text:p>貨物棧板不規則型</text:p>
          </table:table-cell>
          <table:table-cell table:style-name="ce340" office:value-type="string" calcext:value-type="string">
            <text:p>一排紙箱棧板加地上一排大紙箱 跑3pass</text:p>
          </table:table-cell>
          <table:table-cell table:style-name="ce340" office:value-type="string" calcext:value-type="string">
            <text:p>兩個ㄇ相連</text:p>
          </table:table-cell>
          <table:table-cell table:number-columns-repeated="2" table:style-name="ce340" office:value-type="string" calcext:value-type="string">
            <text:p>貨物不規則</text:p>
          </table:table-cell>
          <table:table-cell table:style-name="ce340" office:value-type="string" calcext:value-type="string">
            <text:p>地上一排十個紙箱不靠牆，4pass</text:p>
          </table:table-cell>
          <table:table-cell table:style-name="ce340" office:value-type="string" calcext:value-type="string">
            <text:p>貨物不規則</text:p>
          </table:table-cell>
          <table:table-cell table:style-name="ce340" office:value-type="string" calcext:value-type="string">
            <text:p>棧板貨物L型</text:p>
          </table:table-cell>
          <table:table-cell table:style-name="ce340" office:value-type="string" calcext:value-type="string">
            <text:p>直排棧板貨物接ㄇ，跑3pass</text:p>
          </table:table-cell>
          <table:table-cell table:style-name="ce340" office:value-type="string" calcext:value-type="string">
            <text:p>L型棧板貨物，接一棧板第二pass hop</text:p>
          </table:table-cell>
          <table:table-cell table:style-name="ce338" office:value-type="string" calcext:value-type="string">
            <text:p>ㄇ型棧板貨物，corner有放平常設置手法的control，內部放貨區撿的塑膠膜</text:p>
          </table:table-cell>
          <table:table-cell table:style-name="ce340" office:value-type="string" calcext:value-type="string">
            <text:p>地上L型一排parcels接一直排棧板貨物</text:p>
          </table:table-cell>
          <table:table-cell table:style-name="ce341" office:value-type="string" calcext:value-type="string">
            <text:p>棧板貨物小ㄇ</text:p>
          </table:table-cell>
          <table:table-cell table:style-name="ce340" office:value-type="string" calcext:value-type="string">
            <text:p>閃電型棧板貨物無膠膜加旁邊獨立三棧板貨物有膠膜</text:p>
          </table:table-cell>
          <table:table-cell table:style-name="ce340" office:value-type="string" calcext:value-type="string">
            <text:p>階梯型棧板貨物，兩pass</text:p>
          </table:table-cell>
          <table:table-cell table:style-name="ce340" office:value-type="string" calcext:value-type="string">
            <text:p>Scatter，兩排棧板貨有膠膜加地上散放parcel</text:p>
          </table:table-cell>
          <table:table-cell table:number-columns-repeated="2" table:style-name="ce340" office:value-type="string" calcext:value-type="string">
            <text:p>貨區不規則</text:p>
          </table:table-cell>
          <table:table-cell table:style-name="ce340" office:value-type="string" calcext:value-type="string">
            <text:p>ㄇ型，左邊黑色塑膠袋右邊膠膜貨物</text:p>
          </table:table-cell>
          <table:table-cell table:style-name="ce340" office:value-type="string" calcext:value-type="string">
            <text:p>L型棧板貨物有膠膜，膠膜上有另外貼貼布當control驗證</text:p>
          </table:table-cell>
          <table:table-cell table:style-name="ce340" office:value-type="string" calcext:value-type="string">
            <text:p>地上兩排parcel各6個</text:p>
          </table:table-cell>
          <table:table-cell table:style-name="ce340" office:value-type="string" calcext:value-type="string">
            <text:p>貨區ㄇ型左邊紙箱貨物中後段木箱</text:p>
          </table:table-cell>
          <table:table-cell table:style-name="ce340" office:value-type="string" calcext:value-type="string">
            <text:p>貨區不規則，前面狗頭高度紙箱縫隙有塞手扒雞手套當control</text:p>
          </table:table-cell>
          <table:table-cell table:style-name="ce340" office:value-type="string" calcext:value-type="string">
            <text:p>一排棧板或紙箱麻布袋穿插聞兩邊</text:p>
          </table:table-cell>
          <table:table-cell table:style-name="ce340" office:value-type="string" calcext:value-type="string">
            <text:p>貨區不規則，左右有兩排棧板貨，中間也有一排棧板貨但有走道將整個搜索範圍分兩區</text:p>
          </table:table-cell>
          <table:table-cell table:style-name="ce340" office:value-type="string" calcext:value-type="string">
            <text:p>貨區不規則，一部份是狹窄走道</text:p>
          </table:table-cell>
          <table:table-cell table:style-name="ce340" office:value-type="string" calcext:value-type="string">
            <text:p>地上一排parcel六個不靠牆</text:p>
          </table:table-cell>
          <table:table-cell table:style-name="ce340" office:value-type="string" calcext:value-type="string">
            <text:p>兩排棧板貨物，左邊有膠膜右邊穿插</text:p>
          </table:table-cell>
          <table:table-cell table:style-name="ce340" office:value-type="string" calcext:value-type="string">
            <text:p>一排棧板紙箱貨物跑兩邊</text:p>
          </table:table-cell>
          <table:table-cell table:style-name="ce340" office:value-type="string" calcext:value-type="string">
            <text:p>貨區不規則</text:p>
          </table:table-cell>
          <table:table-cell table:style-name="ce340" office:value-type="string" calcext:value-type="string">
            <text:p>ㄇ形棧板貨物右邊有延長兩個棧板</text:p>
          </table:table-cell>
          <table:table-cell table:style-name="ce340" office:value-type="string" calcext:value-type="string">
            <text:p>一直排棧板貨加兩相連島狀棧板</text:p>
          </table:table-cell>
          <table:table-cell table:style-name="ce340" office:value-type="string" calcext:value-type="string">
            <text:p>兩排地上郵包</text:p>
          </table:table-cell>
          <table:table-cell table:style-name="ce340" office:value-type="string" calcext:value-type="string">
            <text:p>貨區不規則，有狹窄走道</text:p>
          </table:table-cell>
          <table:table-cell table:style-name="ce340" office:value-type="string" calcext:value-type="string">
            <text:p>階梯狀棧板有無膠膜貨物穿插加旁邊一排棧板膠膜貨物</text:p>
          </table:table-cell>
          <table:table-cell table:style-name="ce340" office:value-type="string" calcext:value-type="string">
            <text:p>貨區不規則</text:p>
          </table:table-cell>
          <table:table-cell table:style-name="ce340" office:value-type="string" calcext:value-type="string">
            <text:p>ㄇ型棧板貨，略為分散</text:p>
          </table:table-cell>
          <table:table-cell table:style-name="ce340" office:value-type="string" calcext:value-type="string">
            <text:p>地上一排紙箱7個</text:p>
          </table:table-cell>
          <table:table-cell table:style-name="ce340" office:value-type="string" calcext:value-type="string">
            <text:p>一排棧板加旁邊一張桌子</text:p>
          </table:table-cell>
          <table:table-cell table:style-name="ce340" office:value-type="string" calcext:value-type="string">
            <text:p>貨區不規則加旁邊一獨立棧板紙箱貨</text:p>
          </table:table-cell>
          <table:table-cell table:style-name="ce340" office:value-type="string" calcext:value-type="string">
            <text:p>貨區不規則</text:p>
          </table:table-cell>
          <table:table-cell table:style-name="ce340" office:value-type="string" calcext:value-type="string">
            <text:p>左邊一排堆疊快遞貨右邊一排放在桌上貨物</text:p>
          </table:table-cell>
          <table:table-cell table:style-name="ce340" office:value-type="string" calcext:value-type="string">
            <text:p>貨區不規則</text:p>
          </table:table-cell>
          <table:table-cell table:style-name="ce340" office:value-type="string" calcext:value-type="string">
            <text:p>地上兩排紙箱約各十個</text:p>
          </table:table-cell>
          <table:table-cell table:style-name="ce340" office:value-type="string" calcext:value-type="string">
            <text:p>貨區不規則</text:p>
          </table:table-cell>
          <table:table-cell table:style-name="ce338" office:value-type="string" calcext:value-type="string">
            <text:p>閃電型棧板貨沒有膠膜末端延伸六個紙箱</text:p>
          </table:table-cell>
          <table:table-cell table:style-name="ce338" office:value-type="string" calcext:value-type="string">
            <text:p>貨區不規則，左右兩區棧板貨物，左邊無膠膜右邊有</text:p>
          </table:table-cell>
          <table:table-cell table:style-name="ce340" office:value-type="string" calcext:value-type="string">
            <text:p>貨區不規則，無膠膜</text:p>
          </table:table-cell>
          <table:table-cell table:style-name="ce340" office:value-type="string" calcext:value-type="string">
            <text:p>三排棧板貨，左邊大紙箱，中間膠膜貨，右邊紙箱貨</text:p>
          </table:table-cell>
          <table:table-cell table:style-name="ce340" office:value-type="string" calcext:value-type="string">
            <text:p>貨區不規則</text:p>
          </table:table-cell>
          <table:table-cell table:style-name="ce340" office:value-type="string" calcext:value-type="string">
            <text:p>三排棧板貨物彼此間有通道，中間排棧板較短，左邊中間有膠膜</text:p>
          </table:table-cell>
          <table:table-cell table:style-name="ce340" office:value-type="string" calcext:value-type="string">
            <text:p>貨區不規則，主要貨物為布捆外面有塑膠套跟編織袋貨物</text:p>
          </table:table-cell>
          <table:table-cell table:style-name="ce340" office:value-type="string" calcext:value-type="string">
            <text:p>外ㄇ形棧板貨物，右邊角落少一個棧板</text:p>
          </table:table-cell>
          <table:table-cell table:style-name="ce340" office:value-type="string" calcext:value-type="string">
            <text:p>一大區木箱貨繞外圍一圈，加旁邊一小區棧板貨物繞兩圈</text:p>
          </table:table-cell>
          <table:table-cell table:number-columns-repeated="2" table:style-name="ce340" office:value-type="string" calcext:value-type="string">
            <text:p>貨區不規則</text:p>
          </table:table-cell>
          <table:table-cell table:style-name="ce340" office:value-type="string" calcext:value-type="string">
            <text:p>貨區棧板ㄇ型</text:p>
          </table:table-cell>
          <table:table-cell table:style-name="ce340" office:value-type="string" calcext:value-type="string">
            <text:p>貨區ㄇ型，左邊紙箱右邊大型厚編織袋</text:p>
          </table:table-cell>
          <table:table-cell table:style-name="ce340" office:value-type="string" calcext:value-type="string">
            <text:p>貨區ㄇ形，左邊長條木箱右邊紙箱跟塑膠套布捆</text:p>
          </table:table-cell>
          <table:table-cell table:style-name="ce338" office:value-type="string" calcext:value-type="string">
            <text:p>貨區不規則，膠膜貨與布捆</text:p>
          </table:table-cell>
          <table:table-cell table:style-name="ce340" office:value-type="string" calcext:value-type="string">
            <text:p>兩直排棧板貨物，左邊紙箱，右邊一半紙箱一半膠膜</text:p>
          </table:table-cell>
          <table:table-cell table:style-name="ce393" office:value-type="string" calcext:value-type="string">
            <text:p>貨區不規則</text:p>
          </table:table-cell>
          <table:table-cell table:style-name="ce340" office:value-type="string" calcext:value-type="string">
            <text:p>地上一排parcel六個</text:p>
          </table:table-cell>
          <table:table-cell table:style-name="ce340" office:value-type="string" calcext:value-type="string">
            <text:p>左右兩直排棧板貨物，左邊膠膜右邊紙箱</text:p>
          </table:table-cell>
          <table:table-cell table:style-name="ce340" office:value-type="string" calcext:value-type="string">
            <text:p>貨區不規則，有紙箱、鐵籠子、膠膜貨、不捆</text:p>
          </table:table-cell>
          <table:table-cell table:style-name="ce340" office:value-type="string" calcext:value-type="string">
            <text:p>一直排紙袋棧板貨物</text:p>
          </table:table-cell>
          <table:table-cell table:style-name="ce340" office:value-type="string" calcext:value-type="string">
            <text:p>一區紙箱棧板貨加地上散放parcel</text:p>
          </table:table-cell>
          <table:table-cell table:style-name="ce340" office:value-type="string" calcext:value-type="string">
            <text:p>貨區不規則</text:p>
          </table:table-cell>
          <table:table-cell table:style-name="ce340" office:value-type="string" calcext:value-type="string">
            <text:p>三排棧板貨物聞兩個ㄇ，中間那排棧板膠膜貨</text:p>
          </table:table-cell>
          <table:table-cell table:style-name="ce340" office:value-type="string" calcext:value-type="string">
            <text:p>輸送帶</text:p>
          </table:table-cell>
          <table:table-cell table:style-name="ce340" office:value-type="string" calcext:value-type="string">
            <text:p>貨區不規則</text:p>
          </table:table-cell>
          <table:table-cell table:style-name="ce340" office:value-type="string" calcext:value-type="string">
            <text:p>三排棧板貨兩個ㄇ，左邊紙箱中間編織袋右邊膠膜貨</text:p>
          </table:table-cell>
          <table:table-cell table:style-name="ce340" office:value-type="string" calcext:value-type="string">
            <text:p>貨區不規則，雜貨</text:p>
          </table:table-cell>
          <table:table-cell table:style-name="ce340" office:value-type="string" calcext:value-type="string">
            <text:p>貨區不規則，雜貨、有膠膜的機器</text:p>
          </table:table-cell>
          <table:table-cell table:style-name="ce340" office:value-type="string" calcext:value-type="string">
            <text:p>貨區不規則，編織袋、布捆、膠膜貨等</text:p>
          </table:table-cell>
          <table:table-cell table:style-name="ce340" office:value-type="string" calcext:value-type="string">
            <text:p>貨區不規則，木箱、膠膜貨</text:p>
          </table:table-cell>
          <table:table-cell table:style-name="ce340" office:value-type="string" calcext:value-type="string">
            <text:p>兩排棧板貨物加一小走道進去的一小區，大型編織袋貨物</text:p>
          </table:table-cell>
          <table:table-cell table:style-name="ce340" office:value-type="string" calcext:value-type="string">
            <text:p>貨區不規則，無膠膜</text:p>
          </table:table-cell>
          <table:table-cell table:style-name="ce340" office:value-type="string" calcext:value-type="string">
            <text:p>兩直排棧板貨物，無膠膜</text:p>
          </table:table-cell>
          <table:table-cell table:style-name="ce340" table:number-columns-repeated="7"/>
          <table:table-cell table:style-name="ce338" table:number-columns-repeated="2"/>
          <table:table-cell table:style-name="ce340"/>
          <table:table-cell table:style-name="ce338" table:number-columns-repeated="2"/>
          <table:table-cell table:style-name="ce340" table:number-columns-repeated="15"/>
          <table:table-cell table:style-name="ce338"/>
          <table:table-cell table:style-name="ce340"/>
          <table:table-cell table:style-name="ce338" table:number-columns-repeated="2"/>
          <table:table-cell table:style-name="ce340" table:number-columns-repeated="6"/>
          <table:table-cell table:style-name="ce338" table:number-columns-repeated="4"/>
          <table:table-cell table:style-name="ce340" table:number-columns-repeated="15"/>
          <table:table-cell table:style-name="ce338"/>
          <table:table-cell table:style-name="ce340" table:number-columns-repeated="3"/>
          <table:table-cell table:style-name="ce338" table:number-columns-repeated="2"/>
          <table:table-cell table:style-name="ce340" table:number-columns-repeated="9"/>
          <table:table-cell table:style-name="ce398"/>
          <table:table-cell table:style-name="ce340" table:number-columns-repeated="15"/>
          <table:table-cell table:style-name="ce338" table:number-columns-repeated="2"/>
          <table:table-cell table:style-name="ce340" table:number-columns-repeated="26"/>
          <table:table-cell table:style-name="ce338"/>
          <table:table-cell table:style-name="ce340" table:number-columns-repeated="3"/>
          <table:table-cell table:style-name="ce338" table:number-columns-repeated="2"/>
          <table:table-cell table:style-name="ce340" table:number-columns-repeated="30"/>
          <table:table-cell table:style-name="ce338" table:number-columns-repeated="2"/>
          <table:table-cell table:style-name="ce340" table:number-columns-repeated="2"/>
          <table:table-cell table:style-name="ce338" table:number-columns-repeated="2"/>
          <table:table-cell table:style-name="ce340"/>
          <table:table-cell table:style-name="ce338" table:number-columns-repeated="2"/>
          <table:table-cell table:style-name="ce340"/>
          <table:table-cell table:style-name="ce338" table:number-columns-repeated="2"/>
          <table:table-cell table:style-name="ce340" table:number-columns-repeated="25"/>
          <table:table-cell table:style-name="ce338"/>
          <table:table-cell table:style-name="ce340" table:number-columns-repeated="15"/>
          <table:table-cell table:style-name="ce338"/>
          <table:table-cell table:style-name="ce340" table:number-columns-repeated="25"/>
          <table:table-cell table:style-name="ce338"/>
          <table:table-cell table:style-name="ce340" table:number-columns-repeated="10"/>
          <table:table-cell table:style-name="ce338"/>
          <table:table-cell table:style-name="ce340" table:number-columns-repeated="6"/>
          <table:table-cell table:style-name="ce338"/>
          <table:table-cell table:style-name="ce340"/>
          <table:table-cell table:style-name="ce338"/>
          <table:table-cell table:style-name="ce340"/>
          <table:table-cell table:style-name="ce338"/>
          <table:table-cell table:style-name="ce340" table:number-columns-repeated="3"/>
          <table:table-cell table:style-name="ce338"/>
          <table:table-cell table:style-name="ce340" table:number-columns-repeated="15"/>
          <table:table-cell table:style-name="ce338"/>
          <table:table-cell table:style-name="ce340"/>
          <table:table-cell table:style-name="ce338" table:number-columns-repeated="2"/>
          <table:table-cell table:style-name="ce340" table:number-columns-repeated="5"/>
          <table:table-cell table:style-name="ce338"/>
          <table:table-cell table:style-name="ce340" table:number-columns-repeated="16"/>
          <table:table-cell table:style-name="ce338" table:number-columns-repeated="2"/>
          <table:table-cell table:style-name="ce340" table:number-columns-repeated="3"/>
          <table:table-cell table:style-name="ce338" table:number-columns-repeated="4"/>
          <table:table-cell table:style-name="ce340" table:number-columns-repeated="3"/>
          <table:table-cell table:style-name="ce338"/>
          <table:table-cell table:style-name="ce340" table:number-columns-repeated="3"/>
          <table:table-cell table:style-name="ce338"/>
          <table:table-cell table:style-name="ce340"/>
          <table:table-cell table:style-name="ce338"/>
          <table:table-cell table:style-name="ce340"/>
          <table:table-cell table:style-name="ce338" table:number-columns-repeated="2"/>
          <table:table-cell table:style-name="ce340" table:number-columns-repeated="2"/>
          <table:table-cell table:style-name="ce338" table:number-columns-repeated="3"/>
          <table:table-cell table:style-name="ce340" table:number-columns-repeated="3"/>
          <table:table-cell table:style-name="ce338" table:number-columns-repeated="2"/>
          <table:table-cell table:style-name="ce340"/>
          <table:table-cell table:style-name="ce338"/>
          <table:table-cell table:style-name="ce340"/>
          <table:table-cell table:style-name="ce338"/>
          <table:table-cell table:style-name="ce340"/>
          <table:table-cell table:style-name="ce338" table:number-columns-repeated="3"/>
          <table:table-cell table:style-name="ce340"/>
          <table:table-cell table:style-name="ce338"/>
          <table:table-cell table:style-name="ce340"/>
          <table:table-cell table:style-name="ce338" table:number-columns-repeated="2"/>
          <table:table-cell table:style-name="ce340" table:number-columns-repeated="3"/>
          <table:table-cell table:style-name="ce338" table:number-columns-repeated="3"/>
          <table:table-cell table:style-name="ce340" table:number-columns-repeated="2"/>
          <table:table-cell table:style-name="ce338"/>
          <table:table-cell table:style-name="ce340" table:number-columns-repeated="3"/>
          <table:table-cell table:style-name="ce338" table:number-columns-repeated="2"/>
          <table:table-cell table:style-name="ce340" table:number-columns-repeated="6"/>
          <table:table-cell table:style-name="ce338" table:number-columns-repeated="2"/>
          <table:table-cell table:style-name="ce340" table:number-columns-repeated="4"/>
          <table:table-cell table:style-name="ce338"/>
          <table:table-cell table:style-name="ce340" table:number-columns-repeated="4"/>
          <table:table-cell table:style-name="ce338" table:number-columns-repeated="2"/>
          <table:table-cell table:style-name="ce340"/>
          <table:table-cell table:style-name="ce338" table:number-columns-repeated="6"/>
          <table:table-cell table:style-name="ce340"/>
          <table:table-cell table:style-name="ce338"/>
          <table:table-cell table:style-name="ce340"/>
          <table:table-cell table:style-name="ce338"/>
          <table:table-cell table:style-name="ce340"/>
          <table:table-cell table:style-name="ce338"/>
          <table:table-cell table:style-name="ce340" table:number-columns-repeated="2"/>
          <table:table-cell table:style-name="ce338"/>
          <table:table-cell table:style-name="ce340"/>
          <table:table-cell table:style-name="ce338" table:number-columns-repeated="10"/>
          <table:table-cell table:style-name="ce340" table:number-columns-repeated="3"/>
          <table:table-cell table:style-name="ce338" table:number-columns-repeated="3"/>
          <table:table-cell table:style-name="ce340"/>
          <table:table-cell table:style-name="ce338" table:number-columns-repeated="2"/>
          <table:table-cell table:style-name="ce340"/>
          <table:table-cell table:style-name="ce338"/>
          <table:table-cell table:style-name="ce340"/>
          <table:table-cell table:style-name="ce338"/>
          <table:table-cell table:style-name="ce340" table:number-columns-repeated="3"/>
          <table:table-cell table:style-name="ce338" table:number-columns-repeated="3"/>
          <table:table-cell table:style-name="ce340"/>
          <table:table-cell table:style-name="ce338" table:number-columns-repeated="5"/>
          <table:table-cell table:style-name="ce340" table:number-columns-repeated="3"/>
          <table:table-cell table:style-name="ce338"/>
          <table:table-cell table:style-name="ce340"/>
          <table:table-cell table:style-name="ce338"/>
          <table:table-cell table:style-name="ce340" table:number-columns-repeated="4"/>
          <table:table-cell table:style-name="ce338"/>
          <table:table-cell table:style-name="ce340" table:number-columns-repeated="2"/>
          <table:table-cell table:style-name="ce338" table:number-columns-repeated="2"/>
          <table:table-cell table:style-name="ce340" table:number-columns-repeated="2"/>
          <table:table-cell table:style-name="ce338" table:number-columns-repeated="4"/>
          <table:table-cell table:style-name="ce340"/>
          <table:table-cell table:style-name="ce341" table:number-columns-repeated="2"/>
          <table:table-cell table:style-name="ce401" table:number-columns-repeated="2"/>
          <table:table-cell table:style-name="ce341"/>
          <table:table-cell table:style-name="ce338"/>
          <table:table-cell table:style-name="ce401" table:number-columns-repeated="8"/>
          <table:table-cell table:style-name="ce341" table:number-columns-repeated="2"/>
          <table:table-cell table:style-name="ce401" table:number-columns-repeated="2"/>
          <table:table-cell table:style-name="ce341"/>
          <table:table-cell table:style-name="ce401" table:number-columns-repeated="2"/>
          <table:table-cell table:style-name="ce341" table:number-columns-repeated="2"/>
          <table:table-cell table:style-name="ce401"/>
          <table:table-cell table:style-name="ce341" table:number-columns-repeated="3"/>
          <table:table-cell table:style-name="ce401" table:number-columns-repeated="3"/>
          <table:table-cell table:style-name="ce341" table:number-columns-repeated="4"/>
          <table:table-cell table:style-name="ce401"/>
          <table:table-cell table:style-name="ce341" table:number-columns-repeated="2"/>
          <table:table-cell table:style-name="ce401"/>
          <table:table-cell table:style-name="ce341" table:number-columns-repeated="14"/>
          <table:table-cell table:style-name="ce401"/>
          <table:table-cell table:style-name="ce341" table:number-columns-repeated="5"/>
          <table:table-cell table:style-name="ce401"/>
          <table:table-cell table:style-name="ce341" table:number-columns-repeated="17"/>
          <table:table-cell table:style-name="ce401"/>
          <table:table-cell table:style-name="ce341" table:number-columns-repeated="5"/>
          <table:table-cell table:style-name="ce401" table:number-columns-repeated="2"/>
          <table:table-cell table:style-name="ce338"/>
          <table:table-cell table:style-name="ce401" table:number-columns-repeated="2"/>
          <table:table-cell table:style-name="ce341"/>
          <table:table-cell table:style-name="ce401"/>
          <table:table-cell table:style-name="ce341" table:number-columns-repeated="9"/>
          <table:table-cell table:style-name="ce401"/>
          <table:table-cell table:style-name="ce338"/>
          <table:table-cell table:style-name="ce401"/>
          <table:table-cell table:style-name="ce341" table:number-columns-repeated="4"/>
          <table:table-cell table:style-name="ce401" table:number-columns-repeated="4"/>
          <table:table-cell table:style-name="ce341"/>
          <table:table-cell table:style-name="ce401"/>
          <table:table-cell table:style-name="ce341" table:number-columns-repeated="5"/>
          <table:table-cell table:style-name="ce401"/>
          <table:table-cell table:style-name="ce341" table:number-columns-repeated="2"/>
          <table:table-cell table:style-name="ce401"/>
          <table:table-cell table:style-name="ce341"/>
          <table:table-cell table:style-name="ce401" table:number-columns-repeated="3"/>
          <table:table-cell table:style-name="ce341" table:number-columns-repeated="6"/>
          <table:table-cell table:style-name="ce401" table:number-columns-repeated="2"/>
          <table:table-cell table:style-name="ce341" table:number-columns-repeated="2"/>
          <table:table-cell table:style-name="ce401"/>
          <table:table-cell table:style-name="ce341"/>
          <table:table-cell table:style-name="ce401" table:number-columns-repeated="7"/>
          <table:table-cell table:style-name="ce341" table:number-columns-repeated="2"/>
          <table:table-cell table:style-name="ce401" table:number-columns-repeated="3"/>
          <table:table-cell table:style-name="ce341" table:number-columns-repeated="3"/>
          <table:table-cell table:style-name="ce401" table:number-columns-repeated="3"/>
          <table:table-cell table:style-name="ce341" table:number-columns-repeated="2"/>
          <table:table-cell table:style-name="ce401"/>
          <table:table-cell table:style-name="ce341"/>
          <table:table-cell table:style-name="ce401"/>
          <table:table-cell table:style-name="ce341"/>
          <table:table-cell table:style-name="ce401" table:number-columns-repeated="2"/>
          <table:table-cell table:style-name="ce341"/>
          <table:table-cell table:style-name="ce401"/>
          <table:table-cell table:style-name="ce341"/>
          <table:table-cell table:style-name="ce338"/>
          <table:table-cell table:style-name="ce401"/>
          <table:table-cell table:style-name="ce341" table:number-columns-repeated="3"/>
          <table:table-cell table:style-name="ce401" table:number-columns-repeated="2"/>
          <table:table-cell table:style-name="ce341" table:number-columns-repeated="2"/>
          <table:table-cell table:style-name="ce401" table:number-columns-repeated="2"/>
          <table:table-cell table:style-name="ce341" table:number-columns-repeated="2"/>
          <table:table-cell table:style-name="ce401" table:number-columns-repeated="2"/>
          <table:table-cell table:style-name="ce341"/>
          <table:table-cell table:style-name="ce401"/>
          <table:table-cell table:style-name="ce341"/>
          <table:table-cell table:style-name="ce401" table:number-columns-repeated="7"/>
          <table:table-cell table:style-name="ce341"/>
          <table:table-cell table:style-name="ce401" table:number-columns-repeated="8"/>
          <table:table-cell table:style-name="ce338"/>
          <table:table-cell table:style-name="ce401" table:number-columns-repeated="3"/>
          <table:table-cell table:style-name="ce338" table:number-columns-repeated="289"/>
        </table:table-row>
        <table:table-row table:style-name="ro43">
          <table:table-cell table:style-name="ce383" office:value-type="string" calcext:value-type="string" table:number-columns-spanned="1" table:number-rows-spanned="2">
            <text:p>犬隻表現</text:p>
          </table:table-cell>
          <table:table-cell table:style-name="ce388" office:value-type="string" calcext:value-type="string">
            <text:p>G</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style-name="ce388" office:value-type="string" calcext:value-type="string">
            <text:p>FR</text:p>
          </table:table-cell>
          <table:table-cell table:number-columns-repeated="5" table:style-name="ce388" office:value-type="string" calcext:value-type="string">
            <text:p>G</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style-name="ce388" office:value-type="string" calcext:value-type="string">
            <text:p>FR</text:p>
          </table:table-cell>
          <table:table-cell table:style-name="ce387" office:value-type="string" calcext:value-type="string">
            <text:p>F</text:p>
          </table:table-cell>
          <table:table-cell table:number-columns-repeated="9"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number-columns-repeated="2" table:style-name="ce388" office:value-type="string" calcext:value-type="string">
            <text:p>F</text:p>
          </table:table-cell>
          <table:table-cell table:number-columns-repeated="3" table:style-name="ce388" office:value-type="string" calcext:value-type="string">
            <text:p>G</text:p>
          </table:table-cell>
          <table:table-cell table:style-name="ce388" office:value-type="string" calcext:value-type="string">
            <text:p>FR</text:p>
          </table:table-cell>
          <table:table-cell table:number-columns-repeated="5" table:style-name="ce388" office:value-type="string" calcext:value-type="string">
            <text:p>G</text:p>
          </table:table-cell>
          <table:table-cell table:style-name="ce388" office:value-type="string" calcext:value-type="string">
            <text:p>FR</text:p>
          </table:table-cell>
          <table:table-cell table:number-columns-repeated="3" table:style-name="ce388" office:value-type="string" calcext:value-type="string">
            <text:p>G</text:p>
          </table:table-cell>
          <table:table-cell table:style-name="ce388" office:value-type="string" calcext:value-type="string">
            <text:p>F</text:p>
          </table:table-cell>
          <table:table-cell table:number-columns-repeated="6" table:style-name="ce388" office:value-type="string" calcext:value-type="string">
            <text:p>G</text:p>
          </table:table-cell>
          <table:table-cell table:style-name="ce388" office:value-type="string" calcext:value-type="string">
            <text:p>F</text:p>
          </table:table-cell>
          <table:table-cell table:number-columns-repeated="2"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G</text:p>
          </table:table-cell>
          <table:table-cell table:style-name="ce392" office:value-type="string" calcext:value-type="string">
            <text:p>G</text:p>
          </table:table-cell>
          <table:table-cell table:style-name="ce388" office:value-type="string" calcext:value-type="string">
            <text:p>G</text:p>
          </table:table-cell>
          <table:table-cell table:style-name="ce388" office:value-type="string" calcext:value-type="string">
            <text:p>FR</text:p>
          </table:table-cell>
          <table:table-cell table:number-columns-repeated="4"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FR</text:p>
          </table:table-cell>
          <table:table-cell table:number-columns-repeated="9" table:style-name="ce388" office:value-type="string" calcext:value-type="string">
            <text:p>G</text:p>
          </table:table-cell>
          <table:table-cell table:style-name="ce388" table:number-columns-repeated="502"/>
          <table:table-cell table:style-name="ce403"/>
          <table:table-cell table:style-name="ce388" table:number-columns-repeated="33"/>
          <table:table-cell table:style-name="ce403"/>
          <table:table-cell table:style-name="ce388" table:number-columns-repeated="43"/>
          <table:table-cell table:style-name="ce403"/>
          <table:table-cell table:style-name="ce388" table:number-columns-repeated="8"/>
          <table:table-cell table:style-name="ce403"/>
          <table:table-cell table:style-name="ce388" table:number-columns-repeated="38"/>
          <table:table-cell table:style-name="ce403"/>
          <table:table-cell table:style-name="ce388" table:number-columns-repeated="7"/>
          <table:table-cell table:style-name="ce403"/>
          <table:table-cell table:style-name="ce388" table:number-columns-repeated="11"/>
          <table:table-cell table:style-name="ce403"/>
          <table:table-cell table:style-name="ce388" table:number-columns-repeated="293"/>
        </table:table-row>
        <table:table-row table:style-name="ro44">
          <table:covered-table-cell table:style-name="ce384"/>
          <table:table-cell table:style-name="ce340" office:value-type="string" calcext:value-type="string">
            <text:p>雖然第一pass兩個corner都cut，但其他部分整體聞得很貼，沒有因為悶了四天就興奮過頭，第二pass比corner有進去</text:p>
          </table:table-cell>
          <table:table-cell table:style-name="ce338" office:value-type="string" calcext:value-type="string">
            <text:p>跑四pass轉了三次彎都沒有自己轉，所以每次轉彎都大概略過了三四個紙箱沒聞</text:p>
          </table:table-cell>
          <table:table-cell table:style-name="ce340" office:value-type="string" calcext:value-type="string">
            <text:p>剛開頭沒聞有easy，之後都聞得不錯，一開始的轉彎處沒有彎的很貼，但後面的轉彎跟第二pass都有很貼，整體聞的很棒</text:p>
          </table:table-cell>
          <table:table-cell table:style-name="ce340" office:value-type="string" calcext:value-type="string">
            <text:p>一開始就聞得很貼，因為這次一排棧板距離比較短，Custy沒有跟上次一樣用衝的，前2pass都聞得很貼，但第3pass high pass反而沒有前兩pass自己聞的那麼高，但整體來說聞的很棒</text:p>
          </table:table-cell>
          <table:table-cell table:style-name="ce340" office:value-type="string" calcext:value-type="string">
            <text:p>一開始有點小張嘴，第一pass也有cut corner，但到第二pass就聞得更仔細，轉彎的部分也貼得很好，整體聞得不錯</text:p>
          </table:table-cell>
          <table:table-cell table:style-name="ce340" office:value-type="string" calcext:value-type="string">
            <text:p>剛開頭有點興奮小哈，但後面聞得很認真，小走道有進去，第一個彎沒彎很好有pivot，之後該轉的轉彎都有彎，整體聞得不錯，本身不用high pass就會往上聞，第三pass high手勢也跟得不錯。</text:p>
          </table:table-cell>
          <table:table-cell table:style-name="ce340" office:value-type="string" calcext:value-type="string">
            <text:p>一開始就聞得不錯，第一個corner有自己進去，第二個也滿貼的，但第三個還是有小cut，整體聞得不錯，第二pass就對放在第一個corner的紙箱坐下。</text:p>
          </table:table-cell>
          <table:table-cell table:style-name="ce340" office:value-type="string" calcext:value-type="string">
            <text:p>整體聞得不錯，這次我有注意手勢比在轉彎處，Custy就彎的很貼，但到第三pass的時候突然加速張嘴沒聞，easy完後馬上就有重新聞，後面也都沒問題</text:p>
          </table:table-cell>
          <table:table-cell table:style-name="ce338" office:value-type="string" calcext:value-type="string">
            <text:p>整體聞得很好，小走道有進去聞，corner也都沒有cut，轉彎也都彎的很貼，聞的很棒</text:p>
          </table:table-cell>
          <table:table-cell table:style-name="ce341" office:value-type="string" calcext:value-type="string">
            <text:p>整體聞得很認真，轉彎有自己轉，也都聞得很貼，第二pass突然有堆高機叉一板到尾端形成小空間也有自己進去</text:p>
          </table:table-cell>
          <table:table-cell table:style-name="ce340" office:value-type="string" calcext:value-type="string">
            <text:p>除了前面直排有貨物凹進去的地方沒聞跟第一pass轉彎沒有轉好之外，corner都沒有cut，high pass也都有好好的聞上面，整體都聞的很棒。</text:p>
          </table:table-cell>
          <table:table-cell table:style-name="ce338" office:value-type="string" calcext:value-type="string">
            <text:p>大致上聞得不錯，但前段有一小部分在兩pass都沒聞往前衝，但衝一下下就又馬上接回去聞，第一pass來不及easy，第二pass就有easy到，雖然easy完後也沒有很貼</text:p>
          </table:table-cell>
          <table:table-cell table:style-name="ce340" office:value-type="string" calcext:value-type="string">
            <text:p>一開始前面有小衝，第一pass兩個corner都有小cut，到第二pass才聞得好一點，但中間有小分心聞地板後又馬上回來，第三pass則是聞到中間的時候直接大分心聞地板，出幾次聲音才把注意力拉回來，對control沒有明顯CIB</text:p>
          </table:table-cell>
          <table:table-cell table:style-name="ce340" office:value-type="string" calcext:value-type="string">
            <text:p>整體都聞得很棒，地上parcel該轉彎都有轉，後面high手勢也有跟，除了某個轉彎完沒有聞小暴衝easy之外都很棒</text:p>
          </table:table-cell>
          <table:table-cell table:style-name="ce340" office:value-type="string" calcext:value-type="string">
            <text:p>整體聞得不錯，第一pass corner不夠貼，但第二pass之後就有進corner，再來也有跟high手勢。</text:p>
          </table:table-cell>
          <table:table-cell table:style-name="ce340" office:value-type="string" calcext:value-type="string">
            <text:p>整體聞得很好，但相對無膠膜貨物聞得比較慢比較仔細，有膠膜的在第二pass時有個彎沒轉有pivot，整體表現跟之前一樣很貼著聞。第三pass high都跟得很好，幾乎每個high都有整個身體往上抬，應該是上次有讓他high中過所以有跟得更穩定</text:p>
          </table:table-cell>
          <table:table-cell table:style-name="ce340" office:value-type="string" calcext:value-type="string">
            <text:p>第一pass第一個彎直接大cut，easy完後沒有改善，但第二個彎就彎的很好，之後第二pass都有自己轉彎，corner也都有進，表現不錯</text:p>
          </table:table-cell>
          <table:table-cell table:style-name="ce340" office:value-type="string" calcext:value-type="string">
            <text:p>原本預計讓Custy地上跟棧板的貨都聞過，但他幾乎都只聞地上的貨，棧板的貨應該是因為有膠膜所以興趣比較低，大部分都是隨便聞一下就又回去聞地上的貨，最後找不到就直接挑一個紙箱貨坐下亂猜</text:p>
          </table:table-cell>
          <table:table-cell table:style-name="ce340" office:value-type="string" calcext:value-type="string">
            <text:p>前面一直排連續easy了兩次都沒聞，第三次才進入狀況，但可能是旁邊貨靠太近，所以第一個彎都沒有轉都想直接接過去，兩pass都需要pivot，但後面的部分聞得不錯，聞的貼而且會主動站起來聞上面</text:p>
          </table:table-cell>
          <table:table-cell table:style-name="ce340" office:value-type="string" calcext:value-type="string">
            <text:p>整體聞得還不錯，但明顯在膠膜的部分聞的有點快，相比之下無膠膜紙箱比較有興趣，第一pass第一個彎沒有轉大cut，原本想領先給手勢但來不及，但第二pass就有自己轉了。在第二pass小走道有自己主動進去搜查，第三pass high手勢有跟，這次沒有像上次一樣中過一次之後在跑一次以為還會再中就亂猜</text:p>
          </table:table-cell>
          <table:table-cell table:style-name="ce340" office:value-type="string" calcext:value-type="string">
            <text:p>整體聞得不錯，但第三pass high沒有跟得很好，大致上只有最後一個手勢跟到，不過基本上都聞得很貼</text:p>
          </table:table-cell>
          <table:table-cell table:style-name="ce340" office:value-type="string" calcext:value-type="string">
            <text:p>這次的L前面直排比較長，但Custy沒有像之前一樣用衝的不聞，速度適中也聞得很貼，經過貼布的時候有多調查一下，但一下子就走掉沒有坐下。第三pass high有跟，但有點慢半拍的感覺，沒有很即時的往上聞。</text:p>
          </table:table-cell>
          <table:table-cell table:style-name="ce340" office:value-type="string" calcext:value-type="string">
            <text:p>原先以為這次挑比較矮的紙箱Custy一開始會衝出去沒聞，但實際上開始就有好好低頭聞，速度不會太快品質不錯，但連續三個彎都沒有轉都需要pivot，後面兩次轉彎我有給手勢引導就有好好轉，不過這部分應該需要再加強</text:p>
          </table:table-cell>
          <table:table-cell table:style-name="ce340" office:value-type="string" calcext:value-type="string">
            <text:p>整體聞得不錯，但Custy兩pass都到木箱中後段的時候沒聞，第一pass easy完之後有順順的聞完，但第二pass easy完後卻一直待在那附近不走，反覆回頭甚至趴上去聞，給手勢也沒有往前的意思，到最後已經有點要猜了就短繩順著末端結束</text:p>
          </table:table-cell>
          <table:table-cell table:style-name="ce338" office:value-type="string" calcext:value-type="string">
            <text:p>整體聞得很認真，經過control的時候沒有特別的CIB，在第一個彎的時候沒有轉有pivot，聞到對面的時候沒有順著聞有在接回到對面聞過的地方，順著聞完之後到末端有膠膜的棧板或沒聞，easy讓他聞完，high pass沒有跟得很好，會稍微抬頭但沒有很明顯</text:p>
          </table:table-cell>
          <table:table-cell table:style-name="ce340" office:value-type="string" calcext:value-type="string">
            <text:p>整體聞得還行，但麻布袋的部分明顯聞得比較差一點，可能是在那邊中過的次數不多，有聞到聞的稍快，品質可能沒紙箱那麼好，這次轉彎我有給手勢引導轉得不錯，第三pass high也是有稍微抬頭，在最末端紙箱棧板的部分跟得比較好。</text:p>
            <text:p>第一次聞到另一邊要結束時Custy省略掉最後一個棧板，有easy選擇讓他好好聞完</text:p>
          </table:table-cell>
          <table:table-cell table:style-name="ce340" office:value-type="string" calcext:value-type="string">
            <text:p>整體聞得很好，速度不快有好好聞，在第一區跟第二區相連的小通道部分有自己轉彎，但整個過程中還是有出現一些之前常出現的問題，像是還沒到末端就cut掉，聞到一半突然接到聞過的地方再聞，轉彎沒有自己轉等，末端cut掉的部分easy完有改善，整體還算流暢</text:p>
          </table:table-cell>
          <table:table-cell table:style-name="ce338" office:value-type="string" calcext:value-type="string">
            <text:p>這次挑選的地形比較難，一開始進去走道比較窄Custy就沒有聞，easy讓他從對面聞回來後重新開始就有接上去聞，到中間狹窄走道給手勢有好好轉彎，後面因為空間變大而且也是一般棧板紙箱貨所以聞得不錯，接回來後中間狹窄走道沒有聞得很好我選擇easy再繞一遍，easy完後有改善，整體因為區域較大所以聞1pass而已</text:p>
          </table:table-cell>
          <table:table-cell table:style-name="ce340" office:value-type="string" calcext:value-type="string">
            <text:p>一開始聞很快感覺用掃的，到末端沒轉彎反而回頭直接跳去對面，到對面聞到末端也沒繼續聞需要pivot，第二pass雖然沒張嘴但幾乎沒聞走過去，末端也沒想轉彎繼續聞的意思，收繩再聞一遍狀況有改善，到末端轉彎有給手勢，後面在繞一次就自己轉，聞完之後就收掉</text:p>
          </table:table-cell>
          <table:table-cell table:style-name="ce338" office:value-type="string" calcext:value-type="string">
            <text:p>start飄掉不是從最開頭開始聞，但整體聞得不錯，在第二pass前面被束帶勾到頭，不過沒有影響後面的搜查，還是都有好好聞，凹凸不平的貨物都有把頭好好探過去聞，沒有直接略過凹進去的部分</text:p>
          </table:table-cell>
          <table:table-cell table:style-name="ce340" office:value-type="string" calcext:value-type="string">
            <text:p>這次聞的範圍是事先先由Forest跑過，然後Custy再跑一次驗證有沒有pattern。第一pass聞得還不錯，經過某處Forest聞比較久的部分有稍微CIB，到末端的時候又有cut掉easy再補完，第二pass的時候又再次在Forest調查很久的地方CIB，最後坐下FR</text:p>
          </table:table-cell>
          <table:table-cell table:style-name="ce338" office:value-type="string" calcext:value-type="string">
            <text:p>整體聞得還行，大部分時候都有聞，但到轉彎處或末端的時候cut掉好幾次沒聞，easy完之後都有改善。這次嘗試在轉彎處自已領先身體擋的方式避免Custy噴出去但速度太慢失敗，沒有給手勢他沒有自己轉還是都需要pivot</text:p>
          </table:table-cell>
          <table:table-cell table:style-name="ce340" office:value-type="string" calcext:value-type="string">
            <text:p>整體聞得很好，速度不快都有好好聞，該進的corner跟小走道都有進去，前面ㄇ聞兩pass完後接著末端延伸兩個棧板，轉彎的部分也轉得很好，再一pass進去兩個棧板中間的小V也一樣有跟手勢進去，表現不錯</text:p>
          </table:table-cell>
          <table:table-cell table:style-name="ce340" office:value-type="string" calcext:value-type="string">
            <text:p>本run聞得非常好，幾乎從頭到尾都貼著貨物，在島狀棧板的部分也是轉彎都黏著聞，最後面有試著給一個high的手勢也有跟，表現得非常好</text:p>
          </table:table-cell>
          <table:table-cell table:style-name="ce340" office:value-type="string" calcext:value-type="string">
            <text:p>整個過程聞得很仔細，都有好好貼著縫聞，除了一開始start飄掉從第二個開始聞以外整體表現很棒</text:p>
          </table:table-cell>
          <table:table-cell table:style-name="ce340" office:value-type="string" calcext:value-type="string">
            <text:p>整體聞得很棒，除了第一pass兩個corner有小cut以外，第二pass都有進去。在第二pass的時候有給手勢引導Custy進去狹窄走道，也是進去得很順，在裡面的時候都有聞，第三pass比high有抬頭，甚至在這pass有自己進去另一個更狹窄的區域搜，另外原先的狹窄走道也有在這pass自己主動進去搜，表現得很好</text:p>
          </table:table-cell>
          <table:table-cell table:style-name="ce340" office:value-type="string" calcext:value-type="string">
            <text:p>第一pass corner的地方都cut掉，沒有選擇easy而是讓他繼續聞，一直排膠膜貨物從一半到末端完全沒聞，有稍微撇頭但張嘴，easy後補完，第二pass第一個corner一樣有cut，到斷點easy後進去補完，但轉彎的地方都彎的不錯，最後面一樣膠膜貨物末端沒聞easy再補完</text:p>
          </table:table-cell>
          <table:table-cell table:style-name="ce340" office:value-type="string" calcext:value-type="string">
            <text:p>本run由Melisa跑</text:p>
            <text:p>一開頭都沒什麼聞，轉彎之後直接暴衝，pivot之後也是用衝的沒聞直接略過，幾乎只有到後段的時候才比較有聞，第二pass跟第三pass都是在同一個彎暴衝沒有轉彎，三次都是pivot完後沒聞直接略過，後面轉彎就轉得不錯，整體覆蓋率不高</text:p>
          </table:table-cell>
          <table:table-cell table:style-name="ce340" office:value-type="string" calcext:value-type="string">
            <text:p>整體聞得還不錯，因為這次挑選的區域貨物比較分散較不連續，而且聞的平面也凹凹凸凸的，但Custy還是都會沿著輪廓聞，除了第二pass末端有略過一些沒聞之外其他部分都聞得不錯</text:p>
          </table:table-cell>
          <table:table-cell table:style-name="ce340" office:value-type="string" calcext:value-type="string">
            <text:p>總共聞了7pass，第一pass我覺得聞得有點快所以在末端收繩從頭再一遍，但還是頗快所以想easy不過他又接回去聞黏得很緊所以又放回去給他聞，後面聞得很順，速度有稍微放慢也聞得很貼，轉彎的部分也轉得很好</text:p>
          </table:table-cell>
          <table:table-cell table:style-name="ce340" office:value-type="string" calcext:value-type="string">
            <text:p>一排棧板的部分聞得還不錯，末端沒有cut掉，接到旁邊桌子的時候也好好的抬頭聞，到第二pass聞完桌子時我又末端收繩回去讓他接著聞桌子的第三pass，到第三pass的時候Custy明顯就對桌子失去興趣，聞到另一邊時不聞easy，到末端也是一副想到對面的樣子，最後讓他在棧板貨那邊聞完再結束</text:p>
          </table:table-cell>
          <table:table-cell table:style-name="ce340" office:value-type="string" calcext:value-type="string">
            <text:p>在去車子帶Custy的時候就有感覺他特別興奮，實際上在跑的時候也確實衝得很快，但又不是沒有聞的亂衝，有撇頭而且嘴巴有閉著，可能就是相對比較用掃得，不過他在轉彎的地方表現得不錯，都有好好轉彎而且corner都有進去聞，雖然興奮都很積極的在找，最後在獨立棧板區朝紙箱縫坐下，糾正帶走</text:p>
          </table:table-cell>
          <table:table-cell table:style-name="ce340" office:value-type="string" calcext:value-type="string">
            <text:p>整體而言聞得還不錯，表現得很想找的樣子，因為是快遞貨區所以擺放跟聞的貨物與平時稍有差異，但Custy還是幾乎每件都有好好聞，除了在某個轉彎處彎的不好有略過以外(有在斷點接回去重新聞)都聞得不錯，但在最後末端的時候有讓他回頭一小下，很明顯已經快撐不住要猜了，屁股有微蹲，我在他末端趕緊帶走</text:p>
          </table:table-cell>
          <table:table-cell table:style-name="ce340" office:value-type="string" calcext:value-type="string">
            <text:p>整體表現得很好，雖然興奮但聞的速度不快而且都有好好聞，在右邊放桌上貨物也有好好抬頭嗅聞，這次長度比較短就沒讓他有機會進入想猜亂坐的階段了</text:p>
          </table:table-cell>
          <table:table-cell table:style-name="ce340" office:value-type="string" calcext:value-type="string">
            <text:p>第一pass第一個轉彎他沒有好好轉，我pivot之後撞到頭，後面沒辦法好好帶所以他第一pass都散步略過完全沒聞，但第二pass就有開始好好搜查，第三pass high也有稍微跟，不過有對膠膜割洞的地方稍微CIB，除去第一pass外整體還不錯</text:p>
          </table:table-cell>
          <table:table-cell table:style-name="ce340" office:value-type="string" calcext:value-type="string">
            <text:p>這次的紙箱比較大小不一，但Custy都有好好沿著邊緣輪廓聞，末端轉彎的地方第一次沒有轉得很好，但後面都表現得很棒，兩排四邊總共聞了7pass</text:p>
          </table:table-cell>
          <table:table-cell table:style-name="ce340" office:value-type="string" calcext:value-type="string">
            <text:p>一開頭衝得有點過偏向用掃的，我在轉彎處斷點再重頭聞一遍，再來一次速度就比較慢了，這次轉彎轉得比較不好，雖然有轉但不貼，到第三pass的時候才比較貼，而且high的手勢都有跟，整體還算不錯</text:p>
          </table:table-cell>
          <table:table-cell table:style-name="ce340" office:value-type="string" calcext:value-type="string">
            <text:p>一開始直排的棧板紙箱貨一樣聞得有點快，因為有點來不及所以轉彎處給了一個手勢引導他轉彎，第一pass表現得還行，第二pass轉彎處就有自己轉彎，比corner也都有進去，但是在末端已經收短繩準備帶走了他多調查了一下，先抬頭看我之後才慢慢地坐下，應該是知道沒有但還是想要dummy所以亂坐，我直接糾正帶走</text:p>
          </table:table-cell>
          <table:table-cell table:style-name="ce340" office:value-type="string" calcext:value-type="string">
            <text:p>整體而言聞得非常好，左邊聞的速度不快感覺有認真在聞，除了第一個轉彎處有轉彎但沒有貼著聞還有一個corner小cut之外都不錯，第二pass也都有把第一pass略過的地方補回來，因為怕長度太長又坐下亂猜的關係，右邊只有跑一pass，不過整體而言也聞得很好，末端是膠膜貨但他沒有略掉不聞</text:p>
          </table:table-cell>
          <table:table-cell table:style-name="ce340" office:value-type="string" calcext:value-type="string">
            <text:p>整體來說聞得不錯，除了一兩個距離比較短的corner沒有進去以外，其他部分都聞得滿認真的，最後一部分high也稍微有抬頭</text:p>
          </table:table-cell>
          <table:table-cell table:style-name="ce340" office:value-type="string" calcext:value-type="string">
            <text:p>左邊一直排一開始就聞得不錯，但到末端的時候cut掉沒聞，easy完補上後反而多調查了一下，第二pass回到同一個地方也是調查好一陣子，到另一邊的時候corner有小cut，但是膠膜貨的部分聞得很貼不快</text:p>
          </table:table-cell>
          <table:table-cell table:style-name="ce340" office:value-type="string" calcext:value-type="string">
            <text:p>因為這個區域範圍比較窄小，有轉彎的地方都大概一個棧板的長度，這類型的通常Custy就會轉得不好，有兩個彎三pass都轉得很差，在第三pass要結束的時候還回頭跳上貨物找，聞完之後跳下來收掉</text:p>
          </table:table-cell>
          <table:table-cell table:style-name="ce340" office:value-type="string" calcext:value-type="string">
            <text:p>第一pass在進去棧板間通道的時候因為我跟在Custy後面，所以他沒有進到底就退出來了，我就順勢回到start的地方再開始一次，然後領先帶他進去通道底部聞完，出來後Custy經過中間右邊間的通道也沒有主動進去(但本來這個通道就相對狹窄，所以預計他沒進去也沒關係)，到第二pass的時候再由我領先帶他進去搜完，出來的時候從中間的小縫隙鑽到對面去，之後順勢把剩下的聞完</text:p>
          </table:table-cell>
          <table:table-cell table:style-name="ce340" office:value-type="string" calcext:value-type="string">
            <text:p>整體而言聞得很好，第一個corner有自己進去，後面轉彎的部分也彎的不錯，雖然有個小corner在轉彎後沒進去，但影響不大，有在末端收繩後帶回去補完，最後面一個轉彎沒有彎的很貼，不過後面幾個high都跟得不錯</text:p>
          </table:table-cell>
          <table:table-cell table:style-name="ce340" office:value-type="string" calcext:value-type="string">
            <text:p>整體聞得很好，速度不快很貼，轉彎的地方都轉得很棒，甚至在角落有少個棧板的地方轉彎跟corner都做得很好，兩個pass都表現得很棒</text:p>
          </table:table-cell>
          <table:table-cell table:style-name="ce340" office:value-type="string" calcext:value-type="string">
            <text:p>木箱的部分除了第一個彎沒有彎的很好，跟第二pass到末端沒聞有easy之外，整體聞得還不錯，有認真在聞，第二區棧板貨那邊轉彎也轉得不錯，但有一段整段沒聞，在後面給high有跟</text:p>
          </table:table-cell>
          <table:table-cell table:style-name="ce340" office:value-type="string" calcext:value-type="string">
            <text:p>整體而言聞得不錯，除了有一區膠膜兩pass都沒聞有easy外，轉彎沒有問題，在比較狹窄的空間嗅聞的狀況也不錯，最後有給一個high也有跟，且搜尋時間有稍微延長但沒有想坐的跡象</text:p>
          </table:table-cell>
          <table:table-cell table:style-name="ce340" office:value-type="string" calcext:value-type="string">
            <text:p>整體而言聞得很認真，有個凹進一個棧板小ㄇ在第一pass他沒有自己進去直接略過接下去聞，在末端收繩再回去補上，有嘗試給了兩個high都有跟</text:p>
          </table:table-cell>
          <table:table-cell table:style-name="ce340" office:value-type="string" calcext:value-type="string">
            <text:p>左邊那排紙箱區聞得比較仔細，到中間因為是膠膜跟木箱而且中間有狹窄走道，聞得比較亂一點，到中間木箱甚至一度想跑掉，我hold住之後重新find it才好好再回去聞，右邊膠膜的部分用掃得聞的品質比較差，第二pass嘗試讓他進去狹窄走道，但進去幾乎沒什麼聞，出來之後到右邊也是很快速聞過，easy後重新把右邊的補上</text:p>
          </table:table-cell>
          <table:table-cell table:style-name="ce340" office:value-type="string" calcext:value-type="string">
            <text:p>左邊紙箱部分聞得不錯，但對同一個地方CIB很久，右邊末端一小部份兩Pass都略過沒聞，第三pass對右邊的貨很有興趣，但回頭搜一搜到正向後又不聞，easy帶回去重聞後又反應很大，有興趣的地方搜完後就順順的把剩下的地方結束</text:p>
          </table:table-cell>
          <table:table-cell table:style-name="ce340" office:value-type="string" calcext:value-type="string">
            <text:p>整體而言聞得還不錯，在右邊布捆的部分因為外包裝塑膠套凸出來，所以Custy比較沒有貼進去聞，後面第三pass末端比high稍微有跟</text:p>
          </table:table-cell>
          <table:table-cell table:style-name="ce340" office:value-type="string" calcext:value-type="string">
            <text:p>一開始兩pass左邊膠膜完全不聞，兩次easy後再來第三次有開始聞但用掃的，到中間布捆區自己主動跳上去搜，聞非常久，下來之後馬上又上去，之後就選擇坐下，猜測應該是之前有在類似貨上得到過所以亂猜</text:p>
          </table:table-cell>
          <table:table-cell table:style-name="ce340" office:value-type="string" calcext:value-type="string">
            <text:p>整體而言聞得很好，聞的速度不快而且很貼，在右邊膠膜部分末端也沒有cut掉有好好聞完，後面嘗試給了三個high，第一個沒有跟，但第二三個都跟得很好</text:p>
          </table:table-cell>
          <table:table-cell table:style-name="ce393" office:value-type="string" calcext:value-type="string">
            <text:p>整體聞得很不錯，很流暢而且都有在聞，在比較大平面的貨物會主動想要往上搜，第三pass給了兩個high都跟得很好，不是只有往上抬頭而是整個身體趴上去，膠膜的部分有認真聞</text:p>
          </table:table-cell>
          <table:table-cell table:style-name="ce340" office:value-type="string" calcext:value-type="string">
            <text:p>這run明顯比平常要不興奮一些，整體聞得慢慢地但很順，轉彎轉得很好，沒什麼CIB順順的跑完六個pass</text:p>
          </table:table-cell>
          <table:table-cell table:style-name="ce340" office:value-type="string" calcext:value-type="string">
            <text:p>一開始聞的順順的，但左邊到末端又cut掉沒聞，右邊直排聞的沒問題，到第二Pass左邊膠膜中段位置對其中一板很有興趣，聞得很用力甚至還有出手，先做下一小下起來繼續聞後又決定坐下，之後帶走沒有喊no</text:p>
          </table:table-cell>
          <table:table-cell table:style-name="ce338" office:value-type="string" calcext:value-type="string">
            <text:p>基本上紙箱貨都聞得不錯，在左邊膠膜末端又cut掉不聞，第二pass就有好好聞完，到右邊階梯狀的棧板貨那邊轉彎都轉得不錯，但角落沒有很進去，到斷點帶回去補上，比corner都有進去</text:p>
          </table:table-cell>
          <table:table-cell table:style-name="ce340" office:value-type="string" calcext:value-type="string">
            <text:p>前面兩pass在地上聞得不錯，給high有跟，第三pass嘗試要hop上貨物，試了兩三次跳不上去，後來帶到旁邊比較矮的棧板上跳有成功，再上面聞得很認真，基本上都有好好在聞，給手勢也有跟</text:p>
          </table:table-cell>
          <table:table-cell table:style-name="ce340" office:value-type="string" calcext:value-type="string">
            <text:p>整體聞得很認真，但大部分的時間都集中在聞地上的parcel，中間有聞一下下旁邊的棧板然後又回去聞地上，不過地上聞差不多之後就有過去聞旁邊棧板貨，整體覆蓋差不多八九成我就收掉了</text:p>
          </table:table-cell>
          <table:table-cell table:style-name="ce340" office:value-type="string" calcext:value-type="string">
            <text:p>整體而言聞得不錯，除了一些平常就有的小缺點像是到末端膠膜會cut掉，跟我沒在他前面會有點不知道要聞甚麼之後，大部分都聞得很認真，給high也都有跟，沒聞的地方easy回去有好好接著聞</text:p>
          </table:table-cell>
          <table:table-cell table:style-name="ce340" office:value-type="string" calcext:value-type="string">
            <text:p>前面兩pass左邊那個ㄇ聞中間那排膠膜貨的時候都聞一半就不聞，easy兩次後面有補上，但第二pass到末端右不聞導致接下來也沒好好轉彎，pivot之後因為打滑所以進去第二個ㄇ的時候左邊都沒聞，但沒easy，右邊聞完後面有補上，第三pass比high都只有稍微抬頭沒有跟得很好</text:p>
          </table:table-cell>
          <table:table-cell table:style-name="ce340" office:value-type="string" calcext:value-type="string">
            <text:p>整run都很興奮，在輸送帶上面一樣衝很快，但都有在聞，有空檔下來也很想跳上去繼續聞。在兩端我轉向的話會跟著我一起轉向。到最後大概是時間太長撐不住就挑一個猜坐下，沒有糾正直接帶走</text:p>
          </table:table-cell>
          <table:table-cell table:style-name="ce340" office:value-type="string" calcext:value-type="string">
            <text:p>整run跑得非常好，除了一些小角落沒自己進去以外聞得非常認真，給手勢都有跟，給high也聞得非常好，後段有嘗試讓他跳讓貨物向下聞也都做得非常好，跑的時間相對比較長但也沒有想猜的跡象，表現很好</text:p>
          </table:table-cell>
          <table:table-cell table:style-name="ce340" office:value-type="string" calcext:value-type="string">
            <text:p>第一個ㄇ整體聞得不錯，但要到第二個ㄇ的轉彎處沒有轉好，有easy回去重新，第二個彎就有比較貼，第二個ㄇ的第一pass右邊膠膜快速聞過，末端有cut，第二pass右邊膠膜聞完第一個棧板就不想聞了，easy後回去補完，末端又cut，第三pass從頭開始，給High有跟，轉彎轉得不錯，但到右邊膠膜貨連續兩聞一下就不聞，easy了兩次，最後有聞到最末端再收掉</text:p>
          </table:table-cell>
          <table:table-cell table:style-name="ce340" office:value-type="string" calcext:value-type="string">
            <text:p>整體聞得很棒，轉彎有轉得很貼，幾乎都沒有不聞的狀況，在第二pass手勢比進小走道有好好進去，進去之後也都有好好聞，第三pass給high也跟得很好，整體而言聞得很棒</text:p>
          </table:table-cell>
          <table:table-cell table:style-name="ce340" office:value-type="string" calcext:value-type="string">
            <text:p>整體聞得很棒，搜尋走道中間有個空隙進去一個小空間，比手勢進去之後也搜得很認真，一度想要再往更裡面搜但怕搜得太多所以有出聲音吸引回來，後段給了一個high跟得很好，有整個趴上去聞，只是最後面轉彎出來要結束時有點不貼，有easy回去補上好好結束</text:p>
          </table:table-cell>
          <table:table-cell table:style-name="ce340" office:value-type="string" calcext:value-type="string">
            <text:p>整體而言聞得很不錯，速度稍快但有貼著聞，不過轉到一個小ㄇ的時候斜切過去cut corner，在ㄇ的末端有收繩回去補上，到第二pass還是有一樣的情形。第二pass給了兩個high都很得很好，中間也有自己趴上貨物很仔細的聞，整run搜得很乾淨</text:p>
          </table:table-cell>
          <table:table-cell table:style-name="ce338" office:value-type="string" calcext:value-type="string">
            <text:p>第一pass第一個corner cut很大，斷點收繩後補上，到後面膠膜的部分聞得很好，到右邊膠膜有聞但應該是scan，不過有好好聞到末端轉彎處，轉彎後有小張嘴但我沒easy，第二pass左邊一樣聞得很好，到右邊膠膜貨給了一個high跟得很好，中後段張嘴沒聞，easy後補上就聞得比較仔細，轉彎一樣沒很貼導致corner略過，回去補上也有好好聞，膠膜的嗅聞情況比之前好一些</text:p>
          </table:table-cell>
          <table:table-cell table:style-name="ce340" office:value-type="string" calcext:value-type="string">
            <text:p>一開始第一個棧板直接略過，到另一邊的時候膠膜貨沒聞easy，第二pass相對好很多，在第二pass得時候有用手勢引導從小走道進去第二區，給了兩個high都跟得很好，整體也聞得很認真，出來之後有把末端好好補完，整體聞得不錯</text:p>
          </table:table-cell>
          <table:table-cell table:style-name="ce340" office:value-type="string" calcext:value-type="string">
            <text:p>第一pass左邊有一個比較凹進去的棧板第一次經過略過沒聞，末端收繩帶回去補上，到右邊之後沒聞，easy再開始一次，之後就表現得比較穩定，轉彎處轉得很好很貼，只不過有一小區小走道進去完全沒聞，試了兩次都不聞就帶他出來回到原本的搜尋走道了，末端給了一個high跟得很好，整體而言有聞但感覺品質沒到很好</text:p>
          </table:table-cell>
          <table:table-cell table:style-name="ce340" office:value-type="string" calcext:value-type="string">
            <text:p>兩次在右邊末端都有cut掉，但我猜應該是因為前面有水泥柱擋住才導致他想提早離開閃柱子，第三pass給high跟得很好，第四pass讓他跳上去左邊那排的貨上，上去之後搜了6pass整體搜得很認真</text:p>
          </table:table-cell>
          <table:table-cell table:style-name="ce340"/>
          <table:table-cell table:style-name="ce338"/>
          <table:table-cell table:style-name="ce340" table:number-columns-repeated="2"/>
          <table:table-cell table:style-name="ce338"/>
          <table:table-cell table:style-name="ce340" table:number-columns-repeated="4"/>
          <table:table-cell table:style-name="ce338"/>
          <table:table-cell table:style-name="ce340" table:number-columns-repeated="5"/>
          <table:table-cell table:style-name="ce338"/>
          <table:table-cell table:style-name="ce340" table:number-columns-repeated="6"/>
          <table:table-cell table:style-name="ce338"/>
          <table:table-cell table:style-name="ce340"/>
          <table:table-cell table:style-name="ce338"/>
          <table:table-cell table:style-name="ce340" table:number-columns-repeated="3"/>
          <table:table-cell table:style-name="ce338"/>
          <table:table-cell table:style-name="ce340"/>
          <table:table-cell table:style-name="ce338"/>
          <table:table-cell table:style-name="ce340" table:number-columns-repeated="3"/>
          <table:table-cell table:style-name="ce338" table:number-columns-repeated="2"/>
          <table:table-cell table:style-name="ce340"/>
          <table:table-cell table:style-name="ce338" table:number-columns-repeated="2"/>
          <table:table-cell table:style-name="ce340" table:number-columns-repeated="4"/>
          <table:table-cell table:style-name="ce338"/>
          <table:table-cell table:style-name="ce340" table:number-columns-repeated="6"/>
          <table:table-cell table:style-name="ce338"/>
          <table:table-cell table:style-name="ce340" table:number-columns-repeated="2"/>
          <table:table-cell table:style-name="ce338" table:number-columns-repeated="2"/>
          <table:table-cell table:style-name="ce340" table:number-columns-repeated="15"/>
          <table:table-cell table:style-name="ce338"/>
          <table:table-cell table:style-name="ce340" table:number-columns-repeated="3"/>
          <table:table-cell table:style-name="ce338"/>
          <table:table-cell table:style-name="ce340" table:number-columns-repeated="2"/>
          <table:table-cell table:style-name="ce343"/>
          <table:table-cell table:style-name="ce340" table:number-columns-repeated="12"/>
          <table:table-cell table:style-name="ce343"/>
          <table:table-cell table:style-name="ce338"/>
          <table:table-cell table:style-name="ce340" table:number-columns-repeated="3"/>
          <table:table-cell table:style-name="ce343"/>
          <table:table-cell table:style-name="ce340" table:number-columns-repeated="28"/>
          <table:table-cell table:style-name="ce338" table:number-columns-repeated="2"/>
          <table:table-cell table:style-name="ce343"/>
          <table:table-cell table:style-name="ce340" table:number-columns-repeated="8"/>
          <table:table-cell table:style-name="ce338"/>
          <table:table-cell table:style-name="ce340" table:number-columns-repeated="6"/>
          <table:table-cell table:style-name="ce338"/>
          <table:table-cell table:style-name="ce340" table:number-columns-repeated="5"/>
          <table:table-cell table:style-name="ce338"/>
          <table:table-cell table:style-name="ce340" table:number-columns-repeated="2"/>
          <table:table-cell table:style-name="ce338"/>
          <table:table-cell table:style-name="ce340" table:number-columns-repeated="4"/>
          <table:table-cell table:style-name="ce338"/>
          <table:table-cell table:style-name="ce340" table:number-columns-repeated="3"/>
          <table:table-cell table:style-name="ce338"/>
          <table:table-cell table:style-name="ce340" table:number-columns-repeated="3"/>
          <table:table-cell table:style-name="ce338" table:number-columns-repeated="2"/>
          <table:table-cell table:style-name="ce340" table:number-columns-repeated="8"/>
          <table:table-cell table:style-name="ce341"/>
          <table:table-cell table:style-name="ce340" table:number-columns-repeated="12"/>
          <table:table-cell table:style-name="ce338"/>
          <table:table-cell table:style-name="ce340" table:number-columns-repeated="7"/>
          <table:table-cell table:style-name="ce338"/>
          <table:table-cell table:style-name="ce340" table:number-columns-repeated="17"/>
          <table:table-cell table:style-name="ce341"/>
          <table:table-cell table:style-name="ce340"/>
          <table:table-cell table:style-name="ce338"/>
          <table:table-cell table:style-name="ce340" table:number-columns-repeated="15"/>
          <table:table-cell table:style-name="ce338"/>
          <table:table-cell table:style-name="ce340" table:number-columns-repeated="17"/>
          <table:table-cell table:style-name="ce338"/>
          <table:table-cell table:style-name="ce340" table:number-columns-repeated="3"/>
          <table:table-cell table:style-name="ce338"/>
          <table:table-cell table:style-name="ce340" table:number-columns-repeated="51"/>
          <table:table-cell table:style-name="ce338"/>
          <table:table-cell table:style-name="ce340" table:number-columns-repeated="2"/>
          <table:table-cell table:style-name="ce338"/>
          <table:table-cell table:style-name="ce340" table:number-columns-repeated="5"/>
          <table:table-cell table:style-name="ce338"/>
          <table:table-cell table:style-name="ce340" table:number-columns-repeated="6"/>
          <table:table-cell table:style-name="ce338"/>
          <table:table-cell table:style-name="ce340"/>
          <table:table-cell table:style-name="ce338"/>
          <table:table-cell table:style-name="ce340" table:number-columns-repeated="16"/>
          <table:table-cell table:style-name="ce338"/>
          <table:table-cell table:style-name="ce340" table:number-columns-repeated="2"/>
          <table:table-cell table:style-name="ce338"/>
          <table:table-cell table:style-name="ce340" table:number-columns-repeated="7"/>
          <table:table-cell table:style-name="ce338" table:number-columns-repeated="4"/>
          <table:table-cell table:style-name="ce340"/>
          <table:table-cell table:style-name="ce338"/>
          <table:table-cell table:style-name="ce340" table:number-columns-repeated="4"/>
          <table:table-cell table:style-name="ce338" table:number-columns-repeated="2"/>
          <table:table-cell table:style-name="ce340" table:number-columns-repeated="3"/>
          <table:table-cell table:style-name="ce338"/>
          <table:table-cell table:style-name="ce340" table:number-columns-repeated="26"/>
          <table:table-cell table:style-name="ce338"/>
          <table:table-cell table:style-name="ce340" table:number-columns-repeated="3"/>
          <table:table-cell table:style-name="ce338"/>
          <table:table-cell table:style-name="ce340" table:number-columns-repeated="20"/>
          <table:table-cell table:style-name="ce338"/>
          <table:table-cell table:style-name="ce340" table:number-columns-repeated="7"/>
          <table:table-cell table:style-name="ce338"/>
          <table:table-cell table:style-name="ce340" table:number-columns-repeated="23"/>
          <table:table-cell table:style-name="ce341" table:number-columns-repeated="2"/>
          <table:table-cell table:style-name="ce338"/>
          <table:table-cell table:style-name="ce341" table:number-columns-repeated="3"/>
          <table:table-cell table:style-name="ce338"/>
          <table:table-cell table:style-name="ce341" table:number-columns-repeated="11"/>
          <table:table-cell table:style-name="ce401"/>
          <table:table-cell table:style-name="ce341" table:number-columns-repeated="4"/>
          <table:table-cell table:style-name="ce401"/>
          <table:table-cell table:style-name="ce341" table:number-columns-repeated="5"/>
          <table:table-cell table:style-name="ce338"/>
          <table:table-cell table:style-name="ce341" table:number-columns-repeated="2"/>
          <table:table-cell table:style-name="ce401"/>
          <table:table-cell table:style-name="ce341" table:number-columns-repeated="2"/>
          <table:table-cell table:style-name="ce401"/>
          <table:table-cell table:style-name="ce341" table:number-columns-repeated="5"/>
          <table:table-cell table:style-name="ce401"/>
          <table:table-cell table:style-name="ce341" table:number-columns-repeated="25"/>
          <table:table-cell table:style-name="ce338"/>
          <table:table-cell table:style-name="ce341" table:number-columns-repeated="14"/>
          <table:table-cell table:style-name="ce338" table:number-columns-repeated="2"/>
          <table:table-cell table:style-name="ce341" table:number-columns-repeated="2"/>
          <table:table-cell table:style-name="ce401"/>
          <table:table-cell table:style-name="ce341" table:number-columns-repeated="5"/>
          <table:table-cell table:style-name="ce338"/>
          <table:table-cell table:style-name="ce341" table:number-columns-repeated="23"/>
          <table:table-cell table:style-name="ce338"/>
          <table:table-cell table:style-name="ce341" table:number-columns-repeated="2"/>
          <table:table-cell table:style-name="ce401"/>
          <table:table-cell table:style-name="ce341" table:number-columns-repeated="18"/>
          <table:table-cell table:style-name="ce338"/>
          <table:table-cell table:style-name="ce341" table:number-columns-repeated="16"/>
          <table:table-cell table:style-name="ce338"/>
          <table:table-cell table:style-name="ce341" table:number-columns-repeated="6"/>
          <table:table-cell table:style-name="ce338"/>
          <table:table-cell table:style-name="ce341" table:number-columns-repeated="7"/>
          <table:table-cell table:style-name="ce338"/>
          <table:table-cell table:style-name="ce341" table:number-columns-repeated="18"/>
          <table:table-cell table:style-name="ce401" table:number-columns-repeated="3"/>
          <table:table-cell table:style-name="ce341"/>
          <table:table-cell table:style-name="ce401"/>
          <table:table-cell table:style-name="ce341" table:number-columns-repeated="2"/>
          <table:table-cell table:style-name="ce401"/>
          <table:table-cell table:style-name="ce341" table:number-columns-repeated="5"/>
          <table:table-cell table:style-name="ce338" table:number-columns-repeated="290"/>
        </table:table-row>
        <table:table-row table:style-name="ro45">
          <table:table-cell table:style-name="ce383" office:value-type="string" calcext:value-type="string">
            <text:p>CIB物品</text:p>
          </table:table-cell>
          <table:table-cell table:style-name="ce338" table:number-columns-repeated="3"/>
          <table:table-cell table:style-name="ce343" table:number-columns-repeated="3"/>
          <table:table-cell table:style-name="ce340" table:number-columns-repeated="2"/>
          <table:table-cell table:style-name="ce343"/>
          <table:table-cell table:style-name="ce338" table:number-columns-repeated="3"/>
          <table:table-cell table:style-name="ce343"/>
          <table:table-cell table:style-name="ce338" table:number-columns-repeated="5"/>
          <table:table-cell table:style-name="ce387"/>
          <table:table-cell/>
          <table:table-cell table:style-name="ce338" table:number-columns-repeated="2"/>
          <table:table-cell table:style-name="ce343"/>
          <table:table-cell table:style-name="ce338" office:value-type="string" calcext:value-type="string">
            <text:p>德國來貨木箱</text:p>
          </table:table-cell>
          <table:table-cell table:style-name="ce340"/>
          <table:table-cell table:style-name="ce338" table:number-columns-repeated="3"/>
          <table:table-cell table:style-name="ce343"/>
          <table:table-cell table:style-name="ce338"/>
          <table:table-cell table:style-name="ce338" office:value-type="string" calcext:value-type="string">
            <text:p>日本來貨抽真空抱枕</text:p>
          </table:table-cell>
          <table:table-cell table:style-name="ce338" table:number-columns-repeated="2"/>
          <table:table-cell table:style-name="ce343"/>
          <table:table-cell table:style-name="ce338" office:value-type="string" calcext:value-type="string">
            <text:p>個人雜物</text:p>
          </table:table-cell>
          <table:table-cell table:style-name="ce343"/>
          <table:table-cell table:style-name="ce338"/>
          <table:table-cell table:style-name="ce340"/>
          <table:table-cell table:style-name="ce338" table:number-columns-repeated="3"/>
          <table:table-cell table:style-name="ce338" office:value-type="string" calcext:value-type="string">
            <text:p>塑膠零件</text:p>
          </table:table-cell>
          <table:table-cell table:style-name="ce338" table:number-columns-repeated="3"/>
          <table:table-cell table:style-name="ce340"/>
          <table:table-cell table:style-name="ce338" table:number-columns-repeated="4"/>
          <table:table-cell table:style-name="ce340"/>
          <table:table-cell table:style-name="ce338" table:number-columns-repeated="3"/>
          <table:table-cell table:style-name="ce338" office:value-type="string" calcext:value-type="string">
            <text:p>塑膠味很重的吉他</text:p>
          </table:table-cell>
          <table:table-cell table:style-name="ce340" table:number-columns-repeated="2"/>
          <table:table-cell table:style-name="ce338" table:number-columns-repeated="2"/>
          <table:table-cell table:style-name="ce340" office:value-type="string" calcext:value-type="string">
            <text:p>個人行李、衣服</text:p>
          </table:table-cell>
          <table:table-cell table:style-name="ce343"/>
          <table:table-cell table:style-name="ce338"/>
          <table:table-cell table:style-name="ce340"/>
          <table:table-cell table:style-name="ce394"/>
          <table:table-cell table:style-name="ce338"/>
          <table:table-cell table:style-name="ce343" office:value-type="string" calcext:value-type="string">
            <text:p>個人行李(各種雜物)</text:p>
          </table:table-cell>
          <table:table-cell table:style-name="ce338"/>
          <table:table-cell table:style-name="ce340" table:number-columns-repeated="2"/>
          <table:table-cell table:style-name="ce343" table:number-columns-repeated="2"/>
          <table:table-cell table:style-name="ce338" office:value-type="string" calcext:value-type="string">
            <text:p>衛浴把手</text:p>
          </table:table-cell>
          <table:table-cell table:style-name="ce397"/>
          <table:table-cell table:style-name="ce343" table:number-columns-repeated="2"/>
          <table:table-cell table:style-name="ce338" table:number-columns-repeated="2"/>
          <table:table-cell table:style-name="ce343"/>
          <table:table-cell table:style-name="ce338" table:number-columns-repeated="5"/>
          <table:table-cell table:style-name="ce343" table:number-columns-repeated="2"/>
          <table:table-cell table:style-name="ce338" table:number-columns-repeated="2"/>
          <table:table-cell table:style-name="ce343"/>
          <table:table-cell table:style-name="ce338" table:number-columns-repeated="2"/>
          <table:table-cell table:style-name="ce340"/>
          <table:table-cell table:style-name="ce338" table:number-columns-repeated="7"/>
          <table:table-cell table:style-name="ce343" table:number-columns-repeated="2"/>
          <table:table-cell table:style-name="ce338" table:number-columns-repeated="16"/>
          <table:table-cell table:style-name="ce340"/>
          <table:table-cell table:style-name="ce338" table:number-columns-repeated="5"/>
          <table:table-cell table:style-name="ce343"/>
          <table:table-cell table:style-name="ce338"/>
          <table:table-cell table:style-name="ce340" table:number-columns-repeated="2"/>
          <table:table-cell table:style-name="ce338"/>
          <table:table-cell table:style-name="ce343"/>
          <table:table-cell table:style-name="ce338" table:number-columns-repeated="2"/>
          <table:table-cell table:style-name="ce343"/>
          <table:table-cell table:style-name="ce338" table:number-columns-repeated="23"/>
          <table:table-cell table:style-name="ce343"/>
          <table:table-cell table:style-name="ce338" table:number-columns-repeated="6"/>
          <table:table-cell table:style-name="ce397"/>
          <table:table-cell table:style-name="ce338" table:number-columns-repeated="3"/>
          <table:table-cell table:style-name="ce343"/>
          <table:table-cell table:style-name="ce338"/>
          <table:table-cell table:style-name="ce343"/>
          <table:table-cell table:style-name="ce338" table:number-columns-repeated="4"/>
          <table:table-cell table:style-name="ce343"/>
          <table:table-cell table:style-name="ce338" table:number-columns-repeated="6"/>
          <table:table-cell table:style-name="ce343"/>
          <table:table-cell table:style-name="ce340"/>
          <table:table-cell table:style-name="ce338" table:number-columns-repeated="3"/>
          <table:table-cell table:style-name="ce340" table:number-columns-repeated="2"/>
          <table:table-cell table:style-name="ce338" table:number-columns-repeated="5"/>
          <table:table-cell table:style-name="ce343" table:number-columns-repeated="2"/>
          <table:table-cell table:style-name="ce338" table:number-columns-repeated="60"/>
          <table:table-cell table:style-name="ce343"/>
          <table:table-cell table:style-name="ce338" table:number-columns-repeated="9"/>
          <table:table-cell table:style-name="ce343"/>
          <table:table-cell table:style-name="ce338" table:number-columns-repeated="6"/>
          <table:table-cell table:style-name="ce343"/>
          <table:table-cell table:style-name="ce338" table:number-columns-repeated="4"/>
          <table:table-cell table:style-name="ce340"/>
          <table:table-cell table:style-name="ce338" table:number-columns-repeated="2"/>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5"/>
          <table:table-cell table:style-name="ce343"/>
          <table:table-cell table:style-name="ce338"/>
          <table:table-cell table:style-name="ce343" table:number-columns-repeated="2"/>
          <table:table-cell table:style-name="ce340"/>
          <table:table-cell table:style-name="ce338" table:number-columns-repeated="9"/>
          <table:table-cell table:style-name="ce340"/>
          <table:table-cell table:style-name="ce338" table:number-columns-repeated="3"/>
          <table:table-cell table:style-name="ce343"/>
          <table:table-cell table:style-name="ce338" table:number-columns-repeated="2"/>
          <table:table-cell table:style-name="ce343"/>
          <table:table-cell table:style-name="ce338"/>
          <table:table-cell table:style-name="ce340"/>
          <table:table-cell table:style-name="ce338" table:number-columns-repeated="3"/>
          <table:table-cell table:style-name="ce340"/>
          <table:table-cell table:style-name="ce338" table:number-columns-repeated="2"/>
          <table:table-cell table:style-name="ce343" table:number-columns-repeated="2"/>
          <table:table-cell table:style-name="ce340"/>
          <table:table-cell table:style-name="ce338" table:number-columns-repeated="5"/>
          <table:table-cell table:style-name="ce340"/>
          <table:table-cell table:style-name="ce338" table:number-columns-repeated="5"/>
          <table:table-cell table:style-name="ce340"/>
          <table:table-cell table:style-name="ce338" table:number-columns-repeated="9"/>
          <table:table-cell table:style-name="ce343"/>
          <table:table-cell table:style-name="ce338" table:number-columns-repeated="3"/>
          <table:table-cell table:style-name="ce340"/>
          <table:table-cell table:style-name="ce338"/>
          <table:table-cell table:style-name="ce340" table:number-columns-repeated="2"/>
          <table:table-cell table:style-name="ce338" table:number-columns-repeated="5"/>
          <table:table-cell table:style-name="ce340" table:number-columns-repeated="3"/>
          <table:table-cell table:style-name="ce338" table:number-columns-repeated="13"/>
          <table:table-cell table:style-name="ce340"/>
          <table:table-cell table:style-name="ce338"/>
          <table:table-cell table:style-name="ce340" table:number-columns-repeated="2"/>
          <table:table-cell table:style-name="ce338" table:number-columns-repeated="5"/>
          <table:table-cell table:style-name="ce340" table:number-columns-repeated="2"/>
          <table:table-cell table:style-name="ce338" table:number-columns-repeated="3"/>
          <table:table-cell table:style-name="ce340"/>
          <table:table-cell table:style-name="ce338"/>
          <table:table-cell table:style-name="ce340"/>
          <table:table-cell table:style-name="ce338" table:number-columns-repeated="11"/>
          <table:table-cell table:style-name="ce340"/>
          <table:table-cell table:style-name="ce338" table:number-columns-repeated="7"/>
          <table:table-cell table:style-name="ce340"/>
          <table:table-cell table:style-name="ce338" table:number-columns-repeated="7"/>
          <table:table-cell table:style-name="ce340"/>
          <table:table-cell table:style-name="ce338" table:number-columns-repeated="8"/>
          <table:table-cell table:style-name="ce340"/>
          <table:table-cell table:style-name="ce338" table:number-columns-repeated="19"/>
          <table:table-cell table:style-name="ce343"/>
          <table:table-cell table:style-name="ce338"/>
          <table:table-cell table:style-name="ce343"/>
          <table:table-cell table:style-name="ce338" table:number-columns-repeated="5"/>
          <table:table-cell table:style-name="ce343"/>
          <table:table-cell table:style-name="ce338" table:number-columns-repeated="4"/>
          <table:table-cell table:style-name="ce340"/>
          <table:table-cell table:style-name="ce343" table:number-columns-repeated="2"/>
          <table:table-cell table:style-name="ce338" table:number-columns-repeated="2"/>
          <table:table-cell table:style-name="ce343" table:number-columns-repeated="3"/>
          <table:table-cell table:style-name="ce338" table:number-columns-repeated="7"/>
          <table:table-cell table:style-name="ce343"/>
          <table:table-cell table:style-name="ce338" table:number-columns-repeated="8"/>
          <table:table-cell table:style-name="ce343"/>
          <table:table-cell table:style-name="ce338"/>
          <table:table-cell table:style-name="ce343"/>
          <table:table-cell table:style-name="ce338" table:number-columns-repeated="6"/>
          <table:table-cell table:style-name="ce343"/>
          <table:table-cell table:style-name="ce338" table:number-columns-repeated="3"/>
          <table:table-cell table:style-name="ce343"/>
          <table:table-cell table:style-name="ce338" table:number-columns-repeated="4"/>
          <table:table-cell table:style-name="ce343"/>
          <table:table-cell table:style-name="ce338" table:number-columns-repeated="11"/>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4"/>
          <table:table-cell table:style-name="ce343"/>
          <table:table-cell table:style-name="ce338" table:number-columns-repeated="94"/>
          <table:table-cell table:style-name="ce341"/>
          <table:table-cell table:style-name="ce338" table:number-columns-repeated="26"/>
          <table:table-cell table:style-name="ce401"/>
          <table:table-cell table:style-name="ce338" table:number-columns-repeated="373"/>
        </table:table-row>
        <table:table-row table:style-name="ro46">
          <table:table-cell table:style-name="ce383" office:value-type="string" calcext:value-type="string">
            <text:p>檢討事項</text:p>
          </table:table-cell>
          <table:table-cell table:style-name="ce338" office:value-type="string" calcext:value-type="string">
            <text:p>開頭直排距離感覺可以在長一點讓Custy開機後聞的穩定一些</text:p>
          </table:table-cell>
          <table:table-cell table:style-name="ce338" office:value-type="string" calcext:value-type="string">
            <text:p>如果發現Custy沒轉彎代表很多略掉沒聞應該先easy後再讓他從頭好好聞</text:p>
          </table:table-cell>
          <table:table-cell table:style-name="ce338" office:value-type="string" calcext:value-type="string">
            <text:p>轉彎如果不貼可以即時pivot，或是稍微收點繩領先在轉彎處比手勢</text:p>
          </table:table-cell>
          <table:table-cell table:style-name="ce338" office:value-type="string" calcext:value-type="string">
            <text:p>pump的時候要再更領先一點</text:p>
          </table:table-cell>
          <table:table-cell table:style-name="ce338" office:value-type="string" calcext:value-type="string">
            <text:p>第二pass start角度要更好一點，我角度不好導致Custy直接略過第一個不聞</text:p>
          </table:table-cell>
          <table:table-cell table:style-name="ce338" office:value-type="string" calcext:value-type="string">
            <text:p>Custy剛要開始聞的時候還是要注意有沒有太興奮，如果太興奮要稍微time out一下，冷靜下來再開始。今天讓他冷靜的不夠久導致一開始的品質沒有很好。</text:p>
          </table:table-cell>
          <table:table-cell table:style-name="ce343" office:value-type="string" calcext:value-type="string">
            <text:p>在Custy 坐下的時候要盡快帶走避免他繼續聞，這樣如果FR才能達到教他是錯的的目的</text:p>
          </table:table-cell>
          <table:table-cell table:style-name="ce338" table:number-columns-repeated="3"/>
          <table:table-cell table:style-name="ce338" office:value-type="string" calcext:value-type="string">
            <text:p>對於Custy可能不會轉彎的反應要提早，這次是到都快接上貨了才pivot</text:p>
          </table:table-cell>
          <table:table-cell table:style-name="ce338" office:value-type="string" calcext:value-type="string">
            <text:p>這次hop上去很順利，要記得稱讚</text:p>
          </table:table-cell>
          <table:table-cell table:style-name="ce338" office:value-type="string" calcext:value-type="string">
            <text:p>下次如果一樣分心可以試著叫Custy名字，或是收繩引導回動線</text:p>
          </table:table-cell>
          <table:table-cell table:style-name="ce338" office:value-type="string" calcext:value-type="string">
            <text:p>如果來不及easy可以等斷點再回來補齊就好，不用硬是帶走</text:p>
          </table:table-cell>
          <table:table-cell table:style-name="ce338"/>
          <table:table-cell table:style-name="ce338" office:value-type="string" calcext:value-type="string">
            <text:p>我在聞完獨立棧板貨物時可以順著聞回來再接，不用特地帶開重新start</text:p>
          </table:table-cell>
          <table:table-cell table:style-name="ce338"/>
          <table:table-cell table:style-name="ce338" office:value-type="string" calcext:value-type="string">
            <text:p>其實沒有在Scatter的情況下讓Custy在膠膜的貨得到過，所以原先預想他會聞反而幾乎都沒聞，下次應該要先設置過一遍讓Custy有過中的經驗再做blank</text:p>
          </table:table-cell>
          <table:table-cell table:style-name="ce338" office:value-type="string" calcext:value-type="string">
            <text:p>下次如果遇到一樣旁邊貨物比較近的，要有準備直接pivot，不要預設Custy會自己轉彎</text:p>
          </table:table-cell>
          <table:table-cell table:style-name="ce340" office:value-type="string" calcext:value-type="string">
            <text:p>如果start到第一個轉彎處距離不長我可以試著領先在轉彎處給手勢，但盡量避免跟狗撞在一起，如果真的沒轉好可以選擇讓他繼續聞，也可以easy再來一次</text:p>
          </table:table-cell>
          <table:table-cell table:style-name="ce390"/>
          <table:table-cell table:style-name="ce338" table:number-columns-repeated="7"/>
          <table:table-cell table:style-name="ce338" office:value-type="string" calcext:value-type="string">
            <text:p>不確定是因為覺得沒有懶懶的還是Custy地上parcel真的表現比較差，之後要多加強</text:p>
          </table:table-cell>
          <table:table-cell table:style-name="ce338" office:value-type="string" calcext:value-type="string">
            <text:p>下次如果有束帶記得還是要割掉避免勾到狗</text:p>
          </table:table-cell>
          <table:table-cell table:style-name="ce338" office:value-type="string" calcext:value-type="string">
            <text:p>easy的時候讓Custy甩出去，下次easy可以稍微等狗穩定後再開始，不用急著開始</text:p>
          </table:table-cell>
          <table:table-cell table:style-name="ce338"/>
          <table:table-cell table:style-name="ce343" office:value-type="string" calcext:value-type="string">
            <text:p>在轉彎的地方可以把手勢省略掉，可以利用身體卡就夠了，如果真的沒轉彎再pivot，在那個時機點比很容易干擾到他嗅聞</text:p>
          </table:table-cell>
          <table:table-cell table:style-name="ce338" table:number-columns-repeated="8"/>
          <table:table-cell table:style-name="ce338" office:value-type="string" calcext:value-type="string">
            <text:p>如果明顯發現Custy很興奮應該試著放慢我的步調，他如果太衝可以easy，甚至是第一pass跑完先time out一下再接著跑第二pass</text:p>
          </table:table-cell>
          <table:table-cell table:style-name="ce338" office:value-type="string" calcext:value-type="string">
            <text:p>Custy開始有聞到一定時間後想猜亂坐的行為，之後他在末端想回頭的時候要Hold好順勢帶走不要讓他有機會回頭亂猜坐下</text:p>
          </table:table-cell>
          <table:table-cell table:style-name="ce338" table:number-columns-repeated="4"/>
          <table:table-cell table:style-name="ce338" office:value-type="string" calcext:value-type="string">
            <text:p>第一pass的時候如果真的在轉彎處沒領先也不用給手勢，真的沒轉彎再pivot就好，在第一pass維持犬的獨立性</text:p>
          </table:table-cell>
          <table:table-cell table:style-name="ce338" table:number-columns-repeated="3"/>
          <table:table-cell table:style-name="ce338" office:value-type="string" calcext:value-type="string">
            <text:p>之後如果再像這樣轉彎的地方很窄的就不要預期他會轉直接選擇pivot</text:p>
          </table:table-cell>
          <table:table-cell table:style-name="ce338"/>
          <table:table-cell table:style-name="ce338" office:value-type="string" calcext:value-type="string">
            <text:p>中間有一段我跟他在旁邊，如果他速度不快的話應該要領先一點</text:p>
          </table:table-cell>
          <table:table-cell table:style-name="ce338" table:number-columns-repeated="5"/>
          <table:table-cell table:style-name="ce338" office:value-type="string" calcext:value-type="string">
            <text:p>可以嘗試在末端給一個手勢讓Custy好好聞完之後再結束</text:p>
          </table:table-cell>
          <table:table-cell table:style-name="ce338" table:number-columns-repeated="3"/>
          <table:table-cell table:style-name="ce394"/>
          <table:table-cell table:style-name="ce338" table:number-columns-repeated="75"/>
          <table:table-cell table:style-name="ce343"/>
          <table:table-cell table:style-name="ce338"/>
          <table:table-cell table:style-name="ce343"/>
          <table:table-cell table:style-name="ce338" table:number-columns-repeated="178"/>
          <table:table-cell table:style-name="ce343"/>
          <table:table-cell table:style-name="ce338" table:number-columns-repeated="75"/>
          <table:table-cell table:style-name="ce343"/>
          <table:table-cell table:style-name="ce338" table:number-columns-repeated="24"/>
          <table:table-cell table:style-name="ce343"/>
          <table:table-cell table:style-name="ce338" table:number-columns-repeated="12"/>
          <table:table-cell table:style-name="ce343"/>
          <table:table-cell table:style-name="ce338" table:number-columns-repeated="67"/>
          <table:table-cell table:style-name="ce343"/>
          <table:table-cell table:style-name="ce338" table:number-columns-repeated="63"/>
          <table:table-cell table:style-name="ce402"/>
          <table:table-cell table:style-name="ce338" table:number-columns-repeated="32"/>
          <table:table-cell table:style-name="ce341"/>
          <table:table-cell table:style-name="ce338" table:number-columns-repeated="106"/>
          <table:table-cell table:style-name="ce401"/>
          <table:table-cell table:style-name="ce338" table:number-columns-repeated="21"/>
          <table:table-cell table:style-name="ce401"/>
          <table:table-cell table:style-name="ce338" table:number-columns-repeated="294"/>
        </table:table-row>
        <table:table-row table:style-name="ro1">
          <table:table-cell table:style-name="ce385"/>
          <table:table-cell table:style-name="ce389" table:number-columns-repeated="63"/>
          <table:table-cell table:style-name="ce395"/>
          <table:table-cell table:style-name="ce389" table:number-columns-repeated="664"/>
          <table:table-cell table:style-name="ce404"/>
          <table:table-cell table:style-name="ce389" table:number-columns-repeated="294"/>
        </table:table-row>
        <table:table-row table:style-name="ro1">
          <table:table-cell table:style-name="ce385"/>
          <table:table-cell table:style-name="Default"/>
          <table:table-cell table:style-name="ce389" table:number-columns-repeated="62"/>
          <table:table-cell table:style-name="ce395"/>
          <table:table-cell table:style-name="ce389" table:number-columns-repeated="959"/>
        </table:table-row>
        <table:table-row table:style-name="ro1" table:number-rows-repeated="524">
          <table:table-cell table:style-name="ce385"/>
          <table:table-cell table:style-name="ce389" table:number-columns-repeated="63"/>
          <table:table-cell table:style-name="ce395"/>
          <table:table-cell table:style-name="ce389" table:number-columns-repeated="959"/>
        </table:table-row>
        <table:table-row table:style-name="ro1" table:number-rows-repeated="1048040">
          <table:table-cell table:number-columns-repeated="1024"/>
        </table:table-row>
        <table:table-row table:style-name="ro1">
          <table:table-cell table:number-columns-repeated="1024"/>
        </table:table-row>
      </table:table>
      <table:table table:name="C" table:style-name="ta3">
        <table:table-column table:style-name="co31" table:default-cell-style-name="ce406"/>
        <table:table-column table:style-name="co207" table:default-cell-style-name="ce388"/>
        <table:table-column table:style-name="co69" table:default-cell-style-name="ce388"/>
        <table:table-column table:style-name="co208" table:default-cell-style-name="ce388"/>
        <table:table-column table:style-name="co209" table:default-cell-style-name="ce388"/>
        <table:table-column table:style-name="co210" table:default-cell-style-name="ce388"/>
        <table:table-column table:style-name="co211" table:default-cell-style-name="ce388"/>
        <table:table-column table:style-name="co212" table:default-cell-style-name="ce388"/>
        <table:table-column table:style-name="co213" table:default-cell-style-name="ce388"/>
        <table:table-column table:style-name="co62" table:default-cell-style-name="ce388"/>
        <table:table-column table:style-name="co214" table:default-cell-style-name="ce388"/>
        <table:table-column table:style-name="co36" table:default-cell-style-name="ce388"/>
        <table:table-column table:style-name="co215" table:default-cell-style-name="ce388"/>
        <table:table-column table:style-name="co216" table:default-cell-style-name="ce388"/>
        <table:table-column table:style-name="co60" table:default-cell-style-name="ce388"/>
        <table:table-column table:style-name="co87" table:default-cell-style-name="ce388"/>
        <table:table-column table:style-name="co217" table:default-cell-style-name="ce388"/>
        <table:table-column table:style-name="co218" table:default-cell-style-name="ce388"/>
        <table:table-column table:style-name="co145" table:default-cell-style-name="ce388"/>
        <table:table-column table:style-name="co219" table:default-cell-style-name="ce388"/>
        <table:table-column table:style-name="co73" table:default-cell-style-name="ce388"/>
        <table:table-column table:style-name="co220" table:default-cell-style-name="ce388"/>
        <table:table-column table:style-name="co221" table:default-cell-style-name="ce388"/>
        <table:table-column table:style-name="co83" table:default-cell-style-name="Default"/>
        <table:table-column table:style-name="co86" table:default-cell-style-name="Default"/>
        <table:table-column table:style-name="co218" table:default-cell-style-name="Default"/>
        <table:table-column table:style-name="co131" table:default-cell-style-name="Default"/>
        <table:table-column table:style-name="co156" table:default-cell-style-name="Default"/>
        <table:table-column table:style-name="co98" table:default-cell-style-name="Default"/>
        <table:table-column table:style-name="co222" table:default-cell-style-name="Default"/>
        <table:table-column table:style-name="co156" table:default-cell-style-name="Default"/>
        <table:table-column table:style-name="co97" table:default-cell-style-name="Default"/>
        <table:table-column table:style-name="co218" table:default-cell-style-name="Default"/>
        <table:table-column table:style-name="co75" table:default-cell-style-name="Default"/>
        <table:table-column table:style-name="co223" table:default-cell-style-name="Default"/>
        <table:table-column table:style-name="co87" table:default-cell-style-name="Default"/>
        <table:table-column table:style-name="co193" table:default-cell-style-name="Default"/>
        <table:table-column table:style-name="co136" table:default-cell-style-name="Default"/>
        <table:table-column table:style-name="co224" table:default-cell-style-name="Default"/>
        <table:table-column table:style-name="co217" table:default-cell-style-name="Default"/>
        <table:table-column table:style-name="co225" table:default-cell-style-name="Default"/>
        <table:table-column table:style-name="co113" table:default-cell-style-name="Default"/>
        <table:table-column table:style-name="co88" table:default-cell-style-name="Default"/>
        <table:table-column table:style-name="co226" table:default-cell-style-name="Default"/>
        <table:table-column table:style-name="co99" table:default-cell-style-name="Default"/>
        <table:table-column table:style-name="co227" table:default-cell-style-name="Default"/>
        <table:table-column table:style-name="co228" table:default-cell-style-name="Default"/>
        <table:table-column table:style-name="co44" table:default-cell-style-name="Default"/>
        <table:table-column table:style-name="co229" table:default-cell-style-name="Default"/>
        <table:table-column table:style-name="co156" table:default-cell-style-name="Default"/>
        <table:table-column table:style-name="co101" table:default-cell-style-name="Default"/>
        <table:table-column table:style-name="co90" table:default-cell-style-name="Default"/>
        <table:table-column table:style-name="co230" table:default-cell-style-name="Default"/>
        <table:table-column table:style-name="co115" table:default-cell-style-name="Default"/>
        <table:table-column table:style-name="co223" table:default-cell-style-name="Default"/>
        <table:table-column table:style-name="co231" table:default-cell-style-name="Default"/>
        <table:table-column table:style-name="co89" table:default-cell-style-name="Default"/>
        <table:table-column table:style-name="co38" table:default-cell-style-name="Default"/>
        <table:table-column table:style-name="co104" table:default-cell-style-name="Default"/>
        <table:table-column table:style-name="co232" table:default-cell-style-name="Default"/>
        <table:table-column table:style-name="co233" table:default-cell-style-name="Default"/>
        <table:table-column table:style-name="co34" table:default-cell-style-name="Default"/>
        <table:table-column table:style-name="co101" table:default-cell-style-name="Default"/>
        <table:table-column table:style-name="co234" table:default-cell-style-name="Default"/>
        <table:table-column table:style-name="co87" table:default-cell-style-name="Default"/>
        <table:table-column table:style-name="co232" table:default-cell-style-name="Default"/>
        <table:table-column table:style-name="co235" table:default-cell-style-name="Default"/>
        <table:table-column table:style-name="co85" table:default-cell-style-name="Default"/>
        <table:table-column table:style-name="co92" table:default-cell-style-name="Default"/>
        <table:table-column table:style-name="co10" table:default-cell-style-name="Default"/>
        <table:table-column table:style-name="co225" table:default-cell-style-name="Default"/>
        <table:table-column table:style-name="co236" table:default-cell-style-name="Default"/>
        <table:table-column table:style-name="co237" table:default-cell-style-name="Default"/>
        <table:table-column table:style-name="co131" table:default-cell-style-name="Default"/>
        <table:table-column table:style-name="co142" table:default-cell-style-name="Default"/>
        <table:table-column table:style-name="co238" table:default-cell-style-name="Default"/>
        <table:table-column table:style-name="co239" table:default-cell-style-name="Default"/>
        <table:table-column table:style-name="co119" table:default-cell-style-name="Default"/>
        <table:table-column table:style-name="co156" table:default-cell-style-name="Default"/>
        <table:table-column table:style-name="co34" table:default-cell-style-name="Default"/>
        <table:table-column table:style-name="co240" table:default-cell-style-name="Default"/>
        <table:table-column table:style-name="co38" table:default-cell-style-name="Default"/>
        <table:table-column table:style-name="co114" table:default-cell-style-name="Default"/>
        <table:table-column table:style-name="co89" table:default-cell-style-name="Default"/>
        <table:table-column table:style-name="co164" table:default-cell-style-name="Default"/>
        <table:table-column table:style-name="co100" table:default-cell-style-name="Default"/>
        <table:table-column table:style-name="co241" table:default-cell-style-name="Default"/>
        <table:table-column table:style-name="co61" table:default-cell-style-name="Default"/>
        <table:table-column table:style-name="co93" table:default-cell-style-name="Default"/>
        <table:table-column table:style-name="co121" table:default-cell-style-name="Default"/>
        <table:table-column table:style-name="co154" table:default-cell-style-name="Default"/>
        <table:table-column table:style-name="co242" table:default-cell-style-name="Default"/>
        <table:table-column table:style-name="co184" table:default-cell-style-name="Default"/>
        <table:table-column table:style-name="co243" table:default-cell-style-name="Default"/>
        <table:table-column table:style-name="co54" table:default-cell-style-name="Default"/>
        <table:table-column table:style-name="co244" table:default-cell-style-name="Default"/>
        <table:table-column table:style-name="co101" table:default-cell-style-name="Default"/>
        <table:table-column table:style-name="co140" table:default-cell-style-name="Default"/>
        <table:table-column table:style-name="co245" table:default-cell-style-name="Default"/>
        <table:table-column table:style-name="co243" table:default-cell-style-name="Default"/>
        <table:table-column table:style-name="co61" table:default-cell-style-name="Default"/>
        <table:table-column table:style-name="co246" table:default-cell-style-name="Default"/>
        <table:table-column table:style-name="co247" table:default-cell-style-name="Default"/>
        <table:table-column table:style-name="co248" table:default-cell-style-name="Default"/>
        <table:table-column table:style-name="co89" table:default-cell-style-name="Default"/>
        <table:table-column table:style-name="co18" table:default-cell-style-name="Default"/>
        <table:table-column table:style-name="co88" table:default-cell-style-name="Default"/>
        <table:table-column table:style-name="co249" table:default-cell-style-name="Default"/>
        <table:table-column table:style-name="co87" table:default-cell-style-name="Default"/>
        <table:table-column table:style-name="co250" table:default-cell-style-name="Default"/>
        <table:table-column table:style-name="co233" table:default-cell-style-name="Default"/>
        <table:table-column table:style-name="co232" table:default-cell-style-name="Default"/>
        <table:table-column table:style-name="co96" table:default-cell-style-name="Default"/>
        <table:table-column table:style-name="co113" table:default-cell-style-name="Default"/>
        <table:table-column table:style-name="co251" table:default-cell-style-name="ce388"/>
        <table:table-column table:style-name="co87" table:default-cell-style-name="ce388"/>
        <table:table-column table:style-name="co229" table:default-cell-style-name="ce388"/>
        <table:table-column table:style-name="co6" table:number-columns-repeated="907" table:default-cell-style-name="ce388"/>
        <table:table-row table:style-name="ro1">
          <table:table-cell table:style-name="ce381" office:value-type="string" calcext:value-type="string">
            <text:p>日期</text:p>
          </table:table-cell>
          <table:table-cell table:style-name="ce387" office:value-type="date" office:date-value="2022-06-06" calcext:value-type="date">
            <text:p>2022/6/6</text:p>
          </table:table-cell>
          <table:table-cell table:style-name="ce387" office:value-type="date" office:date-value="2022-06-08" calcext:value-type="date">
            <text:p>2022/6/8</text:p>
          </table:table-cell>
          <table:table-cell table:style-name="ce387" office:value-type="date" office:date-value="2022-06-09" calcext:value-type="date">
            <text:p>2022/6/9</text:p>
          </table:table-cell>
          <table:table-cell table:number-columns-repeated="2" table:style-name="ce387" office:value-type="date" office:date-value="2022-06-16" calcext:value-type="date">
            <text:p>2022/6/16</text:p>
          </table:table-cell>
          <table:table-cell table:number-columns-repeated="2" table:style-name="ce387" office:value-type="date" office:date-value="2022-06-17" calcext:value-type="date">
            <text:p>2022/6/17</text:p>
          </table:table-cell>
          <table:table-cell table:style-name="ce387" office:value-type="date" office:date-value="2022-06-21" calcext:value-type="date">
            <text:p>2022/6/21</text:p>
          </table:table-cell>
          <table:table-cell table:number-columns-repeated="2" table:style-name="ce387" office:value-type="date" office:date-value="2022-06-29" calcext:value-type="date">
            <text:p>2022/6/29</text:p>
          </table:table-cell>
          <table:table-cell table:style-name="ce387" office:value-type="date" office:date-value="2022-06-30" calcext:value-type="date">
            <text:p>2022/6/30</text:p>
          </table:table-cell>
          <table:table-cell table:style-name="ce387" office:value-type="date" office:date-value="2022-07-11" calcext:value-type="date">
            <text:p>2022/7/11</text:p>
          </table:table-cell>
          <table:table-cell table:style-name="ce387" office:value-type="date" office:date-value="2022-07-14" calcext:value-type="date">
            <text:p>2022/7/14</text:p>
          </table:table-cell>
          <table:table-cell table:style-name="ce387" office:value-type="date" office:date-value="2022-07-19" calcext:value-type="date">
            <text:p>2022/7/19</text:p>
          </table:table-cell>
          <table:table-cell table:style-name="ce387" office:value-type="date" office:date-value="2022-07-20" calcext:value-type="date">
            <text:p>2022/7/20</text:p>
          </table:table-cell>
          <table:table-cell table:style-name="ce387" office:value-type="date" office:date-value="2022-07-21" calcext:value-type="date">
            <text:p>2022/7/21</text:p>
          </table:table-cell>
          <table:table-cell table:style-name="ce387" office:value-type="date" office:date-value="2022-08-01" calcext:value-type="date">
            <text:p>2022/8/1</text:p>
          </table:table-cell>
          <table:table-cell table:style-name="ce387" office:value-type="date" office:date-value="2022-08-09" calcext:value-type="date">
            <text:p>2022/8/9</text:p>
          </table:table-cell>
          <table:table-cell table:style-name="ce387" office:value-type="date" office:date-value="2022-08-16" calcext:value-type="date">
            <text:p>2022/8/16</text:p>
          </table:table-cell>
          <table:table-cell table:style-name="ce387" office:value-type="date" office:date-value="2022-08-18" calcext:value-type="date">
            <text:p>2022/8/18</text:p>
          </table:table-cell>
          <table:table-cell table:style-name="ce387" office:value-type="date" office:date-value="2022-08-19" calcext:value-type="date">
            <text:p>2022/8/19</text:p>
          </table:table-cell>
          <table:table-cell table:style-name="ce387" office:value-type="date" office:date-value="2022-08-31" calcext:value-type="date">
            <text:p>2022/8/31</text:p>
          </table:table-cell>
          <table:table-cell table:number-columns-repeated="1001"/>
        </table:table-row>
        <table:table-row table:style-name="ro17">
          <table:table-cell table:style-name="ce381" office:value-type="string" calcext:value-type="string">
            <text:p>場地</text:p>
          </table:table-cell>
          <table:table-cell office:value-type="string" calcext:value-type="string">
            <text:p>弘貿進口雜貨</text:p>
          </table:table-cell>
          <table:table-cell office:value-type="string" calcext:value-type="string">
            <text:p>中華進口二倉</text:p>
          </table:table-cell>
          <table:table-cell office:value-type="string" calcext:value-type="string">
            <text:p>長春進口</text:p>
          </table:table-cell>
          <table:table-cell table:number-columns-repeated="2" office:value-type="string" calcext:value-type="string">
            <text:p>東亞進口H倉</text:p>
          </table:table-cell>
          <table:table-cell office:value-type="string" calcext:value-type="string">
            <text:p>長榮進口</text:p>
          </table:table-cell>
          <table:table-cell office:value-type="string" calcext:value-type="string">
            <text:p>東亞進口E倉</text:p>
          </table:table-cell>
          <table:table-cell office:value-type="string" calcext:value-type="string">
            <text:p>台揚進口</text:p>
          </table:table-cell>
          <table:table-cell table:number-columns-repeated="2" office:value-type="string" calcext:value-type="string">
            <text:p>環球進口A倉</text:p>
          </table:table-cell>
          <table:table-cell office:value-type="string" calcext:value-type="string">
            <text:p>關本部文具台</text:p>
          </table:table-cell>
          <table:table-cell office:value-type="string" calcext:value-type="string">
            <text:p>基隆郵局</text:p>
          </table:table-cell>
          <table:table-cell office:value-type="string" calcext:value-type="string">
            <text:p>環球進口N倉</text:p>
          </table:table-cell>
          <table:table-cell office:value-type="string" calcext:value-type="string">
            <text:p>東亞進口H倉</text:p>
          </table:table-cell>
          <table:table-cell office:value-type="string" calcext:value-type="string">
            <text:p>聯興進口</text:p>
          </table:table-cell>
          <table:table-cell office:value-type="string" calcext:value-type="string">
            <text:p>基隆郵局4F</text:p>
          </table:table-cell>
          <table:table-cell office:value-type="string" calcext:value-type="string">
            <text:p>臺基進口</text:p>
          </table:table-cell>
          <table:table-cell office:value-type="string" calcext:value-type="string">
            <text:p>基郵2F</text:p>
          </table:table-cell>
          <table:table-cell office:value-type="string" calcext:value-type="string">
            <text:p>環球進口C倉</text:p>
          </table:table-cell>
          <table:table-cell office:value-type="string" calcext:value-type="string">
            <text:p>中國進口B庫</text:p>
          </table:table-cell>
          <table:table-cell office:value-type="string" calcext:value-type="string">
            <text:p>環球進口A倉</text:p>
          </table:table-cell>
          <table:table-cell office:value-type="string" calcext:value-type="string">
            <text:p>東亞出口C倉</text:p>
          </table:table-cell>
          <table:table-cell table:number-columns-repeated="1001"/>
        </table:table-row>
        <table:table-row table:style-name="ro1">
          <table:table-cell table:style-name="ce381" office:value-type="string" calcext:value-type="string">
            <text:p>重量</text:p>
          </table:table-cell>
          <table:table-cell table:number-columns-repeated="2" office:value-type="float" office:value="800" calcext:value-type="float">
            <text:p>800</text:p>
          </table:table-cell>
          <table:table-cell office:value-type="string" calcext:value-type="string">
            <text:p>C-scented</text:p>
          </table:table-cell>
          <table:table-cell table:number-columns-repeated="2" office:value-type="float" office:value="1000" calcext:value-type="float">
            <text:p>1000</text:p>
          </table:table-cell>
          <table:table-cell office:value-type="float" office:value="850" calcext:value-type="float">
            <text:p>850</text:p>
          </table:table-cell>
          <table:table-cell office:value-type="float" office:value="750" calcext:value-type="float">
            <text:p>750</text:p>
          </table:table-cell>
          <table:table-cell office:value-type="float" office:value="500" calcext:value-type="float">
            <text:p>500</text:p>
          </table:table-cell>
          <table:table-cell office:value-type="float" office:value="350" calcext:value-type="float">
            <text:p>350</text:p>
          </table:table-cell>
          <table:table-cell table:number-columns-repeated="2" office:value-type="float" office:value="500" calcext:value-type="float">
            <text:p>500</text:p>
          </table:table-cell>
          <table:table-cell office:value-type="float" office:value="250" calcext:value-type="float">
            <text:p>250</text:p>
          </table:table-cell>
          <table:table-cell office:value-type="float" office:value="800" calcext:value-type="float">
            <text:p>800</text:p>
          </table:table-cell>
          <table:table-cell office:value-type="float" office:value="750" calcext:value-type="float">
            <text:p>7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500" calcext:value-type="float">
            <text:p>500</text:p>
          </table:table-cell>
          <table:table-cell office:value-type="float" office:value="300" calcext:value-type="float">
            <text:p>300</text:p>
          </table:table-cell>
          <table:table-cell office:value-type="float" office:value="350" calcext:value-type="float">
            <text:p>350</text:p>
          </table:table-cell>
          <table:table-cell table:number-columns-repeated="1001"/>
        </table:table-row>
        <table:table-row table:style-name="ro1">
          <table:table-cell table:style-name="ce381" office:value-type="string" calcext:value-type="string">
            <text:p>開始時間</text:p>
          </table:table-cell>
          <table:table-cell office:value-type="float" office:value="1540" calcext:value-type="float">
            <text:p>1540</text:p>
          </table:table-cell>
          <table:table-cell office:value-type="float" office:value="1130" calcext:value-type="float">
            <text:p>1130</text:p>
          </table:table-cell>
          <table:table-cell office:value-type="float" office:value="1035" calcext:value-type="float">
            <text:p>1035</text:p>
          </table:table-cell>
          <table:table-cell office:value-type="float" office:value="1600" calcext:value-type="float">
            <text:p>1600</text:p>
          </table:table-cell>
          <table:table-cell office:value-type="float" office:value="1610" calcext:value-type="float">
            <text:p>1610</text:p>
          </table:table-cell>
          <table:table-cell office:value-type="float" office:value="1150" calcext:value-type="float">
            <text:p>1150</text:p>
          </table:table-cell>
          <table:table-cell office:value-type="float" office:value="1625" calcext:value-type="float">
            <text:p>1625</text:p>
          </table:table-cell>
          <table:table-cell office:value-type="float" office:value="1140" calcext:value-type="float">
            <text:p>1140</text:p>
          </table:table-cell>
          <table:table-cell office:value-type="float" office:value="1125" calcext:value-type="float">
            <text:p>1125</text:p>
          </table:table-cell>
          <table:table-cell office:value-type="float" office:value="1150" calcext:value-type="float">
            <text:p>1150</text:p>
          </table:table-cell>
          <table:table-cell office:value-type="float" office:value="1145" calcext:value-type="float">
            <text:p>1145</text:p>
          </table:table-cell>
          <table:table-cell office:value-type="string" calcext:value-type="string">
            <text:p>0945</text:p>
          </table:table-cell>
          <table:table-cell office:value-type="float" office:value="1120" calcext:value-type="float">
            <text:p>1120</text:p>
          </table:table-cell>
          <table:table-cell office:value-type="float" office:value="1105" calcext:value-type="float">
            <text:p>1105</text:p>
          </table:table-cell>
          <table:table-cell office:value-type="float" office:value="1445" calcext:value-type="float">
            <text:p>1445</text:p>
          </table:table-cell>
          <table:table-cell office:value-type="string" calcext:value-type="string">
            <text:p>0955</text:p>
          </table:table-cell>
          <table:table-cell office:value-type="float" office:value="1040" calcext:value-type="float">
            <text:p>1040</text:p>
          </table:table-cell>
          <table:table-cell office:value-type="float" office:value="1000" calcext:value-type="float">
            <text:p>1000</text:p>
          </table:table-cell>
          <table:table-cell office:value-type="float" office:value="1205" calcext:value-type="float">
            <text:p>1205</text:p>
          </table:table-cell>
          <table:table-cell office:value-type="float" office:value="1102" calcext:value-type="float">
            <text:p>1102</text:p>
          </table:table-cell>
          <table:table-cell office:value-type="float" office:value="1505" calcext:value-type="float">
            <text:p>1505</text:p>
          </table:table-cell>
          <table:table-cell office:value-type="float" office:value="1543" calcext:value-type="float">
            <text:p>1543</text:p>
          </table:table-cell>
          <table:table-cell table:number-columns-repeated="1001"/>
        </table:table-row>
        <table:table-row table:style-name="ro1">
          <table:table-cell table:style-name="ce381" office:value-type="string" calcext:value-type="string">
            <text:p>滲透時間</text:p>
          </table:table-cell>
          <table:table-cell office:value-type="string" calcext:value-type="string">
            <text:p>1h25m</text:p>
          </table:table-cell>
          <table:table-cell office:value-type="string" calcext:value-type="string">
            <text:p>1h15m</text:p>
          </table:table-cell>
          <table:table-cell office:value-type="string" calcext:value-type="string">
            <text:p>5min</text:p>
          </table:table-cell>
          <table:table-cell office:value-type="string" calcext:value-type="string">
            <text:p>1h30m</text:p>
          </table:table-cell>
          <table:table-cell office:value-type="string" calcext:value-type="string">
            <text:p>1h40m</text:p>
          </table:table-cell>
          <table:table-cell table:style-name="ce400" office:value-type="string" calcext:value-type="string">
            <text:p>1h40m</text:p>
          </table:table-cell>
          <table:table-cell office:value-type="string" calcext:value-type="string">
            <text:p>2h</text:p>
          </table:table-cell>
          <table:table-cell office:value-type="string" calcext:value-type="string">
            <text:p>1h45m</text:p>
          </table:table-cell>
          <table:table-cell office:value-type="string" calcext:value-type="string">
            <text:p>1h10m</text:p>
          </table:table-cell>
          <table:table-cell office:value-type="string" calcext:value-type="string">
            <text:p>1h55m</text:p>
          </table:table-cell>
          <table:table-cell office:value-type="string" calcext:value-type="string">
            <text:p>1h25m</text:p>
          </table:table-cell>
          <table:table-cell office:value-type="string" calcext:value-type="string">
            <text:p>40m</text:p>
          </table:table-cell>
          <table:table-cell office:value-type="string" calcext:value-type="string">
            <text:p>55m</text:p>
          </table:table-cell>
          <table:table-cell office:value-type="string" calcext:value-type="string">
            <text:p>1h</text:p>
          </table:table-cell>
          <table:table-cell table:number-columns-repeated="3" office:value-type="string" calcext:value-type="string">
            <text:p>45m</text:p>
          </table:table-cell>
          <table:table-cell office:value-type="string" calcext:value-type="string">
            <text:p>50m</text:p>
          </table:table-cell>
          <table:table-cell office:value-type="string" calcext:value-type="string">
            <text:p>2h</text:p>
          </table:table-cell>
          <table:table-cell table:number-columns-repeated="2" office:value-type="string" calcext:value-type="string">
            <text:p>1h</text:p>
          </table:table-cell>
          <table:table-cell office:value-type="string" calcext:value-type="string">
            <text:p>1h25m</text:p>
          </table:table-cell>
          <table:table-cell table:number-columns-repeated="1001"/>
        </table:table-row>
        <table:table-row table:style-name="ro1">
          <table:table-cell table:style-name="ce381" office:value-type="string" calcext:value-type="string">
            <text:p>包裝方式</text:p>
          </table:table-cell>
          <table:table-cell table:number-columns-repeated="2" office:value-type="string" calcext:value-type="string">
            <text:p>c/s</text:p>
          </table:table-cell>
          <table:table-cell/>
          <table:table-cell table:number-columns-repeated="19" office:value-type="string" calcext:value-type="string">
            <text:p>c/s</text:p>
          </table:table-cell>
          <table:table-cell table:number-columns-repeated="1001"/>
        </table:table-row>
        <table:table-row table:style-name="ro17">
          <table:table-cell table:style-name="ce381" office:value-type="string" calcext:value-type="string">
            <text:p>搜尋時間</text:p>
          </table:table-cell>
          <table:table-cell office:value-type="string" calcext:value-type="string">
            <text:p>20sec</text:p>
          </table:table-cell>
          <table:table-cell office:value-type="string" calcext:value-type="string">
            <text:p>30sec</text:p>
          </table:table-cell>
          <table:table-cell office:value-type="string" calcext:value-type="string">
            <text:p>約1min</text:p>
          </table:table-cell>
          <table:table-cell office:value-type="string" calcext:value-type="string">
            <text:p>1m</text:p>
          </table:table-cell>
          <table:table-cell office:value-type="string" calcext:value-type="string">
            <text:p>20sec</text:p>
          </table:table-cell>
          <table:table-cell office:value-type="string" calcext:value-type="string">
            <text:p>2m50sec</text:p>
          </table:table-cell>
          <table:table-cell office:value-type="string" calcext:value-type="string">
            <text:p>25sec</text:p>
          </table:table-cell>
          <table:table-cell office:value-type="string" calcext:value-type="string">
            <text:p>20sec</text:p>
          </table:table-cell>
          <table:table-cell office:value-type="string" calcext:value-type="string">
            <text:p>40sec</text:p>
          </table:table-cell>
          <table:table-cell office:value-type="string" calcext:value-type="string">
            <text:p>20sec</text:p>
          </table:table-cell>
          <table:table-cell office:value-type="string" calcext:value-type="string">
            <text:p>1m30sec</text:p>
          </table:table-cell>
          <table:table-cell office:value-type="string" calcext:value-type="string">
            <text:p>30sec</text:p>
          </table:table-cell>
          <table:table-cell office:value-type="string" calcext:value-type="string">
            <text:p>20sec</text:p>
          </table:table-cell>
          <table:table-cell office:value-type="string" calcext:value-type="string">
            <text:p>45sec</text:p>
          </table:table-cell>
          <table:table-cell office:value-type="string" calcext:value-type="string">
            <text:p>15sec</text:p>
          </table:table-cell>
          <table:table-cell office:value-type="string" calcext:value-type="string">
            <text:p>30sec</text:p>
          </table:table-cell>
          <table:table-cell office:value-type="string" calcext:value-type="string">
            <text:p>33sec</text:p>
          </table:table-cell>
          <table:table-cell office:value-type="string" calcext:value-type="string">
            <text:p>38sec</text:p>
          </table:table-cell>
          <table:table-cell office:value-type="string" calcext:value-type="string">
            <text:p>1m37sec</text:p>
          </table:table-cell>
          <table:table-cell office:value-type="string" calcext:value-type="string">
            <text:p>53sec</text:p>
          </table:table-cell>
          <table:table-cell office:value-type="string" calcext:value-type="string">
            <text:p>30sec</text:p>
          </table:table-cell>
          <table:table-cell office:value-type="string" calcext:value-type="string">
            <text:p>2m02sec</text:p>
          </table:table-cell>
          <table:table-cell table:number-columns-repeated="1001"/>
        </table:table-row>
        <table:table-row table:style-name="ro47">
          <table:table-cell table:style-name="ce381" office:value-type="string" calcext:value-type="string">
            <text:p>搜尋區域</text:p>
          </table:table-cell>
          <table:table-cell table:style-name="ce340" office:value-type="string" calcext:value-type="string">
            <text:p>L型前面一排紙箱後面棧板相連紙箱堆</text:p>
          </table:table-cell>
          <table:table-cell table:style-name="ce407" office:value-type="string" calcext:value-type="string">
            <text:p>ㄇ型紙箱棧板</text:p>
          </table:table-cell>
          <table:table-cell table:style-name="ce340" office:value-type="string" calcext:value-type="string">
            <text:p>地上兩排紙箱各十個</text:p>
            <text:p>第二次改一排紙箱</text:p>
          </table:table-cell>
          <table:table-cell table:number-columns-repeated="2" table:style-name="ce340" office:value-type="string" calcext:value-type="string">
            <text:p>地上一排圓筒五個</text:p>
          </table:table-cell>
          <table:table-cell table:style-name="ce340" office:value-type="string" calcext:value-type="string">
            <text:p>Scatter，地上有貨物、棧板貨物</text:p>
          </table:table-cell>
          <table:table-cell table:style-name="ce340" office:value-type="string" calcext:value-type="string">
            <text:p>ㄇ型棧板貨物</text:p>
          </table:table-cell>
          <table:table-cell table:style-name="ce338" office:value-type="string" calcext:value-type="string">
            <text:p>車子一排聞單面</text:p>
          </table:table-cell>
          <table:table-cell table:style-name="ce340" office:value-type="string" calcext:value-type="string">
            <text:p>兩直排，左邊棧板貨物有膠膜，右邊布</text:p>
          </table:table-cell>
          <table:table-cell table:style-name="ce340" office:value-type="string" calcext:value-type="string">
            <text:p>狹窄走道，膠膜與紙箱貨物</text:p>
          </table:table-cell>
          <table:table-cell table:style-name="ce338" office:value-type="string" calcext:value-type="string">
            <text:p>鐵架兩排狹窄走道</text:p>
          </table:table-cell>
          <table:table-cell table:style-name="ce340" office:value-type="string" calcext:value-type="string">
            <text:p>地上兩排郵包</text:p>
          </table:table-cell>
          <table:table-cell table:style-name="ce340" office:value-type="string" calcext:value-type="string">
            <text:p>閃電型棧板貨、木箱跟膠膜</text:p>
          </table:table-cell>
          <table:table-cell table:style-name="ce340" office:value-type="string" calcext:value-type="string">
            <text:p>長條ㄇ形棧板貨</text:p>
          </table:table-cell>
          <table:table-cell table:style-name="ce338" office:value-type="string" calcext:value-type="string">
            <text:p>scatter地上散放紙箱</text:p>
          </table:table-cell>
          <table:table-cell table:style-name="ce340" office:value-type="string" calcext:value-type="string">
            <text:p>一排郵籠內有郵包</text:p>
          </table:table-cell>
          <table:table-cell table:style-name="ce340" office:value-type="string" calcext:value-type="string">
            <text:p>貨區不規則，前面一直排棧板貨有膠膜，後面一小區ㄇ</text:p>
          </table:table-cell>
          <table:table-cell table:style-name="ce340" office:value-type="string" calcext:value-type="string">
            <text:p>赴日包裹搜一圈，狹窄長條形</text:p>
          </table:table-cell>
          <table:table-cell table:style-name="ce340" office:value-type="string" calcext:value-type="string">
            <text:p>兩直排棧板貨物，左邊有超大平面木箱，右邊膠膜貨物</text:p>
          </table:table-cell>
          <table:table-cell table:style-name="ce340" office:value-type="string" calcext:value-type="string">
            <text:p>三排棧板貨物，左邊膠膜，中右紙箱</text:p>
          </table:table-cell>
          <table:table-cell table:style-name="ce340" office:value-type="string" calcext:value-type="string">
            <text:p>兩直排棧板貨物，左邊布捆，右邊膠膜</text:p>
          </table:table-cell>
          <table:table-cell table:style-name="ce338" office:value-type="string" calcext:value-type="string">
            <text:p>貨區不規則，編織袋、布捆、紙箱</text:p>
          </table:table-cell>
          <table:table-cell table:number-columns-repeated="91"/>
          <table:table-cell table:style-name="ce338" table:number-columns-repeated="910"/>
        </table:table-row>
        <table:table-row table:style-name="ro48">
          <table:table-cell table:style-name="ce381" office:value-type="string" calcext:value-type="string">
            <text:p>設置方式</text:p>
          </table:table-cell>
          <table:table-cell table:style-name="ce340" office:value-type="string" calcext:value-type="string">
            <text:p>將紙箱從底部打開拿出全部貨物後折雙邊再直接放入stim，將貨物塞回去後放置狗頭高度</text:p>
          </table:table-cell>
          <table:table-cell table:style-name="ce340" office:value-type="string" calcext:value-type="string">
            <text:p>將紙箱底部拆開，拿出全部貨物，單邊摺邊後放入stim，再把部分貨物放入，轉正後放狗頭高度在第二個轉角前兩個箱子位置</text:p>
          </table:table-cell>
          <table:table-cell table:style-name="ce340" office:value-type="string" calcext:value-type="string">
            <text:p>將stim塞在第二排倒數第二個</text:p>
            <text:p>第二次改設在中間左右</text:p>
          </table:table-cell>
          <table:table-cell table:style-name="ce340" office:value-type="string" calcext:value-type="string">
            <text:p>將stim放入第五個圓筒內割小洞，將洞口朝背面</text:p>
          </table:table-cell>
          <table:table-cell table:style-name="ce340" office:value-type="string" calcext:value-type="string">
            <text:p>將stim放入第五個圓筒內割小洞，將洞口朝正面</text:p>
          </table:table-cell>
          <table:table-cell table:style-name="ce362" office:value-type="string" calcext:value-type="string">
            <text:p>將紙箱底部拆開，拿出全部貨物，兩邊摺邊後放入stim，再把部分貨物放入，底部四邊交叉後翻正</text:p>
          </table:table-cell>
          <table:table-cell table:style-name="ce361" office:value-type="string" calcext:value-type="string">
            <text:p>將紙箱底部拆開，拿出全部貨物，兩邊摺邊後放入stim，再把部分貨物放入，底部四邊交叉後翻正，放在第二個corner靠左一個紙箱狗稍微抬頭高度</text:p>
          </table:table-cell>
          <table:table-cell table:style-name="ce340" office:value-type="string" calcext:value-type="string">
            <text:p>將嗅源放在第二台車子的車頭前端</text:p>
          </table:table-cell>
          <table:table-cell table:style-name="ce340" office:value-type="string" calcext:value-type="string">
            <text:p>將嗅源塞在布左側數來第二個棧板狗頭高度縫隙</text:p>
          </table:table-cell>
          <table:table-cell table:style-name="ce340" office:value-type="string" calcext:value-type="string">
            <text:p>將嗅源夾在紙箱縫隙間</text:p>
          </table:table-cell>
          <table:table-cell table:style-name="ce340" office:value-type="string" calcext:value-type="string">
            <text:p>將嗅源放進鞋盒內置於第二排中段狗頭稍微抬頭處</text:p>
          </table:table-cell>
          <table:table-cell table:style-name="ce340" office:value-type="string" calcext:value-type="string">
            <text:p>將嗅源夾在郵包中間約狗頭高度</text:p>
          </table:table-cell>
          <table:table-cell table:style-name="ce340" office:value-type="string" calcext:value-type="string">
            <text:p>將嗅源放在末端棧板膠膜內，戳洞</text:p>
          </table:table-cell>
          <table:table-cell table:style-name="ce340" office:value-type="string" calcext:value-type="string">
            <text:p>拿出部分紙箱貨物，將底部折單邊後放入嗅源，放回部分貨物後放在約狗頭高度位置，在右邊棧板末端轉彎處</text:p>
          </table:table-cell>
          <table:table-cell table:style-name="ce361" office:value-type="string" calcext:value-type="string">
            <text:p>將紙箱底部拆開，拿出全部貨物，摺單邊後放入stim，再把部分貨物放入，底部四邊交叉後翻正</text:p>
          </table:table-cell>
          <table:table-cell table:style-name="ce340" office:value-type="string" calcext:value-type="string">
            <text:p>將嗅源塞進郵包的開口縫隙，再放回郵籠內</text:p>
          </table:table-cell>
          <table:table-cell table:style-name="ce361" office:value-type="string" calcext:value-type="string">
            <text:p>將紙箱底部拆開，拿出全部貨物，摺單邊後放入stim，再把部分貨物放入，底部四邊交叉後翻正，放在ㄇ的右邊corner處，底下有墊紙箱讓縫隙在約狗頭高度，左邊corner有放control</text:p>
          </table:table-cell>
          <table:table-cell table:style-name="ce338" office:value-type="string" calcext:value-type="string">
            <text:p>將嗅源塞進包裹間縫隙，在右邊末端胸口高度，預計high pass中</text:p>
          </table:table-cell>
          <table:table-cell table:style-name="ce338" office:value-type="string" calcext:value-type="string">
            <text:p>在右邊直排末端棧板膠膜貨，將膠膜從上方割開放入嗅源，約狗向上趴的嗅聞高度</text:p>
          </table:table-cell>
          <table:table-cell table:style-name="ce340" office:value-type="string" calcext:value-type="string">
            <text:p>將嗅源放在中間排棧板一轉彎過去紙箱間夾縫狗頭高度</text:p>
          </table:table-cell>
          <table:table-cell table:style-name="ce340" office:value-type="string" calcext:value-type="string">
            <text:p>在右邊膠膜最後一棧板從上方割開放入嗅源，約狗頭高度</text:p>
          </table:table-cell>
          <table:table-cell table:style-name="ce340" office:value-type="string" calcext:value-type="string">
            <text:p>將嗅源塞在布捆的縫隙內，高度約為人胸口高度，犬隻需趴上去才會接觸到</text:p>
          </table:table-cell>
          <table:table-cell table:number-columns-repeated="91"/>
          <table:table-cell table:style-name="ce338" table:number-columns-repeated="910"/>
        </table:table-row>
        <table:table-row table:style-name="ro43">
          <table:table-cell table:style-name="ce405" office:value-type="string" calcext:value-type="string" table:number-columns-spanned="1" table:number-rows-spanned="2">
            <text:p>犬隻表現</text:p>
          </table:table-cell>
          <table:table-cell table:number-columns-repeated="2" office:value-type="string" calcext:value-type="string">
            <text:p>G</text:p>
          </table:table-cell>
          <table:table-cell office:value-type="string" calcext:value-type="string">
            <text:p>F</text:p>
          </table:table-cell>
          <table:table-cell office:value-type="string" calcext:value-type="string">
            <text:p>DNF</text:p>
          </table:table-cell>
          <table:table-cell table:number-columns-repeated="12"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1001"/>
        </table:table-row>
        <table:table-row table:style-name="ro49">
          <table:covered-table-cell table:style-name="ce384"/>
          <table:table-cell table:style-name="ce340" office:value-type="string" calcext:value-type="string">
            <text:p>一開始紙箱較低但還是有低頭聞，corner也沒有像之前cut那麼大，後面棧板上紙箱撇頭聞得很貼，經過stim後一次就聞到了</text:p>
          </table:table-cell>
          <table:table-cell table:style-name="ce340" office:value-type="string" calcext:value-type="string">
            <text:p>一開始就有進入狀況，第一個corner沒有cut那麼大，但剛好第二個corner還是cut，導致第一pass沒聞到，第二pass聞得更仔細，但第一個corner手勢可能剛好沒看到，經過的時候沒那麼cut，但還是略過角落，之後沒有再大cut經過stim順利聞到坐下，坐下後仍有坐不定的問題</text:p>
          </table:table-cell>
          <table:table-cell table:style-name="ce340" office:value-type="string" calcext:value-type="string">
            <text:p>第一排聞三pass聞得很好，一開始就有自己轉彎，但到第二排的時候，轉三次都不貼，都剛好略過stim的位置，第二次easy跟第三次pivot都沒有聞</text:p>
            <text:p>之後改將stim移到中間後，第一次經過stim有CIB但走掉，經過兩個轉彎都是有靠近，但一轉彎就張嘴然後才接著聞，第二次經過stim才坐下</text:p>
          </table:table-cell>
          <table:table-cell table:style-name="ce338" office:value-type="string" calcext:value-type="string">
            <text:p>Custy一開始就很興奮聞得很快，第一次跟第二次轉彎都沒轉pivot，第三次之後本來想要領先給手勢誘導Custy轉，但他都聞得太快導致無法領先，所以整體聞得很差，聞了將近8pass都聞不到，只有最後兩pass稍為的CIB而已</text:p>
          </table:table-cell>
          <table:table-cell table:style-name="ce340" office:value-type="string" calcext:value-type="string">
            <text:p>因為剛剛DNF了，這次回來重新聞就變得比較慢而且比較仔細，第一pass還是只有稍微CIB，第二pass把手勢給在stim上後就有聞到</text:p>
          </table:table-cell>
          <table:table-cell table:style-name="ce340" office:value-type="string" calcext:value-type="string">
            <text:p>整體而言聞的很認真，很積極的想找，但主要都聞棧板的部分，地上稍微聞但很剛好都略過stim那箱，中間兩次從小縫繞進棧板後方，有點困在裡面出不來，出聲音吸引後在外面聞了一下又跑進去，後來是小隊長將他抓出來後重新find it後就找到了。進去期間因為聞不到有一度坐下。</text:p>
          </table:table-cell>
          <table:table-cell table:style-name="ce340" office:value-type="string" calcext:value-type="string">
            <text:p>一開始很興奮，easy完之後就有進入狀況，經過corner的時後稍微小cut，但經過stim時還是有很大的CIB被吸引回去，一次就中</text:p>
          </table:table-cell>
          <table:table-cell table:style-name="ce340" office:value-type="string" calcext:value-type="string">
            <text:p>一開始就聞得很好，一經過stim就坐下，但屁股還是有稍微起來坐不定</text:p>
          </table:table-cell>
          <table:table-cell table:style-name="ce338" office:value-type="string" calcext:value-type="string">
            <text:p>整體聞得很好，感覺滿貼得但第一次經過stim沒有反應，第二次就有直接聞到</text:p>
          </table:table-cell>
          <table:table-cell table:style-name="ce338" office:value-type="string" calcext:value-type="string">
            <text:p>對狹窄空間沒有問題，start完很順利進去。剛開始進去有點跟我擠在一起沒辦法好好聞，但一下子就追到味道了</text:p>
          </table:table-cell>
          <table:table-cell table:style-name="ce338" office:value-type="string" calcext:value-type="string">
            <text:p>整體聞得非常認真，但因為嗅源設置是需要抬頭聞得位置，剛好Custy在stim的位置沒有抬頭或是有點距離，第四pass用pump的加上剛好有接觸就有聞到</text:p>
          </table:table-cell>
          <table:table-cell table:style-name="ce340" office:value-type="string" calcext:value-type="string">
            <text:p>一開始我讓Custy先走，但他走一小段就接過去另一排，順勢帶回來之後從頭開始，換我先走後就好好聞，聞得很仔細品質不錯，一經過stim就聞到坐下，還是有一直移動然後往後看</text:p>
          </table:table-cell>
          <table:table-cell table:style-name="ce340" office:value-type="string" calcext:value-type="string">
            <text:p>這次聞的不快很仔細，corner也沒有cut，但轉彎的時候沒有轉需要pivot，之後膠膜的貨也是有好好聞，到末端沒有cut掉而是有聞完所以直接聞到stim，剛聞到有遲疑了一下沒有坐，再確認之後才坐下，坐下後有抬頭但是屁股沒有移</text:p>
          </table:table-cell>
          <table:table-cell table:style-name="ce340" office:value-type="string" calcext:value-type="string">
            <text:p>整體聞得還不錯，前面聞的不快順順的，後面要轉彎的地方有用身體卡就有好好轉彎，但前兩pass經過都沒有CIB，應該是有轉但沒有貼著聞，第三pass我pump後才有聞到，可能是這次紙箱的縫比較小，再加上是在轉彎處的關係，所以可能比較難直接聞到</text:p>
          </table:table-cell>
          <table:table-cell table:style-name="ce340" office:value-type="string" calcext:value-type="string">
            <text:p>幾乎一放他去聞一下子就聞到了</text:p>
          </table:table-cell>
          <table:table-cell table:style-name="ce340" office:value-type="string" calcext:value-type="string">
            <text:p>一開始聞得有點快，末端的地方沒有進去反而接旁邊的桌子聞，第二pass我領先引導就有好好進去聞，稍微追了一下子後坐下，這次坐滿定的</text:p>
          </table:table-cell>
          <table:table-cell table:style-name="ce340" office:value-type="string" calcext:value-type="string">
            <text:p>前面一直排的地方有缺一個棧板貨的小凹槽，Custy前面聞的穩穩慢慢地，但經過小凹槽沒有進去，在末端斷點我回去讓他補上，後面轉彎處第一個彎的不錯，第二個直接直直走沒彎，收繩回到轉彎前再開始一樣沒有轉大cut corner，接過去來不及收繩直接讓他聞到，但坐下坐滿穩的</text:p>
          </table:table-cell>
          <table:table-cell table:style-name="ce340" office:value-type="string" calcext:value-type="string">
            <text:p>第一pass聞的順順的沒什麼問題，第二pass在接近stim前剛好開始向上聞，變成沒有比high手勢就被Custy自己找到了，以目的而言算失敗，但他表現得不錯</text:p>
          </table:table-cell>
          <table:table-cell table:style-name="ce338" office:value-type="string" calcext:value-type="string">
            <text:p>三個pass都聞得很順，除了左邊末端因為木箱向外斜出去Custy容易cut掉沒聞，右邊膠膜貨聞的很流暢，第二Pass右邊有一小段沒聞easy，雖然聞的稍快但整體聞得不錯，到第三pass比high在stim處跟得比較慢但有抬頭聞，聞到的地方在stim更下面一點的位置，後面坐下後我自己sub</text:p>
          </table:table-cell>
          <table:table-cell table:style-name="ce340" office:value-type="string" calcext:value-type="string">
            <text:p>前面膠膜的部分聞得很認真，末端沒咖掉甚至有自己站起來聞，中間有給一個high跟得很好，轉彎的時候有轉但不貼沒什麼聞，所以略過stim，之後沒有回去轉彎前讓他再轉一次，而是在第三排末端聞完直接帶過去，過去之後先略過，有聞到後回去追再坐下，這次我自己sub</text:p>
          </table:table-cell>
          <table:table-cell table:style-name="ce340" office:value-type="string" calcext:value-type="string">
            <text:p>左邊那排跑了兩pass之後才過去右邊，在左邊兩pass都聞得不錯，過去右邊的時候前段有聞，中段有一小部分沒聞張嘴，到末端剛好給手勢在stim上，比了之後就有聞，剛好聞到坐下，這次也是我自己sub，他有坐定屁股沒有移動</text:p>
          </table:table-cell>
          <table:table-cell table:style-name="ce340" office:value-type="string" calcext:value-type="string">
            <text:p>start一比完馬上就離開路線，帶回去之後又馬上撇頭跳上去隔壁的編制袋棧板貨上，下來之後有點不知道在幹嘛，沒有想聞的意思，timeout了一下之後再重新開始，還沒準備好就馬上跳上去貨上，帶下來比完start手勢後又馬上跳上去，這次讓他在上面搜，搜了兩pass後帶下來到搜尋走道上，這次就有好好開始嗅聞，經過stim的時候不曉得是有追到味道，還是剛好站起來，我沒有給手勢就自己聞到，但一直維持在站著的姿勢，給了好幾次find it之後有坐下一下下後又站起來，又再給了幾次find it才坐下由隊友sub</text:p>
          </table:table-cell>
          <table:table-cell table:number-columns-repeated="91"/>
          <table:table-cell table:style-name="ce338" table:number-columns-repeated="910"/>
        </table:table-row>
        <table:table-row table:style-name="ro50">
          <table:table-cell table:style-name="ce405" office:value-type="string" calcext:value-type="string">
            <text:p>CIB物品</text:p>
          </table:table-cell>
          <table:table-cell table:style-name="ce340" table:number-columns-repeated="2"/>
          <table:table-cell table:style-name="ce338" table:number-columns-repeated="2"/>
          <table:table-cell table:style-name="ce340"/>
          <table:table-cell table:style-name="ce338" table:number-columns-repeated="6"/>
          <table:table-cell table:style-name="ce340"/>
          <table:table-cell table:style-name="ce338" table:number-columns-repeated="8"/>
          <table:table-cell table:style-name="ce340"/>
          <table:table-cell table:style-name="ce338"/>
          <table:table-cell table:number-columns-repeated="91"/>
          <table:table-cell table:style-name="ce338" table:number-columns-repeated="910"/>
        </table:table-row>
        <table:table-row table:style-name="ro51">
          <table:table-cell table:style-name="ce405" office:value-type="string" calcext:value-type="string">
            <text:p>訓練目的</text:p>
          </table:table-cell>
          <table:table-cell table:style-name="ce338" office:value-type="string" calcext:value-type="string">
            <text:p>start想要讓Custy從最前端開始聞，之後要慢慢開始要求corner</text:p>
          </table:table-cell>
          <table:table-cell table:style-name="ce338" office:value-type="string" calcext:value-type="string">
            <text:p>第一pass Custy cut corner很大原因應該是我也有cut他才跟著我cut，之後要試著再踩進去一點</text:p>
            <text:p>他第一pass我太提早收繩，導致他最後一個棧板都沒聞，要在延伸出再收繩</text:p>
          </table:table-cell>
          <table:table-cell table:style-name="ce338" office:value-type="string" calcext:value-type="string">
            <text:p>好幾個pump都距離太近，Start也沒有hold好讓狗都從第二個開始聞，猜測Custy前幾次那個彎沒辦法自己轉是因為旁邊有貨物，可能想要過去那邊聞才不像其他一樣會自己彎</text:p>
          </table:table-cell>
          <table:table-cell table:style-name="ce338" office:value-type="string" calcext:value-type="string">
            <text:p>在轉彎的時候幾次pivot都做得很糟，角度太平導致狗沒辦法好好聞，應該要先踏一步出去再轉，也可能是因為我預期Custy會自己轉彎所以pivot慢半拍，所以下次如果不確定他會不會自己轉就先預設要pivot</text:p>
          </table:table-cell>
          <table:table-cell table:style-name="ce338" office:value-type="string" calcext:value-type="string">
            <text:p>因為這次圓筒對Custy而言算是新物品，所以一開始就應該不要設在轉彎處，而是全部只聞同一邊來介紹這個東西，而在轉彎的時候應該就要預設他不會轉所以pivot，然後盡可能在領先的時候給手勢引導轉彎</text:p>
          </table:table-cell>
          <table:table-cell table:style-name="ce338" office:value-type="string" calcext:value-type="string">
            <text:p>在布置場地的時後沒有注意到有小縫可以鑽進棧板後方，變成整體搜尋範圍太大，而且也導致Custy進去裡面出不來，一度使他FR，之後布置場地要檢查更仔細一點</text:p>
          </table:table-cell>
          <table:table-cell table:style-name="ce338" table:number-columns-repeated="2"/>
          <table:table-cell table:style-name="ce338" office:value-type="string" calcext:value-type="string">
            <text:p>Custy現在坐下如果沒有看我也會抬頭，不會盯著貨看，之後要避免從上往下丟的情形</text:p>
          </table:table-cell>
          <table:table-cell table:style-name="ce338" office:value-type="string" calcext:value-type="string">
            <text:p>剛好在Custy把頭撇到旁邊的時候才sub，下次應該要注意他專注在貨物時才sub</text:p>
          </table:table-cell>
          <table:table-cell table:style-name="ce338" office:value-type="string" calcext:value-type="string">
            <text:p>這次sub的時候Custy剛好站起來，下次要注意</text:p>
          </table:table-cell>
          <table:table-cell table:style-name="ce338"/>
          <table:table-cell table:style-name="ce338" office:value-type="string" calcext:value-type="string">
            <text:p>之後在轉彎處可以試著讓身體再斜一點用腳擋住狗的前方讓狗不會噴出去</text:p>
          </table:table-cell>
          <table:table-cell table:style-name="ce338" table:number-columns-repeated="3"/>
          <table:table-cell table:style-name="ce338" office:value-type="string" calcext:value-type="string">
            <text:p>因為這次的ㄇ的第一個corner離轉彎處很近，所以下次可以選擇直接pivot，收繩之後不用再讓他回轉彎前自己轉彎，下次要練習corner也可以找大一點的比較好</text:p>
          </table:table-cell>
          <table:table-cell table:style-name="ce408"/>
          <table:table-cell table:style-name="ce338" table:number-columns-repeated="4"/>
          <table:table-cell table:number-columns-repeated="91"/>
          <table:table-cell table:style-name="ce338"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M" table:style-name="ta3">
        <table:table-column table:style-name="co31" table:default-cell-style-name="ce406"/>
        <table:table-column table:style-name="co18" table:visibility="collapse" table:default-cell-style-name="ce388"/>
        <table:table-column table:style-name="co37" table:visibility="collapse" table:default-cell-style-name="ce388"/>
        <table:table-column table:style-name="co252" table:visibility="collapse" table:default-cell-style-name="ce388"/>
        <table:table-column table:style-name="co253" table:visibility="collapse" table:default-cell-style-name="ce388"/>
        <table:table-column table:style-name="co96" table:visibility="collapse" table:default-cell-style-name="ce388"/>
        <table:table-column table:style-name="co101" table:visibility="collapse" table:default-cell-style-name="ce388"/>
        <table:table-column table:style-name="co30" table:visibility="collapse" table:default-cell-style-name="ce388"/>
        <table:table-column table:style-name="co125" table:visibility="collapse" table:default-cell-style-name="ce388"/>
        <table:table-column table:style-name="co254" table:visibility="collapse" table:default-cell-style-name="ce388"/>
        <table:table-column table:style-name="co230" table:visibility="collapse" table:default-cell-style-name="ce388"/>
        <table:table-column table:style-name="co233" table:visibility="collapse" table:default-cell-style-name="ce388"/>
        <table:table-column table:style-name="co255" table:visibility="collapse" table:default-cell-style-name="ce388"/>
        <table:table-column table:style-name="co256" table:visibility="collapse" table:default-cell-style-name="ce388"/>
        <table:table-column table:style-name="co257" table:visibility="collapse" table:default-cell-style-name="ce388"/>
        <table:table-column table:style-name="co258" table:visibility="collapse" table:default-cell-style-name="ce388"/>
        <table:table-column table:style-name="co102" table:visibility="collapse" table:default-cell-style-name="ce388"/>
        <table:table-column table:style-name="co234" table:visibility="collapse" table:default-cell-style-name="ce388"/>
        <table:table-column table:style-name="co88" table:visibility="collapse" table:default-cell-style-name="ce388"/>
        <table:table-column table:style-name="co78" table:visibility="collapse" table:default-cell-style-name="ce388"/>
        <table:table-column table:style-name="co259" table:visibility="collapse" table:default-cell-style-name="ce388"/>
        <table:table-column table:style-name="co119" table:visibility="collapse" table:default-cell-style-name="ce388"/>
        <table:table-column table:style-name="co260" table:visibility="collapse" table:default-cell-style-name="ce388"/>
        <table:table-column table:style-name="co223" table:visibility="collapse" table:default-cell-style-name="ce388"/>
        <table:table-column table:style-name="co107" table:visibility="collapse" table:default-cell-style-name="ce388"/>
        <table:table-column table:style-name="co261" table:visibility="collapse" table:default-cell-style-name="ce388"/>
        <table:table-column table:style-name="co73" table:visibility="collapse" table:default-cell-style-name="ce388"/>
        <table:table-column table:style-name="co262" table:visibility="collapse" table:default-cell-style-name="ce388"/>
        <table:table-column table:style-name="co249" table:visibility="collapse" table:default-cell-style-name="ce388"/>
        <table:table-column table:style-name="co247" table:visibility="collapse" table:default-cell-style-name="ce388"/>
        <table:table-column table:style-name="co263" table:visibility="collapse" table:default-cell-style-name="ce388"/>
        <table:table-column table:style-name="co184" table:visibility="collapse" table:default-cell-style-name="ce388"/>
        <table:table-column table:style-name="co264" table:visibility="collapse" table:default-cell-style-name="ce388"/>
        <table:table-column table:style-name="co230" table:visibility="collapse" table:default-cell-style-name="ce388"/>
        <table:table-column table:style-name="co114" table:visibility="collapse" table:default-cell-style-name="ce388"/>
        <table:table-column table:style-name="co29" table:visibility="collapse" table:default-cell-style-name="ce388"/>
        <table:table-column table:style-name="co265" table:visibility="collapse" table:default-cell-style-name="ce388"/>
        <table:table-column table:style-name="co236" table:visibility="collapse" table:default-cell-style-name="ce388"/>
        <table:table-column table:style-name="co114" table:visibility="collapse" table:default-cell-style-name="ce388"/>
        <table:table-column table:style-name="co266" table:visibility="collapse" table:default-cell-style-name="ce388"/>
        <table:table-column table:style-name="co264" table:visibility="collapse" table:default-cell-style-name="ce388"/>
        <table:table-column table:style-name="co114" table:visibility="collapse" table:number-columns-repeated="2" table:default-cell-style-name="ce388"/>
        <table:table-column table:style-name="co73" table:visibility="collapse" table:default-cell-style-name="ce388"/>
        <table:table-column table:style-name="co113" table:visibility="collapse" table:default-cell-style-name="ce388"/>
        <table:table-column table:style-name="co86" table:visibility="collapse" table:default-cell-style-name="ce388"/>
        <table:table-column table:style-name="co169" table:visibility="collapse" table:default-cell-style-name="ce388"/>
        <table:table-column table:style-name="co81" table:visibility="collapse" table:default-cell-style-name="ce388"/>
        <table:table-column table:style-name="co54" table:visibility="collapse" table:default-cell-style-name="ce388"/>
        <table:table-column table:style-name="co267" table:visibility="collapse" table:default-cell-style-name="ce388"/>
        <table:table-column table:style-name="co89" table:visibility="collapse" table:default-cell-style-name="ce388"/>
        <table:table-column table:style-name="co131" table:visibility="collapse" table:default-cell-style-name="ce388"/>
        <table:table-column table:style-name="co268" table:visibility="collapse" table:default-cell-style-name="ce388"/>
        <table:table-column table:style-name="co238" table:visibility="collapse" table:default-cell-style-name="ce388"/>
        <table:table-column table:style-name="co268" table:visibility="collapse" table:default-cell-style-name="ce388"/>
        <table:table-column table:style-name="co269" table:visibility="collapse" table:default-cell-style-name="ce388"/>
        <table:table-column table:style-name="co270" table:visibility="collapse" table:default-cell-style-name="ce388"/>
        <table:table-column table:style-name="co102" table:visibility="collapse" table:default-cell-style-name="ce388"/>
        <table:table-column table:style-name="co260" table:visibility="collapse" table:default-cell-style-name="ce388"/>
        <table:table-column table:style-name="co271" table:visibility="collapse" table:default-cell-style-name="ce388"/>
        <table:table-column table:style-name="co118" table:visibility="collapse" table:default-cell-style-name="ce388"/>
        <table:table-column table:style-name="co63" table:visibility="collapse" table:default-cell-style-name="ce388"/>
        <table:table-column table:style-name="co193" table:visibility="collapse" table:default-cell-style-name="ce388"/>
        <table:table-column table:style-name="co86" table:visibility="collapse" table:default-cell-style-name="ce388"/>
        <table:table-column table:style-name="co151" table:visibility="collapse" table:default-cell-style-name="ce388"/>
        <table:table-column table:style-name="co83" table:visibility="collapse" table:default-cell-style-name="ce388"/>
        <table:table-column table:style-name="co177" table:visibility="collapse" table:default-cell-style-name="ce388"/>
        <table:table-column table:style-name="co123" table:visibility="collapse" table:default-cell-style-name="ce388"/>
        <table:table-column table:style-name="co117" table:visibility="collapse" table:default-cell-style-name="ce388"/>
        <table:table-column table:style-name="co232" table:visibility="collapse" table:default-cell-style-name="ce388"/>
        <table:table-column table:style-name="co118" table:visibility="collapse" table:default-cell-style-name="ce388"/>
        <table:table-column table:style-name="co269" table:visibility="collapse" table:default-cell-style-name="ce388"/>
        <table:table-column table:style-name="co272" table:visibility="collapse" table:default-cell-style-name="ce388"/>
        <table:table-column table:style-name="co240" table:default-cell-style-name="ce388"/>
        <table:table-column table:style-name="co87" table:default-cell-style-name="ce388"/>
        <table:table-column table:style-name="co51" table:default-cell-style-name="ce388"/>
        <table:table-column table:style-name="co193" table:default-cell-style-name="ce388"/>
        <table:table-column table:style-name="co238" table:default-cell-style-name="ce388"/>
        <table:table-column table:style-name="co96" table:default-cell-style-name="ce388"/>
        <table:table-column table:style-name="co154" table:default-cell-style-name="ce388"/>
        <table:table-column table:style-name="co273" table:default-cell-style-name="ce388"/>
        <table:table-column table:style-name="co89" table:default-cell-style-name="ce388"/>
        <table:table-column table:style-name="co255" table:default-cell-style-name="ce388"/>
        <table:table-column table:style-name="co75" table:default-cell-style-name="ce388"/>
        <table:table-column table:style-name="co274" table:default-cell-style-name="ce388"/>
        <table:table-column table:style-name="co67" table:default-cell-style-name="ce388"/>
        <table:table-column table:style-name="co222" table:default-cell-style-name="ce388"/>
        <table:table-column table:style-name="co275" table:default-cell-style-name="ce388"/>
        <table:table-column table:style-name="co125" table:default-cell-style-name="ce388"/>
        <table:table-column table:style-name="co40" table:default-cell-style-name="ce388"/>
        <table:table-column table:style-name="co25" table:default-cell-style-name="ce388"/>
        <table:table-column table:style-name="co276" table:default-cell-style-name="ce388"/>
        <table:table-column table:style-name="co37" table:default-cell-style-name="ce388"/>
        <table:table-column table:style-name="co114" table:default-cell-style-name="ce388"/>
        <table:table-column table:style-name="co184" table:default-cell-style-name="ce388"/>
        <table:table-column table:style-name="co264" table:default-cell-style-name="ce388"/>
        <table:table-column table:style-name="co75" table:default-cell-style-name="ce388"/>
        <table:table-column table:style-name="co229" table:default-cell-style-name="ce388"/>
        <table:table-column table:style-name="co149" table:default-cell-style-name="ce388"/>
        <table:table-column table:style-name="co209" table:default-cell-style-name="ce388"/>
        <table:table-column table:style-name="co79" table:default-cell-style-name="ce388"/>
        <table:table-column table:style-name="co274" table:default-cell-style-name="ce388"/>
        <table:table-column table:style-name="co249" table:default-cell-style-name="ce388"/>
        <table:table-column table:style-name="co222" table:default-cell-style-name="ce388"/>
        <table:table-column table:style-name="co250" table:default-cell-style-name="ce388"/>
        <table:table-column table:style-name="co264" table:default-cell-style-name="ce388"/>
        <table:table-column table:style-name="co277" table:default-cell-style-name="ce388"/>
        <table:table-column table:style-name="co227" table:default-cell-style-name="ce388"/>
        <table:table-column table:style-name="co278" table:default-cell-style-name="ce388"/>
        <table:table-column table:style-name="co260" table:default-cell-style-name="ce388"/>
        <table:table-column table:style-name="co249" table:default-cell-style-name="ce388"/>
        <table:table-column table:style-name="co113" table:default-cell-style-name="ce388"/>
        <table:table-column table:style-name="co167" table:default-cell-style-name="ce388"/>
        <table:table-column table:style-name="co279" table:default-cell-style-name="ce388"/>
        <table:table-column table:style-name="co6" table:number-columns-repeated="910" table:default-cell-style-name="ce388"/>
        <table:table-row table:style-name="ro1">
          <table:table-cell table:style-name="ce381" office:value-type="string" calcext:value-type="string">
            <text:p>日期</text:p>
          </table:table-cell>
          <table:table-cell table:style-name="ce387" office:value-type="date" office:date-value="2022-06-07" calcext:value-type="date">
            <text:p>2022/6/7</text:p>
          </table:table-cell>
          <table:table-cell table:style-name="ce387" office:value-type="date" office:date-value="2022-06-08" calcext:value-type="date">
            <text:p>2022/6/8</text:p>
          </table:table-cell>
          <table:table-cell table:style-name="ce387" office:value-type="date" office:date-value="2022-06-10" calcext:value-type="date">
            <text:p>2022/6/10</text:p>
          </table:table-cell>
          <table:table-cell table:number-columns-repeated="2" table:style-name="ce387" office:value-type="date" office:date-value="2022-06-13" calcext:value-type="date">
            <text:p>2022/6/13</text:p>
          </table:table-cell>
          <table:table-cell table:style-name="ce387" office:value-type="date" office:date-value="2022-06-14" calcext:value-type="date">
            <text:p>2022/6/14</text:p>
          </table:table-cell>
          <table:table-cell table:number-columns-repeated="2" table:style-name="ce387" office:value-type="date" office:date-value="2022-06-15" calcext:value-type="date">
            <text:p>2022/6/15</text:p>
          </table:table-cell>
          <table:table-cell table:style-name="ce387" office:value-type="date" office:date-value="2022-06-27" calcext:value-type="date">
            <text:p>2022/6/27</text:p>
          </table:table-cell>
          <table:table-cell table:number-columns-repeated="2" table:style-name="ce387" office:value-type="date" office:date-value="2022-07-01" calcext:value-type="date">
            <text:p>2022/7/1</text:p>
          </table:table-cell>
          <table:table-cell table:style-name="ce387" office:value-type="date" office:date-value="2022-07-07" calcext:value-type="date">
            <text:p>2022/7/7</text:p>
          </table:table-cell>
          <table:table-cell table:style-name="ce387" office:value-type="date" office:date-value="2022-07-11" calcext:value-type="date">
            <text:p>2022/7/11</text:p>
          </table:table-cell>
          <table:table-cell table:style-name="ce387" office:value-type="date" office:date-value="2022-07-13" calcext:value-type="date">
            <text:p>2022/7/13</text:p>
          </table:table-cell>
          <table:table-cell table:style-name="ce387" office:value-type="date" office:date-value="2022-07-18" calcext:value-type="date">
            <text:p>2022/7/18</text:p>
          </table:table-cell>
          <table:table-cell table:style-name="ce387" office:value-type="date" office:date-value="2022-07-25" calcext:value-type="date">
            <text:p>2022/7/25</text:p>
          </table:table-cell>
          <table:table-cell table:style-name="ce387" office:value-type="date" office:date-value="2022-07-27" calcext:value-type="date">
            <text:p>2022/7/27</text:p>
          </table:table-cell>
          <table:table-cell table:style-name="ce387" office:value-type="date" office:date-value="2022-07-29" calcext:value-type="date">
            <text:p>2022/7/29</text:p>
          </table:table-cell>
          <table:table-cell table:style-name="ce387" office:value-type="date" office:date-value="2022-08-04" calcext:value-type="date">
            <text:p>2022/8/4</text:p>
          </table:table-cell>
          <table:table-cell table:number-columns-repeated="2" table:style-name="ce387" office:value-type="date" office:date-value="2022-08-05" calcext:value-type="date">
            <text:p>2022/8/5</text:p>
          </table:table-cell>
          <table:table-cell table:number-columns-repeated="2" table:style-name="ce387" office:value-type="date" office:date-value="2022-08-08" calcext:value-type="date">
            <text:p>2022/8/8</text:p>
          </table:table-cell>
          <table:table-cell table:style-name="ce387" office:value-type="date" office:date-value="2022-08-15" calcext:value-type="date">
            <text:p>2022/8/15</text:p>
          </table:table-cell>
          <table:table-cell table:style-name="ce387" office:value-type="date" office:date-value="2022-08-24" calcext:value-type="date">
            <text:p>2022/8/24</text:p>
          </table:table-cell>
          <table:table-cell table:style-name="ce387" office:value-type="date" office:date-value="2022-08-26" calcext:value-type="date">
            <text:p>2022/8/26</text:p>
          </table:table-cell>
          <table:table-cell table:style-name="ce387" office:value-type="date" office:date-value="2022-09-02" calcext:value-type="date">
            <text:p>2022/9/2</text:p>
          </table:table-cell>
          <table:table-cell table:style-name="ce387" office:value-type="date" office:date-value="2022-09-05" calcext:value-type="date">
            <text:p>2022/9/5</text:p>
          </table:table-cell>
          <table:table-cell table:style-name="ce387" office:value-type="date" office:date-value="2022-09-13" calcext:value-type="date">
            <text:p>2022/9/13</text:p>
          </table:table-cell>
          <table:table-cell table:style-name="ce387" office:value-type="date" office:date-value="2022-09-16" calcext:value-type="date">
            <text:p>2022/9/16</text:p>
          </table:table-cell>
          <table:table-cell table:style-name="ce387" office:value-type="date" office:date-value="2022-09-20" calcext:value-type="date">
            <text:p>2022/9/20</text:p>
          </table:table-cell>
          <table:table-cell table:style-name="ce387" office:value-type="date" office:date-value="2022-09-27" calcext:value-type="date">
            <text:p>2022/9/27</text:p>
          </table:table-cell>
          <table:table-cell table:style-name="ce387" office:value-type="date" office:date-value="2022-10-03" calcext:value-type="date">
            <text:p>2022/10/3</text:p>
          </table:table-cell>
          <table:table-cell table:style-name="ce387" office:value-type="date" office:date-value="2022-10-05" calcext:value-type="date">
            <text:p>2022/10/5</text:p>
          </table:table-cell>
          <table:table-cell table:style-name="ce387" office:value-type="date" office:date-value="2022-10-06" calcext:value-type="date">
            <text:p>2022/10/6</text:p>
          </table:table-cell>
          <table:table-cell table:style-name="ce387" office:value-type="date" office:date-value="2022-10-13" calcext:value-type="date">
            <text:p>2022/10/13</text:p>
          </table:table-cell>
          <table:table-cell table:style-name="ce387" office:value-type="date" office:date-value="2022-10-14" calcext:value-type="date">
            <text:p>2022/10/14</text:p>
          </table:table-cell>
          <table:table-cell table:style-name="ce387" office:value-type="date" office:date-value="2022-10-17" calcext:value-type="date">
            <text:p>2022/10/17</text:p>
          </table:table-cell>
          <table:table-cell table:style-name="ce387" office:value-type="date" office:date-value="2022-10-25" calcext:value-type="date">
            <text:p>2022/10/25</text:p>
          </table:table-cell>
          <table:table-cell table:style-name="ce387" office:value-type="date" office:date-value="2022-10-27" calcext:value-type="date">
            <text:p>2022/10/27</text:p>
          </table:table-cell>
          <table:table-cell table:style-name="ce387" office:value-type="date" office:date-value="2022-11-11" calcext:value-type="date">
            <text:p>2022/11/11</text:p>
          </table:table-cell>
          <table:table-cell table:style-name="ce387" office:value-type="date" office:date-value="2022-11-16" calcext:value-type="date">
            <text:p>2022/11/16</text:p>
          </table:table-cell>
          <table:table-cell table:style-name="ce387" office:value-type="date" office:date-value="2022-11-18" calcext:value-type="date">
            <text:p>2022/11/18</text:p>
          </table:table-cell>
          <table:table-cell table:number-columns-repeated="2" table:style-name="ce387" office:value-type="date" office:date-value="2022-11-23" calcext:value-type="date">
            <text:p>2022/11/23</text:p>
          </table:table-cell>
          <table:table-cell table:number-columns-repeated="2" table:style-name="ce387" office:value-type="date" office:date-value="2022-11-28" calcext:value-type="date">
            <text:p>2022/11/28</text:p>
          </table:table-cell>
          <table:table-cell table:style-name="ce387" office:value-type="date" office:date-value="2022-12-01" calcext:value-type="date">
            <text:p>2022/12/1</text:p>
          </table:table-cell>
          <table:table-cell table:style-name="ce387" office:value-type="date" office:date-value="2022-12-06" calcext:value-type="date">
            <text:p>2022/12/6</text:p>
          </table:table-cell>
          <table:table-cell table:number-columns-repeated="2" table:style-name="ce387" office:value-type="date" office:date-value="2022-12-21" calcext:value-type="date">
            <text:p>2022/12/21</text:p>
          </table:table-cell>
          <table:table-cell table:style-name="ce387" office:value-type="date" office:date-value="2022-12-27" calcext:value-type="date">
            <text:p>2022/12/27</text:p>
          </table:table-cell>
          <table:table-cell table:style-name="ce387" office:value-type="date" office:date-value="2023-01-30" calcext:value-type="date">
            <text:p>2023/1/30</text:p>
          </table:table-cell>
          <table:table-cell table:style-name="ce387" office:value-type="date" office:date-value="2023-02-07" calcext:value-type="date">
            <text:p>2023/2/7</text:p>
          </table:table-cell>
          <table:table-cell table:style-name="ce387" office:value-type="date" office:date-value="2023-02-10" calcext:value-type="date">
            <text:p>2023/2/10</text:p>
          </table:table-cell>
          <table:table-cell table:style-name="ce387" office:value-type="date" office:date-value="2023-02-13" calcext:value-type="date">
            <text:p>2023/2/13</text:p>
          </table:table-cell>
          <table:table-cell table:style-name="ce387" office:value-type="date" office:date-value="2023-02-23" calcext:value-type="date">
            <text:p>2023/2/23</text:p>
          </table:table-cell>
          <table:table-cell table:style-name="ce387" office:value-type="date" office:date-value="2023-03-03" calcext:value-type="date">
            <text:p>2023/3/3</text:p>
          </table:table-cell>
          <table:table-cell table:style-name="ce387" office:value-type="date" office:date-value="2023-03-07" calcext:value-type="date">
            <text:p>2023/3/7</text:p>
          </table:table-cell>
          <table:table-cell table:style-name="ce387" office:value-type="date" office:date-value="2023-03-08" calcext:value-type="date">
            <text:p>2023/3/8</text:p>
          </table:table-cell>
          <table:table-cell table:style-name="ce387" office:value-type="date" office:date-value="2023-03-10" calcext:value-type="date">
            <text:p>2023/3/10</text:p>
          </table:table-cell>
          <table:table-cell table:style-name="ce387" office:value-type="date" office:date-value="2023-03-14" calcext:value-type="date">
            <text:p>2023/3/14</text:p>
          </table:table-cell>
          <table:table-cell table:number-columns-repeated="2" table:style-name="ce387" office:value-type="date" office:date-value="2023-03-15" calcext:value-type="date">
            <text:p>2023/3/15</text:p>
          </table:table-cell>
          <table:table-cell table:style-name="ce387" office:value-type="date" office:date-value="2023-03-30" calcext:value-type="date">
            <text:p>2023/3/30</text:p>
          </table:table-cell>
          <table:table-cell table:number-columns-repeated="2" table:style-name="ce387" office:value-type="date" office:date-value="2023-04-06" calcext:value-type="date">
            <text:p>2023/4/6</text:p>
          </table:table-cell>
          <table:table-cell table:style-name="ce387" office:value-type="date" office:date-value="2023-04-20" calcext:value-type="date">
            <text:p>2023/4/20</text:p>
          </table:table-cell>
          <table:table-cell table:style-name="ce387" office:value-type="date" office:date-value="2023-04-21" calcext:value-type="date">
            <text:p>2023/4/21</text:p>
          </table:table-cell>
          <table:table-cell table:style-name="ce387" office:value-type="date" office:date-value="2023-05-04" calcext:value-type="date">
            <text:p>2023/5/4</text:p>
          </table:table-cell>
          <table:table-cell table:style-name="ce387" office:value-type="date" office:date-value="2023-05-24" calcext:value-type="date">
            <text:p>2023/5/24</text:p>
          </table:table-cell>
          <table:table-cell table:style-name="ce387" office:value-type="date" office:date-value="2023-05-29" calcext:value-type="date">
            <text:p>2023/5/29</text:p>
          </table:table-cell>
          <table:table-cell table:style-name="ce387" office:value-type="date" office:date-value="2023-06-02" calcext:value-type="date">
            <text:p>2023/6/2</text:p>
          </table:table-cell>
          <table:table-cell table:style-name="ce387" office:value-type="date" office:date-value="2023-06-06" calcext:value-type="date">
            <text:p>2023/6/6</text:p>
          </table:table-cell>
          <table:table-cell table:style-name="ce387" office:value-type="date" office:date-value="2023-06-12" calcext:value-type="date">
            <text:p>2023/6/12</text:p>
          </table:table-cell>
          <table:table-cell table:style-name="ce387" office:value-type="date" office:date-value="2023-06-17" calcext:value-type="date">
            <text:p>2023/6/17</text:p>
          </table:table-cell>
          <table:table-cell table:number-columns-repeated="3" table:style-name="ce387" office:value-type="date" office:date-value="2023-06-20" calcext:value-type="date">
            <text:p>2023/6/20</text:p>
          </table:table-cell>
          <table:table-cell table:style-name="ce387" office:value-type="date" office:date-value="2023-06-26" calcext:value-type="date">
            <text:p>2023/6/26</text:p>
          </table:table-cell>
          <table:table-cell table:style-name="ce387" office:value-type="date" office:date-value="2023-06-27" calcext:value-type="date">
            <text:p>2023/6/27</text:p>
          </table:table-cell>
          <table:table-cell table:style-name="ce387" office:value-type="date" office:date-value="2023-06-30" calcext:value-type="date">
            <text:p>2023/6/30</text:p>
          </table:table-cell>
          <table:table-cell table:style-name="ce387" office:value-type="date" office:date-value="2023-07-03" calcext:value-type="date">
            <text:p>2023/7/3</text:p>
          </table:table-cell>
          <table:table-cell table:style-name="ce387" office:value-type="date" office:date-value="2023-07-07" calcext:value-type="date">
            <text:p>2023/7/7</text:p>
          </table:table-cell>
          <table:table-cell table:number-columns-repeated="2" table:style-name="ce387" office:value-type="date" office:date-value="2023-07-18" calcext:value-type="date">
            <text:p>2023/7/18</text:p>
          </table:table-cell>
          <table:table-cell table:style-name="ce387" office:value-type="date" office:date-value="2023-07-27" calcext:value-type="date">
            <text:p>2023/7/27</text:p>
          </table:table-cell>
          <table:table-cell table:style-name="ce387" office:value-type="date" office:date-value="2023-07-31" calcext:value-type="date">
            <text:p>2023/7/31</text:p>
          </table:table-cell>
          <table:table-cell table:style-name="ce387" office:value-type="date" office:date-value="2023-08-10" calcext:value-type="date">
            <text:p>2023/8/10</text:p>
          </table:table-cell>
          <table:table-cell table:style-name="ce387" office:value-type="date" office:date-value="2023-08-29" calcext:value-type="date">
            <text:p>2023/8/29</text:p>
          </table:table-cell>
          <table:table-cell table:number-columns-repeated="2" table:style-name="ce387" office:value-type="date" office:date-value="2023-09-05" calcext:value-type="date">
            <text:p>2023/9/5</text:p>
          </table:table-cell>
          <table:table-cell table:style-name="ce387" office:value-type="date" office:date-value="2023-09-07" calcext:value-type="date">
            <text:p>2023/9/7</text:p>
          </table:table-cell>
          <table:table-cell table:style-name="ce387" office:value-type="date" office:date-value="2023-09-13" calcext:value-type="date">
            <text:p>2023/9/13</text:p>
          </table:table-cell>
          <table:table-cell table:style-name="ce387" office:value-type="date" office:date-value="2023-09-15" calcext:value-type="date">
            <text:p>2023/9/15</text:p>
          </table:table-cell>
          <table:table-cell table:number-columns-repeated="2" table:style-name="ce387" office:value-type="date" office:date-value="2023-09-19" calcext:value-type="date">
            <text:p>2023/9/19</text:p>
          </table:table-cell>
          <table:table-cell table:style-name="ce387" office:value-type="date" office:date-value="2023-09-26" calcext:value-type="date">
            <text:p>2023/9/26</text:p>
          </table:table-cell>
          <table:table-cell table:style-name="ce387" office:value-type="date" office:date-value="2023-10-03" calcext:value-type="date">
            <text:p>2023/10/3</text:p>
          </table:table-cell>
          <table:table-cell table:style-name="ce387" office:value-type="date" office:date-value="2023-10-23" calcext:value-type="date">
            <text:p>2023/10/23</text:p>
          </table:table-cell>
          <table:table-cell table:style-name="ce387" office:value-type="date" office:date-value="2023-10-24" calcext:value-type="date">
            <text:p>2023/10/24</text:p>
          </table:table-cell>
          <table:table-cell table:style-name="ce387" office:value-type="date" office:date-value="2023-10-30" calcext:value-type="date">
            <text:p>2023/10/30</text:p>
          </table:table-cell>
          <table:table-cell table:number-columns-repeated="2" table:style-name="ce387" office:value-type="date" office:date-value="2023-11-03" calcext:value-type="date">
            <text:p>2023/11/3</text:p>
          </table:table-cell>
          <table:table-cell table:style-name="ce387" office:value-type="date" office:date-value="2023-11-15" calcext:value-type="date">
            <text:p>2023/11/15</text:p>
          </table:table-cell>
          <table:table-cell table:style-name="ce387" office:value-type="date" office:date-value="2023-11-23" calcext:value-type="date">
            <text:p>2023/11/23</text:p>
          </table:table-cell>
          <table:table-cell table:style-name="ce387" office:value-type="date" office:date-value="2023-11-28" calcext:value-type="date">
            <text:p>2023/11/28</text:p>
          </table:table-cell>
          <table:table-cell table:style-name="ce387" office:value-type="date" office:date-value="2023-12-06" calcext:value-type="date">
            <text:p>2023/12/6</text:p>
          </table:table-cell>
          <table:table-cell table:style-name="ce387" office:value-type="date" office:date-value="2023-12-08" calcext:value-type="date">
            <text:p>2023/12/8</text:p>
          </table:table-cell>
          <table:table-cell table:style-name="ce387" office:value-type="date" office:date-value="2023-12-11" calcext:value-type="date">
            <text:p>2023/12/11</text:p>
          </table:table-cell>
          <table:table-cell table:style-name="ce387" office:value-type="date" office:date-value="2023-12-22" calcext:value-type="date">
            <text:p>2023/12/22</text:p>
          </table:table-cell>
          <table:table-cell table:style-name="ce387" office:value-type="date" office:date-value="2024-01-03" calcext:value-type="date">
            <text:p>2024/1/3</text:p>
          </table:table-cell>
          <table:table-cell table:style-name="ce387" office:value-type="date" office:date-value="2024-01-08" calcext:value-type="date">
            <text:p>2024/1/8</text:p>
          </table:table-cell>
          <table:table-cell table:number-columns-repeated="910"/>
        </table:table-row>
        <table:table-row table:style-name="ro17">
          <table:table-cell table:style-name="ce381" office:value-type="string" calcext:value-type="string">
            <text:p>場地</text:p>
          </table:table-cell>
          <table:table-cell office:value-type="string" calcext:value-type="string">
            <text:p>陽明出口倉</text:p>
          </table:table-cell>
          <table:table-cell office:value-type="string" calcext:value-type="string">
            <text:p>長榮進口倉</text:p>
          </table:table-cell>
          <table:table-cell office:value-type="string" calcext:value-type="string">
            <text:p>陽明進口</text:p>
          </table:table-cell>
          <table:table-cell office:value-type="string" calcext:value-type="string">
            <text:p>環球進口K倉</text:p>
          </table:table-cell>
          <table:table-cell office:value-type="string" calcext:value-type="string">
            <text:p>環球進口D倉</text:p>
          </table:table-cell>
          <table:table-cell office:value-type="string" calcext:value-type="string">
            <text:p>中華一倉</text:p>
          </table:table-cell>
          <table:table-cell office:value-type="string" calcext:value-type="string">
            <text:p>中央出口</text:p>
          </table:table-cell>
          <table:table-cell office:value-type="string" calcext:value-type="string">
            <text:p>環球A倉</text:p>
          </table:table-cell>
          <table:table-cell office:value-type="string" calcext:value-type="string">
            <text:p>長春進口</text:p>
          </table:table-cell>
          <table:table-cell office:value-type="string" calcext:value-type="string">
            <text:p>中國出口</text:p>
          </table:table-cell>
          <table:table-cell office:value-type="string" calcext:value-type="string">
            <text:p>環球進口K倉</text:p>
          </table:table-cell>
          <table:table-cell office:value-type="string" calcext:value-type="string">
            <text:p>環球進口C倉</text:p>
          </table:table-cell>
          <table:table-cell office:value-type="string" calcext:value-type="string">
            <text:p>東亞進口E倉</text:p>
          </table:table-cell>
          <table:table-cell office:value-type="string" calcext:value-type="string">
            <text:p>長榮進口</text:p>
          </table:table-cell>
          <table:table-cell table:number-columns-repeated="2" office:value-type="string" calcext:value-type="string">
            <text:p>中華進口二倉</text:p>
          </table:table-cell>
          <table:table-cell office:value-type="string" calcext:value-type="string">
            <text:p>台北港東立</text:p>
          </table:table-cell>
          <table:table-cell office:value-type="string" calcext:value-type="string">
            <text:p>長春進口</text:p>
          </table:table-cell>
          <table:table-cell office:value-type="string" calcext:value-type="string">
            <text:p>環球進口中間</text:p>
          </table:table-cell>
          <table:table-cell office:value-type="string" calcext:value-type="string">
            <text:p>台北港東立</text:p>
          </table:table-cell>
          <table:table-cell office:value-type="string" calcext:value-type="string">
            <text:p>TPCT一樓大廳</text:p>
          </table:table-cell>
          <table:table-cell table:number-columns-repeated="2" office:value-type="string" calcext:value-type="string">
            <text:p>金山郵局6樓</text:p>
          </table:table-cell>
          <table:table-cell office:value-type="string" calcext:value-type="string">
            <text:p>TPCT出口一般倉</text:p>
          </table:table-cell>
          <table:table-cell office:value-type="string" calcext:value-type="string">
            <text:p>東亞E倉</text:p>
          </table:table-cell>
          <table:table-cell office:value-type="string" calcext:value-type="string">
            <text:p>環球進口A倉</text:p>
          </table:table-cell>
          <table:table-cell office:value-type="string" calcext:value-type="string">
            <text:p>環球進口中間</text:p>
          </table:table-cell>
          <table:table-cell office:value-type="string" calcext:value-type="string">
            <text:p>台北港TPCT</text:p>
          </table:table-cell>
          <table:table-cell office:value-type="string" calcext:value-type="string">
            <text:p>長榮出口</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中華二倉</text:p>
          </table:table-cell>
          <table:table-cell office:value-type="string" calcext:value-type="string">
            <text:p>台北港TPCT</text:p>
          </table:table-cell>
          <table:table-cell office:value-type="string" calcext:value-type="string">
            <text:p>東亞H倉</text:p>
          </table:table-cell>
          <table:table-cell office:value-type="string" calcext:value-type="string">
            <text:p>中華二倉</text:p>
          </table:table-cell>
          <table:table-cell office:value-type="string" calcext:value-type="string">
            <text:p>環球山下D倉</text:p>
          </table:table-cell>
          <table:table-cell office:value-type="string" calcext:value-type="string">
            <text:p>長榮進口</text:p>
          </table:table-cell>
          <table:table-cell office:value-type="string" calcext:value-type="string">
            <text:p>台北金山郵局</text:p>
          </table:table-cell>
          <table:table-cell office:value-type="string" calcext:value-type="string">
            <text:p>東岸儀檢站</text:p>
          </table:table-cell>
          <table:table-cell office:value-type="string" calcext:value-type="string">
            <text:p>西岸儀檢站</text:p>
          </table:table-cell>
          <table:table-cell office:value-type="string" calcext:value-type="string">
            <text:p>中央進口</text:p>
          </table:table-cell>
          <table:table-cell office:value-type="string" calcext:value-type="string">
            <text:p>台北港東立</text:p>
          </table:table-cell>
          <table:table-cell office:value-type="string" calcext:value-type="string">
            <text:p>西岸舊儀檢站</text:p>
          </table:table-cell>
          <table:table-cell office:value-type="string" calcext:value-type="string">
            <text:p>中華二倉</text:p>
          </table:table-cell>
          <table:table-cell office:value-type="string" calcext:value-type="string">
            <text:p>弘貿進口</text:p>
          </table:table-cell>
          <table:table-cell table:number-columns-repeated="2" office:value-type="string" calcext:value-type="string">
            <text:p>金山郵局</text:p>
          </table:table-cell>
          <table:table-cell office:value-type="string" calcext:value-type="string">
            <text:p>中國集中查驗區</text:p>
          </table:table-cell>
          <table:table-cell office:value-type="string" calcext:value-type="string">
            <text:p>台北港東立</text:p>
          </table:table-cell>
          <table:table-cell table:number-columns-repeated="2" office:value-type="string" calcext:value-type="string">
            <text:p>東亞E倉</text:p>
          </table:table-cell>
          <table:table-cell office:value-type="string" calcext:value-type="string">
            <text:p>關本部4樓</text:p>
          </table:table-cell>
          <table:table-cell office:value-type="string" calcext:value-type="string">
            <text:p>環球A倉</text:p>
          </table:table-cell>
          <table:table-cell office:value-type="string" calcext:value-type="string">
            <text:p>台基進口</text:p>
          </table:table-cell>
          <table:table-cell office:value-type="string" calcext:value-type="string">
            <text:p>環球N倉</text:p>
          </table:table-cell>
          <table:table-cell office:value-type="string" calcext:value-type="string">
            <text:p>金山郵局</text:p>
          </table:table-cell>
          <table:table-cell office:value-type="string" calcext:value-type="string">
            <text:p>中華一倉</text:p>
          </table:table-cell>
          <table:table-cell table:number-columns-repeated="2" office:value-type="string" calcext:value-type="string">
            <text:p>東亞H倉</text:p>
          </table:table-cell>
          <table:table-cell office:value-type="string" calcext:value-type="string">
            <text:p>台北港東立</text:p>
          </table:table-cell>
          <table:table-cell office:value-type="string" calcext:value-type="string">
            <text:p>東亞E倉</text:p>
          </table:table-cell>
          <table:table-cell office:value-type="string" calcext:value-type="string">
            <text:p>長榮進口</text:p>
          </table:table-cell>
          <table:table-cell table:number-columns-repeated="2" office:value-type="string" calcext:value-type="string">
            <text:p>東亞E倉</text:p>
          </table:table-cell>
          <table:table-cell office:value-type="string" calcext:value-type="string">
            <text:p>弘貿進口</text:p>
          </table:table-cell>
          <table:table-cell table:number-columns-repeated="2" office:value-type="string" calcext:value-type="string">
            <text:p>西岸儀檢站</text:p>
          </table:table-cell>
          <table:table-cell office:value-type="string" calcext:value-type="string">
            <text:p>中華二倉</text:p>
          </table:table-cell>
          <table:table-cell office:value-type="string" calcext:value-type="string">
            <text:p>關本部4F</text:p>
          </table:table-cell>
          <table:table-cell office:value-type="string" calcext:value-type="string">
            <text:p>東亞E倉</text:p>
          </table:table-cell>
          <table:table-cell table:number-columns-repeated="3" office:value-type="string" calcext:value-type="string">
            <text:p>環球中間</text:p>
          </table:table-cell>
          <table:table-cell office:value-type="string" calcext:value-type="string">
            <text:p>長春進口</text:p>
          </table:table-cell>
          <table:table-cell office:value-type="string" calcext:value-type="string">
            <text:p>TPCT快遞</text:p>
          </table:table-cell>
          <table:table-cell office:value-type="string" calcext:value-type="string">
            <text:p>環球中間</text:p>
          </table:table-cell>
          <table:table-cell table:number-columns-repeated="2" office:value-type="string" calcext:value-type="string">
            <text:p>理單3F</text:p>
          </table:table-cell>
          <table:table-cell office:value-type="string" calcext:value-type="string">
            <text:p>環球中間</text:p>
          </table:table-cell>
          <table:table-cell office:value-type="string" calcext:value-type="string">
            <text:p>台基進口</text:p>
          </table:table-cell>
          <table:table-cell office:value-type="string" calcext:value-type="string">
            <text:p>關本部1F</text:p>
          </table:table-cell>
          <table:table-cell office:value-type="string" calcext:value-type="string">
            <text:p>台基進口</text:p>
          </table:table-cell>
          <table:table-cell office:value-type="string" calcext:value-type="string">
            <text:p>環球A倉</text:p>
          </table:table-cell>
          <table:table-cell office:value-type="string" calcext:value-type="string">
            <text:p>長榮8庫</text:p>
          </table:table-cell>
          <table:table-cell table:number-columns-repeated="2" office:value-type="string" calcext:value-type="string">
            <text:p>中華一倉</text:p>
          </table:table-cell>
          <table:table-cell office:value-type="string" calcext:value-type="string">
            <text:p>中華二倉</text:p>
          </table:table-cell>
          <table:table-cell office:value-type="string" calcext:value-type="string">
            <text:p>台北港儀檢站</text:p>
          </table:table-cell>
          <table:table-cell office:value-type="string" calcext:value-type="string">
            <text:p>馬祖海快</text:p>
          </table:table-cell>
          <table:table-cell office:value-type="string" calcext:value-type="string">
            <text:p>中華二倉</text:p>
          </table:table-cell>
          <table:table-cell table:number-columns-repeated="2" office:value-type="string" calcext:value-type="string">
            <text:p>理單3F</text:p>
          </table:table-cell>
          <table:table-cell office:value-type="string" calcext:value-type="string">
            <text:p>台北港東立</text:p>
          </table:table-cell>
          <table:table-cell office:value-type="string" calcext:value-type="string">
            <text:p>台基進口</text:p>
          </table:table-cell>
          <table:table-cell office:value-type="string" calcext:value-type="string">
            <text:p>東岸儀檢站</text:p>
          </table:table-cell>
          <table:table-cell table:number-columns-repeated="2" office:value-type="string" calcext:value-type="string">
            <text:p>基郵2F</text:p>
          </table:table-cell>
          <table:table-cell office:value-type="string" calcext:value-type="string">
            <text:p>台北港北三碼頭船舶</text:p>
          </table:table-cell>
          <table:table-cell table:number-columns-repeated="2" office:value-type="string" calcext:value-type="string">
            <text:p>東亞H倉</text:p>
          </table:table-cell>
          <table:table-cell office:value-type="string" calcext:value-type="string">
            <text:p>環球中間</text:p>
          </table:table-cell>
          <table:table-cell office:value-type="string" calcext:value-type="string">
            <text:p>弘貿進口</text:p>
          </table:table-cell>
          <table:table-cell table:number-columns-repeated="2" office:value-type="string" calcext:value-type="string">
            <text:p>環球D倉</text:p>
          </table:table-cell>
          <table:table-cell office:value-type="string" calcext:value-type="string">
            <text:p>中櫃</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台北港東立</text:p>
          </table:table-cell>
          <table:table-cell office:value-type="string" calcext:value-type="string">
            <text:p>基郵2F</text:p>
          </table:table-cell>
          <table:table-cell office:value-type="string" calcext:value-type="string">
            <text:p>東岸儀檢站</text:p>
          </table:table-cell>
          <table:table-cell office:value-type="string" calcext:value-type="string">
            <text:p>環球N倉</text:p>
          </table:table-cell>
          <table:table-cell office:value-type="string" calcext:value-type="string">
            <text:p>東亞H倉</text:p>
          </table:table-cell>
          <table:table-cell office:value-type="string" calcext:value-type="string">
            <text:p>環球中間</text:p>
          </table:table-cell>
          <table:table-cell table:number-columns-repeated="910"/>
        </table:table-row>
        <table:table-row table:style-name="ro17">
          <table:table-cell table:style-name="ce381" office:value-type="string" calcext:value-type="string">
            <text:p>重量</text:p>
          </table:table-cell>
          <table:table-cell office:value-type="string" calcext:value-type="string">
            <text:p>scented-繃帶</text:p>
          </table:table-cell>
          <table:table-cell table:number-columns-repeated="2" office:value-type="string" calcext:value-type="string">
            <text:p>scented-布塊</text:p>
          </table:table-cell>
          <table:table-cell office:value-type="float" office:value="100" calcext:value-type="float">
            <text:p>100</text:p>
          </table:table-cell>
          <table:table-cell office:value-type="float" office:value="20" calcext:value-type="float">
            <text:p>20</text:p>
          </table:table-cell>
          <table:table-cell table:number-columns-repeated="2" office:value-type="string" calcext:value-type="string">
            <text:p>scented-棉花</text:p>
          </table:table-cell>
          <table:table-cell office:value-type="string" calcext:value-type="string">
            <text:p>scented-繃帶</text:p>
          </table:table-cell>
          <table:table-cell office:value-type="string" calcext:value-type="string">
            <text:p>scented-布塊</text:p>
          </table:table-cell>
          <table:table-cell office:value-type="float" office:value="50" calcext:value-type="float">
            <text:p>50</text:p>
          </table:table-cell>
          <table:table-cell office:value-type="float" office:value="20" calcext:value-type="float">
            <text:p>20</text:p>
          </table:table-cell>
          <table:table-cell table:number-columns-repeated="4" office:value-type="string" calcext:value-type="string">
            <text:p>scented-布塊</text:p>
          </table:table-cell>
          <table:table-cell table:number-columns-repeated="5" office:value-type="string" calcext:value-type="string">
            <text:p>scented-紙板</text:p>
          </table:table-cell>
          <table:table-cell table:number-columns-repeated="3"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table:number-columns-repeated="4" office:value-type="string" calcext:value-type="string">
            <text:p>scented-棉花</text:p>
          </table:table-cell>
          <table:table-cell office:value-type="float" office:value="40" calcext:value-type="float">
            <text:p>40</text:p>
          </table:table-cell>
          <table:table-cell office:value-type="string" calcext:value-type="string">
            <text:p>scented-布塊</text:p>
          </table:table-cell>
          <table:table-cell table:number-columns-repeated="2" office:value-type="string" calcext:value-type="string">
            <text:p>scented-繃帶</text:p>
          </table:table-cell>
          <table:table-cell office:value-type="string" calcext:value-type="string">
            <text:p>scented-棉花*3</text:p>
          </table:table-cell>
          <table:table-cell table:number-columns-repeated="4" office:value-type="string" calcext:value-type="string">
            <text:p>scented-布塊</text:p>
          </table:table-cell>
          <table:table-cell office:value-type="float" office:value="50" calcext:value-type="float">
            <text:p>50</text:p>
          </table:table-cell>
          <table:table-cell table:number-columns-repeated="5" office:value-type="string" calcext:value-type="string">
            <text:p>scented-布塊</text:p>
          </table:table-cell>
          <table:table-cell office:value-type="float" office:value="100" calcext:value-type="float">
            <text:p>100</text:p>
          </table:table-cell>
          <table:table-cell office:value-type="float" office:value="70" calcext:value-type="float">
            <text:p>70</text:p>
          </table:table-cell>
          <table:table-cell office:value-type="string" calcext:value-type="string">
            <text:p>scented-布塊</text:p>
          </table:table-cell>
          <table:table-cell office:value-type="float" office:value="50" calcext:value-type="float">
            <text:p>50</text:p>
          </table:table-cell>
          <table:table-cell office:value-type="string" calcext:value-type="string">
            <text:p>scented-布塊</text:p>
          </table:table-cell>
          <table:table-cell table:number-columns-repeated="2"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table:number-columns-repeated="2" office:value-type="string" calcext:value-type="string">
            <text:p>2.5kg</text:p>
          </table:table-cell>
          <table:table-cell office:value-type="string" calcext:value-type="string">
            <text:p>scented-布塊</text:p>
          </table:table-cell>
          <table:table-cell office:value-type="string" calcext:value-type="string">
            <text:p>真品</text:p>
          </table:table-cell>
          <table:table-cell office:value-type="float" office:value="660" calcext:value-type="float">
            <text:p>660</text:p>
          </table:table-cell>
          <table:table-cell table:number-columns-repeated="2"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table:number-columns-repeated="3" office:value-type="string" calcext:value-type="string">
            <text:p>scented-布塊</text:p>
          </table:table-cell>
          <table:table-cell table:number-columns-repeated="2" office:value-type="string" calcext:value-type="string">
            <text:p>scented-棉花</text:p>
          </table:table-cell>
          <table:table-cell table:number-columns-repeated="2" office:value-type="string" calcext:value-type="string">
            <text:p>50(抽真空)</text:p>
          </table:table-cell>
          <table:table-cell office:value-type="float" office:value="20" calcext:value-type="float">
            <text:p>20</text:p>
          </table:table-cell>
          <table:table-cell office:value-type="string" calcext:value-type="string">
            <text:p>scented-繃帶</text:p>
          </table:table-cell>
          <table:table-cell office:value-type="string" calcext:value-type="string">
            <text:p>50(抽真空)</text:p>
          </table:table-cell>
          <table:table-cell office:value-type="string" calcext:value-type="string">
            <text:p>scented-布塊</text:p>
          </table:table-cell>
          <table:table-cell office:value-type="string" calcext:value-type="string">
            <text:p>50(熱壓)(冷凍袋)</text:p>
          </table:table-cell>
          <table:table-cell office:value-type="string" calcext:value-type="string">
            <text:p>scented-布塊</text:p>
          </table:table-cell>
          <table:table-cell table:number-columns-repeated="2" office:value-type="string" calcext:value-type="string">
            <text:p>100(抽真空)</text:p>
          </table:table-cell>
          <table:table-cell office:value-type="string" calcext:value-type="string">
            <text:p>scented-繃帶</text:p>
          </table:table-cell>
          <table:table-cell office:value-type="string" calcext:value-type="string">
            <text:p>真品1030</text:p>
          </table:table-cell>
          <table:table-cell office:value-type="string" calcext:value-type="string">
            <text:p>scented-繃帶</text:p>
          </table:table-cell>
          <table:table-cell office:value-type="string" calcext:value-type="string">
            <text:p>scented-棉花</text:p>
          </table:table-cell>
          <table:table-cell table:number-columns-repeated="2" office:value-type="string" calcext:value-type="string">
            <text:p>4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scented-海綿</text:p>
          </table:table-cell>
          <table:table-cell table:number-columns-repeated="2" office:value-type="string" calcext:value-type="string">
            <text:p>20熱壓</text:p>
          </table:table-cell>
          <table:table-cell office:value-type="string" calcext:value-type="string">
            <text:p>scented-海綿</text:p>
          </table:table-cell>
          <table:table-cell office:value-type="string" calcext:value-type="string">
            <text:p>20熱壓</text:p>
          </table:table-cell>
          <table:table-cell office:value-type="string" calcext:value-type="string">
            <text:p>50熱壓</text:p>
          </table:table-cell>
          <table:table-cell office:value-type="string" calcext:value-type="string">
            <text:p>scented-棉花</text:p>
          </table:table-cell>
          <table:table-cell office:value-type="string" calcext:value-type="string">
            <text:p>scented-海綿</text:p>
          </table:table-cell>
          <table:table-cell office:value-type="string" calcext:value-type="string">
            <text:p>50熱壓</text:p>
          </table:table-cell>
          <table:table-cell office:value-type="float" office:value="20" calcext:value-type="float">
            <text:p>20</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500g</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table:number-columns-repeated="910"/>
        </table:table-row>
        <table:table-row table:style-name="ro1">
          <table:table-cell table:style-name="ce381" office:value-type="string" calcext:value-type="string">
            <text:p>開始時間</text:p>
          </table:table-cell>
          <table:table-cell office:value-type="float" office:value="1515" calcext:value-type="float">
            <text:p>1515</text:p>
          </table:table-cell>
          <table:table-cell office:value-type="float" office:value="1435" calcext:value-type="float">
            <text:p>1435</text:p>
          </table:table-cell>
          <table:table-cell office:value-type="float" office:value="1050" calcext:value-type="float">
            <text:p>1050</text:p>
          </table:table-cell>
          <table:table-cell office:value-type="float" office:value="1200" calcext:value-type="float">
            <text:p>1200</text:p>
          </table:table-cell>
          <table:table-cell office:value-type="float" office:value="1610" calcext:value-type="float">
            <text:p>1610</text:p>
          </table:table-cell>
          <table:table-cell office:value-type="float" office:value="1440" calcext:value-type="float">
            <text:p>1440</text:p>
          </table:table-cell>
          <table:table-cell office:value-type="float" office:value="1030" calcext:value-type="float">
            <text:p>1030</text:p>
          </table:table-cell>
          <table:table-cell office:value-type="float" office:value="1515" calcext:value-type="float">
            <text:p>1515</text:p>
          </table:table-cell>
          <table:table-cell office:value-type="float" office:value="1445" calcext:value-type="float">
            <text:p>1445</text:p>
          </table:table-cell>
          <table:table-cell office:value-type="float" office:value="1155" calcext:value-type="float">
            <text:p>1155</text:p>
          </table:table-cell>
          <table:table-cell office:value-type="float" office:value="1550" calcext:value-type="float">
            <text:p>1550</text:p>
          </table:table-cell>
          <table:table-cell office:value-type="float" office:value="1105" calcext:value-type="float">
            <text:p>1105</text:p>
          </table:table-cell>
          <table:table-cell office:value-type="float" office:value="1435" calcext:value-type="float">
            <text:p>1435</text:p>
          </table:table-cell>
          <table:table-cell office:value-type="float" office:value="1520" calcext:value-type="float">
            <text:p>1520</text:p>
          </table:table-cell>
          <table:table-cell office:value-type="float" office:value="1122" calcext:value-type="float">
            <text:p>1122</text:p>
          </table:table-cell>
          <table:table-cell office:value-type="float" office:value="1515" calcext:value-type="float">
            <text:p>1515</text:p>
          </table:table-cell>
          <table:table-cell office:value-type="float" office:value="1118" calcext:value-type="float">
            <text:p>1118</text:p>
          </table:table-cell>
          <table:table-cell office:value-type="float" office:value="1038" calcext:value-type="float">
            <text:p>1038</text:p>
          </table:table-cell>
          <table:table-cell office:value-type="float" office:value="1100" calcext:value-type="float">
            <text:p>1100</text:p>
          </table:table-cell>
          <table:table-cell office:value-type="float" office:value="1119" calcext:value-type="float">
            <text:p>1119</text:p>
          </table:table-cell>
          <table:table-cell office:value-type="float" office:value="1446" calcext:value-type="float">
            <text:p>1446</text:p>
          </table:table-cell>
          <table:table-cell office:value-type="float" office:value="1000" calcext:value-type="float">
            <text:p>1000</text:p>
          </table:table-cell>
          <table:table-cell office:value-type="float" office:value="1058" calcext:value-type="float">
            <text:p>1058</text:p>
          </table:table-cell>
          <table:table-cell office:value-type="float" office:value="1522" calcext:value-type="float">
            <text:p>1522</text:p>
          </table:table-cell>
          <table:table-cell office:value-type="float" office:value="1047" calcext:value-type="float">
            <text:p>1047</text:p>
          </table:table-cell>
          <table:table-cell office:value-type="float" office:value="1011" calcext:value-type="float">
            <text:p>1011</text:p>
          </table:table-cell>
          <table:table-cell office:value-type="float" office:value="1048" calcext:value-type="float">
            <text:p>1048</text:p>
          </table:table-cell>
          <table:table-cell office:value-type="float" office:value="1835" calcext:value-type="float">
            <text:p>1835</text:p>
          </table:table-cell>
          <table:table-cell office:value-type="float" office:value="1542" calcext:value-type="float">
            <text:p>1542</text:p>
          </table:table-cell>
          <table:table-cell office:value-type="float" office:value="1057" calcext:value-type="float">
            <text:p>1057</text:p>
          </table:table-cell>
          <table:table-cell office:value-type="float" office:value="1105" calcext:value-type="float">
            <text:p>1105</text:p>
          </table:table-cell>
          <table:table-cell office:value-type="float" office:value="1436" calcext:value-type="float">
            <text:p>1436</text:p>
          </table:table-cell>
          <table:table-cell office:value-type="float" office:value="1405" calcext:value-type="float">
            <text:p>1405</text:p>
          </table:table-cell>
          <table:table-cell office:value-type="float" office:value="1058" calcext:value-type="float">
            <text:p>1058</text:p>
          </table:table-cell>
          <table:table-cell office:value-type="float" office:value="1145" calcext:value-type="float">
            <text:p>1145</text:p>
          </table:table-cell>
          <table:table-cell office:value-type="float" office:value="1447" calcext:value-type="float">
            <text:p>1447</text:p>
          </table:table-cell>
          <table:table-cell office:value-type="float" office:value="1051" calcext:value-type="float">
            <text:p>1051</text:p>
          </table:table-cell>
          <table:table-cell office:value-type="float" office:value="1037" calcext:value-type="float">
            <text:p>1037</text:p>
          </table:table-cell>
          <table:table-cell office:value-type="float" office:value="1625" calcext:value-type="float">
            <text:p>1625</text:p>
          </table:table-cell>
          <table:table-cell office:value-type="float" office:value="1426" calcext:value-type="float">
            <text:p>1426</text:p>
          </table:table-cell>
          <table:table-cell office:value-type="float" office:value="1516" calcext:value-type="float">
            <text:p>1516</text:p>
          </table:table-cell>
          <table:table-cell office:value-type="float" office:value="1455" calcext:value-type="float">
            <text:p>1455</text:p>
          </table:table-cell>
          <table:table-cell office:value-type="float" office:value="1104" calcext:value-type="float">
            <text:p>1104</text:p>
          </table:table-cell>
          <table:table-cell office:value-type="float" office:value="1157" calcext:value-type="float">
            <text:p>1157</text:p>
          </table:table-cell>
          <table:table-cell office:value-type="float" office:value="1440" calcext:value-type="float">
            <text:p>1440</text:p>
          </table:table-cell>
          <table:table-cell office:value-type="float" office:value="1017" calcext:value-type="float">
            <text:p>1017</text:p>
          </table:table-cell>
          <table:table-cell office:value-type="float" office:value="1118" calcext:value-type="float">
            <text:p>1118</text:p>
          </table:table-cell>
          <table:table-cell office:value-type="float" office:value="1447" calcext:value-type="float">
            <text:p>1447</text:p>
          </table:table-cell>
          <table:table-cell office:value-type="float" office:value="1127" calcext:value-type="float">
            <text:p>1127</text:p>
          </table:table-cell>
          <table:table-cell office:value-type="float" office:value="1523" calcext:value-type="float">
            <text:p>1523</text:p>
          </table:table-cell>
          <table:table-cell office:value-type="float" office:value="1605" calcext:value-type="float">
            <text:p>1605</text:p>
          </table:table-cell>
          <table:table-cell office:value-type="float" office:value="1325" calcext:value-type="float">
            <text:p>1325</text:p>
          </table:table-cell>
          <table:table-cell office:value-type="float" office:value="1134" calcext:value-type="float">
            <text:p>1134</text:p>
          </table:table-cell>
          <table:table-cell office:value-type="float" office:value="1103" calcext:value-type="float">
            <text:p>1103</text:p>
          </table:table-cell>
          <table:table-cell office:value-type="float" office:value="1017" calcext:value-type="float">
            <text:p>1017</text:p>
          </table:table-cell>
          <table:table-cell office:value-type="string" calcext:value-type="string">
            <text:p>0942</text:p>
          </table:table-cell>
          <table:table-cell office:value-type="float" office:value="1531" calcext:value-type="float">
            <text:p>1531</text:p>
          </table:table-cell>
          <table:table-cell office:value-type="float" office:value="1420" calcext:value-type="float">
            <text:p>1420</text:p>
          </table:table-cell>
          <table:table-cell office:value-type="float" office:value="1539" calcext:value-type="float">
            <text:p>1539</text:p>
          </table:table-cell>
          <table:table-cell office:value-type="float" office:value="1401" calcext:value-type="float">
            <text:p>1401</text:p>
          </table:table-cell>
          <table:table-cell office:value-type="float" office:value="1047" calcext:value-type="float">
            <text:p>1047</text:p>
          </table:table-cell>
          <table:table-cell office:value-type="float" office:value="1450" calcext:value-type="float">
            <text:p>1450</text:p>
          </table:table-cell>
          <table:table-cell office:value-type="float" office:value="1150" calcext:value-type="float">
            <text:p>1150</text:p>
          </table:table-cell>
          <table:table-cell office:value-type="float" office:value="1200" calcext:value-type="float">
            <text:p>1200</text:p>
          </table:table-cell>
          <table:table-cell office:value-type="float" office:value="1520" calcext:value-type="float">
            <text:p>1520</text:p>
          </table:table-cell>
          <table:table-cell office:value-type="float" office:value="1230" calcext:value-type="float">
            <text:p>1230</text:p>
          </table:table-cell>
          <table:table-cell office:value-type="float" office:value="1430" calcext:value-type="float">
            <text:p>1430</text:p>
          </table:table-cell>
          <table:table-cell office:value-type="float" office:value="1523" calcext:value-type="float">
            <text:p>1523</text:p>
          </table:table-cell>
          <table:table-cell office:value-type="float" office:value="1500" calcext:value-type="float">
            <text:p>1500</text:p>
          </table:table-cell>
          <table:table-cell office:value-type="float" office:value="1100" calcext:value-type="float">
            <text:p>1100</text:p>
          </table:table-cell>
          <table:table-cell office:value-type="float" office:value="1110" calcext:value-type="float">
            <text:p>1110</text:p>
          </table:table-cell>
          <table:table-cell office:value-type="float" office:value="1134" calcext:value-type="float">
            <text:p>1134</text:p>
          </table:table-cell>
          <table:table-cell office:value-type="float" office:value="1055" calcext:value-type="float">
            <text:p>1055</text:p>
          </table:table-cell>
          <table:table-cell office:value-type="float" office:value="1544" calcext:value-type="float">
            <text:p>1544</text:p>
          </table:table-cell>
          <table:table-cell office:value-type="float" office:value="1456" calcext:value-type="float">
            <text:p>1456</text:p>
          </table:table-cell>
          <table:table-cell office:value-type="float" office:value="1436" calcext:value-type="float">
            <text:p>1436</text:p>
          </table:table-cell>
          <table:table-cell office:value-type="string" calcext:value-type="string">
            <text:p>0940</text:p>
          </table:table-cell>
          <table:table-cell office:value-type="string" calcext:value-type="string">
            <text:p>0948</text:p>
          </table:table-cell>
          <table:table-cell office:value-type="float" office:value="1136" calcext:value-type="float">
            <text:p>1136</text:p>
          </table:table-cell>
          <table:table-cell office:value-type="float" office:value="1552" calcext:value-type="float">
            <text:p>1552</text:p>
          </table:table-cell>
          <table:table-cell office:value-type="float" office:value="1044" calcext:value-type="float">
            <text:p>1044</text:p>
          </table:table-cell>
          <table:table-cell office:value-type="float" office:value="1427" calcext:value-type="float">
            <text:p>1427</text:p>
          </table:table-cell>
          <table:table-cell office:value-type="float" office:value="1543" calcext:value-type="float">
            <text:p>1543</text:p>
          </table:table-cell>
          <table:table-cell office:value-type="float" office:value="1513" calcext:value-type="float">
            <text:p>1513</text:p>
          </table:table-cell>
          <table:table-cell office:value-type="float" office:value="1030" calcext:value-type="float">
            <text:p>1030</text:p>
          </table:table-cell>
          <table:table-cell office:value-type="float" office:value="1050" calcext:value-type="float">
            <text:p>1050</text:p>
          </table:table-cell>
          <table:table-cell office:value-type="float" office:value="1100" calcext:value-type="float">
            <text:p>1100</text:p>
          </table:table-cell>
          <table:table-cell office:value-type="float" office:value="1736" calcext:value-type="float">
            <text:p>1736</text:p>
          </table:table-cell>
          <table:table-cell office:value-type="float" office:value="1059" calcext:value-type="float">
            <text:p>1059</text:p>
          </table:table-cell>
          <table:table-cell office:value-type="float" office:value="1442" calcext:value-type="float">
            <text:p>1442</text:p>
          </table:table-cell>
          <table:table-cell office:value-type="float" office:value="1410" calcext:value-type="float">
            <text:p>1410</text:p>
          </table:table-cell>
          <table:table-cell office:value-type="float" office:value="1420" calcext:value-type="float">
            <text:p>1420</text:p>
          </table:table-cell>
          <table:table-cell office:value-type="float" office:value="1435" calcext:value-type="float">
            <text:p>1435</text:p>
          </table:table-cell>
          <table:table-cell office:value-type="float" office:value="1512" calcext:value-type="float">
            <text:p>1512</text:p>
          </table:table-cell>
          <table:table-cell office:value-type="float" office:value="1422" calcext:value-type="float">
            <text:p>1422</text:p>
          </table:table-cell>
          <table:table-cell office:value-type="string" calcext:value-type="string">
            <text:p>0954</text:p>
          </table:table-cell>
          <table:table-cell office:value-type="float" office:value="1000" calcext:value-type="float">
            <text:p>1000</text:p>
          </table:table-cell>
          <table:table-cell office:value-type="string" calcext:value-type="string">
            <text:p>0957</text:p>
          </table:table-cell>
          <table:table-cell office:value-type="float" office:value="1149" calcext:value-type="float">
            <text:p>1149</text:p>
          </table:table-cell>
          <table:table-cell office:value-type="float" office:value="1125" calcext:value-type="float">
            <text:p>1125</text:p>
          </table:table-cell>
          <table:table-cell office:value-type="float" office:value="1440" calcext:value-type="float">
            <text:p>1440</text:p>
          </table:table-cell>
          <table:table-cell office:value-type="float" office:value="1050" calcext:value-type="float">
            <text:p>1050</text:p>
          </table:table-cell>
          <table:table-cell office:value-type="float" office:value="1125" calcext:value-type="float">
            <text:p>1125</text:p>
          </table:table-cell>
          <table:table-cell office:value-type="float" office:value="1145" calcext:value-type="float">
            <text:p>1145</text:p>
          </table:table-cell>
          <table:table-cell office:value-type="float" office:value="1035" calcext:value-type="float">
            <text:p>1035</text:p>
          </table:table-cell>
          <table:table-cell office:value-type="float" office:value="1510" calcext:value-type="float">
            <text:p>1510</text:p>
          </table:table-cell>
          <table:table-cell office:value-type="float" office:value="1155" calcext:value-type="float">
            <text:p>1155</text:p>
          </table:table-cell>
          <table:table-cell office:value-type="float" office:value="1414" calcext:value-type="float">
            <text:p>1414</text:p>
          </table:table-cell>
          <table:table-cell office:value-type="float" office:value="1008" calcext:value-type="float">
            <text:p>1008</text:p>
          </table:table-cell>
          <table:table-cell office:value-type="float" office:value="1220" calcext:value-type="float">
            <text:p>1220</text:p>
          </table:table-cell>
          <table:table-cell/>
          <table:table-cell office:value-type="float" office:value="1127" calcext:value-type="float">
            <text:p>1127</text:p>
          </table:table-cell>
          <table:table-cell office:value-type="float" office:value="1509" calcext:value-type="float">
            <text:p>1509</text:p>
          </table:table-cell>
          <table:table-cell table:number-columns-repeated="910"/>
        </table:table-row>
        <table:table-row table:style-name="ro17">
          <table:table-cell table:style-name="ce381" office:value-type="string" calcext:value-type="string">
            <text:p>滲透時間</text:p>
          </table:table-cell>
          <table:table-cell table:number-columns-repeated="3" office:value-type="string" calcext:value-type="string">
            <text:p>5min</text:p>
          </table:table-cell>
          <table:table-cell office:value-type="string" calcext:value-type="string">
            <text:p>1h45m</text:p>
          </table:table-cell>
          <table:table-cell office:value-type="string" calcext:value-type="string">
            <text:p>1h15m</text:p>
          </table:table-cell>
          <table:table-cell table:number-columns-repeated="2" office:value-type="string" calcext:value-type="string">
            <text:p>5min</text:p>
          </table:table-cell>
          <table:table-cell office:value-type="string" calcext:value-type="string">
            <text:p>10min</text:p>
          </table:table-cell>
          <table:table-cell office:value-type="string" calcext:value-type="string">
            <text:p>5min</text:p>
          </table:table-cell>
          <table:table-cell office:value-type="string" calcext:value-type="string">
            <text:p>1h40m</text:p>
          </table:table-cell>
          <table:table-cell office:value-type="string" calcext:value-type="string">
            <text:p>1h25m</text:p>
          </table:table-cell>
          <table:table-cell table:number-columns-repeated="17" office:value-type="string" calcext:value-type="string">
            <text:p>5m</text:p>
          </table:table-cell>
          <table:table-cell office:value-type="string" calcext:value-type="string">
            <text:p>1h10m</text:p>
          </table:table-cell>
          <table:table-cell office:value-type="string" calcext:value-type="string">
            <text:p>10m</text:p>
          </table:table-cell>
          <table:table-cell table:number-columns-repeated="4" office:value-type="string" calcext:value-type="string">
            <text:p>5m</text:p>
          </table:table-cell>
          <table:table-cell office:value-type="string" calcext:value-type="string">
            <text:p>1h25m</text:p>
          </table:table-cell>
          <table:table-cell office:value-type="string" calcext:value-type="string">
            <text:p>15m</text:p>
          </table:table-cell>
          <table:table-cell table:number-columns-repeated="2" office:value-type="string" calcext:value-type="string">
            <text:p>5m</text:p>
          </table:table-cell>
          <table:table-cell table:number-columns-repeated="2"/>
          <table:table-cell table:number-columns-repeated="3" office:value-type="string" calcext:value-type="string">
            <text:p>5m</text:p>
          </table:table-cell>
          <table:table-cell office:value-type="string" calcext:value-type="string">
            <text:p>1h50m</text:p>
          </table:table-cell>
          <table:table-cell office:value-type="string" calcext:value-type="string">
            <text:p>10m</text:p>
          </table:table-cell>
          <table:table-cell office:value-type="string" calcext:value-type="string">
            <text:p>5m</text:p>
          </table:table-cell>
          <table:table-cell table:number-columns-repeated="2" office:value-type="string" calcext:value-type="string">
            <text:p>10m</text:p>
          </table:table-cell>
          <table:table-cell office:value-type="string" calcext:value-type="string">
            <text:p>5m</text:p>
          </table:table-cell>
          <table:table-cell office:value-type="string" calcext:value-type="string">
            <text:p>1h</text:p>
          </table:table-cell>
          <table:table-cell office:value-type="string" calcext:value-type="string">
            <text:p>1h40m</text:p>
          </table:table-cell>
          <table:table-cell office:value-type="string" calcext:value-type="string">
            <text:p>5m</text:p>
          </table:table-cell>
          <table:table-cell office:value-type="string" calcext:value-type="string">
            <text:p>1h15m</text:p>
          </table:table-cell>
          <table:table-cell office:value-type="string" calcext:value-type="string">
            <text:p>5m</text:p>
          </table:table-cell>
          <table:table-cell table:number-columns-repeated="2"/>
          <table:table-cell office:value-type="string" calcext:value-type="string">
            <text:p>1h</text:p>
          </table:table-cell>
          <table:table-cell table:number-columns-repeated="13"/>
          <table:table-cell office:value-type="string" calcext:value-type="string">
            <text:p>1h</text:p>
          </table:table-cell>
          <table:table-cell table:number-columns-repeated="5"/>
          <table:table-cell table:number-columns-repeated="2" office:value-type="string" calcext:value-type="string">
            <text:p>overnight2天</text:p>
          </table:table-cell>
          <table:table-cell office:value-type="string" calcext:value-type="string">
            <text:p>1h10m</text:p>
          </table:table-cell>
          <table:table-cell/>
          <table:table-cell office:value-type="string" calcext:value-type="string">
            <text:p>overnight5天</text:p>
          </table:table-cell>
          <table:table-cell/>
          <table:table-cell office:value-type="string" calcext:value-type="string">
            <text:p>1h30m</text:p>
          </table:table-cell>
          <table:table-cell/>
          <table:table-cell table:number-columns-repeated="2" office:value-type="string" calcext:value-type="string">
            <text:p>overnight15天</text:p>
          </table:table-cell>
          <table:table-cell/>
          <table:table-cell office:value-type="string" calcext:value-type="string">
            <text:p>25m</text:p>
          </table:table-cell>
          <table:table-cell table:number-columns-repeated="2"/>
          <table:table-cell office:value-type="string" calcext:value-type="string">
            <text:p>15m</text:p>
          </table:table-cell>
          <table:table-cell office:value-type="string" calcext:value-type="string">
            <text:p>25m</text:p>
          </table:table-cell>
          <table:table-cell/>
          <table:table-cell office:value-type="string" calcext:value-type="string">
            <text:p>1h</text:p>
          </table:table-cell>
          <table:table-cell/>
          <table:table-cell office:value-type="string" calcext:value-type="string">
            <text:p>35m</text:p>
          </table:table-cell>
          <table:table-cell office:value-type="string" calcext:value-type="string">
            <text:p>40m</text:p>
          </table:table-cell>
          <table:table-cell/>
          <table:table-cell office:value-type="string" calcext:value-type="string">
            <text:p>50m</text:p>
          </table:table-cell>
          <table:table-cell office:value-type="string" calcext:value-type="string">
            <text:p>55m</text:p>
          </table:table-cell>
          <table:table-cell table:number-columns-repeated="2"/>
          <table:table-cell office:value-type="string" calcext:value-type="string">
            <text:p>1h20m</text:p>
          </table:table-cell>
          <table:table-cell office:value-type="string" calcext:value-type="string">
            <text:p>1h35m</text:p>
          </table:table-cell>
          <table:table-cell table:number-columns-repeated="2"/>
          <table:table-cell office:value-type="string" calcext:value-type="string">
            <text:p>1h25m</text:p>
          </table:table-cell>
          <table:table-cell/>
          <table:table-cell office:value-type="string" calcext:value-type="string">
            <text:p>55m</text:p>
          </table:table-cell>
          <table:table-cell office:value-type="string" calcext:value-type="string">
            <text:p>10m</text:p>
          </table:table-cell>
          <table:table-cell/>
          <table:table-cell office:value-type="string" calcext:value-type="string">
            <text:p>1h</text:p>
          </table:table-cell>
          <table:table-cell table:number-columns-repeated="911"/>
        </table:table-row>
        <table:table-row table:style-name="ro17">
          <table:table-cell table:style-name="ce381" office:value-type="string" calcext:value-type="string">
            <text:p>包裝方式</text:p>
          </table:table-cell>
          <table:table-cell table:number-columns-repeated="3"/>
          <table:table-cell table:number-columns-repeated="2" office:value-type="string" calcext:value-type="string">
            <text:p>c/s</text:p>
          </table:table-cell>
          <table:table-cell table:number-columns-repeated="4"/>
          <table:table-cell table:number-columns-repeated="2" office:value-type="string" calcext:value-type="string">
            <text:p>c/s</text:p>
          </table:table-cell>
          <table:table-cell table:number-columns-repeated="17"/>
          <table:table-cell office:value-type="string" calcext:value-type="string">
            <text:p>c/s</text:p>
          </table:table-cell>
          <table:table-cell table:number-columns-repeated="14"/>
          <table:table-cell office:value-type="string" calcext:value-type="string">
            <text:p>c/s</text:p>
          </table:table-cell>
          <table:table-cell table:number-columns-repeated="12"/>
          <table:table-cell office:value-type="string" calcext:value-type="string">
            <text:p>c/s 熱壓</text:p>
          </table:table-cell>
          <table:table-cell table:number-columns-repeated="13"/>
          <table:table-cell office:value-type="string" calcext:value-type="string">
            <text:p>c/s(熱壓)</text:p>
          </table:table-cell>
          <table:table-cell table:number-columns-repeated="5"/>
          <table:table-cell table:number-columns-repeated="3" office:value-type="string" calcext:value-type="string">
            <text:p>c/s</text:p>
          </table:table-cell>
          <table:table-cell/>
          <table:table-cell office:value-type="string" calcext:value-type="string">
            <text:p>c/s</text:p>
          </table:table-cell>
          <table:table-cell/>
          <table:table-cell office:value-type="string" calcext:value-type="string">
            <text:p>c/s</text:p>
          </table:table-cell>
          <table:table-cell/>
          <table:table-cell table:number-columns-repeated="2" office:value-type="string" calcext:value-type="string">
            <text:p>c/s</text:p>
          </table:table-cell>
          <table:table-cell/>
          <table:table-cell office:value-type="string" calcext:value-type="string">
            <text:p>塑膠袋、鋁箔紙</text:p>
          </table:table-cell>
          <table:table-cell table:number-columns-repeated="2"/>
          <table:table-cell table:number-columns-repeated="2" office:value-type="string" calcext:value-type="string">
            <text:p>真空袋</text:p>
          </table:table-cell>
          <table:table-cell/>
          <table:table-cell office:value-type="string" calcext:value-type="string">
            <text:p>真空袋</text:p>
          </table:table-cell>
          <table:table-cell/>
          <table:table-cell table:number-columns-repeated="2" office:value-type="string" calcext:value-type="string">
            <text:p>真空袋</text:p>
          </table:table-cell>
          <table:table-cell/>
          <table:table-cell table:number-columns-repeated="2" office:value-type="string" calcext:value-type="string">
            <text:p>真空袋</text:p>
          </table:table-cell>
          <table:table-cell table:number-columns-repeated="2"/>
          <table:table-cell office:value-type="string" calcext:value-type="string">
            <text:p>真空袋</text:p>
          </table:table-cell>
          <table:table-cell office:value-type="string" calcext:value-type="string">
            <text:p>c/s</text:p>
          </table:table-cell>
          <table:table-cell table:number-columns-repeated="2"/>
          <table:table-cell office:value-type="string" calcext:value-type="string">
            <text:p>真空袋</text:p>
          </table:table-cell>
          <table:table-cell/>
          <table:table-cell office:value-type="string" calcext:value-type="string">
            <text:p>冷凍袋</text:p>
          </table:table-cell>
          <table:table-cell office:value-type="string" calcext:value-type="string">
            <text:p>外纏膠膜內抽真空</text:p>
          </table:table-cell>
          <table:table-cell/>
          <table:table-cell office:value-type="string" calcext:value-type="string">
            <text:p>真空袋</text:p>
          </table:table-cell>
          <table:table-cell table:number-columns-repeated="911"/>
        </table:table-row>
        <table:table-row table:style-name="ro1">
          <table:table-cell table:style-name="ce381" office:value-type="string" calcext:value-type="string">
            <text:p>搜尋時間</text:p>
          </table:table-cell>
          <table:table-cell office:value-type="string" calcext:value-type="string">
            <text:p>1m25sec</text:p>
          </table:table-cell>
          <table:table-cell office:value-type="string" calcext:value-type="string">
            <text:p>55sec</text:p>
          </table:table-cell>
          <table:table-cell office:value-type="string" calcext:value-type="string">
            <text:p>30sec</text:p>
          </table:table-cell>
          <table:table-cell office:value-type="string" calcext:value-type="string">
            <text:p>40sec</text:p>
          </table:table-cell>
          <table:table-cell office:value-type="string" calcext:value-type="string">
            <text:p>1min</text:p>
          </table:table-cell>
          <table:table-cell office:value-type="string" calcext:value-type="string">
            <text:p>30sec</text:p>
          </table:table-cell>
          <table:table-cell office:value-type="string" calcext:value-type="string">
            <text:p>1m</text:p>
          </table:table-cell>
          <table:table-cell office:value-type="string" calcext:value-type="string">
            <text:p>20sec</text:p>
          </table:table-cell>
          <table:table-cell office:value-type="string" calcext:value-type="string">
            <text:p>25sec</text:p>
          </table:table-cell>
          <table:table-cell office:value-type="string" calcext:value-type="string">
            <text:p>50sec</text:p>
          </table:table-cell>
          <table:table-cell office:value-type="string" calcext:value-type="string">
            <text:p>25sec</text:p>
          </table:table-cell>
          <table:table-cell office:value-type="string" calcext:value-type="string">
            <text:p>50sec</text:p>
          </table:table-cell>
          <table:table-cell office:value-type="string" calcext:value-type="string">
            <text:p>40sec</text:p>
          </table:table-cell>
          <table:table-cell office:value-type="string" calcext:value-type="string">
            <text:p>20sec</text:p>
          </table:table-cell>
          <table:table-cell office:value-type="string" calcext:value-type="string">
            <text:p>45sec</text:p>
          </table:table-cell>
          <table:table-cell office:value-type="string" calcext:value-type="string">
            <text:p>35sec</text:p>
          </table:table-cell>
          <table:table-cell office:value-type="string" calcext:value-type="string">
            <text:p>45sec</text:p>
          </table:table-cell>
          <table:table-cell office:value-type="string" calcext:value-type="string">
            <text:p>53sec</text:p>
          </table:table-cell>
          <table:table-cell office:value-type="string" calcext:value-type="string">
            <text:p>55sec</text:p>
          </table:table-cell>
          <table:table-cell office:value-type="string" calcext:value-type="string">
            <text:p>19sec</text:p>
          </table:table-cell>
          <table:table-cell office:value-type="string" calcext:value-type="string">
            <text:p>37sec</text:p>
          </table:table-cell>
          <table:table-cell office:value-type="string" calcext:value-type="string">
            <text:p>10sec</text:p>
          </table:table-cell>
          <table:table-cell office:value-type="string" calcext:value-type="string">
            <text:p>1m</text:p>
          </table:table-cell>
          <table:table-cell office:value-type="string" calcext:value-type="string">
            <text:p>50sec</text:p>
          </table:table-cell>
          <table:table-cell office:value-type="string" calcext:value-type="string">
            <text:p>1m39sec</text:p>
          </table:table-cell>
          <table:table-cell office:value-type="string" calcext:value-type="string">
            <text:p>1m04sec</text:p>
          </table:table-cell>
          <table:table-cell office:value-type="string" calcext:value-type="string">
            <text:p>1m16sec</text:p>
          </table:table-cell>
          <table:table-cell office:value-type="string" calcext:value-type="string">
            <text:p>34sec</text:p>
          </table:table-cell>
          <table:table-cell office:value-type="string" calcext:value-type="string">
            <text:p>1m40sec</text:p>
          </table:table-cell>
          <table:table-cell office:value-type="string" calcext:value-type="string">
            <text:p>56sec</text:p>
          </table:table-cell>
          <table:table-cell office:value-type="string" calcext:value-type="string">
            <text:p>1m17sec</text:p>
          </table:table-cell>
          <table:table-cell office:value-type="string" calcext:value-type="string">
            <text:p>24sec</text:p>
          </table:table-cell>
          <table:table-cell office:value-type="string" calcext:value-type="string">
            <text:p>39sec</text:p>
          </table:table-cell>
          <table:table-cell office:value-type="string" calcext:value-type="string">
            <text:p>24sec</text:p>
          </table:table-cell>
          <table:table-cell office:value-type="string" calcext:value-type="string">
            <text:p>51sec</text:p>
          </table:table-cell>
          <table:table-cell office:value-type="string" calcext:value-type="string">
            <text:p>34sec</text:p>
          </table:table-cell>
          <table:table-cell office:value-type="string" calcext:value-type="string">
            <text:p>27sec</text:p>
          </table:table-cell>
          <table:table-cell office:value-type="string" calcext:value-type="string">
            <text:p>20sec</text:p>
          </table:table-cell>
          <table:table-cell office:value-type="string" calcext:value-type="string">
            <text:p>35sec</text:p>
          </table:table-cell>
          <table:table-cell office:value-type="string" calcext:value-type="string">
            <text:p>10sec</text:p>
          </table:table-cell>
          <table:table-cell office:value-type="string" calcext:value-type="string">
            <text:p>19sec</text:p>
          </table:table-cell>
          <table:table-cell office:value-type="string" calcext:value-type="string">
            <text:p>30sec</text:p>
          </table:table-cell>
          <table:table-cell office:value-type="string" calcext:value-type="string">
            <text:p>1m10sec</text:p>
          </table:table-cell>
          <table:table-cell office:value-type="string" calcext:value-type="string">
            <text:p>37sec</text:p>
          </table:table-cell>
          <table:table-cell office:value-type="string" calcext:value-type="string">
            <text:p>1m19sec</text:p>
          </table:table-cell>
          <table:table-cell office:value-type="string" calcext:value-type="string">
            <text:p>39sec</text:p>
          </table:table-cell>
          <table:table-cell office:value-type="string" calcext:value-type="string">
            <text:p>1m03sec</text:p>
          </table:table-cell>
          <table:table-cell office:value-type="string" calcext:value-type="string">
            <text:p>42sec</text:p>
          </table:table-cell>
          <table:table-cell office:value-type="string" calcext:value-type="string">
            <text:p>1m24sec</text:p>
          </table:table-cell>
          <table:table-cell office:value-type="string" calcext:value-type="string">
            <text:p>58sec</text:p>
          </table:table-cell>
          <table:table-cell office:value-type="string" calcext:value-type="string">
            <text:p>46sec</text:p>
          </table:table-cell>
          <table:table-cell office:value-type="string" calcext:value-type="string">
            <text:p>25sec</text:p>
          </table:table-cell>
          <table:table-cell office:value-type="string" calcext:value-type="string">
            <text:p>3m38sec</text:p>
          </table:table-cell>
          <table:table-cell office:value-type="string" calcext:value-type="string">
            <text:p>24sec</text:p>
          </table:table-cell>
          <table:table-cell office:value-type="string" calcext:value-type="string">
            <text:p>34sec</text:p>
          </table:table-cell>
          <table:table-cell office:value-type="string" calcext:value-type="string">
            <text:p>19sec</text:p>
          </table:table-cell>
          <table:table-cell office:value-type="string" calcext:value-type="string">
            <text:p>2m11sec</text:p>
          </table:table-cell>
          <table:table-cell table:number-columns-repeated="2" office:value-type="string" calcext:value-type="string">
            <text:p>27sec</text:p>
          </table:table-cell>
          <table:table-cell office:value-type="string" calcext:value-type="string">
            <text:p>1m04sec</text:p>
          </table:table-cell>
          <table:table-cell office:value-type="string" calcext:value-type="string">
            <text:p>27sec</text:p>
          </table:table-cell>
          <table:table-cell office:value-type="string" calcext:value-type="string">
            <text:p>1m</text:p>
          </table:table-cell>
          <table:table-cell office:value-type="string" calcext:value-type="string">
            <text:p>46sec</text:p>
          </table:table-cell>
          <table:table-cell office:value-type="string" calcext:value-type="string">
            <text:p>21sec</text:p>
          </table:table-cell>
          <table:table-cell office:value-type="string" calcext:value-type="string">
            <text:p>2m30sec</text:p>
          </table:table-cell>
          <table:table-cell office:value-type="string" calcext:value-type="string">
            <text:p>21sec</text:p>
          </table:table-cell>
          <table:table-cell office:value-type="string" calcext:value-type="string">
            <text:p>29sec</text:p>
          </table:table-cell>
          <table:table-cell office:value-type="string" calcext:value-type="string">
            <text:p>23sec</text:p>
          </table:table-cell>
          <table:table-cell office:value-type="string" calcext:value-type="string">
            <text:p>35sec</text:p>
          </table:table-cell>
          <table:table-cell office:value-type="string" calcext:value-type="string">
            <text:p>1m20sec</text:p>
          </table:table-cell>
          <table:table-cell office:value-type="string" calcext:value-type="string">
            <text:p>2m50sec</text:p>
          </table:table-cell>
          <table:table-cell table:number-columns-repeated="2" office:value-type="string" calcext:value-type="string">
            <text:p>59sec</text:p>
          </table:table-cell>
          <table:table-cell office:value-type="string" calcext:value-type="string">
            <text:p>16sec</text:p>
          </table:table-cell>
          <table:table-cell office:value-type="string" calcext:value-type="string">
            <text:p>1m56sec</text:p>
          </table:table-cell>
          <table:table-cell office:value-type="string" calcext:value-type="string">
            <text:p>1m01sec</text:p>
          </table:table-cell>
          <table:table-cell office:value-type="string" calcext:value-type="string">
            <text:p>2m32sec</text:p>
          </table:table-cell>
          <table:table-cell office:value-type="string" calcext:value-type="string">
            <text:p>52sec</text:p>
          </table:table-cell>
          <table:table-cell office:value-type="string" calcext:value-type="string">
            <text:p>1m09sec</text:p>
          </table:table-cell>
          <table:table-cell office:value-type="string" calcext:value-type="string">
            <text:p>1m05sec</text:p>
          </table:table-cell>
          <table:table-cell office:value-type="string" calcext:value-type="string">
            <text:p>33sec</text:p>
          </table:table-cell>
          <table:table-cell office:value-type="string" calcext:value-type="string">
            <text:p>1m02sec</text:p>
          </table:table-cell>
          <table:table-cell office:value-type="string" calcext:value-type="string">
            <text:p>35sec</text:p>
          </table:table-cell>
          <table:table-cell office:value-type="string" calcext:value-type="string">
            <text:p>1m17sec</text:p>
          </table:table-cell>
          <table:table-cell office:value-type="string" calcext:value-type="string">
            <text:p>1m36sec</text:p>
          </table:table-cell>
          <table:table-cell table:number-columns-repeated="2" office:value-type="string" calcext:value-type="string">
            <text:p>14sec</text:p>
          </table:table-cell>
          <table:table-cell office:value-type="string" calcext:value-type="string">
            <text:p>12sec</text:p>
          </table:table-cell>
          <table:table-cell office:value-type="string" calcext:value-type="string">
            <text:p>1m03sec</text:p>
          </table:table-cell>
          <table:table-cell office:value-type="string" calcext:value-type="string">
            <text:p>20sec</text:p>
          </table:table-cell>
          <table:table-cell table:number-columns-repeated="2" office:value-type="string" calcext:value-type="string">
            <text:p>2m18sec</text:p>
          </table:table-cell>
          <table:table-cell office:value-type="string" calcext:value-type="string">
            <text:p>57sec</text:p>
          </table:table-cell>
          <table:table-cell office:value-type="string" calcext:value-type="string">
            <text:p>15sec</text:p>
          </table:table-cell>
          <table:table-cell office:value-type="string" calcext:value-type="string">
            <text:p>19sec</text:p>
          </table:table-cell>
          <table:table-cell table:number-columns-repeated="2" office:value-type="string" calcext:value-type="string">
            <text:p>1m03sec</text:p>
          </table:table-cell>
          <table:table-cell office:value-type="string" calcext:value-type="string">
            <text:p>52sec</text:p>
          </table:table-cell>
          <table:table-cell office:value-type="string" calcext:value-type="string">
            <text:p>1m28sec</text:p>
          </table:table-cell>
          <table:table-cell office:value-type="string" calcext:value-type="string">
            <text:p>39sec</text:p>
          </table:table-cell>
          <table:table-cell office:value-type="string" calcext:value-type="string">
            <text:p>1m27sec</text:p>
          </table:table-cell>
          <table:table-cell office:value-type="string" calcext:value-type="string">
            <text:p>35sec</text:p>
          </table:table-cell>
          <table:table-cell office:value-type="string" calcext:value-type="string">
            <text:p>33sec</text:p>
          </table:table-cell>
          <table:table-cell office:value-type="string" calcext:value-type="string">
            <text:p>27sec</text:p>
          </table:table-cell>
          <table:table-cell office:value-type="string" calcext:value-type="string">
            <text:p>1m12sec</text:p>
          </table:table-cell>
          <table:table-cell office:value-type="string" calcext:value-type="string">
            <text:p>1m</text:p>
          </table:table-cell>
          <table:table-cell office:value-type="string" calcext:value-type="string">
            <text:p>1m36sec</text:p>
          </table:table-cell>
          <table:table-cell office:value-type="string" calcext:value-type="string">
            <text:p>1m35sec</text:p>
          </table:table-cell>
          <table:table-cell office:value-type="string" calcext:value-type="string">
            <text:p>57sec</text:p>
          </table:table-cell>
          <table:table-cell office:value-type="string" calcext:value-type="string">
            <text:p>19sec</text:p>
          </table:table-cell>
          <table:table-cell office:value-type="string" calcext:value-type="string">
            <text:p>2m06sec</text:p>
          </table:table-cell>
          <table:table-cell office:value-type="string" calcext:value-type="string">
            <text:p>1m55sec</text:p>
          </table:table-cell>
          <table:table-cell office:value-type="string" calcext:value-type="string">
            <text:p>38sec</text:p>
          </table:table-cell>
          <table:table-cell table:number-columns-repeated="910"/>
        </table:table-row>
        <table:table-row table:style-name="ro20">
          <table:table-cell table:style-name="ce381" office:value-type="string" calcext:value-type="string">
            <text:p>搜尋區域</text:p>
          </table:table-cell>
          <table:table-cell table:style-name="ce409" office:value-type="string" calcext:value-type="string">
            <text:p><text:s/>一直排棧板紙箱有膠膜</text:p>
          </table:table-cell>
          <table:table-cell table:style-name="ce340" office:value-type="string" calcext:value-type="string">
            <text:p>一直排長圓筒狀貨物加旁邊一排膠膜</text:p>
          </table:table-cell>
          <table:table-cell table:style-name="ce338" office:value-type="string" calcext:value-type="string">
            <text:p>一直排加一個小ㄇ</text:p>
          </table:table-cell>
          <table:table-cell table:style-name="ce340" office:value-type="string" calcext:value-type="string">
            <text:p>閃電型，一直排小corner再轉彎接一直排</text:p>
          </table:table-cell>
          <table:table-cell table:style-name="ce340" office:value-type="string" calcext:value-type="string">
            <text:p>兩排棧板加棧板上方</text:p>
          </table:table-cell>
          <table:table-cell table:style-name="ce340" office:value-type="string" calcext:value-type="string">
            <text:p>一直排棧板有木頭轉彎接ㄇ</text:p>
          </table:table-cell>
          <table:table-cell table:style-name="ce340" office:value-type="string" calcext:value-type="string">
            <text:p>閃電型棧板加旁邊獨立一小區棧板</text:p>
          </table:table-cell>
          <table:table-cell table:style-name="ce340" office:value-type="string" calcext:value-type="string">
            <text:p>地上一排五個紙圓筒</text:p>
          </table:table-cell>
          <table:table-cell table:style-name="ce340" office:value-type="string" calcext:value-type="string">
            <text:p>車子一台</text:p>
          </table:table-cell>
          <table:table-cell table:style-name="ce340" office:value-type="string" calcext:value-type="string">
            <text:p>一排棧板貨物</text:p>
          </table:table-cell>
          <table:table-cell table:style-name="ce340" office:value-type="string" calcext:value-type="string">
            <text:p>膠膜貨物狹窄走道</text:p>
          </table:table-cell>
          <table:table-cell table:style-name="ce340" office:value-type="string" calcext:value-type="string">
            <text:p>棧板貨物小ㄇ</text:p>
          </table:table-cell>
          <table:table-cell table:style-name="ce340" office:value-type="string" calcext:value-type="string">
            <text:p>貨區不規則</text:p>
          </table:table-cell>
          <table:table-cell table:style-name="ce340" office:value-type="string" calcext:value-type="string">
            <text:p>地上一排parcel8個不靠牆</text:p>
          </table:table-cell>
          <table:table-cell table:style-name="ce340" office:value-type="string" calcext:value-type="string">
            <text:p>左邊一排膠膜棧板貨，右邊一排紙箱棧板貨</text:p>
          </table:table-cell>
          <table:table-cell table:style-name="ce340" office:value-type="string" calcext:value-type="string">
            <text:p>貨區不規則，第一排前段紙箱末端大鐵箱</text:p>
          </table:table-cell>
          <table:table-cell table:style-name="ce340" office:value-type="string" calcext:value-type="string">
            <text:p>運作中輸送帶快遞貨物</text:p>
          </table:table-cell>
          <table:table-cell table:style-name="ce338" office:value-type="string" calcext:value-type="string">
            <text:p>三排棧板貨物，左邊中間兩排聞兩pass後帶過去中間跟右邊，右邊為木箱</text:p>
          </table:table-cell>
          <table:table-cell table:style-name="ce340" office:value-type="string" calcext:value-type="string">
            <text:p>貨區不規則</text:p>
          </table:table-cell>
          <table:table-cell table:style-name="ce340" office:value-type="string" calcext:value-type="string">
            <text:p>外L型加末端一突出機車貨</text:p>
          </table:table-cell>
          <table:table-cell table:style-name="ce340" office:value-type="string" calcext:value-type="string">
            <text:p>左右兩排約各十人</text:p>
          </table:table-cell>
          <table:table-cell table:style-name="ce340" office:value-type="string" calcext:value-type="string">
            <text:p>地上兩排郵包放在倒蓋籃子上</text:p>
          </table:table-cell>
          <table:table-cell table:style-name="ce340" office:value-type="string" calcext:value-type="string">
            <text:p>輸送帶上郵件</text:p>
          </table:table-cell>
          <table:table-cell table:style-name="ce340" office:value-type="string" calcext:value-type="string">
            <text:p>外L膠膜棧板貨+另一區一直排棧板膠膜貨</text:p>
          </table:table-cell>
          <table:table-cell table:style-name="ce340" office:value-type="string" calcext:value-type="string">
            <text:p>貨區不規則，兩區，第一區跑兩pass，第二區從小走道進去被膠膜棧板貨圍住的小空間</text:p>
          </table:table-cell>
          <table:table-cell table:style-name="ce340" office:value-type="string" calcext:value-type="string">
            <text:p>左邊一排棧板膠膜貨，右邊一區大木箱加中長木箱</text:p>
          </table:table-cell>
          <table:table-cell table:style-name="ce340" office:value-type="string" calcext:value-type="string">
            <text:p>scatter，地上除了擋的紙箱外都沒放，主要為大紙箱與木箱</text:p>
          </table:table-cell>
          <table:table-cell table:style-name="ce340" office:value-type="string" calcext:value-type="string">
            <text:p>一小區L紙箱堆疊貨物</text:p>
          </table:table-cell>
          <table:table-cell table:style-name="ce340" office:value-type="string" calcext:value-type="string">
            <text:p>兩區，第一區一排木箱加一長條ㄇ都膠膜棧板貨，第二區左邊膠膜貨，右邊木板裡面套塑膠膜的機器</text:p>
          </table:table-cell>
          <table:table-cell table:style-name="ce340" office:value-type="string" calcext:value-type="string">
            <text:p>一排膠膜棧板貨約五板</text:p>
          </table:table-cell>
          <table:table-cell table:style-name="ce340" office:value-type="string" calcext:value-type="string">
            <text:p>大木箱貨物加轉彎過去一排膠膜貨(凹凸不平)</text:p>
          </table:table-cell>
          <table:table-cell table:style-name="ce340" office:value-type="string" calcext:value-type="string">
            <text:p>一排紙箱棧板</text:p>
          </table:table-cell>
          <table:table-cell table:style-name="ce340" office:value-type="string" calcext:value-type="string">
            <text:p>地上散放快遞雜貨</text:p>
          </table:table-cell>
          <table:table-cell table:style-name="ce340" office:value-type="string" calcext:value-type="string">
            <text:p>地上一排塑膠盒八個，有些有包膠膜有些沒有</text:p>
          </table:table-cell>
          <table:table-cell table:style-name="ce340" office:value-type="string" calcext:value-type="string">
            <text:p>左邊一排膠膜桶裝貨，又邊一排膠膜棧板貨</text:p>
          </table:table-cell>
          <table:table-cell table:style-name="ce340" office:value-type="string" calcext:value-type="string">
            <text:p>Scatter，左邊一排膠膜貨，右邊好幾個紙箱棧板跟地上散放parcel</text:p>
          </table:table-cell>
          <table:table-cell table:style-name="ce340" office:value-type="string" calcext:value-type="string">
            <text:p>兩直排，左邊一排木箱，又邊一排鐵桶</text:p>
          </table:table-cell>
          <table:table-cell table:style-name="ce340" office:value-type="string" calcext:value-type="string">
            <text:p>一直排parcel，前面的貨放在籃子上墊高，後面放高度越來越低的貨</text:p>
          </table:table-cell>
          <table:table-cell table:style-name="ce340" office:value-type="string" calcext:value-type="string">
            <text:p>一排地上六個brick，裡面有放手套、紅茶包當control</text:p>
          </table:table-cell>
          <table:table-cell table:style-name="ce340" office:value-type="string" calcext:value-type="string">
            <text:p>一排12個人聞側邊</text:p>
          </table:table-cell>
          <table:table-cell table:style-name="ce340" office:value-type="string" calcext:value-type="string">
            <text:p>一排紙箱棧板</text:p>
          </table:table-cell>
          <table:table-cell table:style-name="ce340" office:value-type="string" calcext:value-type="string">
            <text:p>一直排快遞雜貨，前段偏中間有凹進去一小塊</text:p>
          </table:table-cell>
          <table:table-cell table:style-name="ce340" office:value-type="string" calcext:value-type="string">
            <text:p>一排弧形置物櫃加旁邊桌子雜物</text:p>
          </table:table-cell>
          <table:table-cell table:number-columns-repeated="2" table:style-name="ce340" office:value-type="string" calcext:value-type="string">
            <text:p>一直排紙箱棧板貨</text:p>
          </table:table-cell>
          <table:table-cell table:style-name="ce340" office:value-type="string" calcext:value-type="string">
            <text:p>地上一排郵籃4個</text:p>
          </table:table-cell>
          <table:table-cell table:style-name="ce340" office:value-type="string" calcext:value-type="string">
            <text:p>郵籃跟郵袋圍一圈，long leash scatter</text:p>
          </table:table-cell>
          <table:table-cell table:style-name="ce340" office:value-type="string" calcext:value-type="string">
            <text:p>兩排一長一短膠膜貨，貨櫃內橫排</text:p>
          </table:table-cell>
          <table:table-cell table:style-name="ce340" office:value-type="string" calcext:value-type="string">
            <text:p>輸送帶</text:p>
          </table:table-cell>
          <table:table-cell table:style-name="ce340" office:value-type="string" calcext:value-type="string">
            <text:p>一直排紙箱棧板</text:p>
          </table:table-cell>
          <table:table-cell table:style-name="ce340" office:value-type="string" calcext:value-type="string">
            <text:p>貨區不規則</text:p>
          </table:table-cell>
          <table:table-cell table:style-name="ce340" office:value-type="string" calcext:value-type="string">
            <text:p>一排人不靠牆約20個人</text:p>
          </table:table-cell>
          <table:table-cell table:style-name="ce338" office:value-type="string" calcext:value-type="string">
            <text:p>前面一大區不規則，第二區左邊一排膠膜，右邊膠膜接末端一板紙箱</text:p>
          </table:table-cell>
          <table:table-cell table:style-name="ce338" office:value-type="string" calcext:value-type="string">
            <text:p>兩板膠膜後接一區膠膜</text:p>
          </table:table-cell>
          <table:table-cell table:style-name="ce340" office:value-type="string" calcext:value-type="string">
            <text:p>左右兩排膠膜貨，左邊第一個是木條箱外有塑膠套</text:p>
          </table:table-cell>
          <table:table-cell table:style-name="ce340" office:value-type="string" calcext:value-type="string">
            <text:p>郵局鐵架，隔鐵網</text:p>
          </table:table-cell>
          <table:table-cell table:style-name="ce340" office:value-type="string" calcext:value-type="string">
            <text:p>雜貨不規則</text:p>
          </table:table-cell>
          <table:table-cell table:style-name="ce338" office:value-type="string" calcext:value-type="string">
            <text:p>兩排棧板N型走道</text:p>
          </table:table-cell>
          <table:table-cell table:style-name="ce338" office:value-type="string" calcext:value-type="string">
            <text:p>兩直排棧板左邊膠膜右邊紙箱</text:p>
          </table:table-cell>
          <table:table-cell table:style-name="ce340" office:value-type="string" calcext:value-type="string">
            <text:p>雜貨不規則</text:p>
          </table:table-cell>
          <table:table-cell table:style-name="ce340" office:value-type="string" calcext:value-type="string">
            <text:p>左邊一排膠膜貨，右邊鐵製機器</text:p>
          </table:table-cell>
          <table:table-cell table:style-name="ce340" office:value-type="string" calcext:value-type="string">
            <text:p>scatter ，地上parcel加棧板貨</text:p>
          </table:table-cell>
          <table:table-cell table:style-name="ce340" office:value-type="string" calcext:value-type="string">
            <text:p>地上Parcel一排九個</text:p>
          </table:table-cell>
          <table:table-cell table:style-name="ce340" office:value-type="string" calcext:value-type="string">
            <text:p>地上Parcel一排七個</text:p>
          </table:table-cell>
          <table:table-cell table:style-name="ce340" office:value-type="string" calcext:value-type="string">
            <text:p>雜貨不規則</text:p>
          </table:table-cell>
          <table:table-cell table:style-name="ce340" office:value-type="string" calcext:value-type="string">
            <text:p>貨櫃門</text:p>
          </table:table-cell>
          <table:table-cell table:style-name="ce340" office:value-type="string" calcext:value-type="string">
            <text:p>儀檢站待勤室</text:p>
          </table:table-cell>
          <table:table-cell table:style-name="ce338" office:value-type="string" calcext:value-type="string">
            <text:p>地上一排parcel 12個</text:p>
          </table:table-cell>
          <table:table-cell table:style-name="ce340" office:value-type="string" calcext:value-type="string">
            <text:p>一排人不靠牆聞側面</text:p>
          </table:table-cell>
          <table:table-cell table:style-name="ce340" office:value-type="string" calcext:value-type="string">
            <text:p>棧板側邊外圍不規則</text:p>
          </table:table-cell>
          <table:table-cell table:style-name="ce340" office:value-type="string" calcext:value-type="string">
            <text:p>貨區不規則</text:p>
          </table:table-cell>
          <table:table-cell table:style-name="ce338" office:value-type="string" calcext:value-type="string">
            <text:p>一長直排棧板，前面膠膜後面大紙箱，旁邊再一排紙箱棧板</text:p>
          </table:table-cell>
          <table:table-cell table:style-name="ce338" office:value-type="string" calcext:value-type="string">
            <text:p>Scatter，ㄇ型棧板貨，左側多紙箱，右側多膠膜</text:p>
          </table:table-cell>
          <table:table-cell table:style-name="ce338" office:value-type="string" calcext:value-type="string">
            <text:p>多台車並排</text:p>
          </table:table-cell>
          <table:table-cell table:style-name="ce340" office:value-type="string" calcext:value-type="string">
            <text:p>快遞雜貨不規則兩區</text:p>
          </table:table-cell>
          <table:table-cell table:style-name="ce341" office:value-type="string" calcext:value-type="string">
            <text:p>一區連續的棧板貨有多個轉彎</text:p>
          </table:table-cell>
          <table:table-cell table:style-name="ce401" office:value-type="string" calcext:value-type="string">
            <text:p>理單三樓圍一區辦公桌跑兩pass，到隔壁牆上黏信封袋7個</text:p>
          </table:table-cell>
          <table:table-cell table:style-name="ce341" office:value-type="string" calcext:value-type="string">
            <text:p>牆上黏信封袋6個</text:p>
          </table:table-cell>
          <table:table-cell table:style-name="ce341" office:value-type="string" calcext:value-type="string">
            <text:p>第一區兩直排棧板，第二區直排棧板，到中後段有gap可以轉彎進去</text:p>
          </table:table-cell>
          <table:table-cell table:style-name="ce341" office:value-type="string" calcext:value-type="string">
            <text:p>棧板貨外圍輪廓一區</text:p>
          </table:table-cell>
          <table:table-cell table:style-name="ce341" office:value-type="string" calcext:value-type="string">
            <text:p>牆壁一黏一排信封袋7個約狗頭高</text:p>
          </table:table-cell>
          <table:table-cell table:style-name="ce341" office:value-type="string" calcext:value-type="string">
            <text:p>一大約ㄇ型的連續棧板貨，地上散放三箱parcel，打算long leash scatter</text:p>
          </table:table-cell>
          <table:table-cell table:style-name="ce341" office:value-type="string" calcext:value-type="string">
            <text:p>先在一ㄇ型兩直排棧板貨開機後進去兩直排棧板間的窄通道</text:p>
          </table:table-cell>
          <table:table-cell table:style-name="ce341" office:value-type="string" calcext:value-type="string">
            <text:p>四面直排棧板，加另一區較零散棧板貨</text:p>
          </table:table-cell>
          <table:table-cell table:style-name="ce341" office:value-type="string" calcext:value-type="string">
            <text:p>地上一排parcel六個靠牆</text:p>
          </table:table-cell>
          <table:table-cell table:style-name="ce341" office:value-type="string" calcext:value-type="string">
            <text:p>地上一排parcel五個靠牆</text:p>
          </table:table-cell>
          <table:table-cell table:style-name="ce341" office:value-type="string" calcext:value-type="string">
            <text:p>地上一排矮parcel9個</text:p>
          </table:table-cell>
          <table:table-cell table:style-name="ce358" office:value-type="string" calcext:value-type="string">
            <text:p>一小角落機器、配電盤</text:p>
          </table:table-cell>
          <table:table-cell table:style-name="ce341" office:value-type="string" calcext:value-type="string">
            <text:p>地上一排紙箱</text:p>
          </table:table-cell>
          <table:table-cell table:style-name="ce341" office:value-type="string" calcext:value-type="string">
            <text:p>地上一排塑膠桶八個</text:p>
          </table:table-cell>
          <table:table-cell table:style-name="ce401" office:value-type="string" calcext:value-type="string">
            <text:p>理單辦公區域圍一圈</text:p>
          </table:table-cell>
          <table:table-cell table:style-name="ce401" office:value-type="string" calcext:value-type="string">
            <text:p>理單辦公區域圍一圈，在前面多擺幾個parcel延長前段距離</text:p>
          </table:table-cell>
          <table:table-cell table:style-name="ce341" office:value-type="string" calcext:value-type="string">
            <text:p>第一區聞外圍快遞雜貨，第二區一區散放堆疊雜貨</text:p>
          </table:table-cell>
          <table:table-cell table:style-name="ce341" office:value-type="string" calcext:value-type="string">
            <text:p>地上一排小parcel 8個</text:p>
          </table:table-cell>
          <table:table-cell table:style-name="ce341" office:value-type="string" calcext:value-type="string">
            <text:p>兩排人聞側面</text:p>
          </table:table-cell>
          <table:table-cell table:number-columns-repeated="2" table:style-name="ce341" office:value-type="string" calcext:value-type="string">
            <text:p>靠牆赴日郵包ㄇ型</text:p>
          </table:table-cell>
          <table:table-cell table:style-name="ce401" office:value-type="string" calcext:value-type="string">
            <text:p>兩間船員房間</text:p>
          </table:table-cell>
          <table:table-cell table:style-name="ce338" office:value-type="string" calcext:value-type="string">
            <text:p>棧板貨一排聞外圍輪廓，不規則</text:p>
          </table:table-cell>
          <table:table-cell table:style-name="ce338" office:value-type="string" calcext:value-type="string">
            <text:p>地上一排小parcel，約11個</text:p>
          </table:table-cell>
          <table:table-cell table:style-name="ce338" office:value-type="string" calcext:value-type="string">
            <text:p>地上一排parcel六箱靠邊</text:p>
          </table:table-cell>
          <table:table-cell table:style-name="ce338" office:value-type="string" calcext:value-type="string">
            <text:p>雜貨不規則</text:p>
          </table:table-cell>
          <table:table-cell table:style-name="ce410" office:value-type="string" calcext:value-type="string">
            <text:p>地上一排parcel 9個</text:p>
          </table:table-cell>
          <table:table-cell table:style-name="ce338" office:value-type="string" calcext:value-type="string">
            <text:p>貨區一直排，紙箱貨</text:p>
          </table:table-cell>
          <table:table-cell table:style-name="ce338" office:value-type="string" calcext:value-type="string">
            <text:p>外面一區膠膜貨，另一區貨櫃內膠膜貨</text:p>
          </table:table-cell>
          <table:table-cell table:style-name="ce338" office:value-type="string" calcext:value-type="string">
            <text:p>棧板左右兩排，外面用紙箱擋住，scatter</text:p>
          </table:table-cell>
          <table:table-cell table:style-name="ce338" office:value-type="string" calcext:value-type="string">
            <text:p>左右兩排貨區不規則</text:p>
          </table:table-cell>
          <table:table-cell table:style-name="ce338" office:value-type="string" calcext:value-type="string">
            <text:p>輸送帶</text:p>
          </table:table-cell>
          <table:table-cell table:style-name="ce338" office:value-type="string" calcext:value-type="string">
            <text:p>赴日郵包</text:p>
          </table:table-cell>
          <table:table-cell table:style-name="ce338" office:value-type="string" calcext:value-type="string">
            <text:p>一排pot靠牆</text:p>
          </table:table-cell>
          <table:table-cell table:number-columns-repeated="2" table:style-name="ce338" office:value-type="string" calcext:value-type="string">
            <text:p>貨區不規則</text:p>
          </table:table-cell>
          <table:table-cell table:style-name="ce338" office:value-type="string" calcext:value-type="string">
            <text:p>兩排棧板貨</text:p>
          </table:table-cell>
          <table:table-cell table:style-name="ce338" table:number-columns-repeated="910"/>
        </table:table-row>
        <table:table-row table:style-name="ro52">
          <table:table-cell table:style-name="ce381" office:value-type="string" calcext:value-type="string">
            <text:p>設置方式</text:p>
          </table:table-cell>
          <table:table-cell table:style-name="ce340" office:value-type="string" calcext:value-type="string">
            <text:p>在中後段將薰製物塞在膠膜後紙箱縫隙割洞</text:p>
          </table:table-cell>
          <table:table-cell table:style-name="ce340" office:value-type="string" calcext:value-type="string">
            <text:p>將M薰製物塞約狗頭高度洞口</text:p>
          </table:table-cell>
          <table:table-cell table:style-name="ce340" office:value-type="string" calcext:value-type="string">
            <text:p>將薰製物塞在ㄇ的early</text:p>
          </table:table-cell>
          <table:table-cell table:style-name="ce340" office:value-type="string" calcext:value-type="string">
            <text:p>將貨物從底部拿出，單邊摺邊約30度，貨物放靠近縫隙處。將stim放置在轉角處。</text:p>
          </table:table-cell>
          <table:table-cell table:style-name="ce340" office:value-type="string" calcext:value-type="string">
            <text:p>將貨物從不會接觸的那面抽出後，將嗅源放入後再將紙箱塞回去，將上層膠膜戳洞</text:p>
          </table:table-cell>
          <table:table-cell table:style-name="ce340" office:value-type="string" calcext:value-type="string">
            <text:p>將薰製物塞在轉彎後ㄇ的前段</text:p>
          </table:table-cell>
          <table:table-cell table:style-name="ce340" office:value-type="string" calcext:value-type="string">
            <text:p>將薰製物塞在閃電型後半段狗頭高度</text:p>
          </table:table-cell>
          <table:table-cell table:style-name="ce340" office:value-type="string" calcext:value-type="string">
            <text:p>將薰製物塞在第四個圓筒背面</text:p>
          </table:table-cell>
          <table:table-cell table:style-name="ce340" office:value-type="string" calcext:value-type="string">
            <text:p>將薰製物塞在引擎蓋縫隙</text:p>
          </table:table-cell>
          <table:table-cell table:style-name="ce340" office:value-type="string" calcext:value-type="string">
            <text:p>將嗅源放置進紙箱底部有褶邊，置於約犬頭稍微抬頭位置</text:p>
          </table:table-cell>
          <table:table-cell table:style-name="ce340" office:value-type="string" calcext:value-type="string">
            <text:p>將膠膜從上方割開放入嗅源大約狗頭抬頭高度</text:p>
          </table:table-cell>
          <table:table-cell table:style-name="ce340" office:value-type="string" calcext:value-type="string">
            <text:p>將薰製物從中間棧板膠膜上方割洞後放入，下面左右兩邊割縫，大約狗身向上抬的高度</text:p>
          </table:table-cell>
          <table:table-cell table:style-name="ce340" office:value-type="string" calcext:value-type="string">
            <text:p>將薰製物塞在前面第一個棧板靠後面的紙箱縫隙約狗頭高度</text:p>
          </table:table-cell>
          <table:table-cell table:style-name="ce340" office:value-type="string" calcext:value-type="string">
            <text:p>將薰製物塞在最末端紙箱縫隙，將縫隙面向轉彎處</text:p>
          </table:table-cell>
          <table:table-cell table:style-name="ce340" office:value-type="string" calcext:value-type="string">
            <text:p>將薰製物塞在轉彎處隔一個紙箱間縫隙</text:p>
          </table:table-cell>
          <table:table-cell table:style-name="ce340" office:value-type="string" calcext:value-type="string">
            <text:p>將薰製物塞在大鐵箱的蓋子縫隙，約犬稍微抬頭高度</text:p>
          </table:table-cell>
          <table:table-cell table:style-name="ce340" office:value-type="string" calcext:value-type="string">
            <text:p>將薰製物塞進紙箱縫隙</text:p>
          </table:table-cell>
          <table:table-cell table:style-name="ce340" office:value-type="string" calcext:value-type="string">
            <text:p>將薰製物塞在右邊棧板末端紙箱與木箱間縫隙，約狗抬頭高度</text:p>
          </table:table-cell>
          <table:table-cell table:style-name="ce340" office:value-type="string" calcext:value-type="string">
            <text:p>將薰製物塞在末端木箱縫隙約狗頭高度</text:p>
          </table:table-cell>
          <table:table-cell table:style-name="ce340" office:value-type="string" calcext:value-type="string">
            <text:p>將薰製物塞在包裝機車的木條縫隙</text:p>
          </table:table-cell>
          <table:table-cell table:style-name="ce340" office:value-type="string" calcext:value-type="string">
            <text:p>將薰製物放在口袋約犬稍微抬頭高度，位置在第二排中間</text:p>
          </table:table-cell>
          <table:table-cell table:number-columns-repeated="2" table:style-name="ce338" office:value-type="string" calcext:value-type="string">
            <text:p>將薰製物塞到郵包縫隙</text:p>
          </table:table-cell>
          <table:table-cell table:style-name="ce340" office:value-type="string" calcext:value-type="string">
            <text:p>第二區棧板膠膜中間狗頭高度</text:p>
          </table:table-cell>
          <table:table-cell table:style-name="ce340" office:value-type="string" calcext:value-type="string">
            <text:p>一小區小走道進去被膠膜棧板貨圍住的小空間在出走道前的膠膜貨狗頭高度塞薰製物</text:p>
          </table:table-cell>
          <table:table-cell table:style-name="ce340" office:value-type="string" calcext:value-type="string">
            <text:p>將薰製物塞在木箱的縫隙約狗稍微抬頭高度</text:p>
          </table:table-cell>
          <table:table-cell table:style-name="ce340" office:value-type="string" calcext:value-type="string">
            <text:p>將薰製物塞在木箱上貼的紙的縫隙內</text:p>
          </table:table-cell>
          <table:table-cell table:style-name="ce340" office:value-type="string" calcext:value-type="string">
            <text:p>early，夾在紙箱縫隙約狗頭高</text:p>
          </table:table-cell>
          <table:table-cell table:style-name="ce340" office:value-type="string" calcext:value-type="string">
            <text:p>掀開木板貨機器外層的塑膠膜，放入嗅源，約腳踝高度</text:p>
          </table:table-cell>
          <table:table-cell table:style-name="ce338" office:value-type="string" calcext:value-type="string">
            <text:p>第一板前段狗頭高度割縫放入薰製物，early stim</text:p>
          </table:table-cell>
          <table:table-cell table:style-name="ce338" office:value-type="string" calcext:value-type="string">
            <text:p>將嗅源放在末端木箱內約狗抬頭高度(有縫隙)</text:p>
          </table:table-cell>
          <table:table-cell table:style-name="ce340" office:value-type="string" calcext:value-type="string">
            <text:p>把薰製物夾在第一個棧板的紙箱縫隙，約狗頭高度</text:p>
          </table:table-cell>
          <table:table-cell table:style-name="ce340" office:value-type="string" calcext:value-type="string">
            <text:p>把薰製物夾在路線末端的貨物包膜內</text:p>
          </table:table-cell>
          <table:table-cell table:style-name="ce340" office:value-type="string" calcext:value-type="string">
            <text:p>把貨物夾在塑膠盒上方的小空間</text:p>
          </table:table-cell>
          <table:table-cell table:style-name="ce340" office:value-type="string" calcext:value-type="string">
            <text:p>割開膠膜從上方拿起貨物，將約肚子高度的棧板中的箱中貨物拿出折30度放入嗅源，上方放回貨物。設置在約右邊直排後段</text:p>
          </table:table-cell>
          <table:table-cell table:style-name="ce340" office:value-type="string" calcext:value-type="string">
            <text:p>將薰製物塞在左邊裡面的膠膜縫隙，約狗頭高度</text:p>
          </table:table-cell>
          <table:table-cell table:style-name="ce340" office:value-type="string" calcext:value-type="string">
            <text:p>將薰製物夾在鐵桶上綁的塑膠繩上</text:p>
          </table:table-cell>
          <table:table-cell table:style-name="ce340" office:value-type="string" calcext:value-type="string">
            <text:p>把薰製物塞在倒數第二個郵包縫隙</text:p>
          </table:table-cell>
          <table:table-cell table:style-name="ce338" office:value-type="string" calcext:value-type="string">
            <text:p>Back stim，一開始先讓他繞著聞兩pass，之後帶到旁邊後把薰製物放進第一個brick的第二個洞</text:p>
          </table:table-cell>
          <table:table-cell table:style-name="ce340" office:value-type="string" calcext:value-type="string">
            <text:p>把薰製物放在中後段的人的口袋內</text:p>
          </table:table-cell>
          <table:table-cell table:style-name="ce340" office:value-type="string" calcext:value-type="string">
            <text:p>把薰製物塞在第三個棧板的紙箱間隙，約狗頭高度，第三個棧板相對其他兩板有比較凹進去一點點</text:p>
          </table:table-cell>
          <table:table-cell table:style-name="ce338" office:value-type="string" calcext:value-type="string">
            <text:p>在凹進去的地方第一個corner的編織袋割縫約狗頭高度</text:p>
          </table:table-cell>
          <table:table-cell table:style-name="ce340" office:value-type="string" calcext:value-type="string">
            <text:p>在置物櫃的上層底部夾薰製物</text:p>
          </table:table-cell>
          <table:table-cell table:style-name="ce340" office:value-type="string" calcext:value-type="string">
            <text:p>將部分貨物拿出折雙邊放在約狗頭高度位置，第二板前端</text:p>
          </table:table-cell>
          <table:table-cell table:style-name="ce340" office:value-type="string" calcext:value-type="string">
            <text:p>將薰製物塞在約狗頭高度，第二板末端</text:p>
          </table:table-cell>
          <table:table-cell table:style-name="ce340" office:value-type="string" calcext:value-type="string">
            <text:p>將薰製物夾在郵件中，聞四pass後back stim在最後一籃</text:p>
          </table:table-cell>
          <table:table-cell table:style-name="ce340" office:value-type="string" calcext:value-type="string">
            <text:p>將薰製物放在郵袋內，約狗頭高度有破洞</text:p>
          </table:table-cell>
          <table:table-cell table:style-name="ce338" office:value-type="string" calcext:value-type="string">
            <text:p>將薰製物放在貨櫃內的貨縫隙內，狗頭高</text:p>
          </table:table-cell>
          <table:table-cell table:style-name="ce340" office:value-type="string" calcext:value-type="string">
            <text:p>將薰製物塞在較矮的紙箱縫隙</text:p>
          </table:table-cell>
          <table:table-cell table:style-name="ce340" office:value-type="string" calcext:value-type="string">
            <text:p>將嗅源放在第二板的紙箱內折邊</text:p>
          </table:table-cell>
          <table:table-cell table:style-name="ce340" office:value-type="string" calcext:value-type="string">
            <text:p>將嗅源放在最開頭的木箱內，兩邊角落都有縫</text:p>
          </table:table-cell>
          <table:table-cell table:style-name="ce340" office:value-type="string" calcext:value-type="string">
            <text:p>將嗅源放在開始搜得那側的另一側的口袋</text:p>
          </table:table-cell>
          <table:table-cell table:style-name="ce340" office:value-type="string" calcext:value-type="string">
            <text:p>設在第二區轉彎處棧板紙箱的紙箱內，從上面開箱後放入嗅源，底部折邊</text:p>
          </table:table-cell>
          <table:table-cell table:style-name="ce340" office:value-type="string" calcext:value-type="string">
            <text:p>在下一區膠膜的轉彎處塞薰製物</text:p>
          </table:table-cell>
          <table:table-cell table:style-name="ce340" office:value-type="string" calcext:value-type="string">
            <text:p>在第一板木條箱的中間位置放薰製物</text:p>
          </table:table-cell>
          <table:table-cell table:style-name="ce340" office:value-type="string" calcext:value-type="string">
            <text:p>將薰製物放在鐵架最前面</text:p>
          </table:table-cell>
          <table:table-cell table:style-name="ce340" office:value-type="string" calcext:value-type="string">
            <text:p>將嗅源放在床墊貨物的包裝內，約狗抬頭高度，在路線中段轉彎前</text:p>
          </table:table-cell>
          <table:table-cell table:style-name="ce340" office:value-type="string" calcext:value-type="string">
            <text:p>將薰製物塞在路線最末端的編織袋內</text:p>
          </table:table-cell>
          <table:table-cell table:style-name="ce340" office:value-type="string" calcext:value-type="string">
            <text:p>將薰製物塞在右邊最末端膠膜貨內</text:p>
          </table:table-cell>
          <table:table-cell table:style-name="ce340" office:value-type="string" calcext:value-type="string">
            <text:p>將薰製物塞在第二層貨物的割縫內，預計上他跳上去聞到</text:p>
          </table:table-cell>
          <table:table-cell table:style-name="ce340" office:value-type="string" calcext:value-type="string">
            <text:p>把薰製物塞到機器的膠膜內</text:p>
          </table:table-cell>
          <table:table-cell table:style-name="ce340" office:value-type="string" calcext:value-type="string">
            <text:p>把薰製物塞在地上parcel的紙箱縫</text:p>
          </table:table-cell>
          <table:table-cell table:style-name="ce340" office:value-type="string" calcext:value-type="string">
            <text:p>把真品放在第五個位置，沒有割膠帶</text:p>
          </table:table-cell>
          <table:table-cell table:style-name="ce340" office:value-type="string" calcext:value-type="string">
            <text:p>把真品放在第四個位置，有割膠帶</text:p>
          </table:table-cell>
          <table:table-cell table:style-name="ce340" office:value-type="string" calcext:value-type="string">
            <text:p>將薰製物放在某個路線的小凹處的角落</text:p>
          </table:table-cell>
          <table:table-cell table:style-name="ce340" office:value-type="string" calcext:value-type="string">
            <text:p>真品在櫃子最內層，門口就聞的到M味</text:p>
          </table:table-cell>
          <table:table-cell table:style-name="ce340" office:value-type="string" calcext:value-type="string">
            <text:p>將一包抽真空真品直接壓在床墊下</text:p>
          </table:table-cell>
          <table:table-cell table:style-name="ce340" office:value-type="string" calcext:value-type="string">
            <text:p>將薰製物塞在倒數第三個紙箱縫內</text:p>
          </table:table-cell>
          <table:table-cell table:style-name="ce340" office:value-type="string" calcext:value-type="string">
            <text:p>將薰製物放在第三個人的右邊口袋，從左邊開始聞</text:p>
          </table:table-cell>
          <table:table-cell table:style-name="ce340" office:value-type="string" calcext:value-type="string">
            <text:p>early，將嗅源塞在最前面圓筒貨的縫內</text:p>
          </table:table-cell>
          <table:table-cell table:style-name="ce340" office:value-type="string" calcext:value-type="string">
            <text:p>將嗅源夾在轉彎處的紙箱間縫隙</text:p>
          </table:table-cell>
          <table:table-cell table:style-name="ce340" office:value-type="string" calcext:value-type="string">
            <text:p>將嗅源夾在大紙箱的第一板縫隙狗頭高度</text:p>
          </table:table-cell>
          <table:table-cell table:style-name="ce340" office:value-type="string" calcext:value-type="string">
            <text:p>將嗅源夾在套著銀色罩子的膠膜間，狗稍微抬頭高度</text:p>
          </table:table-cell>
          <table:table-cell table:style-name="ce340" office:value-type="string" calcext:value-type="string">
            <text:p>將薰製物放在第二台車的車頭縫隙</text:p>
          </table:table-cell>
          <table:table-cell table:style-name="ce340" office:value-type="string" calcext:value-type="string">
            <text:p>將薰製物夾在第二區的一開頭紙箱縫隙內</text:p>
          </table:table-cell>
          <table:table-cell table:style-name="ce341" office:value-type="string" calcext:value-type="string">
            <text:p>將薰製物塞在第三個轉彎一轉過去的膠膜割縫犬頭高度。這run嘗試在犬隻後方時利用口令find it引導犬隻在轉彎處好好轉彎接續嗅聞，預計讓他在設置處聽到口令後馬上聞到stim坐下</text:p>
          </table:table-cell>
          <table:table-cell table:style-name="ce341" office:value-type="string" calcext:value-type="string">
            <text:p>將嗅源抽真空後放入信封袋內，有放紙屑當填充物，開口用膠水封死，其他放犬舍或理單拿當物品做填充，將stim放在第三個位置</text:p>
          </table:table-cell>
          <table:table-cell table:style-name="ce341" office:value-type="string" calcext:value-type="string">
            <text:p>將嗅源抽真空後放入信封袋內，有放紙屑當填充物，開口用膠水封死，其他放犬舍或理單拿當物品做填充，將stim放在第三個位置，將信封袋戳洞</text:p>
          </table:table-cell>
          <table:table-cell table:style-name="ce338" office:value-type="string" calcext:value-type="string">
            <text:p>設置在第二區gap轉彎進去的第二個轉彎處，將嗅源夾在膠膜中，犬頭高度膠膜割縫</text:p>
          </table:table-cell>
          <table:table-cell table:style-name="ce341" office:value-type="string" calcext:value-type="string">
            <text:p>將薰製物放在一少見大型錐狀貨物，將薰製物夾在貨物與外層塑膠袋中間約犬頭高度</text:p>
          </table:table-cell>
          <table:table-cell table:style-name="ce341" office:value-type="string" calcext:value-type="string">
            <text:p>將嗅源抽一層真空後放入信封袋內，位置放在最後一個，Belle有使用過但是沾到的口水不多</text:p>
          </table:table-cell>
          <table:table-cell table:style-name="ce341" office:value-type="string" calcext:value-type="string">
            <text:p>將薰製物塞在地上parcel的紙箱縫之間</text:p>
          </table:table-cell>
          <table:table-cell table:style-name="ce341" office:value-type="string" calcext:value-type="string">
            <text:p>在窄通道右邊靠近末端的倒數第二板膠膜內直接放置熱壓後的嗅源，沒有割縫</text:p>
          </table:table-cell>
          <table:table-cell table:style-name="ce341" office:value-type="string" calcext:value-type="string">
            <text:p>將薰製物塞在一從紙箱中打開的機器貨物底度，紙箱維持打開讓犬隻可以嗅聞機器</text:p>
          </table:table-cell>
          <table:table-cell table:style-name="ce338" office:value-type="string" calcext:value-type="string">
            <text:p>將抽真空嗅源放入紙箱內，沒有折邊，紙縫有割小縫，十字黏，放置在最後一箱</text:p>
          </table:table-cell>
          <table:table-cell table:style-name="ce341" office:value-type="string" calcext:value-type="string">
            <text:p>將stim的膠帶割斷，紙縫再割大洞一點，放置在最後一箱</text:p>
          </table:table-cell>
          <table:table-cell table:style-name="ce341" office:value-type="string" calcext:value-type="string">
            <text:p>將薰製物塞在第一個紙箱縫間</text:p>
          </table:table-cell>
          <table:table-cell table:style-name="ce358" office:value-type="string" calcext:value-type="string">
            <text:p>將真品放置在配電盤裡面</text:p>
          </table:table-cell>
          <table:table-cell table:style-name="ce341" office:value-type="string" calcext:value-type="string">
            <text:p>將薰製物塞在中間對面的紙箱縫間</text:p>
          </table:table-cell>
          <table:table-cell table:style-name="ce341" office:value-type="string" calcext:value-type="string">
            <text:p>將塑膠蓋打開後放入薰製物並蓋回，放在倒數第二個</text:p>
          </table:table-cell>
          <table:table-cell table:style-name="ce341" office:value-type="string" calcext:value-type="string">
            <text:p>將嗅源放入一櫃子的抽屜內</text:p>
          </table:table-cell>
          <table:table-cell table:style-name="ce341" office:value-type="string" calcext:value-type="string">
            <text:p>將嗅源放入一櫃子的抽屜內，將抽屜稍微打開</text:p>
          </table:table-cell>
          <table:table-cell table:style-name="ce341" office:value-type="string" calcext:value-type="string">
            <text:p>將薰製物塞在散放堆疊貨的其中一箱箱縫</text:p>
          </table:table-cell>
          <table:table-cell table:style-name="ce341" office:value-type="string" calcext:value-type="string">
            <text:p>將嗅源放入紙箱內，折邊並放在第三箱的位置</text:p>
          </table:table-cell>
          <table:table-cell table:style-name="ce341" office:value-type="string" calcext:value-type="string">
            <text:p>將嗅源放在第二排的右邊口袋，站在中間位置</text:p>
          </table:table-cell>
          <table:table-cell table:number-columns-repeated="2" table:style-name="ce401" office:value-type="string" calcext:value-type="string">
            <text:p>將嗅源夾在路線末端的郵包夾縫間</text:p>
          </table:table-cell>
          <table:table-cell table:style-name="ce401" office:value-type="string" calcext:value-type="string">
            <text:p>將薰製物塞在第二間房間的床墊縫隙</text:p>
          </table:table-cell>
          <table:table-cell table:style-name="ce338" office:value-type="string" calcext:value-type="string">
            <text:p>將嗅源放在第三板膠膜內，有滲透空間，約犬頭高度</text:p>
          </table:table-cell>
          <table:table-cell table:style-name="ce338" office:value-type="string" calcext:value-type="string">
            <text:p>將嗅源從底部打開拿出貨物後放入嗅源，折邊放回部分貨物後底部四折翻正，放在路線最末端，縫口朝底部短邊</text:p>
          </table:table-cell>
          <table:table-cell table:style-name="ce338" office:value-type="string" calcext:value-type="string">
            <text:p>將薰製物塞在紙箱縫內，第三pass back stim放到最後一箱的位置</text:p>
          </table:table-cell>
          <table:table-cell table:style-name="ce338" office:value-type="string" calcext:value-type="string">
            <text:p>將薰製物塞在最後一段轉彎的90度轉角的紙箱縫</text:p>
          </table:table-cell>
          <table:table-cell table:style-name="ce338" office:value-type="string" calcext:value-type="string">
            <text:p>將紙箱從底部打開，拿出貨物後折邊，放入嗅源後放入部分貨物，將stim放在第三箱</text:p>
          </table:table-cell>
          <table:table-cell table:style-name="ce338" office:value-type="string" calcext:value-type="string">
            <text:p>將第二板的最下層紙箱打開，拿出部分貨物後放入嗅源，將紙箱的角落戳洞，紙箱邊左右割約5分鐘的縫不折邊，最後將紙箱堆回去</text:p>
          </table:table-cell>
          <table:table-cell table:style-name="ce338" office:value-type="string" calcext:value-type="string">
            <text:p>將薰製物放在貨櫃內的膠膜貨上，夾在膠膜內約犬頭高度，路線末端</text:p>
          </table:table-cell>
          <table:table-cell table:style-name="ce338" office:value-type="string" calcext:value-type="string">
            <text:p>將薰製物放在左側底部的木棧板與鐵製貨物的夾縫間</text:p>
          </table:table-cell>
          <table:table-cell table:style-name="ce338" office:value-type="string" calcext:value-type="string">
            <text:p>一直排後N型，設在corner後接轉彎的那面犬頭高度紙箱內折邊</text:p>
          </table:table-cell>
          <table:table-cell table:style-name="ce338" office:value-type="string" calcext:value-type="string">
            <text:p>將一圓盤狀貨物拿下，將外面塑膠膜割開放入薰製物，在跑一段時間後放回輸送帶</text:p>
          </table:table-cell>
          <table:table-cell table:style-name="ce338" office:value-type="string" calcext:value-type="string">
            <text:p>夾在郵包間</text:p>
          </table:table-cell>
          <table:table-cell table:style-name="ce338" office:value-type="string" calcext:value-type="string">
            <text:p>放在第三個</text:p>
          </table:table-cell>
          <table:table-cell table:style-name="ce338" office:value-type="string" calcext:value-type="string">
            <text:p>將薰製物塞在大紙箱上下蓋那種，疊兩層放在第二層的下蓋夾縫哩，預計比high中</text:p>
          </table:table-cell>
          <table:table-cell table:style-name="ce338" office:value-type="string" calcext:value-type="string">
            <text:p>在一窄走道內一板長卷狀貨，將嗅源放入側邊開口，用貨上的膠帶黏起來固定</text:p>
          </table:table-cell>
          <table:table-cell table:style-name="ce338" office:value-type="string" calcext:value-type="string">
            <text:p>在第一板膠膜棧板貨犬頭高度割縫放入薰製物</text:p>
          </table:table-cell>
          <table:table-cell table:style-name="ce338" table:number-columns-repeated="910"/>
        </table:table-row>
        <table:table-row table:style-name="ro43">
          <table:table-cell table:style-name="ce405" office:value-type="string" calcext:value-type="string" table:number-columns-spanned="1" table:number-rows-spanned="2">
            <text:p>犬隻表現</text:p>
          </table:table-cell>
          <table:table-cell office:value-type="string" calcext:value-type="string">
            <text:p>FR</text:p>
          </table:table-cell>
          <table:table-cell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office:value-type="string" calcext:value-type="string">
            <text:p>G</text:p>
          </table:table-cell>
          <table:table-cell office:value-type="string" calcext:value-type="string">
            <text:p>F</text:p>
          </table:table-cell>
          <table:table-cell office:value-type="string" calcext:value-type="string">
            <text:p>FR</text:p>
          </table:table-cell>
          <table:table-cell office:value-type="string" calcext:value-type="string">
            <text:p>F</text:p>
          </table:table-cell>
          <table:table-cell table:number-columns-repeated="9"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F</text:p>
          </table:table-cell>
          <table:table-cell office:value-type="string" calcext:value-type="string">
            <text:p>G</text:p>
          </table:table-cell>
          <table:table-cell table:number-columns-repeated="2"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2" office:value-type="string" calcext:value-type="string">
            <text:p>G</text:p>
          </table:table-cell>
          <table:table-cell office:value-type="string" calcext:value-type="string">
            <text:p>FR*2+Stand off</text:p>
          </table:table-cell>
          <table:table-cell table:number-columns-repeated="8" office:value-type="string" calcext:value-type="string">
            <text:p>G</text:p>
          </table:table-cell>
          <table:table-cell office:value-type="string" calcext:value-type="string">
            <text:p>FR</text:p>
          </table:table-cell>
          <table:table-cell table:number-columns-repeated="6" office:value-type="string" calcext:value-type="string">
            <text:p>G</text:p>
          </table:table-cell>
          <table:table-cell office:value-type="string" calcext:value-type="string">
            <text:p>G(FR)</text:p>
          </table:table-cell>
          <table:table-cell office:value-type="string" calcext:value-type="string">
            <text:p>G</text:p>
          </table:table-cell>
          <table:table-cell office:value-type="string" calcext:value-type="string">
            <text:p>DNF</text:p>
          </table:table-cell>
          <table:table-cell table:number-columns-repeated="5" office:value-type="string" calcext:value-type="string">
            <text:p>G</text:p>
          </table:table-cell>
          <table:table-cell table:number-columns-repeated="2" office:value-type="string" calcext:value-type="string">
            <text:p>DNF</text:p>
          </table:table-cell>
          <table:table-cell table:number-columns-repeated="6" office:value-type="string" calcext:value-type="string">
            <text:p>G</text:p>
          </table:table-cell>
          <table:table-cell office:value-type="string" calcext:value-type="string">
            <text:p>DNF</text:p>
          </table:table-cell>
          <table:table-cell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DNF</text:p>
          </table:table-cell>
          <table:table-cell table:number-columns-repeated="4" office:value-type="string" calcext:value-type="string">
            <text:p>G</text:p>
          </table:table-cell>
          <table:table-cell table:number-columns-repeated="2" office:value-type="string" calcext:value-type="string">
            <text:p>DNF</text:p>
          </table:table-cell>
          <table:table-cell office:value-type="string" calcext:value-type="string">
            <text:p>G(FR)</text:p>
          </table:table-cell>
          <table:table-cell table:number-columns-repeated="3" office:value-type="string" calcext:value-type="string">
            <text:p>G</text:p>
          </table:table-cell>
          <table:table-cell office:value-type="string" calcext:value-type="string">
            <text:p>F</text:p>
          </table:table-cell>
          <table:table-cell table:number-columns-repeated="8" office:value-type="string" calcext:value-type="string">
            <text:p>G</text:p>
          </table:table-cell>
          <table:table-cell table:number-columns-repeated="2" office:value-type="string" calcext:value-type="string">
            <text:p>F</text:p>
          </table:table-cell>
          <table:table-cell office:value-type="string" calcext:value-type="string">
            <text:p>G</text:p>
          </table:table-cell>
          <table:table-cell table:number-columns-repeated="910"/>
        </table:table-row>
        <table:table-row table:style-name="ro53">
          <table:covered-table-cell table:style-name="ce384"/>
          <table:table-cell table:style-name="ce340" office:value-type="string" calcext:value-type="string">
            <text:p>第一pass幾乎整pass品質都很差，有撇頭但不貼且嘴巴有微張。第二pass一開頭稍微有聞後馬上又沒聞easy完後有比較好，經過stim有CIB，re-expose後有CIB但追不到，第三pass開始仔細聞但經過stim幾乎沒有CIB，第四pass從中間開始後馬上FR</text:p>
          </table:table-cell>
          <table:table-cell table:style-name="ce340" office:value-type="string" calcext:value-type="string">
            <text:p>一開始就有聞，但第一pass經過stim完全沒反應，第二pass也是先經過後在回頭確認坐下</text:p>
            <text:p>一樣有很嚴重的坐不定問題，才坐下一下下就一直挪屁股</text:p>
          </table:table-cell>
          <table:table-cell table:style-name="ce340" office:value-type="string" calcext:value-type="string">
            <text:p>前面直排聞得快又不貼，雖然有撇頭但品質應該不好，後面經過stim味道很大一次就中，還是有坐不定跟看我的問題</text:p>
          </table:table-cell>
          <table:table-cell table:style-name="ce340" office:value-type="string" calcext:value-type="string">
            <text:p>Custy平面貨物聞得不錯，但第一pass經過corner的時候又cut，所以還是沒聞到，第二pass我比corner之後就有進去聞到坐下，這次坐下坐很定，應該是味道夠大</text:p>
          </table:table-cell>
          <table:table-cell table:style-name="ce340" office:value-type="string" calcext:value-type="string">
            <text:p>一直排部分聞得不錯，但第一排末端有類似cut corner省略沒聞，後面第二pass讓他hop上棧板，半衝半聞的，到底後又回到最前端下來後先接續聞也聞得不錯，後面第二次上去就比較穩定，經由手勢引導後聞到坐下</text:p>
          </table:table-cell>
          <table:table-cell table:style-name="ce338" office:value-type="string" calcext:value-type="string">
            <text:p>前面一直排地上有棧板凸出來Custy還是有貼上去聞，整體聞得很好，轉彎處也都有自己轉彎，一經過stim就聞到</text:p>
          </table:table-cell>
          <table:table-cell table:style-name="ce340" office:value-type="string" calcext:value-type="string">
            <text:p>第一pass的corner很明顯沒有之前cut的那麼大，但在過去聞獨立棧板的時候聞得很差，轉彎也沒有轉，easy完回去聞還是有點小張嘴，但第二pass回閃電型時又聞得很好，corner也有進彎也有轉，但兩pass經過stim都沒反應，估計是因為stim位置剛好是在凹進去的地方(前一個紙箱比較凸)，所以即使貼著聞經過stim時還是有點距離，第三pass high手勢幾乎都有跟，最後也是比high在stim位置處聞到</text:p>
          </table:table-cell>
          <table:table-cell table:style-name="ce338" office:value-type="string" calcext:value-type="string">
            <text:p>應該是因為第一次接觸這類型貨物，除了第一pass有比較認真聞之外，轉彎跟後續都沒有聞得很好，第一次經過stim因為沒有很貼所以略過，第二次一樣沒轉好，pivot後聞到</text:p>
          </table:table-cell>
          <table:table-cell table:style-name="ce340" office:value-type="string" calcext:value-type="string">
            <text:p>整體聞得還行，在經過stim的時候掃到就坐下了，但有慢慢追到最濃的位置，這次稍微比較定我有自己sub</text:p>
          </table:table-cell>
          <table:table-cell table:style-name="ce340" office:value-type="string" calcext:value-type="string">
            <text:p>前面兩pass聞的順順的，第三pass中間有CIB反覆回頭了一下，剛好在stim的位置比high有跟，就直接中</text:p>
          </table:table-cell>
          <table:table-cell table:style-name="ce340" office:value-type="string" calcext:value-type="string">
            <text:p>一開始進去是我先讓Custy走，但沒有聞，easy帶出來後再進去一次換我先走，這次有聞，一次就抬頭追到味道</text:p>
          </table:table-cell>
          <table:table-cell table:style-name="ce340" office:value-type="string" calcext:value-type="string">
            <text:p>前面兩pass順順的聞，第三pass high有跟，但跟上去聞的地方剛好在嗅源旁邊所以沒聞到，第四pass有自己進入旁邊小走道聞，出來後一樣有跟但位置太後面沒聞到，最後一pass high剛好跟到stim位置就聞到了</text:p>
          </table:table-cell>
          <table:table-cell table:style-name="ce340" office:value-type="string" calcext:value-type="string">
            <text:p>因為stim的位置稍微比較進去，所以第一pass他速度比較快就略過，第一個彎也是噴出去有pivot，中間有一段進去小ㄇ沒有聞，出來之後短繩再進去一次，第二pass開始速度就有放慢，經過stim就穩穩地聞到，這次他坐下之後我試著praise off，在摸的時候Custy還是一直移動，我將左手抓住銅環稍微用力固定，右手摸Custy前胸，然後小隊長順勢sub</text:p>
          </table:table-cell>
          <table:table-cell table:style-name="ce340" office:value-type="string" calcext:value-type="string">
            <text:p>這次地上parcel沒有像早上一樣爆衝，一開始就有好好聞，到轉彎處的時候也有自己好好貼著轉，一經過stim聞到後又走掉，然後又回頭調查，看我一眼後又走掉，然後又回頭稍微坐下後想走又回去坐，總共走掉三次，這次坐比較定有順利sub(小隊長丟)</text:p>
          </table:table-cell>
          <table:table-cell table:style-name="ce340" office:value-type="string" calcext:value-type="string">
            <text:p>左邊聞兩pass，第二pass比high都沒有跟，右邊紙箱的部分聞得不錯，在轉彎處我有領先用身體先擋住，Custy有自己轉彎然後直接聞到，聞到的時候有先看我一眼才坐下，坐下後屁股一樣一直移我嘗試praise off但是移得太遠，後來直接sub</text:p>
          </table:table-cell>
          <table:table-cell table:style-name="ce340" office:value-type="string" calcext:value-type="string">
            <text:p>一開始太興奮衝很快感覺用掃的，經過stim的時候完全沒有CIB，第二pass前段也是一部份張嘴沒聞，想easy但來不及已經接回去聞，再來經過stim就有反應直接坐下，不過坐下一下子又站到鐵箱上，給了一個find it後回去重新坐下</text:p>
          </table:table-cell>
          <table:table-cell table:style-name="ce340" office:value-type="string" calcext:value-type="string">
            <text:p>今天是第一次Custy在貨區運行中輸送帶上跑，上去得時候沒有抗拒，貨物雖然分散但也有好好一個一個聞，整體聞得很好</text:p>
          </table:table-cell>
          <table:table-cell table:style-name="ce340" office:value-type="string" calcext:value-type="string">
            <text:p>本run由Melisa代跑</text:p>
            <text:p>一開始就滿興奮的，開始後小衝有撇頭但嗅聞品質不好，接到對面後也沒什麼聞，在斷點的時候回去重新聞後就比較認真，後面轉彎的地方轉得還不錯，但是到最後面木箱的部分完全沒聞，easy後有改善，在末端藉由手勢抬頭聞到嗅源</text:p>
          </table:table-cell>
          <table:table-cell table:style-name="ce340" office:value-type="string" calcext:value-type="string">
            <text:p>前面一開始聞得很快，到斷點後來回去從頭再聞一遍，第二pass就穩定了一些，這pass有進去一個比較窄的走道，進去之後他就開始調查走道右邊的貨，重複好幾次出來了之後又回去同一個地方調查，最後很不確定的坐下，要帶走的時候還逃跑</text:p>
          </table:table-cell>
          <table:table-cell table:style-name="ce340" office:value-type="string" calcext:value-type="string">
            <text:p>一開始聞得還不錯，不過轉彎處的時候雖然有自己轉彎但是打滑導致離貨物一段距離沒有聞，往前剛好接到stim位置只好讓他中，坐下的時候又有稍微的挪屁股</text:p>
          </table:table-cell>
          <table:table-cell table:style-name="ce340" office:value-type="string" calcext:value-type="string">
            <text:p>整體而言算認真聞，不過因為地板很滑一直打滑，所以好幾次滑離搜尋走道，第一次經過sitm的時候沒有聞到，回到第一排重新聞的時候剛好因為打滑脫離動線我就直接往第二排靠近stim的地方帶，之後就順利聞到</text:p>
          </table:table-cell>
          <table:table-cell table:style-name="ce343" office:value-type="string" calcext:value-type="string">
            <text:p>一開始就聞得很仔細很貼，但沒有轉彎到內側而是直接跑到第二排最外側，順順聞到stim後坐下</text:p>
          </table:table-cell>
          <table:table-cell table:style-name="ce340" office:value-type="string" calcext:value-type="string">
            <text:p>因為輸送帶上沒辦法墊高，所以有很多比較低的郵件與包裹，但Custy還是聞得很好有沿著輪廓在聞，從比較高的貨物到比較低的也有好好的低下頭來聞，到兩邊末端也會自己回頭，表現很好</text:p>
          </table:table-cell>
          <table:table-cell table:style-name="ce340" office:value-type="string" calcext:value-type="string">
            <text:p>前面膠膜的部分還不錯，但轉彎過去之後末端有木箱完全不聞，easy完回去一樣有點不知所措，到第二pass的時候末端就有站起來聞，不過還是有點隨便，第二區一直排膠膜聞的就很順，經過stim直接聞到坐下</text:p>
          </table:table-cell>
          <table:table-cell table:style-name="ce340" office:value-type="string" calcext:value-type="string">
            <text:p>前面在第一區聞兩pass的狀況還不錯，除了有個彎沒轉好有Pivot跟第一Pass末端沒有聞到最尾之外都不錯，到第三pass原本要領先他帶他進去小走道，但他速度太快，所以等到斷點的時候直接收繩帶他進去，進去的時候聞膠膜貨狀況不錯，有認真聞，但不知為何一直把頭塞進貨跟貨之間的空隙，需要出聲音吸引回搜尋範圍，前面兩次經過stim都沒什麼聞快速略過，第三次經過才聞到，聞到後有坐定我自己sub</text:p>
          </table:table-cell>
          <table:table-cell table:style-name="ce338" office:value-type="string" calcext:value-type="string">
            <text:p>第一pass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pivot後下一個轉彎就彎的不錯，經過stim順順的聞到坐下</text:p>
          </table:table-cell>
          <table:table-cell table:style-name="ce340" office:value-type="string" calcext:value-type="string">
            <text:p>因為Custy以前在scatter上得到的經驗比較多是在地上紙箱，所以這次我地上基本上沒放，但還是需要有拿來擋的紙箱，而Custy一開始主要都集中在聞那些，幾乎不太過去旁邊棧板貨與木箱聞，聞到大約30秒的時候還跳出範圍，抓回去後開始比較著重在剛剛沒聞的地方，後面順利自己找到，要sub的時候有挪一下屁股，但沒有轉頭盯著我而是朝貨方向向上看</text:p>
          </table:table-cell>
          <table:table-cell table:style-name="ce343" office:value-type="string" calcext:value-type="string">
            <text:p>一開始很快略過，有撇頭但應該品質不好所以沒聞到，後面第二pass經過就順利聞到了</text:p>
          </table:table-cell>
          <table:table-cell table:style-name="ce338" office:value-type="string" calcext:value-type="string">
            <text:p>整體而言聞很快，但膠膜的部分已經有改善了，沒有聞到一半就不想聞的狀況，只是相比其他貨物類型聞得快很多，也比較不仔細，第一區第三pass右邊膠膜貨雖然有撇頭但有稍微張嘴，第三pass前面給了兩個high有跟，原本右邊也想給但他太快我追不上。到第二區膠膜貨反而聞得比較仔細，兩次經過stim的時候都有明顯CIB，但因為沒有割縫而且嗅源放的位置比較低他沒追到，第三次我手勢比在stim上就有向下追到</text:p>
          </table:table-cell>
          <table:table-cell table:style-name="ce340" office:value-type="string" calcext:value-type="string">
            <text:p>因為Custy習慣從開頭再往後一點才開始聞，前面會略過，所以我設置再他習慣開始聞的位置再往前一點點，但可能因為我start角度太大，所以start聞了三次都還是略過，第四的時候把距離拉得更開一點，他這次就有比較好的從更前端的位置開始聞，就聞到嗅源坐下了</text:p>
          </table:table-cell>
          <table:table-cell table:style-name="ce340" office:value-type="string" calcext:value-type="string">
            <text:p>第一pass轉彎過去膠膜貨的時候聞得很快用scan的，很多地方都略過沒聞，第二pass速度有放慢聞得比較仔細，就可以好好藉由手勢引導他聞剛剛略過的地方，前兩Pass經過stim都沒有反應但也沒有抬頭聞，第三pass比high就順利抬頭聞到</text:p>
          </table:table-cell>
          <table:table-cell table:style-name="ce340" office:value-type="string" calcext:value-type="string">
            <text:p>第一pass有聞，但速度很快，所以前面用叟的就過去了，第二pass的時候就有更慢一點，所以經過就直接聞到，坐下之後有再起來聞一下，之後就有坐定</text:p>
          </table:table-cell>
          <table:table-cell table:style-name="ce340" office:value-type="string" calcext:value-type="string">
            <text:p>一開始也是很興奮，一比完就跳上去貨物，下來只後也沒有湊過去聞，轉彎的地方直接向前走沒有進入狀況，Pivot之後有開始聞但品質應該沒有很好，第二pass開始就進入狀況有好好嗅聞，一經過stim就聞到坐下</text:p>
          </table:table-cell>
          <table:table-cell table:style-name="ce340" office:value-type="string" calcext:value-type="string">
            <text:p>第一pass開始就有好好把頭低下去聞，但品質不好用掃得過去，所以經過stim都沒有CIB，聞到末端後就自己想跳到旁邊聞棧板貨，收繩從頭再來一遍，這次就更穩定，經過stim馬上就CIB調查完坐下了</text:p>
          </table:table-cell>
          <table:table-cell table:style-name="ce340" office:value-type="string" calcext:value-type="string">
            <text:p>一開始就衝有點快，看起來有撇頭但品質應該很差，左邊末端收繩再來一次，這次速度有稍微放慢一點，帶到右邊之後速度又變快，有撇頭聞，經過stim沒有反應，應該是因為他聞的位置比較低，stim需要抬頭才能聞到，第二pass再次經過的時候有趴上去聞一下，re-expose後就有接觸到割縫處，聞到後坐下</text:p>
          </table:table-cell>
          <table:table-cell table:style-name="ce340" office:value-type="string" calcext:value-type="string">
            <text:p>這次沒有像上次一樣很執著在地上的箱子，只有一開始湊過去聞其中一箱，之後就開始聞旁邊的棧板，然後過不久就開始聞旁邊膠膜貨，不曉得是味道有飄出來還是剛好湊過去就開始對放stim的棧板調查，稍微調查了一下之後就坐下，我過去要sub的時候他移動到側邊看著我，看我沒動作他又自己移動到背對我的位置，順利sub後得到</text:p>
          </table:table-cell>
          <table:table-cell table:style-name="ce340" office:value-type="string" calcext:value-type="string">
            <text:p>一開始木箱聞的慢慢的沒有亂衝，但過去聞鐵桶的時候沒有靠過去聞，在我加速領先想給下一個手勢的時候他就有追到味道，開始認真聞，追了一小段時間後就追到薰製物然後就坐下，坐下後有轉頭看我，小隊長幫我sub</text:p>
          </table:table-cell>
          <table:table-cell table:style-name="ce340" office:value-type="string" calcext:value-type="string">
            <text:p>一開始有好好貼近聞，但是到放在籃子上跟放在地上的貨的邊界處他就有偏離沒聞，然後又接回去剛好接觸嗅源，坐下後又開始盯著我看，當下剛好後面被柱子擋住不好走到他背後，dummy沒有馬上出來他就一直反覆起身再坐下，小隊長幫忙sub後得到</text:p>
          </table:table-cell>
          <table:table-cell table:style-name="ce340" office:value-type="string" calcext:value-type="string">
            <text:p>剛開始就有低頭下去聞，轉彎因為動作的關係第一個brick沒聞到，但是第二個馬上又接回去聞，到快末端的時候回頭聞到第一個後又順著聞回來，末端後先短繩帶他到旁邊，放進stim再來一次，這次start在hold的時候他一直對旁邊的堆高機很有興趣，很想去旁邊，出聲音吸引他給手勢後一開始還是先偏到旁邊後又馬上接回來聞brick，第一個就有低頭聞所以馬上就聞到坐下，坐下後有再站起來調查後才再坐下</text:p>
          </table:table-cell>
          <table:table-cell table:style-name="ce340" office:value-type="string" calcext:value-type="string">
            <text:p>一開始就有好好聞，沒有撲人的傾向，一經過stim man就CIB然後坐下</text:p>
          </table:table-cell>
          <table:table-cell table:style-name="ce340" office:value-type="string" calcext:value-type="string">
            <text:p>前面兩板雖然有撇頭但很衝有點跳，第三板自己有湊過去聞，經過stim直接聞到坐下，走到他後面準備要sub的時候又站起來有點stand off，喊了find it後就又坐下但有點側看我，我再走到他正後面sub</text:p>
          </table:table-cell>
          <table:table-cell table:style-name="ce340" office:value-type="string" calcext:value-type="string">
            <text:p>start完直接噴出去，後面直排也是雖然有撇頭但聞很快，到幾乎快末端才追上他，最末端也是cut掉沒聞，easy讓他把最後面補上，第二pass我start完就領先引導他轉彎進小凹處，只有進去聞了一下後右邊corner過去就都沒聞，要出去前讓他再在裡面搜一次，這次有在stim上比手勢，他就直接聞到坐下</text:p>
          </table:table-cell>
          <table:table-cell table:style-name="ce340" office:value-type="string" calcext:value-type="string">
            <text:p>從最左邊的櫃子開始，順著聞過去，但聞到一半的置物櫃後就不聞了，剛好略過stim，之後開始在右邊徘徊，有點不知道要聞什麼的感覺，來回徘徊了幾次之後就回到置物櫃的末端有追到味道，但沒有追到最濃就坐下，出聲音喊find it讓他嘗試去追味道，一開始還是一直反覆坐在置物櫃末端，之後發現沒有dummy後就往置物櫃中間那邊搜，順利找到stim位置坐下，但在我要sub的時候剛好站起來</text:p>
          </table:table-cell>
          <table:table-cell table:style-name="ce340" office:value-type="string" calcext:value-type="string">
            <text:p>第一pass直接噴出去，幾乎到末端才聞，第二pass一樣前面噴出去，到中間開始聞，因為他想回頭找我原本hold住給手勢希望他往前，但他還是追到味道回頭中</text:p>
          </table:table-cell>
          <table:table-cell table:style-name="ce340" office:value-type="string" calcext:value-type="string">
            <text:p>第一Pass一樣噴出去，大概中後段才開始聞，第二pass前面一樣噴出去到中間左右我easy他，第三pass還是一樣前段噴出去，中間左右開始聞，這pass聞完我先time out，time out完就有更穩定一些，雖然第一板還是沒聞好，但經過第二板就有聞到stim坐下了</text:p>
          </table:table-cell>
          <table:table-cell table:style-name="ce343" office:value-type="string" calcext:value-type="string">
            <text:p>一開始沒有衝也有貼著聞，但轉彎過去沒有很貼，前面一兩個略過，第二次轉彎也是沒有很貼，前兩個略過，第三個轉彎沒有轉直接跑掉，馬上Pivot，這次就有從頭開始聞，聞完四pass我帶他到遠一點讓隊友幫忙放stim，要開始</text:p>
          </table:table-cell>
          <table:table-cell table:style-name="ce340" office:value-type="string" calcext:value-type="string">
            <text:p>第一pass一開始我帶他進一個凹洞去聞郵籃內的貨，但帶他進去後沒給手勢他就不知道要聞一直想要跑出來，試了兩三次之後就放棄讓他出來聞，一出來就噴到旁邊去，收繩讓他順著聞之後就開始慢慢進入狀況，我跟在他後面讓他在前面自己聞，經過stim的時候因為速度有點快所以沒聞到，繞第二圈之後聞的更好，很仔細的貼著聞，沒有領先他轉彎一樣轉得很貼，經過第二次stim後超過去但有CIB，回去追到味道後坐下</text:p>
          </table:table-cell>
          <table:table-cell table:style-name="ce340" office:value-type="string" calcext:value-type="string">
            <text:p>第一直排聞的還不錯，但接到左邊沒有聞，我就直接接回開頭再來一次，這次整體就都聞的很貼，第一個轉彎沒轉Pivot後第二個轉得很貼，末端結束後帶進去貨櫃，第一次沒有聞的很仔細所以經過沒CIB，但他自己有接著聞貨櫃側邊，收繩後我也是讓他從貨櫃側邊開始聞，他有好好順著貨櫃壁聞接到貨後聞到stim坐下</text:p>
          </table:table-cell>
          <table:table-cell table:style-name="ce340" office:value-type="string" calcext:value-type="string">
            <text:p>整體上來講聞的很認真，但貨物沒有很連續所以有點斷斷續續的，下來一下後再上去搜，沒有辦法直接在上面很多個來回，大約在上面到第五個pass後就把放有薰製物的紙箱丟到輸送帶上，一經過就聞到坐下</text:p>
          </table:table-cell>
          <table:table-cell table:style-name="ce340" office:value-type="string" calcext:value-type="string">
            <text:p>前面hold住等他冷靜後開始，一開始馬上衝，經過stim直接衝過去我就馬上easy，第二次有改善了但還是偏快，經過stim一樣沒有CIB，第三次就有明顯放慢速度仔細聞，但經過stim還是一樣沒有CIB，不確定問題到底在哪，他雖然沒有聞到縫但味道那麼濃有聞就應該聞的到才對，第四次我就直接pump stim他才有反應坐下</text:p>
          </table:table-cell>
          <table:table-cell table:style-name="ce340" office:value-type="string" calcext:value-type="string">
            <text:p>前面有好好等他穩定後再開始，開始有明顯慢下來聞沒有跑起來，但經過stim一樣沒有CIB，可能位置太靠前又剛好沒對到縫，前兩個轉彎有好好自己轉，第三個就直接想接過去我直接pivot，再來一pass一樣等他穩定後開始就有很順利直接聞到嗅源後坐下，第一次坐下因為看他撇頭聞向旁邊後才坐，再給一個手勢確定他聞到最濃後我才sub</text:p>
          </table:table-cell>
          <table:table-cell table:style-name="ce340" office:value-type="string" calcext:value-type="string">
            <text:p>開始前hold住沒有太興奮跳跳的，開始後有好好地從第一個開始聞，聞的慢慢得很仔細聞，一經過stim man就聞到坐下了</text:p>
          </table:table-cell>
          <table:table-cell table:style-name="ce340" office:value-type="string" calcext:value-type="string">
            <text:p>第一區整體聞的沒有很好，一些比較短的轉彎都沒有要轉的意思，帶進去一個小ㄇ也是都在cut，繞了兩圈也是掃過沒有好好聞，出來後接續是稍微階梯狀的棧板貨，完全沒要聞的意思，pivot進去掃過接著再一次轉彎，明明狗頭都轉過去了卻又轉頭看了我一眼像是在等我就完全沒聞，只好收繩pivot，第二pass整體有聞得比較好一點，小區轉彎一樣沒轉要pivot，末端前的這次就有在領先位置帶他過去，到第二區膠膜末端直接對割縫處FR，坐很久有起身回頭後又回來坐，好不容易走了到右邊後又馬上對下一板的膠膜割縫坐，坐下後甚至還出手抓耙，一樣坐了好一陣子之後才走，走後到轉彎處給手勢讓他轉彎但聞的偏高所以沒聞到，末端收繩到轉彎前再來一次，這次沒給手勢他反而自己轉得很好後就聞到坐下，一坐下馬上站起來stand off，想了一下後才坐下，坐下中沒有抓耙順利sub</text:p>
          </table:table-cell>
          <table:table-cell table:style-name="ce340" office:value-type="string" calcext:value-type="string">
            <text:p>一開始就有好好聞，接過去後有一板比較凹進去沒有靠過去，轉彎過去因為有隔一小段棧板的距離，一開始也沒轉，pivot後手勢在那上面也沒很靠近聞，下一個轉彎一樣轉不好pivot，再下一個有設置所以我領先給手勢，這次就順利轉彎過去就聞到坐下</text:p>
          </table:table-cell>
          <table:table-cell table:style-name="ce340" office:value-type="string" calcext:value-type="string">
            <text:p>一開始沒有衝有好好聞，經過stim有稍微頓了一下但沒有停繼續聞，接到右邊膠膜一樣聞的好，第二pass開頭有點興奮，先等他穩定之後再開始，這次就直接聞到stim後坐下</text:p>
          </table:table-cell>
          <table:table-cell table:style-name="ce340" office:value-type="string" calcext:value-type="string">
            <text:p>一開始有點興奮，有在架子上敲出聲音後才開始，一開始就直接聞到</text:p>
          </table:table-cell>
          <table:table-cell table:style-name="ce340" office:value-type="string" calcext:value-type="string">
            <text:p>第一個直排雖然有撇頭但明顯加速，轉彎前就收繩回去再來一次，轉彎給手勢有轉但馬上沒聞easy，之後又馬上往前衝沒靠近貨聞，再easy一樣表現很差，不太靠近貨而且略過很多跑很快，後面轉彎也沒轉，整段幾乎都用掃得，到一旁timeout一下，之後再開始就表現變好，聞的很仔細也慢慢的，轉彎給手勢有轉，經過stim時剛好低頭聞下面的貨沒接觸到，到stim那段開始，給high在stim上但一樣低頭聞下面的，後面持續給high有跟，再試一次，一開始就先給一個high，在stim前一板聞很久看起來有點想坐，後面給high順利抬頭聞到stim，坐下後sub</text:p>
          </table:table-cell>
          <table:table-cell table:style-name="ce340" office:value-type="string" calcext:value-type="string">
            <text:p>一開始就好好聞慢慢地，轉彎也是轉得很貼，順利進角落，聞到末端再接旁邊，一樣聞很貼然後順利轉彎進角落，好好的聞到末端後接觸到stim坐下</text:p>
          </table:table-cell>
          <table:table-cell table:style-name="ce340" office:value-type="string" calcext:value-type="string">
            <text:p>第一pass整體聞的很仔細不快，到末端得時候有點略過但馬上被味道西回去聞到後坐下</text:p>
          </table:table-cell>
          <table:table-cell table:style-name="ce340" office:value-type="string" calcext:value-type="string">
            <text:p>第一區第一pass整體聞的偏快，有些凹進去的貨沒有靠近聞有略過，第二pass之後聞的更仔細，接著過去第二區第一pass偏用掃得，第二pass就比較穩定，再來讓他跳上去聞，沒多久就聞到stim後坐下</text:p>
          </table:table-cell>
          <table:table-cell table:style-name="ce340" office:value-type="string" calcext:value-type="string">
            <text:p>一開始膠膜就聞的很好，到旁邊聞鐵就有點沒聞，經過stim沒聞到，第二pass給手勢在鐵製品上就有好好接觸到薰製物後坐下</text:p>
          </table:table-cell>
          <table:table-cell table:style-name="ce340" office:value-type="string" calcext:value-type="string">
            <text:p>整體而言聞的很不錯，但就很運氣不好的沒接觸到stim那箱，其他幾乎都有接觸到，覆蓋率應該有九成左右，但聞到後來找不到就開始分心聞地板，先出聲ah他還是繼續，原本要上前給手勢就尿尿了，馬上過去糾正帶走</text:p>
          </table:table-cell>
          <table:table-cell table:style-name="ce340" office:value-type="string" calcext:value-type="string">
            <text:p>第一Pass暴衝過去，末端直接收繩，第二pass就有從第一個開始好好聞，第一次聞到真品沒CIB，又回頭，回來經過一樣沒CIB，第三pass再經過就有CIB馬上喊SIT</text:p>
          </table:table-cell>
          <table:table-cell table:style-name="ce340" office:value-type="string" calcext:value-type="string">
            <text:p>第一pass就有好好聞，經過真品有稍微撇頭但馬上走掉，第二pass經過就有很大的CIB，馬上喊SIT讓他坐下</text:p>
          </table:table-cell>
          <table:table-cell table:style-name="ce340" office:value-type="string" calcext:value-type="string">
            <text:p>這run非常興奮而且很積極，一開始有好好貼著聞但轉彎沒轉進去聞角落就略過，沿著邊緣聞到末端轉彎處直接pivot，很快速的一直貼著聞到路線末端，到轉彎後再一pass一樣很貼但有變慢，再來一次就自己往裡面鑽，繩子先放掉讓他自己在裡面搜，出來時順勢給手勢後再撿繩，然後又再次自己往裡面鑽，出聲音叫他後把他往外面帶，又自己跳上貨聞，最後出來後帶回到最開頭，再來就有領先引導他轉彎，兩次經過stim都沒有反應，先在旁邊給他休息一下之後再開始，這次就直接給手勢在stim上，但他往下聞沒聞到，再試一次，在上面點，他就有好好抬頭聞到stim後坐下sub</text:p>
          </table:table-cell>
          <table:table-cell table:style-name="ce340" office:value-type="string" calcext:value-type="string">
            <text:p>一開始慢慢聞，經過有CIB但走掉，第二次一樣一開始先有CIB，但反應更大，等他調查了一下子對到門縫我就喊SIT讓他坐下</text:p>
          </table:table-cell>
          <table:table-cell table:style-name="ce340" office:value-type="string" calcext:value-type="string">
            <text:p>第一pass經過有聞稍稍CIB就走掉，第二pass經過就沒怎麼聞，第三pass給手勢在stim上就有好好把鼻子湊過去調查，喊SIT後頭抬很高，隊友SUB</text:p>
          </table:table-cell>
          <table:table-cell table:style-name="ce340" office:value-type="string" calcext:value-type="string">
            <text:p>一開始就有低頭聞，經過第四箱還是CIB了一下才往前走，之後慢慢地聞，一經過stim就聞到坐下</text:p>
          </table:table-cell>
          <table:table-cell table:style-name="ce340" office:value-type="string" calcext:value-type="string">
            <text:p>第一pass每個人都有好好聞，到末端轉彎也轉得很好，最後一個人身上味道較重有聞比較久，經過stim頭比較低沒聞到，到第一個人要轉彎直接pivot，再來一樣聞的很好，到最後一個人轉彎過去聞一聞就坐下了，但因為是表演沒辦法帶走，等了一下後他就繼續聞，在stim上比手勢就有聞到坐下，後面發現stim man把薰製物拿掉放在前一個人的包裡，所以第一次經過才沒馬上聞到</text:p>
          </table:table-cell>
          <table:table-cell table:style-name="ce340" office:value-type="string" calcext:value-type="string">
            <text:p>到第四pass才聞到，但前面三pass還是都聞的很好，一開始其實都沒有衝，只不過是從最前端的後面一點才開始聞所以都沒聞到，小轉彎也都有自己轉，最後第四pass是在最前面點他才聞到</text:p>
          </table:table-cell>
          <table:table-cell table:style-name="ce340" office:value-type="string" calcext:value-type="string">
            <text:p>整體聞的很認真也不會太衝，第一次接觸stim就有CIB但聞一下後走掉，第二pass一樣經過stim CIB很大，聞了一段時間後還是決定走掉，斷點收繩回去re-expose但是還沒接觸到前他就自己跳上去貨上聞，下來後再讓他接觸一次CIB的反應就小很多，到末端結束就收掉</text:p>
          </table:table-cell>
          <table:table-cell table:style-name="ce340" office:value-type="string" calcext:value-type="string">
            <text:p>一開始小衝有點用掃得，有撇頭但是沒聞得很好，接過去大紙箱也是偏快，到第三板開始有CIB來回找了一下，最後走掉，隔壁排聞完之後自己又回去大紙箱那邊找，一樣再二三板的位置調查但找不到，後面就順順的聞，第二pass前面膠膜還是偏用掃得，到大紙箱時第一板還是有點略過，但一經過就馬上CIB回去聞到坐下</text:p>
          </table:table-cell>
          <table:table-cell table:style-name="ce340" office:value-type="string" calcext:value-type="string">
            <text:p>從左邊開始，start完沒有馬上開始聞，而是直接向後跑，ㄇ型輪廓跑了一圈聞的不是很仔細，之後開始比較認真找右邊膠膜處，經過stim兩次但都沒有接觸得很好，之後往左邊跑，簡單聞了一下後又往右邊開始聞，偏向找右邊靠外側的膠膜貨，又來回聞了兩次，稍微跑過去左邊紙箱晃了一下又馬上回膠膜處，之後跑去stim設置那板朝下面聞，沒有聞到stim又往外側膠膜聞，這次往中間跑還沒到左邊紙箱馬上又回去找膠膜，又湊到stim那板可是沒找到一樣往外側膠膜聞，之後進去右側窄走道出來就直接聞到stim後坐下</text:p>
          </table:table-cell>
          <table:table-cell table:style-name="ce340" office:value-type="string" calcext:value-type="string">
            <text:p>從第一台的側邊車屁股開始，一開始就貼著聞得很好，轉彎也都沒問題，經過stim有點小略過，不過馬上CIB回頭聞到後坐下</text:p>
          </table:table-cell>
          <table:table-cell table:style-name="ce340" office:value-type="string" calcext:value-type="string">
            <text:p>一開始就很穩定慢慢聞，進角落後接轉彎貼得很好，到中間有斷點他沒自己接著聞下去而是呆住，我收短繩come around後讓他接回去，接著貼著嗅聞得很好，到轉彎處cut過馬上收繩pivot，後面貼著很好，第二pass開頭start一樣表現不錯，到轉彎斷點有收繩回去再一次多聞我們想看的貨，後面整體聞的很好，不過一樣在轉彎觸沒轉需要pivot，聞完後帶到第二區，start前有hold一樣但沒點在貨上，開始後他有點興奮小張嘴沒聞到，後面沿著輪廓聞的很好，繞回來後在start有停下來並點在貨上讓他穩定，一樣經過沒聞到，這次斷點就收掉馬上再回去，hold更久一點並在貨物上點，他有點興奮跳跳的，他穩定後我才開始然後就直接聞到後坐下</text:p>
          </table:table-cell>
          <table:table-cell table:style-name="ce401" office:value-type="string" calcext:value-type="string">
            <text:p>一開始就聞得很好，第一個轉彎轉得很好，但轉進去角落就有點cut掉，接著聞下去直排棧板的第一個彎有轉，到第二個轉彎前我喊find it的口令，這時候他沒轉彎反而是被我的聲音吸引分心，我收短繩回到前面一點的位置重新開始，這次在設置的轉彎處給手勢他沒好好轉而是直接cut過到下一板，讓他順著聞斷點收掉，回到最開始再來一pass，這次跟第一pass情況一樣，前面聞的很好，到設置的轉彎處喊口令一樣被我聲音吸引分心，收掉回到前面一點開始，這次就不喊口令了，在轉彎處給手勢就順勢轉彎過去聞到坐下</text:p>
          </table:table-cell>
          <table:table-cell table:style-name="ce341" office:value-type="string" calcext:value-type="string">
            <text:p>第一區開機跑兩pass，兩pass都聞的很好很仔細，轉彎也都沒問題，到末端還有自己抬頭聞桌子邊緣。兩Pass聞完帶到旁邊設置的聞牆上一排黏貼信封袋，第一pass順順的聞過去，經過stim沒反應，到末端最後一個多聞了一下，之後帶走。第二pass一樣很順的聞過去，第二次經過stim沒反應，到末端一樣對最後一個很有興趣，聞了很久後回頭聞就有對stim有CIB，前後聞了約10秒後決定走掉，再來一pass開始pump，順向過去有聞但沒有反應，一樣對最後一個很有興趣，聞一聞後又回頭到第一個，再次順向回來就對stim有CIB，但聞了一下後就決定走掉，最後再來一pass，順向過去一經過stim就有CIB，前前後後來回了大約20秒但是就是坐不下去，最後就拍拍他收掉</text:p>
          </table:table-cell>
          <table:table-cell table:style-name="ce341" office:value-type="string" calcext:value-type="string">
            <text:p>第一pass一開始順向沒對stim有反應，到末端後回頭對stimCIB，聞了一下就決定走掉，第二pass開始pump，一樣一開始經過stim沒反應，回頭多聞了一下，這次CIB反應更小，再來一Pass一樣又是一開始沒反應，後面開始來回後對stim多聞了一下，因為有站起來聞，後來把stim從牆壁上弄掉，最後只好把他帶走</text:p>
          </table:table-cell>
          <table:table-cell table:style-name="ce341" office:value-type="string" calcext:value-type="string">
            <text:p>第一區第一pass一開始就聞的很好，第二排棧板的第一個轉彎沒問題，第二個轉彎我手已經收短繩了但他自己主動轉得很好，結果被我收繩動作影響導致他沒辦法繼續嗅聞，第二pass一樣聞的很好，第一個轉彎一樣沒問題，第二個轉彎我就給手勢引導他轉彎，順利轉過去後聞到末端沒問題。帶到第二區開始變興奮，start hold住等他穩定再開始一樣衝出去，到gap前剛好回頭，等他回來想在gap給手勢引導他進去但來不及，第二pass開始速度變慢，順勢加速領先後在gap處給手勢順利轉彎，然後第二次轉彎自己轉過去後聞到</text:p>
          </table:table-cell>
          <table:table-cell table:style-name="ce341" office:value-type="string" calcext:value-type="string">
            <text:p>start hold好沒有扶貨，直接開始後馬上就有貼上去聞，但整體聞的偏快有點小激動，到轉彎處有自己轉過去但沒貼著貨，沿著輪廓到下個轉彎處再給一個手勢引導轉彎，不過因為他已經先cut corner了所以是順著接過來的，再來經過一進兩直排棧板間的gap時沒有轉彎直接順著接著聞，最後到快末端一樣有cut一個小corner，導致他斜切過去有設置的貨，沒有好好接觸到stim就到末端，收掉後從他前面略過的兩直排棧板貨間開始，進去後整體聞的很好很貼，到轉彎處自己貼著轉彎，我跟在他旁邊稱讚結果影響到他害他分心沒繼續聞，收繩回到轉彎進兩直排棧板間更前面一點的位置再開始，這次想引導他轉彎進棧板間，但領先不夠有點硬給手勢在轉彎處，給了後他有轉但是我人走太外圈導致他聞了一下後又往右偏，我趕緊領先給手勢引導他繼續聞，後面就順利貼著聞，出來的轉彎一樣沒問題，這次我有等我領先後再稱讚，再來給手勢在設置stim的貨上但有點太晚所以他也沒接觸的很好，末端聞完收掉後到稍微前面一點的位置開始，這次領先後給手勢在stim上就順利聞到後坐下</text:p>
          </table:table-cell>
          <table:table-cell table:style-name="ce341" office:value-type="string" calcext:value-type="string">
            <text:p>一開始就很興奮，hold住後開始因為打滑所以前面幾個都沒聞到，從第四個才接上去聞，聞到最後一個超出去一點就馬上CIB回頭對stim調查，聞了大約四秒，也有回頭對倒數第二個做確認，最後決定走掉，收繩後再來第二pass，這次前面就更貼了一些，不過前三個還是有點跳跳的，一樣是聞到最後面超出去了才CIB回頭，回去調查後想走又回頭多聞了一下，前後大約四秒一樣又走掉，最後決定要喊SIT，第三pass在第一個信封點了幾下，start後就有好好的穩定地從第一個開始聞，然後我加速領先給手勢在stim上，他調查聞了兩下後我馬上喊SIT，坐下後他轉頭看我，隊友幫忙sub</text:p>
          </table:table-cell>
          <table:table-cell table:style-name="ce341" office:value-type="string" calcext:value-type="string">
            <text:p>從左側紙箱棧板開始，一開始貼著聞很好，到後面要轉彎的地方我沒領先引導就沒自己接著轉，而是向前稍微聞了地上兩箱剛好沒設置的parcel，接著又回左側紙箱棧板找，貼著聞很好，再來自己進去棧板間的窄走道(約一隻狗寬度)，進去跟出來都有好好在聞，出來後沒有馬上接著聞而是有點不知道聞哪，我稍微站往右側沒給手勢，自己就往右側棧板處過去聞，接續一直聞過去很積極，到後面因為旁邊有人所以就收短繩，帶回他剛剛一直沒接觸的棧板貨開始，聞到一半突然撇頭去聞有設置那箱，有多調查一下但沒有聞到塞的那縫，接著又回去聞棧板，一樣聞到一半就又跑掉有點不知道聞什麼，剛好狗頭接近設置處被吸過去就聞到坐下</text:p>
          </table:table-cell>
          <table:table-cell table:style-name="ce341" office:value-type="string" calcext:value-type="string">
            <text:p>start後左邊那排一開始就聞的不錯，到右邊後小加速沒有聞馬上easy，補上後速度變慢就有好好聞，中間有卡一根柱子自己閃過後還有好好接回去貨聞，末端收繩帶他準備進小通道，start後沒有自己進去而是朝右邊走，剛好他沒接著轉彎就順勢收繩馬上再find it一次，這次就順利進去窄通道內，進去後聞的很好，都有好好撇頭聞，右側聞出來也聞的慢慢地，一經過stim就馬上CIB後坐下，坐下剛好我在他左側他靠右還有看我一眼，後來就好好朝向貨方向讓我SUB</text:p>
          </table:table-cell>
          <table:table-cell table:style-name="ce341" office:value-type="string" calcext:value-type="string">
            <text:p>開頭start站約45度沒有點貨物，start後前面一小段略過沒聞，之後開始貼著聞很好，速度偏快，到右邊後速度慢下來聞的很仔細，接著連續兩個轉彎，第一個轉彎有給手勢，第二個自己轉很好，接著一樣很貼著聞到末端，再接到右邊一樣表現很好，貼著聞得不錯，到另一區後因為比較彎曲，多個小角落，第一次經過都直接略過，沒有easy到末端收掉後再來一次，這次就開始聞很好，用手勢引導他過去有設置的那箱，經過時只聞外圍沒有靠近貨中間所以沒聞到，接著聞進去一較窄通道聞的很棒，出來後第二區再來一pass，到設置處有給手勢，一開始一樣聞外圍，後來自己探頭進去聞就聞到坐下</text:p>
          </table:table-cell>
          <table:table-cell table:style-name="ce341"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text:p>
          </table:table-cell>
          <table:table-cell table:style-name="ce341" office:value-type="string" calcext:value-type="string">
            <text:p>第一pass還沒到stim前就先回頭，之後沒有太大CIB就順著聞到stim，鎖定聞了大約三秒後喊SIT讓他坐下，坐下後看我，隊友SUB</text:p>
          </table:table-cell>
          <table:table-cell table:style-name="ce341" office:value-type="string" calcext:value-type="string">
            <text:p>一開始沒有低頭聞，到大概第六箱才開始聞，聞到最後一箱馬上回頭，直接回頭到第一箱後聞到坐下</text:p>
          </table:table-cell>
          <table:table-cell table:style-name="ce341" office:value-type="string" calcext:value-type="string">
            <text:p>一開始進去就很認真，頭一出來手勢給在配電盤上就自己alert後自己坐下</text:p>
          </table:table-cell>
          <table:table-cell table:style-name="ce341" office:value-type="string" calcext:value-type="string">
            <text:p>一開始就非常興奮，start後穩定聞了幾箱後就突然往回衝，跑到旁邊桌上放剩餘薰製物的位置，聞一聞後就坐下，隊友把裡面放有薰製物的塑膠袋收掉還他起身來回嗅聞還是決定坐下，後來決定PO後繼續帶他搜，剛帶離開又馬上有alert的感覺，放繩讓他搜後就自己聞到夾在紙箱縫的薰製物</text:p>
          </table:table-cell>
          <table:table-cell table:style-name="ce401" office:value-type="string" calcext:value-type="string">
            <text:p>一開始就有好好低頭聞，順順的聞到剛好倒數第二個就回頭一直到第一個才再順向回來，再次經過stim就馬上CIB聞到坐下</text:p>
          </table:table-cell>
          <table:table-cell table:style-name="ce341" office:value-type="string" calcext:value-type="string">
            <text:p>整體而言因為太興奮，犬隻雖有貼近但嗅聞品質不佳，經過stim都是掃過沒有好好嗅聞，反而因為之前比較常在辦公桌的抽屜設置所以他對辦公桌抽屜的嗅聞相對仔細很多，聞到第三pass就開始分心，easy了兩次後第二次突然暴衝回去，我就放長繩放他自己找，等他分心時給手勢在stim上引導但他都沒有好好貼近聞，等他注意力又跑掉我就收繩再帶他試最後一pass，一樣沒好好接觸stim，到後面對一辦公桌抽屜stand off，我沒出聲等他自己做決定，後來決定走掉後就拍拍他帶走</text:p>
          </table:table-cell>
          <table:table-cell table:style-name="ce341" office:value-type="string" calcext:value-type="string">
            <text:p>一開始就有好好聞前面放的parcel，有停下來對其中一個多聞，接著順勢給手勢在stim上，一經過就聞到，大約聞三秒後坐下，坐下後有往旁邊看，所以我多等久一點，等他再次將鼻子湊過去確認味道後才sub</text:p>
          </table:table-cell>
          <table:table-cell table:style-name="ce341" office:value-type="string" calcext:value-type="string">
            <text:p>第一區第一pass一開始就有進入狀況，接著要轉彎進一小ㄇ型時只有稍微探進去，沒有好好轉彎貼著聞，我讓他順著聞下去，第二pass就到轉彎處領先給手勢，讓他好好進去補上，接著出來後覺得沒有很貼，末端收繩再補上，再來帶他到第二區散放堆疊雜貨，一給完手勢他就跳上去，馬上就聞到，但因為在貨上所以稍微花了一點時間才坐下，之後順利sub</text:p>
          </table:table-cell>
          <table:table-cell table:style-name="ce341" office:value-type="string" calcext:value-type="string">
            <text:p>start有hold好並在第一箱點確保他好好聞，開始後有確實從第一箱開始聞，一經過第三箱就聞到，但有明顯猶豫了一下後才坐下，坐下後頭稍微往上抬沒有盯著stim看，順利sub</text:p>
          </table:table-cell>
          <table:table-cell table:style-name="ce338" office:value-type="string" calcext:value-type="string">
            <text:p>從第一排人的左手邊開始，一開始就聞的很好，到第三個人的時候突然有CIB，自己繞到對面後就直接往stim man過去，馬上聞到後坐下</text:p>
          </table:table-cell>
          <table:table-cell table:style-name="ce338" office:value-type="string" calcext:value-type="string">
            <text:p>一開始就有從第一個好好聞，很順的聞完第一pass，聞的不快，但經過stim時完全沒反應，第二pass前面順順的，到中段有稍微趴一下，到stim位置給手勢，剛好有在那處往上趴，然後回頭後又回來還是走掉，第三pass中我給了三次high，可能前面都聞的太認真，三次都沒跟，再次經過stim一樣有聞但沒有反應我就拍拍他收掉</text:p>
          </table:table-cell>
          <table:table-cell table:style-name="ce341" office:value-type="string" calcext:value-type="string">
            <text:p>這次我long leash讓他自己找，整體找得很認真，前前後後大約經過stim五次，但完全沒有任何CIB，到後面就比較執著在趴上去網上找，後面看他差不多就拍拍他收掉</text:p>
          </table:table-cell>
          <table:table-cell table:style-name="ce341" office:value-type="string" calcext:value-type="string">
            <text:p>一開始進去第一間房間時搜得算認真，對桌子跟床墊有好好嗅聞，聞一圈後再次回去就有點不知道聞甚麼，直接做下看著我，我等他一下後他馬上站起來繼續聞，一個段落後就帶他進去第二個房間，一開始就對床進行調查，過沒多久就順利聞到後坐下</text:p>
          </table:table-cell>
          <table:table-cell table:style-name="ce338" office:value-type="string" calcext:value-type="string">
            <text:p>一開始就聞的很好，有好好從第一板開始聞，且都有貼著邊聞，經過stim有貼著但沒有CIB，小轉彎有轉進去表現優秀，到末端轉彎停下，come around後直接跳上後面那板，讓他在附近貨上搜查一遍後帶下來，第二pass一樣開頭就聞很好，給手勢在stim上一樣有聞經過stim還是沒CIB，到末端沒聞easy，直接帶回開頭再來一pass，一樣領先給手勢在stim上，結果他馬上跳上去貨上搜，感覺有alert，上面找不到下來一下又再跳上去，引導他下來後直接從stim那板start，之後馬上對割縫CIB後聞到坐下，但感覺過程有點猶豫沒辦法很確定，還是順利sub</text:p>
          </table:table-cell>
          <table:table-cell table:style-name="ce338" office:value-type="string" calcext:value-type="string">
            <text:p>一開始拉比較遠，start後有好好的從第一箱就低頭聞，聞到中段回頭聞到第一箱再回來，到末端給手勢本來他要跑掉不好好轉彎了，但被味道吸回去，聞到之後反應很大，但坐不下去，一直來來回回，中間因為有出聲音所以他停下來看我，等他之後又一樣來回了一下，之後選擇往前走，但快到末端就沒聞，我給手勢在最後一箱他一接觸到，就馬上回頭回去調查stim那箱，一接觸到後就決定坐下，有再起身，之後一坐下又馬上sub</text:p>
          </table:table-cell>
          <table:table-cell table:style-name="ce338" office:value-type="string" calcext:value-type="string">
            <text:p>第一pass前面兩箱有點跳沒聞，應該是我手勢擋到，之後順順的聞，到倒數第二箱想回頭我馬上收繩給手勢到下一箱順利防止他回頭，第二pass這次很順沒有回頭，第三pass到中間一樣想回頭我收繩給手勢但沒hold好還是讓他回頭，順向回來後給手勢在stim上，但他剛好在倒數第二箱停下來CIB，往前雖然有聞stim但沒反應，第四pass一樣中間想回頭我hold住給手勢讓他繼續聞，一接觸到最後一箱就回頭開始對倒數第二箱調查，明顯alert可是一直執著在倒數第二箱，沒有坐下但往更後面的貨趴上去聞，之後站上倒數第二箱上，等他下來後他又前腳搭在倒數第二箱上，之後我給他find it手勢，他才下來聞最後一箱聞到後坐下</text:p>
          </table:table-cell>
          <table:table-cell table:style-name="ce338" office:value-type="string" calcext:value-type="string">
            <text:p>從一較常木箱開始，一開始聞的偏快，之後有轉彎但馬上掃過，馬上收繩帶他回去再來一次，這次有比較穩定，我領先引導他轉彎，之後進去一小ㄇ晃了一圈，整體聞的沒有很仔細，出來後再引導他進另一個小ㄇ，一樣只是掃過，出來後開始聞，最後兩個轉彎，第一個有好好貼著轉，第二個也就是有設置的直接直直走出去沒有轉彎，但馬上被味道吸回去後馬上聞到坐下</text:p>
          </table:table-cell>
          <table:table-cell table:style-name="ce338" office:value-type="string" calcext:value-type="string">
            <text:p>有好好從第一箱開始聞，但是經過stim沒有反應，末端轉彎轉得很好，轉過去後也都有好好聞，到末端倒數二三箱有張嘴，但最後一箱有好好貼著轉彎，轉過去後我延長我的手勢一直給到stim那箱，但是他在第二箱就抬起頭沒聞了，easy後回去重新start，這次就有好好從第一箱聞過去經過stim後馬上聞到，頂了一下紙箱後就坐下，對熱壓M的反應有進步</text:p>
          </table:table-cell>
          <table:table-cell table:style-name="ce338" office:value-type="string" calcext:value-type="string">
            <text:p>一開始就有點跑起來，但一經過stim後就alert大煞車，從第三板慢慢追味道追回去順利聞到坐下</text:p>
          </table:table-cell>
          <table:table-cell table:style-name="ce338" office:value-type="string" calcext:value-type="string">
            <text:p>先從外面一區貨開始聞，開始後聞的很好，一小段收掉後帶到更往前的地方，因貨擺放歪斜不規則，開始後大致上沿著輪廓聞，順利聞到末端，接著帶他進貨櫃內，一樣聞的很好，沿著貨聞經過stim沒有反應，接著貨櫃牆壁也聞的很好，一直順著聞到快門口又回頭去找，應該是有alert，在貨櫃內來回找得很認真，連貨櫃地板都有聞，之後追到stim順利坐下</text:p>
          </table:table-cell>
          <table:table-cell table:style-name="ce338" office:value-type="string" calcext:value-type="string">
            <text:p>從左邊棧板放他開始聞，一開始很順沿著聞下去，但到stim前就突然回頭往外面擺的紙箱一直嗅聞，我到旁邊躲起來後他就往外跑不曉得是不是在找我，帶回去繼續後又在紙箱聞了一陣子才轉往裡面聞右側膠膜貨，接著突然就往stim方向跑過去聞，一下子就聞到後坐下</text:p>
          </table:table-cell>
          <table:table-cell table:style-name="ce338" office:value-type="string" calcext:value-type="string">
            <text:p>整體聞的很好，第一次沿著輪廓貼著聞偏低經過沒CIB，第二次因為進corner小通道，出來後往上趴也沒聞到，第三次反而速度較快略過corner但經過還是馬上CIB回去調查，馬上坐下後再站起來再坐下</text:p>
          </table:table-cell>
          <table:table-cell table:style-name="ce338" office:value-type="string" calcext:value-type="string">
            <text:p>上去之後聞的很好，來回6個pass都很認真在聞，stim放上去順向第七個pass過去就聞到，但沒馬上坐下結果一直往後到夾縫處，就趕緊先將狗帶下來，stim拿回前面，再次放上去讓他順向過去，一樣聞到後沒辦法好好坐下，sub時原本有坐下但又站起來還是有reward</text:p>
          </table:table-cell>
          <table:table-cell table:style-name="ce338" office:value-type="string" calcext:value-type="string">
            <text:p>先讓他從沒設置那側開始，第一pass聞的不錯，第二pass到末端沒聞我easy然後馬上接回去，回去後開始好好聞，本來要出來但又回頭，沒多久就自己鑽過走道到有設置那側，順利自己聞到後坐下</text:p>
          </table:table-cell>
          <table:table-cell table:style-name="ce338" office:value-type="string" calcext:value-type="string">
            <text:p>一經過就有很明顯CIB，我沒有馬上喊給他做決定，結果調查完stand off，我喊SIT後沒有坐下又多站了一下，之後自己坐下</text:p>
          </table:table-cell>
          <table:table-cell table:style-name="ce338" office:value-type="string" calcext:value-type="string">
            <text:p>這run整體表現比較差，直排部分都還行，但是到轉彎處都容易不接續嗅聞，在easy補上還是會聞，到中後段還有分心聞地上的垃圾，在第三pass stim前的轉彎處沒有好好轉彎，收繩在轉彎後給high有跟，剛好在stim前落下，所以他接續聞下去一小段就明顯alert自己追回去，最後自己向上聞聞到，聞到後坐下後又一直起來，等他坐定我才移動sub</text:p>
          </table:table-cell>
          <table:table-cell table:style-name="ce338" office:value-type="string" calcext:value-type="string">
            <text:p>整run太興奮反而聞的不好，一開始馬上對第二板膠膜袋狀貨很有興趣，接著聞後轉彎給手勢有轉，馬上接corner，corner過剩一板沒有好好聞我easy回去轉彎處要補上，結果沒往前而是往回頭聞，回到開頭start再次經過第二板又反應很大，到轉彎沒轉彎直接come around，一樣又是進完corner下一板不聞，帶到旁邊time out，回去從頭開始，這次又再次對第二板反應很大，屁股微蹲，結果自己回頭跑進去有設置的窄走道，進去來回聞了大約兩pass，之後順利接觸到stim，有稍微stand off一下下後就坐下，坐下有坐定</text:p>
          </table:table-cell>
          <table:table-cell table:style-name="ce338" office:value-type="string" calcext:value-type="string">
            <text:p>一開始經過第一板完全沒CIB，順著聞下去帶到右邊表現不錯，小轉彎也轉得很好，順順聞到末端，接回去這次我就hold住比了第一板，開始後順利聞到，坐下的不是很快，頭一直向上方看</text:p>
          </table:table-cell>
          <table:table-cell table:style-name="ce338" table:number-columns-repeated="910"/>
        </table:table-row>
        <table:table-row table:style-name="ro54">
          <table:table-cell table:style-name="ce405" office:value-type="string" calcext:value-type="string">
            <text:p>CIB物品</text:p>
          </table:table-cell>
          <table:table-cell table:style-name="ce340" table:number-columns-repeated="2"/>
          <table:table-cell table:style-name="ce338" table:number-columns-repeated="2"/>
          <table:table-cell table:style-name="ce340"/>
          <table:table-cell table:style-name="ce338" table:number-columns-repeated="6"/>
          <table:table-cell table:style-name="ce340"/>
          <table:table-cell table:style-name="ce338" table:number-columns-repeated="6"/>
          <table:table-cell table:style-name="ce338" office:value-type="string" calcext:value-type="string">
            <text:p>冰箱</text:p>
          </table:table-cell>
          <table:table-cell table:style-name="ce338"/>
          <table:table-cell table:style-name="ce340"/>
          <table:table-cell table:style-name="ce338"/>
          <table:table-cell table:style-name="ce340" table:number-columns-repeated="2"/>
          <table:table-cell table:style-name="ce341"/>
          <table:table-cell table:style-name="ce340"/>
          <table:table-cell table:style-name="ce338"/>
          <table:table-cell table:style-name="ce340" table:number-columns-repeated="10"/>
          <table:table-cell table:style-name="ce338" table:number-columns-repeated="19"/>
          <table:table-cell table:style-name="ce340"/>
          <table:table-cell table:style-name="ce338" table:number-columns-repeated="5"/>
          <table:table-cell table:style-name="ce343"/>
          <table:table-cell table:style-name="ce338" table:number-columns-repeated="13"/>
          <table:table-cell table:style-name="ce338" office:value-type="string" calcext:value-type="string">
            <text:p>最後一個信封袋放香皂</text:p>
          </table:table-cell>
          <table:table-cell table:style-name="ce338" table:number-columns-repeated="12"/>
          <table:table-cell table:style-name="ce401"/>
          <table:table-cell table:style-name="ce338" table:number-columns-repeated="21"/>
          <table:table-cell table:style-name="ce411" office:value-type="string" calcext:value-type="string">
            <text:p>食品添加物 </text:p>
          </table:table-cell>
          <table:table-cell table:style-name="ce338" table:number-columns-repeated="911"/>
        </table:table-row>
        <table:table-row table:style-name="ro55">
          <table:table-cell table:style-name="ce405" office:value-type="string" calcext:value-type="string">
            <text:p>訓練目的</text:p>
          </table:table-cell>
          <table:table-cell table:style-name="ce338" office:value-type="string" calcext:value-type="string">
            <text:p>Custy在一長直排會相對聞得比較差一點，比較不貼而且比較衝，先把長排長度再縮短。另外我如果第一pass發現他衝太快，可以稍微讓他time out冷靜一下。這次是第一次聞薰製物，設置在膠膜開洞又較小所以才比較難，可以先從再更簡單的方式設置，例如沒有膠膜或滲透再更久一點等等</text:p>
          </table:table-cell>
          <table:table-cell table:style-name="ce338" office:value-type="string" calcext:value-type="string">
            <text:p>他第一pass沒聞到應該是因為我不夠領先導致他分心了，因為當下看與看DV都有撇頭聞的樣子可是卻完全沒CIB，領先的部分要再更加強</text:p>
          </table:table-cell>
          <table:table-cell table:style-name="ce338" office:value-type="string" calcext:value-type="string">
            <text:p>下次直排聞不好一樣要要求，看是easy還是time out</text:p>
          </table:table-cell>
          <table:table-cell table:style-name="ce338" office:value-type="string" calcext:value-type="string">
            <text:p>原先預計用M很重的味道來吸引Custy自己追進去corner，不過他cut的滿大的所以失敗了，下次可以試試我踩的再進去一點引導他進corner</text:p>
          </table:table-cell>
          <table:table-cell table:style-name="ce338" office:value-type="string" calcext:value-type="string">
            <text:p>如果第一pass有沒聞的地方還是應該要要求，沒聞就easy補上</text:p>
          </table:table-cell>
          <table:table-cell table:style-name="ce394" office:value-type="string" calcext:value-type="string">
            <text:p>中間第一pass聞完要第二pass時harness掉了，之後要記得黏好再開始</text:p>
          </table:table-cell>
          <table:table-cell table:style-name="ce408"/>
          <table:table-cell table:style-name="ce338" table:number-columns-repeated="9"/>
          <table:table-cell table:style-name="ce338" office:value-type="string" calcext:value-type="string">
            <text:p>整體而言繩子有點緊放不開，之後慢慢習慣輸送帶後繩子要給他</text:p>
          </table:table-cell>
          <table:table-cell table:style-name="ce338" table:number-columns-repeated="2"/>
          <table:table-cell table:style-name="ce338" office:value-type="string" calcext:value-type="string">
            <text:p>如果看他打滑沒靠近貨物來得及的話應該要easy帶回去重新聞</text:p>
          </table:table-cell>
          <table:table-cell table:style-name="ce338" table:number-columns-repeated="62"/>
          <table:table-cell table:style-name="ce338" office:value-type="string" calcext:value-type="string">
            <text:p>窄通道加上熱壓嗅源</text:p>
          </table:table-cell>
          <table:table-cell table:style-name="ce338" office:value-type="string" calcext:value-type="string">
            <text:p>介紹presentation</text:p>
          </table:table-cell>
          <table:table-cell table:number-columns-repeated="2" table:style-name="ce338" office:value-type="string" calcext:value-type="string">
            <text:p>介紹M抽真空</text:p>
          </table:table-cell>
          <table:table-cell table:style-name="ce338" office:value-type="string" calcext:value-type="string">
            <text:p>加強矮紙箱低頭嗅聞</text:p>
          </table:table-cell>
          <table:table-cell table:style-name="ce338" office:value-type="string" calcext:value-type="string">
            <text:p>LSR</text:p>
          </table:table-cell>
          <table:table-cell table:style-name="ce338" office:value-type="string" calcext:value-type="string">
            <text:p>介紹環境</text:p>
          </table:table-cell>
          <table:table-cell table:style-name="ce338" office:value-type="string" calcext:value-type="string">
            <text:p>變換presentation</text:p>
          </table:table-cell>
          <table:table-cell table:number-columns-repeated="2" table:style-name="ce338" office:value-type="string" calcext:value-type="string">
            <text:p>介紹M加真空袋的氣味圖像</text:p>
          </table:table-cell>
          <table:table-cell table:style-name="ce338" office:value-type="string" calcext:value-type="string">
            <text:p>散亂雜貨中</text:p>
          </table:table-cell>
          <table:table-cell table:style-name="ce338" office:value-type="string" calcext:value-type="string">
            <text:p>介紹M加真空袋的presenta-tion</text:p>
          </table:table-cell>
          <table:table-cell table:style-name="ce338" office:value-type="string" calcext:value-type="string">
            <text:p>搜人</text:p>
          </table:table-cell>
          <table:table-cell table:number-columns-repeated="2" table:style-name="ce338" office:value-type="string" calcext:value-type="string">
            <text:p>加強M加真空袋的氣味圖像</text:p>
          </table:table-cell>
          <table:table-cell table:style-name="ce338" office:value-type="string" calcext:value-type="string">
            <text:p>介紹環境</text:p>
          </table:table-cell>
          <table:table-cell table:style-name="ce338" office:value-type="string" calcext:value-type="string">
            <text:p>加強M加真空袋的氣味圖像</text:p>
          </table:table-cell>
          <table:table-cell table:style-name="ce338" office:value-type="string" calcext:value-type="string">
            <text:p>加強M加真空袋的氣味圖像/地上parcel末端轉彎</text:p>
          </table:table-cell>
          <table:table-cell table:style-name="ce338" office:value-type="string" calcext:value-type="string">
            <text:p>back stim延長parcel搜索</text:p>
          </table:table-cell>
          <table:table-cell table:style-name="ce338" office:value-type="string" calcext:value-type="string">
            <text:p>加強貨區轉彎</text:p>
          </table:table-cell>
          <table:table-cell table:style-name="ce338" office:value-type="string" calcext:value-type="string">
            <text:p>加強M熱壓的氣味圖像</text:p>
          </table:table-cell>
          <table:table-cell table:style-name="ce338" office:value-type="string" calcext:value-type="string">
            <text:p>加強early</text:p>
          </table:table-cell>
          <table:table-cell table:style-name="ce338" office:value-type="string" calcext:value-type="string">
            <text:p>貨櫃內中</text:p>
          </table:table-cell>
          <table:table-cell table:style-name="ce338" office:value-type="string" calcext:value-type="string">
            <text:p>scatter</text:p>
          </table:table-cell>
          <table:table-cell table:style-name="ce338" office:value-type="string" calcext:value-type="string">
            <text:p>轉彎前中/加強M熱壓真空袋氣味圖像</text:p>
          </table:table-cell>
          <table:table-cell table:style-name="ce338" office:value-type="string" calcext:value-type="string">
            <text:p>輸送帶中</text:p>
          </table:table-cell>
          <table:table-cell table:style-name="ce338" office:value-type="string" calcext:value-type="string">
            <text:p>加強M熱壓的氣味圖像</text:p>
          </table:table-cell>
          <table:table-cell table:style-name="ce338" office:value-type="string" calcext:value-type="string">
            <text:p>LSR</text:p>
          </table:table-cell>
          <table:table-cell table:style-name="ce338" office:value-type="string" calcext:value-type="string">
            <text:p>加強high</text:p>
          </table:table-cell>
          <table:table-cell table:style-name="ce338" office:value-type="string" calcext:value-type="string">
            <text:p>加強窄通道內搜尋</text:p>
          </table:table-cell>
          <table:table-cell table:style-name="ce338" office:value-type="string" calcext:value-type="string">
            <text:p>加強early</text:p>
          </table:table-cell>
          <table:table-cell table:style-name="ce338"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H" table:style-name="ta3">
        <table:table-column table:style-name="co31" table:default-cell-style-name="ce386"/>
        <table:table-column table:style-name="co181" table:default-cell-style-name="ce178"/>
        <table:table-column table:style-name="co280" table:default-cell-style-name="ce178"/>
        <table:table-column table:style-name="co281" table:default-cell-style-name="ce178"/>
        <table:table-column table:style-name="co282" table:default-cell-style-name="ce178"/>
        <table:table-column table:style-name="co195" table:default-cell-style-name="ce178"/>
        <table:table-column table:style-name="co283" table:default-cell-style-name="ce178"/>
        <table:table-column table:style-name="co284" table:default-cell-style-name="ce178"/>
        <table:table-column table:style-name="co285" table:default-cell-style-name="ce178"/>
        <table:table-column table:style-name="co286" table:default-cell-style-name="ce178"/>
        <table:table-column table:style-name="co30" table:default-cell-style-name="ce178"/>
        <table:table-column table:style-name="co226" table:default-cell-style-name="ce178"/>
        <table:table-column table:style-name="co30" table:default-cell-style-name="ce178"/>
        <table:table-column table:style-name="co262" table:default-cell-style-name="ce178"/>
        <table:table-column table:style-name="co96" table:default-cell-style-name="Default"/>
        <table:table-column table:style-name="co233" table:default-cell-style-name="Default"/>
        <table:table-column table:style-name="co287" table:default-cell-style-name="Default"/>
        <table:table-column table:style-name="co288" table:default-cell-style-name="Default"/>
        <table:table-column table:style-name="co259" table:default-cell-style-name="Default"/>
        <table:table-column table:style-name="co90" table:default-cell-style-name="Default"/>
        <table:table-column table:style-name="co289" table:default-cell-style-name="Default"/>
        <table:table-column table:style-name="co290" table:default-cell-style-name="Default"/>
        <table:table-column table:style-name="co121" table:default-cell-style-name="Default"/>
        <table:table-column table:style-name="co78" table:default-cell-style-name="Default"/>
        <table:table-column table:style-name="co138" table:default-cell-style-name="Default"/>
        <table:table-column table:style-name="co114" table:number-columns-repeated="2" table:default-cell-style-name="Default"/>
        <table:table-column table:style-name="co222" table:default-cell-style-name="Default"/>
        <table:table-column table:style-name="co25" table:default-cell-style-name="Default"/>
        <table:table-column table:style-name="co255" table:default-cell-style-name="Default"/>
        <table:table-column table:style-name="co187" table:default-cell-style-name="Default"/>
        <table:table-column table:style-name="co44" table:default-cell-style-name="Default"/>
        <table:table-column table:style-name="co255" table:default-cell-style-name="Default"/>
        <table:table-column table:style-name="co291" table:default-cell-style-name="Default"/>
        <table:table-column table:style-name="co54" table:default-cell-style-name="Default"/>
        <table:table-column table:style-name="co94" table:default-cell-style-name="Default"/>
        <table:table-column table:style-name="co150" table:default-cell-style-name="Default"/>
        <table:table-column table:style-name="co155" table:default-cell-style-name="Default"/>
        <table:table-column table:style-name="co93" table:default-cell-style-name="Default"/>
        <table:table-column table:style-name="co77" table:default-cell-style-name="Default"/>
        <table:table-column table:style-name="co292" table:default-cell-style-name="Default"/>
        <table:table-column table:style-name="co63" table:default-cell-style-name="Default"/>
        <table:table-column table:style-name="co230" table:default-cell-style-name="Default"/>
        <table:table-column table:style-name="co293" table:default-cell-style-name="Default"/>
        <table:table-column table:style-name="co178" table:default-cell-style-name="Default"/>
        <table:table-column table:style-name="co168" table:default-cell-style-name="Default"/>
        <table:table-column table:style-name="co130" table:default-cell-style-name="Default"/>
        <table:table-column table:style-name="co77" table:default-cell-style-name="Default"/>
        <table:table-column table:style-name="co104" table:default-cell-style-name="Default"/>
        <table:table-column table:style-name="co204" table:default-cell-style-name="Default"/>
        <table:table-column table:style-name="co145" table:default-cell-style-name="Default"/>
        <table:table-column table:style-name="co294" table:default-cell-style-name="Default"/>
        <table:table-column table:style-name="co180" table:default-cell-style-name="Default"/>
        <table:table-column table:style-name="co204" table:default-cell-style-name="Default"/>
        <table:table-column table:style-name="co295" table:default-cell-style-name="Default"/>
        <table:table-column table:style-name="co287" table:default-cell-style-name="Default"/>
        <table:table-column table:style-name="co75" table:default-cell-style-name="Default"/>
        <table:table-column table:style-name="co89" table:default-cell-style-name="Default"/>
        <table:table-column table:style-name="co184" table:default-cell-style-name="Default"/>
        <table:table-column table:style-name="co111" table:default-cell-style-name="Default"/>
        <table:table-column table:style-name="co102" table:default-cell-style-name="Default"/>
        <table:table-column table:style-name="co296" table:default-cell-style-name="Default"/>
        <table:table-row table:style-name="ro1">
          <table:table-cell table:style-name="ce381" office:value-type="string" calcext:value-type="string">
            <text:p>日期</text:p>
          </table:table-cell>
          <table:table-cell table:style-name="ce387" office:value-type="date" office:date-value="2022-06-10" calcext:value-type="date">
            <text:p>2022/6/10</text:p>
          </table:table-cell>
          <table:table-cell table:style-name="ce387" office:value-type="date" office:date-value="2022-06-20" calcext:value-type="date">
            <text:p>2022/6/20</text:p>
          </table:table-cell>
          <table:table-cell table:style-name="ce387" office:value-type="date" office:date-value="2022-06-23" calcext:value-type="date">
            <text:p>2022/6/23</text:p>
          </table:table-cell>
          <table:table-cell table:style-name="ce387" office:value-type="date" office:date-value="2022-06-24" calcext:value-type="date">
            <text:p>2022/6/24</text:p>
          </table:table-cell>
          <table:table-cell table:style-name="ce387" office:value-type="date" office:date-value="2022-07-04" calcext:value-type="date">
            <text:p>2022/7/4</text:p>
          </table:table-cell>
          <table:table-cell table:style-name="ce387" office:value-type="date" office:date-value="2022-07-05" calcext:value-type="date">
            <text:p>2022/7/5</text:p>
          </table:table-cell>
          <table:table-cell table:style-name="ce387" office:value-type="date" office:date-value="2022-07-08" calcext:value-type="date">
            <text:p>2022/7/8</text:p>
          </table:table-cell>
          <table:table-cell table:style-name="ce387" office:value-type="date" office:date-value="2022-07-22" calcext:value-type="date">
            <text:p>2022/7/22</text:p>
          </table:table-cell>
          <table:table-cell table:style-name="ce387" office:value-type="date" office:date-value="2022-07-26" calcext:value-type="date">
            <text:p>2022/7/26</text:p>
          </table:table-cell>
          <table:table-cell table:style-name="ce387" office:value-type="date" office:date-value="2022-08-02" calcext:value-type="date">
            <text:p>2022/8/2</text:p>
          </table:table-cell>
          <table:table-cell table:style-name="ce387" office:value-type="date" office:date-value="2022-08-04" calcext:value-type="date">
            <text:p>2022/8/4</text:p>
          </table:table-cell>
          <table:table-cell table:style-name="ce387" office:value-type="date" office:date-value="2022-08-16" calcext:value-type="date">
            <text:p>2022/8/16</text:p>
          </table:table-cell>
          <table:table-cell table:style-name="ce387" office:value-type="date" office:date-value="2022-08-25" calcext:value-type="date">
            <text:p>2022/8/25</text:p>
          </table:table-cell>
          <table:table-cell table:number-columns-repeated="48"/>
        </table:table-row>
        <table:table-row table:style-name="ro17">
          <table:table-cell table:style-name="ce381" office:value-type="string" calcext:value-type="string">
            <text:p>場地</text:p>
          </table:table-cell>
          <table:table-cell table:style-name="ce388" office:value-type="string" calcext:value-type="string">
            <text:p>台基進口</text:p>
          </table:table-cell>
          <table:table-cell table:style-name="ce388" office:value-type="string" calcext:value-type="string">
            <text:p>中華進口一倉</text:p>
          </table:table-cell>
          <table:table-cell table:style-name="ce388" office:value-type="string" calcext:value-type="string">
            <text:p>環球進口A倉</text:p>
          </table:table-cell>
          <table:table-cell table:style-name="ce388" office:value-type="string" calcext:value-type="string">
            <text:p>中央進口</text:p>
          </table:table-cell>
          <table:table-cell table:style-name="ce388" office:value-type="string" calcext:value-type="string">
            <text:p>關本部一樓</text:p>
          </table:table-cell>
          <table:table-cell table:style-name="ce388" office:value-type="string" calcext:value-type="string">
            <text:p>環球進口D倉</text:p>
          </table:table-cell>
          <table:table-cell table:style-name="ce388" office:value-type="string" calcext:value-type="string">
            <text:p>東亞進口H倉</text:p>
          </table:table-cell>
          <table:table-cell table:style-name="ce388" office:value-type="string" calcext:value-type="string">
            <text:p>關本部一樓</text:p>
          </table:table-cell>
          <table:table-cell table:style-name="ce388" office:value-type="string" calcext:value-type="string">
            <text:p>中國進口A庫</text:p>
          </table:table-cell>
          <table:table-cell table:style-name="ce388" office:value-type="string" calcext:value-type="string">
            <text:p>中華進口二倉</text:p>
          </table:table-cell>
          <table:table-cell table:style-name="ce388" office:value-type="string" calcext:value-type="string">
            <text:p>中華進口一倉</text:p>
          </table:table-cell>
          <table:table-cell table:style-name="ce388" office:value-type="string" calcext:value-type="string">
            <text:p>長榮進口</text:p>
          </table:table-cell>
          <table:table-cell table:style-name="ce388" office:value-type="string" calcext:value-type="string">
            <text:p>中華一倉</text:p>
          </table:table-cell>
          <table:table-cell table:number-columns-repeated="48"/>
        </table:table-row>
        <table:table-row table:style-name="ro1">
          <table:table-cell table:style-name="ce381" office:value-type="string" calcext:value-type="string">
            <text:p>重量</text:p>
          </table:table-cell>
          <table:table-cell table:style-name="ce388" office:value-type="string" calcext:value-type="string">
            <text:p>380*11</text:p>
          </table:table-cell>
          <table:table-cell table:style-name="ce388" office:value-type="string" calcext:value-type="string">
            <text:p>380*8</text:p>
          </table:table-cell>
          <table:table-cell table:number-columns-repeated="2" table:style-name="ce388" office:value-type="string" calcext:value-type="string">
            <text:p>380*10</text:p>
          </table:table-cell>
          <table:table-cell table:style-name="ce388" office:value-type="string" calcext:value-type="string">
            <text:p>380*15</text:p>
          </table:table-cell>
          <table:table-cell table:style-name="ce388" office:value-type="string" calcext:value-type="string">
            <text:p>380*8</text:p>
          </table:table-cell>
          <table:table-cell table:style-name="ce388" office:value-type="string" calcext:value-type="string">
            <text:p>380*5</text:p>
          </table:table-cell>
          <table:table-cell table:style-name="ce388" office:value-type="string" calcext:value-type="string">
            <text:p>380*8</text:p>
          </table:table-cell>
          <table:table-cell table:style-name="ce388" office:value-type="string" calcext:value-type="string">
            <text:p>380*4</text:p>
          </table:table-cell>
          <table:table-cell table:style-name="ce388" office:value-type="string" calcext:value-type="string">
            <text:p>380*8</text:p>
          </table:table-cell>
          <table:table-cell table:style-name="ce388" office:value-type="string" calcext:value-type="string">
            <text:p>380*3</text:p>
          </table:table-cell>
          <table:table-cell table:style-name="ce388" office:value-type="string" calcext:value-type="string">
            <text:p>380*4</text:p>
          </table:table-cell>
          <table:table-cell table:style-name="ce388" office:value-type="string" calcext:value-type="string">
            <text:p>380*3</text:p>
          </table:table-cell>
          <table:table-cell table:number-columns-repeated="48"/>
        </table:table-row>
        <table:table-row table:style-name="ro1">
          <table:table-cell table:style-name="ce381" office:value-type="string" calcext:value-type="string">
            <text:p>開始時間</text:p>
          </table:table-cell>
          <table:table-cell table:style-name="ce388" office:value-type="float" office:value="1525" calcext:value-type="float">
            <text:p>1525</text:p>
          </table:table-cell>
          <table:table-cell table:style-name="ce388" office:value-type="float" office:value="1555" calcext:value-type="float">
            <text:p>1555</text:p>
          </table:table-cell>
          <table:table-cell table:style-name="ce388" office:value-type="float" office:value="1130" calcext:value-type="float">
            <text:p>1130</text:p>
          </table:table-cell>
          <table:table-cell table:style-name="ce388" office:value-type="float" office:value="1545" calcext:value-type="float">
            <text:p>1545</text:p>
          </table:table-cell>
          <table:table-cell table:style-name="ce380" office:value-type="string" calcext:value-type="string">
            <text:p>0940</text:p>
          </table:table-cell>
          <table:table-cell table:style-name="ce388" office:value-type="float" office:value="1135" calcext:value-type="float">
            <text:p>1135</text:p>
          </table:table-cell>
          <table:table-cell table:style-name="ce388" office:value-type="float" office:value="1057" calcext:value-type="float">
            <text:p>1057</text:p>
          </table:table-cell>
          <table:table-cell table:style-name="ce388" office:value-type="float" office:value="1107" calcext:value-type="float">
            <text:p>1107</text:p>
          </table:table-cell>
          <table:table-cell table:style-name="ce388" office:value-type="float" office:value="1553" calcext:value-type="float">
            <text:p>1553</text:p>
          </table:table-cell>
          <table:table-cell table:style-name="ce388" office:value-type="float" office:value="1119" calcext:value-type="float">
            <text:p>1119</text:p>
          </table:table-cell>
          <table:table-cell table:style-name="ce388" office:value-type="float" office:value="1555" calcext:value-type="float">
            <text:p>1555</text:p>
          </table:table-cell>
          <table:table-cell table:style-name="ce388" office:value-type="float" office:value="1554" calcext:value-type="float">
            <text:p>1554</text:p>
          </table:table-cell>
          <table:table-cell table:style-name="ce388" office:value-type="float" office:value="1505" calcext:value-type="float">
            <text:p>1505</text:p>
          </table:table-cell>
          <table:table-cell table:number-columns-repeated="48"/>
        </table:table-row>
        <table:table-row table:style-name="ro1">
          <table:table-cell table:style-name="ce381" office:value-type="string" calcext:value-type="string">
            <text:p>滲透時間</text:p>
          </table:table-cell>
          <table:table-cell table:style-name="ce388" office:value-type="string" calcext:value-type="string">
            <text:p>1h</text:p>
          </table:table-cell>
          <table:table-cell table:style-name="ce388" office:value-type="string" calcext:value-type="string">
            <text:p>1h50m</text:p>
          </table:table-cell>
          <table:table-cell table:style-name="ce388" office:value-type="string" calcext:value-type="string">
            <text:p>1h40m</text:p>
          </table:table-cell>
          <table:table-cell table:style-name="ce388" office:value-type="string" calcext:value-type="string">
            <text:p>1h35m</text:p>
          </table:table-cell>
          <table:table-cell table:style-name="ce388" office:value-type="string" calcext:value-type="string">
            <text:p>四下午到一早上</text:p>
          </table:table-cell>
          <table:table-cell table:number-columns-repeated="2" table:style-name="ce388" office:value-type="string" calcext:value-type="string">
            <text:p>1h10m</text:p>
          </table:table-cell>
          <table:table-cell table:style-name="ce388" office:value-type="string" calcext:value-type="string">
            <text:p>1h30m</text:p>
          </table:table-cell>
          <table:table-cell table:number-columns-repeated="2" table:style-name="ce388" office:value-type="string" calcext:value-type="string">
            <text:p>1h20m</text:p>
          </table:table-cell>
          <table:table-cell table:style-name="ce388" office:value-type="string" calcext:value-type="string">
            <text:p>1h40m</text:p>
          </table:table-cell>
          <table:table-cell table:style-name="ce388" office:value-type="string" calcext:value-type="string">
            <text:p>1h30m</text:p>
          </table:table-cell>
          <table:table-cell table:style-name="ce388" office:value-type="string" calcext:value-type="string">
            <text:p>1h</text:p>
          </table:table-cell>
          <table:table-cell table:number-columns-repeated="48"/>
        </table:table-row>
        <table:table-row table:style-name="ro1">
          <table:table-cell table:style-name="ce381" office:value-type="string" calcext:value-type="string">
            <text:p>包裝方式</text:p>
          </table:table-cell>
          <table:table-cell table:number-columns-repeated="13" table:style-name="ce388" office:value-type="string" calcext:value-type="string">
            <text:p>c/s</text:p>
          </table:table-cell>
          <table:table-cell table:number-columns-repeated="48"/>
        </table:table-row>
        <table:table-row table:style-name="ro1">
          <table:table-cell table:style-name="ce381" office:value-type="string" calcext:value-type="string">
            <text:p>搜尋時間</text:p>
          </table:table-cell>
          <table:table-cell table:style-name="ce388" office:value-type="string" calcext:value-type="string">
            <text:p>35sec</text:p>
          </table:table-cell>
          <table:table-cell table:style-name="ce388" office:value-type="string" calcext:value-type="string">
            <text:p>50sec</text:p>
          </table:table-cell>
          <table:table-cell table:style-name="ce388" office:value-type="string" calcext:value-type="string">
            <text:p>40sec</text:p>
          </table:table-cell>
          <table:table-cell table:style-name="ce388" office:value-type="string" calcext:value-type="string">
            <text:p>20sec</text:p>
          </table:table-cell>
          <table:table-cell table:style-name="ce388" office:value-type="string" calcext:value-type="string">
            <text:p>10sec</text:p>
          </table:table-cell>
          <table:table-cell table:style-name="ce388" office:value-type="string" calcext:value-type="string">
            <text:p>50sec</text:p>
          </table:table-cell>
          <table:table-cell table:style-name="ce388" office:value-type="string" calcext:value-type="string">
            <text:p>55sec</text:p>
          </table:table-cell>
          <table:table-cell table:style-name="ce388" office:value-type="string" calcext:value-type="string">
            <text:p>10sec</text:p>
          </table:table-cell>
          <table:table-cell table:style-name="ce388" office:value-type="string" calcext:value-type="string">
            <text:p>1m</text:p>
          </table:table-cell>
          <table:table-cell table:style-name="ce388" office:value-type="string" calcext:value-type="string">
            <text:p>3m12sec</text:p>
          </table:table-cell>
          <table:table-cell table:style-name="ce388" office:value-type="string" calcext:value-type="string">
            <text:p>54sec</text:p>
          </table:table-cell>
          <table:table-cell table:style-name="ce388" office:value-type="string" calcext:value-type="string">
            <text:p>1m59sec</text:p>
          </table:table-cell>
          <table:table-cell table:style-name="ce388" office:value-type="string" calcext:value-type="string">
            <text:p>1m24sec</text:p>
          </table:table-cell>
          <table:table-cell table:number-columns-repeated="48"/>
        </table:table-row>
        <table:table-row table:style-name="ro20">
          <table:table-cell table:style-name="ce382" office:value-type="string" calcext:value-type="string">
            <text:p>搜尋區域</text:p>
          </table:table-cell>
          <table:table-cell table:style-name="ce340" office:value-type="string" calcext:value-type="string">
            <text:p>一直排鐵製品加鐵籠子，以紙箱填滿縫隙</text:p>
          </table:table-cell>
          <table:table-cell table:style-name="ce338" office:value-type="string" calcext:value-type="string">
            <text:p>ㄇ型紙箱棧板貨物</text:p>
          </table:table-cell>
          <table:table-cell table:style-name="ce340" office:value-type="string" calcext:value-type="string">
            <text:p>五個紙箱靠牆一排</text:p>
          </table:table-cell>
          <table:table-cell table:style-name="ce340" office:value-type="string" calcext:value-type="string">
            <text:p>地上兩排紙箱各六個，只聞內側單邊</text:p>
          </table:table-cell>
          <table:table-cell table:style-name="ce340" office:value-type="string" calcext:value-type="string">
            <text:p>地上六個parcel靠牆一排</text:p>
          </table:table-cell>
          <table:table-cell table:style-name="ce340" office:value-type="string" calcext:value-type="string">
            <text:p>兩排棧板貨物有膠膜加地上一排parcel</text:p>
          </table:table-cell>
          <table:table-cell table:style-name="ce340" office:value-type="string" calcext:value-type="string">
            <text:p>貨區不規則，棧板間有小走道</text:p>
          </table:table-cell>
          <table:table-cell table:style-name="ce340" office:value-type="string" calcext:value-type="string">
            <text:p>八個人一排靠牆聞正面</text:p>
          </table:table-cell>
          <table:table-cell table:style-name="ce340" office:value-type="string" calcext:value-type="string">
            <text:p>第一區兩排棧板貨物，第二區一排棧板膠膜貨物</text:p>
          </table:table-cell>
          <table:table-cell table:style-name="ce340" office:value-type="string" calcext:value-type="string">
            <text:p>一大區有編織袋的長條形貨物</text:p>
          </table:table-cell>
          <table:table-cell table:style-name="ce340" office:value-type="string" calcext:value-type="string">
            <text:p>一直排棧板雜貨</text:p>
          </table:table-cell>
          <table:table-cell table:style-name="ce340" office:value-type="string" calcext:value-type="string">
            <text:p>兩直排棧板貨物，左邊紙箱貨右邊膠膜</text:p>
          </table:table-cell>
          <table:table-cell table:style-name="ce340" office:value-type="string" calcext:value-type="string">
            <text:p>一大區棧板雜貨圍成方形，中間有一邊是膠膜貨</text:p>
          </table:table-cell>
          <table:table-cell table:number-columns-repeated="48"/>
        </table:table-row>
        <table:table-row table:style-name="ro56">
          <table:table-cell table:style-name="ce382" office:value-type="string" calcext:value-type="string">
            <text:p>設置方式</text:p>
          </table:table-cell>
          <table:table-cell table:style-name="ce340" office:value-type="string" calcext:value-type="string">
            <text:p>將stim放入鐵製品內部(類似圓筒中間空心)，外面有膠膜，狗頭高度戳洞</text:p>
          </table:table-cell>
          <table:table-cell table:style-name="ce338" office:value-type="string" calcext:value-type="string">
            <text:p>將stim放入棧板膠膜內空間，大約狗頭下面一點的位置</text:p>
          </table:table-cell>
          <table:table-cell table:style-name="ce361" office:value-type="string" calcext:value-type="string">
            <text:p>將紙箱底部拆開，拿出全部貨物，摺單邊後放入stim，再把部分貨物放入，底部四邊交叉後翻正，放在最後一個</text:p>
          </table:table-cell>
          <table:table-cell table:style-name="ce362" office:value-type="string" calcext:value-type="string">
            <text:p>將紙箱底部拆開，拿出全部貨物，摺單邊後放入stim，再把部分貨物放入，底部四邊交叉後翻正，放在第二排倒數第二個</text:p>
          </table:table-cell>
          <table:table-cell table:style-name="ce340" office:value-type="string" calcext:value-type="string">
            <text:p>將嗅源放入紙箱內封好外套垃圾袋overnight。跑的時候放第三個</text:p>
          </table:table-cell>
          <table:table-cell table:style-name="ce361" office:value-type="string" calcext:value-type="string">
            <text:p>將紙箱底部拆開，拿出部分貨物，摺單邊後放入stim，再把部分貨物放入，底部四邊交叉後翻正，放第四個位置</text:p>
          </table:table-cell>
          <table:table-cell table:style-name="ce340" office:value-type="string" calcext:value-type="string">
            <text:p>將紙箱從棧板中間抽出，打開後拿出部分貨物，兩邊摺邊後放入嗅源，之後將紙箱塞回原本位置，約狗頭高度，stim位置在兩個棧板後轉彎進小走道的左邊中間</text:p>
          </table:table-cell>
          <table:table-cell table:style-name="ce338" office:value-type="string" calcext:value-type="string">
            <text:p>將嗅源放在手提袋內，大約大腿高度</text:p>
          </table:table-cell>
          <table:table-cell table:style-name="ce340" office:value-type="string" calcext:value-type="string">
            <text:p>將嗅源放入第二區膠膜棧板貨物末端，上方開洞將嗅源放入紙箱縫隙，另外放兩塊由膠膜夾著</text:p>
          </table:table-cell>
          <table:table-cell table:style-name="ce340" office:value-type="string" calcext:value-type="string">
            <text:p>將上方編織袋拿開，直接放上嗅源後再將貨物放回去壓在上面</text:p>
          </table:table-cell>
          <table:table-cell table:style-name="ce340" office:value-type="string" calcext:value-type="string">
            <text:p>將嗅源放入原本就有開洞的編織袋內，放在約狗稍微抬頭高度末端位置</text:p>
          </table:table-cell>
          <table:table-cell table:style-name="ce340" office:value-type="string" calcext:value-type="string">
            <text:p>在右邊膠膜棧板約中段將膠膜上方割開放入嗅源，約狗稍微抬頭高度</text:p>
          </table:table-cell>
          <table:table-cell table:style-name="ce340" office:value-type="string" calcext:value-type="string">
            <text:p>在膠膜貨的末端約狗頭高度割縫放入嗅源，外面有包一層，裡面個別紙箱也有包膠膜，放在第二層膠膜內</text:p>
          </table:table-cell>
          <table:table-cell table:number-columns-repeated="48"/>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DNF</text:p>
          </table:table-cell>
          <table:table-cell table:style-name="ce388" office:value-type="string" calcext:value-type="string">
            <text:p>DNF→G</text:p>
          </table:table-cell>
          <table:table-cell table:style-name="ce388" office:value-type="string" calcext:value-type="string">
            <text:p>F</text:p>
          </table:table-cell>
          <table:table-cell table:number-columns-repeated="8"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DNF</text:p>
          </table:table-cell>
          <table:table-cell table:number-columns-repeated="48"/>
        </table:table-row>
        <table:table-row table:style-name="ro57">
          <table:covered-table-cell table:style-name="ce384"/>
          <table:table-cell table:style-name="ce340" office:value-type="string" calcext:value-type="string">
            <text:p>第一pass經過有CIB，但第二pass就沒有CIB了，第三pass有嘗試pump，經過一樣有CIB但還是走掉</text:p>
          </table:table-cell>
          <table:table-cell table:style-name="ce338" office:value-type="string" calcext:value-type="string">
            <text:p>整體其實聞得不錯，但應該是因為stim是設置在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最後一Pass是用手勢比stim位置才聞到的。 </text:p>
          </table:table-cell>
          <table:table-cell table:style-name="ce340" office:value-type="string" calcext:value-type="string">
            <text:p>一開始太興奮的，即使開頭先time out第一pass也一樣聞太快，第二pass手勢比stim有稍微CIB，第三pass pump stim位置一樣CIB但走掉，第四pass再pump才坐下</text:p>
          </table:table-cell>
          <table:table-cell table:style-name="ce340" office:value-type="string" calcext:value-type="string">
            <text:p>雖然一開始很興奮，而且紙箱也相對較低，但整體聞得很好，沒有暴衝也有低頭好好聞，一經過stim就有反應然後坐下</text:p>
          </table:table-cell>
          <table:table-cell table:style-name="ce340" office:value-type="string" calcext:value-type="string">
            <text:p>從第二個開始聞，一經過stim就CIB回去坐下</text:p>
          </table:table-cell>
          <table:table-cell table:style-name="ce340" office:value-type="string" calcext:value-type="string">
            <text:p>兩排棧板都聞得不錯，地上一排經過第一次沒有聞到，第二次pump就聞到了，可能是紙箱縫隙不夠大，才會需要pump才聞到</text:p>
          </table:table-cell>
          <table:table-cell table:style-name="ce340" office:value-type="string" calcext:value-type="string">
            <text:p>原本預計一開始Custy會略過有放stim的小走道，但第一pass一經過就有自己進去，只不過沒有進去到最底就退出來，之後corner有小cut但我選擇不easy，第二pass有由我引導進去小走道，但沒有聞到，後面有稍微小分心導致末端有些張嘴，之後第三pass再次進去就有聞到，坐下之後也是很不穩定，頭很想朝上方看，有扭了一下</text:p>
          </table:table-cell>
          <table:table-cell table:style-name="ce340" office:value-type="string" calcext:value-type="string">
            <text:p>沒有撲人順順的往前聞就直接聞到</text:p>
          </table:table-cell>
          <table:table-cell table:style-name="ce340" office:value-type="string" calcext:value-type="string">
            <text:p>前面第一區的部分聞得很好，只有第一pass左邊那排末端小cut，我有easy補起來，其他部分都聞得很仔細，在棧板間小凹槽的地方也有自己進去。</text:p>
            <text:p>前面聞完兩pass後帶到隔壁聞一直排，因為設置在末端，所以他末端剛好cut掉明顯沒聞我就easy後回去補上並將手勢比在stim上，就直接聞到，由於在stim側邊膠膜洞割太大導致他想鑽進去，看他到鑽我就喊sit了</text:p>
          </table:table-cell>
          <table:table-cell table:style-name="ce340" office:value-type="string" calcext:value-type="string">
            <text:p>這次是第一次嘗試long leash的scatter，一開始前面還聞得不錯，但是到末端的時候Custy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p>
          </table:table-cell>
          <table:table-cell table:style-name="ce340" office:value-type="string" calcext:value-type="string">
            <text:p>一開始很興奮跑很快但有撇頭聞，不過應該偏向用掃得，剛好在末端的時候略過沒聞，收繩easy後重新接觸一遍，一樣很快速地聞過，第二pass我把速度變慢他也有聞得比較慢，在末端直接比手勢在stim上，有跟手勢就直接貼上去聞，聞到之後趴在貨物上一下子比個手勢後就坐下</text:p>
          </table:table-cell>
          <table:table-cell table:style-name="ce340" office:value-type="string" calcext:value-type="string">
            <text:p>一開始左邊聞的還滿順的，到左邊末端自己進去裡面的小走道聞，帶回原定搜尋範圍後轉彎沒聞，easy後到右邊膠膜稍微聞一下就張嘴跑過去，第二pass左邊還好，右邊聞的一蹋糊塗，第一次聞到一半就撇頭到旁邊不聞，easy後再來一次還是一樣聞到一半不聞，easy後從中間開始直接向後狂奔，帶回來再搜一次一樣聞到中後段又向後狂奔，短繩帶回start處time out，重新開始後我短繩帶著他搜，經過stim的地方比high後有跟聞到坐下</text:p>
          </table:table-cell>
          <table:table-cell table:style-name="ce340" office:value-type="string" calcext:value-type="string">
            <text:p>整體而言聞得很好，第一次要轉彎過去膠膜那邊時速度有點快導致偏離貨物，easy帶回更前面一點再一次就有轉得比較好，第一次經過stim的時候速度太快略過，有帶回去再一次，這一次有稍微CIB帶還是走掉，第三次經過stim的時候向上趴了所以沒聞到，短繩收掉之後再試一次，這次經過CIB很大調查了一小陣子，但後來還是走掉，最後拍拍他收掉</text:p>
          </table:table-cell>
          <table:table-cell table:number-columns-repeated="48"/>
        </table:table-row>
        <table:table-row table:style-name="ro9">
          <table:table-cell table:style-name="ce405" office:value-type="string" calcext:value-type="string">
            <text:p>CIB物品</text:p>
          </table:table-cell>
          <table:table-cell table:style-name="ce338" table:number-columns-repeated="3"/>
          <table:table-cell table:style-name="ce340"/>
          <table:table-cell table:style-name="ce338" table:number-columns-repeated="2"/>
          <table:table-cell table:style-name="ce340"/>
          <table:table-cell table:style-name="ce412"/>
          <table:table-cell table:style-name="ce338"/>
          <table:table-cell table:style-name="ce340" table:number-columns-repeated="4"/>
          <table:table-cell table:number-columns-repeated="48"/>
        </table:table-row>
        <table:table-row table:style-name="ro58">
          <table:table-cell table:style-name="ce405" office:value-type="string" calcext:value-type="string">
            <text:p>訓練目的</text:p>
          </table:table-cell>
          <table:table-cell table:style-name="ce338" office:value-type="string" calcext:value-type="string">
            <text:p>這次是Custy下關區第一次聞H，可能量不夠多或是滲透時間太短，導致反應不好，下次再用更大量的嗅源去加強Custy的氣味圖像</text:p>
          </table:table-cell>
          <table:table-cell table:style-name="ce338" office:value-type="string" calcext:value-type="string">
            <text:p>Custy對H的反應還是不好，要繼續加強他H方面的氣味圖像</text:p>
          </table:table-cell>
          <table:table-cell table:style-name="ce338" table:number-columns-repeated="3"/>
          <table:table-cell table:style-name="ce338" office:value-type="string" calcext:value-type="string">
            <text:p>下次要稍微調整難度，讓Custy不用pump就能聞到</text:p>
          </table:table-cell>
          <table:table-cell table:style-name="ce340" office:value-type="string" calcext:value-type="string">
            <text:p>下次如果Custy分心沒聞還是應該要選擇easy讓他在好的狀態下聞完搜索範圍</text:p>
          </table:table-cell>
          <table:table-cell table:style-name="ce394"/>
          <table:table-cell table:style-name="ce338" table:number-columns-repeated="3"/>
          <table:table-cell table:style-name="ce343"/>
          <table:table-cell table:style-name="ce338"/>
          <table:table-cell table:number-columns-repeated="48"/>
        </table:table-row>
        <table:table-row table:style-name="ro1" table:number-rows-repeated="1048562">
          <table:table-cell table:number-columns-repeated="62"/>
        </table:table-row>
        <table:table-row table:style-name="ro1">
          <table:table-cell table:number-columns-repeated="62"/>
        </table:table-row>
      </table:table>
      <table:table table:name="K" table:style-name="ta3">
        <table:table-column table:style-name="co31" table:default-cell-style-name="ce386"/>
        <table:table-column table:style-name="co297" table:default-cell-style-name="ce178"/>
        <table:table-column table:style-name="co298" table:default-cell-style-name="ce178"/>
        <table:table-column table:style-name="co299" table:default-cell-style-name="ce178"/>
        <table:table-column table:style-name="co300" table:default-cell-style-name="ce178"/>
        <table:table-column table:style-name="co52" table:default-cell-style-name="ce178"/>
        <table:table-column table:style-name="co41" table:default-cell-style-name="ce178"/>
        <table:table-column table:style-name="co257" table:default-cell-style-name="ce178"/>
        <table:table-column table:style-name="co301" table:default-cell-style-name="ce178"/>
        <table:table-column table:style-name="co77" table:default-cell-style-name="ce178"/>
        <table:table-column table:style-name="co302" table:default-cell-style-name="ce178"/>
        <table:table-column table:style-name="co88" table:default-cell-style-name="ce178"/>
        <table:table-column table:style-name="co303" table:default-cell-style-name="ce178"/>
        <table:table-column table:style-name="co304" table:default-cell-style-name="ce178"/>
        <table:table-column table:style-name="co229" table:default-cell-style-name="ce178"/>
        <table:table-column table:style-name="co305" table:default-cell-style-name="ce178"/>
        <table:table-column table:style-name="co99" table:default-cell-style-name="ce178"/>
        <table:table-column table:style-name="co62" table:default-cell-style-name="ce178"/>
        <table:table-column table:style-name="co86" table:number-columns-repeated="2" table:default-cell-style-name="Default"/>
        <table:table-column table:style-name="co102" table:default-cell-style-name="Default"/>
        <table:table-column table:style-name="co88" table:default-cell-style-name="Default"/>
        <table:table-column table:style-name="co163" table:default-cell-style-name="Default"/>
        <table:table-column table:style-name="co97" table:default-cell-style-name="Default"/>
        <table:table-column table:style-name="co94" table:default-cell-style-name="Default"/>
        <table:table-column table:style-name="co260" table:default-cell-style-name="Default"/>
        <table:table-column table:style-name="co85" table:default-cell-style-name="Default"/>
        <table:table-column table:style-name="co30" table:default-cell-style-name="Default"/>
        <table:table-column table:style-name="co250" table:default-cell-style-name="Default"/>
        <table:table-column table:style-name="co297" table:default-cell-style-name="Default"/>
        <table:table-column table:style-name="co80" table:default-cell-style-name="Default"/>
        <table:table-column table:style-name="co225" table:default-cell-style-name="Default"/>
        <table:table-column table:style-name="co51" table:default-cell-style-name="Default"/>
        <table:table-column table:style-name="co306" table:default-cell-style-name="Default"/>
        <table:table-column table:style-name="co209" table:default-cell-style-name="Default"/>
        <table:table-column table:style-name="co231" table:default-cell-style-name="Default"/>
        <table:table-column table:style-name="co94" table:default-cell-style-name="Default"/>
        <table:table-column table:style-name="co103" table:default-cell-style-name="Default"/>
        <table:table-column table:style-name="co307" table:default-cell-style-name="Default"/>
        <table:table-column table:style-name="co204" table:default-cell-style-name="Default"/>
        <table:table-column table:style-name="co18" table:default-cell-style-name="Default"/>
        <table:table-column table:style-name="co204" table:default-cell-style-name="Default"/>
        <table:table-column table:style-name="co102" table:default-cell-style-name="Default"/>
        <table:table-column table:style-name="co91" table:default-cell-style-name="Default"/>
        <table:table-column table:style-name="co85" table:default-cell-style-name="Default"/>
        <table:table-column table:style-name="co308" table:default-cell-style-name="Default"/>
        <table:table-column table:style-name="co309" table:default-cell-style-name="Default"/>
        <table:table-column table:style-name="co310" table:default-cell-style-name="Default"/>
        <table:table-column table:style-name="co236" table:default-cell-style-name="Default"/>
        <table:table-column table:style-name="co311" table:default-cell-style-name="Default"/>
        <table:table-column table:style-name="co136" table:default-cell-style-name="Default"/>
        <table:table-column table:style-name="co107" table:default-cell-style-name="Default"/>
        <table:table-column table:style-name="co76" table:default-cell-style-name="Default"/>
        <table:table-column table:style-name="co91" table:default-cell-style-name="Default"/>
        <table:table-column table:style-name="co75" table:default-cell-style-name="Default"/>
        <table:table-column table:style-name="co107" table:default-cell-style-name="Default"/>
        <table:table-column table:style-name="co312" table:default-cell-style-name="Default"/>
        <table:table-column table:style-name="co218" table:default-cell-style-name="Default"/>
        <table:table-column table:style-name="co118" table:default-cell-style-name="Default"/>
        <table:table-column table:style-name="co261" table:default-cell-style-name="Default"/>
        <table:table-column table:style-name="co107" table:default-cell-style-name="Default"/>
        <table:table-column table:style-name="co62" table:default-cell-style-name="Default"/>
        <table:table-column table:style-name="co313" table:default-cell-style-name="Default"/>
        <table:table-column table:style-name="co163" table:default-cell-style-name="Default"/>
        <table:table-column table:style-name="co121" table:default-cell-style-name="Default"/>
        <table:table-column table:style-name="co183" table:default-cell-style-name="Default"/>
        <table:table-column table:style-name="co140" table:default-cell-style-name="Default"/>
        <table:table-column table:style-name="co206" table:default-cell-style-name="Default"/>
        <table:table-column table:style-name="co75" table:default-cell-style-name="Default"/>
        <table:table-column table:style-name="co40" table:default-cell-style-name="Default"/>
        <table:table-column table:style-name="co37" table:default-cell-style-name="Default"/>
        <table:table-column table:style-name="co121" table:default-cell-style-name="Default"/>
        <table:table-column table:style-name="co114" table:default-cell-style-name="Default"/>
        <table:table-column table:style-name="co152" table:default-cell-style-name="Default"/>
        <table:table-column table:style-name="co189" table:default-cell-style-name="Default"/>
        <table:table-column table:style-name="co149" table:default-cell-style-name="Default"/>
        <table:table-column table:style-name="co192" table:default-cell-style-name="Default"/>
        <table:table-column table:style-name="co183" table:default-cell-style-name="Default"/>
        <table:table-column table:style-name="co61" table:default-cell-style-name="Default"/>
        <table:table-column table:style-name="co44" table:default-cell-style-name="Default"/>
        <table:table-row table:style-name="ro1">
          <table:table-cell table:style-name="ce381" office:value-type="string" calcext:value-type="string">
            <text:p>日期</text:p>
          </table:table-cell>
          <table:table-cell table:style-name="ce387" office:value-type="date" office:date-value="2022-06-07" calcext:value-type="date">
            <text:p>2022/6/7</text:p>
          </table:table-cell>
          <table:table-cell table:style-name="ce387" office:value-type="date" office:date-value="2022-06-10" calcext:value-type="date">
            <text:p>2022/6/10</text:p>
          </table:table-cell>
          <table:table-cell table:style-name="ce387" office:value-type="date" office:date-value="2022-06-21" calcext:value-type="date">
            <text:p>2022/6/21</text:p>
          </table:table-cell>
          <table:table-cell table:number-columns-repeated="3" table:style-name="ce387" office:value-type="date" office:date-value="2022-06-28" calcext:value-type="date">
            <text:p>2022/6/28</text:p>
          </table:table-cell>
          <table:table-cell table:style-name="ce387" office:value-type="date" office:date-value="2022-06-30" calcext:value-type="date">
            <text:p>2022/6/30</text:p>
          </table:table-cell>
          <table:table-cell table:style-name="ce387" office:value-type="date" office:date-value="2022-07-06" calcext:value-type="date">
            <text:p>2022/7/6</text:p>
          </table:table-cell>
          <table:table-cell table:style-name="ce387" office:value-type="date" office:date-value="2022-07-07" calcext:value-type="date">
            <text:p>2022/7/7</text:p>
          </table:table-cell>
          <table:table-cell table:style-name="ce387" office:value-type="date" office:date-value="2022-07-13" calcext:value-type="date">
            <text:p>2022/7/13</text:p>
          </table:table-cell>
          <table:table-cell table:number-columns-repeated="3" table:style-name="ce387" office:value-type="date" office:date-value="2022-07-18" calcext:value-type="date">
            <text:p>2022/7/18</text:p>
          </table:table-cell>
          <table:table-cell table:style-name="ce387" office:value-type="date" office:date-value="2022-08-03" calcext:value-type="date">
            <text:p>2022/8/3</text:p>
          </table:table-cell>
          <table:table-cell table:style-name="ce387" office:value-type="date" office:date-value="2022-08-10" calcext:value-type="date">
            <text:p>2022/8/10</text:p>
          </table:table-cell>
          <table:table-cell table:style-name="ce387" office:value-type="date" office:date-value="2022-08-11" calcext:value-type="date">
            <text:p>2022/8/11</text:p>
          </table:table-cell>
          <table:table-cell table:style-name="ce387" office:value-type="date" office:date-value="2022-08-22" calcext:value-type="date">
            <text:p>2022/8/22</text:p>
          </table:table-cell>
          <table:table-cell table:number-columns-repeated="62"/>
        </table:table-row>
        <table:table-row table:style-name="ro17">
          <table:table-cell table:style-name="ce381" office:value-type="string" calcext:value-type="string">
            <text:p>場地</text:p>
          </table:table-cell>
          <table:table-cell table:style-name="ce388" office:value-type="string" calcext:value-type="string">
            <text:p>中國貨櫃進口B庫</text:p>
          </table:table-cell>
          <table:table-cell table:style-name="ce388" office:value-type="string" calcext:value-type="string">
            <text:p>台基進口</text:p>
          </table:table-cell>
          <table:table-cell table:style-name="ce388" office:value-type="string" calcext:value-type="string">
            <text:p>台揚進口</text:p>
          </table:table-cell>
          <table:table-cell table:number-columns-repeated="3" table:style-name="ce388" office:value-type="string" calcext:value-type="string">
            <text:p>聯興進口</text:p>
          </table:table-cell>
          <table:table-cell table:style-name="ce388" office:value-type="string" calcext:value-type="string">
            <text:p>關本部圖書室</text:p>
          </table:table-cell>
          <table:table-cell table:style-name="ce388" office:value-type="string" calcext:value-type="string">
            <text:p>長榮進口</text:p>
          </table:table-cell>
          <table:table-cell table:style-name="ce388" office:value-type="string" calcext:value-type="string">
            <text:p>中華進口二倉</text:p>
          </table:table-cell>
          <table:table-cell table:style-name="ce388" office:value-type="string" calcext:value-type="string">
            <text:p>中華進口一倉</text:p>
          </table:table-cell>
          <table:table-cell table:number-columns-repeated="3" table:style-name="ce388" office:value-type="string" calcext:value-type="string">
            <text:p>長榮進口</text:p>
          </table:table-cell>
          <table:table-cell table:style-name="ce388" office:value-type="string" calcext:value-type="string">
            <text:p>陽明進口</text:p>
          </table:table-cell>
          <table:table-cell table:style-name="ce388" office:value-type="string" calcext:value-type="string">
            <text:p>弘貿進口</text:p>
          </table:table-cell>
          <table:table-cell table:style-name="ce388" office:value-type="string" calcext:value-type="string">
            <text:p>陽明進口</text:p>
          </table:table-cell>
          <table:table-cell table:style-name="ce388" office:value-type="string" calcext:value-type="string">
            <text:p>環球進口中間</text:p>
          </table:table-cell>
          <table:table-cell table:number-columns-repeated="62"/>
        </table:table-row>
        <table:table-row table:style-name="ro17">
          <table:table-cell table:style-name="ce381" office:value-type="string" calcext:value-type="string">
            <text:p>重量</text:p>
          </table:table-cell>
          <table:table-cell table:style-name="ce388" office:value-type="float" office:value="3200" calcext:value-type="float">
            <text:p>3200</text:p>
          </table:table-cell>
          <table:table-cell table:style-name="ce388" office:value-type="float" office:value="2400" calcext:value-type="float">
            <text:p>2400</text:p>
          </table:table-cell>
          <table:table-cell table:style-name="ce388" office:value-type="float" office:value="3000" calcext:value-type="float">
            <text:p>3000</text:p>
          </table:table-cell>
          <table:table-cell table:style-name="ce388" office:value-type="float" office:value="2500" calcext:value-type="float">
            <text:p>2500</text:p>
          </table:table-cell>
          <table:table-cell table:number-columns-repeated="2" table:style-name="ce388" office:value-type="float" office:value="700" calcext:value-type="float">
            <text:p>700</text:p>
          </table:table-cell>
          <table:table-cell table:style-name="ce388" office:value-type="float" office:value="800" calcext:value-type="float">
            <text:p>800</text:p>
          </table:table-cell>
          <table:table-cell table:style-name="ce388" office:value-type="float" office:value="3000" calcext:value-type="float">
            <text:p>3000</text:p>
          </table:table-cell>
          <table:table-cell table:style-name="ce388" office:value-type="float" office:value="2800" calcext:value-type="float">
            <text:p>2800</text:p>
          </table:table-cell>
          <table:table-cell table:style-name="ce388" office:value-type="float" office:value="2500" calcext:value-type="float">
            <text:p>2500</text:p>
          </table:table-cell>
          <table:table-cell table:style-name="ce415" office:value-type="string" calcext:value-type="string">
            <text:p>約1.5kg</text:p>
          </table:table-cell>
          <table:table-cell table:style-name="ce388" office:value-type="string" calcext:value-type="string">
            <text:p>約1.5kg</text:p>
          </table:table-cell>
          <table:table-cell table:style-name="ce415" office:value-type="string" calcext:value-type="string">
            <text:p>約1.5kg</text:p>
          </table:table-cell>
          <table:table-cell table:style-name="ce388" office:value-type="float" office:value="1500" calcext:value-type="float">
            <text:p>1500</text:p>
          </table:table-cell>
          <table:table-cell table:style-name="ce388" office:value-type="float" office:value="3000" calcext:value-type="float">
            <text:p>3000</text:p>
          </table:table-cell>
          <table:table-cell table:style-name="ce388" office:value-type="float" office:value="2000" calcext:value-type="float">
            <text:p>2000</text:p>
          </table:table-cell>
          <table:table-cell table:style-name="ce388" office:value-type="float" office:value="3000" calcext:value-type="float">
            <text:p>3000</text:p>
          </table:table-cell>
          <table:table-cell table:number-columns-repeated="62"/>
        </table:table-row>
        <table:table-row table:style-name="ro1">
          <table:table-cell table:style-name="ce381" office:value-type="string" calcext:value-type="string">
            <text:p>開始時間</text:p>
          </table:table-cell>
          <table:table-cell table:style-name="ce388" office:value-type="float" office:value="1150" calcext:value-type="float">
            <text:p>1150</text:p>
          </table:table-cell>
          <table:table-cell table:style-name="ce388" office:value-type="float" office:value="1555" calcext:value-type="float">
            <text:p>1555</text:p>
          </table:table-cell>
          <table:table-cell table:style-name="ce388" office:value-type="float" office:value="1125" calcext:value-type="float">
            <text:p>1125</text:p>
          </table:table-cell>
          <table:table-cell table:style-name="ce388" office:value-type="float" office:value="1535" calcext:value-type="float">
            <text:p>1535</text:p>
          </table:table-cell>
          <table:table-cell table:style-name="ce388" office:value-type="float" office:value="1615" calcext:value-type="float">
            <text:p>1615</text:p>
          </table:table-cell>
          <table:table-cell table:style-name="ce388" office:value-type="float" office:value="1625" calcext:value-type="float">
            <text:p>1625</text:p>
          </table:table-cell>
          <table:table-cell table:style-name="ce388" office:value-type="float" office:value="1540" calcext:value-type="float">
            <text:p>1540</text:p>
          </table:table-cell>
          <table:table-cell table:style-name="ce388" office:value-type="float" office:value="1545" calcext:value-type="float">
            <text:p>1545</text:p>
          </table:table-cell>
          <table:table-cell table:style-name="ce388" office:value-type="float" office:value="1600" calcext:value-type="float">
            <text:p>1600</text:p>
          </table:table-cell>
          <table:table-cell table:style-name="ce388" office:value-type="float" office:value="1138" calcext:value-type="float">
            <text:p>1138</text:p>
          </table:table-cell>
          <table:table-cell table:style-name="ce388" office:value-type="float" office:value="1250" calcext:value-type="float">
            <text:p>1250</text:p>
          </table:table-cell>
          <table:table-cell table:style-name="ce388" office:value-type="float" office:value="1320" calcext:value-type="float">
            <text:p>1320</text:p>
          </table:table-cell>
          <table:table-cell table:style-name="ce388" office:value-type="float" office:value="1350" calcext:value-type="float">
            <text:p>1350</text:p>
          </table:table-cell>
          <table:table-cell table:style-name="ce388" office:value-type="float" office:value="1544" calcext:value-type="float">
            <text:p>1544</text:p>
          </table:table-cell>
          <table:table-cell table:style-name="ce388" office:value-type="float" office:value="1134" calcext:value-type="float">
            <text:p>1134</text:p>
          </table:table-cell>
          <table:table-cell table:style-name="ce388" office:value-type="float" office:value="1419" calcext:value-type="float">
            <text:p>1419</text:p>
          </table:table-cell>
          <table:table-cell table:style-name="ce388" office:value-type="float" office:value="1201" calcext:value-type="float">
            <text:p>1201</text:p>
          </table:table-cell>
          <table:table-cell table:number-columns-repeated="62"/>
        </table:table-row>
        <table:table-row table:style-name="ro1">
          <table:table-cell table:style-name="ce381" office:value-type="string" calcext:value-type="string">
            <text:p>滲透時間</text:p>
          </table:table-cell>
          <table:table-cell table:style-name="ce388" office:value-type="string" calcext:value-type="string">
            <text:p>1h50m</text:p>
          </table:table-cell>
          <table:table-cell table:style-name="ce388" office:value-type="string" calcext:value-type="string">
            <text:p>1h40m</text:p>
          </table:table-cell>
          <table:table-cell table:style-name="ce388" office:value-type="string" calcext:value-type="string">
            <text:p>1h20m</text:p>
          </table:table-cell>
          <table:table-cell table:style-name="ce388" office:value-type="string" calcext:value-type="string">
            <text:p>1h40m</text:p>
          </table:table-cell>
          <table:table-cell table:style-name="ce388" office:value-type="string" calcext:value-type="string">
            <text:p>2h10m</text:p>
          </table:table-cell>
          <table:table-cell table:style-name="ce388" office:value-type="string" calcext:value-type="string">
            <text:p>2h20m</text:p>
          </table:table-cell>
          <table:table-cell table:style-name="ce388" office:value-type="string" calcext:value-type="string">
            <text:p>5h30m</text:p>
          </table:table-cell>
          <table:table-cell table:style-name="ce388" office:value-type="string" calcext:value-type="string">
            <text:p>1h30m</text:p>
          </table:table-cell>
          <table:table-cell table:style-name="ce388" office:value-type="string" calcext:value-type="string">
            <text:p>1h40m</text:p>
          </table:table-cell>
          <table:table-cell table:style-name="ce388" office:value-type="string" calcext:value-type="string">
            <text:p>1h25m</text:p>
          </table:table-cell>
          <table:table-cell table:style-name="ce388" table:number-columns-repeated="3"/>
          <table:table-cell table:style-name="ce388" office:value-type="string" calcext:value-type="string">
            <text:p>1h25m</text:p>
          </table:table-cell>
          <table:table-cell table:style-name="ce388" office:value-type="string" calcext:value-type="string">
            <text:p>1h30m</text:p>
          </table:table-cell>
          <table:table-cell table:style-name="ce388" office:value-type="string" calcext:value-type="string">
            <text:p>3h40m</text:p>
          </table:table-cell>
          <table:table-cell table:style-name="ce388" office:value-type="string" calcext:value-type="string">
            <text:p>1h30m</text:p>
          </table:table-cell>
          <table:table-cell table:number-columns-repeated="62"/>
        </table:table-row>
        <table:table-row table:style-name="ro1">
          <table:table-cell table:style-name="ce381" office:value-type="string" calcext:value-type="string">
            <text:p>包裝方式</text:p>
          </table:table-cell>
          <table:table-cell table:number-columns-repeated="6" table:style-name="ce388" office:value-type="string" calcext:value-type="string">
            <text:p>c/s</text:p>
          </table:table-cell>
          <table:table-cell table:style-name="ce388" office:value-type="string" calcext:value-type="string">
            <text:p>裸</text:p>
          </table:table-cell>
          <table:table-cell table:number-columns-repeated="3" table:style-name="ce388" office:value-type="string" calcext:value-type="string">
            <text:p>c/s</text:p>
          </table:table-cell>
          <table:table-cell table:number-columns-repeated="3" table:style-name="ce388" office:value-type="string" calcext:value-type="string">
            <text:p>裸</text:p>
          </table:table-cell>
          <table:table-cell table:number-columns-repeated="4" table:style-name="ce388" office:value-type="string" calcext:value-type="string">
            <text:p>c/s</text:p>
          </table:table-cell>
          <table:table-cell table:number-columns-repeated="62"/>
        </table:table-row>
        <table:table-row table:style-name="ro1">
          <table:table-cell table:style-name="ce381" office:value-type="string" calcext:value-type="string">
            <text:p>搜尋時間</text:p>
          </table:table-cell>
          <table:table-cell table:style-name="ce388" office:value-type="string" calcext:value-type="string">
            <text:p>1m35sec</text:p>
          </table:table-cell>
          <table:table-cell table:style-name="ce388" office:value-type="string" calcext:value-type="string">
            <text:p>13sec</text:p>
          </table:table-cell>
          <table:table-cell table:style-name="ce388" office:value-type="string" calcext:value-type="string">
            <text:p>1m40sec</text:p>
          </table:table-cell>
          <table:table-cell table:style-name="ce388" office:value-type="string" calcext:value-type="string">
            <text:p>1m</text:p>
          </table:table-cell>
          <table:table-cell table:style-name="ce388" office:value-type="string" calcext:value-type="string">
            <text:p>30sec</text:p>
          </table:table-cell>
          <table:table-cell table:style-name="ce388" office:value-type="string" calcext:value-type="string">
            <text:p>10sec</text:p>
          </table:table-cell>
          <table:table-cell table:style-name="ce388" office:value-type="string" calcext:value-type="string">
            <text:p>15sec</text:p>
          </table:table-cell>
          <table:table-cell table:style-name="ce388" office:value-type="string" calcext:value-type="string">
            <text:p>30sec</text:p>
          </table:table-cell>
          <table:table-cell table:style-name="ce388" office:value-type="string" calcext:value-type="string">
            <text:p>1m</text:p>
          </table:table-cell>
          <table:table-cell table:style-name="ce388" office:value-type="string" calcext:value-type="string">
            <text:p>50sec</text:p>
          </table:table-cell>
          <table:table-cell table:style-name="ce388" office:value-type="string" calcext:value-type="string">
            <text:p>1m</text:p>
          </table:table-cell>
          <table:table-cell table:style-name="ce388" office:value-type="string" calcext:value-type="string">
            <text:p>15sec</text:p>
          </table:table-cell>
          <table:table-cell table:style-name="ce388" office:value-type="string" calcext:value-type="string">
            <text:p>24sec</text:p>
          </table:table-cell>
          <table:table-cell table:style-name="ce388" office:value-type="string" calcext:value-type="string">
            <text:p>26sec</text:p>
          </table:table-cell>
          <table:table-cell table:style-name="ce388" office:value-type="string" calcext:value-type="string">
            <text:p>1m16sec</text:p>
          </table:table-cell>
          <table:table-cell table:style-name="ce388" office:value-type="string" calcext:value-type="string">
            <text:p>47sec</text:p>
          </table:table-cell>
          <table:table-cell table:style-name="ce388" office:value-type="string" calcext:value-type="string">
            <text:p>35sec</text:p>
          </table:table-cell>
          <table:table-cell table:number-columns-repeated="62"/>
        </table:table-row>
        <table:table-row table:style-name="ro47">
          <table:table-cell table:style-name="ce382" office:value-type="string" calcext:value-type="string">
            <text:p>搜尋區域</text:p>
          </table:table-cell>
          <table:table-cell table:style-name="ce340" office:value-type="string" calcext:value-type="string">
            <text:p>閃電型第一個棧板有膠膜後接紙箱一排後大紙箱棧板再接單一棧板紙箱</text:p>
          </table:table-cell>
          <table:table-cell table:style-name="ce340" office:value-type="string" calcext:value-type="string">
            <text:p>左右兩邊各一直排</text:p>
          </table:table-cell>
          <table:table-cell table:style-name="ce340" office:value-type="string" calcext:value-type="string">
            <text:p>單一台車</text:p>
          </table:table-cell>
          <table:table-cell table:style-name="ce340" office:value-type="string" calcext:value-type="string">
            <text:p>L型棧板紙箱貨物</text:p>
          </table:table-cell>
          <table:table-cell table:style-name="ce338" office:value-type="string" calcext:value-type="string">
            <text:p>雙L型棧板貨物有膠膜</text:p>
          </table:table-cell>
          <table:table-cell table:style-name="ce338" office:value-type="string" calcext:value-type="string">
            <text:p>L型棧板貨物有膠膜</text:p>
          </table:table-cell>
          <table:table-cell table:style-name="ce340" office:value-type="string" calcext:value-type="string">
            <text:p>圖書室書櫃外有玻璃窗</text:p>
          </table:table-cell>
          <table:table-cell table:style-name="ce340" office:value-type="string" calcext:value-type="string">
            <text:p>貨區不規則，有膠膜跟無膠膜貨物穿插</text:p>
          </table:table-cell>
          <table:table-cell table:style-name="ce340" office:value-type="string" calcext:value-type="string">
            <text:p>兩個ㄇ相連，無膠膜貨</text:p>
          </table:table-cell>
          <table:table-cell table:style-name="ce340" office:value-type="string" calcext:value-type="string">
            <text:p>地上一排parcel靠牆</text:p>
          </table:table-cell>
          <table:table-cell table:style-name="ce340" office:value-type="string" calcext:value-type="string">
            <text:p>三個棧板左右兩邊紙箱中間木箱</text:p>
          </table:table-cell>
          <table:table-cell table:style-name="ce340" office:value-type="string" calcext:value-type="string">
            <text:p>隔著鐵網擺一排，前面擺紙箱後面放真品</text:p>
          </table:table-cell>
          <table:table-cell table:style-name="ce340" office:value-type="string" calcext:value-type="string">
            <text:p>ㄇ型棧板貨</text:p>
          </table:table-cell>
          <table:table-cell table:style-name="ce340" office:value-type="string" calcext:value-type="string">
            <text:p>左邊一排編織袋棧板貨(中藥味重)，右邊一排紙箱</text:p>
          </table:table-cell>
          <table:table-cell table:style-name="ce340" office:value-type="string" calcext:value-type="string">
            <text:p>地上兩排parcel各五個，右邊一直排棧板紙箱貨物</text:p>
          </table:table-cell>
          <table:table-cell table:style-name="ce340" office:value-type="string" calcext:value-type="string">
            <text:p>貨區不規則</text:p>
          </table:table-cell>
          <table:table-cell table:style-name="ce340" office:value-type="string" calcext:value-type="string">
            <text:p>一區L型棧板貨物(中間有間隔走道)加另一區小ㄇ</text:p>
          </table:table-cell>
          <table:table-cell table:number-columns-repeated="62"/>
        </table:table-row>
        <table:table-row table:style-name="ro59">
          <table:table-cell table:style-name="ce382" office:value-type="string" calcext:value-type="string">
            <text:p>設置方式</text:p>
          </table:table-cell>
          <table:table-cell table:style-name="ce340" office:value-type="string" calcext:value-type="string">
            <text:p>狗頭高度紙箱間縫隙</text:p>
          </table:table-cell>
          <table:table-cell table:style-name="ce340" office:value-type="string" calcext:value-type="string">
            <text:p>狗頭高度紙箱間空洞外有膠膜戳洞</text:p>
          </table:table-cell>
          <table:table-cell table:style-name="ce340" office:value-type="string" calcext:value-type="string">
            <text:p>將嗅源攤平擺放在引擎蓋內</text:p>
          </table:table-cell>
          <table:table-cell table:style-name="ce340" office:value-type="string" calcext:value-type="string">
            <text:p>將嗅源塞進第二個棧板紙箱縫隙間</text:p>
          </table:table-cell>
          <table:table-cell table:style-name="ce340" office:value-type="string" calcext:value-type="string">
            <text:p>將嗅源塞在第二個L轉彎處膠膜內</text:p>
          </table:table-cell>
          <table:table-cell table:style-name="ce340" office:value-type="string" calcext:value-type="string">
            <text:p>將嗅源塞在轉彎處膠膜內</text:p>
          </table:table-cell>
          <table:table-cell table:style-name="ce340" office:value-type="string" calcext:value-type="string">
            <text:p>將部份書拿出後直接將嗅源擺放在書架上，將玻璃窗稍微打開露出縫隙</text:p>
          </table:table-cell>
          <table:table-cell table:style-name="ce340" office:value-type="string" calcext:value-type="string">
            <text:p>將倒數第二棧板約狗頭高度紙箱抽出，從上方打開拿出部分貨物，折底部單邊後放入嗅源，蓋上後放回原位</text:p>
          </table:table-cell>
          <table:table-cell table:style-name="ce340" office:value-type="string" calcext:value-type="string">
            <text:p>將嗅源放入兩個ㄇ中間棧板的紙箱縫隙內，露出側邊縫隙</text:p>
          </table:table-cell>
          <table:table-cell table:style-name="ce361" office:value-type="string" calcext:value-type="string">
            <text:p>將紙箱底部拆開，拿出全部貨物，摺單邊後放入stim，再把部分貨物放入，底部四邊交叉後翻正，放在第四個</text:p>
          </table:table-cell>
          <table:table-cell table:style-name="ce340" office:value-type="string" calcext:value-type="string">
            <text:p>真品被藏在木箱底部的木條內，將木箱翻倒底部三個木條朝向側邊，最上層木條有鑽洞</text:p>
          </table:table-cell>
          <table:table-cell table:style-name="ce340" office:value-type="string" calcext:value-type="string">
            <text:p>真品用紙箱墊高約狗頭高度，真品為從木箱拆下來之木條，裸露無包裝</text:p>
          </table:table-cell>
          <table:table-cell table:style-name="ce340" office:value-type="string" calcext:value-type="string">
            <text:p>將真品放在ㄇ的中間用紙箱壓住有留縫隙，真品為從木箱拆下來之木條，裸露無包裝</text:p>
          </table:table-cell>
          <table:table-cell table:style-name="ce340" office:value-type="string" calcext:value-type="string">
            <text:p>將嗅源放在貨物中間的棧板內，位置在左邊一排約中段位置</text:p>
          </table:table-cell>
          <table:table-cell table:style-name="ce340" office:value-type="string" calcext:value-type="string">
            <text:p>將嗅源放在倒數第二個棧板的紙箱夾縫間約胸口高度</text:p>
          </table:table-cell>
          <table:table-cell table:style-name="ce340" office:value-type="string" calcext:value-type="string">
            <text:p>末端轉彎過去的紙箱間夾縫約狗頭高度</text:p>
          </table:table-cell>
          <table:table-cell table:style-name="ce340" office:value-type="string" calcext:value-type="string">
            <text:p>將貨物從上方取出，摺邊後放入嗅源，放回部分貨物後放在狗抬頭高度</text:p>
          </table:table-cell>
          <table:table-cell table:number-columns-repeated="62"/>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F</text:p>
          </table:table-cell>
          <table:table-cell table:style-name="ce388" office:value-type="string" calcext:value-type="string">
            <text:p>G</text:p>
          </table:table-cell>
          <table:table-cell table:style-name="ce413" office:value-type="string" calcext:value-type="string">
            <text:p>DNF</text:p>
          </table:table-cell>
          <table:table-cell table:style-name="ce388" office:value-type="string" calcext:value-type="string">
            <text:p>G</text:p>
          </table:table-cell>
          <table:table-cell table:style-name="ce388" office:value-type="string" calcext:value-type="string">
            <text:p>FR</text:p>
          </table:table-cell>
          <table:table-cell table:number-columns-repeated="4"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DNF</text:p>
          </table:table-cell>
          <table:table-cell table:number-columns-repeated="3" table:style-name="ce388" office:value-type="string" calcext:value-type="string">
            <text:p>G</text:p>
          </table:table-cell>
          <table:table-cell table:number-columns-repeated="2" table:style-name="ce388" office:value-type="string" calcext:value-type="string">
            <text:p>F</text:p>
          </table:table-cell>
          <table:table-cell table:style-name="ce388" office:value-type="string" calcext:value-type="string">
            <text:p>G</text:p>
          </table:table-cell>
          <table:table-cell table:number-columns-repeated="62"/>
        </table:table-row>
        <table:table-row table:style-name="ro60">
          <table:covered-table-cell table:style-name="ce384"/>
          <table:table-cell table:style-name="ce340" office:value-type="string" calcext:value-type="string">
            <text:p>一開頭因為是大棧板，後面接著低紙箱完全不會低頭聞，easy完一次後還是一樣，再跑一pass改從紙箱開始就有低頭聞，後面開始都聞得滿貼的，在經過stim位置側面時有CIB微蹲(應該是氣味有滲出)，大約經過三次stim位置後才坐下，但坐不定又反覆起來，甚至有想走掉的趨勢，最後是在Custy坐下後讚美且由小隊長sub才得到</text:p>
          </table:table-cell>
          <table:table-cell table:style-name="ce340" office:value-type="string" calcext:value-type="string">
            <text:p>開頭有個鐵桶還是被略過，但後面棧板貨物都聞得不錯，經過stim一下子就坐下了，但可能跟前兩隻狗聞過有關</text:p>
          </table:table-cell>
          <table:table-cell table:style-name="ce340" office:value-type="string" calcext:value-type="string">
            <text:p>總共聞了大約3pass，第二pass的時候有跟high也有CIB，回去re-expose還是CIB很大但走掉，第三次經過一樣的情況，且雖然主要設置在引擎蓋，但Custy對側邊輪胎的地方調查更久，最後在重新re-expose之後還是沒辦法坐下，最後DNF</text:p>
          </table:table-cell>
          <table:table-cell table:style-name="ce338" office:value-type="string" calcext:value-type="string">
            <text:p>第一pass聞得很快，掃過所以沒有聞到，第二pass就比較穩定，沒有在最濃的位置聞到，但經過掃到後慢慢追有追到最濃，可是坐下後又一直移動，有稍微僵持住，在Custy移有點遠的時候有給一個手勢引導他追味道，後來我自己sub</text:p>
          </table:table-cell>
          <table:table-cell table:style-name="ce340" office:value-type="string" calcext:value-type="string">
            <text:p>第一pass第一個轉彎沒有轉有pivot，第二個彎(stim位置)轉得很爛有張嘴沒聞，第二pass經過我有在膠膜割洞的地方就坐下，我直接糾正</text:p>
          </table:table-cell>
          <table:table-cell table:style-name="ce340" office:value-type="string" calcext:value-type="string">
            <text:p>這次直接從第二個L開始聞，而且比剛才聞的慢，經過轉彎處就直接聞到</text:p>
          </table:table-cell>
          <table:table-cell table:style-name="ce340" office:value-type="string" calcext:value-type="string">
            <text:p>一經過就聞到，坐下有稍微看我，原本頭轉回去但是向上看的，剛好在我sub的時候從左邊往後看，我從右邊sub</text:p>
          </table:table-cell>
          <table:table-cell table:style-name="ce340" office:value-type="string" calcext:value-type="string">
            <text:p>第一pass第一個corner接轉彎直接大cut沒聞，可能因為是膠膜所以比較沒興趣，easy完後有稍微改善，但corner還是有小略過一點，後面順順的聞經過stim就直接聞到坐下，反應很好</text:p>
          </table:table-cell>
          <table:table-cell table:style-name="ce340" office:value-type="string" calcext:value-type="string">
            <text:p>前面的corner有小cut，但第一次經過stim時有對側邊縫隙稍微CIB，第二次經過的時候CIB更大，所以在斷點有re-expose讓他回去重新接觸，之後就調查了一小陣子後坐下</text:p>
          </table:table-cell>
          <table:table-cell table:style-name="ce340" office:value-type="string" calcext:value-type="string">
            <text:p>一開始就爆衝，太興奮幾乎沒有聞，稍微time out後第二pass速度有變慢但還是很快，經過stim稍微CIB就走掉，第三pass我牽繩比較慢放帶著他聞，一樣先經過stim後再回頭確認中</text:p>
          </table:table-cell>
          <table:table-cell table:style-name="ce340" office:value-type="string" calcext:value-type="string">
            <text:p>一開始就在紙箱的部分調查很仔細，經過木箱的時候有聞但聞得很快，兩pass都沒有CIB，第三pass嘗試high但沒有跟，經過一樣沒有CIB只好收掉</text:p>
          </table:table-cell>
          <table:table-cell table:style-name="ce340" office:value-type="string" calcext:value-type="string">
            <text:p>第一次經過的時候張嘴沒聞，到最末端有稍微聞一下但走掉，第二pass有聞一聞到就喊SIT坐下reward</text:p>
          </table:table-cell>
          <table:table-cell table:style-name="ce340" office:value-type="string" calcext:value-type="string">
            <text:p>第一pass我有比手勢在嗅源上，一經過就有反應，多調查了一陣子之後喊SIT然後reward</text:p>
          </table:table-cell>
          <table:table-cell table:style-name="ce340" office:value-type="string" calcext:value-type="string">
            <text:p>一開始就有好好的聞，但經過stim的時候頭有稍微比較低，剛好沒聞到，到第二pass的時候我領先比手勢在stim上，由手勢引導他抬頭嗅聞然後順利坐下</text:p>
          </table:table-cell>
          <table:table-cell table:style-name="ce343" office:value-type="string" calcext:value-type="string">
            <text:p>前面parcel的部分聞得還不錯，都有好好轉彎貼著聞，到棧板貨區的地方也聞的還可以但稍快，在stim位置比high沒有跟，比了四次都失敗，大部分都是有意識那邊需要嗅聞，甚至有稍微抬一下頭，不過就是沒有真的向上聞，有可能是因為我手勢太高他沒看到。最後一次比完之後她就坐下了，當下看感覺是有cue狗了導致他亂猜坐下，坐下之後馬上起身找味道就聞到嗅源了，但不確定是不是稍微聞到就坐下，然後才回去追味道的</text:p>
          </table:table-cell>
          <table:table-cell table:style-name="ce340" office:value-type="string" calcext:value-type="string">
            <text:p>一開始的一直排Start完很快就略過去了，到末端收繩回去重來，find it之後沒有平常往前搜的樣子，緩慢地往前走也沒有聞，馬上easy重來後就有比較改善，到末端轉彎處直接衝出去想接到對面，pivot後也是聞的稍快，到stim轉彎處由於走道本來就比較窄，所以直接pivot他進去裡面聞，進去後馬上CIB然後坐下</text:p>
          </table:table-cell>
          <table:table-cell table:style-name="ce340" office:value-type="string" calcext:value-type="string">
            <text:p>第一區的L原本以為相隔的走道不寬，Custy不會自己轉彎會接過去聞，不過他反而出乎意料的轉得很好，但我有用手勢跟聲音吸引回來原本預定地搜尋範圍，跑兩pass後到第二區，原本以為他第一pass會沒聞到想要比high中，但他經過的時候就自己抬頭聞聞到了</text:p>
          </table:table-cell>
          <table:table-cell table:number-columns-repeated="62"/>
        </table:table-row>
        <table:table-row table:style-name="ro50">
          <table:table-cell table:style-name="ce405" office:value-type="string" calcext:value-type="string">
            <text:p>CIB物品</text:p>
          </table:table-cell>
          <table:table-cell table:style-name="ce340" table:number-columns-repeated="3"/>
          <table:table-cell table:style-name="ce338"/>
          <table:table-cell table:style-name="ce340" table:number-columns-repeated="2"/>
          <table:table-cell table:style-name="ce338"/>
          <table:table-cell table:style-name="ce340"/>
          <table:table-cell table:style-name="ce338"/>
          <table:table-cell table:style-name="ce340" table:number-columns-repeated="3"/>
          <table:table-cell table:style-name="ce338" table:number-columns-repeated="5"/>
          <table:table-cell table:number-columns-repeated="62"/>
        </table:table-row>
        <table:table-row table:style-name="ro61">
          <table:table-cell table:style-name="ce405" office:value-type="string" calcext:value-type="string">
            <text:p>訓練目的</text:p>
          </table:table-cell>
          <table:table-cell table:style-name="ce338" office:value-type="string" calcext:value-type="string">
            <text:p>目前應該避免貨物高低落差太大的情況，避免Custy不會低頭聞，以後再慢慢用設置改正</text:p>
            <text:p>設置的時候要盡量避免擾動，且如果設紙箱間縫隙要避免味道從其他方位滲出</text:p>
            <text:p>Custy坐不定應該是追不到最濃味道散太開</text:p>
          </table:table-cell>
          <table:table-cell table:style-name="ce338" office:value-type="string" calcext:value-type="string">
            <text:p>這次是為了提高Custy的獎賞比才多跑的一round，所以stim應該沾滿前兩隻狗的口水，之後要盡可能地避免</text:p>
          </table:table-cell>
          <table:table-cell table:style-name="ce343" office:value-type="string" calcext:value-type="string">
            <text:p>猜測可能是這次的presentation對Custy來講是第一次，加上嗅源又是以比較分散的方式擺放，氣味比較不集中，導致無法達到使Custy坐下的氣味圖像，如果說要以教學為目的的話還是應該要用C來當stim更為恰當</text:p>
          </table:table-cell>
          <table:table-cell table:style-name="ce338"/>
          <table:table-cell table:style-name="ce414" office:value-type="string" calcext:value-type="string">
            <text:p>如果下次轉彎又張嘴沒聞，可以選擇在斷點帶回轉彎前讓他再聞一遍再轉彎一次</text:p>
            <text:p>應該是有pattern了，所以下次可以多變化例如把OP放在設置後面，不要每次都是兩個設置在同一個時段</text:p>
          </table:table-cell>
          <table:table-cell table:style-name="ce338" table:number-columns-repeated="4"/>
          <table:table-cell table:style-name="ce338" office:value-type="string" calcext:value-type="string">
            <text:p>應該是昨天3 run都是op，今天早上設置又需要等，所以Custy應該有猜到會中所以特別興奮，如果下次這種情形要做好easy的準備</text:p>
          </table:table-cell>
          <table:table-cell table:style-name="ce338" table:number-columns-repeated="2"/>
          <table:table-cell table:style-name="ce338" office:value-type="string" calcext:value-type="string">
            <text:p>LSR的時候都應該是以教學為主，所以狗雖然剛剛聞過，但之後一樣要在有CIB的時候就喊SIT</text:p>
          </table:table-cell>
          <table:table-cell table:style-name="ce338"/>
          <table:table-cell table:style-name="ce338" office:value-type="string" calcext:value-type="string">
            <text:p>之後high的手勢要再適當讓狗看到</text:p>
          </table:table-cell>
          <table:table-cell table:style-name="ce338" table:number-columns-repeated="2"/>
          <table:table-cell table:number-columns-repeated="62"/>
        </table:table-row>
        <table:table-row table:style-name="ro1" table:number-rows-repeated="1048562">
          <table:table-cell table:number-columns-repeated="80"/>
        </table:table-row>
        <table:table-row table:style-name="ro1">
          <table:table-cell table:number-columns-repeated="80"/>
        </table:table-row>
      </table:table>
      <table:table table:name="NTR-Blank" table:style-name="ta3">
        <table:table-column table:style-name="co31" table:default-cell-style-name="ce386"/>
        <table:table-column table:style-name="co79" table:default-cell-style-name="ce178"/>
        <table:table-column table:style-name="co54" table:default-cell-style-name="ce178"/>
        <table:table-column table:style-name="co250" table:default-cell-style-name="ce178"/>
        <table:table-column table:style-name="co236" table:default-cell-style-name="ce178"/>
        <table:table-column table:style-name="co260" table:default-cell-style-name="ce178"/>
        <table:table-column table:style-name="co37" table:default-cell-style-name="ce178"/>
        <table:table-column table:style-name="co61" table:default-cell-style-name="ce178"/>
        <table:table-column table:style-name="co88" table:default-cell-style-name="ce178"/>
        <table:table-column table:style-name="co87" table:default-cell-style-name="ce178"/>
        <table:table-column table:style-name="co263" table:default-cell-style-name="ce178"/>
        <table:table-column table:style-name="co217" table:default-cell-style-name="ce178"/>
        <table:table-column table:style-name="co116" table:default-cell-style-name="ce178"/>
        <table:table-column table:style-name="co314" table:default-cell-style-name="ce178"/>
        <table:table-column table:style-name="co89" table:default-cell-style-name="ce178"/>
        <table:table-column table:style-name="co262" table:default-cell-style-name="ce178"/>
        <table:table-column table:style-name="co255" table:default-cell-style-name="ce178"/>
        <table:table-column table:style-name="co315" table:default-cell-style-name="ce178"/>
        <table:table-column table:style-name="co316" table:default-cell-style-name="ce178"/>
        <table:table-column table:style-name="co269" table:default-cell-style-name="ce178"/>
        <table:table-column table:style-name="co13" table:default-cell-style-name="ce178"/>
        <table:table-column table:style-name="co6" table:number-columns-repeated="1000" table:default-cell-style-name="ce178"/>
        <table:table-row table:style-name="ro1">
          <table:table-cell table:style-name="ce381" office:value-type="string" calcext:value-type="string">
            <text:p>日期</text:p>
          </table:table-cell>
          <table:table-cell table:style-name="ce387" office:value-type="date" office:date-value="2022-10-21" calcext:value-type="date">
            <text:p>2022/10/21</text:p>
          </table:table-cell>
          <table:table-cell table:style-name="ce387" office:value-type="date" office:date-value="2023-02-09" calcext:value-type="date">
            <text:p>2023/2/9</text:p>
          </table:table-cell>
          <table:table-cell table:style-name="ce387" office:value-type="date" office:date-value="2023-03-02" calcext:value-type="date">
            <text:p>2023/3/2</text:p>
          </table:table-cell>
          <table:table-cell table:style-name="ce387" office:value-type="date" office:date-value="2023-03-16" calcext:value-type="date">
            <text:p>2023/3/16</text:p>
          </table:table-cell>
          <table:table-cell table:style-name="ce387" office:value-type="date" office:date-value="2023-04-20" calcext:value-type="date">
            <text:p>2023/4/20</text:p>
          </table:table-cell>
          <table:table-cell table:style-name="ce387" office:value-type="date" office:date-value="2023-05-16" calcext:value-type="date">
            <text:p>2023/5/16</text:p>
          </table:table-cell>
          <table:table-cell table:style-name="ce387" office:value-type="date" office:date-value="2023-07-06" calcext:value-type="date">
            <text:p>2023/7/6</text:p>
          </table:table-cell>
          <table:table-cell table:style-name="ce387" office:value-type="date" office:date-value="2023-08-24" calcext:value-type="date">
            <text:p>2023/8/24</text:p>
          </table:table-cell>
          <table:table-cell table:style-name="ce387" office:value-type="date" office:date-value="2023-08-25" calcext:value-type="date">
            <text:p>2023/8/25</text:p>
          </table:table-cell>
          <table:table-cell table:style-name="ce387" office:value-type="date" office:date-value="2023-09-06" calcext:value-type="date">
            <text:p>2023/9/6</text:p>
          </table:table-cell>
          <table:table-cell table:style-name="ce387" office:value-type="date" office:date-value="2023-09-14" calcext:value-type="date">
            <text:p>2023/9/14</text:p>
          </table:table-cell>
          <table:table-cell table:number-columns-repeated="2" table:style-name="ce387" office:value-type="date" office:date-value="2023-09-22" calcext:value-type="date">
            <text:p>2023/9/22</text:p>
          </table:table-cell>
          <table:table-cell table:style-name="ce387" office:value-type="date" office:date-value="2023-10-03" calcext:value-type="date">
            <text:p>2023/10/3</text:p>
          </table:table-cell>
          <table:table-cell table:style-name="ce387" office:value-type="date" office:date-value="2023-10-06" calcext:value-type="date">
            <text:p>2023/10/6</text:p>
          </table:table-cell>
          <table:table-cell table:style-name="ce387" office:value-type="date" office:date-value="2023-10-26" calcext:value-type="date">
            <text:p>2023/10/26</text:p>
          </table:table-cell>
          <table:table-cell table:style-name="ce387" office:value-type="date" office:date-value="2023-11-15" calcext:value-type="date">
            <text:p>2023/11/15</text:p>
          </table:table-cell>
          <table:table-cell table:style-name="ce387" office:value-type="date" office:date-value="2023-12-25" calcext:value-type="date">
            <text:p>2023/12/25</text:p>
          </table:table-cell>
          <table:table-cell table:style-name="ce387" office:value-type="date" office:date-value="2023-12-26" calcext:value-type="date">
            <text:p>2023/12/26</text:p>
          </table:table-cell>
          <table:table-cell table:style-name="ce387" office:value-type="date" office:date-value="2023-12-29" calcext:value-type="date">
            <text:p>2023/12/29</text:p>
          </table:table-cell>
          <table:table-cell table:style-name="ce388" table:number-columns-repeated="1000"/>
        </table:table-row>
        <table:table-row table:style-name="ro17">
          <table:table-cell table:style-name="ce381" office:value-type="string" calcext:value-type="string">
            <text:p>場地</text:p>
          </table:table-cell>
          <table:table-cell table:style-name="ce388" office:value-type="string" calcext:value-type="string">
            <text:p>理單2F</text:p>
          </table:table-cell>
          <table:table-cell table:style-name="ce388" office:value-type="string" calcext:value-type="string">
            <text:p>文具台</text:p>
          </table:table-cell>
          <table:table-cell table:number-columns-repeated="2" table:style-name="ce388" office:value-type="string" calcext:value-type="string">
            <text:p>理單大樓2F</text:p>
          </table:table-cell>
          <table:table-cell table:number-columns-repeated="2" table:style-name="ce387" office:value-type="string" calcext:value-type="string">
            <text:p>理單3F</text:p>
          </table:table-cell>
          <table:table-cell table:style-name="ce387" office:value-type="string" calcext:value-type="string">
            <text:p>理單2F</text:p>
          </table:table-cell>
          <table:table-cell table:style-name="ce388" office:value-type="string" calcext:value-type="string">
            <text:p>東岸儀檢站辦公大樓</text:p>
          </table:table-cell>
          <table:table-cell table:style-name="ce388" office:value-type="string" calcext:value-type="string">
            <text:p>理單2F</text:p>
          </table:table-cell>
          <table:table-cell table:style-name="ce388" office:value-type="string" calcext:value-type="string">
            <text:p>圖書室</text:p>
          </table:table-cell>
          <table:table-cell table:number-columns-repeated="3" table:style-name="ce388" office:value-type="string" calcext:value-type="string">
            <text:p>東岸儀檢站</text:p>
          </table:table-cell>
          <table:table-cell table:style-name="ce388" office:value-type="string" calcext:value-type="string">
            <text:p>關本部3F</text:p>
          </table:table-cell>
          <table:table-cell table:style-name="ce388" office:value-type="string" calcext:value-type="string">
            <text:p>東岸儀檢站</text:p>
          </table:table-cell>
          <table:table-cell table:style-name="ce388" office:value-type="string" calcext:value-type="string">
            <text:p>理單2F</text:p>
          </table:table-cell>
          <table:table-cell table:style-name="ce388" office:value-type="string" calcext:value-type="string">
            <text:p>台北港儀檢站</text:p>
          </table:table-cell>
          <table:table-cell table:style-name="ce388" office:value-type="string" calcext:value-type="string">
            <text:p>關本部一樓樓梯間</text:p>
          </table:table-cell>
          <table:table-cell table:style-name="ce388" office:value-type="string" calcext:value-type="string">
            <text:p>關本部三樓</text:p>
          </table:table-cell>
          <table:table-cell table:style-name="ce388" office:value-type="string" calcext:value-type="string">
            <text:p>理單2F</text:p>
          </table:table-cell>
          <table:table-cell table:style-name="ce388" table:number-columns-repeated="1000"/>
        </table:table-row>
        <table:table-row table:style-name="ro1">
          <table:table-cell table:style-name="ce381" office:value-type="string" calcext:value-type="string">
            <text:p>開始時間</text:p>
          </table:table-cell>
          <table:table-cell table:style-name="ce388" office:value-type="float" office:value="1554" calcext:value-type="float">
            <text:p>1554</text:p>
          </table:table-cell>
          <table:table-cell table:style-name="ce388" office:value-type="float" office:value="1544" calcext:value-type="float">
            <text:p>1544</text:p>
          </table:table-cell>
          <table:table-cell table:style-name="ce388" office:value-type="float" office:value="1159" calcext:value-type="float">
            <text:p>1159</text:p>
          </table:table-cell>
          <table:table-cell table:style-name="ce388" office:value-type="float" office:value="1544" calcext:value-type="float">
            <text:p>1544</text:p>
          </table:table-cell>
          <table:table-cell table:style-name="ce380" office:value-type="float" office:value="1621" calcext:value-type="float">
            <text:p>1621</text:p>
          </table:table-cell>
          <table:table-cell table:style-name="ce380" office:value-type="float" office:value="1546" calcext:value-type="float">
            <text:p>1546</text:p>
          </table:table-cell>
          <table:table-cell table:style-name="ce380" office:value-type="float" office:value="1526" calcext:value-type="float">
            <text:p>1526</text:p>
          </table:table-cell>
          <table:table-cell table:style-name="ce388" office:value-type="float" office:value="1413" calcext:value-type="float">
            <text:p>1413</text:p>
          </table:table-cell>
          <table:table-cell table:style-name="ce388" office:value-type="float" office:value="1507" calcext:value-type="float">
            <text:p>1507</text:p>
          </table:table-cell>
          <table:table-cell table:style-name="ce388" office:value-type="float" office:value="1135" calcext:value-type="float">
            <text:p>1135</text:p>
          </table:table-cell>
          <table:table-cell table:style-name="ce388" office:value-type="float" office:value="1538" calcext:value-type="float">
            <text:p>1538</text:p>
          </table:table-cell>
          <table:table-cell table:style-name="ce388" office:value-type="float" office:value="1056" calcext:value-type="float">
            <text:p>1056</text:p>
          </table:table-cell>
          <table:table-cell table:style-name="ce388" office:value-type="float" office:value="1105" calcext:value-type="float">
            <text:p>1105</text:p>
          </table:table-cell>
          <table:table-cell table:style-name="ce388" office:value-type="float" office:value="1618" calcext:value-type="float">
            <text:p>1618</text:p>
          </table:table-cell>
          <table:table-cell table:style-name="ce388" office:value-type="float" office:value="1124" calcext:value-type="float">
            <text:p>1124</text:p>
          </table:table-cell>
          <table:table-cell table:style-name="ce388" office:value-type="float" office:value="1600" calcext:value-type="float">
            <text:p>1600</text:p>
          </table:table-cell>
          <table:table-cell table:style-name="ce388" office:value-type="float" office:value="1432" calcext:value-type="float">
            <text:p>1432</text:p>
          </table:table-cell>
          <table:table-cell table:style-name="ce388" office:value-type="float" office:value="1051" calcext:value-type="float">
            <text:p>1051</text:p>
          </table:table-cell>
          <table:table-cell table:style-name="ce388" office:value-type="float" office:value="1513" calcext:value-type="float">
            <text:p>1513</text:p>
          </table:table-cell>
          <table:table-cell table:style-name="ce388" office:value-type="float" office:value="1549" calcext:value-type="float">
            <text:p>1549</text:p>
          </table:table-cell>
          <table:table-cell table:style-name="ce388" table:number-columns-repeated="1000"/>
        </table:table-row>
        <table:table-row table:style-name="ro1">
          <table:table-cell table:style-name="ce381" office:value-type="string" calcext:value-type="string">
            <text:p>搜尋時間</text:p>
          </table:table-cell>
          <table:table-cell table:style-name="ce388" office:value-type="string" calcext:value-type="string">
            <text:p>43sec</text:p>
          </table:table-cell>
          <table:table-cell table:style-name="ce388" office:value-type="string" calcext:value-type="string">
            <text:p>48sec</text:p>
          </table:table-cell>
          <table:table-cell table:style-name="ce388" office:value-type="string" calcext:value-type="string">
            <text:p>50sec</text:p>
          </table:table-cell>
          <table:table-cell table:style-name="ce388" office:value-type="string" calcext:value-type="string">
            <text:p>1m24sec</text:p>
          </table:table-cell>
          <table:table-cell table:style-name="ce387" office:value-type="string" calcext:value-type="string">
            <text:p>50sec</text:p>
          </table:table-cell>
          <table:table-cell table:style-name="ce387" office:value-type="string" calcext:value-type="string">
            <text:p>25sec</text:p>
          </table:table-cell>
          <table:table-cell table:style-name="ce387" office:value-type="string" calcext:value-type="string">
            <text:p>55sec</text:p>
          </table:table-cell>
          <table:table-cell table:style-name="ce388" office:value-type="string" calcext:value-type="string">
            <text:p>1m25sec</text:p>
          </table:table-cell>
          <table:table-cell table:style-name="ce388" office:value-type="string" calcext:value-type="string">
            <text:p>15sec</text:p>
          </table:table-cell>
          <table:table-cell table:style-name="ce388" office:value-type="string" calcext:value-type="string">
            <text:p>1m01sec</text:p>
          </table:table-cell>
          <table:table-cell table:style-name="ce388" office:value-type="string" calcext:value-type="string">
            <text:p>47sec</text:p>
          </table:table-cell>
          <table:table-cell table:style-name="ce388" office:value-type="string" calcext:value-type="string">
            <text:p>11sec</text:p>
          </table:table-cell>
          <table:table-cell table:style-name="ce388" office:value-type="string" calcext:value-type="string">
            <text:p>22sec</text:p>
          </table:table-cell>
          <table:table-cell table:style-name="ce388" office:value-type="string" calcext:value-type="string">
            <text:p>41sec</text:p>
          </table:table-cell>
          <table:table-cell table:style-name="ce388" office:value-type="string" calcext:value-type="string">
            <text:p>1m41sec</text:p>
          </table:table-cell>
          <table:table-cell table:style-name="ce388" office:value-type="string" calcext:value-type="string">
            <text:p>1m03sec</text:p>
          </table:table-cell>
          <table:table-cell table:style-name="ce388" office:value-type="string" calcext:value-type="string">
            <text:p>58sec</text:p>
          </table:table-cell>
          <table:table-cell table:style-name="ce388" office:value-type="string" calcext:value-type="string">
            <text:p>52sec</text:p>
          </table:table-cell>
          <table:table-cell table:style-name="ce388" office:value-type="string" calcext:value-type="string">
            <text:p>30sec</text:p>
          </table:table-cell>
          <table:table-cell table:style-name="ce388" office:value-type="string" calcext:value-type="string">
            <text:p>42sec</text:p>
          </table:table-cell>
          <table:table-cell table:style-name="ce388" table:number-columns-repeated="1000"/>
        </table:table-row>
        <table:table-row table:style-name="ro62">
          <table:table-cell table:style-name="ce382" office:value-type="string" calcext:value-type="string">
            <text:p>搜尋區域</text:p>
          </table:table-cell>
          <table:table-cell table:style-name="ce340" office:value-type="string" calcext:value-type="string">
            <text:p>NTRPMT，一排六個密件袋放在椅子上，內容物有紙屑、衣服、書，control為紅茶茶包</text:p>
          </table:table-cell>
          <table:table-cell table:style-name="ce340" office:value-type="string" calcext:value-type="string">
            <text:p>兩排，鐵櫃、紙箱</text:p>
          </table:table-cell>
          <table:table-cell table:style-name="ce338" office:value-type="string" calcext:value-type="string">
            <text:p>一圈辦公桌</text:p>
          </table:table-cell>
          <table:table-cell table:style-name="ce340" office:value-type="string" calcext:value-type="string">
            <text:p>置物櫃、桌子</text:p>
          </table:table-cell>
          <table:table-cell table:style-name="ce340" office:value-type="string" calcext:value-type="string">
            <text:p>兩排鐵櫃第二層狗頭高上放雜物</text:p>
          </table:table-cell>
          <table:table-cell table:style-name="ce340" office:value-type="string" calcext:value-type="string">
            <text:p>地上一排物品</text:p>
          </table:table-cell>
          <table:table-cell table:style-name="ce340" office:value-type="string" calcext:value-type="string">
            <text:p>理單二樓辦公室地形不規則</text:p>
          </table:table-cell>
          <table:table-cell table:style-name="ce338" office:value-type="string" calcext:value-type="string">
            <text:p>辦公室區域</text:p>
          </table:table-cell>
          <table:table-cell table:style-name="ce340" office:value-type="string" calcext:value-type="string">
            <text:p>地上一排鐵罐七個</text:p>
          </table:table-cell>
          <table:table-cell table:style-name="ce340" office:value-type="string" calcext:value-type="string">
            <text:p>圖書室書櫃，在其中一櫃有放以食物包裝袋包重氣味的做驗證</text:p>
          </table:table-cell>
          <table:table-cell table:style-name="ce340" office:value-type="string" calcext:value-type="string">
            <text:p>一直排，桶裝水瓶中間穿插一紙箱</text:p>
          </table:table-cell>
          <table:table-cell table:style-name="ce338" office:value-type="string" calcext:value-type="string">
            <text:p>一排人5位不靠牆</text:p>
          </table:table-cell>
          <table:table-cell table:style-name="ce338" office:value-type="string" calcext:value-type="string">
            <text:p>一排人6位靠牆</text:p>
          </table:table-cell>
          <table:table-cell table:style-name="ce341" office:value-type="string" calcext:value-type="string">
            <text:p>地上一排紙箱靠牆，兩種不同紙箱各三個交錯放</text:p>
          </table:table-cell>
          <table:table-cell table:style-name="ce401" office:value-type="string" calcext:value-type="string">
            <text:p>地上一排塑膠桶，鐵罐，旁邊兩台堆高機，旁邊小房間內散放塑膠桶與辦公桌</text:p>
          </table:table-cell>
          <table:table-cell table:style-name="ce338" office:value-type="string" calcext:value-type="string">
            <text:p>地上一排鐵箱五個，旁邊架子上放一排鐵罐</text:p>
          </table:table-cell>
          <table:table-cell table:style-name="ce338" office:value-type="string" calcext:value-type="string">
            <text:p>牆上變電箱，旁邊一排堆高機</text:p>
          </table:table-cell>
          <table:table-cell table:style-name="ce338" office:value-type="string" calcext:value-type="string">
            <text:p>一區紙箱末端延伸放滅火器</text:p>
          </table:table-cell>
          <table:table-cell table:style-name="ce338" office:value-type="string" calcext:value-type="string">
            <text:p>一排人靠牆約16位面朝前聞左邊側</text:p>
          </table:table-cell>
          <table:table-cell table:style-name="ce338" office:value-type="string" calcext:value-type="string">
            <text:p>辦公桌圍一區scatter</text:p>
          </table:table-cell>
          <table:table-cell table:style-name="ce338" table:number-columns-repeated="1000"/>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F</text:p>
          </table:table-cell>
          <table:table-cell table:style-name="ce388" office:value-type="string" calcext:value-type="string">
            <text:p>FR</text:p>
          </table:table-cell>
          <table:table-cell table:number-columns-repeated="2" table:style-name="ce388" office:value-type="string" calcext:value-type="string">
            <text:p>G</text:p>
          </table:table-cell>
          <table:table-cell table:number-columns-repeated="3" table:style-name="ce416"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number-columns-repeated="2" table:style-name="ce388" office:value-type="string" calcext:value-type="string">
            <text:p>FR</text:p>
          </table:table-cell>
          <table:table-cell table:number-columns-repeated="2" table:style-name="ce388" office:value-type="string" calcext:value-type="string">
            <text:p>G</text:p>
          </table:table-cell>
          <table:table-cell table:style-name="ce388" office:value-type="string" calcext:value-type="string">
            <text:p>F</text:p>
          </table:table-cell>
          <table:table-cell table:number-columns-repeated="2"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FR</text:p>
          </table:table-cell>
          <table:table-cell table:style-name="ce388" table:number-columns-repeated="1000"/>
        </table:table-row>
        <table:table-row table:style-name="ro63">
          <table:covered-table-cell table:style-name="ce384"/>
          <table:table-cell table:style-name="ce340" office:value-type="string" calcext:value-type="string">
            <text:p>第一Pass前面三個沒聞衝出去，然後有對放在第四個的control稍微CIB，到末端收短繩了一樣回頭帶不走，聞回去之後在前三個附近徘徊，密件袋聞完就開始聞靠在後面的桌子，當他回到正向的時候我收短繩要帶著他聞完，但一樣很堅持回頭帶不走，讓他回去後再回到正向就順利聞完，再來一pass一樣到末端的時候很堅持回頭再找，聞得太多變了我就在他聞到第一個的時候收短繩帶著他蒐完結束</text:p>
          </table:table-cell>
          <table:table-cell table:style-name="ce340" office:value-type="string" calcext:value-type="string">
            <text:p>一開始從鐵櫃start，明顯很興奮開始出現跳跳的情況，hold住等他冷靜後才開始，開始後沒有衝直接好好聞，到隔壁紙箱部分因為有些凹凸沒有聞的很好，後面再接聞來就聞的不錯，接回一開始櫃子一樣很貼，到紙箱部分一樣有略過，這次就有趁斷點叫他回去補上，結果就對附近的一袋物品FR，直接糾正帶走</text:p>
          </table:table-cell>
          <table:table-cell table:style-name="ce340" office:value-type="string" calcext:value-type="string">
            <text:p>從一開始就聞的很仔細很認真，幾乎每個辦公桌都有仔細調查，到了最後大木桌有比較快掃過，第二pass一樣都聞的超仔細，轉彎也轉得很好，末端結束後收掉</text:p>
          </table:table-cell>
          <table:table-cell table:style-name="ce338" office:value-type="string" calcext:value-type="string">
            <text:p>一開始很興奮，但等他穩定後再開始一樣有好好聞，到轉彎處沒有轉要pivot，但因為空間太窄所以還沒轉成功就接回去一開始聞置物櫃，順著再一pass後給手勢在轉彎處就有好好轉彎，後面聞的很貼連牆壁都有聞，第二pass整體也有聞的很認真，給high也跟得很好，後面聞完就收掉</text:p>
          </table:table-cell>
          <table:table-cell table:style-name="ce340" office:value-type="string" calcext:value-type="string">
            <text:p>總共聞了三pass，三個pass都聞的很穩定很好，速度不快也都有好好聞，回頭次數有點多但沒有想坐的意思，聞完三pass後順利拍拍他收掉</text:p>
          </table:table-cell>
          <table:table-cell table:style-name="ce340" office:value-type="string" calcext:value-type="string">
            <text:p>開頭就有好好聞，第一個轉彎給手勢轉得很好，轉過去一樣好好聞，到末端給手勢有轉但沒有接著聞馬上easy，再過去末端自己轉彎了可是卻不接著聞下去，需要收繩pivot讓他接續下去聞，到末端就收掉</text:p>
          </table:table-cell>
          <table:table-cell table:style-name="ce340" office:value-type="string" calcext:value-type="string">
            <text:p>因為是理單明顯很興奮，從辦公桌開始一開始就有貼著聞，但速度偏快，接著想跑到隔壁間出聲音吸引他回來，接著聞過去有對某個抽屜CIB，然後沒有接著聞又想跑到隔壁，吸引他回去聞，一些雜物有點零散但聞的不錯，接回去開頭一樣很興奮，這次在末端有引導他進去旁邊的小走道，大致上聞一遍後接到旁邊，辦公桌轉彎兩次都轉不錯，然後後面聞到一半突然抬頭發呆了一下又馬上回頭聞，等他聞完後斷點拍拍他收掉</text:p>
          </table:table-cell>
          <table:table-cell table:style-name="ce338" office:value-type="string" calcext:value-type="string">
            <text:p>這run整體而言因為太興奮反而聞的不好，左邊那排的鐵櫃一開始就用掃得，到旁邊辦公桌相對有聞的比較認真，第二pass到鐵櫃一樣用掃得這次有easy，補上後也不算太好，但右邊辦公桌這次聞的不錯，之後帶到隔壁小房間，進去之後也因為太興奮大部分都是喘氣沒辦法好好聞，我就先停下來time out讓他休息，之後再一pass就聞的比較好，帶回去開頭在來一pass一樣又太興奮easy後先time out，休息一下後再開始，再來就表現比較好，有好好的沿著輪廓聞完</text:p>
          </table:table-cell>
          <table:table-cell table:style-name="ce343" office:value-type="string" calcext:value-type="string">
            <text:p>一開始就有好好低頭，到中後段就回頭聞到第一個再回來，轉彎轉得很好，一樣到中段後又回去聞第一個，順向到末端後就拍拍他收掉</text:p>
          </table:table-cell>
          <table:table-cell table:style-name="ce338" office:value-type="string" calcext:value-type="string">
            <text:p>本run整體很興奮但聞的很差，一開始從玻璃書櫃start，有好好貼著聞，接到側邊木頭櫃一樣有貼著聞，順著聞出來沒有問題，第二pass開始玻璃櫃的部分就幾乎都不聞，幾乎都張嘴略過，經過兩次放置驗證物的地方都張嘴，我就先帶他到旁邊time out，再開始後一樣還是沒什麼聞，帶他回去有放驗證物的那側給手勢一樣直接略過，easy後再試一次一樣沒聞，再次easy加強easy的語氣，開始後就有好好嗅聞，經過驗證物有稍作停留但順利走掉，之後就收掉</text:p>
          </table:table-cell>
          <table:table-cell table:style-name="ce338" office:value-type="string" calcext:value-type="string">
            <text:p>第一Pass聞的很順，整pass都順順的沒有回頭，第二pass開始在紙箱那個與前一個來回，多聞了一下後回頭到底後再回來，前後來回了大約三次，之後就順著聞完收掉</text:p>
          </table:table-cell>
          <table:table-cell table:style-name="ce340" office:value-type="string" calcext:value-type="string">
            <text:p>一開始就聞很好，到倒數第二位時有回頭多聞，接著末端轉彎我過去後他就對最後一位坐下，馬上糾正</text:p>
          </table:table-cell>
          <table:table-cell table:style-name="ce340"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style-name="ce401" office:value-type="string" calcext:value-type="string">
            <text:p>一開始start有hold好，但開始後還是前兩箱沒聞，不過第三箱接上去聞後自己馬上回頭調查前兩箱，之後順著聞完沒有回頭，第二pass開始有從第一箱低頭聞，箱子高低一樣有延著箱縫，聞到倒數第二箱時回頭，回來後又回頭，結果他對旁邊的門內有興趣，出聲音吸引他回來繼續聞，之後就順著聞完，再來一pass，一樣有從第一箱開始聞，中間又是有來來回回，又到門邊想分心時一樣出聲音吸引，略過前兩箱後讓他接著聞，順著聞完後就拍拍他收掉</text:p>
          </table:table-cell>
          <table:table-cell table:style-name="ce341" office:value-type="string" calcext:value-type="string">
            <text:p>一開始從地上一排start，有好好從第一個開始聞，但聞的速度偏快，到中後段就回頭，到末端後又再次回頭，本來想收繩Hold住但失敗還是讓他回去，接著帶到旁邊聞堆高機，一開始就有往上趴做嗅聞，接著要繞就失敗沒有好好貼著聞，出來後再來一pass地上一排，這次一樣到中間有回頭，但之後就順著到末端，接著帶他到小房間long leash讓他聞，大致上聞的很認真，也沒有像上次一樣有FR的傾向，出來後在去聞一次堆高機，給第一個手勢稍微聞一下就不聞easy，第二次後就有趴上去聞，接著馬上跑到旁邊聞其他雜物，聞完出來後就拍拍他收掉</text:p>
          </table:table-cell>
          <table:table-cell table:style-name="ce338" office:value-type="string" calcext:value-type="string">
            <text:p>第一pass一開始就有好好聞，到末端馬上回頭到第一箱，到末端沿著轉彎給手勢有好好跟，轉過去後也有好好聞到底，接著帶他去聞架上的鐵罐，但他很快速地掃過鐵罐底部，我收掉再來一次，給High這次就有好好抬頭，有稍微來回了一下，接回地上一排，順利聞到末端沒回頭，給手勢沿著轉彎順利轉，但一轉彎去就抬頭，我馬上Pump第三箱他又接回去聞，但是到最後一箱就又沒聞抬頭，easy回去從第四箱開始，很仔細的調查了一番，然後第五箱又略過，再次easy把第五箱聞完後收掉</text:p>
          </table:table-cell>
          <table:table-cell table:style-name="ce338" office:value-type="string" calcext:value-type="string">
            <text:p>下車後明顯很激動，從變電箱start，開始聞後聞的很仔細，聞了兩pass很穩定沒有問題，帶到堆高機那區，一樣聞兩pass，兩pass都剛好在最後一台堆高機前跑掉沒聞，推測是前方有雜物擋著所以沒有順著聞完，都是easy後補上，聞完拍拍他收掉</text:p>
          </table:table-cell>
          <table:table-cell table:style-name="ce338" office:value-type="string" calcext:value-type="string">
            <text:p>聞了兩Pass，表現很好，第一pass轉彎過去沒有很貼著聞，easy讓他順著接過來然後再回去補上，第二pass聞的很認真，好好聞完後收掉</text:p>
          </table:table-cell>
          <table:table-cell table:style-name="ce338" office:value-type="string" calcext:value-type="string">
            <text:p>第一pass聞順順的聞的不錯，第二pass到中後段開始來回，有對我給手勢的那位比較大的反應，最後坐在倒數第三位，有喊no，但因為先前才有stim man口袋設置C，無法排除可能有味道殘留導致選擇坐下</text:p>
          </table:table-cell>
          <table:table-cell table:style-name="ce338" office:value-type="string" calcext:value-type="string">
            <text:p>大致上聞的很認真，整體前後大約調查了兩遍左右，最後挑了一個茶壺坐下，直接喊NO</text:p>
          </table:table-cell>
          <table:table-cell table:style-name="ce338" table:number-columns-repeated="1000"/>
        </table:table-row>
        <table:table-row table:style-name="ro64">
          <table:table-cell table:style-name="ce383" office:value-type="string" calcext:value-type="string">
            <text:p>檢討事項</text:p>
          </table:table-cell>
          <table:table-cell table:style-name="ce338" table:number-columns-repeated="3"/>
          <table:table-cell table:style-name="ce343"/>
          <table:table-cell table:style-name="ce338" table:number-columns-repeated="1016"/>
        </table:table-row>
        <table:table-row table:style-name="ro1">
          <table:table-cell table:number-columns-repeated="3"/>
          <table:table-cell table:style-name="ce338" table:number-columns-repeated="5"/>
          <table:table-cell table:number-columns-repeated="1013"/>
        </table:table-row>
        <table:table-row table:style-name="ro1" table:number-rows-repeated="526">
          <table:table-cell table:number-columns-repeated="3"/>
          <table:table-cell table:style-name="ce389" table:number-columns-repeated="5"/>
          <table:table-cell table:number-columns-repeated="1013"/>
        </table:table-row>
        <table:table-row table:style-name="ro1" table:number-rows-repeated="104804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styles>
    <style:default-style style:family="table-cell">
      <style:paragraph-properties style:tab-stop-distance="1.25cm"/>
      <style:text-properties style:font-name="Liberation Sans" fo:font-size="10pt" fo:language="en" fo:country="US" style:font-name-asian="微軟正黑體1"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軟正黑體1" style:font-family-asian="微軟正黑體"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04P0" style:volatile="true">
      <number:currency-symbol number:language="zh" number:country="TW">NT$</number:currency-symbol>
      <number:number number:decimal-places="2" number: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104P0"/>
    </number:currency-style>
    <number:number-style style:name="N10000" number:language="zh" number:country="TW">
      <number:number number:min-integer-digits="1"/>
    </number:number-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3" number:min-exponent-digits="1" number:exponent-interval="3" number:forced-exponent-sign="true"/>
    </number:number-style>
    <number:date-style style:name="N146">
      <number:day-of-week number:style="long"/>
    </number:date-style>
    <number:number-style style:name="N147">
      <number:number number:decimal-places="1" number:min-decimal-places="1" number:min-integer-digits="1"/>
    </number:number-style>
    <number:number-style style:name="N148">
      <number:number number:decimal-places="1" number:min-decimal-places="1" number:min-integer-digits="1"/>
      <number:text> </number:text>
    </number:number-style>
    <number:date-style style:name="N150P0" style:volatile="true">
      <number:month/>
      <number:text>/</number:text>
      <number:day/>
      <number:text>/</number:text>
      <number:year/>
    </number:date-style>
    <number:text-style style:name="N150">
      <number:text-content/>
      <style:map style:condition="value()&lt;=1.7976931348623157E+308" style:apply-style-name="N150P0"/>
    </number:text-style>
    <number:number-style style:name="N152P0" style:volatile="true">
      <number:text>$</number:text>
      <number:number number:decimal-places="0" number:min-decimal-places="0" number:min-integer-digits="1" number:grouping="true"/>
    </number:number-style>
    <number:number-style style:name="N152">
      <number:text>-$</number:text>
      <number:number number:decimal-places="0" number:min-decimal-places="0" number:min-integer-digits="1" number:grouping="true"/>
      <style:map style:condition="value()&gt;=0" style:apply-style-name="N152P0"/>
    </number:number-style>
    <number:number-style style:name="N153P0" style:volatile="true">
      <number:text>$</number:text>
      <number:number number:decimal-places="0" number:min-decimal-places="0" number:min-integer-digits="1" number:grouping="true"/>
    </number:number-style>
    <number:number-style style:name="N153">
      <style:text-properties fo:color="#ff0000"/>
      <number:text>-$</number:text>
      <number:number number:decimal-places="0" number:min-decimal-places="0" number:min-integer-digits="1" number:grouping="true"/>
      <style:map style:condition="value()&gt;=0" style:apply-style-name="N153P0"/>
    </number:number-style>
    <number:number-style style:name="N155P0" style:volatile="true">
      <number:text>$</number:text>
      <number:number number:decimal-places="2" number:min-decimal-places="2" number:min-integer-digits="1" number:grouping="true"/>
    </number:number-style>
    <number:number-style style:name="N155">
      <number:text>-$</number:text>
      <number:number number:decimal-places="2" number:min-decimal-places="2" number:min-integer-digits="1" number:grouping="true"/>
      <style:map style:condition="value()&gt;=0" style:apply-style-name="N155P0"/>
    </number:number-style>
    <number:number-style style:name="N156P0" style:volatile="true">
      <number:text>$</number:text>
      <number:number number:decimal-places="2" number:min-decimal-places="2" number:min-integer-digits="1" number:grouping="true"/>
    </number:number-style>
    <number:number-style style:name="N156">
      <style:text-properties fo:color="#ff0000"/>
      <number:text>-$</number:text>
      <number:number number:decimal-places="2" number:min-decimal-places="2" number:min-integer-digits="1" number:grouping="true"/>
      <style:map style:condition="value()&gt;=0" style:apply-style-name="N156P0"/>
    </number:number-style>
    <number:number-style style:name="N158P0" style:volatile="true">
      <number:text>US$</number:text>
      <number:number number:decimal-places="0" number:min-decimal-places="0" number:min-integer-digits="1" number:grouping="true"/>
      <number:text> </number:text>
    </number:number-style>
    <number:number-style style:name="N158">
      <number:text>(US$</number:text>
      <number:number number:decimal-places="0" number:min-decimal-places="0" number:min-integer-digits="1" number:grouping="true"/>
      <number:text>)</number:text>
      <style:map style:condition="value()&gt;=0" style:apply-style-name="N158P0"/>
    </number:number-style>
    <number:number-style style:name="N159P0" style:volatile="true">
      <number:text>US$</number:text>
      <number:number number:decimal-places="0" number:min-decimal-places="0" number:min-integer-digits="1" number:grouping="true"/>
      <number:text> </number:text>
    </number:number-style>
    <number:number-style style:name="N159">
      <style:text-properties fo:color="#ff0000"/>
      <number:text>(US$</number:text>
      <number:number number:decimal-places="0" number:min-decimal-places="0" number:min-integer-digits="1" number:grouping="true"/>
      <number:text>)</number:text>
      <style:map style:condition="value()&gt;=0" style:apply-style-name="N159P0"/>
    </number:number-style>
    <number:number-style style:name="N161P0" style:volatile="true">
      <number:text>US$</number:text>
      <number:number number:decimal-places="2" number:min-decimal-places="2" number:min-integer-digits="1" number:grouping="true"/>
      <number:text> </number:text>
    </number:number-style>
    <number:number-style style:name="N161">
      <number:text>(US$</number:text>
      <number:number number:decimal-places="2" number:min-decimal-places="2" number:min-integer-digits="1" number:grouping="true"/>
      <number:text>)</number:text>
      <style:map style:condition="value()&gt;=0" style:apply-style-name="N161P0"/>
    </number:number-style>
    <number:number-style style:name="N162P0" style:volatile="true">
      <number:text>US$</number:text>
      <number:number number:decimal-places="2" number:min-decimal-places="2" number:min-integer-digits="1" number:grouping="true"/>
      <number:text> </number:text>
    </number:number-style>
    <number:number-style style:name="N162">
      <style:text-properties fo:color="#ff0000"/>
      <number:text>(US$</number:text>
      <number:number number:decimal-places="2" number:min-decimal-places="2" number:min-integer-digits="1" number:grouping="true"/>
      <number:text>)</number:text>
      <style:map style:condition="value()&gt;=0" style:apply-style-name="N162P0"/>
    </number:number-style>
    <number:number-style style:name="N165P0" style:volatile="true">
      <number:number number:decimal-places="0" number:min-decimal-places="0" number:min-integer-digits="1" number:grouping="true"/>
      <number:text> </number:text>
    </number:number-style>
    <number:number-style style:name="N165P1" style:volatile="true">
      <number:number number:decimal-places="0" number:min-decimal-places="0" number:min-integer-digits="1" number:grouping="true"/>
      <number:text> </number:text>
    </number:number-style>
    <number:number-style style:name="N165P2" style:volatile="true">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decimal-places="2" number:min-integer-digits="1" number:grouping="true"/>
      <number:text> </number:text>
    </number:number-style>
    <number:number-style style:name="N168P1" style:volatile="true">
      <number:number number:decimal-places="2" number:min-decimal-places="2" number:min-integer-digits="1" number:grouping="true"/>
      <number:text> </number:text>
    </number:number-style>
    <number:number-style style:name="N168P2" style:volatile="true">
      <number:text>-</number:text>
      <number:number number:decimal-places="0" number: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month number:textual="true"/>
      <number:text>-</number:text>
      <number:year number:style="long"/>
    </number:date-style>
    <number:date-style style:name="N170P0" style:volatile="true">
      <number:year number:style="long"/>
      <number:text>/</number:text>
      <number:month/>
      <number:text>/</number:text>
      <number:day/>
    </number:date-style>
    <number:text-style style:name="N170">
      <number:text-content/>
      <style:map style:condition="value()&lt;=1.7976931348623157E+308" style:apply-style-name="N170P0"/>
    </number:text-style>
    <number:date-style style:name="N171">
      <number:year/>
      <number:text>/</number:text>
      <number:month/>
      <number:text>/</number:text>
      <number:day/>
    </number:date-style>
    <number:date-style style:name="N172">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number-style style:name="N10143P0" style:volatile="true" number:language="zh" number:country="TW">
      <number:text>US$</number:text>
      <number:number number:decimal-places="0" number:min-decimal-places="0" number:min-integer-digits="1" number:grouping="true"/>
      <number:text> </number:text>
    </number:number-style>
    <number:number-style style:name="N10143" number:language="zh" number:country="TW">
      <number:text>(US$</number:text>
      <number:number number:decimal-places="0" number:min-decimal-places="0" number:min-integer-digits="1" number:grouping="true"/>
      <number:text>)</number:text>
      <style:map style:condition="value()&gt;=0" style:apply-style-name="N10143P0"/>
    </number:number-style>
    <number:number-style style:name="N10144P0" style:volatile="true" number:language="zh" number:country="TW">
      <number:text>US$</number:text>
      <number:number number:decimal-places="0" number:min-decimal-places="0" number:min-integer-digits="1" number:grouping="true"/>
      <number:text> </number:text>
    </number:number-style>
    <number:number-style style:name="N10144" number:language="zh" number:country="TW">
      <style:text-properties fo:color="#ff0000"/>
      <number:text>(US$</number:text>
      <number:number number:decimal-places="0" number:min-decimal-places="0" number:min-integer-digits="1" number:grouping="true"/>
      <number:text>)</number:text>
      <style:map style:condition="value()&gt;=0" style:apply-style-name="N10144P0"/>
    </number:number-style>
    <number:number-style style:name="N10146P0" style:volatile="true" number:language="zh" number:country="TW">
      <number:text>US$</number:text>
      <number:number number:decimal-places="2" number:min-decimal-places="2" number:min-integer-digits="1" number:grouping="true"/>
      <number:text> </number:text>
    </number:number-style>
    <number:number-style style:name="N10146" number:language="zh" number:country="TW">
      <number:text>(US$</number:text>
      <number:number number:decimal-places="2" number:min-decimal-places="2"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2" number:min-decimal-places="2" number:min-integer-digits="1" number:grouping="true"/>
      <number:text> </number:text>
    </number:number-style>
    <number:number-style style:name="N10147" number:language="zh" number:country="TW">
      <style:text-properties fo:color="#ff0000"/>
      <number:text>(US$</number:text>
      <number:number number:decimal-places="2" number:min-decimal-places="2" number:min-integer-digits="1" number:grouping="true"/>
      <number:text>)</number:text>
      <style:map style:condition="value()&gt;=0" style:apply-style-name="N10147P0"/>
    </number:number-style>
    <number:date-style style:name="N10148" number:language="zh" number:country="TW">
      <number:year number:calendar="ROC"/>
      <number:text>年</number:text>
      <number:month number:calendar="ROC"/>
      <number:text>月</number:text>
      <number:day number:calendar="ROC"/>
      <number:text>日</number:text>
    </number:date-style>
    <number:date-style style:name="N10149" number:language="zh" number:country="TW">
      <number:month/>
      <number:text>/</number:text>
      <number:day/>
      <number:text>/</number:text>
      <number:year/>
    </number:date-style>
    <number:time-style style:name="N10150" number:language="zh" number:country="TW">
      <number:am-pm/>
      <number:hours number:style="long"/>
      <number:text>時</number:text>
      <number:minutes number:style="long"/>
      <number:text>分</number:text>
    </number:time-style>
    <number:time-style style:name="N10151" number:language="zh" number:country="TW">
      <number:am-pm/>
      <number:hours number:style="long"/>
      <number:text>時</number:text>
      <number:minutes number:style="long"/>
      <number:text>分</number:text>
      <number:seconds number:style="long"/>
      <number:text>秒</number:text>
    </number:time-style>
    <number:number-style style:name="N10153P0" style:volatile="true" number:language="zh" number:country="TW">
      <number:text>$</number:text>
      <number:number number:decimal-places="0" number:min-decimal-places="0" number:min-integer-digits="1" number:grouping="true"/>
    </number:number-style>
    <number:number-style style:name="N10153" number:language="zh" number:country="TW">
      <number:text>-$</number:text>
      <number:number number:decimal-places="0" number:min-decimal-places="0" number:min-integer-digits="1" number:grouping="true"/>
      <style:map style:condition="value()&gt;=0" style:apply-style-name="N10153P0"/>
    </number:number-style>
    <number:number-style style:name="N10154P0" style:volatile="true" number:language="zh" number:country="TW">
      <number:text>$</number:text>
      <number:number number:decimal-places="0" number:min-decimal-places="0" number:min-integer-digits="1" number:grouping="true"/>
    </number:number-style>
    <number:number-style style:name="N10154" number:language="zh" number:country="TW">
      <style:text-properties fo:color="#ff0000"/>
      <number:text>-$</number:text>
      <number:number number:decimal-places="0" number:min-decimal-places="0" number:min-integer-digits="1" number:grouping="true"/>
      <style:map style:condition="value()&gt;=0" style:apply-style-name="N10154P0"/>
    </number:number-style>
    <number:number-style style:name="N10156P0" style:volatile="true" number:language="zh" number:country="TW">
      <number:text>$</number:text>
      <number:number number:decimal-places="2" number:min-decimal-places="2" number:min-integer-digits="1" number:grouping="true"/>
    </number:number-style>
    <number:number-style style:name="N10156" number:language="zh" number:country="TW">
      <number:text>-$</number:text>
      <number:number number:decimal-places="2" number:min-decimal-places="2" number:min-integer-digits="1" number:grouping="true"/>
      <style:map style:condition="value()&gt;=0" style:apply-style-name="N10156P0"/>
    </number:number-style>
    <number:number-style style:name="N10157P0" style:volatile="true" number:language="zh" number:country="TW">
      <number:text>$</number:text>
      <number:number number:decimal-places="2" number:min-decimal-places="2" number:min-integer-digits="1" number:grouping="true"/>
    </number:number-style>
    <number:number-style style:name="N10157" number:language="zh" number:country="TW">
      <style:text-properties fo:color="#ff0000"/>
      <number:text>-$</number:text>
      <number:number number:decimal-places="2" number:min-decimal-places="2" number:min-integer-digits="1" number:grouping="true"/>
      <style:map style:condition="value()&gt;=0" style:apply-style-name="N10157P0"/>
    </number:number-style>
    <number:number-style style:name="N10158P0" style:volatile="true" number:language="zh" number:country="TW">
      <number:number number:decimal-places="0" number:min-decimal-places="0" number:min-integer-digits="1" number:grouping="true"/>
    </number:number-style>
    <number:number-style style:name="N10158" number:language="zh" number:country="TW">
      <number:text>-</number:text>
      <number:number number:decimal-places="0" number:min-decimal-places="0" number:min-integer-digits="1" number:grouping="true"/>
      <style:map style:condition="value()&gt;=0" style:apply-style-name="N10158P0"/>
    </number:number-style>
    <number:number-style style:name="N10159P0" style:volatile="true" number:language="zh" number:country="TW">
      <number:number number:decimal-places="0" number:min-decimal-places="0" number:min-integer-digits="1" number:grouping="true"/>
    </number:number-style>
    <number:number-style style:name="N10159" number:language="zh" number:country="TW">
      <style:text-properties fo:color="#ff0000"/>
      <number:text>-</number:text>
      <number:number number:decimal-places="0" number:min-decimal-places="0" number:min-integer-digits="1" number:grouping="true"/>
      <style:map style:condition="value()&gt;=0" style:apply-style-name="N10159P0"/>
    </number:number-style>
    <number:number-style style:name="N10160P0" style:volatile="true" number:language="zh" number:country="TW">
      <number:number number:decimal-places="2" number:min-decimal-places="2" number:min-integer-digits="1" number:grouping="true"/>
    </number:number-style>
    <number:number-style style:name="N10160" number:language="zh" number:country="TW">
      <number:text>-</number:text>
      <number:number number:decimal-places="2" number:min-decimal-places="2" number:min-integer-digits="1" number:grouping="true"/>
      <style:map style:condition="value()&gt;=0" style:apply-style-name="N10160P0"/>
    </number:number-style>
    <number:number-style style:name="N10161P0" style:volatile="true" number:language="zh" number:country="TW">
      <number:number number:decimal-places="2" number:min-decimal-places="2" number:min-integer-digits="1" number:grouping="true"/>
    </number:number-style>
    <number:number-style style:name="N10161" number:language="zh" number:country="TW">
      <style:text-properties fo:color="#ff0000"/>
      <number:text>-</number:text>
      <number:number number:decimal-places="2" number:min-decimal-places="2" number:min-integer-digits="1" number:grouping="true"/>
      <style:map style:condition="value()&gt;=0" style:apply-style-name="N10161P0"/>
    </number:number-style>
    <number:number-style style:name="N10165P0" style:volatile="true" number:language="zh" number:country="TW">
      <number:number number:decimal-places="0" number:min-decimal-places="0" number:min-integer-digits="1" number:grouping="true"/>
      <number:text> </number:text>
    </number:number-style>
    <number:number-style style:name="N10165P1" style:volatile="true" number:language="zh" number:country="TW">
      <number:text>-</number:text>
      <number:number number:decimal-places="0" number:min-decimal-places="0" number:min-integer-digits="1" number:grouping="true"/>
      <number:text> </number:text>
    </number:number-style>
    <number:number-style style:name="N10165P2" style:volatile="true" number:language="zh" number:country="TW">
      <number:text> - </number:text>
    </number:number-style>
    <number:text-style style:name="N10165" number:language="zh" number:country="TW">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zh" number:country="TW">
      <number:text> $</number:text>
      <number:number number:decimal-places="0" number:min-decimal-places="0" number:min-integer-digits="1" number:grouping="true"/>
      <number:text> </number:text>
    </number:number-style>
    <number:number-style style:name="N10169P1" style:volatile="true" number:language="zh" number:country="TW">
      <number:text>-$</number:text>
      <number:number number:decimal-places="0" number:min-decimal-places="0" number:min-integer-digits="1" number:grouping="true"/>
      <number:text> </number:text>
    </number:number-style>
    <number:number-style style:name="N10169P2" style:volatile="true" number:language="zh" number:country="TW">
      <number:text> $- </number:text>
    </number:number-style>
    <number:text-style style:name="N10169" number:language="zh" number:country="TW">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zh" number:country="TW">
      <number:number number:decimal-places="2" number:min-decimal-places="2" number:min-integer-digits="1" number:grouping="true"/>
      <number:text> </number:text>
    </number:number-style>
    <number:number-style style:name="N10173P1" style:volatile="true" number:language="zh" number:country="TW">
      <number:text>-</number:text>
      <number:number number:decimal-places="2" number:min-decimal-places="2" number:min-integer-digits="1" number:grouping="true"/>
      <number:text> </number:text>
    </number:number-style>
    <number:number-style style:name="N10173P2" style:volatile="true" number:language="zh" number:country="TW">
      <number:text>-</number:text>
      <number:number number:decimal-places="0" number:min-decimal-places="0" number:min-integer-digits="0"/>
      <number:text> </number:text>
    </number:number-style>
    <number:text-style style:name="N10173" number:language="zh" number:country="TW">
      <number:text-content/>
      <number:text> </number:text>
      <style:map style:condition="value()&gt;0" style:apply-style-name="N10173P0"/>
      <style:map style:condition="value()&lt;0" style:apply-style-name="N10173P1"/>
      <style:map style:condition="value()=0" style:apply-style-name="N10173P2"/>
    </number:text-style>
    <number:number-style style:name="N10177P0" style:volatile="true" number:language="zh" number:country="TW">
      <number:text> $</number:text>
      <number:number number:decimal-places="2" number:min-decimal-places="2" number:min-integer-digits="1" number:grouping="true"/>
      <number:text> </number:text>
    </number:number-style>
    <number:number-style style:name="N10177P1" style:volatile="true" number:language="zh" number:country="TW">
      <number:text>-$</number:text>
      <number:number number:decimal-places="2" number:min-decimal-places="2" number:min-integer-digits="1" number:grouping="true"/>
      <number:text> </number:text>
    </number:number-style>
    <number:number-style style:name="N10177P2" style:volatile="true" number:language="zh" number:country="TW">
      <number:text> $-</number:text>
      <number:number number:decimal-places="0" number:min-decimal-places="0" number:min-integer-digits="0"/>
      <number:text> </number:text>
    </number:number-style>
    <number:text-style style:name="N10177" number:language="zh" number:country="TW">
      <number:text-content/>
      <number:text> </number:text>
      <style:map style:condition="value()&gt;0" style:apply-style-name="N10177P0"/>
      <style:map style:condition="value()&lt;0" style:apply-style-name="N10177P1"/>
      <style:map style:condition="value()=0" style:apply-style-name="N10177P2"/>
    </number:text-style>
    <number:time-style style:name="N10178" number:language="zh" number:country="TW">
      <number:minutes number:style="long"/>
      <number:text>:</number:text>
      <number:seconds number:style="long"/>
    </number:time-style>
    <number:time-style style:name="N10179" number:language="zh" number:country="TW" number:truncate-on-overflow="false">
      <number:hours/>
      <number:text>:</number:text>
      <number:minutes number:style="long"/>
      <number:text>:</number:text>
      <number:seconds number:style="long"/>
    </number:time-style>
    <number:time-style style:name="N10180" number:language="zh" number:country="TW">
      <number:minutes number:style="long"/>
      <number:text>:</number:text>
      <number:seconds number:style="long" number:decimal-places="1"/>
    </number:time-style>
    <number:number-style style:name="N10181" number:language="zh" number:country="TW">
      <number:scientific-number number:decimal-places="1" number:min-decimal-places="1" number:min-integer-digits="3" number:min-exponent-digits="1" number:exponent-interval="3" number:forced-exponent-sign="true"/>
    </number:number-style>
    <number:number-style style:name="N10183P0" style:volatile="true" number:language="zh" number:country="TW">
      <number:number number:decimal-places="0" number:min-decimal-places="0" number:min-integer-digits="1" number:grouping="true"/>
      <number:text> </number:text>
    </number:number-style>
    <number:number-style style:name="N10183P1" style:volatile="true" number:language="zh" number:country="TW">
      <number:number number:decimal-places="0" number:min-decimal-places="0" number:min-integer-digits="1" number:grouping="true"/>
      <number:text> </number:text>
    </number:number-style>
    <number:number-style style:name="N10183P2" style:volatile="true" number:language="zh" number:country="TW">
      <number:text>- </number:text>
    </number:number-style>
    <number:text-style style:name="N10183" number:language="zh" number:country="TW">
      <number:text-content/>
      <number:text> </number:text>
      <style:map style:condition="value()&gt;0" style:apply-style-name="N10183P0"/>
      <style:map style:condition="value()&lt;0" style:apply-style-name="N10183P1"/>
      <style:map style:condition="value()=0" style:apply-style-name="N10183P2"/>
    </number:text-style>
    <number:number-style style:name="N10184P0" style:volatile="true" number:language="zh" number:country="TW">
      <number:number number:decimal-places="2" number:min-decimal-places="2" number:min-integer-digits="1" number:grouping="true"/>
      <number:text> </number:text>
    </number:number-style>
    <number:number-style style:name="N10184P1" style:volatile="true" number:language="zh" number:country="TW">
      <number:number number:decimal-places="2" number:min-decimal-places="2" number:min-integer-digits="1" number:grouping="true"/>
      <number:text> </number:text>
    </number:number-style>
    <number:number-style style:name="N10184P2" style:volatile="true" number:language="zh" number:country="TW">
      <number:text>-</number:text>
      <number:number number:decimal-places="0" number:min-decimal-places="0" number:min-integer-digits="0"/>
      <number:text> </number:text>
    </number:number-style>
    <number:text-style style:name="N10184" number:language="zh" number:country="TW">
      <number:text-content/>
      <number:text> </number:text>
      <style:map style:condition="value()&gt;0" style:apply-style-name="N10184P0"/>
      <style:map style:condition="value()&lt;0" style:apply-style-name="N10184P1"/>
      <style:map style:condition="value()=0" style:apply-style-name="N10184P2"/>
    </number:text-style>
    <number:currency-style style:name="N10185" number:language="zh" number:country="TW">
      <number:currency-symbol number:language="zh" number:country="TW">NT$</number:currency-symbol>
      <number:number number:decimal-places="2" number:min-decimal-places="2" number:min-integer-digits="1" number:grouping="true"/>
    </number:currency-style>
    <number:date-style style:name="N10186" number:language="zh" number:country="TW">
      <number:year number:style="long"/>
      <number:text>年</number:text>
      <number:month/>
      <number:text>月</number:text>
      <number:day/>
      <number:text>日 </number:text>
      <number:hours number:style="long"/>
      <number:text>時</number:text>
      <number:minutes number:style="long"/>
      <number:text>分</number:text>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4"/>
    <style:style style:name="一般_5f_基隆關DTR" style:display-name="一般_基隆關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Microsoft YaHei" fo:font-family="'Microsoft YaHei'" style:font-family-generic="swiss" style:font-pitch="variable" fo:font-size="10pt" fo:font-style="normal" fo:text-shadow="none" style:text-underline-style="none" fo:font-weight="normal" style:font-name-asian="Microsoft YaHei" style:font-family-asian="'Microsoft YaHei'" style:font-family-generic-asian="swiss" style:font-pitch-asian="variable" style:font-size-asian="10pt" style:font-style-asian="normal" style:font-weight-asian="normal" style:font-size-complex="10pt" style:font-style-complex="normal" style:font-weight-complex="normal"/>
    </style:style>
    <style:style style:name="一般_5f_20150331-KEE-Evans-Xanto-DTR" style:display-name="一般_20150331-KEE-Evans-Xanto-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7T15:25:32.345000000</dc:date>
    <meta:editing-duration>P9DT20H8M17S</meta:editing-duration>
    <meta:editing-cycles>1416</meta:editing-cycles>
    <meta:generator>LibreOffice/24.8.3.2$Windows_X86_64 LibreOffice_project/48a6bac9e7e268aeb4c3483fcf825c94556d9f92</meta:generator>
    <meta:document-statistic meta:table-count="13" meta:cell-count="5713" meta:object-count="5"/>
  </office:meta>
</office:document-meta>
</file>